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437in"/>
    </style:style>
    <style:style style:name="co3" style:family="table-column">
      <style:table-column-properties fo:break-before="auto" style:column-width="1.2236in"/>
    </style:style>
    <style:style style:name="co4" style:family="table-column">
      <style:table-column-properties fo:break-before="auto" style:column-width="0.3374in"/>
    </style:style>
    <style:style style:name="co5" style:family="table-column">
      <style:table-column-properties fo:break-before="auto" style:column-width="0.6374in"/>
    </style:style>
    <style:style style:name="co6" style:family="table-column">
      <style:table-column-properties fo:break-before="auto" style:column-width="0.4098in"/>
    </style:style>
    <style:style style:name="co7" style:family="table-column">
      <style:table-column-properties fo:break-before="auto" style:column-width="0.5547in"/>
    </style:style>
    <style:style style:name="co8" style:family="table-column">
      <style:table-column-properties fo:break-before="auto" style:column-width="0.4516in"/>
    </style:style>
    <style:style style:name="co9" style:family="table-column">
      <style:table-column-properties fo:break-before="auto" style:column-width="1.0319in"/>
    </style:style>
    <style:style style:name="co10" style:family="table-column">
      <style:table-column-properties fo:break-before="auto" style:column-width="1.1043in"/>
    </style:style>
    <style:style style:name="co11" style:family="table-column">
      <style:table-column-properties fo:break-before="auto" style:column-width="1.2492in"/>
    </style:style>
    <style:style style:name="co12" style:family="table-column">
      <style:table-column-properties fo:break-before="auto" style:column-width="0.9591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4827in"/>
    </style:style>
    <style:style style:name="co15" style:family="table-column">
      <style:table-column-properties fo:break-before="auto" style:column-width="1.1457in"/>
    </style:style>
    <style:style style:name="co16" style:family="table-column">
      <style:table-column-properties fo:break-before="auto" style:column-width="1.0008in"/>
    </style:style>
    <style:style style:name="co17" style:family="table-column">
      <style:table-column-properties fo:break-before="auto" style:column-width="1.0728in"/>
    </style:style>
    <style:style style:name="co18" style:family="table-column">
      <style:table-column-properties fo:break-before="auto" style:column-width="0.3063in"/>
    </style:style>
    <style:style style:name="co19" style:family="table-column">
      <style:table-column-properties fo:break-before="auto" style:column-width="0.3783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118"/>
    <style:style style:name="ce6" style:family="table-cell" style:parent-style-name="Default" style:data-style-name="N118">
      <style:text-properties fo:font-size="12pt" style:font-size-asian="12pt" style:font-size-complex="12pt"/>
    </style:style>
    <style:style style:name="ce7" style:family="table-cell" style:parent-style-name="Default" style:data-style-name="N118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ext-properties fo:font-size="12pt" style:font-size-asian="12pt" style:font-size-complex="12pt"/>
    </style:style>
    <style:style style:name="ce9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84">
      <style:text-properties fo:font-size="12pt" fo:font-weight="bold" style:font-size-asian="12pt" style:font-size-complex="12pt"/>
    </style:style>
    <style:style style:name="ce11" style:family="table-cell" style:parent-style-name="Default" style:data-style-name="N118">
      <style:text-properties fo:font-size="10pt" style:font-size-asian="10pt" style:font-size-complex="10pt"/>
    </style:style>
    <style:style style:name="ce12" style:family="table-cell" style:parent-style-name="Default" style:data-style-name="N0">
      <style:text-properties fo:font-size="10pt" style:font-size-asian="10pt" style:font-size-complex="10pt"/>
    </style:style>
    <style:style style:name="ce13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84"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start"/>
    </style:style>
    <style:style style:name="ce16" style:family="table-cell" style:parent-style-name="Default" style:data-style-name="N37"/>
    <style:style style:name="gr1" style:family="graphic">
      <style:graphic-properties draw:stroke="solid" svg:stroke-color="#000000" draw:fill="none" draw:textarea-horizontal-align="center" draw:textarea-vertical-align="middle" draw:ole-draw-aspect="1"/>
    </style:style>
    <style:style style:name="gr2" style:family="graphic">
      <style:graphic-properties draw:stroke="none" svg:stroke-color="#000000" draw:fill="none" draw:fill-color="#ffffff" fo:min-height="0.1992in"/>
    </style:style>
    <style:style style:name="gr3" style:family="graphic">
      <style:graphic-properties draw:stroke="none" svg:stroke-color="#000000" draw:fill="none" draw:fill-color="#ffffff" fo:min-height="0.2197in"/>
    </style:style>
    <style:style style:name="gr4" style:family="graphic">
      <style:graphic-properties draw:stroke="none" svg:stroke-color="#000000" draw:fill="none" draw:fill-color="#ffffff" fo:min-height="0.1988in"/>
    </style:style>
    <style:style style:name="gr5" style:family="graphic">
      <style:graphic-properties svg:stroke-color="#000000" draw:fill-color="#ffffff" draw:textarea-horizontal-align="center" draw:textarea-vertical-align="middle"/>
    </style:style>
    <style:style style:name="gr6" style:family="graphic">
      <style:graphic-properties draw:stroke="none" svg:stroke-color="#000000" draw:fill="none" draw:fill-color="#ffffff" fo:min-height="0.2929in"/>
    </style:style>
    <style:style style:name="gr7" style:family="graphic">
      <style:graphic-properties fo:border="none"/>
    </style:style>
    <style:style style:name="gr8" style:family="graphic">
      <style:graphic-properties draw:stroke="none" svg:stroke-color="#000000" draw:fill="none" draw:fill-color="#ffffff" fo:min-height="0.2717in"/>
    </style:style>
    <style:style style:name="P1" style:family="paragraph">
      <style:paragraph-properties fo:text-align="center"/>
    </style:style>
    <style:style style:name="P2" style:family="paragraph">
      <style:text-properties style:font-name="Arial" fo:font-size="11pt" style:font-size-asian="11pt" style:font-size-complex="11pt"/>
    </style:style>
    <style:style style:name="P3" style:family="paragraph">
      <style:text-properties style:font-name="Arial" fo:font-size="16pt" style:font-size-asian="16pt" style:font-size-complex="16pt"/>
    </style:style>
    <style:style style:name="P4" style:family="paragraph">
      <style:paragraph-properties fo:text-align="start"/>
      <style:text-properties style:text-line-through-style="none" fo:font-family="Arial" style:font-style-name="Regular" style:font-family-generic="swiss" fo:font-size="11pt" fo:font-style="normal" style:text-underline-style="none"/>
    </style:style>
    <style:style style:name="P5" style:family="paragraph">
      <style:paragraph-properties fo:text-align="start"/>
      <style:text-properties style:text-line-through-style="none" fo:font-family="Arial" style:font-style-name="Bold" style:font-family-generic="swiss" fo:font-size="16pt" fo:font-style="normal" style:text-underline-style="none" fo:font-weight="bold"/>
    </style:style>
    <style:style style:name="P6" style:family="paragraph">
      <style:text-properties style:font-name="Arial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text-align="start"/>
      <style:text-properties style:text-line-through-style="none" fo:font-family="Arial" style:font-style-name="Bold" style:font-family-generic="swiss" fo:font-size="15pt" fo:font-style="normal" style:text-underline-style="none" fo:font-weight="bold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Arial"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Tot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1" table:number-columns-repeated="1021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 table:formula="of:=[Aggregates.H1] / 100" office:value-type="percentage" office:value="0.145">
            <text:p>14.5%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>
            <text:p>Projected Total Seroprev:</text:p>
          </table:table-cell>
          <table:table-cell table:style-name="ce7" table:formula="of:=[Aggregates.I1] / 100" office:value-type="percentage" office:value="0.151">
            <text:p>15.1%</text:p>
          </table:table-cell>
          <table:table-cell table:number-columns-repeated="1021"/>
        </table:table-row>
        <table:table-row table:style-name="ro2">
          <table:table-cell table:style-name="ce1" table:number-columns-repeated="2"/>
          <table:table-cell table:style-name="ce6" table:formula="of:=[Aggregates.J1] / 100" office:value-type="percentage" office:value="0.248">
            <text:p>24.8%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K1]" office:value-type="float" office:value="13916">
            <text:p>13916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Projected Total Mortality:</text:p>
          </table:table-cell>
          <table:table-cell table:style-name="ce9" table:formula="of:=[Aggregates.L1]" office:value-type="float" office:value="14367">
            <text:p>14367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M1]" office:value-type="float" office:value="14400">
            <text:p>14400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As Of Date:</text:p>
          </table:table-cell>
          <table:table-cell table:style-name="ce10" table:formula="of:=MAX([ResultsData.B1:.B1000])" office:value-type="date" office:date-value="2021-01-29">
            <text:p>2021-01-29</text:p>
          </table:table-cell>
          <table:table-cell table:style-name="ce1" table:number-columns-repeated="1021"/>
        </table:table-row>
        <table:table-row table:style-name="ro2" table:number-rows-repeated="2">
          <table:table-cell table:style-name="ce2" table:number-columns-repeated="2"/>
          <table:table-cell table:style-name="ce11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>
          <table:table-cell table:style-name="ce2"/>
          <table:table-cell table:style-name="ce4"/>
          <table:table-cell table:style-name="ce13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4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3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ansmission" table:style-name="ta1" table:print="false">
        <office:forms form:automatic-focus="false" form:apply-design-mode="false">
          <form:form form:name="DoublingTime" form:apply-filter="true" form:command-type="table" form:control-implementation="ooo:com.sun.star.form.component.Form" office:target-frame="" xlink:href="" xlink:type="simple">
            <form:textarea form:name="REffBaseline" form:control-implementation="ooo:com.sun.star.form.component.TextField" xml:id="control1" form:id="control1" form:readonly="true" form:convert-empty-to-null="true" form:linked-cell="Transmission.B5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REffLowerBound" form:control-implementation="ooo:com.sun.star.form.component.TextField" xml:id="control2" form:id="control2" form:readonly="true" form:convert-empty-to-null="true" form:linked-cell="Transmission.B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 form:name="DoublingTime" form:control-implementation="ooo:com.sun.star.form.component.TextField" xml:id="control3" form:id="control3" form:readonly="true" form:convert-empty-to-null="true" form:linked-cell="Transmission.B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</form:form>
        </office:forms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>
            <draw:frame table:end-cell-address="Transmission.P35" table:end-x="0.8894in" table:end-y="0.1563in" draw:z-index="0" draw:style-name="gr1" draw:text-style-name="P1" svg:width="13.335in" svg:height="5.8575in" svg:x="0.0004in" svg:y="0.1665in">
              <draw:object draw:notify-on-update-of-ranges="ResultsData.B1:ResultsData.B1000 ResultsData.Q1:ResultsData.Q1000 ResultsData.R1:ResultsData.R1000 ResultsData.S1:ResultsData.S100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/>
          <table:table-cell table:formula="of:=IF([$Aggregates.$G1] = 1; &quot;unstable&quot;; CONCATENATE([$Aggregates.$E1]; &quot; days&quot;))" office:value-type="string" office:string-value="unstable">
            <text:p>unstable</text:p>
          </table:table-cell>
          <table:table-cell table:number-columns-repeated="10"/>
        </table:table-row>
        <table:table-row table:style-name="ro1">
          <table:table-cell/>
          <table:table-cell table:formula="of:=CONCATENATE(&quot;(&quot;; [$Aggregates.A1]; &quot; - &quot;; [$Aggregates.C1]; &quot;)&quot;)" office:value-type="string" office:string-value="(0.8 - 1.05)">
            <text:p>(0.8 - 1.05)</text:p>
          </table:table-cell>
          <table:table-cell table:number-columns-repeated="6"/>
          <table:table-cell>
            <draw:frame table:end-cell-address="Transmission.J5" table:end-x="0.5378in" table:end-y="0.0843in" draw:z-index="1" draw:style-name="gr2" draw:text-style-name="P2" svg:width="0.6256in" svg:height="0.1992in" svg:x="0.8012in" svg:y="0.063in">
              <draw:text-box>
                <text:p><text:span text:style-name="T1">Low</text:span></text:p>
              </draw:text-box>
            </draw:frame>
          </table:table-cell>
          <table:table-cell/>
          <table:table-cell>
            <draw:frame table:end-cell-address="Transmission.L5" table:end-x="0.0504in" table:end-y="0.1047in" draw:z-index="2" draw:style-name="gr3" draw:text-style-name="P2" svg:width="0.8669in" svg:height="0.2197in" svg:x="0.0724in" svg:y="0.063in">
              <draw:text-box>
                <text:p><text:span text:style-name="T1">Baseline</text:span></text:p>
              </draw:text-box>
            </draw:frame>
          </table:table-cell>
          <table:table-cell>
            <draw:frame table:end-cell-address="Transmission.M5" table:end-x="0.3402in" table:end-y="0.0839in" draw:z-index="3" draw:style-name="gr4" draw:text-style-name="P2" svg:width="0.8449in" svg:height="0.1988in" svg:x="0.3843in" svg:y="0.063in">
              <draw:text-box>
                <text:p><text:span text:style-name="T1">High</text:span></text:p>
              </draw:text-box>
            </draw:frame>
          </table:table-cell>
        </table:table-row>
        <table:table-row table:style-name="ro1">
          <table:table-cell/>
          <table:table-cell table:style-name="ce15" table:formula="of:=[$Aggregates.$B1]" office:value-type="float" office:value="0.99">
            <text:p>0.99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>
            <draw:rect table:end-cell-address="Transmission.G13" table:end-x="0.8457in" table:end-y="0.1453in" draw:z-index="6" draw:style-name="gr5" draw:text-style-name="P1" svg:width="3.2047in" svg:height="1.1193in" svg:x="0.3079in" svg:y="0.0929in">
              <text:p/>
            </draw:rect>
          </table:table-cell>
          <table:table-cell table:number-columns-repeated="8"/>
        </table:table-row>
        <table:table-row table:style-name="ro1">
          <table:table-cell table:number-columns-repeated="3"/>
          <table:table-cell>
            <draw:frame table:end-cell-address="Transmission.F10" table:end-x="0.1441in" table:end-y="0.0535in" draw:z-index="8" draw:style-name="gr6" draw:text-style-name="P3" svg:width="1.4835in" svg:height="0.2929in" svg:x="0.4386in" svg:y="0.1161in">
              <draw:text-box>
                <text:p><text:span text:style-name="T2">Current R-eff:</text:span></text:p>
              </draw:text-box>
            </draw:frame>
          </table:table-cell>
          <table:table-cell/>
          <table:table-cell>
            <draw:control table:end-cell-address="Transmission.G10" table:end-x="0.8343in" table:end-y="0.0213in" draw:z-index="4" draw:style-name="gr7" draw:text-style-name="P4" svg:width="0.9551in" svg:height="0.2091in" svg:x="0.7681in" svg:y="0.1677in" draw:control="control2"/>
            <draw:control table:end-cell-address="Transmission.F10" table:end-x="0.713in" table:end-y="0.0114in" draw:z-index="7" draw:style-name="gr7" draw:text-style-name="P5" svg:width="0.5161in" svg:height="0.2512in" svg:x="0.1969in" svg:y="0.1157in" draw:control="control1"/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>
            <draw:frame table:end-cell-address="Transmission.F12" table:end-x="0.1642in" table:end-y="0.1547in" draw:z-index="9" draw:style-name="gr8" draw:text-style-name="P6" svg:width="1.4839in" svg:height="0.2717in" svg:x="0.4583in" svg:y="0.0606in">
              <draw:text-box>
                <text:p><text:span text:style-name="T3">Doubling Time:</text:span></text:p>
              </draw:text-box>
            </draw:frame>
          </table:table-cell>
          <table:table-cell/>
          <table:table-cell>
            <draw:control table:end-cell-address="Transmission.G12" table:end-x="0.2862in" table:end-y="0.1362in" draw:z-index="5" draw:style-name="gr7" draw:text-style-name="P7" svg:width="0.9657in" svg:height="0.2823in" svg:x="0.2094in" svg:y="0.0315in" draw:control="control3"/>
          </table:table-cell>
          <table:table-cell table:number-columns-repeated="6"/>
        </table:table-row>
      </table:table>
      <table:table table:name="REff" table:style-name="ta1" table:print="false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>
            <draw:frame table:end-cell-address="REff.P35" table:end-x="0.8563in" table:end-y="0.1465in" draw:z-index="0" draw:style-name="gr1" draw:text-style-name="P1" svg:width="13.3024in" svg:height="5.8358in" svg:x="0in" svg:y="0.0004in">
              <draw:object draw:notify-on-update-of-ranges="ResultsData.B35:ResultsData.B1000 ResultsData.AA35:ResultsData.AA1000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</table:table>
      <table:table table:name="Hospitalizations" table:style-name="ta1" table:print="false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>
            <draw:frame table:end-cell-address="Hospitalizations.P35" table:end-x="0.8783in" table:end-y="0.1571in" draw:z-index="0" draw:style-name="gr1" draw:text-style-name="P1" svg:width="13.3287in" svg:height="5.839in" svg:x="0.8846in" svg:y="0.0079in">
              <draw:object draw:notify-on-update-of-ranges="ResultsData.B35:ResultsData.B1000 ResultsData.H35:ResultsData.H100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</table:table>
      <table:table table:name="TestPositivity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>
            <draw:frame table:end-cell-address="TestPositivity.P35" table:end-x="0.8673in" table:end-y="0.1571in" draw:z-index="0" draw:style-name="gr1" draw:text-style-name="P1" svg:width="13.3067in" svg:height="5.8571in" svg:x="0.0067in" svg:y="0.1677in">
              <draw:object draw:notify-on-update-of-ranges="ResultsData.B35:ResultsData.B1000 ResultsData.J35:ResultsData.J1000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</table:table>
      <table:table table:name="TestCapacity" table:style-name="ta1" table:print="false">
        <table:table-column table:style-name="co1" table:default-cell-style-name="Default"/>
        <table:table-row table:style-name="ro1">
          <table:table-cell/>
        </table:table-row>
        <table:table-row table:style-name="ro1">
          <table:table-cell>
            <draw:frame table:end-cell-address="TestCapacity.P35" table:end-x="0.8783in" table:end-y="0.1362in" draw:z-index="0" draw:style-name="gr1" draw:text-style-name="P1" svg:width="13.3287in" svg:height="5.8283in" svg:x="0.8846in" svg:y="0.1756in">
              <draw:object draw:notify-on-update-of-ranges="ResultsData.B35:ResultsData.B1000 ResultsData.I35:ResultsData.I1000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</table:table-row>
      </table:table>
      <table:table table:name="ResultsData" table:style-name="ta1" table:print="false">
        <table:table-column table:style-name="co4" table:default-cell-style-name="Default"/>
        <table:table-column table:style-name="co5" table:default-cell-style-name="ce16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column table:style-name="co6" table:number-columns-repeated="3" table:default-cell-style-name="Default"/>
        <table:table-column table:style-name="co14" table:number-columns-repeated="3" table:default-cell-style-name="Default"/>
        <table:table-column table:style-name="co15" table:number-columns-repeated="3" table:default-cell-style-name="Default"/>
        <table:table-column table:style-name="co16" table:number-columns-repeated="3" table:default-cell-style-name="Default"/>
        <table:table-column table:style-name="co12" table:number-columns-repeated="3" table:default-cell-style-name="Default"/>
        <table:table-column table:style-name="co17" table:number-columns-repeated="3" table:default-cell-style-name="Default"/>
        <table:table-row table:style-name="ro1">
          <table:table-cell office:value-type="float" office:value="-34">
            <text:p>-34</text:p>
          </table:table-cell>
          <table:table-cell office:value-type="date" office:date-value="2020-03-12">
            <text:p>03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417">
            <text:p>1417</text:p>
          </table:table-cell>
          <table:table-cell office:value-type="float" office:value="1889">
            <text:p>1889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3">
            <text:p>-33</text:p>
          </table:table-cell>
          <table:table-cell office:value-type="date" office:date-value="2020-03-13">
            <text:p>03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562">
            <text:p>1562</text:p>
          </table:table-cell>
          <table:table-cell office:value-type="float" office:value="2083">
            <text:p>208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2">
            <text:p>-32</text:p>
          </table:table-cell>
          <table:table-cell office:value-type="date" office:date-value="2020-03-14">
            <text:p>03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1">
            <text:p>-31</text:p>
          </table:table-cell>
          <table:table-cell office:value-type="date" office:date-value="2020-03-15">
            <text:p>03/1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00">
            <text:p>130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0">
            <text:p>-30</text:p>
          </table:table-cell>
          <table:table-cell office:value-type="date" office:date-value="2020-03-16">
            <text:p>03/1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775">
            <text:p>17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9">
            <text:p>-29</text:p>
          </table:table-cell>
          <table:table-cell office:value-type="date" office:date-value="2020-03-17">
            <text:p>03/1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725">
            <text:p>172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8">
            <text:p>-28</text:p>
          </table:table-cell>
          <table:table-cell office:value-type="date" office:date-value="2020-03-18">
            <text:p>03/1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7">
            <text:p>-27</text:p>
          </table:table-cell>
          <table:table-cell office:value-type="date" office:date-value="2020-03-19">
            <text:p>03/1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20">
            <text:p>122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6">
            <text:p>-26</text:p>
          </table:table-cell>
          <table:table-cell office:value-type="date" office:date-value="2020-03-20">
            <text:p>03/2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5">
            <text:p>-25</text:p>
          </table:table-cell>
          <table:table-cell office:value-type="date" office:date-value="2020-03-21">
            <text:p>03/2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80">
            <text:p>1180</text:p>
          </table:table-cell>
          <table:table-cell office:value-type="float" office:value="1562">
            <text:p>1562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4">
            <text:p>-24</text:p>
          </table:table-cell>
          <table:table-cell office:value-type="date" office:date-value="2020-03-22">
            <text:p>03/2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00">
            <text:p>110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3">
            <text:p>-23</text:p>
          </table:table-cell>
          <table:table-cell office:value-type="date" office:date-value="2020-03-23">
            <text:p>03/2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525">
            <text:p>15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2">
            <text:p>-22</text:p>
          </table:table-cell>
          <table:table-cell office:value-type="date" office:date-value="2020-03-24">
            <text:p>03/2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1">
            <text:p>-21</text:p>
          </table:table-cell>
          <table:table-cell office:value-type="date" office:date-value="2020-03-25">
            <text:p>03/2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475">
            <text:p>147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0">
            <text:p>-20</text:p>
          </table:table-cell>
          <table:table-cell office:value-type="date" office:date-value="2020-03-26">
            <text:p>03/2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375">
            <text:p>13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9">
            <text:p>-19</text:p>
          </table:table-cell>
          <table:table-cell office:value-type="date" office:date-value="2020-03-27">
            <text:p>03/2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375">
            <text:p>1375</text:p>
          </table:table-cell>
          <table:table-cell office:value-type="float" office:value="2033">
            <text:p>20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8">
            <text:p>-18</text:p>
          </table:table-cell>
          <table:table-cell office:value-type="date" office:date-value="2020-03-28">
            <text:p>03/2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80">
            <text:p>980</text:p>
          </table:table-cell>
          <table:table-cell office:value-type="float" office:value="1260">
            <text:p>1260</text:p>
          </table:table-cell>
          <table:table-cell office:value-type="float" office:value="2100">
            <text:p>21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7">
            <text:p>-17</text:p>
          </table:table-cell>
          <table:table-cell office:value-type="date" office:date-value="2020-03-29">
            <text:p>03/2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967">
            <text:p>19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6">
            <text:p>-16</text:p>
          </table:table-cell>
          <table:table-cell office:value-type="date" office:date-value="2020-03-30">
            <text:p>03/3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5">
            <text:p>-15</text:p>
          </table:table-cell>
          <table:table-cell office:value-type="date" office:date-value="2020-03-31">
            <text:p>03/3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300">
            <text:p>130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4">
            <text:p>-14</text:p>
          </table:table-cell>
          <table:table-cell office:value-type="date" office:date-value="2020-04-01">
            <text:p>04/0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25">
            <text:p>1225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3">
            <text:p>-13</text:p>
          </table:table-cell>
          <table:table-cell office:value-type="date" office:date-value="2020-04-02">
            <text:p>04/0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2">
            <text:p>-12</text:p>
          </table:table-cell>
          <table:table-cell office:value-type="date" office:date-value="2020-04-03">
            <text:p>04/0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1">
            <text:p>-11</text:p>
          </table:table-cell>
          <table:table-cell office:value-type="date" office:date-value="2020-04-04">
            <text:p>04/0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50">
            <text:p>125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0">
            <text:p>-10</text:p>
          </table:table-cell>
          <table:table-cell office:value-type="date" office:date-value="2020-04-05">
            <text:p>04/0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00">
            <text:p>1200</text:p>
          </table:table-cell>
          <table:table-cell office:value-type="float" office:value="1633">
            <text:p>16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9">
            <text:p>-9</text:p>
          </table:table-cell>
          <table:table-cell office:value-type="date" office:date-value="2020-04-06">
            <text:p>04/0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840">
            <text:p>84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8">
            <text:p>-8</text:p>
          </table:table-cell>
          <table:table-cell office:value-type="date" office:date-value="2020-04-07">
            <text:p>04/0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760">
            <text:p>760</text:p>
          </table:table-cell>
          <table:table-cell office:value-type="float" office:value="1267">
            <text:p>1267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7">
            <text:p>-7</text:p>
          </table:table-cell>
          <table:table-cell office:value-type="date" office:date-value="2020-04-08">
            <text:p>04/0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33">
            <text:p>1033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6">
            <text:p>-6</text:p>
          </table:table-cell>
          <table:table-cell office:value-type="date" office:date-value="2020-04-09">
            <text:p>04/0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7">
            <text:p>967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5">
            <text:p>-5</text:p>
          </table:table-cell>
          <table:table-cell office:value-type="date" office:date-value="2020-04-10">
            <text:p>04/1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1040">
            <text:p>1040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4">
            <text:p>-4</text:p>
          </table:table-cell>
          <table:table-cell office:value-type="date" office:date-value="2020-04-11">
            <text:p>04/1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20">
            <text:p>520</text:p>
          </table:table-cell>
          <table:table-cell office:value-type="float" office:value="950">
            <text:p>950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">
            <text:p>-3</text:p>
          </table:table-cell>
          <table:table-cell office:value-type="date" office:date-value="2020-04-12">
            <text:p>04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00">
            <text:p>1000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">
            <text:p>-2</text:p>
          </table:table-cell>
          <table:table-cell office:value-type="date" office:date-value="2020-04-13">
            <text:p>04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0">
            <text:p>960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date" office:date-value="2020-04-14">
            <text:p>04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840">
            <text:p>840</text:p>
          </table:table-cell>
          <table:table-cell office:value-type="float" office:value="1400">
            <text:p>14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date" office:date-value="2020-04-15">
            <text:p>04/15/20</text:p>
          </table:table-cell>
          <table:table-cell office:value-type="float" office:value="12">
            <text:p>12</text:p>
          </table:table-cell>
          <table:table-cell office:value-type="float" office:value="729">
            <text:p>729</text:p>
          </table:table-cell>
          <table:table-cell office:value-type="float" office:value="1501">
            <text:p>1501</text:p>
          </table:table-cell>
          <table:table-cell office:value-type="float" office:value="4.46">
            <text:p>4.46</text:p>
          </table:table-cell>
          <table:table-cell office:value-type="float" office:value="11.3333333333333">
            <text:p>11.3333333333</text:p>
          </table:table-cell>
          <table:table-cell office:value-type="float" office:value="801.666666666667">
            <text:p>801.6666666667</text:p>
          </table:table-cell>
          <table:table-cell office:value-type="float" office:value="1921.66666666667">
            <text:p>1921.6666666667</text:p>
          </table:table-cell>
          <table:table-cell office:value-type="float" office:value="4.77333333333333">
            <text:p>4.7733333333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55">
            <text:p>455</text:p>
          </table:table-cell>
          <table:table-cell office:value-type="float" office:value="744">
            <text:p>744</text:p>
          </table:table-cell>
          <table:table-cell office:value-type="float" office:value="1270">
            <text:p>1270</text:p>
          </table:table-cell>
          <table:table-cell office:value-type="float" office:value="-19.25">
            <text:p>-19.25</text:p>
          </table:table-cell>
          <table:table-cell office:value-type="float" office:value="-49">
            <text:p>-49</text:p>
          </table:table-cell>
          <table:table-cell office:value-type="float" office:value="-117">
            <text:p>-117</text:p>
          </table:table-cell>
          <table:table-cell office:value-type="float" office:value="-0.0423076923076923">
            <text:p>-0.0423076923</text:p>
          </table:table-cell>
          <table:table-cell office:value-type="float" office:value="-0.0658602150537634">
            <text:p>-0.0658602151</text:p>
          </table:table-cell>
          <table:table-cell office:value-type="float" office:value="-0.0921259842519685">
            <text:p>-0.0921259843</text:p>
          </table:table-cell>
          <table:table-cell office:value-type="float" office:value="0.855431360946746">
            <text:p>0.8554313609</text:p>
          </table:table-cell>
          <table:table-cell office:value-type="float" office:value="0.777990880448607">
            <text:p>0.7779908804</text:p>
          </table:table-cell>
          <table:table-cell office:value-type="float" office:value="0.694193961187922">
            <text:p>0.6941939612</text:p>
          </table:table-cell>
          <table:table-cell office:value-type="float" office:value="-16.0344083110986">
            <text:p>-16.0344083111</text:p>
          </table:table-cell>
          <table:table-cell office:value-type="float" office:value="-10.174011873681">
            <text:p>-10.1740118737</text:p>
          </table:table-cell>
          <table:table-cell office:value-type="float" office:value="-7.17174986870228">
            <text:p>-7.171749868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date" office:date-value="2020-04-16">
            <text:p>04/16/20</text:p>
          </table:table-cell>
          <table:table-cell office:value-type="float" office:value="8">
            <text:p>8</text:p>
          </table:table-cell>
          <table:table-cell office:value-type="float" office:value="847">
            <text:p>847</text:p>
          </table:table-cell>
          <table:table-cell office:value-type="float" office:value="1163">
            <text:p>1163</text:p>
          </table:table-cell>
          <table:table-cell office:value-type="float" office:value="6.28">
            <text:p>6.28</text:p>
          </table:table-cell>
          <table:table-cell office:value-type="float" office:value="12.5">
            <text:p>12.5</text:p>
          </table:table-cell>
          <table:table-cell office:value-type="float" office:value="788.25">
            <text:p>788.25</text:p>
          </table:table-cell>
          <table:table-cell office:value-type="float" office:value="2019">
            <text:p>2019</text:p>
          </table:table-cell>
          <table:table-cell office:value-type="float" office:value="4.3475">
            <text:p>4.3475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72">
            <text:p>472</text:p>
          </table:table-cell>
          <table:table-cell office:value-type="float" office:value="762">
            <text:p>762</text:p>
          </table:table-cell>
          <table:table-cell office:value-type="float" office:value="1105">
            <text:p>1105</text:p>
          </table:table-cell>
          <table:table-cell office:value-type="float" office:value="5.8">
            <text:p>5.8</text:p>
          </table:table-cell>
          <table:table-cell office:value-type="float" office:value="19.8">
            <text:p>19.8</text:p>
          </table:table-cell>
          <table:table-cell office:value-type="float" office:value="-11.2">
            <text:p>-11.2</text:p>
          </table:table-cell>
          <table:table-cell office:value-type="float" office:value="0.0122881355932203">
            <text:p>0.0122881356</text:p>
          </table:table-cell>
          <table:table-cell office:value-type="float" office:value="0.0259842519685039">
            <text:p>0.025984252</text:p>
          </table:table-cell>
          <table:table-cell office:value-type="float" office:value="-0.0101357466063348">
            <text:p>-0.0101357466</text:p>
          </table:table-cell>
          <table:table-cell office:value-type="float" office:value="1.04330443119793">
            <text:p>1.0433044312</text:p>
          </table:table-cell>
          <table:table-cell office:value-type="float" office:value="1.09226823733647">
            <text:p>1.0922682373</text:p>
          </table:table-cell>
          <table:table-cell office:value-type="float" office:value="0.964726244261993">
            <text:p>0.9647262443</text:p>
          </table:table-cell>
          <table:table-cell office:value-type="float" office:value="0">
            <text:p>0</text:p>
          </table:table-cell>
          <table:table-cell office:value-type="float" office:value="27.0207560874867">
            <text:p>27.02075608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date" office:date-value="2020-04-17">
            <text:p>04/17/20</text:p>
          </table:table-cell>
          <table:table-cell office:value-type="float" office:value="14">
            <text:p>14</text:p>
          </table:table-cell>
          <table:table-cell office:value-type="float" office:value="829">
            <text:p>829</text:p>
          </table:table-cell>
          <table:table-cell office:value-type="float" office:value="3101">
            <text:p>3101</text:p>
          </table:table-cell>
          <table:table-cell office:value-type="float" office:value="3.58">
            <text:p>3.58</text:p>
          </table:table-cell>
          <table:table-cell office:value-type="float" office:value="13.4">
            <text:p>13.4</text:p>
          </table:table-cell>
          <table:table-cell office:value-type="float" office:value="792.8">
            <text:p>792.8</text:p>
          </table:table-cell>
          <table:table-cell office:value-type="float" office:value="2105.6">
            <text:p>2105.6</text:p>
          </table:table-cell>
          <table:table-cell office:value-type="float" office:value="4.146">
            <text:p>4.1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2">
            <text:p>62</text:p>
          </table:table-cell>
          <table:table-cell office:value-type="float" office:value="395">
            <text:p>395</text:p>
          </table:table-cell>
          <table:table-cell office:value-type="float" office:value="700">
            <text:p>700</text:p>
          </table:table-cell>
          <table:table-cell office:value-type="float" office:value="1051">
            <text:p>1051</text:p>
          </table:table-cell>
          <table:table-cell office:value-type="float" office:value="18.3333333333333">
            <text:p>18.3333333333</text:p>
          </table:table-cell>
          <table:table-cell office:value-type="float" office:value="-18.6666666666667">
            <text:p>-18.6666666667</text:p>
          </table:table-cell>
          <table:table-cell office:value-type="float" office:value="-46">
            <text:p>-46</text:p>
          </table:table-cell>
          <table:table-cell office:value-type="float" office:value="0.0464135021097046">
            <text:p>0.0464135021</text:p>
          </table:table-cell>
          <table:table-cell office:value-type="float" office:value="-0.0266666666666667">
            <text:p>-0.0266666667</text:p>
          </table:table-cell>
          <table:table-cell office:value-type="float" office:value="-0.043767840152236">
            <text:p>-0.0437678402</text:p>
          </table:table-cell>
          <table:table-cell office:value-type="float" office:value="1.16666951521302">
            <text:p>1.1666695152</text:p>
          </table:table-cell>
          <table:table-cell office:value-type="float" office:value="0.908060444444444">
            <text:p>0.9080604444</text:p>
          </table:table-cell>
          <table:table-cell office:value-type="float" office:value="0.850567182177094">
            <text:p>0.8505671822</text:p>
          </table:table-cell>
          <table:table-cell office:value-type="float" office:value="15.2781241588512">
            <text:p>15.2781241589</text:p>
          </table:table-cell>
          <table:table-cell office:value-type="float" office:value="-25.6448844623887">
            <text:p>-25.6448844624</text:p>
          </table:table-cell>
          <table:table-cell office:value-type="float" office:value="-15.4877476059112">
            <text:p>-15.487747605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date" office:date-value="2020-04-18">
            <text:p>04/18/20</text:p>
          </table:table-cell>
          <table:table-cell office:value-type="float" office:value="16">
            <text:p>16</text:p>
          </table:table-cell>
          <table:table-cell office:value-type="float" office:value="748">
            <text:p>748</text:p>
          </table:table-cell>
          <table:table-cell office:value-type="float" office:value="2311">
            <text:p>2311</text:p>
          </table:table-cell>
          <table:table-cell office:value-type="float" office:value="3.07">
            <text:p>3.07</text:p>
          </table:table-cell>
          <table:table-cell office:value-type="float" office:value="13">
            <text:p>13</text:p>
          </table:table-cell>
          <table:table-cell office:value-type="float" office:value="815.4">
            <text:p>815.4</text:p>
          </table:table-cell>
          <table:table-cell office:value-type="float" office:value="2146.2">
            <text:p>2146.2</text:p>
          </table:table-cell>
          <table:table-cell office:value-type="float" office:value="4.052">
            <text:p>4.05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05">
            <text:p>105</text:p>
          </table:table-cell>
          <table:table-cell office:value-type="float" office:value="81">
            <text:p>81</text:p>
          </table:table-cell>
          <table:table-cell office:value-type="float" office:value="358">
            <text:p>358</text:p>
          </table:table-cell>
          <table:table-cell office:value-type="float" office:value="640">
            <text:p>640</text:p>
          </table:table-cell>
          <table:table-cell office:value-type="float" office:value="912">
            <text:p>912</text:p>
          </table:table-cell>
          <table:table-cell office:value-type="float" office:value="5">
            <text:p>5</text:p>
          </table:table-cell>
          <table:table-cell office:value-type="float" office:value="-37.8571428571429">
            <text:p>-37.8571428571</text:p>
          </table:table-cell>
          <table:table-cell office:value-type="float" office:value="-41.7142857142857">
            <text:p>-41.7142857143</text:p>
          </table:table-cell>
          <table:table-cell office:value-type="float" office:value="0.0139664804469274">
            <text:p>0.0139664804</text:p>
          </table:table-cell>
          <table:table-cell office:value-type="float" office:value="-0.0591517857142857">
            <text:p>-0.0591517857</text:p>
          </table:table-cell>
          <table:table-cell office:value-type="float" office:value="-0.0457393483709273">
            <text:p>-0.0457393484</text:p>
          </table:table-cell>
          <table:table-cell office:value-type="float" office:value="1.04926500421335">
            <text:p>1.0492650042</text:p>
          </table:table-cell>
          <table:table-cell office:value-type="float" office:value="0.79982666015625">
            <text:p>0.7998266602</text:p>
          </table:table-cell>
          <table:table-cell office:value-type="float" office:value="0.844012773160973">
            <text:p>0.8440127732</text:p>
          </table:table-cell>
          <table:table-cell office:value-type="float" office:value="0">
            <text:p>0</text:p>
          </table:table-cell>
          <table:table-cell office:value-type="float" office:value="-11.3680154891342">
            <text:p>-11.3680154891</text:p>
          </table:table-cell>
          <table:table-cell office:value-type="float" office:value="-14.8050084739802">
            <text:p>-14.80500847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date" office:date-value="2020-04-19">
            <text:p>04/19/20</text:p>
          </table:table-cell>
          <table:table-cell office:value-type="float" office:value="17">
            <text:p>17</text:p>
          </table:table-cell>
          <table:table-cell office:value-type="float" office:value="811">
            <text:p>811</text:p>
          </table:table-cell>
          <table:table-cell office:value-type="float" office:value="2452">
            <text:p>2452</text:p>
          </table:table-cell>
          <table:table-cell office:value-type="float" office:value="3.34">
            <text:p>3.34</text:p>
          </table:table-cell>
          <table:table-cell office:value-type="float" office:value="14.2">
            <text:p>14.2</text:p>
          </table:table-cell>
          <table:table-cell office:value-type="float" office:value="811">
            <text:p>811</text:p>
          </table:table-cell>
          <table:table-cell office:value-type="float" office:value="2312.6">
            <text:p>2312.6</text:p>
          </table:table-cell>
          <table:table-cell office:value-type="float" office:value="3.938">
            <text:p>3.9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4">
            <text:p>54</text:p>
          </table:table-cell>
          <table:table-cell office:value-type="float" office:value="378">
            <text:p>378</text:p>
          </table:table-cell>
          <table:table-cell office:value-type="float" office:value="637">
            <text:p>637</text:p>
          </table:table-cell>
          <table:table-cell office:value-type="float" office:value="917">
            <text:p>917</text:p>
          </table:table-cell>
          <table:table-cell office:value-type="float" office:value="7.375">
            <text:p>7.375</text:p>
          </table:table-cell>
          <table:table-cell office:value-type="float" office:value="13">
            <text:p>13</text:p>
          </table:table-cell>
          <table:table-cell office:value-type="float" office:value="-59.75">
            <text:p>-59.75</text:p>
          </table:table-cell>
          <table:table-cell office:value-type="float" office:value="0.019510582010582">
            <text:p>0.019510582</text:p>
          </table:table-cell>
          <table:table-cell office:value-type="float" office:value="0.0204081632653061">
            <text:p>0.0204081633</text:p>
          </table:table-cell>
          <table:table-cell office:value-type="float" office:value="-0.0651581243184297">
            <text:p>-0.0651581243</text:p>
          </table:table-cell>
          <table:table-cell office:value-type="float" office:value="1.0690331361454">
            <text:p>1.0690331361</text:p>
          </table:table-cell>
          <table:table-cell office:value-type="float" office:value="1.07224489795918">
            <text:p>1.072244898</text:p>
          </table:table-cell>
          <table:table-cell office:value-type="float" office:value="0.7802679039683">
            <text:p>0.780267904</text:p>
          </table:table-cell>
          <table:table-cell office:value-type="float" office:value="0">
            <text:p>0</text:p>
          </table:table-cell>
          <table:table-cell office:value-type="float" office:value="34.3096184915206">
            <text:p>34.3096184915</text:p>
          </table:table-cell>
          <table:table-cell office:value-type="float" office:value="-10.2874588984251">
            <text:p>-10.287458898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date" office:date-value="2020-04-20">
            <text:p>04/20/20</text:p>
          </table:table-cell>
          <table:table-cell office:value-type="float" office:value="10">
            <text:p>10</text:p>
          </table:table-cell>
          <table:table-cell office:value-type="float" office:value="842">
            <text:p>842</text:p>
          </table:table-cell>
          <table:table-cell office:value-type="float" office:value="1704">
            <text:p>1704</text:p>
          </table:table-cell>
          <table:table-cell office:value-type="float" office:value="3.99">
            <text:p>3.99</text:p>
          </table:table-cell>
          <table:table-cell office:value-type="float" office:value="13.8">
            <text:p>13.8</text:p>
          </table:table-cell>
          <table:table-cell office:value-type="float" office:value="815.2">
            <text:p>815.2</text:p>
          </table:table-cell>
          <table:table-cell office:value-type="float" office:value="2222.4">
            <text:p>2222.4</text:p>
          </table:table-cell>
          <table:table-cell office:value-type="float" office:value="3.75">
            <text:p>3.75</text:p>
          </table:table-cell>
          <table:table-cell table:number-columns-repeated="3"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20">
            <text:p>120</text:p>
          </table:table-cell>
          <table:table-cell office:value-type="float" office:value="62">
            <text:p>62</text:p>
          </table:table-cell>
          <table:table-cell office:value-type="float" office:value="472">
            <text:p>472</text:p>
          </table:table-cell>
          <table:table-cell office:value-type="float" office:value="720">
            <text:p>720</text:p>
          </table:table-cell>
          <table:table-cell office:value-type="float" office:value="1112">
            <text:p>1112</text:p>
          </table:table-cell>
          <table:table-cell office:value-type="float" office:value="-23.5">
            <text:p>-23.5</text:p>
          </table:table-cell>
          <table:table-cell office:value-type="float" office:value="-10.375">
            <text:p>-10.375</text:p>
          </table:table-cell>
          <table:table-cell office:value-type="float" office:value="-38.5">
            <text:p>-38.5</text:p>
          </table:table-cell>
          <table:table-cell office:value-type="float" office:value="-0.0497881355932203">
            <text:p>-0.0497881356</text:p>
          </table:table-cell>
          <table:table-cell office:value-type="float" office:value="-0.0144097222222222">
            <text:p>-0.0144097222</text:p>
          </table:table-cell>
          <table:table-cell office:value-type="float" office:value="-0.0346223021582734">
            <text:p>-0.0346223022</text:p>
          </table:table-cell>
          <table:table-cell office:value-type="float" office:value="0.830600087977593">
            <text:p>0.830600088</text:p>
          </table:table-cell>
          <table:table-cell office:value-type="float" office:value="0.949972946807485">
            <text:p>0.9499729468</text:p>
          </table:table-cell>
          <table:table-cell office:value-type="float" office:value="0.881171401907251">
            <text:p>0.8811714019</text:p>
          </table:table-cell>
          <table:table-cell office:value-type="float" office:value="-13.5724114621122">
            <text:p>-13.5724114621</text:p>
          </table:table-cell>
          <table:table-cell office:value-type="float" office:value="0">
            <text:p>0</text:p>
          </table:table-cell>
          <table:table-cell office:value-type="float" office:value="-19.6716421822111">
            <text:p>-19.671642182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date" office:date-value="2020-04-21">
            <text:p>04/21/20</text:p>
          </table:table-cell>
          <table:table-cell office:value-type="float" office:value="14">
            <text:p>14</text:p>
          </table:table-cell>
          <table:table-cell office:value-type="float" office:value="825">
            <text:p>825</text:p>
          </table:table-cell>
          <table:table-cell office:value-type="float" office:value="1995">
            <text:p>1995</text:p>
          </table:table-cell>
          <table:table-cell office:value-type="float" office:value="5.71">
            <text:p>5.71</text:p>
          </table:table-cell>
          <table:table-cell office:value-type="float" office:value="13.4">
            <text:p>13.4</text:p>
          </table:table-cell>
          <table:table-cell office:value-type="float" office:value="841">
            <text:p>841</text:p>
          </table:table-cell>
          <table:table-cell office:value-type="float" office:value="2297.8">
            <text:p>2297.8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86">
            <text:p>86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395">
            <text:p>395</text:p>
          </table:table-cell>
          <table:table-cell office:value-type="float" office:value="669">
            <text:p>669</text:p>
          </table:table-cell>
          <table:table-cell office:value-type="float" office:value="1042">
            <text:p>1042</text:p>
          </table:table-cell>
          <table:table-cell office:value-type="float" office:value="-7.125">
            <text:p>-7.125</text:p>
          </table:table-cell>
          <table:table-cell office:value-type="float" office:value="-13.5">
            <text:p>-13.5</text:p>
          </table:table-cell>
          <table:table-cell office:value-type="float" office:value="-24.75">
            <text:p>-24.75</text:p>
          </table:table-cell>
          <table:table-cell office:value-type="float" office:value="-0.0180379746835443">
            <text:p>-0.0180379747</text:p>
          </table:table-cell>
          <table:table-cell office:value-type="float" office:value="-0.0201793721973094">
            <text:p>-0.0201793722</text:p>
          </table:table-cell>
          <table:table-cell office:value-type="float" office:value="-0.0237523992322457">
            <text:p>-0.0237523992</text:p>
          </table:table-cell>
          <table:table-cell office:value-type="float" office:value="0.937504810927736">
            <text:p>0.9375048109</text:p>
          </table:table-cell>
          <table:table-cell office:value-type="float" office:value="0.930170323151481">
            <text:p>0.9301703232</text:p>
          </table:table-cell>
          <table:table-cell office:value-type="float" office:value="0.917972388566945">
            <text:p>0.9179723886</text:p>
          </table:table-cell>
          <table:table-cell office:value-type="float" office:value="0">
            <text:p>0</text:p>
          </table:table-cell>
          <table:table-cell office:value-type="float" office:value="-34.0015425047964">
            <text:p>-34.0015425048</text:p>
          </table:table-cell>
          <table:table-cell office:value-type="float" office:value="-28.8342343241982">
            <text:p>-28.834234324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date" office:date-value="2020-04-22">
            <text:p>04/22/20</text:p>
          </table:table-cell>
          <table:table-cell office:value-type="float" office:value="12">
            <text:p>12</text:p>
          </table:table-cell>
          <table:table-cell office:value-type="float" office:value="850">
            <text:p>850</text:p>
          </table:table-cell>
          <table:table-cell office:value-type="float" office:value="2650">
            <text:p>2650</text:p>
          </table:table-cell>
          <table:table-cell office:value-type="float" office:value="2.64">
            <text:p>2.64</text:p>
          </table:table-cell>
          <table:table-cell office:value-type="float" office:value="12.2">
            <text:p>12.2</text:p>
          </table:table-cell>
          <table:table-cell office:value-type="float" office:value="858.6">
            <text:p>858.6</text:p>
          </table:table-cell>
          <table:table-cell office:value-type="float" office:value="2379.6">
            <text:p>2379.6</text:p>
          </table:table-cell>
          <table:table-cell office:value-type="float" office:value="4.024">
            <text:p>4.024</text:p>
          </table:table-cell>
          <table:table-cell table:number-columns-repeated="3" office:value-type="float" office:value="2">
            <text:p>2</text:p>
          </table:table-cell>
          <table:table-cell office:value-type="float" office:value="79">
            <text:p>79</text:p>
          </table:table-cell>
          <table:table-cell table:number-columns-repeated="2" office:value-type="float" office:value="104">
            <text:p>104</text:p>
          </table:table-cell>
          <table:table-cell office:value-type="float" office:value="344">
            <text:p>344</text:p>
          </table:table-cell>
          <table:table-cell office:value-type="float" office:value="614">
            <text:p>614</text:p>
          </table:table-cell>
          <table:table-cell office:value-type="float" office:value="901">
            <text:p>901</text:p>
          </table:table-cell>
          <table:table-cell office:value-type="float" office:value="10.75">
            <text:p>10.75</text:p>
          </table:table-cell>
          <table:table-cell office:value-type="float" office:value="6">
            <text:p>6</text:p>
          </table:table-cell>
          <table:table-cell office:value-type="float" office:value="-25">
            <text:p>-25</text:p>
          </table:table-cell>
          <table:table-cell office:value-type="float" office:value="0.03125">
            <text:p>0.03125</text:p>
          </table:table-cell>
          <table:table-cell office:value-type="float" office:value="0.00977198697068404">
            <text:p>0.009771987</text:p>
          </table:table-cell>
          <table:table-cell office:value-type="float" office:value="-0.0277469478357381">
            <text:p>-0.0277469478</text:p>
          </table:table-cell>
          <table:table-cell office:value-type="float" office:value="1.1112890625">
            <text:p>1.1112890625</text:p>
          </table:table-cell>
          <table:table-cell office:value-type="float" office:value="1.03438911818693">
            <text:p>1.0343891182</text:p>
          </table:table-cell>
          <table:table-cell office:value-type="float" office:value="0.904394673078747">
            <text:p>0.9043946731</text:p>
          </table:table-cell>
          <table:table-cell office:value-type="float" office:value="22.5255059555446">
            <text:p>22.5255059555</text:p>
          </table:table-cell>
          <table:table-cell office:value-type="float" office:value="0">
            <text:p>0</text:p>
          </table:table-cell>
          <table:table-cell office:value-type="float" office:value="-24.6328254365465">
            <text:p>-24.632825436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date" office:date-value="2020-04-23">
            <text:p>04/23/20</text:p>
          </table:table-cell>
          <table:table-cell office:value-type="float" office:value="14">
            <text:p>14</text:p>
          </table:table-cell>
          <table:table-cell office:value-type="float" office:value="877">
            <text:p>877</text:p>
          </table:table-cell>
          <table:table-cell office:value-type="float" office:value="2688">
            <text:p>2688</text:p>
          </table:table-cell>
          <table:table-cell office:value-type="float" office:value="4.32">
            <text:p>4.32</text:p>
          </table:table-cell>
          <table:table-cell office:value-type="float" office:value="12.6">
            <text:p>12.6</text:p>
          </table:table-cell>
          <table:table-cell office:value-type="float" office:value="875.6">
            <text:p>875.6</text:p>
          </table:table-cell>
          <table:table-cell office:value-type="float" office:value="2548.8">
            <text:p>2548.8</text:p>
          </table:table-cell>
          <table:table-cell office:value-type="float" office:value="3.696">
            <text:p>3.696</text:p>
          </table:table-cell>
          <table:table-cell table:number-columns-repeated="3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2" office:value-type="float" office:value="105">
            <text:p>105</text:p>
          </table:table-cell>
          <table:table-cell office:value-type="float" office:value="363">
            <text:p>363</text:p>
          </table:table-cell>
          <table:table-cell office:value-type="float" office:value="648">
            <text:p>648</text:p>
          </table:table-cell>
          <table:table-cell office:value-type="float" office:value="945">
            <text:p>945</text:p>
          </table:table-cell>
          <table:table-cell office:value-type="float" office:value="17.375">
            <text:p>17.375</text:p>
          </table:table-cell>
          <table:table-cell office:value-type="float" office:value="22.125">
            <text:p>22.125</text:p>
          </table:table-cell>
          <table:table-cell office:value-type="float" office:value="11.5">
            <text:p>11.5</text:p>
          </table:table-cell>
          <table:table-cell office:value-type="float" office:value="0.0478650137741047">
            <text:p>0.0478650138</text:p>
          </table:table-cell>
          <table:table-cell office:value-type="float" office:value="0.0341435185185185">
            <text:p>0.0341435185</text:p>
          </table:table-cell>
          <table:table-cell office:value-type="float" office:value="0.0121693121693122">
            <text:p>0.0121693122</text:p>
          </table:table-cell>
          <table:table-cell office:value-type="float" office:value="1.17201802491481">
            <text:p>1.1720180249</text:p>
          </table:table-cell>
          <table:table-cell office:value-type="float" office:value="1.12178724333419">
            <text:p>1.1217872433</text:p>
          </table:table-cell>
          <table:table-cell office:value-type="float" office:value="1.04288285322359">
            <text:p>1.0428828532</text:p>
          </table:table-cell>
          <table:table-cell office:value-type="float" office:value="14.8251637633268">
            <text:p>14.8251637633</text:p>
          </table:table-cell>
          <table:table-cell office:value-type="float" office:value="20.6456229518032">
            <text:p>20.64562295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date" office:date-value="2020-04-24">
            <text:p>04/24/20</text:p>
          </table:table-cell>
          <table:table-cell office:value-type="float" office:value="11">
            <text:p>11</text:p>
          </table:table-cell>
          <table:table-cell office:value-type="float" office:value="899">
            <text:p>899</text:p>
          </table:table-cell>
          <table:table-cell office:value-type="float" office:value="2861">
            <text:p>2861</text:p>
          </table:table-cell>
          <table:table-cell office:value-type="float" office:value="3.46">
            <text:p>3.46</text:p>
          </table:table-cell>
          <table:table-cell office:value-type="float" office:value="11.8">
            <text:p>11.8</text:p>
          </table:table-cell>
          <table:table-cell office:value-type="float" office:value="896.8">
            <text:p>896.8</text:p>
          </table:table-cell>
          <table:table-cell office:value-type="float" office:value="2690.6">
            <text:p>2690.6</text:p>
          </table:table-cell>
          <table:table-cell office:value-type="float" office:value="2.976">
            <text:p>2.976</text:p>
          </table:table-cell>
          <table:table-cell table:number-columns-repeated="3"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float" office:value="158">
            <text:p>158</text:p>
          </table:table-cell>
          <table:table-cell office:value-type="float" office:value="85">
            <text:p>85</text:p>
          </table:table-cell>
          <table:table-cell office:value-type="float" office:value="445">
            <text:p>445</text:p>
          </table:table-cell>
          <table:table-cell office:value-type="float" office:value="710">
            <text:p>710</text:p>
          </table:table-cell>
          <table:table-cell office:value-type="float" office:value="1174">
            <text:p>1174</text:p>
          </table:table-cell>
          <table:table-cell office:value-type="float" office:value="-20.75">
            <text:p>-20.75</text:p>
          </table:table-cell>
          <table:table-cell office:value-type="float" office:value="2.25">
            <text:p>2.25</text:p>
          </table:table-cell>
          <table:table-cell office:value-type="float" office:value="-42.25">
            <text:p>-42.25</text:p>
          </table:table-cell>
          <table:table-cell office:value-type="float" office:value="-0.0466292134831461">
            <text:p>-0.0466292135</text:p>
          </table:table-cell>
          <table:table-cell office:value-type="float" office:value="0.00316901408450704">
            <text:p>0.0031690141</text:p>
          </table:table-cell>
          <table:table-cell office:value-type="float" office:value="-0.0359880749574106">
            <text:p>-0.035988075</text:p>
          </table:table-cell>
          <table:table-cell office:value-type="float" office:value="0.8410593485671">
            <text:p>0.8410593486</text:p>
          </table:table-cell>
          <table:table-cell office:value-type="float" office:value="1.0111112328903">
            <text:p>1.0111112329</text:p>
          </table:table-cell>
          <table:table-cell office:value-type="float" office:value="0.876580215065778">
            <text:p>0.8765802151</text:p>
          </table:table-cell>
          <table:table-cell office:value-type="float" office:value="-14.5157523999938">
            <text:p>-14.5157524</text:p>
          </table:table-cell>
          <table:table-cell office:value-type="float" office:value="0">
            <text:p>0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date" office:date-value="2020-04-25">
            <text:p>04/25/20</text:p>
          </table:table-cell>
          <table:table-cell office:value-type="float" office:value="12">
            <text:p>12</text:p>
          </table:table-cell>
          <table:table-cell office:value-type="float" office:value="927">
            <text:p>927</text:p>
          </table:table-cell>
          <table:table-cell office:value-type="float" office:value="2550">
            <text:p>2550</text:p>
          </table:table-cell>
          <table:table-cell office:value-type="float" office:value="2.35">
            <text:p>2.35</text:p>
          </table:table-cell>
          <table:table-cell office:value-type="float" office:value="11">
            <text:p>11</text:p>
          </table:table-cell>
          <table:table-cell office:value-type="float" office:value="922">
            <text:p>922</text:p>
          </table:table-cell>
          <table:table-cell office:value-type="float" office:value="2584.6">
            <text:p>2584.6</text:p>
          </table:table-cell>
          <table:table-cell office:value-type="float" office:value="3.232">
            <text:p>3.232</text:p>
          </table:table-cell>
          <table:table-cell table:number-columns-repeated="3" office:value-type="float" office:value="2">
            <text:p>2</text:p>
          </table:table-cell>
          <table:table-cell office:value-type="float" office:value="91">
            <text:p>91</text:p>
          </table:table-cell>
          <table:table-cell office:value-type="float" office:value="165">
            <text:p>165</text:p>
          </table:table-cell>
          <table:table-cell office:value-type="float" office:value="91">
            <text:p>91</text:p>
          </table:table-cell>
          <table:table-cell office:value-type="float" office:value="368">
            <text:p>368</text:p>
          </table:table-cell>
          <table:table-cell office:value-type="float" office:value="630">
            <text:p>630</text:p>
          </table:table-cell>
          <table:table-cell office:value-type="float" office:value="969">
            <text:p>969</text:p>
          </table:table-cell>
          <table:table-cell office:value-type="float" office:value="-7.75">
            <text:p>-7.75</text:p>
          </table:table-cell>
          <table:table-cell office:value-type="float" office:value="-35.625">
            <text:p>-35.625</text:p>
          </table:table-cell>
          <table:table-cell office:value-type="float" office:value="17.5">
            <text:p>17.5</text:p>
          </table:table-cell>
          <table:table-cell office:value-type="float" office:value="-0.0210597826086957">
            <text:p>-0.0210597826</text:p>
          </table:table-cell>
          <table:table-cell office:value-type="float" office:value="-0.056547619047619">
            <text:p>-0.056547619</text:p>
          </table:table-cell>
          <table:table-cell office:value-type="float" office:value="0.0180598555211558">
            <text:p>0.0180598555</text:p>
          </table:table-cell>
          <table:table-cell office:value-type="float" office:value="0.927160049178875">
            <text:p>0.9271600492</text:p>
          </table:table-cell>
          <table:table-cell office:value-type="float" office:value="0.808350694444445">
            <text:p>0.8083506944</text:p>
          </table:table-cell>
          <table:table-cell office:value-type="float" office:value="1.06384876475168">
            <text:p>1.0638487648</text:p>
          </table:table-cell>
          <table:table-cell office:value-type="float" office:value="-32.5655082496928">
            <text:p>-32.5655082497</text:p>
          </table:table-cell>
          <table:table-cell office:value-type="float" office:value="-11.9078249603386">
            <text:p>-11.9078249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date" office:date-value="2020-04-26">
            <text:p>04/26/20</text:p>
          </table:table-cell>
          <table:table-cell office:value-type="float" office:value="10">
            <text:p>10</text:p>
          </table:table-cell>
          <table:table-cell office:value-type="float" office:value="931">
            <text:p>931</text:p>
          </table:table-cell>
          <table:table-cell office:value-type="float" office:value="2704">
            <text:p>2704</text:p>
          </table:table-cell>
          <table:table-cell office:value-type="float" office:value="2.11">
            <text:p>2.11</text:p>
          </table:table-cell>
          <table:table-cell office:value-type="float" office:value="10.4">
            <text:p>10.4</text:p>
          </table:table-cell>
          <table:table-cell office:value-type="float" office:value="943.2">
            <text:p>943.2</text:p>
          </table:table-cell>
          <table:table-cell office:value-type="float" office:value="2356.4">
            <text:p>2356.4</text:p>
          </table:table-cell>
          <table:table-cell office:value-type="float" office:value="3.222">
            <text:p>3.222</text:p>
          </table:table-cell>
          <table:table-cell table:number-columns-repeated="3"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163">
            <text:p>163</text:p>
          </table:table-cell>
          <table:table-cell office:value-type="float" office:value="88">
            <text:p>88</text:p>
          </table:table-cell>
          <table:table-cell office:value-type="float" office:value="344">
            <text:p>344</text:p>
          </table:table-cell>
          <table:table-cell office:value-type="float" office:value="582">
            <text:p>582</text:p>
          </table:table-cell>
          <table:table-cell office:value-type="float" office:value="978">
            <text:p>978</text:p>
          </table:table-cell>
          <table:table-cell office:value-type="float" office:value="10.75">
            <text:p>10.75</text:p>
          </table:table-cell>
          <table:table-cell office:value-type="float" office:value="-10.375">
            <text:p>-10.375</text:p>
          </table:table-cell>
          <table:table-cell office:value-type="float" office:value="2.875">
            <text:p>2.875</text:p>
          </table:table-cell>
          <table:table-cell office:value-type="float" office:value="0.03125">
            <text:p>0.03125</text:p>
          </table:table-cell>
          <table:table-cell office:value-type="float" office:value="-0.0178264604810997">
            <text:p>-0.0178264605</text:p>
          </table:table-cell>
          <table:table-cell office:value-type="float" office:value="0.00293967280163599">
            <text:p>0.0029396728</text:p>
          </table:table-cell>
          <table:table-cell office:value-type="float" office:value="1.1112890625">
            <text:p>1.1112890625</text:p>
          </table:table-cell>
          <table:table-cell office:value-type="float" office:value="0.938230242394988">
            <text:p>0.9382302424</text:p>
          </table:table-cell>
          <table:table-cell office:value-type="float" office:value="1.01030579249104">
            <text:p>1.0103057925</text:p>
          </table:table-cell>
          <table:table-cell office:value-type="float" office:value="22.5255059555446">
            <text:p>22.52550595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date" office:date-value="2020-04-27">
            <text:p>04/27/20</text:p>
          </table:table-cell>
          <table:table-cell office:value-type="float" office:value="8">
            <text:p>8</text:p>
          </table:table-cell>
          <table:table-cell office:value-type="float" office:value="976">
            <text:p>976</text:p>
          </table:table-cell>
          <table:table-cell office:value-type="float" office:value="2120">
            <text:p>2120</text:p>
          </table:table-cell>
          <table:table-cell office:value-type="float" office:value="3.92">
            <text:p>3.92</text:p>
          </table:table-cell>
          <table:table-cell office:value-type="float" office:value="10">
            <text:p>10</text:p>
          </table:table-cell>
          <table:table-cell office:value-type="float" office:value="963">
            <text:p>963</text:p>
          </table:table-cell>
          <table:table-cell office:value-type="float" office:value="2409.8">
            <text:p>2409.8</text:p>
          </table:table-cell>
          <table:table-cell office:value-type="float" office:value="3.028">
            <text:p>3.028</text:p>
          </table:table-cell>
          <table:table-cell table:number-columns-repeated="3"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165">
            <text:p>165</text:p>
          </table:table-cell>
          <table:table-cell office:value-type="float" office:value="363">
            <text:p>363</text:p>
          </table:table-cell>
          <table:table-cell office:value-type="float" office:value="607">
            <text:p>607</text:p>
          </table:table-cell>
          <table:table-cell office:value-type="float" office:value="979">
            <text:p>979</text:p>
          </table:table-cell>
          <table:table-cell office:value-type="float" office:value="17.375">
            <text:p>17.375</text:p>
          </table:table-cell>
          <table:table-cell office:value-type="float" office:value="-7">
            <text:p>-7</text:p>
          </table:table-cell>
          <table:table-cell office:value-type="float" office:value="-6.125">
            <text:p>-6.125</text:p>
          </table:table-cell>
          <table:table-cell office:value-type="float" office:value="0.0478650137741047">
            <text:p>0.0478650138</text:p>
          </table:table-cell>
          <table:table-cell office:value-type="float" office:value="-0.0115321252059308">
            <text:p>-0.0115321252</text:p>
          </table:table-cell>
          <table:table-cell office:value-type="float" office:value="-0.00625638406537283">
            <text:p>-0.0062563841</text:p>
          </table:table-cell>
          <table:table-cell office:value-type="float" office:value="1.17201802491481">
            <text:p>1.1720180249</text:p>
          </table:table-cell>
          <table:table-cell office:value-type="float" office:value="0.959898222006302">
            <text:p>0.959898222</text:p>
          </table:table-cell>
          <table:table-cell office:value-type="float" office:value="0.978179374760679">
            <text:p>0.9781793748</text:p>
          </table:table-cell>
          <table:table-cell office:value-type="float" office:value="14.8251637633268">
            <text:p>14.82516376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date" office:date-value="2020-04-28">
            <text:p>04/28/20</text:p>
          </table:table-cell>
          <table:table-cell office:value-type="float" office:value="11">
            <text:p>11</text:p>
          </table:table-cell>
          <table:table-cell office:value-type="float" office:value="983">
            <text:p>983</text:p>
          </table:table-cell>
          <table:table-cell office:value-type="float" office:value="1547">
            <text:p>1547</text:p>
          </table:table-cell>
          <table:table-cell office:value-type="float" office:value="4.27">
            <text:p>4.27</text:p>
          </table:table-cell>
          <table:table-cell office:value-type="float" office:value="10">
            <text:p>10</text:p>
          </table:table-cell>
          <table:table-cell office:value-type="float" office:value="974.2">
            <text:p>974.2</text:p>
          </table:table-cell>
          <table:table-cell office:value-type="float" office:value="2430">
            <text:p>2430</text:p>
          </table:table-cell>
          <table:table-cell office:value-type="float" office:value="2.92">
            <text:p>2.9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59">
            <text:p>159</text:p>
          </table:table-cell>
          <table:table-cell office:value-type="float" office:value="81">
            <text:p>81</text:p>
          </table:table-cell>
          <table:table-cell office:value-type="float" office:value="296">
            <text:p>296</text:p>
          </table:table-cell>
          <table:table-cell office:value-type="float" office:value="601">
            <text:p>601</text:p>
          </table:table-cell>
          <table:table-cell office:value-type="float" office:value="1174">
            <text:p>1174</text:p>
          </table:table-cell>
          <table:table-cell office:value-type="float" office:value="-55.125">
            <text:p>-55.125</text:p>
          </table:table-cell>
          <table:table-cell office:value-type="float" office:value="-66.75">
            <text:p>-66.75</text:p>
          </table:table-cell>
          <table:table-cell office:value-type="float" office:value="-42.25">
            <text:p>-42.25</text:p>
          </table:table-cell>
          <table:table-cell office:value-type="float" office:value="-0.186233108108108">
            <text:p>-0.1862331081</text:p>
          </table:table-cell>
          <table:table-cell office:value-type="float" office:value="-0.111064891846922">
            <text:p>-0.1110648918</text:p>
          </table:table-cell>
          <table:table-cell office:value-type="float" office:value="-0.0359880749574106">
            <text:p>-0.035988075</text:p>
          </table:table-cell>
          <table:table-cell office:value-type="float" office:value="0.41616235191061">
            <text:p>0.4161623519</text:p>
          </table:table-cell>
          <table:table-cell office:value-type="float" office:value="0.635450282529672">
            <text:p>0.6354502825</text:p>
          </table:table-cell>
          <table:table-cell office:value-type="float" office:value="0.876580215065778">
            <text:p>0.8765802151</text:p>
          </table:table-cell>
          <table:table-cell office:value-type="float" office:value="-3.36346426271354">
            <text:p>-3.3634642627</text:p>
          </table:table-cell>
          <table:table-cell office:value-type="float" office:value="-5.88754825050403">
            <text:p>-5.8875482505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date" office:date-value="2020-04-29">
            <text:p>04/29/20</text:p>
          </table:table-cell>
          <table:table-cell office:value-type="float" office:value="9">
            <text:p>9</text:p>
          </table:table-cell>
          <table:table-cell office:value-type="float" office:value="998">
            <text:p>998</text:p>
          </table:table-cell>
          <table:table-cell office:value-type="float" office:value="3128">
            <text:p>3128</text:p>
          </table:table-cell>
          <table:table-cell office:value-type="float" office:value="2.49">
            <text:p>2.49</text:p>
          </table:table-cell>
          <table:table-cell office:value-type="float" office:value="10.2">
            <text:p>10.2</text:p>
          </table:table-cell>
          <table:table-cell office:value-type="float" office:value="989.6">
            <text:p>989.6</text:p>
          </table:table-cell>
          <table:table-cell office:value-type="float" office:value="2565.2">
            <text:p>2565.2</text:p>
          </table:table-cell>
          <table:table-cell office:value-type="float" office:value="3.018">
            <text:p>3.018</text:p>
          </table:table-cell>
          <table:table-cell table:number-columns-repeated="3" office:value-type="float" office:value="2">
            <text:p>2</text:p>
          </table:table-cell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82">
            <text:p>82</text:p>
          </table:table-cell>
          <table:table-cell office:value-type="float" office:value="260">
            <text:p>260</text:p>
          </table:table-cell>
          <table:table-cell office:value-type="float" office:value="576">
            <text:p>576</text:p>
          </table:table-cell>
          <table:table-cell office:value-type="float" office:value="969">
            <text:p>969</text:p>
          </table:table-cell>
          <table:table-cell office:value-type="float" office:value="-26.125">
            <text:p>-26.125</text:p>
          </table:table-cell>
          <table:table-cell office:value-type="float" office:value="-46.25">
            <text:p>-46.25</text:p>
          </table:table-cell>
          <table:table-cell office:value-type="float" office:value="17.5">
            <text:p>17.5</text:p>
          </table:table-cell>
          <table:table-cell office:value-type="float" office:value="-0.100480769230769">
            <text:p>-0.1004807692</text:p>
          </table:table-cell>
          <table:table-cell office:value-type="float" office:value="-0.0802951388888889">
            <text:p>-0.0802951389</text:p>
          </table:table-cell>
          <table:table-cell office:value-type="float" office:value="0.0180598555211558">
            <text:p>0.0180598555</text:p>
          </table:table-cell>
          <table:table-cell office:value-type="float" office:value="0.668106222263314">
            <text:p>0.6681062223</text:p>
          </table:table-cell>
          <table:table-cell office:value-type="float" office:value="0.731603740174093">
            <text:p>0.7316037402</text:p>
          </table:table-cell>
          <table:table-cell office:value-type="float" office:value="1.06384876475168">
            <text:p>1.0638487648</text:p>
          </table:table-cell>
          <table:table-cell office:value-type="float" office:value="-6.54561769514681">
            <text:p>-6.5456176951</text:p>
          </table:table-cell>
          <table:table-cell office:value-type="float" office:value="-8.28108458440697">
            <text:p>-8.28108458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date" office:date-value="2020-04-30">
            <text:p>04/30/20</text:p>
          </table:table-cell>
          <table:table-cell office:value-type="float" office:value="12">
            <text:p>12</text:p>
          </table:table-cell>
          <table:table-cell office:value-type="float" office:value="983">
            <text:p>983</text:p>
          </table:table-cell>
          <table:table-cell office:value-type="float" office:value="2651">
            <text:p>2651</text:p>
          </table:table-cell>
          <table:table-cell office:value-type="float" office:value="1.81">
            <text:p>1.81</text:p>
          </table:table-cell>
          <table:table-cell office:value-type="float" office:value="11">
            <text:p>11</text:p>
          </table:table-cell>
          <table:table-cell office:value-type="float" office:value="995.4">
            <text:p>995.4</text:p>
          </table:table-cell>
          <table:table-cell office:value-type="float" office:value="2785.2">
            <text:p>2785.2</text:p>
          </table:table-cell>
          <table:table-cell office:value-type="float" office:value="2.724">
            <text:p>2.724</text:p>
          </table:table-cell>
          <table:table-cell table:number-columns-repeated="3"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107">
            <text:p>107</text:p>
          </table:table-cell>
          <table:table-cell office:value-type="float" office:value="74">
            <text:p>74</text:p>
          </table:table-cell>
          <table:table-cell office:value-type="float" office:value="260">
            <text:p>260</text:p>
          </table:table-cell>
          <table:table-cell office:value-type="float" office:value="532">
            <text:p>532</text:p>
          </table:table-cell>
          <table:table-cell office:value-type="float" office:value="978">
            <text:p>978</text:p>
          </table:table-cell>
          <table:table-cell office:value-type="float" office:value="-31.5">
            <text:p>-31.5</text:p>
          </table:table-cell>
          <table:table-cell office:value-type="float" office:value="4">
            <text:p>4</text:p>
          </table:table-cell>
          <table:table-cell office:value-type="float" office:value="2.875">
            <text:p>2.875</text:p>
          </table:table-cell>
          <table:table-cell office:value-type="float" office:value="-0.121153846153846">
            <text:p>-0.1211538462</text:p>
          </table:table-cell>
          <table:table-cell office:value-type="float" office:value="0.0075187969924812">
            <text:p>0.007518797</text:p>
          </table:table-cell>
          <table:table-cell office:value-type="float" office:value="0.00293967280163599">
            <text:p>0.0029396728</text:p>
          </table:table-cell>
          <table:table-cell office:value-type="float" office:value="0.604730917159763">
            <text:p>0.6047309172</text:p>
          </table:table-cell>
          <table:table-cell office:value-type="float" office:value="1.02642659279778">
            <text:p>1.0264265928</text:p>
          </table:table-cell>
          <table:table-cell office:value-type="float" office:value="1.01030579249104">
            <text:p>1.0103057925</text:p>
          </table:table-cell>
          <table:table-cell office:value-type="float" office:value="-5.36718357417129">
            <text:p>-5.367183574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date" office:date-value="2020-05-01">
            <text:p>05/01/20</text:p>
          </table:table-cell>
          <table:table-cell office:value-type="float" office:value="11">
            <text:p>11</text:p>
          </table:table-cell>
          <table:table-cell office:value-type="float" office:value="1008">
            <text:p>1008</text:p>
          </table:table-cell>
          <table:table-cell office:value-type="float" office:value="3380">
            <text:p>3380</text:p>
          </table:table-cell>
          <table:table-cell office:value-type="float" office:value="2.6">
            <text:p>2.6</text:p>
          </table:table-cell>
          <table:table-cell office:value-type="float" office:value="9.8">
            <text:p>9.8</text:p>
          </table:table-cell>
          <table:table-cell office:value-type="float" office:value="1004.2">
            <text:p>1004.2</text:p>
          </table:table-cell>
          <table:table-cell office:value-type="float" office:value="2967.6">
            <text:p>2967.6</text:p>
          </table:table-cell>
          <table:table-cell office:value-type="float" office:value="2.326">
            <text:p>2.326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166">
            <text:p>166</text:p>
          </table:table-cell>
          <table:table-cell office:value-type="float" office:value="78">
            <text:p>78</text:p>
          </table:table-cell>
          <table:table-cell office:value-type="float" office:value="328">
            <text:p>328</text:p>
          </table:table-cell>
          <table:table-cell office:value-type="float" office:value="578">
            <text:p>578</text:p>
          </table:table-cell>
          <table:table-cell office:value-type="float" office:value="1329">
            <text:p>1329</text:p>
          </table:table-cell>
          <table:table-cell office:value-type="float" office:value="-23.375">
            <text:p>-23.375</text:p>
          </table:table-cell>
          <table:table-cell office:value-type="float" office:value="-13.375">
            <text:p>-13.375</text:p>
          </table:table-cell>
          <table:table-cell office:value-type="float" office:value="-0.5">
            <text:p>-0.5</text:p>
          </table:table-cell>
          <table:table-cell office:value-type="float" office:value="-0.071265243902439">
            <text:p>-0.0712652439</text:p>
          </table:table-cell>
          <table:table-cell office:value-type="float" office:value="-0.0231401384083045">
            <text:p>-0.0231401384</text:p>
          </table:table-cell>
          <table:table-cell office:value-type="float" office:value="-0.000376222723852521">
            <text:p>-0.0003762227</text:p>
          </table:table-cell>
          <table:table-cell office:value-type="float" office:value="0.760525966918873">
            <text:p>0.7605259669</text:p>
          </table:table-cell>
          <table:table-cell office:value-type="float" office:value="0.920059028941823">
            <text:p>0.9200590289</text:p>
          </table:table-cell>
          <table:table-cell office:value-type="float" office:value="0.998683497891851">
            <text:p>0.9986834979</text:p>
          </table:table-cell>
          <table:table-cell office:value-type="float" office:value="-9.37545685768524">
            <text:p>-9.3754568577</text:p>
          </table:table-cell>
          <table:table-cell office:value-type="float" office:value="-29.6063971054529">
            <text:p>-29.60639710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date" office:date-value="2020-05-02">
            <text:p>05/02/20</text:p>
          </table:table-cell>
          <table:table-cell office:value-type="float" office:value="12">
            <text:p>12</text:p>
          </table:table-cell>
          <table:table-cell office:value-type="float" office:value="1005">
            <text:p>1005</text:p>
          </table:table-cell>
          <table:table-cell office:value-type="float" office:value="3220">
            <text:p>3220</text:p>
          </table:table-cell>
          <table:table-cell office:value-type="float" office:value="2.45">
            <text:p>2.45</text:p>
          </table:table-cell>
          <table:table-cell office:value-type="float" office:value="10.2">
            <text:p>10.2</text:p>
          </table:table-cell>
          <table:table-cell office:value-type="float" office:value="1001">
            <text:p>1001</text:p>
          </table:table-cell>
          <table:table-cell office:value-type="float" office:value="2731.6">
            <text:p>2731.6</text:p>
          </table:table-cell>
          <table:table-cell office:value-type="float" office:value="2.208">
            <text:p>2.20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38">
            <text:p>238</text:p>
          </table:table-cell>
          <table:table-cell office:value-type="float" office:value="467">
            <text:p>467</text:p>
          </table:table-cell>
          <table:table-cell office:value-type="float" office:value="1116">
            <text:p>1116</text:p>
          </table:table-cell>
          <table:table-cell office:value-type="float" office:value="-24.5">
            <text:p>-24.5</text:p>
          </table:table-cell>
          <table:table-cell office:value-type="float" office:value="-30.625">
            <text:p>-30.625</text:p>
          </table:table-cell>
          <table:table-cell office:value-type="float" office:value="-26.625">
            <text:p>-26.625</text:p>
          </table:table-cell>
          <table:table-cell office:value-type="float" office:value="-0.102941176470588">
            <text:p>-0.1029411765</text:p>
          </table:table-cell>
          <table:table-cell office:value-type="float" office:value="-0.0655781584582441">
            <text:p>-0.0655781585</text:p>
          </table:table-cell>
          <table:table-cell office:value-type="float" office:value="-0.0238575268817204">
            <text:p>-0.0238575269</text:p>
          </table:table-cell>
          <table:table-cell office:value-type="float" office:value="0.660475778546713">
            <text:p>0.6604757785</text:p>
          </table:table-cell>
          <table:table-cell office:value-type="float" office:value="0.778905415335024">
            <text:p>0.7789054153</text:p>
          </table:table-cell>
          <table:table-cell office:value-type="float" office:value="0.917614251828246">
            <text:p>0.9176142518</text:p>
          </table:table-cell>
          <table:table-cell office:value-type="float" office:value="-6.38058246087523">
            <text:p>-6.3805824609</text:p>
          </table:table-cell>
          <table:table-cell office:value-type="float" office:value="-10.2192960625574">
            <text:p>-10.2192960626</text:p>
          </table:table-cell>
          <table:table-cell office:value-type="float" office:value="-28.7056374190904">
            <text:p>-28.705637419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date" office:date-value="2020-05-03">
            <text:p>05/03/20</text:p>
          </table:table-cell>
          <table:table-cell office:value-type="float" office:value="5">
            <text:p>5</text:p>
          </table:table-cell>
          <table:table-cell office:value-type="float" office:value="1027">
            <text:p>1027</text:p>
          </table:table-cell>
          <table:table-cell office:value-type="float" office:value="2459">
            <text:p>2459</text:p>
          </table:table-cell>
          <table:table-cell office:value-type="float" office:value="2.28">
            <text:p>2.28</text:p>
          </table:table-cell>
          <table:table-cell office:value-type="float" office:value="10.2">
            <text:p>10.2</text:p>
          </table:table-cell>
          <table:table-cell office:value-type="float" office:value="997.2">
            <text:p>997.2</text:p>
          </table:table-cell>
          <table:table-cell office:value-type="float" office:value="2521.2">
            <text:p>2521.2</text:p>
          </table:table-cell>
          <table:table-cell office:value-type="float" office:value="2.222">
            <text:p>2.22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17">
            <text:p>217</text:p>
          </table:table-cell>
          <table:table-cell office:value-type="float" office:value="438">
            <text:p>438</text:p>
          </table:table-cell>
          <table:table-cell office:value-type="float" office:value="978">
            <text:p>978</text:p>
          </table:table-cell>
          <table:table-cell office:value-type="float" office:value="-14.5">
            <text:p>-14.5</text:p>
          </table:table-cell>
          <table:table-cell office:value-type="float" office:value="-56.375">
            <text:p>-56.375</text:p>
          </table:table-cell>
          <table:table-cell office:value-type="float" office:value="-58.375">
            <text:p>-58.375</text:p>
          </table:table-cell>
          <table:table-cell office:value-type="float" office:value="-0.0668202764976959">
            <text:p>-0.0668202765</text:p>
          </table:table-cell>
          <table:table-cell office:value-type="float" office:value="-0.1287100456621">
            <text:p>-0.1287100457</text:p>
          </table:table-cell>
          <table:table-cell office:value-type="float" office:value="-0.0596881390593047">
            <text:p>-0.0596881391</text:p>
          </table:table-cell>
          <table:table-cell office:value-type="float" office:value="0.774880332986472">
            <text:p>0.774880333</text:p>
          </table:table-cell>
          <table:table-cell office:value-type="float" office:value="0.581984740857155">
            <text:p>0.5819847409</text:p>
          </table:table-cell>
          <table:table-cell office:value-type="float" office:value="0.798074354223385">
            <text:p>0.7980743542</text:p>
          </table:table-cell>
          <table:table-cell office:value-type="float" office:value="-10.0227381176559">
            <text:p>-10.0227381177</text:p>
          </table:table-cell>
          <table:table-cell office:value-type="float" office:value="-5.03080904196307">
            <text:p>-5.030809042</text:p>
          </table:table-cell>
          <table:table-cell office:value-type="float" office:value="-11.262684452061">
            <text:p>-11.262684452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date" office:date-value="2020-05-04">
            <text:p>05/04/20</text:p>
          </table:table-cell>
          <table:table-cell office:value-type="float" office:value="11">
            <text:p>11</text:p>
          </table:table-cell>
          <table:table-cell office:value-type="float" office:value="982">
            <text:p>982</text:p>
          </table:table-cell>
          <table:table-cell office:value-type="float" office:value="1948">
            <text:p>1948</text:p>
          </table:table-cell>
          <table:table-cell office:value-type="float" office:value="1.9">
            <text:p>1.9</text:p>
          </table:table-cell>
          <table:table-cell office:value-type="float" office:value="10">
            <text:p>10</text:p>
          </table:table-cell>
          <table:table-cell office:value-type="float" office:value="989.2">
            <text:p>989.2</text:p>
          </table:table-cell>
          <table:table-cell office:value-type="float" office:value="2480.8">
            <text:p>2480.8</text:p>
          </table:table-cell>
          <table:table-cell office:value-type="float" office:value="1.992">
            <text:p>1.992</text:p>
          </table:table-cell>
          <table:table-cell table:number-columns-repeated="3"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62">
            <text:p>162</text:p>
          </table:table-cell>
          <table:table-cell office:value-type="float" office:value="394">
            <text:p>394</text:p>
          </table:table-cell>
          <table:table-cell office:value-type="float" office:value="715">
            <text:p>715</text:p>
          </table:table-cell>
          <table:table-cell office:value-type="float" office:value="-14.5">
            <text:p>-14.5</text:p>
          </table:table-cell>
          <table:table-cell office:value-type="float" office:value="-11.75">
            <text:p>-11.75</text:p>
          </table:table-cell>
          <table:table-cell office:value-type="float" office:value="-47.5">
            <text:p>-47.5</text:p>
          </table:table-cell>
          <table:table-cell office:value-type="float" office:value="-0.0895061728395062">
            <text:p>-0.0895061728</text:p>
          </table:table-cell>
          <table:table-cell office:value-type="float" office:value="-0.0298223350253807">
            <text:p>-0.029822335</text:p>
          </table:table-cell>
          <table:table-cell office:value-type="float" office:value="-0.0664335664335664">
            <text:p>-0.0664335664</text:p>
          </table:table-cell>
          <table:table-cell office:value-type="float" office:value="0.702430650815425">
            <text:p>0.7024306508</text:p>
          </table:table-cell>
          <table:table-cell office:value-type="float" office:value="0.897364995877245">
            <text:p>0.8973649959</text:p>
          </table:table-cell>
          <table:table-cell office:value-type="float" office:value="0.77613281823072">
            <text:p>0.7761328182</text:p>
          </table:table-cell>
          <table:table-cell office:value-type="float" office:value="-7.39213806271842">
            <text:p>-7.3921380627</text:p>
          </table:table-cell>
          <table:table-cell office:value-type="float" office:value="-22.8942298896618">
            <text:p>-22.8942298897</text:p>
          </table:table-cell>
          <table:table-cell office:value-type="float" office:value="-10.0831451011881">
            <text:p>-10.083145101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date" office:date-value="2020-05-05">
            <text:p>05/05/20</text:p>
          </table:table-cell>
          <table:table-cell office:value-type="float" office:value="12">
            <text:p>12</text:p>
          </table:table-cell>
          <table:table-cell office:value-type="float" office:value="964">
            <text:p>964</text:p>
          </table:table-cell>
          <table:table-cell office:value-type="float" office:value="1599">
            <text:p>1599</text:p>
          </table:table-cell>
          <table:table-cell office:value-type="float" office:value="1.88">
            <text:p>1.88</text:p>
          </table:table-cell>
          <table:table-cell office:value-type="float" office:value="9.6">
            <text:p>9.6</text:p>
          </table:table-cell>
          <table:table-cell office:value-type="float" office:value="966.4">
            <text:p>966.4</text:p>
          </table:table-cell>
          <table:table-cell office:value-type="float" office:value="2897">
            <text:p>2897</text:p>
          </table:table-cell>
          <table:table-cell office:value-type="float" office:value="1.65">
            <text:p>1.65</text:p>
          </table:table-cell>
          <table:table-cell table:number-columns-repeated="3"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84">
            <text:p>84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411">
            <text:p>411</text:p>
          </table:table-cell>
          <table:table-cell office:value-type="float" office:value="963">
            <text:p>963</text:p>
          </table:table-cell>
          <table:table-cell office:value-type="float" office:value="-17.125">
            <text:p>-17.125</text:p>
          </table:table-cell>
          <table:table-cell office:value-type="float" office:value="-43.5">
            <text:p>-43.5</text:p>
          </table:table-cell>
          <table:table-cell office:value-type="float" office:value="-56.75">
            <text:p>-56.75</text:p>
          </table:table-cell>
          <table:table-cell office:value-type="float" office:value="-0.114166666666667">
            <text:p>-0.1141666667</text:p>
          </table:table-cell>
          <table:table-cell office:value-type="float" office:value="-0.105839416058394">
            <text:p>-0.1058394161</text:p>
          </table:table-cell>
          <table:table-cell office:value-type="float" office:value="-0.0589304257528557">
            <text:p>-0.0589304258</text:p>
          </table:table-cell>
          <table:table-cell office:value-type="float" office:value="0.625963361111111">
            <text:p>0.6259633611</text:p>
          </table:table-cell>
          <table:table-cell office:value-type="float" office:value="0.651517928499121">
            <text:p>0.6515179285</text:p>
          </table:table-cell>
          <table:table-cell office:value-type="float" office:value="0.800550188220654">
            <text:p>0.8005501882</text:p>
          </table:table-cell>
          <table:table-cell office:value-type="float" office:value="-5.71778797492699">
            <text:p>-5.7177879749</text:p>
          </table:table-cell>
          <table:table-cell office:value-type="float" office:value="-6.19601167351217">
            <text:p>-6.1960116735</text:p>
          </table:table-cell>
          <table:table-cell office:value-type="float" office:value="-11.4120457359419">
            <text:p>-11.412045735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date" office:date-value="2020-05-06">
            <text:p>05/06/20</text:p>
          </table:table-cell>
          <table:table-cell office:value-type="float" office:value="10">
            <text:p>10</text:p>
          </table:table-cell>
          <table:table-cell office:value-type="float" office:value="968">
            <text:p>968</text:p>
          </table:table-cell>
          <table:table-cell office:value-type="float" office:value="3178">
            <text:p>3178</text:p>
          </table:table-cell>
          <table:table-cell office:value-type="float" office:value="1.45">
            <text:p>1.45</text:p>
          </table:table-cell>
          <table:table-cell office:value-type="float" office:value="10.4">
            <text:p>10.4</text:p>
          </table:table-cell>
          <table:table-cell office:value-type="float" office:value="937.4">
            <text:p>937.4</text:p>
          </table:table-cell>
          <table:table-cell office:value-type="float" office:value="3409.6">
            <text:p>3409.6</text:p>
          </table:table-cell>
          <table:table-cell office:value-type="float" office:value="1.306">
            <text:p>1.3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4">
            <text:p>44</text:p>
          </table:table-cell>
          <table:table-cell office:value-type="float" office:value="79">
            <text:p>79</text:p>
          </table:table-cell>
          <table:table-cell office:value-type="float" office:value="142">
            <text:p>142</text:p>
          </table:table-cell>
          <table:table-cell office:value-type="float" office:value="346">
            <text:p>346</text:p>
          </table:table-cell>
          <table:table-cell office:value-type="float" office:value="558">
            <text:p>558</text:p>
          </table:table-cell>
          <table:table-cell office:value-type="float" office:value="-3.625">
            <text:p>-3.625</text:p>
          </table:table-cell>
          <table:table-cell office:value-type="float" office:value="-38.25">
            <text:p>-38.25</text:p>
          </table:table-cell>
          <table:table-cell office:value-type="float" office:value="-74.375">
            <text:p>-74.375</text:p>
          </table:table-cell>
          <table:table-cell office:value-type="float" office:value="-0.0255281690140845">
            <text:p>-0.025528169</text:p>
          </table:table-cell>
          <table:table-cell office:value-type="float" office:value="-0.110549132947977">
            <text:p>-0.1105491329</text:p>
          </table:table-cell>
          <table:table-cell office:value-type="float" office:value="-0.13328853046595">
            <text:p>-0.1332885305</text:p>
          </table:table-cell>
          <table:table-cell office:value-type="float" office:value="0.911928715780599">
            <text:p>0.9119287158</text:p>
          </table:table-cell>
          <table:table-cell office:value-type="float" office:value="0.637031411841358">
            <text:p>0.6370314118</text:p>
          </table:table-cell>
          <table:table-cell office:value-type="float" office:value="0.56831117478257">
            <text:p>0.5683111748</text:p>
          </table:table-cell>
          <table:table-cell office:value-type="float" office:value="-26.8041808898703">
            <text:p>-26.8041808899</text:p>
          </table:table-cell>
          <table:table-cell office:value-type="float" office:value="-5.91669829052611">
            <text:p>-5.9166982905</text:p>
          </table:table-cell>
          <table:table-cell office:value-type="float" office:value="-4.84551766758492">
            <text:p>-4.845517667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date" office:date-value="2020-05-07">
            <text:p>05/07/20</text:p>
          </table:table-cell>
          <table:table-cell office:value-type="float" office:value="10">
            <text:p>10</text:p>
          </table:table-cell>
          <table:table-cell office:value-type="float" office:value="891">
            <text:p>891</text:p>
          </table:table-cell>
          <table:table-cell office:value-type="float" office:value="5301">
            <text:p>5301</text:p>
          </table:table-cell>
          <table:table-cell office:value-type="float" office:value="0.74">
            <text:p>0.74</text:p>
          </table:table-cell>
          <table:table-cell office:value-type="float" office:value="10.8">
            <text:p>10.8</text:p>
          </table:table-cell>
          <table:table-cell office:value-type="float" office:value="915.6">
            <text:p>915.6</text:p>
          </table:table-cell>
          <table:table-cell office:value-type="float" office:value="3860">
            <text:p>3860</text:p>
          </table:table-cell>
          <table:table-cell office:value-type="float" office:value="1.092">
            <text:p>1.09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">
            <text:p>51</text:p>
          </table:table-cell>
          <table:table-cell office:value-type="float" office:value="142">
            <text:p>142</text:p>
          </table:table-cell>
          <table:table-cell office:value-type="float" office:value="335">
            <text:p>335</text:p>
          </table:table-cell>
          <table:table-cell office:value-type="float" office:value="638">
            <text:p>638</text:p>
          </table:table-cell>
          <table:table-cell office:value-type="float" office:value="-4">
            <text:p>-4</text:p>
          </table:table-cell>
          <table:table-cell office:value-type="float" office:value="-8.25">
            <text:p>-8.25</text:p>
          </table:table-cell>
          <table:table-cell office:value-type="float" office:value="-65">
            <text:p>-65</text:p>
          </table:table-cell>
          <table:table-cell office:value-type="float" office:value="-0.028169014084507">
            <text:p>-0.0281690141</text:p>
          </table:table-cell>
          <table:table-cell office:value-type="float" office:value="-0.0246268656716418">
            <text:p>-0.0246268657</text:p>
          </table:table-cell>
          <table:table-cell office:value-type="float" office:value="-0.101880877742947">
            <text:p>-0.1018808777</text:p>
          </table:table-cell>
          <table:table-cell office:value-type="float" office:value="0.902963697679032">
            <text:p>0.9029636977</text:p>
          </table:table-cell>
          <table:table-cell office:value-type="float" office:value="0.914994675874359">
            <text:p>0.9149946759</text:p>
          </table:table-cell>
          <table:table-cell office:value-type="float" office:value="0.663761165869046">
            <text:p>0.6637611659</text:p>
          </table:table-cell>
          <table:table-cell office:value-type="float" office:value="-24.2585008793436">
            <text:p>-24.2585008793</text:p>
          </table:table-cell>
          <table:table-cell office:value-type="float" office:value="-27.7979625349457">
            <text:p>-27.7979625349</text:p>
          </table:table-cell>
          <table:table-cell office:value-type="float" office:value="-6.45072707240572">
            <text:p>-6.450727072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date" office:date-value="2020-05-08">
            <text:p>05/08/20</text:p>
          </table:table-cell>
          <table:table-cell office:value-type="float" office:value="9">
            <text:p>9</text:p>
          </table:table-cell>
          <table:table-cell office:value-type="float" office:value="882">
            <text:p>882</text:p>
          </table:table-cell>
          <table:table-cell office:value-type="float" office:value="5022">
            <text:p>5022</text:p>
          </table:table-cell>
          <table:table-cell office:value-type="float" office:value="0.56">
            <text:p>0.56</text:p>
          </table:table-cell>
          <table:table-cell office:value-type="float" office:value="10">
            <text:p>10</text:p>
          </table:table-cell>
          <table:table-cell office:value-type="float" office:value="885.2">
            <text:p>885.2</text:p>
          </table:table-cell>
          <table:table-cell office:value-type="float" office:value="4540">
            <text:p>4540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127">
            <text:p>127</text:p>
          </table:table-cell>
          <table:table-cell office:value-type="float" office:value="43">
            <text:p>43</text:p>
          </table:table-cell>
          <table:table-cell office:value-type="float" office:value="210">
            <text:p>210</text:p>
          </table:table-cell>
          <table:table-cell office:value-type="float" office:value="340">
            <text:p>340</text:p>
          </table:table-cell>
          <table:table-cell office:value-type="float" office:value="658">
            <text:p>658</text:p>
          </table:table-cell>
          <table:table-cell office:value-type="float" office:value="1.25">
            <text:p>1.25</text:p>
          </table:table-cell>
          <table:table-cell office:value-type="float" office:value="-13.25">
            <text:p>-13.25</text:p>
          </table:table-cell>
          <table:table-cell office:value-type="float" office:value="-47.25">
            <text:p>-47.25</text:p>
          </table:table-cell>
          <table:table-cell office:value-type="float" office:value="0.00595238095238095">
            <text:p>0.005952381</text:p>
          </table:table-cell>
          <table:table-cell office:value-type="float" office:value="-0.0389705882352941">
            <text:p>-0.0389705882</text:p>
          </table:table-cell>
          <table:table-cell office:value-type="float" office:value="-0.0718085106382979">
            <text:p>-0.0718085106</text:p>
          </table:table-cell>
          <table:table-cell office:value-type="float" office:value="1.02090277777778">
            <text:p>1.0209027778</text:p>
          </table:table-cell>
          <table:table-cell office:value-type="float" office:value="0.866579606401384">
            <text:p>0.8665796064</text:p>
          </table:table-cell>
          <table:table-cell office:value-type="float" office:value="0.758776878678135">
            <text:p>0.7587768787</text:p>
          </table:table-cell>
          <table:table-cell office:value-type="float" office:value="0">
            <text:p>0</text:p>
          </table:table-cell>
          <table:table-cell office:value-type="float" office:value="-17.4375486229773">
            <text:p>-17.437548623</text:p>
          </table:table-cell>
          <table:table-cell office:value-type="float" office:value="-9.30183881677706">
            <text:p>-9.301838816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date" office:date-value="2020-05-09">
            <text:p>05/09/20</text:p>
          </table:table-cell>
          <table:table-cell office:value-type="float" office:value="13">
            <text:p>13</text:p>
          </table:table-cell>
          <table:table-cell office:value-type="float" office:value="873">
            <text:p>873</text:p>
          </table:table-cell>
          <table:table-cell office:value-type="float" office:value="4200">
            <text:p>4200</text:p>
          </table:table-cell>
          <table:table-cell office:value-type="float" office:value="0.83">
            <text:p>0.83</text:p>
          </table:table-cell>
          <table:table-cell office:value-type="float" office:value="9.6">
            <text:p>9.6</text:p>
          </table:table-cell>
          <table:table-cell office:value-type="float" office:value="848">
            <text:p>848</text:p>
          </table:table-cell>
          <table:table-cell office:value-type="float" office:value="4686">
            <text:p>4686</text:p>
          </table:table-cell>
          <table:table-cell office:value-type="float" office:value="0.734">
            <text:p>0.734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68">
            <text:p>68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335">
            <text:p>335</text:p>
          </table:table-cell>
          <table:table-cell office:value-type="float" office:value="690">
            <text:p>690</text:p>
          </table:table-cell>
          <table:table-cell office:value-type="float" office:value="-8.625">
            <text:p>-8.625</text:p>
          </table:table-cell>
          <table:table-cell office:value-type="float" office:value="-32.25">
            <text:p>-32.25</text:p>
          </table:table-cell>
          <table:table-cell office:value-type="float" office:value="-44.25">
            <text:p>-44.25</text:p>
          </table:table-cell>
          <table:table-cell office:value-type="float" office:value="-0.0484550561797753">
            <text:p>-0.0484550562</text:p>
          </table:table-cell>
          <table:table-cell office:value-type="float" office:value="-0.0962686567164179">
            <text:p>-0.0962686567</text:p>
          </table:table-cell>
          <table:table-cell office:value-type="float" office:value="-0.0641304347826087">
            <text:p>-0.0641304348</text:p>
          </table:table-cell>
          <table:table-cell office:value-type="float" office:value="0.835009172610781">
            <text:p>0.8350091726</text:p>
          </table:table-cell>
          <table:table-cell office:value-type="float" office:value="0.681224303853865">
            <text:p>0.6812243039</text:p>
          </table:table-cell>
          <table:table-cell office:value-type="float" office:value="0.783604395085066">
            <text:p>0.7836043951</text:p>
          </table:table-cell>
          <table:table-cell office:value-type="float" office:value="-13.9555080797225">
            <text:p>-13.9555080797</text:p>
          </table:table-cell>
          <table:table-cell office:value-type="float" office:value="-6.84771403304759">
            <text:p>-6.847714033</text:p>
          </table:table-cell>
          <table:table-cell office:value-type="float" office:value="-10.4579949690761">
            <text:p>-10.457994969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date" office:date-value="2020-05-10">
            <text:p>05/10/20</text:p>
          </table:table-cell>
          <table:table-cell office:value-type="float" office:value="8">
            <text:p>8</text:p>
          </table:table-cell>
          <table:table-cell office:value-type="float" office:value="812">
            <text:p>812</text:p>
          </table:table-cell>
          <table:table-cell office:value-type="float" office:value="4999">
            <text:p>4999</text:p>
          </table:table-cell>
          <table:table-cell office:value-type="float" office:value="1">
            <text:p>1</text:p>
          </table:table-cell>
          <table:table-cell office:value-type="float" office:value="8.4">
            <text:p>8.4</text:p>
          </table:table-cell>
          <table:table-cell office:value-type="float" office:value="819">
            <text:p>819</text:p>
          </table:table-cell>
          <table:table-cell office:value-type="float" office:value="4136.6">
            <text:p>4136.6</text:p>
          </table:table-cell>
          <table:table-cell office:value-type="float" office:value="0.814">
            <text:p>0.8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21">
            <text:p>121</text:p>
          </table:table-cell>
          <table:table-cell office:value-type="float" office:value="75">
            <text:p>75</text:p>
          </table:table-cell>
          <table:table-cell office:value-type="float" office:value="148">
            <text:p>148</text:p>
          </table:table-cell>
          <table:table-cell office:value-type="float" office:value="290">
            <text:p>290</text:p>
          </table:table-cell>
          <table:table-cell office:value-type="float" office:value="469">
            <text:p>469</text:p>
          </table:table-cell>
          <table:table-cell office:value-type="float" office:value="-6">
            <text:p>-6</text:p>
          </table:table-cell>
          <table:table-cell office:value-type="float" office:value="-10.75">
            <text:p>-10.75</text:p>
          </table:table-cell>
          <table:table-cell office:value-type="float" office:value="-27.625">
            <text:p>-27.625</text:p>
          </table:table-cell>
          <table:table-cell office:value-type="float" office:value="-0.0405405405405405">
            <text:p>-0.0405405405</text:p>
          </table:table-cell>
          <table:table-cell office:value-type="float" office:value="-0.0370689655172414">
            <text:p>-0.0370689655</text:p>
          </table:table-cell>
          <table:table-cell office:value-type="float" office:value="-0.0589019189765458">
            <text:p>-0.058901919</text:p>
          </table:table-cell>
          <table:table-cell office:value-type="float" office:value="0.861329437545654">
            <text:p>0.8613294375</text:p>
          </table:table-cell>
          <table:table-cell office:value-type="float" office:value="0.872951872770511">
            <text:p>0.8729518728</text:p>
          </table:table-cell>
          <table:table-cell office:value-type="float" office:value="0.800643378257964">
            <text:p>0.8006433783</text:p>
          </table:table-cell>
          <table:table-cell office:value-type="float" office:value="-16.7486664279426">
            <text:p>-16.7486664279</text:p>
          </table:table-cell>
          <table:table-cell office:value-type="float" office:value="-18.3500987527957">
            <text:p>-18.3500987528</text:p>
          </table:table-cell>
          <table:table-cell office:value-type="float" office:value="-11.417740005073">
            <text:p>-11.417740005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date" office:date-value="2020-05-11">
            <text:p>05/11/20</text:p>
          </table:table-cell>
          <table:table-cell office:value-type="float" office:value="8">
            <text:p>8</text:p>
          </table:table-cell>
          <table:table-cell office:value-type="float" office:value="782">
            <text:p>782</text:p>
          </table:table-cell>
          <table:table-cell office:value-type="float" office:value="3908">
            <text:p>3908</text:p>
          </table:table-cell>
          <table:table-cell office:value-type="float" office:value="0.54">
            <text:p>0.54</text:p>
          </table:table-cell>
          <table:table-cell office:value-type="float" office:value="7.6">
            <text:p>7.6</text:p>
          </table:table-cell>
          <table:table-cell office:value-type="float" office:value="780.2">
            <text:p>780.2</text:p>
          </table:table-cell>
          <table:table-cell office:value-type="float" office:value="3888.4">
            <text:p>3888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62">
            <text:p>62</text:p>
          </table:table-cell>
          <table:table-cell office:value-type="float" office:value="33">
            <text:p>33</text:p>
          </table:table-cell>
          <table:table-cell office:value-type="float" office:value="162">
            <text:p>162</text:p>
          </table:table-cell>
          <table:table-cell office:value-type="float" office:value="308">
            <text:p>308</text:p>
          </table:table-cell>
          <table:table-cell office:value-type="float" office:value="542">
            <text:p>542</text:p>
          </table:table-cell>
          <table:table-cell office:value-type="float" office:value="-13.375">
            <text:p>-13.375</text:p>
          </table:table-cell>
          <table:table-cell office:value-type="float" office:value="-3.375">
            <text:p>-3.375</text:p>
          </table:table-cell>
          <table:table-cell office:value-type="float" office:value="-31.875">
            <text:p>-31.875</text:p>
          </table:table-cell>
          <table:table-cell office:value-type="float" office:value="-0.0825617283950617">
            <text:p>-0.0825617284</text:p>
          </table:table-cell>
          <table:table-cell office:value-type="float" office:value="-0.0109577922077922">
            <text:p>-0.0109577922</text:p>
          </table:table-cell>
          <table:table-cell office:value-type="float" office:value="-0.058809963099631">
            <text:p>-0.0588099631</text:p>
          </table:table-cell>
          <table:table-cell office:value-type="float" office:value="0.724394171048621">
            <text:p>0.724394171</text:p>
          </table:table-cell>
          <table:table-cell office:value-type="float" office:value="0.961883070764463">
            <text:p>0.9618830708</text:p>
          </table:table-cell>
          <table:table-cell office:value-type="float" office:value="0.80094400820046">
            <text:p>0.8009440082</text:p>
          </table:table-cell>
          <table:table-cell office:value-type="float" office:value="-8.04395195146509">
            <text:p>-8.0439519515</text:p>
          </table:table-cell>
          <table:table-cell office:value-type="float" office:value="0">
            <text:p>0</text:p>
          </table:table-cell>
          <table:table-cell office:value-type="float" office:value="-11.4361459349287">
            <text:p>-11.4361459349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date" office:date-value="2020-05-12">
            <text:p>05/12/20</text:p>
          </table:table-cell>
          <table:table-cell office:value-type="float" office:value="4">
            <text:p>4</text:p>
          </table:table-cell>
          <table:table-cell office:value-type="float" office:value="746">
            <text:p>746</text:p>
          </table:table-cell>
          <table:table-cell office:value-type="float" office:value="2554">
            <text:p>2554</text:p>
          </table:table-cell>
          <table:table-cell office:value-type="float" office:value="1.14">
            <text:p>1.14</text:p>
          </table:table-cell>
          <table:table-cell office:value-type="float" office:value="6.2">
            <text:p>6.2</text:p>
          </table:table-cell>
          <table:table-cell office:value-type="float" office:value="737.2">
            <text:p>737.2</text:p>
          </table:table-cell>
          <table:table-cell office:value-type="float" office:value="4000">
            <text:p>4000</text:p>
          </table:table-cell>
          <table:table-cell office:value-type="float" office:value="0.848">
            <text:p>0.84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8">
            <text:p>28</text:p>
          </table:table-cell>
          <table:table-cell office:value-type="float" office:value="175">
            <text:p>175</text:p>
          </table:table-cell>
          <table:table-cell office:value-type="float" office:value="299">
            <text:p>299</text:p>
          </table:table-cell>
          <table:table-cell office:value-type="float" office:value="490">
            <text:p>490</text:p>
          </table:table-cell>
          <table:table-cell office:value-type="float" office:value="-24.625">
            <text:p>-24.625</text:p>
          </table:table-cell>
          <table:table-cell office:value-type="float" office:value="-14">
            <text:p>-14</text:p>
          </table:table-cell>
          <table:table-cell office:value-type="float" office:value="-19.625">
            <text:p>-19.625</text:p>
          </table:table-cell>
          <table:table-cell office:value-type="float" office:value="-0.140714285714286">
            <text:p>-0.1407142857</text:p>
          </table:table-cell>
          <table:table-cell office:value-type="float" office:value="-0.0468227424749164">
            <text:p>-0.0468227425</text:p>
          </table:table-cell>
          <table:table-cell office:value-type="float" office:value="-0.0400510204081633">
            <text:p>-0.0400510204</text:p>
          </table:table-cell>
          <table:table-cell office:value-type="float" office:value="0.546309">
            <text:p>0.546309</text:p>
          </table:table-cell>
          <table:table-cell office:value-type="float" office:value="0.840417444995022">
            <text:p>0.840417445</text:p>
          </table:table-cell>
          <table:table-cell office:value-type="float" office:value="0.862965433673469">
            <text:p>0.8629654337</text:p>
          </table:table-cell>
          <table:table-cell office:value-type="float" office:value="-4.57058894836224">
            <text:p>-4.5705889484</text:p>
          </table:table-cell>
          <table:table-cell office:value-type="float" office:value="-14.4542999177573">
            <text:p>-14.4542999178</text:p>
          </table:table-cell>
          <table:table-cell office:value-type="float" office:value="-16.957670197692">
            <text:p>-16.957670197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date" office:date-value="2020-05-13">
            <text:p>05/13/20</text:p>
          </table:table-cell>
          <table:table-cell office:value-type="float" office:value="5">
            <text:p>5</text:p>
          </table:table-cell>
          <table:table-cell office:value-type="float" office:value="688">
            <text:p>688</text:p>
          </table:table-cell>
          <table:table-cell office:value-type="float" office:value="3781">
            <text:p>3781</text:p>
          </table:table-cell>
          <table:table-cell office:value-type="float" office:value="0.74">
            <text:p>0.74</text:p>
          </table:table-cell>
          <table:table-cell office:value-type="float" office:value="5.8">
            <text:p>5.8</text:p>
          </table:table-cell>
          <table:table-cell office:value-type="float" office:value="697.6">
            <text:p>697.6</text:p>
          </table:table-cell>
          <table:table-cell office:value-type="float" office:value="3796">
            <text:p>3796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56">
            <text:p>56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280">
            <text:p>280</text:p>
          </table:table-cell>
          <table:table-cell office:value-type="float" office:value="490">
            <text:p>490</text:p>
          </table:table-cell>
          <table:table-cell office:value-type="float" office:value="-17.875">
            <text:p>-17.875</text:p>
          </table:table-cell>
          <table:table-cell office:value-type="float" office:value="-26.75">
            <text:p>-26.75</text:p>
          </table:table-cell>
          <table:table-cell office:value-type="float" office:value="-1">
            <text:p>-1</text:p>
          </table:table-cell>
          <table:table-cell office:value-type="float" office:value="-0.100421348314607">
            <text:p>-0.1004213483</text:p>
          </table:table-cell>
          <table:table-cell office:value-type="float" office:value="-0.0955357142857143">
            <text:p>-0.0955357143</text:p>
          </table:table-cell>
          <table:table-cell office:value-type="float" office:value="-0.00204081632653061">
            <text:p>-0.0020408163</text:p>
          </table:table-cell>
          <table:table-cell office:value-type="float" office:value="0.668290797405631">
            <text:p>0.6682907974</text:p>
          </table:table-cell>
          <table:table-cell office:value-type="float" office:value="0.6835140625">
            <text:p>0.6835140625</text:p>
          </table:table-cell>
          <table:table-cell office:value-type="float" office:value="0.992865306122449">
            <text:p>0.9928653061</text:p>
          </table:table-cell>
          <table:table-cell office:value-type="float" office:value="-6.5497033469578">
            <text:p>-6.549703347</text:p>
          </table:table-cell>
          <table:table-cell office:value-type="float" office:value="-6.90299969028417">
            <text:p>-6.90299969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date" office:date-value="2020-05-14">
            <text:p>05/14/20</text:p>
          </table:table-cell>
          <table:table-cell office:value-type="float" office:value="6">
            <text:p>6</text:p>
          </table:table-cell>
          <table:table-cell office:value-type="float" office:value="658">
            <text:p>658</text:p>
          </table:table-cell>
          <table:table-cell office:value-type="float" office:value="4758">
            <text:p>4758</text:p>
          </table:table-cell>
          <table:table-cell office:value-type="float" office:value="0.82">
            <text:p>0.82</text:p>
          </table:table-cell>
          <table:table-cell office:value-type="float" office:value="5.4">
            <text:p>5.4</text:p>
          </table:table-cell>
          <table:table-cell office:value-type="float" office:value="655.2">
            <text:p>655.2</text:p>
          </table:table-cell>
          <table:table-cell office:value-type="float" office:value="3852.8">
            <text:p>3852.8</text:p>
          </table:table-cell>
          <table:table-cell office:value-type="float" office:value="0.994">
            <text:p>0.994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87">
            <text:p>87</text:p>
          </table:table-cell>
          <table:table-cell office:value-type="float" office:value="25">
            <text:p>25</text:p>
          </table:table-cell>
          <table:table-cell office:value-type="float" office:value="138">
            <text:p>138</text:p>
          </table:table-cell>
          <table:table-cell office:value-type="float" office:value="242">
            <text:p>242</text:p>
          </table:table-cell>
          <table:table-cell office:value-type="float" office:value="510">
            <text:p>510</text:p>
          </table:table-cell>
          <table:table-cell office:value-type="float" office:value="-12.125">
            <text:p>-12.125</text:p>
          </table:table-cell>
          <table:table-cell office:value-type="float" office:value="-5.5">
            <text:p>-5.5</text:p>
          </table:table-cell>
          <table:table-cell office:value-type="float" office:value="-6.5">
            <text:p>-6.5</text:p>
          </table:table-cell>
          <table:table-cell office:value-type="float" office:value="-0.0878623188405797">
            <text:p>-0.0878623188</text:p>
          </table:table-cell>
          <table:table-cell office:value-type="float" office:value="-0.0227272727272727">
            <text:p>-0.0227272727</text:p>
          </table:table-cell>
          <table:table-cell office:value-type="float" office:value="-0.0127450980392157">
            <text:p>-0.012745098</text:p>
          </table:table-cell>
          <table:table-cell office:value-type="float" office:value="0.707612666719177">
            <text:p>0.7076126667</text:p>
          </table:table-cell>
          <table:table-cell office:value-type="float" office:value="0.92146694214876">
            <text:p>0.9214669421</text:p>
          </table:table-cell>
          <table:table-cell office:value-type="float" office:value="0.955710534409842">
            <text:p>0.9557105344</text:p>
          </table:table-cell>
          <table:table-cell office:value-type="float" office:value="-7.53713042348525">
            <text:p>-7.5371304235</text:p>
          </table:table-cell>
          <table:table-cell office:value-type="float" office:value="-30.1505744394097">
            <text:p>-30.15057443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date" office:date-value="2020-05-15">
            <text:p>05/15/20</text:p>
          </table:table-cell>
          <table:table-cell office:value-type="float" office:value="6">
            <text:p>6</text:p>
          </table:table-cell>
          <table:table-cell office:value-type="float" office:value="614">
            <text:p>614</text:p>
          </table:table-cell>
          <table:table-cell office:value-type="float" office:value="3979">
            <text:p>3979</text:p>
          </table:table-cell>
          <table:table-cell office:value-type="float" office:value="0.93">
            <text:p>0.93</text:p>
          </table:table-cell>
          <table:table-cell office:value-type="float" office:value="5.2">
            <text:p>5.2</text:p>
          </table:table-cell>
          <table:table-cell office:value-type="float" office:value="618.4">
            <text:p>618.4</text:p>
          </table:table-cell>
          <table:table-cell office:value-type="float" office:value="4083.6">
            <text:p>4083.6</text:p>
          </table:table-cell>
          <table:table-cell office:value-type="float" office:value="0.96">
            <text:p>0.9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9">
            <text:p>29</text:p>
          </table:table-cell>
          <table:table-cell office:value-type="float" office:value="152">
            <text:p>152</text:p>
          </table:table-cell>
          <table:table-cell office:value-type="float" office:value="256">
            <text:p>256</text:p>
          </table:table-cell>
          <table:table-cell office:value-type="float" office:value="490">
            <text:p>490</text:p>
          </table:table-cell>
          <table:table-cell office:value-type="float" office:value="-17.25">
            <text:p>-17.25</text:p>
          </table:table-cell>
          <table:table-cell office:value-type="float" office:value="-4.75">
            <text:p>-4.75</text:p>
          </table:table-cell>
          <table:table-cell office:value-type="float" office:value="-4.5">
            <text:p>-4.5</text:p>
          </table:table-cell>
          <table:table-cell office:value-type="float" office:value="-0.113486842105263">
            <text:p>-0.1134868421</text:p>
          </table:table-cell>
          <table:table-cell office:value-type="float" office:value="-0.0185546875">
            <text:p>-0.0185546875</text:p>
          </table:table-cell>
          <table:table-cell office:value-type="float" office:value="-0.00918367346938776">
            <text:p>-0.0091836735</text:p>
          </table:table-cell>
          <table:table-cell office:value-type="float" office:value="0.628039408760388">
            <text:p>0.6280394088</text:p>
          </table:table-cell>
          <table:table-cell office:value-type="float" office:value="0.935733375549316">
            <text:p>0.9357333755</text:p>
          </table:table-cell>
          <table:table-cell office:value-type="float" office:value="0.968022448979592">
            <text:p>0.968022449</text:p>
          </table:table-cell>
          <table:table-cell office:value-type="float" office:value="-5.7542017671924">
            <text:p>-5.754201767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date" office:date-value="2020-05-16">
            <text:p>05/16/20</text:p>
          </table:table-cell>
          <table:table-cell office:value-type="float" office:value="6">
            <text:p>6</text:p>
          </table:table-cell>
          <table:table-cell office:value-type="float" office:value="570">
            <text:p>570</text:p>
          </table:table-cell>
          <table:table-cell office:value-type="float" office:value="4192">
            <text:p>4192</text:p>
          </table:table-cell>
          <table:table-cell office:value-type="float" office:value="1.34">
            <text:p>1.34</text:p>
          </table:table-cell>
          <table:table-cell office:value-type="float" office:value="6.4">
            <text:p>6.4</text:p>
          </table:table-cell>
          <table:table-cell office:value-type="float" office:value="594.4">
            <text:p>594.4</text:p>
          </table:table-cell>
          <table:table-cell office:value-type="float" office:value="3748.6">
            <text:p>3748.6</text:p>
          </table:table-cell>
          <table:table-cell office:value-type="float" office:value="1.058">
            <text:p>1.058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9">
            <text:p>39</text:p>
          </table:table-cell>
          <table:table-cell office:value-type="float" office:value="115">
            <text:p>115</text:p>
          </table:table-cell>
          <table:table-cell office:value-type="float" office:value="255">
            <text:p>255</text:p>
          </table:table-cell>
          <table:table-cell office:value-type="float" office:value="460">
            <text:p>460</text:p>
          </table:table-cell>
          <table:table-cell office:value-type="float" office:value="-7.5">
            <text:p>-7.5</text:p>
          </table:table-cell>
          <table:table-cell office:value-type="float" office:value="5">
            <text:p>5</text:p>
          </table:table-cell>
          <table:table-cell office:value-type="float" office:value="-14.875">
            <text:p>-14.875</text:p>
          </table:table-cell>
          <table:table-cell office:value-type="float" office:value="-0.0652173913043478">
            <text:p>-0.0652173913</text:p>
          </table:table-cell>
          <table:table-cell office:value-type="float" office:value="0.0196078431372549">
            <text:p>0.0196078431</text:p>
          </table:table-cell>
          <table:table-cell office:value-type="float" office:value="-0.0323369565217391">
            <text:p>-0.0323369565</text:p>
          </table:table-cell>
          <table:table-cell office:value-type="float" office:value="0.78007561436673">
            <text:p>0.7800756144</text:p>
          </table:table-cell>
          <table:table-cell office:value-type="float" office:value="1.06938100730488">
            <text:p>1.0693810073</text:p>
          </table:table-cell>
          <table:table-cell office:value-type="float" office:value="0.888870182537807">
            <text:p>0.8888701825</text:p>
          </table:table-cell>
          <table:table-cell office:value-type="float" office:value="-10.2777879124422">
            <text:p>-10.2777879124</text:p>
          </table:table-cell>
          <table:table-cell office:value-type="float" office:value="0">
            <text:p>0</text:p>
          </table:table-cell>
          <table:table-cell office:value-type="float" office:value="-21.0866674217534">
            <text:p>-21.0866674218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date" office:date-value="2020-05-17">
            <text:p>05/17/20</text:p>
          </table:table-cell>
          <table:table-cell office:value-type="float" office:value="3">
            <text:p>3</text:p>
          </table:table-cell>
          <table:table-cell office:value-type="float" office:value="562">
            <text:p>562</text:p>
          </table:table-cell>
          <table:table-cell office:value-type="float" office:value="3708">
            <text:p>3708</text:p>
          </table:table-cell>
          <table:table-cell office:value-type="float" office:value="0.97">
            <text:p>0.97</text:p>
          </table:table-cell>
          <table:table-cell office:value-type="float" office:value="6.2">
            <text:p>6.2</text:p>
          </table:table-cell>
          <table:table-cell office:value-type="float" office:value="572">
            <text:p>572</text:p>
          </table:table-cell>
          <table:table-cell office:value-type="float" office:value="3087.8">
            <text:p>3087.8</text:p>
          </table:table-cell>
          <table:table-cell office:value-type="float" office:value="1.182">
            <text:p>1.18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90">
            <text:p>90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50">
            <text:p>250</text:p>
          </table:table-cell>
          <table:table-cell office:value-type="float" office:value="490">
            <text:p>490</text:p>
          </table:table-cell>
          <table:table-cell office:value-type="float" office:value="-3.125">
            <text:p>-3.125</text:p>
          </table:table-cell>
          <table:table-cell office:value-type="float" office:value="-5.875">
            <text:p>-5.875</text:p>
          </table:table-cell>
          <table:table-cell office:value-type="float" office:value="-1">
            <text:p>-1</text:p>
          </table:table-cell>
          <table:table-cell office:value-type="float" office:value="-0.0256147540983607">
            <text:p>-0.0256147541</text:p>
          </table:table-cell>
          <table:table-cell office:value-type="float" office:value="-0.0235">
            <text:p>-0.0235</text:p>
          </table:table-cell>
          <table:table-cell office:value-type="float" office:value="-0.00204081632653061">
            <text:p>-0.0020408163</text:p>
          </table:table-cell>
          <table:table-cell office:value-type="float" office:value="0.911634347285676">
            <text:p>0.9116343473</text:p>
          </table:table-cell>
          <table:table-cell office:value-type="float" office:value="0.91883241">
            <text:p>0.91883241</text:p>
          </table:table-cell>
          <table:table-cell office:value-type="float" office:value="0.992865306122449">
            <text:p>0.9928653061</text:p>
          </table:table-cell>
          <table:table-cell office:value-type="float" office:value="-26.712393510087">
            <text:p>-26.7123935101</text:p>
          </table:table-cell>
          <table:table-cell office:value-type="float" office:value="-29.1476775101454">
            <text:p>-29.14767751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date" office:date-value="2020-05-18">
            <text:p>05/18/20</text:p>
          </table:table-cell>
          <table:table-cell office:value-type="float" office:value="11">
            <text:p>11</text:p>
          </table:table-cell>
          <table:table-cell office:value-type="float" office:value="568">
            <text:p>568</text:p>
          </table:table-cell>
          <table:table-cell office:value-type="float" office:value="2106">
            <text:p>2106</text:p>
          </table:table-cell>
          <table:table-cell office:value-type="float" office:value="1.23">
            <text:p>1.23</text:p>
          </table:table-cell>
          <table:table-cell office:value-type="float" office:value="5.6">
            <text:p>5.6</text:p>
          </table:table-cell>
          <table:table-cell office:value-type="float" office:value="557">
            <text:p>557</text:p>
          </table:table-cell>
          <table:table-cell office:value-type="float" office:value="3098.4">
            <text:p>3098.4</text:p>
          </table:table-cell>
          <table:table-cell office:value-type="float" office:value="1.204">
            <text:p>1.20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32">
            <text:p>132</text:p>
          </table:table-cell>
          <table:table-cell office:value-type="float" office:value="235">
            <text:p>235</text:p>
          </table:table-cell>
          <table:table-cell office:value-type="float" office:value="435">
            <text:p>435</text:p>
          </table:table-cell>
          <table:table-cell office:value-type="float" office:value="-0.625">
            <text:p>-0.625</text:p>
          </table:table-cell>
          <table:table-cell office:value-type="float" office:value="-3.75">
            <text:p>-3.75</text:p>
          </table:table-cell>
          <table:table-cell office:value-type="float" office:value="-4.75">
            <text:p>-4.75</text:p>
          </table:table-cell>
          <table:table-cell office:value-type="float" office:value="-0.00473484848484849">
            <text:p>-0.0047348485</text:p>
          </table:table-cell>
          <table:table-cell office:value-type="float" office:value="-0.0159574468085106">
            <text:p>-0.0159574468</text:p>
          </table:table-cell>
          <table:table-cell office:value-type="float" office:value="-0.0109195402298851">
            <text:p>-0.0109195402</text:p>
          </table:table-cell>
          <table:table-cell office:value-type="float" office:value="0.983471971131772">
            <text:p>0.9834719711</text:p>
          </table:table-cell>
          <table:table-cell office:value-type="float" office:value="0.94464803078316">
            <text:p>0.9446480308</text:p>
          </table:table-cell>
          <table:table-cell office:value-type="float" office:value="0.962015312458713">
            <text:p>0.96201531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date" office:date-value="2020-05-19">
            <text:p>05/19/20</text:p>
          </table:table-cell>
          <table:table-cell office:value-type="float" office:value="5">
            <text:p>5</text:p>
          </table:table-cell>
          <table:table-cell office:value-type="float" office:value="546">
            <text:p>546</text:p>
          </table:table-cell>
          <table:table-cell office:value-type="float" office:value="1454">
            <text:p>1454</text:p>
          </table:table-cell>
          <table:table-cell office:value-type="float" office:value="1.44">
            <text:p>1.44</text:p>
          </table:table-cell>
          <table:table-cell office:value-type="float" office:value="5">
            <text:p>5</text:p>
          </table:table-cell>
          <table:table-cell office:value-type="float" office:value="545">
            <text:p>545</text:p>
          </table:table-cell>
          <table:table-cell office:value-type="float" office:value="3216.4">
            <text:p>3216.4</text:p>
          </table:table-cell>
          <table:table-cell office:value-type="float" office:value="1.116">
            <text:p>1.116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2">
            <text:p>62</text:p>
          </table:table-cell>
          <table:table-cell office:value-type="float" office:value="90">
            <text:p>90</text:p>
          </table:table-cell>
          <table:table-cell office:value-type="float" office:value="145">
            <text:p>145</text:p>
          </table:table-cell>
          <table:table-cell office:value-type="float" office:value="252">
            <text:p>252</text:p>
          </table:table-cell>
          <table:table-cell office:value-type="float" office:value="434">
            <text:p>434</text:p>
          </table:table-cell>
          <table:table-cell office:value-type="float" office:value="-16.125">
            <text:p>-16.125</text:p>
          </table:table-cell>
          <table:table-cell office:value-type="float" office:value="-12.25">
            <text:p>-12.25</text:p>
          </table:table-cell>
          <table:table-cell office:value-type="float" office:value="-2.75">
            <text:p>-2.75</text:p>
          </table:table-cell>
          <table:table-cell office:value-type="float" office:value="-0.111206896551724">
            <text:p>-0.1112068966</text:p>
          </table:table-cell>
          <table:table-cell office:value-type="float" office:value="-0.0486111111111111">
            <text:p>-0.0486111111</text:p>
          </table:table-cell>
          <table:table-cell office:value-type="float" office:value="-0.00633640552995392">
            <text:p>-0.0063364055</text:p>
          </table:table-cell>
          <table:table-cell office:value-type="float" office:value="0.635015130796671">
            <text:p>0.6350151308</text:p>
          </table:table-cell>
          <table:table-cell office:value-type="float" office:value="0.834492669753086">
            <text:p>0.8344926698</text:p>
          </table:table-cell>
          <table:table-cell office:value-type="float" office:value="0.97790127471384">
            <text:p>0.9779012747</text:p>
          </table:table-cell>
          <table:table-cell office:value-type="float" office:value="-5.87956973800579">
            <text:p>-5.879569738</text:p>
          </table:table-cell>
          <table:table-cell office:value-type="float" office:value="-13.9095758124405">
            <text:p>-13.90957581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date" office:date-value="2020-05-20">
            <text:p>05/20/20</text:p>
          </table:table-cell>
          <table:table-cell office:value-type="float" office:value="3">
            <text:p>3</text:p>
          </table:table-cell>
          <table:table-cell office:value-type="float" office:value="539">
            <text:p>539</text:p>
          </table:table-cell>
          <table:table-cell office:value-type="float" office:value="4032">
            <text:p>4032</text:p>
          </table:table-cell>
          <table:table-cell office:value-type="float" office:value="1.04">
            <text:p>1.04</text:p>
          </table:table-cell>
          <table:table-cell office:value-type="float" office:value="5">
            <text:p>5</text:p>
          </table:table-cell>
          <table:table-cell office:value-type="float" office:value="529.2">
            <text:p>529.2</text:p>
          </table:table-cell>
          <table:table-cell office:value-type="float" office:value="4132.8">
            <text:p>4132.8</text:p>
          </table:table-cell>
          <table:table-cell office:value-type="float" office:value="1.012">
            <text:p>1.01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81">
            <text:p>81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30">
            <text:p>230</text:p>
          </table:table-cell>
          <table:table-cell office:value-type="float" office:value="490">
            <text:p>490</text:p>
          </table:table-cell>
          <table:table-cell office:value-type="float" office:value="-13">
            <text:p>-13</text:p>
          </table:table-cell>
          <table:table-cell office:value-type="float" office:value="-9.125">
            <text:p>-9.125</text:p>
          </table:table-cell>
          <table:table-cell office:value-type="float" office:value="-28.875">
            <text:p>-28.875</text:p>
          </table:table-cell>
          <table:table-cell office:value-type="float" office:value="-0.10655737704918">
            <text:p>-0.106557377</text:p>
          </table:table-cell>
          <table:table-cell office:value-type="float" office:value="-0.0396739130434783">
            <text:p>-0.039673913</text:p>
          </table:table-cell>
          <table:table-cell office:value-type="float" office:value="-0.0589285714285714">
            <text:p>-0.0589285714</text:p>
          </table:table-cell>
          <table:table-cell office:value-type="float" office:value="0.649303950550927">
            <text:p>0.6493039506</text:p>
          </table:table-cell>
          <table:table-cell office:value-type="float" office:value="0.864226382325142">
            <text:p>0.8642263823</text:p>
          </table:table-cell>
          <table:table-cell office:value-type="float" office:value="0.80055625">
            <text:p>0.80055625</text:p>
          </table:table-cell>
          <table:table-cell office:value-type="float" office:value="-6.15183922377828">
            <text:p>-6.1518392238</text:p>
          </table:table-cell>
          <table:table-cell office:value-type="float" office:value="-17.122195136576">
            <text:p>-17.1221951366</text:p>
          </table:table-cell>
          <table:table-cell office:value-type="float" office:value="-11.4124159723816">
            <text:p>-11.412415972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date" office:date-value="2020-05-21">
            <text:p>05/21/20</text:p>
          </table:table-cell>
          <table:table-cell office:value-type="float" office:value="3">
            <text:p>3</text:p>
          </table:table-cell>
          <table:table-cell office:value-type="float" office:value="510">
            <text:p>510</text:p>
          </table:table-cell>
          <table:table-cell office:value-type="float" office:value="4782">
            <text:p>4782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508">
            <text:p>508</text:p>
          </table:table-cell>
          <table:table-cell office:value-type="float" office:value="4403.4">
            <text:p>4403.4</text:p>
          </table:table-cell>
          <table:table-cell office:value-type="float" office:value="0.968">
            <text:p>0.968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72">
            <text:p>72</text:p>
          </table:table-cell>
          <table:table-cell office:value-type="float" office:value="47">
            <text:p>47</text:p>
          </table:table-cell>
          <table:table-cell office:value-type="float" office:value="118">
            <text:p>118</text:p>
          </table:table-cell>
          <table:table-cell office:value-type="float" office:value="240">
            <text:p>240</text:p>
          </table:table-cell>
          <table:table-cell office:value-type="float" office:value="450">
            <text:p>450</text:p>
          </table:table-cell>
          <table:table-cell office:value-type="float" office:value="-6">
            <text:p>-6</text:p>
          </table:table-cell>
          <table:table-cell office:value-type="float" office:value="0">
            <text:p>0</text:p>
          </table:table-cell>
          <table:table-cell office:value-type="float" office:value="-23.375">
            <text:p>-23.375</text:p>
          </table:table-cell>
          <table:table-cell office:value-type="float" office:value="-0.0508474576271186">
            <text:p>-0.0508474576</text:p>
          </table:table-cell>
          <table:table-cell office:value-type="float" office:value="0">
            <text:p>0</text:p>
          </table:table-cell>
          <table:table-cell office:value-type="float" office:value="-0.0519444444444444">
            <text:p>-0.0519444444</text:p>
          </table:table-cell>
          <table:table-cell office:value-type="float" office:value="0.827101407641482">
            <text:p>0.8271014076</text:p>
          </table:table-cell>
          <table:table-cell office:value-type="float" office:value="1">
            <text:p>1</text:p>
          </table:table-cell>
          <table:table-cell office:value-type="float" office:value="0.823482966049383">
            <text:p>0.823482966</text:p>
          </table:table-cell>
          <table:table-cell office:value-type="float" office:value="-13.2823067302369">
            <text:p>-13.2823067302</text:p>
          </table:table-cell>
          <table:table-cell office:value-type="float" office:value="0">
            <text:p>0</text:p>
          </table:table-cell>
          <table:table-cell office:value-type="float" office:value="-12.9943552840797">
            <text:p>-12.994355284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date" office:date-value="2020-05-22">
            <text:p>05/22/20</text:p>
          </table:table-cell>
          <table:table-cell office:value-type="float" office:value="3">
            <text:p>3</text:p>
          </table:table-cell>
          <table:table-cell office:value-type="float" office:value="483">
            <text:p>483</text:p>
          </table:table-cell>
          <table:table-cell office:value-type="float" office:value="8290">
            <text:p>8290</text:p>
          </table:table-cell>
          <table:table-cell office:value-type="float" office:value="0.45">
            <text:p>0.45</text:p>
          </table:table-cell>
          <table:table-cell office:value-type="float" office:value="3.8">
            <text:p>3.8</text:p>
          </table:table-cell>
          <table:table-cell office:value-type="float" office:value="487.2">
            <text:p>487.2</text:p>
          </table:table-cell>
          <table:table-cell office:value-type="float" office:value="4845.6">
            <text:p>4845.6</text:p>
          </table:table-cell>
          <table:table-cell office:value-type="float" office:value="0.832">
            <text:p>0.832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69">
            <text:p>69</text:p>
          </table:table-cell>
          <table:table-cell office:value-type="float" office:value="112">
            <text:p>112</text:p>
          </table:table-cell>
          <table:table-cell office:value-type="float" office:value="195">
            <text:p>195</text:p>
          </table:table-cell>
          <table:table-cell office:value-type="float" office:value="285">
            <text:p>285</text:p>
          </table:table-cell>
          <table:table-cell office:value-type="float" office:value="-8.25">
            <text:p>-8.25</text:p>
          </table:table-cell>
          <table:table-cell office:value-type="float" office:value="-12.5">
            <text:p>-12.5</text:p>
          </table:table-cell>
          <table:table-cell office:value-type="float" office:value="-18.375">
            <text:p>-18.375</text:p>
          </table:table-cell>
          <table:table-cell office:value-type="float" office:value="-0.0736607142857143">
            <text:p>-0.0736607143</text:p>
          </table:table-cell>
          <table:table-cell office:value-type="float" office:value="-0.0641025641025641">
            <text:p>-0.0641025641</text:p>
          </table:table-cell>
          <table:table-cell office:value-type="float" office:value="-0.0644736842105263">
            <text:p>-0.0644736842</text:p>
          </table:table-cell>
          <table:table-cell office:value-type="float" office:value="0.752822265625">
            <text:p>0.7528222656</text:p>
          </table:table-cell>
          <table:table-cell office:value-type="float" office:value="0.783694937541091">
            <text:p>0.7836949375</text:p>
          </table:table-cell>
          <table:table-cell office:value-type="float" office:value="0.782489542936288">
            <text:p>0.7824895429</text:p>
          </table:table-cell>
          <table:table-cell office:value-type="float" office:value="-9.05900526542516">
            <text:p>-9.0590052654</text:p>
          </table:table-cell>
          <table:table-cell office:value-type="float" office:value="-10.4626959917821">
            <text:p>-10.4626959918</text:p>
          </table:table-cell>
          <table:table-cell office:value-type="float" office:value="-10.4004312996464">
            <text:p>-10.4004312996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date" office:date-value="2020-05-23">
            <text:p>05/23/20</text:p>
          </table:table-cell>
          <table:table-cell office:value-type="float" office:value="6">
            <text:p>6</text:p>
          </table:table-cell>
          <table:table-cell office:value-type="float" office:value="462">
            <text:p>462</text:p>
          </table:table-cell>
          <table:table-cell office:value-type="float" office:value="3459">
            <text:p>3459</text:p>
          </table:table-cell>
          <table:table-cell office:value-type="float" office:value="1.01">
            <text:p>1.01</text:p>
          </table:table-cell>
          <table:table-cell office:value-type="float" office:value="4.2">
            <text:p>4.2</text:p>
          </table:table-cell>
          <table:table-cell office:value-type="float" office:value="465.4">
            <text:p>465.4</text:p>
          </table:table-cell>
          <table:table-cell office:value-type="float" office:value="4378">
            <text:p>4378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6">
            <text:p>26</text:p>
          </table:table-cell>
          <table:table-cell office:value-type="float" office:value="65">
            <text:p>65</text:p>
          </table:table-cell>
          <table:table-cell office:value-type="float" office:value="135">
            <text:p>135</text:p>
          </table:table-cell>
          <table:table-cell office:value-type="float" office:value="224">
            <text:p>224</text:p>
          </table:table-cell>
          <table:table-cell office:value-type="float" office:value="301">
            <text:p>301</text:p>
          </table:table-cell>
          <table:table-cell office:value-type="float" office:value="-12.5">
            <text:p>-12.5</text:p>
          </table:table-cell>
          <table:table-cell office:value-type="float" office:value="-2.625">
            <text:p>-2.625</text:p>
          </table:table-cell>
          <table:table-cell office:value-type="float" office:value="0.875">
            <text:p>0.875</text:p>
          </table:table-cell>
          <table:table-cell office:value-type="float" office:value="-0.0925925925925926">
            <text:p>-0.0925925926</text:p>
          </table:table-cell>
          <table:table-cell office:value-type="float" office:value="-0.01171875">
            <text:p>-0.01171875</text:p>
          </table:table-cell>
          <table:table-cell office:value-type="float" office:value="0.00290697674418605">
            <text:p>0.0029069767</text:p>
          </table:table-cell>
          <table:table-cell office:value-type="float" office:value="0.692729766803841">
            <text:p>0.6927297668</text:p>
          </table:table-cell>
          <table:table-cell office:value-type="float" office:value="0.959253540039062">
            <text:p>0.95925354</text:p>
          </table:table-cell>
          <table:table-cell office:value-type="float" office:value="1.01019098161168">
            <text:p>1.0101909816</text:p>
          </table:table-cell>
          <table:table-cell office:value-type="float" office:value="-7.13380444446946">
            <text:p>-7.1338044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date" office:date-value="2020-05-24">
            <text:p>05/24/20</text:p>
          </table:table-cell>
          <table:table-cell office:value-type="float" office:value="4">
            <text:p>4</text:p>
          </table:table-cell>
          <table:table-cell office:value-type="float" office:value="442">
            <text:p>442</text:p>
          </table:table-cell>
          <table:table-cell office:value-type="float" office:value="3665">
            <text:p>3665</text:p>
          </table:table-cell>
          <table:table-cell office:value-type="float" office:value="0.76">
            <text:p>0.76</text:p>
          </table:table-cell>
          <table:table-cell office:value-type="float" office:value="5.2">
            <text:p>5.2</text:p>
          </table:table-cell>
          <table:table-cell office:value-type="float" office:value="450.6">
            <text:p>450.6</text:p>
          </table:table-cell>
          <table:table-cell office:value-type="float" office:value="3750.4">
            <text:p>3750.4</text:p>
          </table:table-cell>
          <table:table-cell office:value-type="float" office:value="0.804">
            <text:p>0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table:number-columns-repeated="2"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220">
            <text:p>220</text:p>
          </table:table-cell>
          <table:table-cell office:value-type="float" office:value="398">
            <text:p>398</text:p>
          </table:table-cell>
          <table:table-cell office:value-type="float" office:value="-15">
            <text:p>-15</text:p>
          </table:table-cell>
          <table:table-cell office:value-type="float" office:value="20.5">
            <text:p>20.5</text:p>
          </table:table-cell>
          <table:table-cell office:value-type="float" office:value="-0.75">
            <text:p>-0.75</text:p>
          </table:table-cell>
          <table:table-cell office:value-type="float" office:value="-0.15">
            <text:p>-0.15</text:p>
          </table:table-cell>
          <table:table-cell office:value-type="float" office:value="0.0931818181818182">
            <text:p>0.0931818182</text:p>
          </table:table-cell>
          <table:table-cell office:value-type="float" office:value="-0.00188442211055276">
            <text:p>-0.0018844221</text:p>
          </table:table-cell>
          <table:table-cell office:value-type="float" office:value="0.5191">
            <text:p>0.5191</text:p>
          </table:table-cell>
          <table:table-cell office:value-type="float" office:value="1.34315475206612">
            <text:p>1.3431547521</text:p>
          </table:table-cell>
          <table:table-cell office:value-type="float" office:value="0.993411482664579">
            <text:p>0.9934114827</text:p>
          </table:table-cell>
          <table:table-cell office:value-type="float" office:value="-4.26502428179873">
            <text:p>-4.2650242818</text:p>
          </table:table-cell>
          <table:table-cell office:value-type="float" office:value="7.78008075327757">
            <text:p>7.7800807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date" office:date-value="2020-05-25">
            <text:p>05/25/20</text:p>
          </table:table-cell>
          <table:table-cell office:value-type="float" office:value="5">
            <text:p>5</text:p>
          </table:table-cell>
          <table:table-cell office:value-type="float" office:value="430">
            <text:p>430</text:p>
          </table:table-cell>
          <table:table-cell office:value-type="float" office:value="1694">
            <text:p>1694</text:p>
          </table:table-cell>
          <table:table-cell office:value-type="float" office:value="0.89">
            <text:p>0.89</text:p>
          </table:table-cell>
          <table:table-cell office:value-type="float" office:value="5.8">
            <text:p>5.8</text:p>
          </table:table-cell>
          <table:table-cell office:value-type="float" office:value="440">
            <text:p>440</text:p>
          </table:table-cell>
          <table:table-cell office:value-type="float" office:value="2831.8">
            <text:p>2831.8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70">
            <text:p>70</text:p>
          </table:table-cell>
          <table:table-cell office:value-type="float" office:value="47">
            <text:p>47</text:p>
          </table:table-cell>
          <table:table-cell office:value-type="float" office:value="90">
            <text:p>90</text:p>
          </table:table-cell>
          <table:table-cell office:value-type="float" office:value="232">
            <text:p>232</text:p>
          </table:table-cell>
          <table:table-cell office:value-type="float" office:value="393">
            <text:p>393</text:p>
          </table:table-cell>
          <table:table-cell office:value-type="float" office:value="-11.75">
            <text:p>-11.75</text:p>
          </table:table-cell>
          <table:table-cell office:value-type="float" office:value="-3.75">
            <text:p>-3.75</text:p>
          </table:table-cell>
          <table:table-cell office:value-type="float" office:value="13.25">
            <text:p>13.25</text:p>
          </table:table-cell>
          <table:table-cell office:value-type="float" office:value="-0.130555555555556">
            <text:p>-0.1305555556</text:p>
          </table:table-cell>
          <table:table-cell office:value-type="float" office:value="-0.0161637931034483">
            <text:p>-0.0161637931</text:p>
          </table:table-cell>
          <table:table-cell office:value-type="float" office:value="0.0337150127226463">
            <text:p>0.0337150127</text:p>
          </table:table-cell>
          <table:table-cell office:value-type="float" office:value="0.576463271604938">
            <text:p>0.5764632716</text:p>
          </table:table-cell>
          <table:table-cell office:value-type="float" office:value="0.943938809824614">
            <text:p>0.9439388098</text:p>
          </table:table-cell>
          <table:table-cell office:value-type="float" office:value="1.12023048061172">
            <text:p>1.1202304806</text:p>
          </table:table-cell>
          <table:table-cell office:value-type="float" office:value="-4.95456050193325">
            <text:p>-4.9545605019</text:p>
          </table:table-cell>
          <table:table-cell office:value-type="float" office:value="0">
            <text:p>0</text:p>
          </table:table-cell>
          <table:table-cell office:value-type="float" office:value="20.9036652197798">
            <text:p>20.9036652198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date" office:date-value="2020-05-26">
            <text:p>05/26/20</text:p>
          </table:table-cell>
          <table:table-cell office:value-type="float" office:value="8">
            <text:p>8</text:p>
          </table:table-cell>
          <table:table-cell office:value-type="float" office:value="436">
            <text:p>436</text:p>
          </table:table-cell>
          <table:table-cell office:value-type="float" office:value="1644">
            <text:p>1644</text:p>
          </table:table-cell>
          <table:table-cell office:value-type="float" office:value="0.91">
            <text:p>0.91</text:p>
          </table:table-cell>
          <table:table-cell office:value-type="float" office:value="5.4">
            <text:p>5.4</text:p>
          </table:table-cell>
          <table:table-cell office:value-type="float" office:value="428.4">
            <text:p>428.4</text:p>
          </table:table-cell>
          <table:table-cell office:value-type="float" office:value="2950.2">
            <text:p>2950.2</text:p>
          </table:table-cell>
          <table:table-cell office:value-type="float" office:value="0.746">
            <text:p>0.7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0">
            <text:p>30</text:p>
          </table:table-cell>
          <table:table-cell office:value-type="float" office:value="67">
            <text:p>67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298">
            <text:p>298</text:p>
          </table:table-cell>
          <table:table-cell office:value-type="float" office:value="-3">
            <text:p>-3</text:p>
          </table:table-cell>
          <table:table-cell office:value-type="float" office:value="-5.875">
            <text:p>-5.875</text:p>
          </table:table-cell>
          <table:table-cell office:value-type="float" office:value="-6.625">
            <text:p>-6.625</text:p>
          </table:table-cell>
          <table:table-cell office:value-type="float" office:value="-0.0375">
            <text:p>-0.0375</text:p>
          </table:table-cell>
          <table:table-cell office:value-type="float" office:value="-0.0326388888888889">
            <text:p>-0.0326388889</text:p>
          </table:table-cell>
          <table:table-cell office:value-type="float" office:value="-0.0222315436241611">
            <text:p>-0.0222315436</text:p>
          </table:table-cell>
          <table:table-cell office:value-type="float" office:value="0.87150625">
            <text:p>0.87150625</text:p>
          </table:table-cell>
          <table:table-cell office:value-type="float" office:value="0.887851871141975">
            <text:p>0.8878518711</text:p>
          </table:table-cell>
          <table:table-cell office:value-type="float" office:value="0.923158310717986">
            <text:p>0.9231583107</text:p>
          </table:table-cell>
          <table:table-cell office:value-type="float" office:value="-18.1351435345782">
            <text:p>-18.1351435346</text:p>
          </table:table-cell>
          <table:table-cell office:value-type="float" office:value="-20.8883594828331">
            <text:p>-20.8883594828</text:p>
          </table:table-cell>
          <table:table-cell office:value-type="float" office:value="-30.8306726634468">
            <text:p>-30.8306726634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date" office:date-value="2020-05-27">
            <text:p>05/27/20</text:p>
          </table:table-cell>
          <table:table-cell office:value-type="float" office:value="6">
            <text:p>6</text:p>
          </table:table-cell>
          <table:table-cell office:value-type="float" office:value="430">
            <text:p>430</text:p>
          </table:table-cell>
          <table:table-cell office:value-type="float" office:value="3697">
            <text:p>3697</text:p>
          </table:table-cell>
          <table:table-cell office:value-type="float" office:value="0.6">
            <text:p>0.6</text:p>
          </table:table-cell>
          <table:table-cell office:value-type="float" office:value="6.2">
            <text:p>6.2</text:p>
          </table:table-cell>
          <table:table-cell office:value-type="float" office:value="416.8">
            <text:p>416.8</text:p>
          </table:table-cell>
          <table:table-cell office:value-type="float" office:value="3445.4">
            <text:p>3445.4</text:p>
          </table:table-cell>
          <table:table-cell office:value-type="float" office:value="0.676">
            <text:p>0.676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table:number-columns-repeated="2" office:value-type="float" office:value="42">
            <text:p>42</text:p>
          </table:table-cell>
          <table:table-cell office:value-type="float" office:value="116">
            <text:p>116</text:p>
          </table:table-cell>
          <table:table-cell office:value-type="float" office:value="210">
            <text:p>210</text:p>
          </table:table-cell>
          <table:table-cell office:value-type="float" office:value="315">
            <text:p>315</text:p>
          </table:table-cell>
          <table:table-cell office:value-type="float" office:value="-3.125">
            <text:p>-3.125</text:p>
          </table:table-cell>
          <table:table-cell office:value-type="float" office:value="3.75">
            <text:p>3.75</text:p>
          </table:table-cell>
          <table:table-cell office:value-type="float" office:value="-21">
            <text:p>-21</text:p>
          </table:table-cell>
          <table:table-cell office:value-type="float" office:value="-0.0269396551724138">
            <text:p>-0.0269396552</text:p>
          </table:table-cell>
          <table:table-cell office:value-type="float" office:value="0.0178571428571429">
            <text:p>0.0178571429</text:p>
          </table:table-cell>
          <table:table-cell office:value-type="float" office:value="-0.0666666666666667">
            <text:p>-0.0666666667</text:p>
          </table:table-cell>
          <table:table-cell office:value-type="float" office:value="0.907133667137336">
            <text:p>0.9071336671</text:p>
          </table:table-cell>
          <table:table-cell office:value-type="float" office:value="1.063125">
            <text:p>1.063125</text:p>
          </table:table-cell>
          <table:table-cell office:value-type="float" office:value="0.775377777777778">
            <text:p>0.7753777778</text:p>
          </table:table-cell>
          <table:table-cell office:value-type="float" office:value="-25.3814723316553">
            <text:p>-25.3814723317</text:p>
          </table:table-cell>
          <table:table-cell office:value-type="float" office:value="0">
            <text:p>0</text:p>
          </table:table-cell>
          <table:table-cell office:value-type="float" office:value="-10.0466492497133">
            <text:p>-10.046649249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date" office:date-value="2020-05-28">
            <text:p>05/28/20</text:p>
          </table:table-cell>
          <table:table-cell office:value-type="float" office:value="4">
            <text:p>4</text:p>
          </table:table-cell>
          <table:table-cell office:value-type="float" office:value="404">
            <text:p>404</text:p>
          </table:table-cell>
          <table:table-cell office:value-type="float" office:value="4051">
            <text:p>4051</text:p>
          </table:table-cell>
          <table:table-cell office:value-type="float" office:value="0.57">
            <text:p>0.57</text:p>
          </table:table-cell>
          <table:table-cell office:value-type="float" office:value="6.6">
            <text:p>6.6</text:p>
          </table:table-cell>
          <table:table-cell office:value-type="float" office:value="413.6">
            <text:p>413.6</text:p>
          </table:table-cell>
          <table:table-cell office:value-type="float" office:value="3788.6">
            <text:p>3788.6</text:p>
          </table:table-cell>
          <table:table-cell office:value-type="float" office:value="0.65">
            <text:p>0.65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 office:value-type="float" office:value="49">
            <text:p>49</text:p>
          </table:table-cell>
          <table:table-cell office:value-type="float" office:value="90">
            <text:p>90</text:p>
          </table:table-cell>
          <table:table-cell office:value-type="float" office:value="222">
            <text:p>222</text:p>
          </table:table-cell>
          <table:table-cell office:value-type="float" office:value="450">
            <text:p>450</text:p>
          </table:table-cell>
          <table:table-cell office:value-type="float" office:value="1.875">
            <text:p>1.875</text:p>
          </table:table-cell>
          <table:table-cell office:value-type="float" office:value="-7.875">
            <text:p>-7.875</text:p>
          </table:table-cell>
          <table:table-cell office:value-type="float" office:value="5.25">
            <text:p>5.25</text:p>
          </table:table-cell>
          <table:table-cell office:value-type="float" office:value="0.0208333333333333">
            <text:p>0.0208333333</text:p>
          </table:table-cell>
          <table:table-cell office:value-type="float" office:value="-0.035472972972973">
            <text:p>-0.035472973</text:p>
          </table:table-cell>
          <table:table-cell office:value-type="float" office:value="0.0116666666666667">
            <text:p>0.0116666667</text:p>
          </table:table-cell>
          <table:table-cell office:value-type="float" office:value="1.07376736111111">
            <text:p>1.0737673611</text:p>
          </table:table-cell>
          <table:table-cell office:value-type="float" office:value="0.878310924945216">
            <text:p>0.8783109249</text:p>
          </table:table-cell>
          <table:table-cell office:value-type="float" office:value="1.04110011111111">
            <text:p>1.0411001111</text:p>
          </table:table-cell>
          <table:table-cell office:value-type="float" office:value="33.6164472488643">
            <text:p>33.6164472489</text:p>
          </table:table-cell>
          <table:table-cell office:value-type="float" office:value="-19.1914893208575">
            <text:p>-19.19148932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date" office:date-value="2020-05-29">
            <text:p>05/29/20</text:p>
          </table:table-cell>
          <table:table-cell office:value-type="float" office:value="8">
            <text:p>8</text:p>
          </table:table-cell>
          <table:table-cell office:value-type="float" office:value="384">
            <text:p>384</text:p>
          </table:table-cell>
          <table:table-cell office:value-type="float" office:value="6141">
            <text:p>6141</text:p>
          </table:table-cell>
          <table:table-cell office:value-type="float" office:value="0.41">
            <text:p>0.41</text:p>
          </table:table-cell>
          <table:table-cell office:value-type="float" office:value="5.4">
            <text:p>5.4</text:p>
          </table:table-cell>
          <table:table-cell office:value-type="float" office:value="410.2">
            <text:p>410.2</text:p>
          </table:table-cell>
          <table:table-cell office:value-type="float" office:value="3943.4">
            <text:p>3943.4</text:p>
          </table:table-cell>
          <table:table-cell office:value-type="float" office:value="0.542">
            <text:p>0.542</text:p>
          </table:table-cell>
          <table:table-cell table:number-columns-repeated="3" office:value-type="float" office:value="2">
            <text:p>2</text:p>
          </table:table-cell>
          <table:table-cell office:value-type="float" office:value="35">
            <text:p>35</text:p>
          </table:table-cell>
          <table:table-cell table:number-columns-repeated="2" office:value-type="float" office:value="48">
            <text:p>48</text:p>
          </table:table-cell>
          <table:table-cell office:value-type="float" office:value="78">
            <text:p>78</text:p>
          </table:table-cell>
          <table:table-cell office:value-type="float" office:value="184">
            <text:p>184</text:p>
          </table:table-cell>
          <table:table-cell office:value-type="float" office:value="322">
            <text:p>322</text:p>
          </table:table-cell>
          <table:table-cell office:value-type="float" office:value="-14">
            <text:p>-14</text:p>
          </table:table-cell>
          <table:table-cell office:value-type="float" office:value="-14.25">
            <text:p>-14.25</text:p>
          </table:table-cell>
          <table:table-cell office:value-type="float" office:value="7.375">
            <text:p>7.375</text:p>
          </table:table-cell>
          <table:table-cell office:value-type="float" office:value="-0.179487179487179">
            <text:p>-0.1794871795</text:p>
          </table:table-cell>
          <table:table-cell office:value-type="float" office:value="-0.077445652173913">
            <text:p>-0.0774456522</text:p>
          </table:table-cell>
          <table:table-cell office:value-type="float" office:value="0.0229037267080745">
            <text:p>0.0229037267</text:p>
          </table:table-cell>
          <table:table-cell office:value-type="float" office:value="0.434937541091387">
            <text:p>0.4349375411</text:p>
          </table:table-cell>
          <table:table-cell office:value-type="float" office:value="0.740695962310964">
            <text:p>0.7406959623</text:p>
          </table:table-cell>
          <table:table-cell office:value-type="float" office:value="1.08119122164461">
            <text:p>1.0811912216</text:p>
          </table:table-cell>
          <table:table-cell office:value-type="float" office:value="-3.50382699891572">
            <text:p>-3.5038269989</text:p>
          </table:table-cell>
          <table:table-cell office:value-type="float" office:value="-8.59888171899567">
            <text:p>-8.598881719</text:p>
          </table:table-cell>
          <table:table-cell office:value-type="float" office:value="30.608776352064">
            <text:p>30.608776352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date" office:date-value="2020-05-30">
            <text:p>05/30/20</text:p>
          </table:table-cell>
          <table:table-cell office:value-type="float" office:value="7">
            <text:p>7</text:p>
          </table:table-cell>
          <table:table-cell office:value-type="float" office:value="414">
            <text:p>414</text:p>
          </table:table-cell>
          <table:table-cell office:value-type="float" office:value="3410">
            <text:p>3410</text:p>
          </table:table-cell>
          <table:table-cell office:value-type="float" office:value="0.76">
            <text:p>0.76</text:p>
          </table:table-cell>
          <table:table-cell office:value-type="float" office:value="4.4">
            <text:p>4.4</text:p>
          </table:table-cell>
          <table:table-cell office:value-type="float" office:value="407.6">
            <text:p>407.6</text:p>
          </table:table-cell>
          <table:table-cell office:value-type="float" office:value="3601">
            <text:p>3601</text:p>
          </table:table-cell>
          <table:table-cell office:value-type="float" office:value="0.584">
            <text:p>0.5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">
            <text:p>34</text:p>
          </table:table-cell>
          <table:table-cell office:value-type="float" office:value="47">
            <text:p>47</text:p>
          </table:table-cell>
          <table:table-cell office:value-type="float" office:value="70">
            <text:p>70</text:p>
          </table:table-cell>
          <table:table-cell office:value-type="float" office:value="165">
            <text:p>165</text:p>
          </table:table-cell>
          <table:table-cell office:value-type="float" office:value="302">
            <text:p>302</text:p>
          </table:table-cell>
          <table:table-cell office:value-type="float" office:value="-10.5">
            <text:p>-10.5</text:p>
          </table:table-cell>
          <table:table-cell office:value-type="float" office:value="3.625">
            <text:p>3.625</text:p>
          </table:table-cell>
          <table:table-cell office:value-type="float" office:value="-13.625">
            <text:p>-13.625</text:p>
          </table:table-cell>
          <table:table-cell office:value-type="float" office:value="-0.15">
            <text:p>-0.15</text:p>
          </table:table-cell>
          <table:table-cell office:value-type="float" office:value="0.021969696969697">
            <text:p>0.021969697</text:p>
          </table:table-cell>
          <table:table-cell office:value-type="float" office:value="-0.0451158940397351">
            <text:p>-0.045115894</text:p>
          </table:table-cell>
          <table:table-cell office:value-type="float" office:value="0.5191">
            <text:p>0.5191</text:p>
          </table:table-cell>
          <table:table-cell office:value-type="float" office:value="1.07783996786042">
            <text:p>1.0778399679</text:p>
          </table:table-cell>
          <table:table-cell office:value-type="float" office:value="0.846083840895136">
            <text:p>0.8460838409</text:p>
          </table:table-cell>
          <table:table-cell office:value-type="float" office:value="-4.26502428179873">
            <text:p>-4.2650242818</text:p>
          </table:table-cell>
          <table:table-cell office:value-type="float" office:value="31.8954658487576">
            <text:p>31.8954658488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date" office:date-value="2020-05-31">
            <text:p>05/31/20</text:p>
          </table:table-cell>
          <table:table-cell office:value-type="float" office:value="2">
            <text:p>2</text:p>
          </table:table-cell>
          <table:table-cell office:value-type="float" office:value="419">
            <text:p>419</text:p>
          </table:table-cell>
          <table:table-cell office:value-type="float" office:value="2418">
            <text:p>2418</text:p>
          </table:table-cell>
          <table:table-cell office:value-type="float" office:value="0.37">
            <text:p>0.37</text:p>
          </table:table-cell>
          <table:table-cell office:value-type="float" office:value="4.6">
            <text:p>4.6</text:p>
          </table:table-cell>
          <table:table-cell office:value-type="float" office:value="412.2">
            <text:p>412.2</text:p>
          </table:table-cell>
          <table:table-cell office:value-type="float" office:value="3191.6">
            <text:p>3191.6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1">
            <text:p>41</text:p>
          </table:table-cell>
          <table:table-cell office:value-type="float" office:value="53">
            <text:p>53</text:p>
          </table:table-cell>
          <table:table-cell office:value-type="float" office:value="52">
            <text:p>52</text:p>
          </table:table-cell>
          <table:table-cell office:value-type="float" office:value="180">
            <text:p>180</text:p>
          </table:table-cell>
          <table:table-cell office:value-type="float" office:value="398">
            <text:p>398</text:p>
          </table:table-cell>
          <table:table-cell office:value-type="float" office:value="-10.625">
            <text:p>-10.625</text:p>
          </table:table-cell>
          <table:table-cell office:value-type="float" office:value="-14.625">
            <text:p>-14.625</text:p>
          </table:table-cell>
          <table:table-cell office:value-type="float" office:value="-22.5">
            <text:p>-22.5</text:p>
          </table:table-cell>
          <table:table-cell office:value-type="float" office:value="-0.204326923076923">
            <text:p>-0.2043269231</text:p>
          </table:table-cell>
          <table:table-cell office:value-type="float" office:value="-0.08125">
            <text:p>-0.08125</text:p>
          </table:table-cell>
          <table:table-cell office:value-type="float" office:value="-0.0565326633165829">
            <text:p>-0.0565326633</text:p>
          </table:table-cell>
          <table:table-cell office:value-type="float" office:value="0.366684772559172">
            <text:p>0.3666847726</text:p>
          </table:table-cell>
          <table:table-cell office:value-type="float" office:value="0.7285640625">
            <text:p>0.7285640625</text:p>
          </table:table-cell>
          <table:table-cell office:value-type="float" office:value="0.808399724754425">
            <text:p>0.8083997248</text:p>
          </table:table-cell>
          <table:table-cell office:value-type="float" office:value="-3.03257919847452">
            <text:p>-3.0325791985</text:p>
          </table:table-cell>
          <table:table-cell office:value-type="float" office:value="-8.17957437243531">
            <text:p>-8.1795743724</text:p>
          </table:table-cell>
          <table:table-cell office:value-type="float" office:value="-11.9110686696584">
            <text:p>-11.911068669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date" office:date-value="2020-06-01">
            <text:p>06/01/20</text:p>
          </table:table-cell>
          <table:table-cell office:value-type="float" office:value="1">
            <text:p>1</text:p>
          </table:table-cell>
          <table:table-cell office:value-type="float" office:value="417">
            <text:p>417</text:p>
          </table:table-cell>
          <table:table-cell office:value-type="float" office:value="1985">
            <text:p>1985</text:p>
          </table:table-cell>
          <table:table-cell office:value-type="float" office:value="0.81">
            <text:p>0.81</text:p>
          </table:table-cell>
          <table:table-cell office:value-type="float" office:value="3.4">
            <text:p>3.4</text:p>
          </table:table-cell>
          <table:table-cell office:value-type="float" office:value="418.2">
            <text:p>418.2</text:p>
          </table:table-cell>
          <table:table-cell office:value-type="float" office:value="2284">
            <text:p>2284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office:value-type="float" office:value="41">
            <text:p>41</text:p>
          </table:table-cell>
          <table:table-cell table:number-columns-repeated="2" office:value-type="float" office:value="74">
            <text:p>74</text:p>
          </table:table-cell>
          <table:table-cell office:value-type="float" office:value="40">
            <text:p>40</text:p>
          </table:table-cell>
          <table:table-cell office:value-type="float" office:value="158">
            <text:p>158</text:p>
          </table:table-cell>
          <table:table-cell office:value-type="float" office:value="390">
            <text:p>390</text:p>
          </table:table-cell>
          <table:table-cell office:value-type="float" office:value="-6.875">
            <text:p>-6.875</text:p>
          </table:table-cell>
          <table:table-cell office:value-type="float" office:value="-11.5">
            <text:p>-11.5</text:p>
          </table:table-cell>
          <table:table-cell office:value-type="float" office:value="-1.5">
            <text:p>-1.5</text:p>
          </table:table-cell>
          <table:table-cell office:value-type="float" office:value="-0.171875">
            <text:p>-0.171875</text:p>
          </table:table-cell>
          <table:table-cell office:value-type="float" office:value="-0.0727848101265823">
            <text:p>-0.0727848101</text:p>
          </table:table-cell>
          <table:table-cell office:value-type="float" office:value="-0.00384615384615385">
            <text:p>-0.0038461538</text:p>
          </table:table-cell>
          <table:table-cell office:value-type="float" office:value="0.456337890625">
            <text:p>0.4563378906</text:p>
          </table:table-cell>
          <table:table-cell office:value-type="float" office:value="0.755636516583881">
            <text:p>0.7556365166</text:p>
          </table:table-cell>
          <table:table-cell office:value-type="float" office:value="0.986567455621302">
            <text:p>0.9865674556</text:p>
          </table:table-cell>
          <table:table-cell office:value-type="float" office:value="-3.67539573176875">
            <text:p>-3.6753957318</text:p>
          </table:table-cell>
          <table:table-cell office:value-type="float" office:value="-9.17230127781479">
            <text:p>-9.17230127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date" office:date-value="2020-06-02">
            <text:p>06/02/20</text:p>
          </table:table-cell>
          <table:table-cell office:value-type="float" office:value="5">
            <text:p>5</text:p>
          </table:table-cell>
          <table:table-cell office:value-type="float" office:value="427">
            <text:p>427</text:p>
          </table:table-cell>
          <table:table-cell office:value-type="float" office:value="2004">
            <text:p>2004</text:p>
          </table:table-cell>
          <table:table-cell office:value-type="float" office:value="1.45">
            <text:p>1.45</text:p>
          </table:table-cell>
          <table:table-cell office:value-type="float" office:value="3">
            <text:p>3</text:p>
          </table:table-cell>
          <table:table-cell office:value-type="float" office:value="416.6">
            <text:p>416.6</text:p>
          </table:table-cell>
          <table:table-cell office:value-type="float" office:value="2466.4">
            <text:p>2466.4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2">
            <text:p>32</text:p>
          </table:table-cell>
          <table:table-cell office:value-type="float" office:value="66">
            <text:p>66</text:p>
          </table:table-cell>
          <table:table-cell office:value-type="float" office:value="32">
            <text:p>32</text:p>
          </table:table-cell>
          <table:table-cell office:value-type="float" office:value="118">
            <text:p>118</text:p>
          </table:table-cell>
          <table:table-cell office:value-type="float" office:value="322">
            <text:p>322</text:p>
          </table:table-cell>
          <table:table-cell office:value-type="float" office:value="4.5">
            <text:p>4.5</text:p>
          </table:table-cell>
          <table:table-cell office:value-type="float" office:value="-10.25">
            <text:p>-10.25</text:p>
          </table:table-cell>
          <table:table-cell office:value-type="float" office:value="-16.875">
            <text:p>-16.875</text:p>
          </table:table-cell>
          <table:table-cell office:value-type="float" office:value="0.140625">
            <text:p>0.140625</text:p>
          </table:table-cell>
          <table:table-cell office:value-type="float" office:value="-0.086864406779661">
            <text:p>-0.0868644068</text:p>
          </table:table-cell>
          <table:table-cell office:value-type="float" office:value="-0.0524068322981366">
            <text:p>-0.0524068323</text:p>
          </table:table-cell>
          <table:table-cell office:value-type="float" office:value="1.530947265625">
            <text:p>1.5309472656</text:p>
          </table:table-cell>
          <table:table-cell office:value-type="float" office:value="0.710763609594944">
            <text:p>0.7107636096</text:p>
          </table:table-cell>
          <table:table-cell office:value-type="float" office:value="0.821959180056711">
            <text:p>0.8219591801</text:p>
          </table:table-cell>
          <table:table-cell office:value-type="float" office:value="5.26802225117811">
            <text:p>5.2680222512</text:p>
          </table:table-cell>
          <table:table-cell office:value-type="float" office:value="-7.62782381404741">
            <text:p>-7.627823814</text:p>
          </table:table-cell>
          <table:table-cell office:value-type="float" office:value="-12.8765923059699">
            <text:p>-12.876592306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date" office:date-value="2020-06-03">
            <text:p>06/03/20</text:p>
          </table:table-cell>
          <table:table-cell office:value-type="float" office:value="2">
            <text:p>2</text:p>
          </table:table-cell>
          <table:table-cell office:value-type="float" office:value="414">
            <text:p>414</text:p>
          </table:table-cell>
          <table:table-cell office:value-type="float" office:value="1603">
            <text:p>1603</text:p>
          </table:table-cell>
          <table:table-cell office:value-type="float" office:value="0.62">
            <text:p>0.62</text:p>
          </table:table-cell>
          <table:table-cell office:value-type="float" office:value="3.2">
            <text:p>3.2</text:p>
          </table:table-cell>
          <table:table-cell office:value-type="float" office:value="412.2">
            <text:p>412.2</text:p>
          </table:table-cell>
          <table:table-cell office:value-type="float" office:value="3325.2">
            <text:p>3325.2</text:p>
          </table:table-cell>
          <table:table-cell office:value-type="float" office:value="0.73">
            <text:p>0.73</text:p>
          </table:table-cell>
          <table:table-cell table:number-columns-repeated="3" office:value-type="float" office:value="2">
            <text:p>2</text:p>
          </table:table-cell>
          <table:table-cell office:value-type="float" office:value="30">
            <text:p>30</text:p>
          </table:table-cell>
          <table:table-cell table:number-columns-repeated="2" office:value-type="float" office:value="42">
            <text:p>42</text:p>
          </table:table-cell>
          <table:table-cell office:value-type="float" office:value="38">
            <text:p>38</text:p>
          </table:table-cell>
          <table:table-cell office:value-type="float" office:value="116">
            <text:p>116</text:p>
          </table:table-cell>
          <table:table-cell office:value-type="float" office:value="302">
            <text:p>302</text:p>
          </table:table-cell>
          <table:table-cell office:value-type="float" office:value="4.5">
            <text:p>4.5</text:p>
          </table:table-cell>
          <table:table-cell office:value-type="float" office:value="-26.125">
            <text:p>-26.125</text:p>
          </table:table-cell>
          <table:table-cell office:value-type="float" office:value="-13.625">
            <text:p>-13.625</text:p>
          </table:table-cell>
          <table:table-cell office:value-type="float" office:value="0.118421052631579">
            <text:p>0.1184210526</text:p>
          </table:table-cell>
          <table:table-cell office:value-type="float" office:value="-0.225215517241379">
            <text:p>-0.2252155172</text:p>
          </table:table-cell>
          <table:table-cell office:value-type="float" office:value="-0.0451158940397351">
            <text:p>-0.045115894</text:p>
          </table:table-cell>
          <table:table-cell office:value-type="float" office:value="1.44195983379501">
            <text:p>1.4419598338</text:p>
          </table:table-cell>
          <table:table-cell office:value-type="float" office:value="0.311160866899524">
            <text:p>0.3111608669</text:p>
          </table:table-cell>
          <table:table-cell office:value-type="float" office:value="0.846083840895136">
            <text:p>0.8460838409</text:p>
          </table:table-cell>
          <table:table-cell office:value-type="float" office:value="6.19335316515893">
            <text:p>6.1933531652</text:p>
          </table:table-cell>
          <table:table-cell office:value-type="float" office:value="-2.71640930254133">
            <text:p>-2.7164093025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date" office:date-value="2020-06-04">
            <text:p>06/04/20</text:p>
          </table:table-cell>
          <table:table-cell office:value-type="float" office:value="5">
            <text:p>5</text:p>
          </table:table-cell>
          <table:table-cell office:value-type="float" office:value="406">
            <text:p>406</text:p>
          </table:table-cell>
          <table:table-cell office:value-type="float" office:value="4322">
            <text:p>4322</text:p>
          </table:table-cell>
          <table:table-cell office:value-type="float" office:value="0.53">
            <text:p>0.53</text:p>
          </table:table-cell>
          <table:table-cell office:value-type="float" office:value="3.6">
            <text:p>3.6</text:p>
          </table:table-cell>
          <table:table-cell office:value-type="float" office:value="406.2">
            <text:p>406.2</text:p>
          </table:table-cell>
          <table:table-cell office:value-type="float" office:value="3777.6">
            <text:p>3777.6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table:number-columns-repeated="2" office:value-type="float" office:value="61">
            <text:p>61</text:p>
          </table:table-cell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float" office:value="352">
            <text:p>352</text:p>
          </table:table-cell>
          <table:table-cell office:value-type="float" office:value="-14.375">
            <text:p>-14.375</text:p>
          </table:table-cell>
          <table:table-cell office:value-type="float" office:value="-10.5">
            <text:p>-10.5</text:p>
          </table:table-cell>
          <table:table-cell office:value-type="float" office:value="-16.125">
            <text:p>-16.125</text:p>
          </table:table-cell>
          <table:table-cell office:value-type="float" office:value="-0.2875">
            <text:p>-0.2875</text:p>
          </table:table-cell>
          <table:table-cell office:value-type="float" office:value="-0.0875">
            <text:p>-0.0875</text:p>
          </table:table-cell>
          <table:table-cell office:value-type="float" office:value="-0.0458096590909091">
            <text:p>-0.0458096591</text:p>
          </table:table-cell>
          <table:table-cell office:value-type="float" office:value="0.15575625">
            <text:p>0.15575625</text:p>
          </table:table-cell>
          <table:table-cell office:value-type="float" office:value="0.70875625">
            <text:p>0.70875625</text:p>
          </table:table-cell>
          <table:table-cell office:value-type="float" office:value="0.843779301919228">
            <text:p>0.8437793019</text:p>
          </table:table-cell>
          <table:table-cell office:value-type="float" office:value="-2.04483053451045">
            <text:p>-2.0448305345</text:p>
          </table:table-cell>
          <table:table-cell office:value-type="float" office:value="-7.56982008372886">
            <text:p>-7.5698200837</text:p>
          </table:table-cell>
          <table:table-cell office:value-type="float" office:value="-14.7817447398164">
            <text:p>-14.7817447398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date" office:date-value="2020-06-05">
            <text:p>06/05/20</text:p>
          </table:table-cell>
          <table:table-cell office:value-type="float" office:value="3">
            <text:p>3</text:p>
          </table:table-cell>
          <table:table-cell office:value-type="float" office:value="397">
            <text:p>397</text:p>
          </table:table-cell>
          <table:table-cell office:value-type="float" office:value="6712">
            <text:p>6712</text:p>
          </table:table-cell>
          <table:table-cell office:value-type="float" office:value="0.24">
            <text:p>0.24</text:p>
          </table:table-cell>
          <table:table-cell office:value-type="float" office:value="2.8">
            <text:p>2.8</text:p>
          </table:table-cell>
          <table:table-cell office:value-type="float" office:value="398">
            <text:p>398</text:p>
          </table:table-cell>
          <table:table-cell office:value-type="float" office:value="4046.6">
            <text:p>4046.6</text:p>
          </table:table-cell>
          <table:table-cell office:value-type="float" office:value="0.48">
            <text:p>0.4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59">
            <text:p>59</text:p>
          </table:table-cell>
          <table:table-cell office:value-type="float" office:value="45">
            <text:p>45</text:p>
          </table:table-cell>
          <table:table-cell office:value-type="float" office:value="136">
            <text:p>136</text:p>
          </table:table-cell>
          <table:table-cell office:value-type="float" office:value="309">
            <text:p>309</text:p>
          </table:table-cell>
          <table:table-cell office:value-type="float" office:value="2.625">
            <text:p>2.625</text:p>
          </table:table-cell>
          <table:table-cell office:value-type="float" office:value="-12.5">
            <text:p>-12.5</text:p>
          </table:table-cell>
          <table:table-cell office:value-type="float" office:value="-20.5">
            <text:p>-20.5</text:p>
          </table:table-cell>
          <table:table-cell office:value-type="float" office:value="0.0583333333333333">
            <text:p>0.0583333333</text:p>
          </table:table-cell>
          <table:table-cell office:value-type="float" office:value="-0.0919117647058824">
            <text:p>-0.0919117647</text:p>
          </table:table-cell>
          <table:table-cell office:value-type="float" office:value="-0.0663430420711974">
            <text:p>-0.0663430421</text:p>
          </table:table-cell>
          <table:table-cell office:value-type="float" office:value="1.21083611111111">
            <text:p>1.2108361111</text:p>
          </table:table-cell>
          <table:table-cell office:value-type="float" office:value="0.694866457612457">
            <text:p>0.6948664576</text:p>
          </table:table-cell>
          <table:table-cell office:value-type="float" office:value="0.77642609524408">
            <text:p>0.7764260952</text:p>
          </table:table-cell>
          <table:table-cell office:value-type="float" office:value="12.2258220095542">
            <text:p>12.2258220096</text:p>
          </table:table-cell>
          <table:table-cell office:value-type="float" office:value="-7.18929952141306">
            <text:p>-7.1892995214</text:p>
          </table:table-cell>
          <table:table-cell office:value-type="float" office:value="-10.0973873564076">
            <text:p>-10.0973873564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date" office:date-value="2020-06-06">
            <text:p>06/06/20</text:p>
          </table:table-cell>
          <table:table-cell office:value-type="float" office:value="3">
            <text:p>3</text:p>
          </table:table-cell>
          <table:table-cell office:value-type="float" office:value="387">
            <text:p>387</text:p>
          </table:table-cell>
          <table:table-cell office:value-type="float" office:value="4247">
            <text:p>4247</text:p>
          </table:table-cell>
          <table:table-cell office:value-type="float" office:value="0.47">
            <text:p>0.47</text:p>
          </table:table-cell>
          <table:table-cell office:value-type="float" office:value="2.6">
            <text:p>2.6</text:p>
          </table:table-cell>
          <table:table-cell office:value-type="float" office:value="392.2">
            <text:p>392.2</text:p>
          </table:table-cell>
          <table:table-cell office:value-type="float" office:value="3835.4">
            <text:p>3835.4</text:p>
          </table:table-cell>
          <table:table-cell office:value-type="float" office:value="0.576">
            <text:p>0.576</text:p>
          </table:table-cell>
          <table:table-cell table:number-columns-repeated="3"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2">
            <text:p>32</text:p>
          </table:table-cell>
          <table:table-cell office:value-type="float" office:value="110">
            <text:p>110</text:p>
          </table:table-cell>
          <table:table-cell office:value-type="float" office:value="245">
            <text:p>245</text:p>
          </table:table-cell>
          <table:table-cell office:value-type="float" office:value="4.5">
            <text:p>4.5</text:p>
          </table:table-cell>
          <table:table-cell office:value-type="float" office:value="-15.375">
            <text:p>-15.375</text:p>
          </table:table-cell>
          <table:table-cell office:value-type="float" office:value="-5.25">
            <text:p>-5.25</text:p>
          </table:table-cell>
          <table:table-cell office:value-type="float" office:value="0.140625">
            <text:p>0.140625</text:p>
          </table:table-cell>
          <table:table-cell office:value-type="float" office:value="-0.139772727272727">
            <text:p>-0.1397727273</text:p>
          </table:table-cell>
          <table:table-cell office:value-type="float" office:value="-0.0214285714285714">
            <text:p>-0.0214285714</text:p>
          </table:table-cell>
          <table:table-cell office:value-type="float" office:value="1.530947265625">
            <text:p>1.5309472656</text:p>
          </table:table-cell>
          <table:table-cell office:value-type="float" office:value="0.549086828512397">
            <text:p>0.5490868285</text:p>
          </table:table-cell>
          <table:table-cell office:value-type="float" office:value="0.9259">
            <text:p>0.9259</text:p>
          </table:table-cell>
          <table:table-cell office:value-type="float" office:value="5.26802225117811">
            <text:p>5.2680222512</text:p>
          </table:table-cell>
          <table:table-cell office:value-type="float" office:value="-4.60383486424976">
            <text:p>-4.6038348642</text:p>
          </table:table-cell>
          <table:table-cell office:value-type="float" office:value="-31.9990436285172">
            <text:p>-31.999043628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date" office:date-value="2020-06-07">
            <text:p>06/07/20</text:p>
          </table:table-cell>
          <table:table-cell office:value-type="float" office:value="1">
            <text:p>1</text:p>
          </table:table-cell>
          <table:table-cell office:value-type="float" office:value="386">
            <text:p>386</text:p>
          </table:table-cell>
          <table:table-cell office:value-type="float" office:value="3349">
            <text:p>3349</text:p>
          </table:table-cell>
          <table:table-cell office:value-type="float" office:value="0.54">
            <text:p>0.54</text:p>
          </table:table-cell>
          <table:table-cell office:value-type="float" office:value="2">
            <text:p>2</text:p>
          </table:table-cell>
          <table:table-cell office:value-type="float" office:value="379.8">
            <text:p>379.8</text:p>
          </table:table-cell>
          <table:table-cell office:value-type="float" office:value="3714.8">
            <text:p>3714.8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0">
            <text:p>20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  <table:table-cell office:value-type="float" office:value="105">
            <text:p>105</text:p>
          </table:table-cell>
          <table:table-cell office:value-type="float" office:value="225">
            <text:p>225</text:p>
          </table:table-cell>
          <table:table-cell office:value-type="float" office:value="4.5">
            <text:p>4.5</text:p>
          </table:table-cell>
          <table:table-cell office:value-type="float" office:value="-2.875">
            <text:p>-2.875</text:p>
          </table:table-cell>
          <table:table-cell office:value-type="float" office:value="-7">
            <text:p>-7</text:p>
          </table:table-cell>
          <table:table-cell office:value-type="float" office:value="0.118421052631579">
            <text:p>0.1184210526</text:p>
          </table:table-cell>
          <table:table-cell office:value-type="float" office:value="-0.0273809523809524">
            <text:p>-0.0273809524</text:p>
          </table:table-cell>
          <table:table-cell office:value-type="float" office:value="-0.0311111111111111">
            <text:p>-0.0311111111</text:p>
          </table:table-cell>
          <table:table-cell office:value-type="float" office:value="1.44195983379501">
            <text:p>1.4419598338</text:p>
          </table:table-cell>
          <table:table-cell office:value-type="float" office:value="0.905636111111111">
            <text:p>0.9056361111</text:p>
          </table:table-cell>
          <table:table-cell office:value-type="float" office:value="0.893008197530864">
            <text:p>0.8930081975</text:p>
          </table:table-cell>
          <table:table-cell office:value-type="float" office:value="6.19335316515893">
            <text:p>6.1933531652</text:p>
          </table:table-cell>
          <table:table-cell office:value-type="float" office:value="-24.9667632956896">
            <text:p>-24.9667632957</text:p>
          </table:table-cell>
          <table:table-cell office:value-type="float" office:value="-21.9313316478327">
            <text:p>-21.9313316478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date" office:date-value="2020-06-08">
            <text:p>06/08/20</text:p>
          </table:table-cell>
          <table:table-cell office:value-type="float" office:value="1">
            <text:p>1</text:p>
          </table:table-cell>
          <table:table-cell office:value-type="float" office:value="385">
            <text:p>385</text:p>
          </table:table-cell>
          <table:table-cell office:value-type="float" office:value="547">
            <text:p>547</text:p>
          </table:table-cell>
          <table:table-cell office:value-type="float" office:value="1.1">
            <text:p>1.1</text:p>
          </table:table-cell>
          <table:table-cell office:value-type="float" office:value="1.6">
            <text:p>1.6</text:p>
          </table:table-cell>
          <table:table-cell office:value-type="float" office:value="364.6">
            <text:p>364.6</text:p>
          </table:table-cell>
          <table:table-cell office:value-type="float" office:value="3016.6">
            <text:p>3016.6</text:p>
          </table:table-cell>
          <table:table-cell office:value-type="float" office:value="0.5">
            <text:p>0.5</text:p>
          </table:table-cell>
          <table:table-cell table:number-columns-repeated="3"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98">
            <text:p>98</text:p>
          </table:table-cell>
          <table:table-cell office:value-type="float" office:value="179">
            <text:p>179</text:p>
          </table:table-cell>
          <table:table-cell office:value-type="float" office:value="-3.5">
            <text:p>-3.5</text:p>
          </table:table-cell>
          <table:table-cell office:value-type="float" office:value="-7.5">
            <text:p>-7.5</text:p>
          </table:table-cell>
          <table:table-cell office:value-type="float" office:value="0.875">
            <text:p>0.875</text:p>
          </table:table-cell>
          <table:table-cell office:value-type="float" office:value="-0.0636363636363636">
            <text:p>-0.0636363636</text:p>
          </table:table-cell>
          <table:table-cell office:value-type="float" office:value="-0.076530612244898">
            <text:p>-0.0765306122</text:p>
          </table:table-cell>
          <table:table-cell office:value-type="float" office:value="0.00488826815642458">
            <text:p>0.0048882682</text:p>
          </table:table-cell>
          <table:table-cell office:value-type="float" office:value="0.785209917355372">
            <text:p>0.7852099174</text:p>
          </table:table-cell>
          <table:table-cell office:value-type="float" office:value="0.743622448979592">
            <text:p>0.743622449</text:p>
          </table:table-cell>
          <table:table-cell office:value-type="float" office:value="1.017155773072">
            <text:p>1.0171557731</text:p>
          </table:table-cell>
          <table:table-cell office:value-type="float" office:value="-10.5419415722221">
            <text:p>-10.5419415722</text:p>
          </table:table-cell>
          <table:table-cell office:value-type="float" office:value="-8.70595116030509">
            <text:p>-8.7059511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date" office:date-value="2020-06-09">
            <text:p>06/09/20</text:p>
          </table:table-cell>
          <table:table-cell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3719">
            <text:p>3719</text:p>
          </table:table-cell>
          <table:table-cell office:value-type="float" office:value="0.08">
            <text:p>0.08</text:p>
          </table:table-cell>
          <table:table-cell office:value-type="float" office:value="1.4">
            <text:p>1.4</text:p>
          </table:table-cell>
          <table:table-cell office:value-type="float" office:value="345.2">
            <text:p>345.2</text:p>
          </table:table-cell>
          <table:table-cell office:value-type="float" office:value="3078.8">
            <text:p>3078.8</text:p>
          </table:table-cell>
          <table:table-cell office:value-type="float" office:value="0.458">
            <text:p>0.458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45">
            <text:p>45</text:p>
          </table:table-cell>
          <table:table-cell office:value-type="float" office:value="42">
            <text:p>42</text:p>
          </table:table-cell>
          <table:table-cell office:value-type="float" office:value="98">
            <text:p>98</text:p>
          </table:table-cell>
          <table:table-cell office:value-type="float" office:value="245">
            <text:p>245</text:p>
          </table:table-cell>
          <table:table-cell office:value-type="float" office:value="0.75">
            <text:p>0.75</text:p>
          </table:table-cell>
          <table:table-cell office:value-type="float" office:value="-1.75">
            <text:p>-1.75</text:p>
          </table:table-cell>
          <table:table-cell office:value-type="float" office:value="-3.125">
            <text:p>-3.125</text:p>
          </table:table-cell>
          <table:table-cell office:value-type="float" office:value="0.0178571428571429">
            <text:p>0.0178571429</text:p>
          </table:table-cell>
          <table:table-cell office:value-type="float" office:value="-0.0178571428571429">
            <text:p>-0.0178571429</text:p>
          </table:table-cell>
          <table:table-cell office:value-type="float" office:value="-0.0127551020408163">
            <text:p>-0.012755102</text:p>
          </table:table-cell>
          <table:table-cell office:value-type="float" office:value="1.063125">
            <text:p>1.063125</text:p>
          </table:table-cell>
          <table:table-cell office:value-type="float" office:value="0.938125">
            <text:p>0.938125</text:p>
          </table:table-cell>
          <table:table-cell office:value-type="float" office:value="0.955676020408163">
            <text:p>0.9556760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date" office:date-value="2020-06-10">
            <text:p>06/10/20</text:p>
          </table:table-cell>
          <table:table-cell office:value-type="float" office:value="1">
            <text:p>1</text:p>
          </table:table-cell>
          <table:table-cell office:value-type="float" office:value="321">
            <text:p>321</text:p>
          </table:table-cell>
          <table:table-cell office:value-type="float" office:value="3221">
            <text:p>3221</text:p>
          </table:table-cell>
          <table:table-cell office:value-type="float" office:value="0.31">
            <text:p>0.31</text:p>
          </table:table-cell>
          <table:table-cell office:value-type="float" office:value="1.6">
            <text:p>1.6</text:p>
          </table:table-cell>
          <table:table-cell office:value-type="float" office:value="324.6">
            <text:p>324.6</text:p>
          </table:table-cell>
          <table:table-cell office:value-type="float" office:value="3293.4">
            <text:p>3293.4</text:p>
          </table:table-cell>
          <table:table-cell office:value-type="float" office:value="0.414">
            <text:p>0.414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41">
            <text:p>41</text:p>
          </table:table-cell>
          <table:table-cell office:value-type="float" office:value="18">
            <text:p>18</text:p>
          </table:table-cell>
          <table:table-cell office:value-type="float" office:value="72">
            <text:p>72</text:p>
          </table:table-cell>
          <table:table-cell office:value-type="float" office:value="225">
            <text:p>225</text:p>
          </table:table-cell>
          <table:table-cell office:value-type="float" office:value="-9.5">
            <text:p>-9.5</text:p>
          </table:table-cell>
          <table:table-cell office:value-type="float" office:value="-8">
            <text:p>-8</text:p>
          </table:table-cell>
          <table:table-cell office:value-type="float" office:value="-5">
            <text:p>-5</text:p>
          </table:table-cell>
          <table:table-cell office:value-type="float" office:value="-0.527777777777778">
            <text:p>-0.5277777778</text:p>
          </table:table-cell>
          <table:table-cell office:value-type="float" office:value="-0.111111111111111">
            <text:p>-0.1111111111</text:p>
          </table:table-cell>
          <table:table-cell office:value-type="float" office:value="-0.0222222222222222">
            <text:p>-0.0222222222</text:p>
          </table:table-cell>
          <table:table-cell office:value-type="float" office:value="0">
            <text:p>0</text:p>
          </table:table-cell>
          <table:table-cell office:value-type="float" office:value="0.635308641975309">
            <text:p>0.635308642</text:p>
          </table:table-cell>
          <table:table-cell office:value-type="float" office:value="0.92319012345679">
            <text:p>0.9231901235</text:p>
          </table:table-cell>
          <table:table-cell office:value-type="float" office:value="-0.923819821861165">
            <text:p>-0.9238198219</text:p>
          </table:table-cell>
          <table:table-cell office:value-type="float" office:value="-5.88494919236172">
            <text:p>-5.8849491924</text:p>
          </table:table-cell>
          <table:table-cell office:value-type="float" office:value="-30.8437514627875">
            <text:p>-30.8437514628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date" office:date-value="2020-06-11">
            <text:p>06/11/20</text:p>
          </table:table-cell>
          <table:table-cell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4558">
            <text:p>4558</text:p>
          </table:table-cell>
          <table:table-cell office:value-type="float" office:value="0.26">
            <text:p>0.26</text:p>
          </table:table-cell>
          <table:table-cell office:value-type="float" office:value="2.2">
            <text:p>2.2</text:p>
          </table:table-cell>
          <table:table-cell office:value-type="float" office:value="302.6">
            <text:p>302.6</text:p>
          </table:table-cell>
          <table:table-cell office:value-type="float" office:value="3884">
            <text:p>3884</text:p>
          </table:table-cell>
          <table:table-cell office:value-type="float" office:value="0.256">
            <text:p>0.2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37">
            <text:p>37</text:p>
          </table:table-cell>
          <table:table-cell office:value-type="float" office:value="25">
            <text:p>25</text:p>
          </table:table-cell>
          <table:table-cell office:value-type="float" office:value="82">
            <text:p>82</text:p>
          </table:table-cell>
          <table:table-cell office:value-type="float" office:value="240">
            <text:p>240</text:p>
          </table:table-cell>
          <table:table-cell office:value-type="float" office:value="-8.5">
            <text:p>-8.5</text:p>
          </table:table-cell>
          <table:table-cell office:value-type="float" office:value="-6.875">
            <text:p>-6.875</text:p>
          </table:table-cell>
          <table:table-cell office:value-type="float" office:value="-6.375">
            <text:p>-6.375</text:p>
          </table:table-cell>
          <table:table-cell office:value-type="float" office:value="-0.34">
            <text:p>-0.34</text:p>
          </table:table-cell>
          <table:table-cell office:value-type="float" office:value="-0.0838414634146342">
            <text:p>-0.0838414634</text:p>
          </table:table-cell>
          <table:table-cell office:value-type="float" office:value="-0.0265625">
            <text:p>-0.0265625</text:p>
          </table:table-cell>
          <table:table-cell office:value-type="float" office:value="0.0365759999999999">
            <text:p>0.036576</text:p>
          </table:table-cell>
          <table:table-cell office:value-type="float" office:value="0.720332484384295">
            <text:p>0.7203324844</text:p>
          </table:table-cell>
          <table:table-cell office:value-type="float" office:value="0.90841416015625">
            <text:p>0.9084141602</text:p>
          </table:table-cell>
          <table:table-cell office:value-type="float" office:value="-1.66816225638028">
            <text:p>-1.6681622564</text:p>
          </table:table-cell>
          <table:table-cell office:value-type="float" office:value="-7.91572451658328">
            <text:p>-7.915724516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date" office:date-value="2020-06-12">
            <text:p>06/12/20</text:p>
          </table:table-cell>
          <table:table-cell office:value-type="float" office:value="2">
            <text:p>2</text:p>
          </table:table-cell>
          <table:table-cell office:value-type="float" office:value="283">
            <text:p>283</text:p>
          </table:table-cell>
          <table:table-cell office:value-type="float" office:value="4422">
            <text:p>4422</text:p>
          </table:table-cell>
          <table:table-cell office:value-type="float" office:value="0.32">
            <text:p>0.32</text:p>
          </table:table-cell>
          <table:table-cell office:value-type="float" office:value="2.4">
            <text:p>2.4</text:p>
          </table:table-cell>
          <table:table-cell office:value-type="float" office:value="288.8">
            <text:p>288.8</text:p>
          </table:table-cell>
          <table:table-cell office:value-type="float" office:value="3854.8">
            <text:p>3854.8</text:p>
          </table:table-cell>
          <table:table-cell office:value-type="float" office:value="0.268">
            <text:p>0.2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95">
            <text:p>95</text:p>
          </table:table-cell>
          <table:table-cell office:value-type="float" office:value="161">
            <text:p>161</text:p>
          </table:table-cell>
          <table:table-cell office:value-type="float" office:value="-6.25">
            <text:p>-6.25</text:p>
          </table:table-cell>
          <table:table-cell office:value-type="float" office:value="-7.25">
            <text:p>-7.25</text:p>
          </table:table-cell>
          <table:table-cell office:value-type="float" office:value="2.625">
            <text:p>2.625</text:p>
          </table:table-cell>
          <table:table-cell office:value-type="float" office:value="-0.148809523809524">
            <text:p>-0.1488095238</text:p>
          </table:table-cell>
          <table:table-cell office:value-type="float" office:value="-0.0763157894736842">
            <text:p>-0.0763157895</text:p>
          </table:table-cell>
          <table:table-cell office:value-type="float" office:value="0.016304347826087">
            <text:p>0.0163043478</text:p>
          </table:table-cell>
          <table:table-cell office:value-type="float" office:value="0.522569444444444">
            <text:p>0.5225694444</text:p>
          </table:table-cell>
          <table:table-cell office:value-type="float" office:value="0.744309972299169">
            <text:p>0.7443099723</text:p>
          </table:table-cell>
          <table:table-cell office:value-type="float" office:value="1.05758624763705">
            <text:p>1.0575862476</text:p>
          </table:table-cell>
          <table:table-cell office:value-type="float" office:value="-4.30207286862384">
            <text:p>-4.3020728686</text:p>
          </table:table-cell>
          <table:table-cell office:value-type="float" office:value="-8.73145966019885">
            <text:p>-8.73145966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date" office:date-value="2020-06-13">
            <text:p>06/13/20</text:p>
          </table:table-cell>
          <table:table-cell office:value-type="float" office:value="4">
            <text:p>4</text:p>
          </table:table-cell>
          <table:table-cell office:value-type="float" office:value="275">
            <text:p>275</text:p>
          </table:table-cell>
          <table:table-cell office:value-type="float" office:value="3500">
            <text:p>3500</text:p>
          </table:table-cell>
          <table:table-cell office:value-type="float" office:value="0.31">
            <text:p>0.31</text:p>
          </table:table-cell>
          <table:table-cell office:value-type="float" office:value="2.4">
            <text:p>2.4</text:p>
          </table:table-cell>
          <table:table-cell office:value-type="float" office:value="275.6">
            <text:p>275.6</text:p>
          </table:table-cell>
          <table:table-cell office:value-type="float" office:value="3537.6">
            <text:p>3537.6</text:p>
          </table:table-cell>
          <table:table-cell office:value-type="float" office:value="0.292">
            <text:p>0.292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42">
            <text:p>42</text:p>
          </table:table-cell>
          <table:table-cell office:value-type="float" office:value="88">
            <text:p>88</text:p>
          </table:table-cell>
          <table:table-cell office:value-type="float" office:value="230">
            <text:p>230</text:p>
          </table:table-cell>
          <table:table-cell office:value-type="float" office:value="-5.25">
            <text:p>-5.25</text:p>
          </table:table-cell>
          <table:table-cell office:value-type="float" office:value="-4.625">
            <text:p>-4.625</text:p>
          </table:table-cell>
          <table:table-cell office:value-type="float" office:value="-2.875">
            <text:p>-2.875</text:p>
          </table:table-cell>
          <table:table-cell office:value-type="float" office:value="-0.125">
            <text:p>-0.125</text:p>
          </table:table-cell>
          <table:table-cell office:value-type="float" office:value="-0.0525568181818182">
            <text:p>-0.0525568182</text:p>
          </table:table-cell>
          <table:table-cell office:value-type="float" office:value="-0.0125">
            <text:p>-0.0125</text:p>
          </table:table-cell>
          <table:table-cell office:value-type="float" office:value="0.593125">
            <text:p>0.593125</text:p>
          </table:table-cell>
          <table:table-cell office:value-type="float" office:value="0.821465085872934">
            <text:p>0.8214650859</text:p>
          </table:table-cell>
          <table:table-cell office:value-type="float" office:value="0.95655625">
            <text:p>0.95655625</text:p>
          </table:table-cell>
          <table:table-cell office:value-type="float" office:value="-5.19089306968443">
            <text:p>-5.1908930697</text:p>
          </table:table-cell>
          <table:table-cell office:value-type="float" office:value="-12.8388382123384">
            <text:p>-12.83883821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date" office:date-value="2020-06-14">
            <text:p>06/14/20</text:p>
          </table:table-cell>
          <table:table-cell office:value-type="float" office:value="3">
            <text:p>3</text:p>
          </table:table-cell>
          <table:table-cell office:value-type="float" office:value="275">
            <text:p>275</text:p>
          </table:table-cell>
          <table:table-cell office:value-type="float" office:value="3573">
            <text:p>3573</text:p>
          </table:table-cell>
          <table:table-cell office:value-type="float" office:value="0.14">
            <text:p>0.14</text:p>
          </table:table-cell>
          <table:table-cell office:value-type="float" office:value="2.4">
            <text:p>2.4</text:p>
          </table:table-cell>
          <table:table-cell office:value-type="float" office:value="259.6">
            <text:p>259.6</text:p>
          </table:table-cell>
          <table:table-cell office:value-type="float" office:value="2916.2">
            <text:p>2916.2</text:p>
          </table:table-cell>
          <table:table-cell office:value-type="float" office:value="0.254">
            <text:p>0.254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72">
            <text:p>72</text:p>
          </table:table-cell>
          <table:table-cell office:value-type="float" office:value="235">
            <text:p>235</text:p>
          </table:table-cell>
          <table:table-cell office:value-type="float" office:value="-17.25">
            <text:p>-17.25</text:p>
          </table:table-cell>
          <table:table-cell office:value-type="float" office:value="-9.75">
            <text:p>-9.75</text:p>
          </table:table-cell>
          <table:table-cell office:value-type="float" office:value="-4.25">
            <text:p>-4.25</text:p>
          </table:table-cell>
          <table:table-cell office:value-type="float" office:value="-0.5390625">
            <text:p>-0.5390625</text:p>
          </table:table-cell>
          <table:table-cell office:value-type="float" office:value="-0.135416666666667">
            <text:p>-0.1354166667</text:p>
          </table:table-cell>
          <table:table-cell office:value-type="float" office:value="-0.0180851063829787">
            <text:p>-0.0180851064</text:p>
          </table:table-cell>
          <table:table-cell office:value-type="float" office:value="0">
            <text:p>0</text:p>
          </table:table-cell>
          <table:table-cell office:value-type="float" office:value="0.561983506944445">
            <text:p>0.5619835069</text:p>
          </table:table-cell>
          <table:table-cell office:value-type="float" office:value="0.937343186962426">
            <text:p>0.937343187</text:p>
          </table:table-cell>
          <table:table-cell office:value-type="float" office:value="-0.894969149678505">
            <text:p>-0.8949691497</text:p>
          </table:table-cell>
          <table:table-cell office:value-type="float" office:value="-4.76364985983171">
            <text:p>-4.76364985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date" office:date-value="2020-06-15">
            <text:p>06/15/20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1635">
            <text:p>1635</text:p>
          </table:table-cell>
          <table:table-cell office:value-type="float" office:value="0.43">
            <text:p>0.43</text:p>
          </table:table-cell>
          <table:table-cell office:value-type="float" office:value="2.4">
            <text:p>2.4</text:p>
          </table:table-cell>
          <table:table-cell office:value-type="float" office:value="242.8">
            <text:p>242.8</text:p>
          </table:table-cell>
          <table:table-cell office:value-type="float" office:value="3094">
            <text:p>3094</text:p>
          </table:table-cell>
          <table:table-cell office:value-type="float" office:value="0.194">
            <text:p>0.19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70">
            <text:p>70</text:p>
          </table:table-cell>
          <table:table-cell office:value-type="float" office:value="240">
            <text:p>240</text:p>
          </table:table-cell>
          <table:table-cell office:value-type="float" office:value="-17.25">
            <text:p>-17.25</text:p>
          </table:table-cell>
          <table:table-cell office:value-type="float" office:value="-10">
            <text:p>-10</text:p>
          </table:table-cell>
          <table:table-cell office:value-type="float" office:value="-6.375">
            <text:p>-6.375</text:p>
          </table:table-cell>
          <table:table-cell office:value-type="float" office:value="-0.616071428571429">
            <text:p>-0.6160714286</text:p>
          </table:table-cell>
          <table:table-cell office:value-type="float" office:value="-0.142857142857143">
            <text:p>-0.1428571429</text:p>
          </table:table-cell>
          <table:table-cell office:value-type="float" office:value="-0.0265625">
            <text:p>-0.0265625</text:p>
          </table:table-cell>
          <table:table-cell office:value-type="float" office:value="0">
            <text:p>0</text:p>
          </table:table-cell>
          <table:table-cell office:value-type="float" office:value="0.54">
            <text:p>0.54</text:p>
          </table:table-cell>
          <table:table-cell office:value-type="float" office:value="0.90841416015625">
            <text:p>0.9084141602</text:p>
          </table:table-cell>
          <table:table-cell office:value-type="float" office:value="-0.724065686395253">
            <text:p>-0.7240656864</text:p>
          </table:table-cell>
          <table:table-cell office:value-type="float" office:value="-4.49655610560192">
            <text:p>-4.496556105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date" office:date-value="2020-06-16">
            <text:p>06/16/20</text:p>
          </table:table-cell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1451">
            <text:p>1451</text:p>
          </table:table-cell>
          <table:table-cell office:value-type="float" office:value="0.07">
            <text:p>0.07</text:p>
          </table:table-cell>
          <table:table-cell office:value-type="float" office:value="1.8">
            <text:p>1.8</text:p>
          </table:table-cell>
          <table:table-cell office:value-type="float" office:value="226.2">
            <text:p>226.2</text:p>
          </table:table-cell>
          <table:table-cell office:value-type="float" office:value="3085.8">
            <text:p>3085.8</text:p>
          </table:table-cell>
          <table:table-cell office:value-type="float" office:value="0.138">
            <text:p>0.138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72">
            <text:p>72</text:p>
          </table:table-cell>
          <table:table-cell office:value-type="float" office:value="161">
            <text:p>161</text:p>
          </table:table-cell>
          <table:table-cell office:value-type="float" office:value="-4.625">
            <text:p>-4.625</text:p>
          </table:table-cell>
          <table:table-cell office:value-type="float" office:value="-2.75">
            <text:p>-2.75</text:p>
          </table:table-cell>
          <table:table-cell office:value-type="float" office:value="-8.75">
            <text:p>-8.75</text:p>
          </table:table-cell>
          <table:table-cell office:value-type="float" office:value="-0.132142857142857">
            <text:p>-0.1321428571</text:p>
          </table:table-cell>
          <table:table-cell office:value-type="float" office:value="-0.0381944444444444">
            <text:p>-0.0381944444</text:p>
          </table:table-cell>
          <table:table-cell office:value-type="float" office:value="-0.0543478260869565">
            <text:p>-0.0543478261</text:p>
          </table:table-cell>
          <table:table-cell office:value-type="float" office:value="0.571725">
            <text:p>0.571725</text:p>
          </table:table-cell>
          <table:table-cell office:value-type="float" office:value="0.869178722993827">
            <text:p>0.869178723</text:p>
          </table:table-cell>
          <table:table-cell office:value-type="float" office:value="0.815571833648393">
            <text:p>0.8155718336</text:p>
          </table:table-cell>
          <table:table-cell office:value-type="float" office:value="-4.8906807327331">
            <text:p>-4.8906807327</text:p>
          </table:table-cell>
          <table:table-cell office:value-type="float" office:value="-17.799030486852">
            <text:p>-17.7990304869</text:p>
          </table:table-cell>
          <table:table-cell office:value-type="float" office:value="-12.4041069181477">
            <text:p>-12.404106918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date" office:date-value="2020-06-17">
            <text:p>06/17/20</text:p>
          </table:table-cell>
          <table:table-cell office:value-type="float" office:value="2">
            <text:p>2</text:p>
          </table:table-cell>
          <table:table-cell office:value-type="float" office:value="199">
            <text:p>199</text:p>
          </table:table-cell>
          <table:table-cell office:value-type="float" office:value="5311">
            <text:p>5311</text:p>
          </table:table-cell>
          <table:table-cell office:value-type="float" office:value="0.02">
            <text:p>0.02</text:p>
          </table:table-cell>
          <table:table-cell office:value-type="float" office:value="1.2">
            <text:p>1.2</text:p>
          </table:table-cell>
          <table:table-cell office:value-type="float" office:value="208.4">
            <text:p>208.4</text:p>
          </table:table-cell>
          <table:table-cell office:value-type="float" office:value="3129.8">
            <text:p>3129.8</text:p>
          </table:table-cell>
          <table:table-cell office:value-type="float" office:value="0.12">
            <text:p>0.1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6">
            <text:p>106</text:p>
          </table:table-cell>
          <table:table-cell office:value-type="float" office:value="-3.375">
            <text:p>-3.375</text:p>
          </table:table-cell>
          <table:table-cell office:value-type="float" office:value="-2.875">
            <text:p>-2.875</text:p>
          </table:table-cell>
          <table:table-cell office:value-type="float" office:value="-12.25">
            <text:p>-12.25</text:p>
          </table:table-cell>
          <table:table-cell office:value-type="float" office:value="-0.16875">
            <text:p>-0.16875</text:p>
          </table:table-cell>
          <table:table-cell office:value-type="float" office:value="-0.0522727272727273">
            <text:p>-0.0522727273</text:p>
          </table:table-cell>
          <table:table-cell office:value-type="float" office:value="-0.115566037735849">
            <text:p>-0.1155660377</text:p>
          </table:table-cell>
          <table:table-cell office:value-type="float" office:value="0.4651890625">
            <text:p>0.4651890625</text:p>
          </table:table-cell>
          <table:table-cell office:value-type="float" office:value="0.822401033057851">
            <text:p>0.8224010331</text:p>
          </table:table-cell>
          <table:table-cell office:value-type="float" office:value="0.621695665717337">
            <text:p>0.6216956657</text:p>
          </table:table-cell>
          <table:table-cell office:value-type="float" office:value="-3.75029543815577">
            <text:p>-3.7502954382</text:p>
          </table:table-cell>
          <table:table-cell office:value-type="float" office:value="-12.9105323214817">
            <text:p>-12.9105323215</text:p>
          </table:table-cell>
          <table:table-cell office:value-type="float" office:value="-5.64417954783279">
            <text:p>-5.6441795478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date" office:date-value="2020-06-18">
            <text:p>06/1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3459">
            <text:p>3459</text:p>
          </table:table-cell>
          <table:table-cell office:value-type="float" office:value="0.03">
            <text:p>0.03</text:p>
          </table:table-cell>
          <table:table-cell office:value-type="float" office:value="1.4">
            <text:p>1.4</text:p>
          </table:table-cell>
          <table:table-cell office:value-type="float" office:value="194.4">
            <text:p>194.4</text:p>
          </table:table-cell>
          <table:table-cell office:value-type="float" office:value="3544.6">
            <text:p>3544.6</text:p>
          </table:table-cell>
          <table:table-cell office:value-type="float" office:value="0.06">
            <text:p>0.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9">
            <text:p>49</text:p>
          </table:table-cell>
          <table:table-cell office:value-type="float" office:value="87">
            <text:p>87</text:p>
          </table:table-cell>
          <table:table-cell office:value-type="float" office:value="-15.125">
            <text:p>-15.125</text:p>
          </table:table-cell>
          <table:table-cell office:value-type="float" office:value="-2.25">
            <text:p>-2.25</text:p>
          </table:table-cell>
          <table:table-cell office:value-type="float" office:value="-2.125">
            <text:p>-2.125</text:p>
          </table:table-cell>
          <table:table-cell office:value-type="float" office:value="-0.75625">
            <text:p>-0.75625</text:p>
          </table:table-cell>
          <table:table-cell office:value-type="float" office:value="-0.0459183673469388">
            <text:p>-0.0459183673</text:p>
          </table:table-cell>
          <table:table-cell office:value-type="float" office:value="-0.0244252873563218">
            <text:p>-0.0244252874</text:p>
          </table:table-cell>
          <table:table-cell office:value-type="float" office:value="0">
            <text:p>0</text:p>
          </table:table-cell>
          <table:table-cell office:value-type="float" office:value="0.843418367346939">
            <text:p>0.8434183673</text:p>
          </table:table-cell>
          <table:table-cell office:value-type="float" office:value="0.915680819791254">
            <text:p>0.9156808198</text:p>
          </table:table-cell>
          <table:table-cell office:value-type="float" office:value="-0.491032307407651">
            <text:p>-0.4910323074</text:p>
          </table:table-cell>
          <table:table-cell office:value-type="float" office:value="-14.7459165997534">
            <text:p>-14.7459165998</text:p>
          </table:table-cell>
          <table:table-cell office:value-type="float" office:value="-28.0302590876083">
            <text:p>-28.0302590876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date" office:date-value="2020-06-19">
            <text:p>06/19/20</text:p>
          </table:table-cell>
          <table:table-cell office:value-type="float" office:value="0">
            <text:p>0</text:p>
          </table:table-cell>
          <table:table-cell office:value-type="float" office:value="186">
            <text:p>186</text:p>
          </table:table-cell>
          <table:table-cell office:value-type="float" office:value="3793">
            <text:p>3793</text:p>
          </table:table-cell>
          <table:table-cell office:value-type="float" office:value="0.05">
            <text:p>0.05</text:p>
          </table:table-cell>
          <table:table-cell office:value-type="float" office:value="1">
            <text:p>1</text:p>
          </table:table-cell>
          <table:table-cell office:value-type="float" office:value="189.2">
            <text:p>189.2</text:p>
          </table:table-cell>
          <table:table-cell office:value-type="float" office:value="3899.6">
            <text:p>3899.6</text:p>
          </table:table-cell>
          <table:table-cell office:value-type="float" office:value="0.096">
            <text:p>0.09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14.125">
            <text:p>-14.125</text:p>
          </table:table-cell>
          <table:table-cell office:value-type="float" office:value="-20.125">
            <text:p>-20.125</text:p>
          </table:table-cell>
          <table:table-cell office:value-type="float" office:value="-2.5">
            <text:p>-2.5</text:p>
          </table:table-cell>
          <table:table-cell office:value-type="float" office:value="-0.70625">
            <text:p>-0.70625</text:p>
          </table:table-cell>
          <table:table-cell office:value-type="float" office:value="-0.447222222222222">
            <text:p>-0.4472222222</text:p>
          </table:table-cell>
          <table:table-cell office:value-type="float" office:value="-0.0297619047619048">
            <text:p>-0.0297619048</text:p>
          </table:table-cell>
          <table:table-cell table:number-columns-repeated="2" office:value-type="float" office:value="0">
            <text:p>0</text:p>
          </table:table-cell>
          <table:table-cell office:value-type="float" office:value="0.897569444444445">
            <text:p>0.8975694444</text:p>
          </table:table-cell>
          <table:table-cell office:value-type="float" office:value="-0.565822325194265">
            <text:p>-0.5658223252</text:p>
          </table:table-cell>
          <table:table-cell office:value-type="float" office:value="-1.16927818508489">
            <text:p>-1.1692781851</text:p>
          </table:table-cell>
          <table:table-cell office:value-type="float" office:value="-22.9414264867989">
            <text:p>-22.9414264868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date" office:date-value="2020-06-20">
            <text:p>06/20/20</text:p>
          </table:table-cell>
          <table:table-cell office:value-type="float" office:value="2">
            <text:p>2</text:p>
          </table:table-cell>
          <table:table-cell office:value-type="float" office:value="185">
            <text:p>185</text:p>
          </table:table-cell>
          <table:table-cell office:value-type="float" office:value="3709">
            <text:p>3709</text:p>
          </table:table-cell>
          <table:table-cell office:value-type="float" office:value="0.13">
            <text:p>0.13</text:p>
          </table:table-cell>
          <table:table-cell office:value-type="float" office:value="1">
            <text:p>1</text:p>
          </table:table-cell>
          <table:table-cell office:value-type="float" office:value="186">
            <text:p>186</text:p>
          </table:table-cell>
          <table:table-cell office:value-type="float" office:value="3195.2">
            <text:p>3195.2</text:p>
          </table:table-cell>
          <table:table-cell office:value-type="float" office:value="0.182">
            <text:p>0.182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5.625">
            <text:p>-5.625</text:p>
          </table:table-cell>
          <table:table-cell office:value-type="float" office:value="-9">
            <text:p>-9</text:p>
          </table:table-cell>
          <table:table-cell office:value-type="float" office:value="-0.12">
            <text:p>-0.12</text:p>
          </table:table-cell>
          <table:table-cell office:value-type="float" office:value="-0.1125">
            <text:p>-0.1125</text:p>
          </table:table-cell>
          <table:table-cell office:value-type="float" office:value="-0.109756097560976">
            <text:p>-0.1097560976</text:p>
          </table:table-cell>
          <table:table-cell office:value-type="float" office:value="0.608224">
            <text:p>0.608224</text:p>
          </table:table-cell>
          <table:table-cell office:value-type="float" office:value="0.63105625">
            <text:p>0.63105625</text:p>
          </table:table-cell>
          <table:table-cell office:value-type="float" office:value="0.639464604402142">
            <text:p>0.6394646044</text:p>
          </table:table-cell>
          <table:table-cell office:value-type="float" office:value="-5.42227097958022">
            <text:p>-5.4222709796</text:p>
          </table:table-cell>
          <table:table-cell office:value-type="float" office:value="-5.80784257829561">
            <text:p>-5.8078425783</text:p>
          </table:table-cell>
          <table:table-cell office:value-type="float" office:value="-5.96205347073407">
            <text:p>-5.9620534707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date" office:date-value="2020-06-21">
            <text:p>06/21/20</text:p>
          </table:table-cell>
          <table:table-cell office:value-type="float" office:value="0">
            <text:p>0</text:p>
          </table:table-cell>
          <table:table-cell office:value-type="float" office:value="184">
            <text:p>184</text:p>
          </table:table-cell>
          <table:table-cell office:value-type="float" office:value="3226">
            <text:p>3226</text:p>
          </table:table-cell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office:value-type="float" office:value="184.2">
            <text:p>184.2</text:p>
          </table:table-cell>
          <table:table-cell office:value-type="float" office:value="2652.6">
            <text:p>2652.6</text:p>
          </table:table-cell>
          <table:table-cell office:value-type="float" office:value="0.31">
            <text:p>0.31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3.375">
            <text:p>-3.375</text:p>
          </table:table-cell>
          <table:table-cell office:value-type="float" office:value="-4">
            <text:p>-4</text:p>
          </table:table-cell>
          <table:table-cell office:value-type="float" office:value="-6.375">
            <text:p>-6.375</text:p>
          </table:table-cell>
          <table:table-cell office:value-type="float" office:value="-0.16875">
            <text:p>-0.16875</text:p>
          </table:table-cell>
          <table:table-cell office:value-type="float" office:value="-0.0888888888888889">
            <text:p>-0.0888888889</text:p>
          </table:table-cell>
          <table:table-cell office:value-type="float" office:value="-0.0758928571428571">
            <text:p>-0.0758928571</text:p>
          </table:table-cell>
          <table:table-cell office:value-type="float" office:value="0.4651890625">
            <text:p>0.4651890625</text:p>
          </table:table-cell>
          <table:table-cell office:value-type="float" office:value="0.704375308641975">
            <text:p>0.7043753086</text:p>
          </table:table-cell>
          <table:table-cell office:value-type="float" office:value="0.7456640625">
            <text:p>0.7456640625</text:p>
          </table:table-cell>
          <table:table-cell office:value-type="float" office:value="-3.75029543815577">
            <text:p>-3.7502954382</text:p>
          </table:table-cell>
          <table:table-cell office:value-type="float" office:value="-7.4459558537877">
            <text:p>-7.4459558538</text:p>
          </table:table-cell>
          <table:table-cell office:value-type="float" office:value="-8.782101303727">
            <text:p>-8.7821013037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date" office:date-value="2020-06-22">
            <text:p>06/22/20</text:p>
          </table:table-cell>
          <table:table-cell office:value-type="float" office:value="2">
            <text:p>2</text:p>
          </table:table-cell>
          <table:table-cell office:value-type="float" office:value="183">
            <text:p>183</text:p>
          </table:table-cell>
          <table:table-cell office:value-type="float" office:value="1789">
            <text:p>1789</text:p>
          </table:table-cell>
          <table:table-cell office:value-type="float" office:value="0.45">
            <text:p>0.45</text:p>
          </table:table-cell>
          <table:table-cell office:value-type="float" office:value="1.6">
            <text:p>1.6</text:p>
          </table:table-cell>
          <table:table-cell office:value-type="float" office:value="183.4">
            <text:p>183.4</text:p>
          </table:table-cell>
          <table:table-cell office:value-type="float" office:value="2405.8">
            <text:p>2405.8</text:p>
          </table:table-cell>
          <table:table-cell office:value-type="float" office:value="0.354">
            <text:p>0.354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82">
            <text:p>82</text:p>
          </table:table-cell>
          <table:table-cell office:value-type="float" office:value="-2.625">
            <text:p>-2.625</text:p>
          </table:table-cell>
          <table:table-cell office:value-type="float" office:value="-3.75">
            <text:p>-3.75</text:p>
          </table:table-cell>
          <table:table-cell office:value-type="float" office:value="-1.875">
            <text:p>-1.875</text:p>
          </table:table-cell>
          <table:table-cell office:value-type="float" office:value="-0.13125">
            <text:p>-0.13125</text:p>
          </table:table-cell>
          <table:table-cell office:value-type="float" office:value="-0.0892857142857143">
            <text:p>-0.0892857143</text:p>
          </table:table-cell>
          <table:table-cell office:value-type="float" office:value="-0.0228658536585366">
            <text:p>-0.0228658537</text:p>
          </table:table-cell>
          <table:table-cell office:value-type="float" office:value="0.5743890625">
            <text:p>0.5743890625</text:p>
          </table:table-cell>
          <table:table-cell office:value-type="float" office:value="0.703125">
            <text:p>0.703125</text:p>
          </table:table-cell>
          <table:table-cell office:value-type="float" office:value="0.920994292831648">
            <text:p>0.9209942928</text:p>
          </table:table-cell>
          <table:table-cell office:value-type="float" office:value="-4.92642332174705">
            <text:p>-4.9264233217</text:p>
          </table:table-cell>
          <table:table-cell office:value-type="float" office:value="-7.4112733424489">
            <text:p>-7.4112733424</text:p>
          </table:table-cell>
          <table:table-cell office:value-type="float" office:value="-29.965726999992">
            <text:p>-29.965727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date" office:date-value="2020-06-23">
            <text:p>06/23/20</text:p>
          </table:table-cell>
          <table:table-cell office:value-type="float" office:value="1">
            <text:p>1</text:p>
          </table:table-cell>
          <table:table-cell office:value-type="float" office:value="183">
            <text:p>183</text:p>
          </table:table-cell>
          <table:table-cell office:value-type="float" office:value="746">
            <text:p>746</text:p>
          </table:table-cell>
          <table:table-cell office:value-type="float" office:value="0.67">
            <text:p>0.67</text:p>
          </table:table-cell>
          <table:table-cell office:value-type="float" office:value="1.4">
            <text:p>1.4</text:p>
          </table:table-cell>
          <table:table-cell office:value-type="float" office:value="182.2">
            <text:p>182.2</text:p>
          </table:table-cell>
          <table:table-cell office:value-type="float" office:value="2405.8">
            <text:p>2405.8</text:p>
          </table:table-cell>
          <table:table-cell office:value-type="float" office:value="0.376">
            <text:p>0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7">
            <text:p>77</text:p>
          </table:table-cell>
          <table:table-cell office:value-type="float" office:value="-2.375">
            <text:p>-2.375</text:p>
          </table:table-cell>
          <table:table-cell office:value-type="float" office:value="0.375">
            <text:p>0.375</text:p>
          </table:table-cell>
          <table:table-cell office:value-type="float" office:value="-1.25">
            <text:p>-1.25</text:p>
          </table:table-cell>
          <table:table-cell office:value-type="float" office:value="-0.11875">
            <text:p>-0.11875</text:p>
          </table:table-cell>
          <table:table-cell office:value-type="float" office:value="0.00986842105263158">
            <text:p>0.0098684211</text:p>
          </table:table-cell>
          <table:table-cell office:value-type="float" office:value="-0.0162337662337662">
            <text:p>-0.0162337662</text:p>
          </table:table-cell>
          <table:table-cell office:value-type="float" office:value="0.6120140625">
            <text:p>0.6120140625</text:p>
          </table:table-cell>
          <table:table-cell office:value-type="float" office:value="1.03473034972299">
            <text:p>1.0347303497</text:p>
          </table:table-cell>
          <table:table-cell office:value-type="float" office:value="0.943698347107438">
            <text:p>0.9436983471</text:p>
          </table:table-cell>
          <table:table-cell office:value-type="float" office:value="-5.48315528808548">
            <text:p>-5.483155288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date" office:date-value="2020-06-24">
            <text:p>06/24/20</text:p>
          </table:table-cell>
          <table:table-cell office:value-type="float" office:value="3">
            <text:p>3</text:p>
          </table:table-cell>
          <table:table-cell office:value-type="float" office:value="182">
            <text:p>182</text:p>
          </table:table-cell>
          <table:table-cell office:value-type="float" office:value="2559">
            <text:p>2559</text:p>
          </table:table-cell>
          <table:table-cell office:value-type="float" office:value="0.27">
            <text:p>0.27</text:p>
          </table:table-cell>
          <table:table-cell office:value-type="float" office:value="1.6">
            <text:p>1.6</text:p>
          </table:table-cell>
          <table:table-cell office:value-type="float" office:value="180.2">
            <text:p>180.2</text:p>
          </table:table-cell>
          <table:table-cell office:value-type="float" office:value="2146">
            <text:p>2146</text:p>
          </table:table-cell>
          <table:table-cell office:value-type="float" office:value="0.368">
            <text:p>0.3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3.375">
            <text:p>-3.375</text:p>
          </table:table-cell>
          <table:table-cell office:value-type="float" office:value="-1.625">
            <text:p>-1.625</text:p>
          </table:table-cell>
          <table:table-cell office:value-type="float" office:value="-3.375">
            <text:p>-3.375</text:p>
          </table:table-cell>
          <table:table-cell office:value-type="float" office:value="-0.16875">
            <text:p>-0.16875</text:p>
          </table:table-cell>
          <table:table-cell office:value-type="float" office:value="-0.0427631578947368">
            <text:p>-0.0427631579</text:p>
          </table:table-cell>
          <table:table-cell office:value-type="float" office:value="-0.0456081081081081">
            <text:p>-0.0456081081</text:p>
          </table:table-cell>
          <table:table-cell office:value-type="float" office:value="0.4651890625">
            <text:p>0.4651890625</text:p>
          </table:table-cell>
          <table:table-cell office:value-type="float" office:value="0.853913175207756">
            <text:p>0.8539131752</text:p>
          </table:table-cell>
          <table:table-cell office:value-type="float" office:value="0.844448616691015">
            <text:p>0.8444486167</text:p>
          </table:table-cell>
          <table:table-cell office:value-type="float" office:value="-3.75029543815577">
            <text:p>-3.7502954382</text:p>
          </table:table-cell>
          <table:table-cell office:value-type="float" office:value="-15.8598822452927">
            <text:p>-15.8598822453</text:p>
          </table:table-cell>
          <table:table-cell office:value-type="float" office:value="-14.8486238496313">
            <text:p>-14.8486238496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date" office:date-value="2020-06-25">
            <text:p>06/25/20</text:p>
          </table:table-cell>
          <table:table-cell office:value-type="float" office:value="1">
            <text:p>1</text:p>
          </table:table-cell>
          <table:table-cell office:value-type="float" office:value="179">
            <text:p>179</text:p>
          </table:table-cell>
          <table:table-cell office:value-type="float" office:value="3709">
            <text:p>3709</text:p>
          </table:table-cell>
          <table:table-cell office:value-type="float" office:value="0.24">
            <text:p>0.24</text:p>
          </table:table-cell>
          <table:table-cell office:value-type="float" office:value="1.2">
            <text:p>1.2</text:p>
          </table:table-cell>
          <table:table-cell office:value-type="float" office:value="178">
            <text:p>178</text:p>
          </table:table-cell>
          <table:table-cell office:value-type="float" office:value="2429.6">
            <text:p>2429.6</text:p>
          </table:table-cell>
          <table:table-cell office:value-type="float" office:value="0.346">
            <text:p>0.346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-2.625">
            <text:p>-2.625</text:p>
          </table:table-cell>
          <table:table-cell office:value-type="float" office:value="0">
            <text:p>0</text:p>
          </table:table-cell>
          <table:table-cell office:value-type="float" office:value="-3.25">
            <text:p>-3.25</text:p>
          </table:table-cell>
          <table:table-cell office:value-type="float" office:value="-0.13125">
            <text:p>-0.13125</text:p>
          </table:table-cell>
          <table:table-cell office:value-type="float" office:value="0">
            <text:p>0</text:p>
          </table:table-cell>
          <table:table-cell office:value-type="float" office:value="-0.0590909090909091">
            <text:p>-0.0590909091</text:p>
          </table:table-cell>
          <table:table-cell office:value-type="float" office:value="0.5743890625">
            <text:p>0.5743890625</text:p>
          </table:table-cell>
          <table:table-cell office:value-type="float" office:value="1">
            <text:p>1</text:p>
          </table:table-cell>
          <table:table-cell office:value-type="float" office:value="0.800025619834711">
            <text:p>0.8000256198</text:p>
          </table:table-cell>
          <table:table-cell office:value-type="float" office:value="-4.92642332174705">
            <text:p>-4.9264233217</text:p>
          </table:table-cell>
          <table:table-cell office:value-type="float" office:value="0">
            <text:p>0</text:p>
          </table:table-cell>
          <table:table-cell office:value-type="float" office:value="-11.3800914553277">
            <text:p>-11.3800914553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date" office:date-value="2020-06-26">
            <text:p>06/26/20</text:p>
          </table:table-cell>
          <table:table-cell office:value-type="float" office:value="1">
            <text:p>1</text:p>
          </table:table-cell>
          <table:table-cell office:value-type="float" office:value="174">
            <text:p>174</text:p>
          </table:table-cell>
          <table:table-cell office:value-type="float" office:value="1927">
            <text:p>1927</text:p>
          </table:table-cell>
          <table:table-cell office:value-type="float" office:value="0.21">
            <text:p>0.21</text:p>
          </table:table-cell>
          <table:table-cell office:value-type="float" office:value="1.6">
            <text:p>1.6</text:p>
          </table:table-cell>
          <table:table-cell office:value-type="float" office:value="175.4">
            <text:p>175.4</text:p>
          </table:table-cell>
          <table:table-cell office:value-type="float" office:value="2466.6">
            <text:p>2466.6</text:p>
          </table:table-cell>
          <table:table-cell office:value-type="float" office:value="0.298">
            <text:p>0.2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74">
            <text:p>74</text:p>
          </table:table-cell>
          <table:table-cell office:value-type="float" office:value="-2.375">
            <text:p>-2.375</text:p>
          </table:table-cell>
          <table:table-cell office:value-type="float" office:value="5.625">
            <text:p>5.625</text:p>
          </table:table-cell>
          <table:table-cell office:value-type="float" office:value="5.875">
            <text:p>5.875</text:p>
          </table:table-cell>
          <table:table-cell office:value-type="float" office:value="-0.11875">
            <text:p>-0.11875</text:p>
          </table:table-cell>
          <table:table-cell office:value-type="float" office:value="0.140625">
            <text:p>0.140625</text:p>
          </table:table-cell>
          <table:table-cell office:value-type="float" office:value="0.0793918918918919">
            <text:p>0.0793918919</text:p>
          </table:table-cell>
          <table:table-cell office:value-type="float" office:value="0.6120140625">
            <text:p>0.6120140625</text:p>
          </table:table-cell>
          <table:table-cell office:value-type="float" office:value="1.530947265625">
            <text:p>1.5309472656</text:p>
          </table:table-cell>
          <table:table-cell office:value-type="float" office:value="1.29022564371804">
            <text:p>1.2902256437</text:p>
          </table:table-cell>
          <table:table-cell office:value-type="float" office:value="-5.48315528808548">
            <text:p>-5.4831552881</text:p>
          </table:table-cell>
          <table:table-cell office:value-type="float" office:value="5.26802225117811">
            <text:p>5.2680222512</text:p>
          </table:table-cell>
          <table:table-cell office:value-type="float" office:value="9.07286602098185">
            <text:p>9.072866021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date" office:date-value="2020-06-27">
            <text:p>06/27/20</text:p>
          </table:table-cell>
          <table:table-cell office:value-type="float" office:value="0">
            <text:p>0</text:p>
          </table:table-cell>
          <table:table-cell office:value-type="float" office:value="172">
            <text:p>172</text:p>
          </table:table-cell>
          <table:table-cell office:value-type="float" office:value="3207">
            <text:p>3207</text:p>
          </table:table-cell>
          <table:table-cell office:value-type="float" office:value="0.34">
            <text:p>0.34</text:p>
          </table:table-cell>
          <table:table-cell office:value-type="float" office:value="1.8">
            <text:p>1.8</text:p>
          </table:table-cell>
          <table:table-cell office:value-type="float" office:value="172.8">
            <text:p>172.8</text:p>
          </table:table-cell>
          <table:table-cell office:value-type="float" office:value="2491.8">
            <text:p>2491.8</text:p>
          </table:table-cell>
          <table:table-cell office:value-type="float" office:value="0.266">
            <text:p>0.26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2.5">
            <text:p>-2.5</text:p>
          </table:table-cell>
          <table:table-cell office:value-type="float" office:value="0.875">
            <text:p>0.875</text:p>
          </table:table-cell>
          <table:table-cell office:value-type="float" office:value="5">
            <text:p>5</text:p>
          </table:table-cell>
          <table:table-cell office:value-type="float" office:value="-0.1">
            <text:p>-0.1</text:p>
          </table:table-cell>
          <table:table-cell office:value-type="float" office:value="0.0230263157894737">
            <text:p>0.0230263158</text:p>
          </table:table-cell>
          <table:table-cell office:value-type="float" office:value="0.0675675675675676">
            <text:p>0.0675675676</text:p>
          </table:table-cell>
          <table:table-cell office:value-type="float" office:value="0.6696">
            <text:p>0.6696</text:p>
          </table:table-cell>
          <table:table-cell office:value-type="float" office:value="1.08163131925208">
            <text:p>1.0816313193</text:p>
          </table:table-cell>
          <table:table-cell office:value-type="float" office:value="1.245434623813">
            <text:p>1.2454346238</text:p>
          </table:table-cell>
          <table:table-cell office:value-type="float" office:value="-6.57881347896059">
            <text:p>-6.578813479</text:p>
          </table:table-cell>
          <table:table-cell office:value-type="float" office:value="30.44765047296">
            <text:p>30.447650473</text:p>
          </table:table-cell>
          <table:table-cell office:value-type="float" office:value="10.6013754753506">
            <text:p>10.6013754754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date" office:date-value="2020-06-28">
            <text:p>06/28/20</text:p>
          </table:table-cell>
          <table:table-cell office:value-type="float" office:value="3">
            <text:p>3</text:p>
          </table:table-cell>
          <table:table-cell office:value-type="float" office:value="170">
            <text:p>170</text:p>
          </table:table-cell>
          <table:table-cell office:value-type="float" office:value="931">
            <text:p>931</text:p>
          </table:table-cell>
          <table:table-cell office:value-type="float" office:value="0.43">
            <text:p>0.43</text:p>
          </table:table-cell>
          <table:table-cell office:value-type="float" office:value="1.6">
            <text:p>1.6</text:p>
          </table:table-cell>
          <table:table-cell office:value-type="float" office:value="170.8">
            <text:p>170.8</text:p>
          </table:table-cell>
          <table:table-cell office:value-type="float" office:value="1963.2">
            <text:p>1963.2</text:p>
          </table:table-cell>
          <table:table-cell office:value-type="float" office:value="0.406">
            <text:p>0.406</text:p>
          </table:table-cell>
          <table:table-cell table:number-columns-repeated="3"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-1.875">
            <text:p>-1.875</text:p>
          </table:table-cell>
          <table:table-cell office:value-type="float" office:value="-2">
            <text:p>-2</text:p>
          </table:table-cell>
          <table:table-cell office:value-type="float" office:value="13.5">
            <text:p>13.5</text:p>
          </table:table-cell>
          <table:table-cell office:value-type="float" office:value="-0.0852272727272727">
            <text:p>-0.0852272727</text:p>
          </table:table-cell>
          <table:table-cell office:value-type="float" office:value="-0.0571428571428571">
            <text:p>-0.0571428571</text:p>
          </table:table-cell>
          <table:table-cell office:value-type="float" office:value="0.195652173913043">
            <text:p>0.1956521739</text:p>
          </table:table-cell>
          <table:table-cell office:value-type="float" office:value="0.715941373966942">
            <text:p>0.715941374</text:p>
          </table:table-cell>
          <table:table-cell office:value-type="float" office:value="0.8064">
            <text:p>0.8064</text:p>
          </table:table-cell>
          <table:table-cell office:value-type="float" office:value="1.75981096408318">
            <text:p>1.7598109641</text:p>
          </table:table-cell>
          <table:table-cell office:value-type="float" office:value="-7.78120856746017">
            <text:p>-7.7812085675</text:p>
          </table:table-cell>
          <table:table-cell office:value-type="float" office:value="-11.7801035050652">
            <text:p>-11.7801035051</text:p>
          </table:table-cell>
          <table:table-cell office:value-type="float" office:value="3.87900969280347">
            <text:p>3.8790096928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date" office:date-value="2020-06-29">
            <text:p>06/29/20</text:p>
          </table:table-cell>
          <table:table-cell office:value-type="float" office:value="4">
            <text:p>4</text:p>
          </table:table-cell>
          <table:table-cell office:value-type="float" office:value="169">
            <text:p>169</text:p>
          </table:table-cell>
          <table:table-cell office:value-type="float" office:value="2685">
            <text:p>2685</text:p>
          </table:table-cell>
          <table:table-cell office:value-type="float" office:value="0.11">
            <text:p>0.11</text:p>
          </table:table-cell>
          <table:table-cell office:value-type="float" office:value="1.6">
            <text:p>1.6</text:p>
          </table:table-cell>
          <table:table-cell office:value-type="float" office:value="167.4">
            <text:p>167.4</text:p>
          </table:table-cell>
          <table:table-cell office:value-type="float" office:value="2138.8">
            <text:p>2138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42">
            <text:p>42</text:p>
          </table:table-cell>
          <table:table-cell office:value-type="float" office:value="91">
            <text:p>91</text:p>
          </table:table-cell>
          <table:table-cell office:value-type="float" office:value="-2.125">
            <text:p>-2.125</text:p>
          </table:table-cell>
          <table:table-cell office:value-type="float" office:value="0.25">
            <text:p>0.25</text:p>
          </table:table-cell>
          <table:table-cell office:value-type="float" office:value="14">
            <text:p>14</text:p>
          </table:table-cell>
          <table:table-cell office:value-type="float" office:value="-0.118055555555556">
            <text:p>-0.1180555556</text:p>
          </table:table-cell>
          <table:table-cell office:value-type="float" office:value="0.00595238095238095">
            <text:p>0.005952381</text:p>
          </table:table-cell>
          <table:table-cell office:value-type="float" office:value="0.153846153846154">
            <text:p>0.1538461538</text:p>
          </table:table-cell>
          <table:table-cell office:value-type="float" office:value="0.614122299382716">
            <text:p>0.6141222994</text:p>
          </table:table-cell>
          <table:table-cell office:value-type="float" office:value="1.02090277777778">
            <text:p>1.0209027778</text:p>
          </table:table-cell>
          <table:table-cell office:value-type="float" office:value="1.58485207100592">
            <text:p>1.584852071</text:p>
          </table:table-cell>
          <table:table-cell office:value-type="float" office:value="-5.51753621604541">
            <text:p>-5.517536216</text:p>
          </table:table-cell>
          <table:table-cell office:value-type="float" office:value="0">
            <text:p>0</text:p>
          </table:table-cell>
          <table:table-cell office:value-type="float" office:value="4.84376725479299">
            <text:p>4.8437672548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date" office:date-value="2020-06-30">
            <text:p>06/30/20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1066">
            <text:p>1066</text:p>
          </table:table-cell>
          <table:table-cell office:value-type="float" office:value="0.94">
            <text:p>0.94</text:p>
          </table:table-cell>
          <table:table-cell office:value-type="float" office:value="1.8">
            <text:p>1.8</text:p>
          </table:table-cell>
          <table:table-cell office:value-type="float" office:value="163">
            <text:p>163</text:p>
          </table:table-cell>
          <table:table-cell office:value-type="float" office:value="1885.4">
            <text:p>1885.4</text:p>
          </table:table-cell>
          <table:table-cell office:value-type="float" office:value="0.402">
            <text:p>0.402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105">
            <text:p>105</text:p>
          </table:table-cell>
          <table:table-cell office:value-type="float" office:value="-0.5">
            <text:p>-0.5</text:p>
          </table:table-cell>
          <table:table-cell office:value-type="float" office:value="4.5">
            <text:p>4.5</text:p>
          </table:table-cell>
          <table:table-cell office:value-type="float" office:value="9">
            <text:p>9</text:p>
          </table:table-cell>
          <table:table-cell office:value-type="float" office:value="-0.1">
            <text:p>-0.1</text:p>
          </table:table-cell>
          <table:table-cell office:value-type="float" office:value="0.09375">
            <text:p>0.09375</text:p>
          </table:table-cell>
          <table:table-cell office:value-type="float" office:value="0.0857142857142857">
            <text:p>0.0857142857</text:p>
          </table:table-cell>
          <table:table-cell office:value-type="float" office:value="0.6696">
            <text:p>0.6696</text:p>
          </table:table-cell>
          <table:table-cell office:value-type="float" office:value="1.3453515625">
            <text:p>1.3453515625</text:p>
          </table:table-cell>
          <table:table-cell office:value-type="float" office:value="1.3144">
            <text:p>1.3144</text:p>
          </table:table-cell>
          <table:table-cell office:value-type="float" office:value="-6.57881347896059">
            <text:p>-6.578813479</text:p>
          </table:table-cell>
          <table:table-cell office:value-type="float" office:value="7.73496800763617">
            <text:p>7.7349680076</text:p>
          </table:table-cell>
          <table:table-cell office:value-type="float" office:value="8.42854097334081">
            <text:p>8.4285409733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date" office:date-value="2020-07-01">
            <text:p>07/01/20</text:p>
          </table:table-cell>
          <table:table-cell office:value-type="float" office:value="1">
            <text:p>1</text:p>
          </table:table-cell>
          <table:table-cell office:value-type="float" office:value="157">
            <text:p>157</text:p>
          </table:table-cell>
          <table:table-cell office:value-type="float" office:value="2805">
            <text:p>2805</text:p>
          </table:table-cell>
          <table:table-cell office:value-type="float" office:value="0.07">
            <text:p>0.07</text:p>
          </table:table-cell>
          <table:table-cell office:value-type="float" office:value="1.4">
            <text:p>1.4</text:p>
          </table:table-cell>
          <table:table-cell office:value-type="float" office:value="157">
            <text:p>157</text:p>
          </table:table-cell>
          <table:table-cell office:value-type="float" office:value="2086.8">
            <text:p>2086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105">
            <text:p>105</text:p>
          </table:table-cell>
          <table:table-cell office:value-type="float" office:value="1.125">
            <text:p>1.125</text:p>
          </table:table-cell>
          <table:table-cell office:value-type="float" office:value="3">
            <text:p>3</text:p>
          </table:table-cell>
          <table:table-cell office:value-type="float" office:value="10.375">
            <text:p>10.375</text:p>
          </table:table-cell>
          <table:table-cell office:value-type="float" office:value="0.5625">
            <text:p>0.5625</text:p>
          </table:table-cell>
          <table:table-cell office:value-type="float" office:value="0.0666666666666667">
            <text:p>0.0666666667</text:p>
          </table:table-cell>
          <table:table-cell office:value-type="float" office:value="0.0988095238095238">
            <text:p>0.0988095238</text:p>
          </table:table-cell>
          <table:table-cell office:value-type="float" office:value="3.58890625">
            <text:p>3.58890625</text:p>
          </table:table-cell>
          <table:table-cell office:value-type="float" office:value="1.24204444444444">
            <text:p>1.2420444444</text:p>
          </table:table-cell>
          <table:table-cell office:value-type="float" office:value="1.36496944444444">
            <text:p>1.3649694444</text:p>
          </table:table-cell>
          <table:table-cell office:value-type="float" office:value="1.55314185975269">
            <text:p>1.5531418598</text:p>
          </table:table-cell>
          <table:table-cell office:value-type="float" office:value="10.7400536662813">
            <text:p>10.7400536663</text:p>
          </table:table-cell>
          <table:table-cell office:value-type="float" office:value="7.35611512489127">
            <text:p>7.3561151249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date" office:date-value="2020-07-02">
            <text:p>07/02/2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1940">
            <text:p>1940</text:p>
          </table:table-cell>
          <table:table-cell office:value-type="float" office:value="0.46">
            <text:p>0.46</text:p>
          </table:table-cell>
          <table:table-cell office:value-type="float" office:value="0.8">
            <text:p>0.8</text:p>
          </table:table-cell>
          <table:table-cell office:value-type="float" office:value="152">
            <text:p>152</text:p>
          </table:table-cell>
          <table:table-cell office:value-type="float" office:value="1925.8">
            <text:p>1925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63">
            <text:p>163</text:p>
          </table:table-cell>
          <table:table-cell office:value-type="float" office:value="1.875">
            <text:p>1.875</text:p>
          </table:table-cell>
          <table:table-cell office:value-type="float" office:value="4.875">
            <text:p>4.875</text:p>
          </table:table-cell>
          <table:table-cell office:value-type="float" office:value="10.25">
            <text:p>10.25</text:p>
          </table:table-cell>
          <table:table-cell office:value-type="float" office:value="0">
            <text:p>0</text:p>
          </table:table-cell>
          <table:table-cell office:value-type="float" office:value="0.108333333333333">
            <text:p>0.1083333333</text:p>
          </table:table-cell>
          <table:table-cell office:value-type="float" office:value="0.0628834355828221">
            <text:p>0.0628834356</text:p>
          </table:table-cell>
          <table:table-cell office:value-type="float" office:value="1">
            <text:p>1</text:p>
          </table:table-cell>
          <table:table-cell office:value-type="float" office:value="1.40216944444444">
            <text:p>1.4021694444</text:p>
          </table:table-cell>
          <table:table-cell office:value-type="float" office:value="1.22784250442245">
            <text:p>1.2278425044</text:p>
          </table:table-cell>
          <table:table-cell office:value-type="float" office:value="0">
            <text:p>0</text:p>
          </table:table-cell>
          <table:table-cell office:value-type="float" office:value="6.73891502877301">
            <text:p>6.7389150288</text:p>
          </table:table-cell>
          <table:table-cell office:value-type="float" office:value="11.3657819254111">
            <text:p>11.3657819254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date" office:date-value="2020-07-03">
            <text:p>07/03/20</text:p>
          </table:table-cell>
          <table:table-cell office:value-type="float" office:value="1">
            <text:p>1</text:p>
          </table:table-cell>
          <table:table-cell office:value-type="float" office:value="140">
            <text:p>140</text:p>
          </table:table-cell>
          <table:table-cell office:value-type="float" office:value="1938">
            <text:p>1938</text:p>
          </table:table-cell>
          <table:table-cell office:value-type="float" office:value="0.31">
            <text:p>0.31</text:p>
          </table:table-cell>
          <table:table-cell office:value-type="float" office:value="0.8">
            <text:p>0.8</text:p>
          </table:table-cell>
          <table:table-cell office:value-type="float" office:value="147">
            <text:p>147</text:p>
          </table:table-cell>
          <table:table-cell office:value-type="float" office:value="2129">
            <text:p>2129</text:p>
          </table:table-cell>
          <table:table-cell office:value-type="float" office:value="0.276">
            <text:p>0.27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office:value-type="float" office:value="167">
            <text:p>167</text:p>
          </table:table-cell>
          <table:table-cell office:value-type="float" office:value="3.75">
            <text:p>3.75</text:p>
          </table:table-cell>
          <table:table-cell office:value-type="float" office:value="5.75">
            <text:p>5.75</text:p>
          </table:table-cell>
          <table:table-cell office:value-type="float" office:value="-1.375">
            <text:p>-1.375</text:p>
          </table:table-cell>
          <table:table-cell office:value-type="float" office:value="0.75">
            <text:p>0.75</text:p>
          </table:table-cell>
          <table:table-cell office:value-type="float" office:value="0.110576923076923">
            <text:p>0.1105769231</text:p>
          </table:table-cell>
          <table:table-cell office:value-type="float" office:value="-0.00823353293413174">
            <text:p>-0.0082335329</text:p>
          </table:table-cell>
          <table:table-cell office:value-type="float" office:value="4.7275">
            <text:p>4.7275</text:p>
          </table:table-cell>
          <table:table-cell office:value-type="float" office:value="1.41098465236686">
            <text:p>1.4109846524</text:p>
          </table:table-cell>
          <table:table-cell office:value-type="float" office:value="0.971315505217111">
            <text:p>0.9713155052</text:p>
          </table:table-cell>
          <table:table-cell office:value-type="float" office:value="1.23861262584667">
            <text:p>1.2386126258</text:p>
          </table:table-cell>
          <table:table-cell office:value-type="float" office:value="6.60897807455499">
            <text:p>6.60897807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date" office:date-value="2020-07-04">
            <text:p>07/04/20</text:p>
          </table:table-cell>
          <table:table-cell office:value-type="float" office:value="1">
            <text:p>1</text:p>
          </table:table-cell>
          <table:table-cell office:value-type="float" office:value="144">
            <text:p>144</text:p>
          </table:table-cell>
          <table:table-cell office:value-type="float" office:value="1880">
            <text:p>1880</text:p>
          </table:table-cell>
          <table:table-cell office:value-type="float" office:value="0.11">
            <text:p>0.11</text:p>
          </table:table-cell>
          <table:table-cell office:value-type="float" office:value="0.6">
            <text:p>0.6</text:p>
          </table:table-cell>
          <table:table-cell office:value-type="float" office:value="144">
            <text:p>144</text:p>
          </table:table-cell>
          <table:table-cell office:value-type="float" office:value="1666.6">
            <text:p>1666.6</text:p>
          </table:table-cell>
          <table:table-cell office:value-type="float" office:value="0.506">
            <text:p>0.5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office:value-type="float" office:value="144">
            <text:p>144</text:p>
          </table:table-cell>
          <table:table-cell office:value-type="float" office:value="1.25">
            <text:p>1.25</text:p>
          </table:table-cell>
          <table:table-cell office:value-type="float" office:value="4.125">
            <text:p>4.125</text:p>
          </table:table-cell>
          <table:table-cell office:value-type="float" office:value="2.75">
            <text:p>2.75</text:p>
          </table:table-cell>
          <table:table-cell office:value-type="float" office:value="0.0833333333333333">
            <text:p>0.0833333333</text:p>
          </table:table-cell>
          <table:table-cell office:value-type="float" office:value="0.0711206896551724">
            <text:p>0.0711206897</text:p>
          </table:table-cell>
          <table:table-cell office:value-type="float" office:value="0.0190972222222222">
            <text:p>0.0190972222</text:p>
          </table:table-cell>
          <table:table-cell office:value-type="float" office:value="1.30527777777778">
            <text:p>1.3052777778</text:p>
          </table:table-cell>
          <table:table-cell office:value-type="float" office:value="1.25883639268728">
            <text:p>1.2588363927</text:p>
          </table:table-cell>
          <table:table-cell office:value-type="float" office:value="1.06755509741512">
            <text:p>1.0675550974</text:p>
          </table:table-cell>
          <table:table-cell office:value-type="float" office:value="8.65971680252282">
            <text:p>8.6597168025</text:p>
          </table:table-cell>
          <table:table-cell office:value-type="float" office:value="10.0886747665507">
            <text:p>10.08867476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date" office:date-value="2020-07-05">
            <text:p>07/05/20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2082">
            <text:p>2082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140.4">
            <text:p>140.4</text:p>
          </table:table-cell>
          <table:table-cell office:value-type="float" office:value="1458.6">
            <text:p>1458.6</text:p>
          </table:table-cell>
          <table:table-cell office:value-type="float" office:value="0.77">
            <text:p>0.7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63">
            <text:p>63</text:p>
          </table:table-cell>
          <table:table-cell office:value-type="float" office:value="200">
            <text:p>200</text:p>
          </table:table-cell>
          <table:table-cell office:value-type="float" office:value="2.75">
            <text:p>2.75</text:p>
          </table:table-cell>
          <table:table-cell office:value-type="float" office:value="1.5">
            <text:p>1.5</text:p>
          </table:table-cell>
          <table:table-cell office:value-type="float" office:value="2.875">
            <text:p>2.875</text:p>
          </table:table-cell>
          <table:table-cell office:value-type="float" office:value="0.229166666666667">
            <text:p>0.2291666667</text:p>
          </table:table-cell>
          <table:table-cell office:value-type="float" office:value="0.0238095238095238">
            <text:p>0.0238095238</text:p>
          </table:table-cell>
          <table:table-cell office:value-type="float" office:value="0.014375">
            <text:p>0.014375</text:p>
          </table:table-cell>
          <table:table-cell office:value-type="float" office:value="1.90501736111111">
            <text:p>1.9050173611</text:p>
          </table:table-cell>
          <table:table-cell office:value-type="float" office:value="1.08444444444444">
            <text:p>1.0844444444</text:p>
          </table:table-cell>
          <table:table-cell office:value-type="float" office:value="1.050717515625">
            <text:p>1.0507175156</text:p>
          </table:table-cell>
          <table:table-cell office:value-type="float" office:value="3.35930582151355">
            <text:p>3.3593058215</text:p>
          </table:table-cell>
          <table:table-cell office:value-type="float" office:value="29.4573960115121">
            <text:p>29.45739601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date" office:date-value="2020-07-06">
            <text:p>07/06/20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493">
            <text:p>493</text:p>
          </table:table-cell>
          <table:table-cell office:value-type="float" office:value="1.22">
            <text:p>1.22</text:p>
          </table:table-cell>
          <table:table-cell office:value-type="float" office:value="0.2">
            <text:p>0.2</text:p>
          </table:table-cell>
          <table:table-cell office:value-type="float" office:value="138.6">
            <text:p>138.6</text:p>
          </table:table-cell>
          <table:table-cell office:value-type="float" office:value="1413">
            <text:p>1413</text:p>
          </table:table-cell>
          <table:table-cell office:value-type="float" office:value="0.766">
            <text:p>0.76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151">
            <text:p>151</text:p>
          </table:table-cell>
          <table:table-cell office:value-type="float" office:value="6">
            <text:p>6</text:p>
          </table:table-cell>
          <table:table-cell office:value-type="float" office:value="3.5">
            <text:p>3.5</text:p>
          </table:table-cell>
          <table:table-cell office:value-type="float" office:value="7.5">
            <text:p>7.5</text:p>
          </table:table-cell>
          <table:table-cell office:value-type="float" office:value="0.6">
            <text:p>0.6</text:p>
          </table:table-cell>
          <table:table-cell office:value-type="float" office:value="0.0466666666666667">
            <text:p>0.0466666667</text:p>
          </table:table-cell>
          <table:table-cell office:value-type="float" office:value="0.0496688741721854">
            <text:p>0.0496688742</text:p>
          </table:table-cell>
          <table:table-cell office:value-type="float" office:value="3.8056">
            <text:p>3.8056</text:p>
          </table:table-cell>
          <table:table-cell office:value-type="float" office:value="1.16760177777778">
            <text:p>1.1676017778</text:p>
          </table:table-cell>
          <table:table-cell office:value-type="float" office:value="1.17867637384325">
            <text:p>1.1786763738</text:p>
          </table:table-cell>
          <table:table-cell office:value-type="float" office:value="1.47476984735695">
            <text:p>1.4747698474</text:p>
          </table:table-cell>
          <table:table-cell office:value-type="float" office:value="15.1970929843229">
            <text:p>15.1970929843</text:p>
          </table:table-cell>
          <table:table-cell office:value-type="float" office:value="14.2991369234721">
            <text:p>14.299136923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date" office:date-value="2020-07-07">
            <text:p>07/07/20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900">
            <text:p>900</text:p>
          </table:table-cell>
          <table:table-cell office:value-type="float" office:value="1.78">
            <text:p>1.78</text:p>
          </table:table-cell>
          <table:table-cell office:value-type="float" office:value="0.4">
            <text:p>0.4</text:p>
          </table:table-cell>
          <table:table-cell office:value-type="float" office:value="136.4">
            <text:p>136.4</text:p>
          </table:table-cell>
          <table:table-cell office:value-type="float" office:value="1218.8">
            <text:p>1218.8</text:p>
          </table:table-cell>
          <table:table-cell office:value-type="float" office:value="0.964">
            <text:p>0.96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office:value-type="float" office:value="135">
            <text:p>135</text:p>
          </table:table-cell>
          <table:table-cell office:value-type="float" office:value="3.75">
            <text:p>3.75</text:p>
          </table:table-cell>
          <table:table-cell office:value-type="float" office:value="-2.25">
            <text:p>-2.25</text:p>
          </table:table-cell>
          <table:table-cell office:value-type="float" office:value="2.375">
            <text:p>2.375</text:p>
          </table:table-cell>
          <table:table-cell office:value-type="float" office:value="0.15">
            <text:p>0.15</text:p>
          </table:table-cell>
          <table:table-cell office:value-type="float" office:value="-0.0375">
            <text:p>-0.0375</text:p>
          </table:table-cell>
          <table:table-cell office:value-type="float" office:value="0.0175925925925926">
            <text:p>0.0175925926</text:p>
          </table:table-cell>
          <table:table-cell office:value-type="float" office:value="1.5691">
            <text:p>1.5691</text:p>
          </table:table-cell>
          <table:table-cell office:value-type="float" office:value="0.87150625">
            <text:p>0.87150625</text:p>
          </table:table-cell>
          <table:table-cell office:value-type="float" office:value="1.06218069272977">
            <text:p>1.0621806927</text:p>
          </table:table-cell>
          <table:table-cell office:value-type="float" office:value="4.95948445464039">
            <text:p>4.9594844546</text:p>
          </table:table-cell>
          <table:table-cell office:value-type="float" office:value="-18.1351435345782">
            <text:p>-18.1351435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date" office:date-value="2020-07-08">
            <text:p>07/08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710">
            <text:p>1710</text:p>
          </table:table-cell>
          <table:table-cell office:value-type="float" office:value="0.29">
            <text:p>0.29</text:p>
          </table:table-cell>
          <table:table-cell office:value-type="float" office:value="0.8">
            <text:p>0.8</text:p>
          </table:table-cell>
          <table:table-cell office:value-type="float" office:value="133.4">
            <text:p>133.4</text:p>
          </table:table-cell>
          <table:table-cell office:value-type="float" office:value="1289.4">
            <text:p>1289.4</text:p>
          </table:table-cell>
          <table:table-cell office:value-type="float" office:value="0.902">
            <text:p>0.90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68">
            <text:p>68</text:p>
          </table:table-cell>
          <table:table-cell office:value-type="float" office:value="131">
            <text:p>131</text:p>
          </table:table-cell>
          <table:table-cell office:value-type="float" office:value="2.75">
            <text:p>2.75</text:p>
          </table:table-cell>
          <table:table-cell office:value-type="float" office:value="0.625">
            <text:p>0.625</text:p>
          </table:table-cell>
          <table:table-cell office:value-type="float" office:value="-3.875">
            <text:p>-3.875</text:p>
          </table:table-cell>
          <table:table-cell office:value-type="float" office:value="0.0859375">
            <text:p>0.0859375</text:p>
          </table:table-cell>
          <table:table-cell office:value-type="float" office:value="0.00919117647058824">
            <text:p>0.0091911765</text:p>
          </table:table-cell>
          <table:table-cell office:value-type="float" office:value="-0.0295801526717557">
            <text:p>-0.0295801527</text:p>
          </table:table-cell>
          <table:table-cell office:value-type="float" office:value="1.31525634765625">
            <text:p>1.3152563477</text:p>
          </table:table-cell>
          <table:table-cell office:value-type="float" office:value="1.03233469398789">
            <text:p>1.032334694</text:p>
          </table:table-cell>
          <table:table-cell office:value-type="float" office:value="0.89818443709574">
            <text:p>0.8981844371</text:p>
          </table:table-cell>
          <table:table-cell office:value-type="float" office:value="8.40752464310305">
            <text:p>8.4075246431</text:p>
          </table:table-cell>
          <table:table-cell office:value-type="float" office:value="0">
            <text:p>0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date" office:date-value="2020-07-09">
            <text:p>07/09/20</text:p>
          </table:table-cell>
          <table:table-cell office:value-type="float" office:value="2">
            <text:p>2</text:p>
          </table:table-cell>
          <table:table-cell office:value-type="float" office:value="133">
            <text:p>133</text:p>
          </table:table-cell>
          <table:table-cell office:value-type="float" office:value="909">
            <text:p>909</text:p>
          </table:table-cell>
          <table:table-cell office:value-type="float" office:value="1.1">
            <text:p>1.1</text:p>
          </table:table-cell>
          <table:table-cell office:value-type="float" office:value="1.2">
            <text:p>1.2</text:p>
          </table:table-cell>
          <table:table-cell office:value-type="float" office:value="130.6">
            <text:p>130.6</text:p>
          </table:table-cell>
          <table:table-cell office:value-type="float" office:value="1427.4">
            <text:p>1427.4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6">
            <text:p>6</text:p>
          </table:table-cell>
          <table:table-cell office:value-type="float" office:value="4.125">
            <text:p>4.125</text:p>
          </table:table-cell>
          <table:table-cell office:value-type="float" office:value="6.125">
            <text:p>6.125</text:p>
          </table:table-cell>
          <table:table-cell office:value-type="float" office:value="0.2">
            <text:p>0.2</text:p>
          </table:table-cell>
          <table:table-cell office:value-type="float" office:value="0.0515625">
            <text:p>0.0515625</text:p>
          </table:table-cell>
          <table:table-cell office:value-type="float" office:value="0.0340277777777778">
            <text:p>0.0340277778</text:p>
          </table:table-cell>
          <table:table-cell office:value-type="float" office:value="1.7784">
            <text:p>1.7784</text:p>
          </table:table-cell>
          <table:table-cell office:value-type="float" office:value="1.18567978515625">
            <text:p>1.1856797852</text:p>
          </table:table-cell>
          <table:table-cell office:value-type="float" office:value="1.12136668595679">
            <text:p>1.121366686</text:p>
          </table:table-cell>
          <table:table-cell office:value-type="float" office:value="3.80178401692393">
            <text:p>3.8017840169</text:p>
          </table:table-cell>
          <table:table-cell office:value-type="float" office:value="13.7865240012283">
            <text:p>13.7865240012</text:p>
          </table:table-cell>
          <table:table-cell office:value-type="float" office:value="20.7146803981886">
            <text:p>20.714680398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date" office:date-value="2020-07-10">
            <text:p>07/10/20</text:p>
          </table:table-cell>
          <table:table-cell office:value-type="float" office:value="2">
            <text:p>2</text:p>
          </table:table-cell>
          <table:table-cell office:value-type="float" office:value="129">
            <text:p>129</text:p>
          </table:table-cell>
          <table:table-cell office:value-type="float" office:value="2435">
            <text:p>2435</text:p>
          </table:table-cell>
          <table:table-cell office:value-type="float" office:value="0.12">
            <text:p>0.12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488.4">
            <text:p>1488.4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78">
            <text:p>78</text:p>
          </table:table-cell>
          <table:table-cell office:value-type="float" office:value="143">
            <text:p>143</text:p>
          </table:table-cell>
          <table:table-cell office:value-type="float" office:value="-4.125">
            <text:p>-4.125</text:p>
          </table:table-cell>
          <table:table-cell office:value-type="float" office:value="6">
            <text:p>6</text:p>
          </table:table-cell>
          <table:table-cell office:value-type="float" office:value="11.125">
            <text:p>11.125</text:p>
          </table:table-cell>
          <table:table-cell office:value-type="float" office:value="-0.165">
            <text:p>-0.165</text:p>
          </table:table-cell>
          <table:table-cell office:value-type="float" office:value="0.0769230769230769">
            <text:p>0.0769230769</text:p>
          </table:table-cell>
          <table:table-cell office:value-type="float" office:value="0.0777972027972028">
            <text:p>0.0777972028</text:p>
          </table:table-cell>
          <table:table-cell office:value-type="float" office:value="0.475861">
            <text:p>0.475861</text:p>
          </table:table-cell>
          <table:table-cell office:value-type="float" office:value="1.28082840236686">
            <text:p>1.2808284024</text:p>
          </table:table-cell>
          <table:table-cell office:value-type="float" office:value="1.28415292312583">
            <text:p>1.2841529231</text:p>
          </table:table-cell>
          <table:table-cell office:value-type="float" office:value="-3.8439081566422">
            <text:p>-3.8439081566</text:p>
          </table:table-cell>
          <table:table-cell office:value-type="float" office:value="9.35320668499947">
            <text:p>9.353206685</text:p>
          </table:table-cell>
          <table:table-cell office:value-type="float" office:value="9.25191361468452">
            <text:p>9.251913614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date" office:date-value="2020-07-11">
            <text:p>07/11/20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1183">
            <text:p>1183</text:p>
          </table:table-cell>
          <table:table-cell office:value-type="float" office:value="0.51">
            <text:p>0.51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373.6">
            <text:p>1373.6</text:p>
          </table:table-cell>
          <table:table-cell office:value-type="float" office:value="0.656">
            <text:p>0.65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1.625">
            <text:p>-1.625</text:p>
          </table:table-cell>
          <table:table-cell office:value-type="float" office:value="-2">
            <text:p>-2</text:p>
          </table:table-cell>
          <table:table-cell office:value-type="float" office:value="2.375">
            <text:p>2.375</text:p>
          </table:table-cell>
          <table:table-cell office:value-type="float" office:value="-0.0427631578947368">
            <text:p>-0.0427631579</text:p>
          </table:table-cell>
          <table:table-cell office:value-type="float" office:value="-0.0294117647058824">
            <text:p>-0.0294117647</text:p>
          </table:table-cell>
          <table:table-cell office:value-type="float" office:value="0.0175925925925926">
            <text:p>0.0175925926</text:p>
          </table:table-cell>
          <table:table-cell office:value-type="float" office:value="0.853913175207756">
            <text:p>0.8539131752</text:p>
          </table:table-cell>
          <table:table-cell office:value-type="float" office:value="0.898754325259516">
            <text:p>0.8987543253</text:p>
          </table:table-cell>
          <table:table-cell office:value-type="float" office:value="1.06218069272977">
            <text:p>1.0621806927</text:p>
          </table:table-cell>
          <table:table-cell office:value-type="float" office:value="-15.8598822452927">
            <text:p>-15.8598822453</text:p>
          </table:table-cell>
          <table:table-cell office:value-type="float" office:value="-23.2187061996004">
            <text:p>-23.218706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date" office:date-value="2020-07-12">
            <text:p>07/12/20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office:value-type="float" office:value="1205">
            <text:p>1205</text:p>
          </table:table-cell>
          <table:table-cell office:value-type="float" office:value="0.41">
            <text:p>0.41</text:p>
          </table:table-cell>
          <table:table-cell office:value-type="float" office:value="0.8">
            <text:p>0.8</text:p>
          </table:table-cell>
          <table:table-cell office:value-type="float" office:value="128">
            <text:p>128</text:p>
          </table:table-cell>
          <table:table-cell office:value-type="float" office:value="1351.2">
            <text:p>1351.2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75">
            <text:p>75</text:p>
          </table:table-cell>
          <table:table-cell office:value-type="float" office:value="147">
            <text:p>147</text:p>
          </table:table-cell>
          <table:table-cell office:value-type="float" office:value="-1">
            <text:p>-1</text:p>
          </table:table-cell>
          <table:table-cell office:value-type="float" office:value="3.125">
            <text:p>3.125</text:p>
          </table:table-cell>
          <table:table-cell office:value-type="float" office:value="-3.375">
            <text:p>-3.375</text:p>
          </table:table-cell>
          <table:table-cell office:value-type="float" office:value="-0.0238095238095238">
            <text:p>-0.0238095238</text:p>
          </table:table-cell>
          <table:table-cell office:value-type="float" office:value="0.0416666666666667">
            <text:p>0.0416666667</text:p>
          </table:table-cell>
          <table:table-cell office:value-type="float" office:value="-0.0229591836734694">
            <text:p>-0.0229591837</text:p>
          </table:table-cell>
          <table:table-cell office:value-type="float" office:value="0.917777777777778">
            <text:p>0.9177777778</text:p>
          </table:table-cell>
          <table:table-cell office:value-type="float" office:value="1.14923611111111">
            <text:p>1.1492361111</text:p>
          </table:table-cell>
          <table:table-cell office:value-type="float" office:value="0.920676020408163">
            <text:p>0.9206760204</text:p>
          </table:table-cell>
          <table:table-cell office:value-type="float" office:value="-28.7642160775476">
            <text:p>-28.7642160775</text:p>
          </table:table-cell>
          <table:table-cell office:value-type="float" office:value="16.9797480183389">
            <text:p>16.9797480183</text:p>
          </table:table-cell>
          <table:table-cell office:value-type="float" office:value="-29.8424953173374">
            <text:p>-29.8424953173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date" office:date-value="2020-07-13">
            <text:p>07/13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136">
            <text:p>1136</text:p>
          </table:table-cell>
          <table:table-cell office:value-type="float" office:value="1.14">
            <text:p>1.14</text:p>
          </table:table-cell>
          <table:table-cell office:value-type="float" office:value="0.4">
            <text:p>0.4</text:p>
          </table:table-cell>
          <table:table-cell office:value-type="float" office:value="124">
            <text:p>124</text:p>
          </table:table-cell>
          <table:table-cell office:value-type="float" office:value="1429.6">
            <text:p>1429.6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82">
            <text:p>82</text:p>
          </table:table-cell>
          <table:table-cell office:value-type="float" office:value="175">
            <text:p>175</text:p>
          </table:table-cell>
          <table:table-cell office:value-type="float" office:value="-2.25">
            <text:p>-2.25</text:p>
          </table:table-cell>
          <table:table-cell office:value-type="float" office:value="2.125">
            <text:p>2.125</text:p>
          </table:table-cell>
          <table:table-cell office:value-type="float" office:value="7">
            <text:p>7</text:p>
          </table:table-cell>
          <table:table-cell office:value-type="float" office:value="-0.0642857142857143">
            <text:p>-0.0642857143</text:p>
          </table:table-cell>
          <table:table-cell office:value-type="float" office:value="0.0259146341463415">
            <text:p>0.0259146341</text:p>
          </table:table-cell>
          <table:table-cell office:value-type="float" office:value="0.04">
            <text:p>0.04</text:p>
          </table:table-cell>
          <table:table-cell office:value-type="float" office:value="0.7831">
            <text:p>0.7831</text:p>
          </table:table-cell>
          <table:table-cell office:value-type="float" office:value="1.09201749330756">
            <text:p>1.0920174933</text:p>
          </table:table-cell>
          <table:table-cell office:value-type="float" office:value="1.143136">
            <text:p>1.143136</text:p>
          </table:table-cell>
          <table:table-cell office:value-type="float" office:value="-10.4318781480354">
            <text:p>-10.431878148</text:p>
          </table:table-cell>
          <table:table-cell office:value-type="float" office:value="27.0924222822824">
            <text:p>27.0924222823</text:p>
          </table:table-cell>
          <table:table-cell office:value-type="float" office:value="17.6729876851297">
            <text:p>17.672987685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date" office:date-value="2020-07-14">
            <text:p>07/14/20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797">
            <text:p>797</text:p>
          </table:table-cell>
          <table:table-cell office:value-type="float" office:value="1.38">
            <text:p>1.38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1482.4">
            <text:p>1482.4</text:p>
          </table:table-cell>
          <table:table-cell office:value-type="float" office:value="0.844">
            <text:p>0.844</text:p>
          </table:table-cell>
          <table:table-cell table:number-columns-repeated="4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6">
            <text:p>56</text:p>
          </table:table-cell>
          <table:table-cell office:value-type="float" office:value="135">
            <text:p>135</text:p>
          </table:table-cell>
          <table:table-cell office:value-type="float" office:value="-2.125">
            <text:p>-2.125</text:p>
          </table:table-cell>
          <table:table-cell office:value-type="float" office:value="-5.875">
            <text:p>-5.875</text:p>
          </table:table-cell>
          <table:table-cell office:value-type="float" office:value="-8">
            <text:p>-8</text:p>
          </table:table-cell>
          <table:table-cell office:value-type="float" office:value="-0.0607142857142857">
            <text:p>-0.0607142857</text:p>
          </table:table-cell>
          <table:table-cell office:value-type="float" office:value="-0.104910714285714">
            <text:p>-0.1049107143</text:p>
          </table:table-cell>
          <table:table-cell office:value-type="float" office:value="-0.0592592592592593">
            <text:p>-0.0592592593</text:p>
          </table:table-cell>
          <table:table-cell office:value-type="float" office:value="0.794725">
            <text:p>0.794725</text:p>
          </table:table-cell>
          <table:table-cell office:value-type="float" office:value="0.654384765625">
            <text:p>0.6543847656</text:p>
          </table:table-cell>
          <table:table-cell office:value-type="float" office:value="0.799475445816186">
            <text:p>0.7994754458</text:p>
          </table:table-cell>
          <table:table-cell office:value-type="float" office:value="-11.0663504712709">
            <text:p>-11.0663504713</text:p>
          </table:table-cell>
          <table:table-cell office:value-type="float" office:value="-6.25404575773089">
            <text:p>-6.2540457577</text:p>
          </table:table-cell>
          <table:table-cell office:value-type="float" office:value="-11.3467567376537">
            <text:p>-11.3467567377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date" office:date-value="2020-07-15">
            <text:p>07/15/20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2827">
            <text:p>2827</text:p>
          </table:table-cell>
          <table:table-cell office:value-type="float" office:value="0.18">
            <text:p>0.18</text:p>
          </table:table-cell>
          <table:table-cell office:value-type="float" office:value="0">
            <text:p>0</text:p>
          </table:table-cell>
          <table:table-cell office:value-type="float" office:value="106.2">
            <text:p>106.2</text:p>
          </table:table-cell>
          <table:table-cell office:value-type="float" office:value="1664.8">
            <text:p>1664.8</text:p>
          </table:table-cell>
          <table:table-cell office:value-type="float" office:value="0.894">
            <text:p>0.89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float" office:value="2.75">
            <text:p>2.75</text:p>
          </table:table-cell>
          <table:table-cell office:value-type="float" office:value="-1.5">
            <text:p>-1.5</text:p>
          </table:table-cell>
          <table:table-cell office:value-type="float" office:value="-6.875">
            <text:p>-6.875</text:p>
          </table:table-cell>
          <table:table-cell office:value-type="float" office:value="0.0859375">
            <text:p>0.0859375</text:p>
          </table:table-cell>
          <table:table-cell office:value-type="float" office:value="-0.0272727272727273">
            <text:p>-0.0272727273</text:p>
          </table:table-cell>
          <table:table-cell office:value-type="float" office:value="-0.0859375">
            <text:p>-0.0859375</text:p>
          </table:table-cell>
          <table:table-cell office:value-type="float" office:value="1.31525634765625">
            <text:p>1.3152563477</text:p>
          </table:table-cell>
          <table:table-cell office:value-type="float" office:value="0.906003305785124">
            <text:p>0.9060033058</text:p>
          </table:table-cell>
          <table:table-cell office:value-type="float" office:value="0.71369384765625">
            <text:p>0.7136938477</text:p>
          </table:table-cell>
          <table:table-cell office:value-type="float" office:value="8.40752464310305">
            <text:p>8.4075246431</text:p>
          </table:table-cell>
          <table:table-cell office:value-type="float" office:value="-25.0672258355234">
            <text:p>-25.0672258355</text:p>
          </table:table-cell>
          <table:table-cell office:value-type="float" office:value="-7.71394944945854">
            <text:p>-7.7139494495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date" office:date-value="2020-07-16">
            <text:p>07/16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1447">
            <text:p>1447</text:p>
          </table:table-cell>
          <table:table-cell office:value-type="float" office:value="1.11">
            <text:p>1.11</text:p>
          </table:table-cell>
          <table:table-cell office:value-type="float" office:value="0.2">
            <text:p>0.2</text:p>
          </table:table-cell>
          <table:table-cell office:value-type="float" office:value="96.4">
            <text:p>96.4</text:p>
          </table:table-cell>
          <table:table-cell office:value-type="float" office:value="1914.4">
            <text:p>1914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3.375">
            <text:p>-3.37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25">
            <text:p>-0.025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913725">
            <text:p>0.913725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7.3778512338056">
            <text:p>-27.3778512338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date" office:date-value="2020-07-17">
            <text:p>07/17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117">
            <text:p>2117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8">
            <text:p>88</text:p>
          </table:table-cell>
          <table:table-cell office:value-type="float" office:value="2297.6">
            <text:p>2297.6</text:p>
          </table:table-cell>
          <table:table-cell office:value-type="float" office:value="0.706">
            <text:p>0.706</text:p>
          </table:table-cell>
          <table:table-cell table:number-columns-repeated="5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62">
            <text:p>62</text:p>
          </table:table-cell>
          <table:table-cell office:value-type="float" office:value="139">
            <text:p>139</text:p>
          </table:table-cell>
          <table:table-cell office:value-type="float" office:value="-3">
            <text:p>-3</text:p>
          </table:table-cell>
          <table:table-cell office:value-type="float" office:value="-5.5">
            <text:p>-5.5</text:p>
          </table:table-cell>
          <table:table-cell office:value-type="float" office:value="-11.75">
            <text:p>-11.75</text:p>
          </table:table-cell>
          <table:table-cell office:value-type="float" office:value="-0.09375">
            <text:p>-0.09375</text:p>
          </table:table-cell>
          <table:table-cell office:value-type="float" office:value="-0.0887096774193548">
            <text:p>-0.0887096774</text:p>
          </table:table-cell>
          <table:table-cell office:value-type="float" office:value="-0.0845323741007194">
            <text:p>-0.0845323741</text:p>
          </table:table-cell>
          <table:table-cell office:value-type="float" office:value="0.6891015625">
            <text:p>0.6891015625</text:p>
          </table:table-cell>
          <table:table-cell office:value-type="float" office:value="0.704940166493236">
            <text:p>0.7049401665</text:p>
          </table:table-cell>
          <table:table-cell office:value-type="float" office:value="0.718142306298846">
            <text:p>0.7181423063</text:p>
          </table:table-cell>
          <table:table-cell office:value-type="float" office:value="-7.04131113225497">
            <text:p>-7.0413111323</text:p>
          </table:table-cell>
          <table:table-cell office:value-type="float" office:value="-7.46172055435136">
            <text:p>-7.4617205544</text:p>
          </table:table-cell>
          <table:table-cell office:value-type="float" office:value="-7.84810916145338">
            <text:p>-7.8481091615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date" office:date-value="2020-07-18">
            <text:p>07/18/20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2384">
            <text:p>2384</text:p>
          </table:table-cell>
          <table:table-cell office:value-type="float" office:value="0.92">
            <text:p>0.92</text:p>
          </table:table-cell>
          <table:table-cell office:value-type="float" office:value="0.2">
            <text:p>0.2</text:p>
          </table:table-cell>
          <table:table-cell office:value-type="float" office:value="81.8">
            <text:p>81.8</text:p>
          </table:table-cell>
          <table:table-cell office:value-type="float" office:value="2177">
            <text:p>2177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112">
            <text:p>112</text:p>
          </table:table-cell>
          <table:table-cell office:value-type="float" office:value="-4.125">
            <text:p>-4.125</text:p>
          </table:table-cell>
          <table:table-cell office:value-type="float" office:value="-5.875">
            <text:p>-5.875</text:p>
          </table:table-cell>
          <table:table-cell office:value-type="float" office:value="2.125">
            <text:p>2.125</text:p>
          </table:table-cell>
          <table:table-cell office:value-type="float" office:value="-0.117857142857143">
            <text:p>-0.1178571429</text:p>
          </table:table-cell>
          <table:table-cell office:value-type="float" office:value="-0.106818181818182">
            <text:p>-0.1068181818</text:p>
          </table:table-cell>
          <table:table-cell office:value-type="float" office:value="0.0189732142857143">
            <text:p>0.0189732143</text:p>
          </table:table-cell>
          <table:table-cell office:value-type="float" office:value="0.614725">
            <text:p>0.614725</text:p>
          </table:table-cell>
          <table:table-cell office:value-type="float" office:value="0.64850020661157">
            <text:p>0.6485002066</text:p>
          </table:table-cell>
          <table:table-cell office:value-type="float" office:value="1.06711181640625">
            <text:p>1.0671118164</text:p>
          </table:table-cell>
          <table:table-cell office:value-type="float" office:value="-5.52743365101352">
            <text:p>-5.527433651</text:p>
          </table:table-cell>
          <table:table-cell office:value-type="float" office:value="-6.13594011120885">
            <text:p>-6.13594011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date" office:date-value="2020-07-19">
            <text:p>07/19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713">
            <text:p>2713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0.4">
            <text:p>80.4</text:p>
          </table:table-cell>
          <table:table-cell office:value-type="float" office:value="2039.6">
            <text:p>2039.6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12">
            <text:p>112</text:p>
          </table:table-cell>
          <table:table-cell office:value-type="float" office:value="0.875">
            <text:p>0.875</text:p>
          </table:table-cell>
          <table:table-cell office:value-type="float" office:value="-1.5">
            <text:p>-1.5</text:p>
          </table:table-cell>
          <table:table-cell office:value-type="float" office:value="-2.125">
            <text:p>-2.125</text:p>
          </table:table-cell>
          <table:table-cell office:value-type="float" office:value="0.025">
            <text:p>0.025</text:p>
          </table:table-cell>
          <table:table-cell office:value-type="float" office:value="-0.025">
            <text:p>-0.025</text:p>
          </table:table-cell>
          <table:table-cell office:value-type="float" office:value="-0.0189732142857143">
            <text:p>-0.0189732143</text:p>
          </table:table-cell>
          <table:table-cell office:value-type="float" office:value="1.088725">
            <text:p>1.088725</text:p>
          </table:table-cell>
          <table:table-cell office:value-type="float" office:value="0.913725">
            <text:p>0.913725</text:p>
          </table:table-cell>
          <table:table-cell office:value-type="float" office:value="0.93429931640625">
            <text:p>0.9342993164</text:p>
          </table:table-cell>
          <table:table-cell office:value-type="float" office:value="28.0710345259387">
            <text:p>28.0710345259</text:p>
          </table:table-cell>
          <table:table-cell office:value-type="float" office:value="-27.3778512338056">
            <text:p>-27.37785123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date" office:date-value="2020-07-20">
            <text:p>07/20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2224">
            <text:p>2224</text:p>
          </table:table-cell>
          <table:table-cell office:value-type="float" office:value="0.27">
            <text:p>0.27</text:p>
          </table:table-cell>
          <table:table-cell office:value-type="float" office:value="0.2">
            <text:p>0.2</text:p>
          </table:table-cell>
          <table:table-cell office:value-type="float" office:value="79">
            <text:p>79</text:p>
          </table:table-cell>
          <table:table-cell office:value-type="float" office:value="2047.8">
            <text:p>2047.8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9">
            <text:p>139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4.25">
            <text:p>-4.2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305755395683453">
            <text:p>-0.0305755396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894817944205786">
            <text:p>0.8948179442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2.3216229035762">
            <text:p>-22.3216229036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date" office:date-value="2020-07-21">
            <text:p>07/21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760">
            <text:p>760</text:p>
          </table:table-cell>
          <table:table-cell office:value-type="float" office:value="1.05">
            <text:p>1.05</text:p>
          </table:table-cell>
          <table:table-cell office:value-type="float" office:value="0">
            <text:p>0</text:p>
          </table:table-cell>
          <table:table-cell office:value-type="float" office:value="76.6">
            <text:p>76.6</text:p>
          </table:table-cell>
          <table:table-cell office:value-type="float" office:value="2197.4">
            <text:p>2197.4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office:value-type="float" office:value="56">
            <text:p>56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4.125">
            <text:p>-4.125</text:p>
          </table:table-cell>
          <table:table-cell office:value-type="float" office:value="2.125">
            <text:p>2.125</text:p>
          </table:table-cell>
          <table:table-cell office:value-type="float" office:value="-0.09375">
            <text:p>-0.09375</text:p>
          </table:table-cell>
          <table:table-cell office:value-type="float" office:value="-0.0736607142857143">
            <text:p>-0.0736607143</text:p>
          </table:table-cell>
          <table:table-cell office:value-type="float" office:value="0.0259146341463415">
            <text:p>0.0259146341</text:p>
          </table:table-cell>
          <table:table-cell office:value-type="float" office:value="0.6891015625">
            <text:p>0.6891015625</text:p>
          </table:table-cell>
          <table:table-cell office:value-type="float" office:value="0.752822265625">
            <text:p>0.7528222656</text:p>
          </table:table-cell>
          <table:table-cell office:value-type="float" office:value="1.09201749330756">
            <text:p>1.0920174933</text:p>
          </table:table-cell>
          <table:table-cell office:value-type="float" office:value="-7.04131113225497">
            <text:p>-7.0413111323</text:p>
          </table:table-cell>
          <table:table-cell office:value-type="float" office:value="-9.05900526542516">
            <text:p>-9.0590052654</text:p>
          </table:table-cell>
          <table:table-cell office:value-type="float" office:value="27.0924222822824">
            <text:p>27.0924222823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date" office:date-value="2020-07-22">
            <text:p>07/22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158">
            <text:p>2158</text:p>
          </table:table-cell>
          <table:table-cell office:value-type="float" office:value="0.88">
            <text:p>0.88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401.6">
            <text:p>2401.6</text:p>
          </table:table-cell>
          <table:table-cell office:value-type="float" office:value="0.626">
            <text:p>0.62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09">
            <text:p>109</text:p>
          </table:table-cell>
          <table:table-cell office:value-type="float" office:value="2.125">
            <text:p>2.125</text:p>
          </table:table-cell>
          <table:table-cell office:value-type="float" office:value="-4">
            <text:p>-4</text:p>
          </table:table-cell>
          <table:table-cell office:value-type="float" office:value="2.125">
            <text:p>2.125</text:p>
          </table:table-cell>
          <table:table-cell office:value-type="float" office:value="0.0607142857142857">
            <text:p>0.0607142857</text:p>
          </table:table-cell>
          <table:table-cell office:value-type="float" office:value="-0.0666666666666667">
            <text:p>-0.0666666667</text:p>
          </table:table-cell>
          <table:table-cell office:value-type="float" office:value="0.0194954128440367">
            <text:p>0.0194954128</text:p>
          </table:table-cell>
          <table:table-cell office:value-type="float" office:value="1.219725">
            <text:p>1.219725</text:p>
          </table:table-cell>
          <table:table-cell office:value-type="float" office:value="0.775377777777778">
            <text:p>0.7753777778</text:p>
          </table:table-cell>
          <table:table-cell office:value-type="float" office:value="1.06897888435317">
            <text:p>1.0689788844</text:p>
          </table:table-cell>
          <table:table-cell office:value-type="float" office:value="11.7597109304979">
            <text:p>11.7597109305</text:p>
          </table:table-cell>
          <table:table-cell office:value-type="float" office:value="-10.0466492497133">
            <text:p>-10.04664924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date" office:date-value="2020-07-23">
            <text:p>07/23/2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3132">
            <text:p>3132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71.8">
            <text:p>71.8</text:p>
          </table:table-cell>
          <table:table-cell office:value-type="float" office:value="2720.6">
            <text:p>2720.6</text:p>
          </table:table-cell>
          <table:table-cell office:value-type="float" office:value="0.708">
            <text:p>0.708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47">
            <text:p>47</text:p>
          </table:table-cell>
          <table:table-cell office:value-type="float" office:value="109">
            <text:p>109</text:p>
          </table:table-cell>
          <table:table-cell office:value-type="float" office:value="-3.125">
            <text:p>-3.125</text:p>
          </table:table-cell>
          <table:table-cell office:value-type="float" office:value="-6">
            <text:p>-6</text:p>
          </table:table-cell>
          <table:table-cell office:value-type="float" office:value="-2.375">
            <text:p>-2.375</text:p>
          </table:table-cell>
          <table:table-cell office:value-type="float" office:value="-0.142045454545455">
            <text:p>-0.1420454545</text:p>
          </table:table-cell>
          <table:table-cell office:value-type="float" office:value="-0.127659574468085">
            <text:p>-0.1276595745</text:p>
          </table:table-cell>
          <table:table-cell office:value-type="float" office:value="-0.0217889908256881">
            <text:p>-0.0217889908</text:p>
          </table:table-cell>
          <table:table-cell office:value-type="float" office:value="0.542387654958678">
            <text:p>0.542387655</text:p>
          </table:table-cell>
          <table:table-cell office:value-type="float" office:value="0.585133544590312">
            <text:p>0.5851335446</text:p>
          </table:table-cell>
          <table:table-cell office:value-type="float" office:value="0.924669061947648">
            <text:p>0.9246690619</text:p>
          </table:table-cell>
          <table:table-cell office:value-type="float" office:value="-4.52433660155613">
            <text:p>-4.5243366016</text:p>
          </table:table-cell>
          <table:table-cell office:value-type="float" office:value="-5.07519286328082">
            <text:p>-5.0751928633</text:p>
          </table:table-cell>
          <table:table-cell office:value-type="float" office:value="-31.4639613690979">
            <text:p>-31.463961369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date" office:date-value="2020-07-24">
            <text:p>07/24/20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3734">
            <text:p>3734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44.8">
            <text:p>3144.8</text:p>
          </table:table-cell>
          <table:table-cell office:value-type="float" office:value="0.574">
            <text:p>0.574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60">
            <text:p>60</text:p>
          </table:table-cell>
          <table:table-cell office:value-type="float" office:value="131">
            <text:p>131</text:p>
          </table:table-cell>
          <table:table-cell office:value-type="float" office:value="-0.5">
            <text:p>-0.5</text:p>
          </table:table-cell>
          <table:table-cell office:value-type="float" office:value="2.75">
            <text:p>2.75</text:p>
          </table:table-cell>
          <table:table-cell office:value-type="float" office:value="-3.875">
            <text:p>-3.875</text:p>
          </table:table-cell>
          <table:table-cell office:value-type="float" office:value="-0.0227272727272727">
            <text:p>-0.0227272727</text:p>
          </table:table-cell>
          <table:table-cell office:value-type="float" office:value="0.0458333333333333">
            <text:p>0.0458333333</text:p>
          </table:table-cell>
          <table:table-cell office:value-type="float" office:value="-0.0295801526717557">
            <text:p>-0.0295801527</text:p>
          </table:table-cell>
          <table:table-cell office:value-type="float" office:value="0.92146694214876">
            <text:p>0.9214669421</text:p>
          </table:table-cell>
          <table:table-cell office:value-type="float" office:value="1.16453402777778">
            <text:p>1.1645340278</text:p>
          </table:table-cell>
          <table:table-cell office:value-type="float" office:value="0.89818443709574">
            <text:p>0.8981844371</text:p>
          </table:table-cell>
          <table:table-cell office:value-type="float" office:value="-30.1505744394097">
            <text:p>-30.1505744394</text:p>
          </table:table-cell>
          <table:table-cell office:value-type="float" office:value="15.4671963300782">
            <text:p>15.4671963301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date" office:date-value="2020-07-25">
            <text:p>07/25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819">
            <text:p>3819</text:p>
          </table:table-cell>
          <table:table-cell office:value-type="float" office:value="0.68">
            <text:p>0.6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19">
            <text:p>3119</text:p>
          </table:table-cell>
          <table:table-cell office:value-type="float" office:value="0.526">
            <text:p>0.526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float" office:value="1.75">
            <text:p>1.75</text:p>
          </table:table-cell>
          <table:table-cell office:value-type="float" office:value="0.5">
            <text:p>0.5</text:p>
          </table:table-cell>
          <table:table-cell office:value-type="float" office:value="0.00961538461538462">
            <text:p>0.0096153846</text:p>
          </table:table-cell>
          <table:table-cell office:value-type="float" office:value="0.0213414634146341">
            <text:p>0.0213414634</text:p>
          </table:table-cell>
          <table:table-cell office:value-type="float" office:value="3.24">
            <text:p>3.24</text:p>
          </table:table-cell>
          <table:table-cell office:value-type="float" office:value="1.0338350591716">
            <text:p>1.0338350592</text:p>
          </table:table-cell>
          <table:table-cell office:value-type="float" office:value="1.07558781975015">
            <text:p>1.0755878198</text:p>
          </table:table-cell>
          <table:table-cell office:value-type="float" office:value="1.70951129135145">
            <text:p>1.7095112914</text:p>
          </table:table-cell>
          <table:table-cell office:value-type="float" office:value="0">
            <text:p>0</text:p>
          </table:table-cell>
          <table:table-cell office:value-type="float" office:value="32.8242502985398">
            <text:p>32.8242502985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date" office:date-value="2020-07-26">
            <text:p>07/26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881">
            <text:p>2881</text:p>
          </table:table-cell>
          <table:table-cell office:value-type="float" office:value="0.38">
            <text:p>0.38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2823.8">
            <text:p>2823.8</text:p>
          </table:table-cell>
          <table:table-cell office:value-type="float" office:value="0.532">
            <text:p>0.53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9">
            <text:p>109</text:p>
          </table:table-cell>
          <table:table-cell office:value-type="float" office:value="4.625">
            <text:p>4.625</text:p>
          </table:table-cell>
          <table:table-cell office:value-type="float" office:value="-4">
            <text:p>-4</text:p>
          </table:table-cell>
          <table:table-cell office:value-type="float" office:value="1.875">
            <text:p>1.875</text:p>
          </table:table-cell>
          <table:table-cell office:value-type="float" office:value="0.23125">
            <text:p>0.23125</text:p>
          </table:table-cell>
          <table:table-cell office:value-type="float" office:value="-0.0727272727272727">
            <text:p>-0.0727272727</text:p>
          </table:table-cell>
          <table:table-cell office:value-type="float" office:value="0.0172018348623853">
            <text:p>0.0172018349</text:p>
          </table:table-cell>
          <table:table-cell office:value-type="float" office:value="1.9141890625">
            <text:p>1.9141890625</text:p>
          </table:table-cell>
          <table:table-cell office:value-type="float" office:value="0.755821487603306">
            <text:p>0.7558214876</text:p>
          </table:table-cell>
          <table:table-cell office:value-type="float" office:value="1.06078639213871">
            <text:p>1.0607863921</text:p>
          </table:table-cell>
          <table:table-cell office:value-type="float" office:value="3.33195918262053">
            <text:p>3.3319591826</text:p>
          </table:table-cell>
          <table:table-cell office:value-type="float" office:value="-9.17983906954439">
            <text:p>-9.17983906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date" office:date-value="2020-07-27">
            <text:p>07/27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029">
            <text:p>2029</text:p>
          </table:table-cell>
          <table:table-cell office:value-type="float" office:value="0.64">
            <text:p>0.64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718.4">
            <text:p>2718.4</text:p>
          </table:table-cell>
          <table:table-cell office:value-type="float" office:value="0.492">
            <text:p>0.49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109">
            <text:p>109</text:p>
          </table:table-cell>
          <table:table-cell office:value-type="float" office:value="-2.5">
            <text:p>-2.5</text:p>
          </table:table-cell>
          <table:table-cell office:value-type="float" office:value="16">
            <text:p>16</text:p>
          </table:table-cell>
          <table:table-cell office:value-type="float" office:value="-1.75">
            <text:p>-1.75</text:p>
          </table:table-cell>
          <table:table-cell office:value-type="float" office:value="-0.125">
            <text:p>-0.125</text:p>
          </table:table-cell>
          <table:table-cell office:value-type="float" office:value="0.347826086956522">
            <text:p>0.347826087</text:p>
          </table:table-cell>
          <table:table-cell office:value-type="float" office:value="-0.0160550458715596">
            <text:p>-0.0160550459</text:p>
          </table:table-cell>
          <table:table-cell office:value-type="float" office:value="0.593125">
            <text:p>0.593125</text:p>
          </table:table-cell>
          <table:table-cell office:value-type="float" office:value="2.4545179584121">
            <text:p>2.4545179584</text:p>
          </table:table-cell>
          <table:table-cell office:value-type="float" office:value="0.9443125578655">
            <text:p>0.9443125579</text:p>
          </table:table-cell>
          <table:table-cell office:value-type="float" office:value="-5.19089306968443">
            <text:p>-5.1908930697</text:p>
          </table:table-cell>
          <table:table-cell office:value-type="float" office:value="2.32215565234261">
            <text:p>2.32215565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date" office:date-value="2020-07-28">
            <text:p>07/28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1656">
            <text:p>1656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4.4">
            <text:p>74.4</text:p>
          </table:table-cell>
          <table:table-cell office:value-type="float" office:value="2557.6">
            <text:p>2557.6</text:p>
          </table:table-cell>
          <table:table-cell office:value-type="float" office:value="0.482">
            <text:p>0.48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72">
            <text:p>72</text:p>
          </table:table-cell>
          <table:table-cell office:value-type="float" office:value="135">
            <text:p>135</text:p>
          </table:table-cell>
          <table:table-cell office:value-type="float" office:value="-0.375">
            <text:p>-0.375</text:p>
          </table:table-cell>
          <table:table-cell office:value-type="float" office:value="8.375">
            <text:p>8.375</text:p>
          </table:table-cell>
          <table:table-cell office:value-type="float" office:value="-4.5">
            <text:p>-4.5</text:p>
          </table:table-cell>
          <table:table-cell office:value-type="float" office:value="-0.01875">
            <text:p>-0.01875</text:p>
          </table:table-cell>
          <table:table-cell office:value-type="float" office:value="0.116319444444444">
            <text:p>0.1163194444</text:p>
          </table:table-cell>
          <table:table-cell office:value-type="float" office:value="-0.0333333333333333">
            <text:p>-0.0333333333</text:p>
          </table:table-cell>
          <table:table-cell office:value-type="float" office:value="0.9350640625">
            <text:p>0.9350640625</text:p>
          </table:table-cell>
          <table:table-cell office:value-type="float" office:value="1.43363727334105">
            <text:p>1.4336372733</text:p>
          </table:table-cell>
          <table:table-cell office:value-type="float" office:value="0.885511111111111">
            <text:p>0.8855111111</text:p>
          </table:table-cell>
          <table:table-cell office:value-type="float" office:value="0">
            <text:p>0</text:p>
          </table:table-cell>
          <table:table-cell office:value-type="float" office:value="6.29921553929046">
            <text:p>6.2992155393</text:p>
          </table:table-cell>
          <table:table-cell office:value-type="float" office:value="-20.4458836336144">
            <text:p>-20.4458836336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date" office:date-value="2020-07-29">
            <text:p>07/29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3207">
            <text:p>3207</text:p>
          </table:table-cell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 office:value-type="float" office:value="74.8">
            <text:p>74.8</text:p>
          </table:table-cell>
          <table:table-cell office:value-type="float" office:value="2521.8">
            <text:p>2521.8</text:p>
          </table:table-cell>
          <table:table-cell office:value-type="float" office:value="0.562">
            <text:p>0.5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58">
            <text:p>58</text:p>
          </table:table-cell>
          <table:table-cell office:value-type="float" office:value="160">
            <text:p>160</text:p>
          </table:table-cell>
          <table:table-cell office:value-type="float" office:value="6.25">
            <text:p>6.25</text:p>
          </table:table-cell>
          <table:table-cell office:value-type="float" office:value="-6.25">
            <text:p>-6.25</text:p>
          </table:table-cell>
          <table:table-cell office:value-type="float" office:value="15">
            <text:p>15</text:p>
          </table:table-cell>
          <table:table-cell office:value-type="float" office:value="0.78125">
            <text:p>0.78125</text:p>
          </table:table-cell>
          <table:table-cell office:value-type="float" office:value="-0.107758620689655">
            <text:p>-0.1077586207</text:p>
          </table:table-cell>
          <table:table-cell office:value-type="float" office:value="0.09375">
            <text:p>0.09375</text:p>
          </table:table-cell>
          <table:table-cell office:value-type="float" office:value="4.9306640625">
            <text:p>4.9306640625</text:p>
          </table:table-cell>
          <table:table-cell office:value-type="float" office:value="0.645604191438763">
            <text:p>0.6456041914</text:p>
          </table:table-cell>
          <table:table-cell office:value-type="float" office:value="1.3453515625">
            <text:p>1.3453515625</text:p>
          </table:table-cell>
          <table:table-cell office:value-type="float" office:value="1.20063871939063">
            <text:p>1.2006387194</text:p>
          </table:table-cell>
          <table:table-cell office:value-type="float" office:value="-6.07924770051532">
            <text:p>-6.0792477005</text:p>
          </table:table-cell>
          <table:table-cell office:value-type="float" office:value="7.73496800763617">
            <text:p>7.7349680076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date" office:date-value="2020-07-30">
            <text:p>07/30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3015">
            <text:p>3015</text:p>
          </table:table-cell>
          <table:table-cell office:value-type="float" office:value="0.63">
            <text:p>0.63</text:p>
          </table:table-cell>
          <table:table-cell office:value-type="float" office:value="0.2">
            <text:p>0.2</text:p>
          </table:table-cell>
          <table:table-cell office:value-type="float" office:value="73.8">
            <text:p>73.8</text:p>
          </table:table-cell>
          <table:table-cell office:value-type="float" office:value="2860.8">
            <text:p>2860.8</text:p>
          </table:table-cell>
          <table:table-cell office:value-type="float" office:value="0.546">
            <text:p>0.54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office:value-type="float" office:value="183">
            <text:p>183</text:p>
          </table:table-cell>
          <table:table-cell office:value-type="float" office:value="4.625">
            <text:p>4.625</text:p>
          </table:table-cell>
          <table:table-cell office:value-type="float" office:value="-4.375">
            <text:p>-4.375</text:p>
          </table:table-cell>
          <table:table-cell office:value-type="float" office:value="12.875">
            <text:p>12.875</text:p>
          </table:table-cell>
          <table:table-cell office:value-type="float" office:value="0.23125">
            <text:p>0.23125</text:p>
          </table:table-cell>
          <table:table-cell office:value-type="float" office:value="-0.0754310344827586">
            <text:p>-0.0754310345</text:p>
          </table:table-cell>
          <table:table-cell office:value-type="float" office:value="0.0703551912568306">
            <text:p>0.0703551913</text:p>
          </table:table-cell>
          <table:table-cell office:value-type="float" office:value="1.9141890625">
            <text:p>1.9141890625</text:p>
          </table:table-cell>
          <table:table-cell office:value-type="float" office:value="0.747143467598098">
            <text:p>0.7471434676</text:p>
          </table:table-cell>
          <table:table-cell office:value-type="float" office:value="1.25594488115501">
            <text:p>1.2559448812</text:p>
          </table:table-cell>
          <table:table-cell office:value-type="float" office:value="3.33195918262053">
            <text:p>3.3319591826</text:p>
          </table:table-cell>
          <table:table-cell office:value-type="float" office:value="-8.8380479100281">
            <text:p>-8.83804791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date" office:date-value="2020-07-31">
            <text:p>07/31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702">
            <text:p>2702</text:p>
          </table:table-cell>
          <table:table-cell office:value-type="float" office:value="0.78">
            <text:p>0.78</text:p>
          </table:table-cell>
          <table:table-cell office:value-type="float" office:value="0.2">
            <text:p>0.2</text:p>
          </table:table-cell>
          <table:table-cell office:value-type="float" office:value="72.8">
            <text:p>72.8</text:p>
          </table:table-cell>
          <table:table-cell office:value-type="float" office:value="2951.6">
            <text:p>2951.6</text:p>
          </table:table-cell>
          <table:table-cell office:value-type="float" office:value="0.536">
            <text:p>0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240">
            <text:p>240</text:p>
          </table:table-cell>
          <table:table-cell office:value-type="float" office:value="-2.5">
            <text:p>-2.5</text:p>
          </table:table-cell>
          <table:table-cell office:value-type="float" office:value="16.625">
            <text:p>16.625</text:p>
          </table:table-cell>
          <table:table-cell office:value-type="float" office:value="14.25">
            <text:p>14.25</text:p>
          </table:table-cell>
          <table:table-cell office:value-type="float" office:value="-0.125">
            <text:p>-0.125</text:p>
          </table:table-cell>
          <table:table-cell office:value-type="float" office:value="0.361413043478261">
            <text:p>0.3614130435</text:p>
          </table:table-cell>
          <table:table-cell office:value-type="float" office:value="0.059375">
            <text:p>0.059375</text:p>
          </table:table-cell>
          <table:table-cell office:value-type="float" office:value="0.593125">
            <text:p>0.593125</text:p>
          </table:table-cell>
          <table:table-cell office:value-type="float" office:value="2.5209596526465">
            <text:p>2.5209596526</text:p>
          </table:table-cell>
          <table:table-cell office:value-type="float" office:value="1.214722265625">
            <text:p>1.2147222656</text:p>
          </table:table-cell>
          <table:table-cell office:value-type="float" office:value="-5.19089306968443">
            <text:p>-5.1908930697</text:p>
          </table:table-cell>
          <table:table-cell office:value-type="float" office:value="2.24666172227987">
            <text:p>2.2466617223</text:p>
          </table:table-cell>
          <table:table-cell office:value-type="float" office:value="12.0172998767207">
            <text:p>12.0172998767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date" office:date-value="2020-08-01">
            <text:p>08/01/20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3724">
            <text:p>3724</text:p>
          </table:table-cell>
          <table:table-cell office:value-type="float" office:value="0.56">
            <text:p>0.56</text:p>
          </table:table-cell>
          <table:table-cell office:value-type="float" office:value="0.2">
            <text:p>0.2</text:p>
          </table:table-cell>
          <table:table-cell office:value-type="float" office:value="72.4">
            <text:p>72.4</text:p>
          </table:table-cell>
          <table:table-cell office:value-type="float" office:value="2703.2">
            <text:p>2703.2</text:p>
          </table:table-cell>
          <table:table-cell office:value-type="float" office:value="0.572">
            <text:p>0.57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205">
            <text:p>205</text:p>
          </table:table-cell>
          <table:table-cell office:value-type="float" office:value="-1.25">
            <text:p>-1.25</text:p>
          </table:table-cell>
          <table:table-cell office:value-type="float" office:value="10.75">
            <text:p>10.75</text:p>
          </table:table-cell>
          <table:table-cell office:value-type="float" office:value="2.75">
            <text:p>2.75</text:p>
          </table:table-cell>
          <table:table-cell office:value-type="float" office:value="-0.0625">
            <text:p>-0.0625</text:p>
          </table:table-cell>
          <table:table-cell office:value-type="float" office:value="0.134375">
            <text:p>0.134375</text:p>
          </table:table-cell>
          <table:table-cell office:value-type="float" office:value="0.0134146341463415">
            <text:p>0.0134146341</text:p>
          </table:table-cell>
          <table:table-cell office:value-type="float" office:value="0.78890625">
            <text:p>0.78890625</text:p>
          </table:table-cell>
          <table:table-cell office:value-type="float" office:value="1.505703515625">
            <text:p>1.5057035156</text:p>
          </table:table-cell>
          <table:table-cell office:value-type="float" office:value="1.04730392623438">
            <text:p>1.0473039262</text:p>
          </table:table-cell>
          <table:table-cell office:value-type="float" office:value="-10.7400536662813">
            <text:p>-10.7400536663</text:p>
          </table:table-cell>
          <table:table-cell office:value-type="float" office:value="5.49759734602017">
            <text:p>5.497597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date" office:date-value="2020-08-02">
            <text:p>08/02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110">
            <text:p>2110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72.8">
            <text:p>72.8</text:p>
          </table:table-cell>
          <table:table-cell office:value-type="float" office:value="2334.2">
            <text:p>2334.2</text:p>
          </table:table-cell>
          <table:table-cell office:value-type="float" office:value="0.6">
            <text:p>0.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82">
            <text:p>82</text:p>
          </table:table-cell>
          <table:table-cell office:value-type="float" office:value="150">
            <text:p>150</text:p>
          </table:table-cell>
          <table:table-cell office:value-type="float" office:value="6.25">
            <text:p>6.25</text:p>
          </table:table-cell>
          <table:table-cell office:value-type="float" office:value="1.5">
            <text:p>1.5</text:p>
          </table:table-cell>
          <table:table-cell office:value-type="float" office:value="15.625">
            <text:p>15.625</text:p>
          </table:table-cell>
          <table:table-cell office:value-type="float" office:value="0.78125">
            <text:p>0.78125</text:p>
          </table:table-cell>
          <table:table-cell office:value-type="float" office:value="0.0182926829268293">
            <text:p>0.0182926829</text:p>
          </table:table-cell>
          <table:table-cell office:value-type="float" office:value="0.104166666666667">
            <text:p>0.1041666667</text:p>
          </table:table-cell>
          <table:table-cell office:value-type="float" office:value="4.9306640625">
            <text:p>4.9306640625</text:p>
          </table:table-cell>
          <table:table-cell office:value-type="float" office:value="1.06468024985128">
            <text:p>1.0646802499</text:p>
          </table:table-cell>
          <table:table-cell office:value-type="float" office:value="1.38585069444444">
            <text:p>1.3858506944</text:p>
          </table:table-cell>
          <table:table-cell office:value-type="float" office:value="1.20063871939063">
            <text:p>1.2006387194</text:p>
          </table:table-cell>
          <table:table-cell office:value-type="float" office:value="0">
            <text:p>0</text:p>
          </table:table-cell>
          <table:table-cell office:value-type="float" office:value="6.99506374514089">
            <text:p>6.9950637451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date" office:date-value="2020-08-03">
            <text:p>08/03/20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1965">
            <text:p>1965</text:p>
          </table:table-cell>
          <table:table-cell office:value-type="float" office:value="0.46">
            <text:p>0.46</text:p>
          </table:table-cell>
          <table:table-cell office:value-type="float" office:value="0.6">
            <text:p>0.6</text:p>
          </table:table-cell>
          <table:table-cell office:value-type="float" office:value="72.6">
            <text:p>72.6</text:p>
          </table:table-cell>
          <table:table-cell office:value-type="float" office:value="2189">
            <text:p>2189</text:p>
          </table:table-cell>
          <table:table-cell office:value-type="float" office:value="0.556">
            <text:p>0.556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7">
            <text:p>87</text:p>
          </table:table-cell>
          <table:table-cell office:value-type="float" office:value="183">
            <text:p>183</text:p>
          </table:table-cell>
          <table:table-cell office:value-type="float" office:value="5">
            <text:p>5</text:p>
          </table:table-cell>
          <table:table-cell office:value-type="float" office:value="-0.375">
            <text:p>-0.375</text:p>
          </table:table-cell>
          <table:table-cell office:value-type="float" office:value="12.875">
            <text:p>12.875</text:p>
          </table:table-cell>
          <table:table-cell office:value-type="float" office:value="0.25">
            <text:p>0.25</text:p>
          </table:table-cell>
          <table:table-cell office:value-type="float" office:value="-0.00431034482758621">
            <text:p>-0.0043103448</text:p>
          </table:table-cell>
          <table:table-cell office:value-type="float" office:value="0.0703551912568306">
            <text:p>0.0703551913</text:p>
          </table:table-cell>
          <table:table-cell office:value-type="float" office:value="1.9975">
            <text:p>1.9975</text:p>
          </table:table-cell>
          <table:table-cell office:value-type="float" office:value="0.984950208085612">
            <text:p>0.9849502081</text:p>
          </table:table-cell>
          <table:table-cell office:value-type="float" office:value="1.25594488115501">
            <text:p>1.2559448812</text:p>
          </table:table-cell>
          <table:table-cell office:value-type="float" office:value="3.10628371950539">
            <text:p>3.1062837195</text:p>
          </table:table-cell>
          <table:table-cell office:value-type="float" office:value="0">
            <text:p>0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date" office:date-value="2020-08-04">
            <text:p>08/04/2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1170">
            <text:p>1170</text:p>
          </table:table-cell>
          <table:table-cell office:value-type="float" office:value="0.77">
            <text:p>0.77</text:p>
          </table:table-cell>
          <table:table-cell office:value-type="float" office:value="0.6">
            <text:p>0.6</text:p>
          </table:table-cell>
          <table:table-cell office:value-type="float" office:value="73.2">
            <text:p>73.2</text:p>
          </table:table-cell>
          <table:table-cell office:value-type="float" office:value="1931.8">
            <text:p>1931.8</text:p>
          </table:table-cell>
          <table:table-cell office:value-type="float" office:value="0.714">
            <text:p>0.71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102">
            <text:p>102</text:p>
          </table:table-cell>
          <table:table-cell office:value-type="float" office:value="232">
            <text:p>232</text:p>
          </table:table-cell>
          <table:table-cell office:value-type="float" office:value="9.625">
            <text:p>9.625</text:p>
          </table:table-cell>
          <table:table-cell office:value-type="float" office:value="-0.625">
            <text:p>-0.625</text:p>
          </table:table-cell>
          <table:table-cell office:value-type="float" office:value="14.125">
            <text:p>14.125</text:p>
          </table:table-cell>
          <table:table-cell office:value-type="float" office:value="0.320833333333333">
            <text:p>0.3208333333</text:p>
          </table:table-cell>
          <table:table-cell office:value-type="float" office:value="-0.00612745098039216">
            <text:p>-0.006127451</text:p>
          </table:table-cell>
          <table:table-cell office:value-type="float" office:value="0.0608836206896552">
            <text:p>0.0608836207</text:p>
          </table:table-cell>
          <table:table-cell office:value-type="float" office:value="2.32466736111111">
            <text:p>2.3246673611</text:p>
          </table:table-cell>
          <table:table-cell office:value-type="float" office:value="0.978627511053441">
            <text:p>0.9786275111</text:p>
          </table:table-cell>
          <table:table-cell office:value-type="float" office:value="1.22035803033963">
            <text:p>1.2203580303</text:p>
          </table:table-cell>
          <table:table-cell office:value-type="float" office:value="2.49097994657408">
            <text:p>2.4909799466</text:p>
          </table:table-cell>
          <table:table-cell office:value-type="float" office:value="0">
            <text:p>0</text:p>
          </table:table-cell>
          <table:table-cell office:value-type="float" office:value="11.7279490036261">
            <text:p>11.7279490036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date" office:date-value="2020-08-05">
            <text:p>08/05/2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1976">
            <text:p>1976</text:p>
          </table:table-cell>
          <table:table-cell office:value-type="float" office:value="0.56">
            <text:p>0.56</text:p>
          </table:table-cell>
          <table:table-cell office:value-type="float" office:value="1">
            <text:p>1</text:p>
          </table:table-cell>
          <table:table-cell office:value-type="float" office:value="73.4">
            <text:p>73.4</text:p>
          </table:table-cell>
          <table:table-cell office:value-type="float" office:value="2094">
            <text:p>2094</text:p>
          </table:table-cell>
          <table:table-cell office:value-type="float" office:value="0.792">
            <text:p>0.79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58">
            <text:p>58</text:p>
          </table:table-cell>
          <table:table-cell office:value-type="float" office:value="96">
            <text:p>96</text:p>
          </table:table-cell>
          <table:table-cell office:value-type="float" office:value="205">
            <text:p>205</text:p>
          </table:table-cell>
          <table:table-cell office:value-type="float" office:value="8.75">
            <text:p>8.75</text:p>
          </table:table-cell>
          <table:table-cell office:value-type="float" office:value="13.375">
            <text:p>13.375</text:p>
          </table:table-cell>
          <table:table-cell office:value-type="float" office:value="2.75">
            <text:p>2.75</text:p>
          </table:table-cell>
          <table:table-cell office:value-type="float" office:value="0.150862068965517">
            <text:p>0.150862069</text:p>
          </table:table-cell>
          <table:table-cell office:value-type="float" office:value="0.139322916666667">
            <text:p>0.1393229167</text:p>
          </table:table-cell>
          <table:table-cell office:value-type="float" office:value="0.0134146341463415">
            <text:p>0.0134146341</text:p>
          </table:table-cell>
          <table:table-cell office:value-type="float" office:value="1.57262559453032">
            <text:p>1.5726255945</text:p>
          </table:table-cell>
          <table:table-cell office:value-type="float" office:value="1.52567552354601">
            <text:p>1.5256755235</text:p>
          </table:table-cell>
          <table:table-cell office:value-type="float" office:value="1.04730392623438">
            <text:p>1.0473039262</text:p>
          </table:table-cell>
          <table:table-cell office:value-type="float" office:value="4.93303560640243">
            <text:p>4.9330356064</text:p>
          </table:table-cell>
          <table:table-cell office:value-type="float" office:value="5.31415402716096">
            <text:p>5.31415402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date" office:date-value="2020-08-06">
            <text:p>08/06/20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2438">
            <text:p>2438</text:p>
          </table:table-cell>
          <table:table-cell office:value-type="float" office:value="1.35">
            <text:p>1.35</text:p>
          </table:table-cell>
          <table:table-cell office:value-type="float" office:value="1">
            <text:p>1</text:p>
          </table:table-cell>
          <table:table-cell office:value-type="float" office:value="72.4">
            <text:p>72.4</text:p>
          </table:table-cell>
          <table:table-cell office:value-type="float" office:value="2295">
            <text:p>2295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183">
            <text:p>183</text:p>
          </table:table-cell>
          <table:table-cell office:value-type="float" office:value="8">
            <text:p>8</text:p>
          </table:table-cell>
          <table:table-cell office:value-type="float" office:value="0.625">
            <text:p>0.625</text:p>
          </table:table-cell>
          <table:table-cell office:value-type="float" office:value="29.25">
            <text:p>29.25</text:p>
          </table:table-cell>
          <table:table-cell office:value-type="float" office:value="0.114285714285714">
            <text:p>0.1142857143</text:p>
          </table:table-cell>
          <table:table-cell office:value-type="float" office:value="0.00625">
            <text:p>0.00625</text:p>
          </table:table-cell>
          <table:table-cell office:value-type="float" office:value="0.159836065573771">
            <text:p>0.1598360656</text:p>
          </table:table-cell>
          <table:table-cell office:value-type="float" office:value="1.4256">
            <text:p>1.4256</text:p>
          </table:table-cell>
          <table:table-cell office:value-type="float" office:value="1.0219515625">
            <text:p>1.0219515625</text:p>
          </table:table-cell>
          <table:table-cell office:value-type="float" office:value="1.60949946251008">
            <text:p>1.6094994625</text:p>
          </table:table-cell>
          <table:table-cell office:value-type="float" office:value="6.40536197802138">
            <text:p>6.405361978</text:p>
          </table:table-cell>
          <table:table-cell office:value-type="float" office:value="0">
            <text:p>0</text:p>
          </table:table-cell>
          <table:table-cell office:value-type="float" office:value="4.67462494487177">
            <text:p>4.6746249449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date" office:date-value="2020-08-07">
            <text:p>08/07/20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2921">
            <text:p>2921</text:p>
          </table:table-cell>
          <table:table-cell office:value-type="float" office:value="0.82">
            <text:p>0.82</text:p>
          </table:table-cell>
          <table:table-cell office:value-type="float" office:value="0.8">
            <text:p>0.8</text:p>
          </table:table-cell>
          <table:table-cell office:value-type="float" office:value="72">
            <text:p>72</text:p>
          </table:table-cell>
          <table:table-cell office:value-type="float" office:value="2528">
            <text:p>2528</text:p>
          </table:table-cell>
          <table:table-cell office:value-type="float" office:value="1.13">
            <text:p>1.1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70">
            <text:p>70</text:p>
          </table:table-cell>
          <table:table-cell office:value-type="float" office:value="110">
            <text:p>110</text:p>
          </table:table-cell>
          <table:table-cell office:value-type="float" office:value="205">
            <text:p>205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0.5">
            <text:p>50.5</text:p>
          </table:table-cell>
          <table:table-cell office:value-type="float" office:value="0.0178571428571429">
            <text:p>0.0178571429</text:p>
          </table:table-cell>
          <table:table-cell office:value-type="float" office:value="0.240909090909091">
            <text:p>0.2409090909</text:p>
          </table:table-cell>
          <table:table-cell office:value-type="float" office:value="0.246341463414634">
            <text:p>0.2463414634</text:p>
          </table:table-cell>
          <table:table-cell office:value-type="float" office:value="1.063125">
            <text:p>1.063125</text:p>
          </table:table-cell>
          <table:table-cell office:value-type="float" office:value="1.9569347107438">
            <text:p>1.9569347107</text:p>
          </table:table-cell>
          <table:table-cell office:value-type="float" office:value="1.98113599048186">
            <text:p>1.9811359905</text:p>
          </table:table-cell>
          <table:table-cell office:value-type="float" office:value="0">
            <text:p>0</text:p>
          </table:table-cell>
          <table:table-cell office:value-type="float" office:value="3.21133031947276">
            <text:p>3.2113303195</text:p>
          </table:table-cell>
          <table:table-cell office:value-type="float" office:value="3.14762967271778">
            <text:p>3.1476296727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date" office:date-value="2020-08-08">
            <text:p>08/08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2970">
            <text:p>2970</text:p>
          </table:table-cell>
          <table:table-cell office:value-type="float" office:value="1.08">
            <text:p>1.08</text:p>
          </table:table-cell>
          <table:table-cell office:value-type="float" office:value="1.2">
            <text:p>1.2</text:p>
          </table:table-cell>
          <table:table-cell office:value-type="float" office:value="69.8">
            <text:p>69.8</text:p>
          </table:table-cell>
          <table:table-cell office:value-type="float" office:value="2510.4">
            <text:p>2510.4</text:p>
          </table:table-cell>
          <table:table-cell office:value-type="float" office:value="1.388">
            <text:p>1.38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office:value-type="float" office:value="132">
            <text:p>132</text:p>
          </table:table-cell>
          <table:table-cell office:value-type="float" office:value="282">
            <text:p>282</text:p>
          </table:table-cell>
          <table:table-cell office:value-type="float" office:value="2.5">
            <text:p>2.5</text:p>
          </table:table-cell>
          <table:table-cell office:value-type="float" office:value="3.875">
            <text:p>3.875</text:p>
          </table:table-cell>
          <table:table-cell office:value-type="float" office:value="68.5">
            <text:p>68.5</text:p>
          </table:table-cell>
          <table:table-cell office:value-type="float" office:value="0.03125">
            <text:p>0.03125</text:p>
          </table:table-cell>
          <table:table-cell office:value-type="float" office:value="0.0293560606060606">
            <text:p>0.0293560606</text:p>
          </table:table-cell>
          <table:table-cell office:value-type="float" office:value="0.24290780141844">
            <text:p>0.2429078014</text:p>
          </table:table-cell>
          <table:table-cell office:value-type="float" office:value="1.1112890625">
            <text:p>1.1112890625</text:p>
          </table:table-cell>
          <table:table-cell office:value-type="float" office:value="1.10443529757805">
            <text:p>1.1044352976</text:p>
          </table:table-cell>
          <table:table-cell office:value-type="float" office:value="1.96582553694482">
            <text:p>1.9658255369</text:p>
          </table:table-cell>
          <table:table-cell office:value-type="float" office:value="22.5255059555446">
            <text:p>22.5255059555</text:p>
          </table:table-cell>
          <table:table-cell office:value-type="float" office:value="23.9566256655354">
            <text:p>23.9566256655</text:p>
          </table:table-cell>
          <table:table-cell office:value-type="float" office:value="3.18756308143443">
            <text:p>3.1875630814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date" office:date-value="2020-08-09">
            <text:p>08/09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335">
            <text:p>2335</text:p>
          </table:table-cell>
          <table:table-cell office:value-type="float" office:value="1.84">
            <text:p>1.84</text:p>
          </table:table-cell>
          <table:table-cell office:value-type="float" office:value="1">
            <text:p>1</text:p>
          </table:table-cell>
          <table:table-cell office:value-type="float" office:value="67.4">
            <text:p>67.4</text:p>
          </table:table-cell>
          <table:table-cell office:value-type="float" office:value="2182.6">
            <text:p>2182.6</text:p>
          </table:table-cell>
          <table:table-cell office:value-type="float" office:value="1.494">
            <text:p>1.494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348">
            <text:p>348</text:p>
          </table:table-cell>
          <table:table-cell office:value-type="float" office:value="8">
            <text:p>8</text:p>
          </table:table-cell>
          <table:table-cell office:value-type="float" office:value="3.125">
            <text:p>3.125</text:p>
          </table:table-cell>
          <table:table-cell office:value-type="float" office:value="51.625">
            <text:p>51.625</text:p>
          </table:table-cell>
          <table:table-cell office:value-type="float" office:value="0.114285714285714">
            <text:p>0.1142857143</text:p>
          </table:table-cell>
          <table:table-cell office:value-type="float" office:value="0.025">
            <text:p>0.025</text:p>
          </table:table-cell>
          <table:table-cell office:value-type="float" office:value="0.148347701149425">
            <text:p>0.1483477011</text:p>
          </table:table-cell>
          <table:table-cell office:value-type="float" office:value="1.4256">
            <text:p>1.4256</text:p>
          </table:table-cell>
          <table:table-cell office:value-type="float" office:value="1.088725">
            <text:p>1.088725</text:p>
          </table:table-cell>
          <table:table-cell office:value-type="float" office:value="1.56235075327817">
            <text:p>1.5623507533</text:p>
          </table:table-cell>
          <table:table-cell office:value-type="float" office:value="6.40536197802138">
            <text:p>6.405361978</text:p>
          </table:table-cell>
          <table:table-cell office:value-type="float" office:value="28.0710345259387">
            <text:p>28.0710345259</text:p>
          </table:table-cell>
          <table:table-cell office:value-type="float" office:value="5.01103598163759">
            <text:p>5.0110359816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date" office:date-value="2020-08-10">
            <text:p>08/10/20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float" office:value="1888">
            <text:p>1888</text:p>
          </table:table-cell>
          <table:table-cell office:value-type="float" office:value="1.85">
            <text:p>1.85</text:p>
          </table:table-cell>
          <table:table-cell office:value-type="float" office:value="0.6">
            <text:p>0.6</text:p>
          </table:table-cell>
          <table:table-cell office:value-type="float" office:value="65.8">
            <text:p>65.8</text:p>
          </table:table-cell>
          <table:table-cell office:value-type="float" office:value="2177.8">
            <text:p>2177.8</text:p>
          </table:table-cell>
          <table:table-cell office:value-type="float" office:value="1.482">
            <text:p>1.48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0">
            <text:p>120</text:p>
          </table:table-cell>
          <table:table-cell office:value-type="float" office:value="384">
            <text:p>384</text:p>
          </table:table-cell>
          <table:table-cell office:value-type="float" office:value="1.25">
            <text:p>1.25</text:p>
          </table:table-cell>
          <table:table-cell office:value-type="float" office:value="4.25">
            <text:p>4.25</text:p>
          </table:table-cell>
          <table:table-cell office:value-type="float" office:value="49">
            <text:p>49</text:p>
          </table:table-cell>
          <table:table-cell office:value-type="float" office:value="0.0178571428571429">
            <text:p>0.0178571429</text:p>
          </table:table-cell>
          <table:table-cell office:value-type="float" office:value="0.0354166666666667">
            <text:p>0.0354166667</text:p>
          </table:table-cell>
          <table:table-cell office:value-type="float" office:value="0.127604166666667">
            <text:p>0.1276041667</text:p>
          </table:table-cell>
          <table:table-cell office:value-type="float" office:value="1.063125">
            <text:p>1.063125</text:p>
          </table:table-cell>
          <table:table-cell office:value-type="float" office:value="1.12641684027778">
            <text:p>1.1264168403</text:p>
          </table:table-cell>
          <table:table-cell office:value-type="float" office:value="1.47852891710069">
            <text:p>1.4785289171</text:p>
          </table:table-cell>
          <table:table-cell office:value-type="float" office:value="0">
            <text:p>0</text:p>
          </table:table-cell>
          <table:table-cell office:value-type="float" office:value="19.9157777874143">
            <text:p>19.9157777874</text:p>
          </table:table-cell>
          <table:table-cell office:value-type="float" office:value="5.77164884572655">
            <text:p>5.7716488457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date" office:date-value="2020-08-11">
            <text:p>08/11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799">
            <text:p>799</text:p>
          </table:table-cell>
          <table:table-cell office:value-type="float" office:value="1.88">
            <text:p>1.88</text:p>
          </table:table-cell>
          <table:table-cell office:value-type="float" office:value="1">
            <text:p>1</text:p>
          </table:table-cell>
          <table:table-cell office:value-type="float" office:value="65.2">
            <text:p>65.2</text:p>
          </table:table-cell>
          <table:table-cell office:value-type="float" office:value="2221.6">
            <text:p>2221.6</text:p>
          </table:table-cell>
          <table:table-cell office:value-type="float" office:value="1.548">
            <text:p>1.54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554">
            <text:p>554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4.625">
            <text:p>54.625</text:p>
          </table:table-cell>
          <table:table-cell office:value-type="float" office:value="0.0178571428571429">
            <text:p>0.0178571429</text:p>
          </table:table-cell>
          <table:table-cell office:value-type="float" office:value="0.212">
            <text:p>0.212</text:p>
          </table:table-cell>
          <table:table-cell office:value-type="float" office:value="0.098601083032491">
            <text:p>0.098601083</text:p>
          </table:table-cell>
          <table:table-cell office:value-type="float" office:value="1.063125">
            <text:p>1.063125</text:p>
          </table:table-cell>
          <table:table-cell office:value-type="float" office:value="1.83009024">
            <text:p>1.83009024</text:p>
          </table:table-cell>
          <table:table-cell office:value-type="float" office:value="1.36415925082107">
            <text:p>1.3641592508</text:p>
          </table:table-cell>
          <table:table-cell office:value-type="float" office:value="0">
            <text:p>0</text:p>
          </table:table-cell>
          <table:table-cell office:value-type="float" office:value="3.6050365398819">
            <text:p>3.6050365399</text:p>
          </table:table-cell>
          <table:table-cell office:value-type="float" office:value="7.37095561748479">
            <text:p>7.3709556175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date" office:date-value="2020-08-12">
            <text:p>08/12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2897">
            <text:p>2897</text:p>
          </table:table-cell>
          <table:table-cell office:value-type="float" office:value="0.76">
            <text:p>0.76</text:p>
          </table:table-cell>
          <table:table-cell office:value-type="float" office:value="1">
            <text:p>1</text:p>
          </table:table-cell>
          <table:table-cell office:value-type="float" office:value="63.4">
            <text:p>63.4</text:p>
          </table:table-cell>
          <table:table-cell office:value-type="float" office:value="2383">
            <text:p>2383</text:p>
          </table:table-cell>
          <table:table-cell office:value-type="float" office:value="1.434">
            <text:p>1.43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9">
            <text:p>9</text:p>
          </table:table-cell>
          <table:table-cell office:value-type="float" office:value="80">
            <text:p>80</text:p>
          </table:table-cell>
          <table:table-cell office:value-type="float" office:value="162">
            <text:p>162</text:p>
          </table:table-cell>
          <table:table-cell office:value-type="float" office:value="725">
            <text:p>725</text:p>
          </table:table-cell>
          <table:table-cell office:value-type="float" office:value="2.5">
            <text:p>2.5</text:p>
          </table:table-cell>
          <table:table-cell office:value-type="float" office:value="35.25">
            <text:p>35.25</text:p>
          </table:table-cell>
          <table:table-cell office:value-type="float" office:value="34.5">
            <text:p>34.5</text:p>
          </table:table-cell>
          <table:table-cell office:value-type="float" office:value="0.03125">
            <text:p>0.03125</text:p>
          </table:table-cell>
          <table:table-cell office:value-type="float" office:value="0.217592592592593">
            <text:p>0.2175925926</text:p>
          </table:table-cell>
          <table:table-cell office:value-type="float" office:value="0.0475862068965517">
            <text:p>0.0475862069</text:p>
          </table:table-cell>
          <table:table-cell office:value-type="float" office:value="1.1112890625">
            <text:p>1.1112890625</text:p>
          </table:table-cell>
          <table:table-cell office:value-type="float" office:value="1.85437328532236">
            <text:p>1.8543732853</text:p>
          </table:table-cell>
          <table:table-cell office:value-type="float" office:value="1.17099004042806">
            <text:p>1.1709900404</text:p>
          </table:table-cell>
          <table:table-cell office:value-type="float" office:value="22.5255059555446">
            <text:p>22.5255059555</text:p>
          </table:table-cell>
          <table:table-cell office:value-type="float" office:value="3.52073641591156">
            <text:p>3.5207364159</text:p>
          </table:table-cell>
          <table:table-cell office:value-type="float" office:value="14.9100247993549">
            <text:p>14.9100247994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date" office:date-value="2020-08-13">
            <text:p>08/13/20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float" office:value="3189">
            <text:p>3189</text:p>
          </table:table-cell>
          <table:table-cell office:value-type="float" office:value="1.41">
            <text:p>1.41</text:p>
          </table:table-cell>
          <table:table-cell office:value-type="float" office:value="0.4">
            <text:p>0.4</text:p>
          </table:table-cell>
          <table:table-cell office:value-type="float" office:value="63.8">
            <text:p>63.8</text:p>
          </table:table-cell>
          <table:table-cell office:value-type="float" office:value="2605">
            <text:p>2605</text:p>
          </table:table-cell>
          <table:table-cell office:value-type="float" office:value="1.224">
            <text:p>1.22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200">
            <text:p>200</text:p>
          </table:table-cell>
          <table:table-cell office:value-type="float" office:value="573">
            <text:p>573</text:p>
          </table:table-cell>
          <table:table-cell office:value-type="float" office:value="8.125">
            <text:p>8.125</text:p>
          </table:table-cell>
          <table:table-cell office:value-type="float" office:value="41.75">
            <text:p>41.75</text:p>
          </table:table-cell>
          <table:table-cell office:value-type="float" office:value="83.375">
            <text:p>83.375</text:p>
          </table:table-cell>
          <table:table-cell office:value-type="float" office:value="0.112847222222222">
            <text:p>0.1128472222</text:p>
          </table:table-cell>
          <table:table-cell office:value-type="float" office:value="0.20875">
            <text:p>0.20875</text:p>
          </table:table-cell>
          <table:table-cell office:value-type="float" office:value="0.145506108202443">
            <text:p>0.1455061082</text:p>
          </table:table-cell>
          <table:table-cell office:value-type="float" office:value="1.41992488908179">
            <text:p>1.4199248891</text:p>
          </table:table-cell>
          <table:table-cell office:value-type="float" office:value="1.8160350625">
            <text:p>1.8160350625</text:p>
          </table:table-cell>
          <table:table-cell office:value-type="float" office:value="1.55076855265602">
            <text:p>1.5507685527</text:p>
          </table:table-cell>
          <table:table-cell office:value-type="float" office:value="6.48274912163615">
            <text:p>6.4827491216</text:p>
          </table:table-cell>
          <table:table-cell office:value-type="float" office:value="3.65609471935649">
            <text:p>3.6560947194</text:p>
          </table:table-cell>
          <table:table-cell office:value-type="float" office:value="5.10242736239139">
            <text:p>5.1024273624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date" office:date-value="2020-08-14">
            <text:p>08/14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3142">
            <text:p>314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3.8">
            <text:p>63.8</text:p>
          </table:table-cell>
          <table:table-cell office:value-type="float" office:value="3029.8">
            <text:p>3029.8</text:p>
          </table:table-cell>
          <table:table-cell office:value-type="float" office:value="1.114">
            <text:p>1.1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 office:value-type="float" office:value="230">
            <text:p>230</text:p>
          </table:table-cell>
          <table:table-cell office:value-type="float" office:value="1009">
            <text:p>1009</text:p>
          </table:table-cell>
          <table:table-cell office:value-type="float" office:value="13.5">
            <text:p>13.5</text:p>
          </table:table-cell>
          <table:table-cell office:value-type="float" office:value="41">
            <text:p>41</text:p>
          </table:table-cell>
          <table:table-cell office:value-type="float" office:value="82.625">
            <text:p>82.625</text:p>
          </table:table-cell>
          <table:table-cell office:value-type="float" office:value="0.164634146341463">
            <text:p>0.1646341463</text:p>
          </table:table-cell>
          <table:table-cell office:value-type="float" office:value="0.178260869565217">
            <text:p>0.1782608696</text:p>
          </table:table-cell>
          <table:table-cell office:value-type="float" office:value="0.0818880079286422">
            <text:p>0.0818880079</text:p>
          </table:table-cell>
          <table:table-cell office:value-type="float" office:value="1.62934414039262">
            <text:p>1.6293441404</text:p>
          </table:table-cell>
          <table:table-cell office:value-type="float" office:value="1.68619584120983">
            <text:p>1.6861958412</text:p>
          </table:table-cell>
          <table:table-cell office:value-type="float" office:value="1.29975109360159">
            <text:p>1.2997510936</text:p>
          </table:table-cell>
          <table:table-cell office:value-type="float" office:value="4.54800094187489">
            <text:p>4.5480009419</text:p>
          </table:table-cell>
          <table:table-cell office:value-type="float" office:value="4.22548916595003">
            <text:p>4.22548916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date" office:date-value="2020-08-15">
            <text:p>08/15/20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2998">
            <text:p>2998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63.4">
            <text:p>63.4</text:p>
          </table:table-cell>
          <table:table-cell office:value-type="float" office:value="2915.2">
            <text:p>2915.2</text:p>
          </table:table-cell>
          <table:table-cell office:value-type="float" office:value="1.22">
            <text:p>1.2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92">
            <text:p>92</text:p>
          </table:table-cell>
          <table:table-cell office:value-type="float" office:value="320">
            <text:p>320</text:p>
          </table:table-cell>
          <table:table-cell office:value-type="float" office:value="1196">
            <text:p>1196</text:p>
          </table:table-cell>
          <table:table-cell office:value-type="float" office:value="22.75">
            <text:p>22.75</text:p>
          </table:table-cell>
          <table:table-cell office:value-type="float" office:value="46.75">
            <text:p>46.75</text:p>
          </table:table-cell>
          <table:table-cell office:value-type="float" office:value="89.25">
            <text:p>89.25</text:p>
          </table:table-cell>
          <table:table-cell office:value-type="float" office:value="0.247282608695652">
            <text:p>0.2472826087</text:p>
          </table:table-cell>
          <table:table-cell office:value-type="float" office:value="0.14609375">
            <text:p>0.14609375</text:p>
          </table:table-cell>
          <table:table-cell office:value-type="float" office:value="0.074623745819398">
            <text:p>0.0746237458</text:p>
          </table:table-cell>
          <table:table-cell office:value-type="float" office:value="1.9853405600189">
            <text:p>1.98534056</text:p>
          </table:table-cell>
          <table:table-cell office:value-type="float" office:value="1.55316115722656">
            <text:p>1.5531611572</text:p>
          </table:table-cell>
          <table:table-cell office:value-type="float" office:value="1.27209776911052">
            <text:p>1.2720977691</text:p>
          </table:table-cell>
          <table:table-cell office:value-type="float" office:value="3.13687712495242">
            <text:p>3.136877125</text:p>
          </table:table-cell>
          <table:table-cell office:value-type="float" office:value="5.08323645195196">
            <text:p>5.083236452</text:p>
          </table:table-cell>
          <table:table-cell office:value-type="float" office:value="9.63097730170839">
            <text:p>9.6309773017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date" office:date-value="2020-08-16">
            <text:p>08/16/2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2923">
            <text:p>2923</text:p>
          </table:table-cell>
          <table:table-cell office:value-type="float" office:value="1.33">
            <text:p>1.33</text:p>
          </table:table-cell>
          <table:table-cell office:value-type="float" office:value="0.4">
            <text:p>0.4</text:p>
          </table:table-cell>
          <table:table-cell office:value-type="float" office:value="62.2">
            <text:p>62.2</text:p>
          </table:table-cell>
          <table:table-cell office:value-type="float" office:value="2773.2">
            <text:p>2773.2</text:p>
          </table:table-cell>
          <table:table-cell office:value-type="float" office:value="1.132">
            <text:p>1.13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22">
            <text:p>122</text:p>
          </table:table-cell>
          <table:table-cell office:value-type="float" office:value="350">
            <text:p>350</text:p>
          </table:table-cell>
          <table:table-cell office:value-type="float" office:value="984">
            <text:p>984</text:p>
          </table:table-cell>
          <table:table-cell office:value-type="float" office:value="31">
            <text:p>31</text:p>
          </table:table-cell>
          <table:table-cell office:value-type="float" office:value="7.75">
            <text:p>7.75</text:p>
          </table:table-cell>
          <table:table-cell office:value-type="float" office:value="85.75">
            <text:p>85.75</text:p>
          </table:table-cell>
          <table:table-cell office:value-type="float" office:value="0.254098360655738">
            <text:p>0.2540983607</text:p>
          </table:table-cell>
          <table:table-cell office:value-type="float" office:value="0.0221428571428571">
            <text:p>0.0221428571</text:p>
          </table:table-cell>
          <table:table-cell office:value-type="float" office:value="0.0871443089430894">
            <text:p>0.0871443089</text:p>
          </table:table-cell>
          <table:table-cell office:value-type="float" office:value="2.01589357699543">
            <text:p>2.015893577</text:p>
          </table:table-cell>
          <table:table-cell office:value-type="float" office:value="1.078461">
            <text:p>1.078461</text:p>
          </table:table-cell>
          <table:table-cell office:value-type="float" office:value="1.3198895772399">
            <text:p>1.3198895772</text:p>
          </table:table-cell>
          <table:table-cell office:value-type="float" office:value="3.06137594859294">
            <text:p>3.0613759486</text:p>
          </table:table-cell>
          <table:table-cell office:value-type="float" office:value="31.6487295913258">
            <text:p>31.6487295913</text:p>
          </table:table-cell>
          <table:table-cell office:value-type="float" office:value="8.2957633224852">
            <text:p>8.2957633225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date" office:date-value="2020-08-17">
            <text:p>08/17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2324">
            <text:p>2324</text:p>
          </table:table-cell>
          <table:table-cell office:value-type="float" office:value="1.29">
            <text:p>1.29</text:p>
          </table:table-cell>
          <table:table-cell office:value-type="float" office:value="0.4">
            <text:p>0.4</text:p>
          </table:table-cell>
          <table:table-cell office:value-type="float" office:value="60.8">
            <text:p>60.8</text:p>
          </table:table-cell>
          <table:table-cell office:value-type="float" office:value="2884.8">
            <text:p>2884.8</text:p>
          </table:table-cell>
          <table:table-cell office:value-type="float" office:value="1.05">
            <text:p>1.05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9">
            <text:p>9</text:p>
          </table:table-cell>
          <table:table-cell office:value-type="float" office:value="155">
            <text:p>155</text:p>
          </table:table-cell>
          <table:table-cell office:value-type="float" office:value="360">
            <text:p>360</text:p>
          </table:table-cell>
          <table:table-cell office:value-type="float" office:value="957">
            <text:p>957</text:p>
          </table:table-cell>
          <table:table-cell office:value-type="float" office:value="34.75">
            <text:p>34.75</text:p>
          </table:table-cell>
          <table:table-cell office:value-type="float" office:value="49.125">
            <text:p>49.125</text:p>
          </table:table-cell>
          <table:table-cell office:value-type="float" office:value="74.375">
            <text:p>74.375</text:p>
          </table:table-cell>
          <table:table-cell office:value-type="float" office:value="0.224193548387097">
            <text:p>0.2241935484</text:p>
          </table:table-cell>
          <table:table-cell office:value-type="float" office:value="0.136458333333333">
            <text:p>0.1364583333</text:p>
          </table:table-cell>
          <table:table-cell office:value-type="float" office:value="0.0777168234064786">
            <text:p>0.0777168234</text:p>
          </table:table-cell>
          <table:table-cell office:value-type="float" office:value="1.8831924037461">
            <text:p>1.8831924037</text:p>
          </table:table-cell>
          <table:table-cell office:value-type="float" office:value="1.51410108506944">
            <text:p>1.5141010851</text:p>
          </table:table-cell>
          <table:table-cell office:value-type="float" office:value="1.28384709501785">
            <text:p>1.283847095</text:p>
          </table:table-cell>
          <table:table-cell office:value-type="float" office:value="3.42663289257146">
            <text:p>3.4266328926</text:p>
          </table:table-cell>
          <table:table-cell office:value-type="float" office:value="5.41873870362377">
            <text:p>5.4187387036</text:p>
          </table:table-cell>
          <table:table-cell office:value-type="float" office:value="9.26113283246003">
            <text:p>9.2611328325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date" office:date-value="2020-08-18">
            <text:p>08/18/2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2479">
            <text:p>2479</text:p>
          </table:table-cell>
          <table:table-cell office:value-type="float" office:value="0.97">
            <text:p>0.97</text:p>
          </table:table-cell>
          <table:table-cell office:value-type="float" office:value="0.4">
            <text:p>0.4</text:p>
          </table:table-cell>
          <table:table-cell office:value-type="float" office:value="59.6">
            <text:p>59.6</text:p>
          </table:table-cell>
          <table:table-cell office:value-type="float" office:value="2878.8">
            <text:p>2878.8</text:p>
          </table:table-cell>
          <table:table-cell office:value-type="float" office:value="1.186">
            <text:p>1.1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78">
            <text:p>178</text:p>
          </table:table-cell>
          <table:table-cell office:value-type="float" office:value="430">
            <text:p>430</text:p>
          </table:table-cell>
          <table:table-cell office:value-type="float" office:value="1009">
            <text:p>1009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82.625">
            <text:p>82.625</text:p>
          </table:table-cell>
          <table:table-cell office:value-type="float" office:value="0.196629213483146">
            <text:p>0.1966292135</text:p>
          </table:table-cell>
          <table:table-cell office:value-type="float" office:value="0.16046511627907">
            <text:p>0.1604651163</text:p>
          </table:table-cell>
          <table:table-cell office:value-type="float" office:value="0.0818880079286422">
            <text:p>0.0818880079</text:p>
          </table:table-cell>
          <table:table-cell office:value-type="float" office:value="1.76398182047721">
            <text:p>1.7639818205</text:p>
          </table:table-cell>
          <table:table-cell office:value-type="float" office:value="1.61209605191996">
            <text:p>1.6120960519</text:p>
          </table:table-cell>
          <table:table-cell office:value-type="float" office:value="1.29975109360159">
            <text:p>1.2997510936</text:p>
          </table:table-cell>
          <table:table-cell office:value-type="float" office:value="3.86135884870175">
            <text:p>3.8613588487</text:p>
          </table:table-cell>
          <table:table-cell office:value-type="float" office:value="4.65759339455003">
            <text:p>4.657593394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date" office:date-value="2020-08-19">
            <text:p>08/19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3700">
            <text:p>3700</text:p>
          </table:table-cell>
          <table:table-cell office:value-type="float" office:value="0.86">
            <text:p>0.86</text:p>
          </table:table-cell>
          <table:table-cell office:value-type="float" office:value="0.6">
            <text:p>0.6</text:p>
          </table:table-cell>
          <table:table-cell office:value-type="float" office:value="58.8">
            <text:p>58.8</text:p>
          </table:table-cell>
          <table:table-cell office:value-type="float" office:value="2964.6">
            <text:p>2964.6</text:p>
          </table:table-cell>
          <table:table-cell office:value-type="float" office:value="1.23">
            <text:p>1.23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52">
            <text:p>252</text:p>
          </table:table-cell>
          <table:table-cell office:value-type="float" office:value="462">
            <text:p>462</text:p>
          </table:table-cell>
          <table:table-cell office:value-type="float" office:value="1227">
            <text:p>1227</text:p>
          </table:table-cell>
          <table:table-cell office:value-type="float" office:value="37.875">
            <text:p>37.875</text:p>
          </table:table-cell>
          <table:table-cell office:value-type="float" office:value="17.5">
            <text:p>17.5</text:p>
          </table:table-cell>
          <table:table-cell office:value-type="float" office:value="40.875">
            <text:p>40.875</text:p>
          </table:table-cell>
          <table:table-cell office:value-type="float" office:value="0.150297619047619">
            <text:p>0.150297619</text:p>
          </table:table-cell>
          <table:table-cell office:value-type="float" office:value="0.0378787878787879">
            <text:p>0.0378787879</text:p>
          </table:table-cell>
          <table:table-cell office:value-type="float" office:value="0.0333129584352078">
            <text:p>0.0333129584</text:p>
          </table:table-cell>
          <table:table-cell office:value-type="float" office:value="1.57031684027778">
            <text:p>1.5703168403</text:p>
          </table:table-cell>
          <table:table-cell office:value-type="float" office:value="1.13538797061524">
            <text:p>1.1353879706</text:p>
          </table:table-cell>
          <table:table-cell office:value-type="float" office:value="1.11877047079465">
            <text:p>1.1187704708</text:p>
          </table:table-cell>
          <table:table-cell office:value-type="float" office:value="4.95031906453277">
            <text:p>4.9503190645</text:p>
          </table:table-cell>
          <table:table-cell office:value-type="float" office:value="18.6435116630965">
            <text:p>18.6435116631</text:p>
          </table:table-cell>
          <table:table-cell office:value-type="float" office:value="21.1518144623574">
            <text:p>21.1518144624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date" office:date-value="2020-08-20">
            <text:p>08/20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968">
            <text:p>2968</text:p>
          </table:table-cell>
          <table:table-cell office:value-type="float" office:value="1.48">
            <text:p>1.48</text:p>
          </table:table-cell>
          <table:table-cell office:value-type="float" office:value="0.6">
            <text:p>0.6</text:p>
          </table:table-cell>
          <table:table-cell office:value-type="float" office:value="58.4">
            <text:p>58.4</text:p>
          </table:table-cell>
          <table:table-cell office:value-type="float" office:value="2795.8">
            <text:p>2795.8</text:p>
          </table:table-cell>
          <table:table-cell office:value-type="float" office:value="1.444">
            <text:p>1.44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25">
            <text:p>325</text:p>
          </table:table-cell>
          <table:table-cell office:value-type="float" office:value="525">
            <text:p>525</text:p>
          </table:table-cell>
          <table:table-cell office:value-type="float" office:value="1221">
            <text:p>1221</text:p>
          </table:table-cell>
          <table:table-cell office:value-type="float" office:value="27.5">
            <text:p>27.5</text:p>
          </table:table-cell>
          <table:table-cell office:value-type="float" office:value="45">
            <text:p>45</text:p>
          </table:table-cell>
          <table:table-cell office:value-type="float" office:value="77">
            <text:p>77</text:p>
          </table:table-cell>
          <table:table-cell office:value-type="float" office:value="0.0846153846153846">
            <text:p>0.0846153846</text:p>
          </table:table-cell>
          <table:table-cell office:value-type="float" office:value="0.0857142857142857">
            <text:p>0.0857142857</text:p>
          </table:table-cell>
          <table:table-cell office:value-type="float" office:value="0.0630630630630631">
            <text:p>0.0630630631</text:p>
          </table:table-cell>
          <table:table-cell office:value-type="float" office:value="1.31018698224852">
            <text:p>1.3101869822</text:p>
          </table:table-cell>
          <table:table-cell office:value-type="float" office:value="1.3144">
            <text:p>1.3144</text:p>
          </table:table-cell>
          <table:table-cell office:value-type="float" office:value="1.2285155425696">
            <text:p>1.2285155426</text:p>
          </table:table-cell>
          <table:table-cell office:value-type="float" office:value="8.53362174733149">
            <text:p>8.5336217473</text:p>
          </table:table-cell>
          <table:table-cell office:value-type="float" office:value="8.42854097334081">
            <text:p>8.4285409733</text:p>
          </table:table-cell>
          <table:table-cell office:value-type="float" office:value="11.3343752556056">
            <text:p>11.3343752556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date" office:date-value="2020-08-21">
            <text:p>08/21/20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3352">
            <text:p>3352</text:p>
          </table:table-cell>
          <table:table-cell office:value-type="float" office:value="1.55">
            <text:p>1.55</text:p>
          </table:table-cell>
          <table:table-cell office:value-type="float" office:value="0.8">
            <text:p>0.8</text:p>
          </table:table-cell>
          <table:table-cell office:value-type="float" office:value="58.2">
            <text:p>58.2</text:p>
          </table:table-cell>
          <table:table-cell office:value-type="float" office:value="2736.2">
            <text:p>2736.2</text:p>
          </table:table-cell>
          <table:table-cell office:value-type="float" office:value="1.452">
            <text:p>1.45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office:value-type="float" office:value="332">
            <text:p>332</text:p>
          </table:table-cell>
          <table:table-cell office:value-type="float" office:value="656">
            <text:p>656</text:p>
          </table:table-cell>
          <table:table-cell office:value-type="float" office:value="1500">
            <text:p>1500</text:p>
          </table:table-cell>
          <table:table-cell office:value-type="float" office:value="58.25">
            <text:p>58.25</text:p>
          </table:table-cell>
          <table:table-cell office:value-type="float" office:value="47.5">
            <text:p>47.5</text:p>
          </table:table-cell>
          <table:table-cell office:value-type="float" office:value="107.5">
            <text:p>107.5</text:p>
          </table:table-cell>
          <table:table-cell office:value-type="float" office:value="0.175451807228916">
            <text:p>0.1754518072</text:p>
          </table:table-cell>
          <table:table-cell office:value-type="float" office:value="0.0724085365853658">
            <text:p>0.0724085366</text:p>
          </table:table-cell>
          <table:table-cell office:value-type="float" office:value="0.0716666666666667">
            <text:p>0.0716666667</text:p>
          </table:table-cell>
          <table:table-cell office:value-type="float" office:value="1.67441666515459">
            <text:p>1.6744166652</text:p>
          </table:table-cell>
          <table:table-cell office:value-type="float" office:value="1.26370615054283">
            <text:p>1.2637061505</text:p>
          </table:table-cell>
          <table:table-cell office:value-type="float" office:value="1.26090011111111">
            <text:p>1.2609001111</text:p>
          </table:table-cell>
          <table:table-cell office:value-type="float" office:value="4.28788167579513">
            <text:p>4.2878816758</text:p>
          </table:table-cell>
          <table:table-cell office:value-type="float" office:value="9.9152633052514">
            <text:p>9.9152633053</text:p>
          </table:table-cell>
          <table:table-cell office:value-type="float" office:value="10.0143970143973">
            <text:p>10.0143970144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date" office:date-value="2020-08-22">
            <text:p>08/22/2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480">
            <text:p>1480</text:p>
          </table:table-cell>
          <table:table-cell office:value-type="float" office:value="2.36">
            <text:p>2.36</text:p>
          </table:table-cell>
          <table:table-cell office:value-type="float" office:value="0.8">
            <text:p>0.8</text:p>
          </table:table-cell>
          <table:table-cell office:value-type="float" office:value="58.6">
            <text:p>58.6</text:p>
          </table:table-cell>
          <table:table-cell office:value-type="float" office:value="2287.8">
            <text:p>2287.8</text:p>
          </table:table-cell>
          <table:table-cell office:value-type="float" office:value="1.774">
            <text:p>1.77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48">
            <text:p>348</text:p>
          </table:table-cell>
          <table:table-cell office:value-type="float" office:value="632">
            <text:p>632</text:p>
          </table:table-cell>
          <table:table-cell office:value-type="float" office:value="1356">
            <text:p>1356</text:p>
          </table:table-cell>
          <table:table-cell office:value-type="float" office:value="54.625">
            <text:p>54.625</text:p>
          </table:table-cell>
          <table:table-cell office:value-type="float" office:value="71.125">
            <text:p>71.125</text:p>
          </table:table-cell>
          <table:table-cell office:value-type="float" office:value="138.75">
            <text:p>138.75</text:p>
          </table:table-cell>
          <table:table-cell office:value-type="float" office:value="0.156968390804598">
            <text:p>0.1569683908</text:p>
          </table:table-cell>
          <table:table-cell office:value-type="float" office:value="0.112539556962025">
            <text:p>0.112539557</text:p>
          </table:table-cell>
          <table:table-cell office:value-type="float" office:value="0.102323008849558">
            <text:p>0.1023230088</text:p>
          </table:table-cell>
          <table:table-cell office:value-type="float" office:value="1.59768195621119">
            <text:p>1.5976819562</text:p>
          </table:table-cell>
          <table:table-cell office:value-type="float" office:value="1.41871214705426">
            <text:p>1.4187121471</text:p>
          </table:table-cell>
          <table:table-cell office:value-type="float" office:value="1.3786517273279">
            <text:p>1.3786517273</text:p>
          </table:table-cell>
          <table:table-cell office:value-type="float" office:value="4.75399390022151">
            <text:p>4.7539939002</text:p>
          </table:table-cell>
          <table:table-cell office:value-type="float" office:value="6.49955729373485">
            <text:p>6.4995572937</text:p>
          </table:table-cell>
          <table:table-cell office:value-type="float" office:value="7.11505595496417">
            <text:p>7.115055955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date" office:date-value="2020-08-23">
            <text:p>08/23/20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2181">
            <text:p>2181</text:p>
          </table:table-cell>
          <table:table-cell office:value-type="float" office:value="1.01">
            <text:p>1.01</text:p>
          </table:table-cell>
          <table:table-cell office:value-type="float" office:value="1">
            <text:p>1</text:p>
          </table:table-cell>
          <table:table-cell office:value-type="float" office:value="58.6">
            <text:p>58.6</text:p>
          </table:table-cell>
          <table:table-cell office:value-type="float" office:value="2072.6">
            <text:p>2072.6</text:p>
          </table:table-cell>
          <table:table-cell office:value-type="float" office:value="1.732">
            <text:p>1.73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65">
            <text:p>365</text:p>
          </table:table-cell>
          <table:table-cell office:value-type="float" office:value="782">
            <text:p>782</text:p>
          </table:table-cell>
          <table:table-cell office:value-type="float" office:value="1758">
            <text:p>1758</text:p>
          </table:table-cell>
          <table:table-cell office:value-type="float" office:value="13.75">
            <text:p>13.75</text:p>
          </table:table-cell>
          <table:table-cell office:value-type="float" office:value="91">
            <text:p>91</text:p>
          </table:table-cell>
          <table:table-cell office:value-type="float" office:value="284">
            <text:p>284</text:p>
          </table:table-cell>
          <table:table-cell office:value-type="float" office:value="0.0376712328767123">
            <text:p>0.0376712329</text:p>
          </table:table-cell>
          <table:table-cell office:value-type="float" office:value="0.116368286445013">
            <text:p>0.1163682864</text:p>
          </table:table-cell>
          <table:table-cell office:value-type="float" office:value="0.161547212741752">
            <text:p>0.1615472127</text:p>
          </table:table-cell>
          <table:table-cell office:value-type="float" office:value="1.13463079376994">
            <text:p>1.1346307938</text:p>
          </table:table-cell>
          <table:table-cell office:value-type="float" office:value="1.43383049561424">
            <text:p>1.4338304956</text:p>
          </table:table-cell>
          <table:table-cell office:value-type="float" office:value="1.6165663484076">
            <text:p>1.6165663484</text:p>
          </table:table-cell>
          <table:table-cell office:value-type="float" office:value="18.7443446228369">
            <text:p>18.7443446228</text:p>
          </table:table-cell>
          <table:table-cell office:value-type="float" office:value="6.29671190849085">
            <text:p>6.2967119085</text:p>
          </table:table-cell>
          <table:table-cell office:value-type="float" office:value="4.62860542779788">
            <text:p>4.6286054278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date" office:date-value="2020-08-24">
            <text:p>08/24/20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1458">
            <text:p>1458</text:p>
          </table:table-cell>
          <table:table-cell office:value-type="float" office:value="2.47">
            <text:p>2.47</text:p>
          </table:table-cell>
          <table:table-cell office:value-type="float" office:value="0.6">
            <text:p>0.6</text:p>
          </table:table-cell>
          <table:table-cell office:value-type="float" office:value="59.8">
            <text:p>59.8</text:p>
          </table:table-cell>
          <table:table-cell office:value-type="float" office:value="2327.2">
            <text:p>2327.2</text:p>
          </table:table-cell>
          <table:table-cell office:value-type="float" office:value="1.738">
            <text:p>1.7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">
            <text:p>6</text:p>
          </table:table-cell>
          <table:table-cell office:value-type="float" office:value="342">
            <text:p>342</text:p>
          </table:table-cell>
          <table:table-cell office:value-type="float" office:value="768">
            <text:p>768</text:p>
          </table:table-cell>
          <table:table-cell office:value-type="float" office:value="1906">
            <text:p>1906</text:p>
          </table:table-cell>
          <table:table-cell office:value-type="float" office:value="40">
            <text:p>40</text:p>
          </table:table-cell>
          <table:table-cell office:value-type="float" office:value="33">
            <text:p>33</text:p>
          </table:table-cell>
          <table:table-cell office:value-type="float" office:value="148.5">
            <text:p>148.5</text:p>
          </table:table-cell>
          <table:table-cell office:value-type="float" office:value="0.116959064327485">
            <text:p>0.1169590643</text:p>
          </table:table-cell>
          <table:table-cell office:value-type="float" office:value="0.04296875">
            <text:p>0.04296875</text:p>
          </table:table-cell>
          <table:table-cell office:value-type="float" office:value="0.0779118572927597">
            <text:p>0.0779118573</text:p>
          </table:table-cell>
          <table:table-cell office:value-type="float" office:value="1.43616839369379">
            <text:p>1.4361683937</text:p>
          </table:table-cell>
          <table:table-cell office:value-type="float" office:value="1.15400939941406">
            <text:p>1.1540093994</text:p>
          </table:table-cell>
          <table:table-cell office:value-type="float" office:value="1.284589205238">
            <text:p>1.2845892052</text:p>
          </table:table-cell>
          <table:table-cell office:value-type="float" office:value="6.26659420976186">
            <text:p>6.2665942098</text:p>
          </table:table-cell>
          <table:table-cell office:value-type="float" office:value="16.4755688263874">
            <text:p>16.4755688264</text:p>
          </table:table-cell>
          <table:table-cell office:value-type="float" office:value="9.23879607380941">
            <text:p>9.2387960738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date" office:date-value="2020-08-25">
            <text:p>08/25/2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892">
            <text:p>189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1.6">
            <text:p>61.6</text:p>
          </table:table-cell>
          <table:table-cell office:value-type="float" office:value="2777.6">
            <text:p>2777.6</text:p>
          </table:table-cell>
          <table:table-cell office:value-type="float" office:value="1.754">
            <text:p>1.75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28">
            <text:p>328</text:p>
          </table:table-cell>
          <table:table-cell office:value-type="float" office:value="902">
            <text:p>902</text:p>
          </table:table-cell>
          <table:table-cell office:value-type="float" office:value="1836">
            <text:p>1836</text:p>
          </table:table-cell>
          <table:table-cell office:value-type="float" office:value="60.75">
            <text:p>60.75</text:p>
          </table:table-cell>
          <table:table-cell office:value-type="float" office:value="62.25">
            <text:p>62.25</text:p>
          </table:table-cell>
          <table:table-cell office:value-type="float" office:value="50.5">
            <text:p>50.5</text:p>
          </table:table-cell>
          <table:table-cell office:value-type="float" office:value="0.185213414634146">
            <text:p>0.1852134146</text:p>
          </table:table-cell>
          <table:table-cell office:value-type="float" office:value="0.0690133037694013">
            <text:p>0.0690133038</text:p>
          </table:table-cell>
          <table:table-cell office:value-type="float" office:value="0.0275054466230937">
            <text:p>0.0275054466</text:p>
          </table:table-cell>
          <table:table-cell office:value-type="float" office:value="1.71548280878197">
            <text:p>1.7154828088</text:p>
          </table:table-cell>
          <table:table-cell office:value-type="float" office:value="1.25088172194335">
            <text:p>1.2508817219</text:p>
          </table:table-cell>
          <table:table-cell office:value-type="float" office:value="1.09775190038494">
            <text:p>1.0977519004</text:p>
          </table:table-cell>
          <table:table-cell office:value-type="float" office:value="4.07918746488864">
            <text:p>4.0791874649</text:p>
          </table:table-cell>
          <table:table-cell office:value-type="float" office:value="10.3863938584954">
            <text:p>10.3863938585</text:p>
          </table:table-cell>
          <table:table-cell office:value-type="float" office:value="25.5453671515934">
            <text:p>25.5453671516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date" office:date-value="2020-08-26">
            <text:p>08/26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4625">
            <text:p>4625</text:p>
          </table:table-cell>
          <table:table-cell office:value-type="float" office:value="1.58">
            <text:p>1.58</text:p>
          </table:table-cell>
          <table:table-cell office:value-type="float" office:value="0.2">
            <text:p>0.2</text:p>
          </table:table-cell>
          <table:table-cell office:value-type="float" office:value="65.4">
            <text:p>65.4</text:p>
          </table:table-cell>
          <table:table-cell office:value-type="float" office:value="3510.6">
            <text:p>3510.6</text:p>
          </table:table-cell>
          <table:table-cell office:value-type="float" office:value="2.004">
            <text:p>2.00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9">
            <text:p>9</text:p>
          </table:table-cell>
          <table:table-cell office:value-type="float" office:value="360">
            <text:p>360</text:p>
          </table:table-cell>
          <table:table-cell office:value-type="float" office:value="960">
            <text:p>960</text:p>
          </table:table-cell>
          <table:table-cell office:value-type="float" office:value="2152">
            <text:p>2152</text:p>
          </table:table-cell>
          <table:table-cell office:value-type="float" office:value="72.875">
            <text:p>72.875</text:p>
          </table:table-cell>
          <table:table-cell office:value-type="float" office:value="160">
            <text:p>160</text:p>
          </table:table-cell>
          <table:table-cell office:value-type="float" office:value="71">
            <text:p>71</text:p>
          </table:table-cell>
          <table:table-cell office:value-type="float" office:value="0.202430555555556">
            <text:p>0.2024305556</text:p>
          </table:table-cell>
          <table:table-cell office:value-type="float" office:value="0.166666666666667">
            <text:p>0.1666666667</text:p>
          </table:table-cell>
          <table:table-cell office:value-type="float" office:value="0.0329925650557621">
            <text:p>0.0329925651</text:p>
          </table:table-cell>
          <table:table-cell office:value-type="float" office:value="1.78882407889661">
            <text:p>1.7888240789</text:p>
          </table:table-cell>
          <table:table-cell office:value-type="float" office:value="1.63777777777778">
            <text:p>1.6377777778</text:p>
          </table:table-cell>
          <table:table-cell office:value-type="float" office:value="1.11760745601913">
            <text:p>1.117607456</text:p>
          </table:table-cell>
          <table:table-cell office:value-type="float" office:value="3.76005472661141">
            <text:p>3.7600547266</text:p>
          </table:table-cell>
          <table:table-cell office:value-type="float" office:value="4.49655610560192">
            <text:p>4.4965561056</text:p>
          </table:table-cell>
          <table:table-cell office:value-type="float" office:value="21.3538920769128">
            <text:p>21.3538920769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date" office:date-value="2020-08-27">
            <text:p>08/27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732">
            <text:p>3732</text:p>
          </table:table-cell>
          <table:table-cell office:value-type="float" office:value="2.44">
            <text:p>2.44</text:p>
          </table:table-cell>
          <table:table-cell office:value-type="float" office:value="0.2">
            <text:p>0.2</text:p>
          </table:table-cell>
          <table:table-cell office:value-type="float" office:value="71.6">
            <text:p>71.6</text:p>
          </table:table-cell>
          <table:table-cell office:value-type="float" office:value="3868">
            <text:p>3868</text:p>
          </table:table-cell>
          <table:table-cell office:value-type="float" office:value="2.484">
            <text:p>2.484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372">
            <text:p>372</text:p>
          </table:table-cell>
          <table:table-cell office:value-type="float" office:value="1178">
            <text:p>1178</text:p>
          </table:table-cell>
          <table:table-cell office:value-type="float" office:value="2869">
            <text:p>2869</text:p>
          </table:table-cell>
          <table:table-cell office:value-type="float" office:value="91.625">
            <text:p>91.625</text:p>
          </table:table-cell>
          <table:table-cell office:value-type="float" office:value="91.75">
            <text:p>91.75</text:p>
          </table:table-cell>
          <table:table-cell office:value-type="float" office:value="29.75">
            <text:p>29.75</text:p>
          </table:table-cell>
          <table:table-cell office:value-type="float" office:value="0.24630376344086">
            <text:p>0.2463037634</text:p>
          </table:table-cell>
          <table:table-cell office:value-type="float" office:value="0.0778862478777589">
            <text:p>0.0778862479</text:p>
          </table:table-cell>
          <table:table-cell office:value-type="float" office:value="0.0103694667131405">
            <text:p>0.0103694667</text:p>
          </table:table-cell>
          <table:table-cell office:value-type="float" office:value="1.98096763805787">
            <text:p>1.9809676381</text:p>
          </table:table-cell>
          <table:table-cell office:value-type="float" office:value="1.28449175208477">
            <text:p>1.2844917521</text:p>
          </table:table-cell>
          <table:table-cell office:value-type="float" office:value="1.03650388414222">
            <text:p>1.0365038841</text:p>
          </table:table-cell>
          <table:table-cell office:value-type="float" office:value="3.14806209895191">
            <text:p>3.148062099</text:p>
          </table:table-cell>
          <table:table-cell office:value-type="float" office:value="9.24172268089817">
            <text:p>9.24172268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date" office:date-value="2020-08-28">
            <text:p>08/28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5846">
            <text:p>5846</text:p>
          </table:table-cell>
          <table:table-cell office:value-type="float" office:value="2.26">
            <text:p>2.26</text:p>
          </table:table-cell>
          <table:table-cell office:value-type="float" office:value="0">
            <text:p>0</text:p>
          </table:table-cell>
          <table:table-cell office:value-type="float" office:value="78.2">
            <text:p>78.2</text:p>
          </table:table-cell>
          <table:table-cell office:value-type="float" office:value="4765.6">
            <text:p>4765.6</text:p>
          </table:table-cell>
          <table:table-cell office:value-type="float" office:value="3.146">
            <text:p>3.1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580">
            <text:p>580</text:p>
          </table:table-cell>
          <table:table-cell office:value-type="float" office:value="1163">
            <text:p>1163</text:p>
          </table:table-cell>
          <table:table-cell office:value-type="float" office:value="2506">
            <text:p>2506</text:p>
          </table:table-cell>
          <table:table-cell office:value-type="float" office:value="49.5">
            <text:p>49.5</text:p>
          </table:table-cell>
          <table:table-cell office:value-type="float" office:value="80.5">
            <text:p>80.5</text:p>
          </table:table-cell>
          <table:table-cell office:value-type="float" office:value="178.375">
            <text:p>178.375</text:p>
          </table:table-cell>
          <table:table-cell office:value-type="float" office:value="0.0853448275862069">
            <text:p>0.0853448276</text:p>
          </table:table-cell>
          <table:table-cell office:value-type="float" office:value="0.0692175408426483">
            <text:p>0.0692175408</text:p>
          </table:table-cell>
          <table:table-cell office:value-type="float" office:value="0.0711791699920191">
            <text:p>0.07117917</text:p>
          </table:table-cell>
          <table:table-cell office:value-type="float" office:value="1.31298302615933">
            <text:p>1.3129830262</text:p>
          </table:table-cell>
          <table:table-cell office:value-type="float" office:value="1.25165188615146">
            <text:p>1.2516518862</text:p>
          </table:table-cell>
          <table:table-cell office:value-type="float" office:value="1.25905738448394">
            <text:p>1.2590573845</text:p>
          </table:table-cell>
          <table:table-cell office:value-type="float" office:value="8.46356805937207">
            <text:p>8.4635680594</text:p>
          </table:table-cell>
          <table:table-cell office:value-type="float" office:value="10.3567474085378">
            <text:p>10.3567474085</text:p>
          </table:table-cell>
          <table:table-cell office:value-type="float" office:value="10.0806643073042">
            <text:p>10.0806643073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date" office:date-value="2020-08-29">
            <text:p>08/29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3245">
            <text:p>3245</text:p>
          </table:table-cell>
          <table:table-cell office:value-type="float" office:value="4.87">
            <text:p>4.87</text:p>
          </table:table-cell>
          <table:table-cell office:value-type="float" office:value="0.2">
            <text:p>0.2</text:p>
          </table:table-cell>
          <table:table-cell office:value-type="float" office:value="86">
            <text:p>86</text:p>
          </table:table-cell>
          <table:table-cell office:value-type="float" office:value="4616.6">
            <text:p>4616.6</text:p>
          </table:table-cell>
          <table:table-cell office:value-type="float" office:value="3.748">
            <text:p>3.74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13">
            <text:p>13</text:p>
          </table:table-cell>
          <table:table-cell office:value-type="float" office:value="682">
            <text:p>682</text:p>
          </table:table-cell>
          <table:table-cell office:value-type="float" office:value="1183">
            <text:p>1183</text:p>
          </table:table-cell>
          <table:table-cell office:value-type="float" office:value="2528">
            <text:p>2528</text:p>
          </table:table-cell>
          <table:table-cell office:value-type="float" office:value="70.125">
            <text:p>70.125</text:p>
          </table:table-cell>
          <table:table-cell office:value-type="float" office:value="30.125">
            <text:p>30.125</text:p>
          </table:table-cell>
          <table:table-cell office:value-type="float" office:value="109.375">
            <text:p>109.375</text:p>
          </table:table-cell>
          <table:table-cell office:value-type="float" office:value="0.102822580645161">
            <text:p>0.1028225806</text:p>
          </table:table-cell>
          <table:table-cell office:value-type="float" office:value="0.0254649196956889">
            <text:p>0.0254649197</text:p>
          </table:table-cell>
          <table:table-cell office:value-type="float" office:value="0.0432654272151899">
            <text:p>0.0432654272</text:p>
          </table:table-cell>
          <table:table-cell office:value-type="float" office:value="1.3806010991155">
            <text:p>1.3806010991</text:p>
          </table:table-cell>
          <table:table-cell office:value-type="float" office:value="1.09039820471972">
            <text:p>1.0903982047</text:p>
          </table:table-cell>
          <table:table-cell office:value-type="float" office:value="1.15509791374971">
            <text:p>1.1550979137</text:p>
          </table:table-cell>
          <table:table-cell office:value-type="float" office:value="7.0821172426306">
            <text:p>7.0821172426</text:p>
          </table:table-cell>
          <table:table-cell office:value-type="float" office:value="27.5648095620075">
            <text:p>27.564809562</text:p>
          </table:table-cell>
          <table:table-cell office:value-type="float" office:value="16.3649369117243">
            <text:p>16.3649369117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date" office:date-value="2020-08-30">
            <text:p>08/30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6380">
            <text:p>6380</text:p>
          </table:table-cell>
          <table:table-cell office:value-type="float" office:value="4.58">
            <text:p>4.58</text:p>
          </table:table-cell>
          <table:table-cell office:value-type="float" office:value="0.4">
            <text:p>0.4</text:p>
          </table:table-cell>
          <table:table-cell office:value-type="float" office:value="91.4">
            <text:p>91.4</text:p>
          </table:table-cell>
          <table:table-cell office:value-type="float" office:value="4228.6">
            <text:p>4228.6</text:p>
          </table:table-cell>
          <table:table-cell office:value-type="float" office:value="4.576">
            <text:p>4.576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704">
            <text:p>704</text:p>
          </table:table-cell>
          <table:table-cell office:value-type="float" office:value="1309">
            <text:p>1309</text:p>
          </table:table-cell>
          <table:table-cell office:value-type="float" office:value="2869">
            <text:p>2869</text:p>
          </table:table-cell>
          <table:table-cell office:value-type="float" office:value="16.25">
            <text:p>16.25</text:p>
          </table:table-cell>
          <table:table-cell office:value-type="float" office:value="114.125">
            <text:p>114.125</text:p>
          </table:table-cell>
          <table:table-cell office:value-type="float" office:value="115.375">
            <text:p>115.375</text:p>
          </table:table-cell>
          <table:table-cell office:value-type="float" office:value="0.0230823863636364">
            <text:p>0.0230823864</text:p>
          </table:table-cell>
          <table:table-cell office:value-type="float" office:value="0.0871848739495798">
            <text:p>0.0871848739</text:p>
          </table:table-cell>
          <table:table-cell office:value-type="float" office:value="0.0402143604043221">
            <text:p>0.0402143604</text:p>
          </table:table-cell>
          <table:table-cell office:value-type="float" office:value="1.0818326335308">
            <text:p>1.0818326335</text:p>
          </table:table-cell>
          <table:table-cell office:value-type="float" office:value="1.32004541522491">
            <text:p>1.3200454152</text:p>
          </table:table-cell>
          <table:table-cell office:value-type="float" office:value="1.14391996318928">
            <text:p>1.1439199632</text:p>
          </table:table-cell>
          <table:table-cell office:value-type="float" office:value="30.3745240882156">
            <text:p>30.3745240882</text:p>
          </table:table-cell>
          <table:table-cell office:value-type="float" office:value="8.29206035756783">
            <text:p>8.2920603576</text:p>
          </table:table-cell>
          <table:table-cell office:value-type="float" office:value="17.5806062222901">
            <text:p>17.5806062223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date" office:date-value="2020-08-31">
            <text:p>08/31/20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office:value-type="float" office:value="3880">
            <text:p>3880</text:p>
          </table:table-cell>
          <table:table-cell office:value-type="float" office:value="4.59">
            <text:p>4.59</text:p>
          </table:table-cell>
          <table:table-cell office:value-type="float" office:value="1">
            <text:p>1</text:p>
          </table:table-cell>
          <table:table-cell office:value-type="float" office:value="95.4">
            <text:p>95.4</text:p>
          </table:table-cell>
          <table:table-cell office:value-type="float" office:value="4577.2">
            <text:p>4577.2</text:p>
          </table:table-cell>
          <table:table-cell office:value-type="float" office:value="5.086">
            <text:p>5.086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780">
            <text:p>780</text:p>
          </table:table-cell>
          <table:table-cell office:value-type="float" office:value="1535">
            <text:p>1535</text:p>
          </table:table-cell>
          <table:table-cell office:value-type="float" office:value="3342">
            <text:p>3342</text:p>
          </table:table-cell>
          <table:table-cell office:value-type="float" office:value="34">
            <text:p>34</text:p>
          </table:table-cell>
          <table:table-cell office:value-type="float" office:value="94.25">
            <text:p>94.25</text:p>
          </table:table-cell>
          <table:table-cell office:value-type="float" office:value="59.875">
            <text:p>59.875</text:p>
          </table:table-cell>
          <table:table-cell office:value-type="float" office:value="0.0435897435897436">
            <text:p>0.0435897436</text:p>
          </table:table-cell>
          <table:table-cell office:value-type="float" office:value="0.061400651465798">
            <text:p>0.0614006515</text:p>
          </table:table-cell>
          <table:table-cell office:value-type="float" office:value="0.0179159186116098">
            <text:p>0.0179159186</text:p>
          </table:table-cell>
          <table:table-cell office:value-type="float" office:value="1.15628823142669">
            <text:p>1.1562882314</text:p>
          </table:table-cell>
          <table:table-cell office:value-type="float" office:value="1.22229155853112">
            <text:p>1.2222915585</text:p>
          </table:table-cell>
          <table:table-cell office:value-type="float" office:value="1.06333483621444">
            <text:p>1.0633348362</text:p>
          </table:table-cell>
          <table:table-cell office:value-type="float" office:value="16.2457209437865">
            <text:p>16.2457209438</text:p>
          </table:table-cell>
          <table:table-cell office:value-type="float" office:value="11.6320540259797">
            <text:p>11.6320540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date" office:date-value="2020-09-01">
            <text:p>09/01/20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float" office:value="1792">
            <text:p>1792</text:p>
          </table:table-cell>
          <table:table-cell office:value-type="float" office:value="6.58">
            <text:p>6.58</text:p>
          </table:table-cell>
          <table:table-cell office:value-type="float" office:value="1.2">
            <text:p>1.2</text:p>
          </table:table-cell>
          <table:table-cell office:value-type="float" office:value="97.4">
            <text:p>97.4</text:p>
          </table:table-cell>
          <table:table-cell office:value-type="float" office:value="5431.4">
            <text:p>5431.4</text:p>
          </table:table-cell>
          <table:table-cell office:value-type="float" office:value="4.912">
            <text:p>4.9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828">
            <text:p>828</text:p>
          </table:table-cell>
          <table:table-cell office:value-type="float" office:value="1724">
            <text:p>1724</text:p>
          </table:table-cell>
          <table:table-cell office:value-type="float" office:value="3527">
            <text:p>3527</text:p>
          </table:table-cell>
          <table:table-cell office:value-type="float" office:value="66.75">
            <text:p>66.75</text:p>
          </table:table-cell>
          <table:table-cell office:value-type="float" office:value="141.125">
            <text:p>141.125</text:p>
          </table:table-cell>
          <table:table-cell office:value-type="float" office:value="175.625">
            <text:p>175.625</text:p>
          </table:table-cell>
          <table:table-cell office:value-type="float" office:value="0.0806159420289855">
            <text:p>0.080615942</text:p>
          </table:table-cell>
          <table:table-cell office:value-type="float" office:value="0.0818590487238979">
            <text:p>0.0818590487</text:p>
          </table:table-cell>
          <table:table-cell office:value-type="float" office:value="0.049794442869294">
            <text:p>0.0497944429</text:p>
          </table:table-cell>
          <table:table-cell office:value-type="float" office:value="1.29489370011552">
            <text:p>1.2948937001</text:p>
          </table:table-cell>
          <table:table-cell office:value-type="float" office:value="1.29964044209529">
            <text:p>1.2996404421</text:p>
          </table:table-cell>
          <table:table-cell office:value-type="float" office:value="1.17914034366223">
            <text:p>1.1791403437</text:p>
          </table:table-cell>
          <table:table-cell office:value-type="float" office:value="8.94023596860149">
            <text:p>8.9402359686</text:p>
          </table:table-cell>
          <table:table-cell office:value-type="float" office:value="8.80959872661012">
            <text:p>8.8095987266</text:p>
          </table:table-cell>
          <table:table-cell office:value-type="float" office:value="14.2639382006255">
            <text:p>14.2639382006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date" office:date-value="2020-09-02">
            <text:p>09/02/20</text:p>
          </table:table-cell>
          <table:table-cell office:value-type="float" office:value="3">
            <text:p>3</text:p>
          </table:table-cell>
          <table:table-cell office:value-type="float" office:value="98">
            <text:p>98</text:p>
          </table:table-cell>
          <table:table-cell office:value-type="float" office:value="7589">
            <text:p>7589</text:p>
          </table:table-cell>
          <table:table-cell office:value-type="float" office:value="4.81">
            <text:p>4.81</text:p>
          </table:table-cell>
          <table:table-cell office:value-type="float" office:value="1.4">
            <text:p>1.4</text:p>
          </table:table-cell>
          <table:table-cell office:value-type="float" office:value="103.4">
            <text:p>103.4</text:p>
          </table:table-cell>
          <table:table-cell office:value-type="float" office:value="5573.6">
            <text:p>5573.6</text:p>
          </table:table-cell>
          <table:table-cell office:value-type="float" office:value="5.29">
            <text:p>5.29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">
            <text:p>12</text:p>
          </table:table-cell>
          <table:table-cell office:value-type="float" office:value="758">
            <text:p>758</text:p>
          </table:table-cell>
          <table:table-cell office:value-type="float" office:value="1591">
            <text:p>1591</text:p>
          </table:table-cell>
          <table:table-cell office:value-type="float" office:value="3634">
            <text:p>3634</text:p>
          </table:table-cell>
          <table:table-cell office:value-type="float" office:value="20">
            <text:p>20</text:p>
          </table:table-cell>
          <table:table-cell office:value-type="float" office:value="100.625">
            <text:p>100.625</text:p>
          </table:table-cell>
          <table:table-cell office:value-type="float" office:value="60.375">
            <text:p>60.375</text:p>
          </table:table-cell>
          <table:table-cell office:value-type="float" office:value="0.0263852242744063">
            <text:p>0.0263852243</text:p>
          </table:table-cell>
          <table:table-cell office:value-type="float" office:value="0.0632463859208045">
            <text:p>0.0632463859</text:p>
          </table:table-cell>
          <table:table-cell office:value-type="float" office:value="0.0166139240506329">
            <text:p>0.0166139241</text:p>
          </table:table-cell>
          <table:table-cell office:value-type="float" office:value="1.09371279787804">
            <text:p>1.0937127979</text:p>
          </table:table-cell>
          <table:table-cell office:value-type="float" office:value="1.22920255717362">
            <text:p>1.2292025572</text:p>
          </table:table-cell>
          <table:table-cell office:value-type="float" office:value="1.05868973822304">
            <text:p>1.0586897382</text:p>
          </table:table-cell>
          <table:table-cell office:value-type="float" office:value="26.6153474398358">
            <text:p>26.6153474398</text:p>
          </table:table-cell>
          <table:table-cell office:value-type="float" office:value="11.302506358624">
            <text:p>11.302506358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date" office:date-value="2020-09-03">
            <text:p>09/03/2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7516">
            <text:p>7516</text:p>
          </table:table-cell>
          <table:table-cell office:value-type="float" office:value="4">
            <text:p>4</text:p>
          </table:table-cell>
          <table:table-cell office:value-type="float" office:value="1.8">
            <text:p>1.8</text:p>
          </table:table-cell>
          <table:table-cell office:value-type="float" office:value="110.6">
            <text:p>110.6</text:p>
          </table:table-cell>
          <table:table-cell office:value-type="float" office:value="6417">
            <text:p>6417</text:p>
          </table:table-cell>
          <table:table-cell office:value-type="float" office:value="5.632">
            <text:p>5.6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3">
            <text:p>13</text:p>
          </table:table-cell>
          <table:table-cell office:value-type="float" office:value="848">
            <text:p>848</text:p>
          </table:table-cell>
          <table:table-cell office:value-type="float" office:value="1772">
            <text:p>1772</text:p>
          </table:table-cell>
          <table:table-cell office:value-type="float" office:value="4217">
            <text:p>4217</text:p>
          </table:table-cell>
          <table:table-cell office:value-type="float" office:value="29.75">
            <text:p>29.75</text:p>
          </table:table-cell>
          <table:table-cell office:value-type="float" office:value="30.25">
            <text:p>30.25</text:p>
          </table:table-cell>
          <table:table-cell office:value-type="float" office:value="24.25">
            <text:p>24.25</text:p>
          </table:table-cell>
          <table:table-cell office:value-type="float" office:value="0.0350825471698113">
            <text:p>0.0350825472</text:p>
          </table:table-cell>
          <table:table-cell office:value-type="float" office:value="0.0170711060948081">
            <text:p>0.0170711061</text:p>
          </table:table-cell>
          <table:table-cell office:value-type="float" office:value="0.00575053355465971">
            <text:p>0.0057505336</text:p>
          </table:table-cell>
          <table:table-cell office:value-type="float" office:value="1.12520125392155">
            <text:p>1.1252012539</text:p>
          </table:table-cell>
          <table:table-cell office:value-type="float" office:value="1.0603200597519">
            <text:p>1.0603200598</text:p>
          </table:table-cell>
          <table:table-cell office:value-type="float" office:value="1.02019168196819">
            <text:p>1.020191682</text:p>
          </table:table-cell>
          <table:table-cell office:value-type="float" office:value="20.102188947801">
            <text:p>20.102188947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date" office:date-value="2020-09-04">
            <text:p>09/04/20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7091">
            <text:p>7091</text:p>
          </table:table-cell>
          <table:table-cell office:value-type="float" office:value="6.47">
            <text:p>6.47</text:p>
          </table:table-cell>
          <table:table-cell office:value-type="float" office:value="1.6">
            <text:p>1.6</text:p>
          </table:table-cell>
          <table:table-cell office:value-type="float" office:value="121.6">
            <text:p>121.6</text:p>
          </table:table-cell>
          <table:table-cell office:value-type="float" office:value="8011.6">
            <text:p>8011.6</text:p>
          </table:table-cell>
          <table:table-cell office:value-type="float" office:value="5.33">
            <text:p>5.33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float" office:value="1038">
            <text:p>1038</text:p>
          </table:table-cell>
          <table:table-cell office:value-type="float" office:value="1900">
            <text:p>1900</text:p>
          </table:table-cell>
          <table:table-cell office:value-type="float" office:value="3659">
            <text:p>3659</text:p>
          </table:table-cell>
          <table:table-cell office:value-type="float" office:value="13.25">
            <text:p>13.25</text:p>
          </table:table-cell>
          <table:table-cell office:value-type="float" office:value="101.25">
            <text:p>101.25</text:p>
          </table:table-cell>
          <table:table-cell office:value-type="float" office:value="221.75">
            <text:p>221.75</text:p>
          </table:table-cell>
          <table:table-cell office:value-type="float" office:value="0.0127649325626204">
            <text:p>0.0127649326</text:p>
          </table:table-cell>
          <table:table-cell office:value-type="float" office:value="0.0532894736842105">
            <text:p>0.0532894737</text:p>
          </table:table-cell>
          <table:table-cell office:value-type="float" office:value="0.0606039901612462">
            <text:p>0.0606039902</text:p>
          </table:table-cell>
          <table:table-cell office:value-type="float" office:value="1.04499663323569">
            <text:p>1.0449966332</text:p>
          </table:table-cell>
          <table:table-cell office:value-type="float" office:value="1.1920791031856">
            <text:p>1.1920791032</text:p>
          </table:table-cell>
          <table:table-cell office:value-type="float" office:value="1.21931273906635">
            <text:p>1.2193127391</text:p>
          </table:table-cell>
          <table:table-cell office:value-type="float" office:value="0">
            <text:p>0</text:p>
          </table:table-cell>
          <table:table-cell office:value-type="float" office:value="13.3507811692409">
            <text:p>13.3507811692</text:p>
          </table:table-cell>
          <table:table-cell office:value-type="float" office:value="11.7804943433863">
            <text:p>11.7804943434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date" office:date-value="2020-09-05">
            <text:p>09/05/20</text:p>
          </table:table-cell>
          <table:table-cell office:value-type="float" office:value="3">
            <text:p>3</text:p>
          </table:table-cell>
          <table:table-cell office:value-type="float" office:value="139">
            <text:p>139</text:p>
          </table:table-cell>
          <table:table-cell office:value-type="float" office:value="8097">
            <text:p>8097</text:p>
          </table:table-cell>
          <table:table-cell office:value-type="float" office:value="6.3">
            <text:p>6.3</text:p>
          </table:table-cell>
          <table:table-cell office:value-type="float" office:value="1.2">
            <text:p>1.2</text:p>
          </table:table-cell>
          <table:table-cell office:value-type="float" office:value="132.2">
            <text:p>132.2</text:p>
          </table:table-cell>
          <table:table-cell office:value-type="float" office:value="8778.6">
            <text:p>8778.6</text:p>
          </table:table-cell>
          <table:table-cell office:value-type="float" office:value="5.376">
            <text:p>5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2" office:value-type="float" office:value="22">
            <text:p>22</text:p>
          </table:table-cell>
          <table:table-cell office:value-type="float" office:value="1018">
            <text:p>1018</text:p>
          </table:table-cell>
          <table:table-cell office:value-type="float" office:value="2118">
            <text:p>2118</text:p>
          </table:table-cell>
          <table:table-cell office:value-type="float" office:value="4522">
            <text:p>4522</text:p>
          </table:table-cell>
          <table:table-cell office:value-type="float" office:value="40.625">
            <text:p>40.625</text:p>
          </table:table-cell>
          <table:table-cell office:value-type="float" office:value="55.5">
            <text:p>55.5</text:p>
          </table:table-cell>
          <table:table-cell office:value-type="float" office:value="184.875">
            <text:p>184.875</text:p>
          </table:table-cell>
          <table:table-cell office:value-type="float" office:value="0.0399066797642436">
            <text:p>0.0399066798</text:p>
          </table:table-cell>
          <table:table-cell office:value-type="float" office:value="0.0262039660056657">
            <text:p>0.026203966</text:p>
          </table:table-cell>
          <table:table-cell office:value-type="float" office:value="0.0408834586466165">
            <text:p>0.0408834586</text:p>
          </table:table-cell>
          <table:table-cell office:value-type="float" office:value="1.14279476363087">
            <text:p>1.1427947636</text:p>
          </table:table-cell>
          <table:table-cell office:value-type="float" office:value="1.09305971077531">
            <text:p>1.0930597108</text:p>
          </table:table-cell>
          <table:table-cell office:value-type="float" office:value="1.14636816135734">
            <text:p>1.1463681614</text:p>
          </table:table-cell>
          <table:table-cell office:value-type="float" office:value="17.7135153185859">
            <text:p>17.7135153186</text:p>
          </table:table-cell>
          <table:table-cell office:value-type="float" office:value="26.7970746046846">
            <text:p>26.7970746047</text:p>
          </table:table-cell>
          <table:table-cell office:value-type="float" office:value="17.2984798202734">
            <text:p>17.2984798203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date" office:date-value="2020-09-06">
            <text:p>09/06/20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9765">
            <text:p>9765</text:p>
          </table:table-cell>
          <table:table-cell office:value-type="float" office:value="5.07">
            <text:p>5.07</text:p>
          </table:table-cell>
          <table:table-cell office:value-type="float" office:value="1.2">
            <text:p>1.2</text:p>
          </table:table-cell>
          <table:table-cell office:value-type="float" office:value="150.6">
            <text:p>150.6</text:p>
          </table:table-cell>
          <table:table-cell office:value-type="float" office:value="8419.8">
            <text:p>8419.8</text:p>
          </table:table-cell>
          <table:table-cell office:value-type="float" office:value="5.768">
            <text:p>5.76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1082">
            <text:p>1082</text:p>
          </table:table-cell>
          <table:table-cell office:value-type="float" office:value="1983">
            <text:p>1983</text:p>
          </table:table-cell>
          <table:table-cell office:value-type="float" office:value="3204">
            <text:p>3204</text:p>
          </table:table-cell>
          <table:table-cell office:value-type="float" office:value="57.25">
            <text:p>57.25</text:p>
          </table:table-cell>
          <table:table-cell office:value-type="float" office:value="166">
            <text:p>166</text:p>
          </table:table-cell>
          <table:table-cell office:value-type="float" office:value="203.75">
            <text:p>203.75</text:p>
          </table:table-cell>
          <table:table-cell office:value-type="float" office:value="0.0529112754158965">
            <text:p>0.0529112754</text:p>
          </table:table-cell>
          <table:table-cell office:value-type="float" office:value="0.0837115481593545">
            <text:p>0.0837115482</text:p>
          </table:table-cell>
          <table:table-cell office:value-type="float" office:value="0.0635923845193508">
            <text:p>0.0635923845</text:p>
          </table:table-cell>
          <table:table-cell office:value-type="float" office:value="1.19067668596527">
            <text:p>1.190676686</text:p>
          </table:table-cell>
          <table:table-cell office:value-type="float" office:value="1.3067253602164">
            <text:p>1.3067253602</text:p>
          </table:table-cell>
          <table:table-cell office:value-type="float" office:value="1.23049956890069">
            <text:p>1.2304995689</text:p>
          </table:table-cell>
          <table:table-cell office:value-type="float" office:value="13.4437745875119">
            <text:p>13.4437745875</text:p>
          </table:table-cell>
          <table:table-cell office:value-type="float" office:value="8.62211637766055">
            <text:p>8.6221163777</text:p>
          </table:table-cell>
          <table:table-cell office:value-type="float" office:value="11.2428583691944">
            <text:p>11.2428583692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date" office:date-value="2020-09-07">
            <text:p>09/07/20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office:value-type="float" office:value="11424">
            <text:p>11424</text:p>
          </table:table-cell>
          <table:table-cell office:value-type="float" office:value="5.04">
            <text:p>5.04</text:p>
          </table:table-cell>
          <table:table-cell office:value-type="float" office:value="1.4">
            <text:p>1.4</text:p>
          </table:table-cell>
          <table:table-cell office:value-type="float" office:value="170.8">
            <text:p>170.8</text:p>
          </table:table-cell>
          <table:table-cell office:value-type="float" office:value="8668.6">
            <text:p>8668.6</text:p>
          </table:table-cell>
          <table:table-cell office:value-type="float" office:value="5.46">
            <text:p>5.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1139">
            <text:p>1139</text:p>
          </table:table-cell>
          <table:table-cell office:value-type="float" office:value="2169">
            <text:p>2169</text:p>
          </table:table-cell>
          <table:table-cell office:value-type="float" office:value="3618">
            <text:p>3618</text:p>
          </table:table-cell>
          <table:table-cell office:value-type="float" office:value="47.25">
            <text:p>47.25</text:p>
          </table:table-cell>
          <table:table-cell office:value-type="float" office:value="200">
            <text:p>200</text:p>
          </table:table-cell>
          <table:table-cell office:value-type="float" office:value="208.375">
            <text:p>208.375</text:p>
          </table:table-cell>
          <table:table-cell office:value-type="float" office:value="0.0414837576821773">
            <text:p>0.0414837577</text:p>
          </table:table-cell>
          <table:table-cell office:value-type="float" office:value="0.0922083909635777">
            <text:p>0.092208391</text:p>
          </table:table-cell>
          <table:table-cell office:value-type="float" office:value="0.0575939745715865">
            <text:p>0.0575939746</text:p>
          </table:table-cell>
          <table:table-cell office:value-type="float" office:value="1.14856612010443">
            <text:p>1.1485661201</text:p>
          </table:table-cell>
          <table:table-cell office:value-type="float" office:value="1.33939404760614">
            <text:p>1.3393940476</text:p>
          </table:table-cell>
          <table:table-cell office:value-type="float" office:value="1.20808036017818">
            <text:p>1.2080803602</text:p>
          </table:table-cell>
          <table:table-cell office:value-type="float" office:value="17.0531070690115">
            <text:p>17.053107069</text:p>
          </table:table-cell>
          <table:table-cell office:value-type="float" office:value="7.85866069431987">
            <text:p>7.8586606943</text:p>
          </table:table-cell>
          <table:table-cell office:value-type="float" office:value="12.3784034586807">
            <text:p>12.3784034587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date" office:date-value="2020-09-08">
            <text:p>09/0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5722">
            <text:p>5722</text:p>
          </table:table-cell>
          <table:table-cell office:value-type="float" office:value="5.96">
            <text:p>5.96</text:p>
          </table:table-cell>
          <table:table-cell office:value-type="float" office:value="1.2">
            <text:p>1.2</text:p>
          </table:table-cell>
          <table:table-cell office:value-type="float" office:value="189.8">
            <text:p>189.8</text:p>
          </table:table-cell>
          <table:table-cell office:value-type="float" office:value="9070">
            <text:p>9070</text:p>
          </table:table-cell>
          <table:table-cell office:value-type="float" office:value="5.142">
            <text:p>5.142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1332">
            <text:p>1332</text:p>
          </table:table-cell>
          <table:table-cell office:value-type="float" office:value="2408">
            <text:p>2408</text:p>
          </table:table-cell>
          <table:table-cell office:value-type="float" office:value="4927">
            <text:p>4927</text:p>
          </table:table-cell>
          <table:table-cell office:value-type="float" office:value="91.75">
            <text:p>91.75</text:p>
          </table:table-cell>
          <table:table-cell office:value-type="float" office:value="182.875">
            <text:p>182.875</text:p>
          </table:table-cell>
          <table:table-cell office:value-type="float" office:value="214">
            <text:p>214</text:p>
          </table:table-cell>
          <table:table-cell office:value-type="float" office:value="0.0688813813813814">
            <text:p>0.0688813814</text:p>
          </table:table-cell>
          <table:table-cell office:value-type="float" office:value="0.0759447674418605">
            <text:p>0.0759447674</text:p>
          </table:table-cell>
          <table:table-cell office:value-type="float" office:value="0.0434341384209458">
            <text:p>0.0434341384</text:p>
          </table:table-cell>
          <table:table-cell office:value-type="float" office:value="1.25038433844881">
            <text:p>1.2503843384</text:p>
          </table:table-cell>
          <table:table-cell office:value-type="float" office:value="1.27711119714204">
            <text:p>1.2771111971</text:p>
          </table:table-cell>
          <table:table-cell office:value-type="float" office:value="1.15571707225884">
            <text:p>1.1557170723</text:p>
          </table:table-cell>
          <table:table-cell office:value-type="float" office:value="10.4056367432904">
            <text:p>10.4056367433</text:p>
          </table:table-cell>
          <table:table-cell office:value-type="float" office:value="9.46933644664045">
            <text:p>9.4693364466</text:p>
          </table:table-cell>
          <table:table-cell office:value-type="float" office:value="16.3026979474754">
            <text:p>16.3026979475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date" office:date-value="2020-09-09">
            <text:p>09/09/20</text:p>
          </table:table-cell>
          <table:table-cell office:value-type="float" office:value="2">
            <text:p>2</text:p>
          </table:table-cell>
          <table:table-cell office:value-type="float" office:value="221">
            <text:p>221</text:p>
          </table:table-cell>
          <table:table-cell office:value-type="float" office:value="8335">
            <text:p>8335</text:p>
          </table:table-cell>
          <table:table-cell office:value-type="float" office:value="4.93">
            <text:p>4.93</text:p>
          </table:table-cell>
          <table:table-cell office:value-type="float" office:value="1.4">
            <text:p>1.4</text:p>
          </table:table-cell>
          <table:table-cell office:value-type="float" office:value="211.4">
            <text:p>211.4</text:p>
          </table:table-cell>
          <table:table-cell office:value-type="float" office:value="9444.4">
            <text:p>9444.4</text:p>
          </table:table-cell>
          <table:table-cell office:value-type="float" office:value="5.362">
            <text:p>5.362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office:value-type="float" office:value="31">
            <text:p>31</text:p>
          </table:table-cell>
          <table:table-cell office:value-type="float" office:value="1453">
            <text:p>1453</text:p>
          </table:table-cell>
          <table:table-cell office:value-type="float" office:value="2562">
            <text:p>2562</text:p>
          </table:table-cell>
          <table:table-cell office:value-type="float" office:value="4335">
            <text:p>4335</text:p>
          </table:table-cell>
          <table:table-cell office:value-type="float" office:value="129">
            <text:p>129</text:p>
          </table:table-cell>
          <table:table-cell office:value-type="float" office:value="142.5">
            <text:p>142.5</text:p>
          </table:table-cell>
          <table:table-cell office:value-type="float" office:value="173.25">
            <text:p>173.25</text:p>
          </table:table-cell>
          <table:table-cell office:value-type="float" office:value="0.0887818306951136">
            <text:p>0.0887818307</text:p>
          </table:table-cell>
          <table:table-cell office:value-type="float" office:value="0.0556206088992974">
            <text:p>0.0556206089</text:p>
          </table:table-cell>
          <table:table-cell office:value-type="float" office:value="0.0399653979238754">
            <text:p>0.0399653979</text:p>
          </table:table-cell>
          <table:table-cell office:value-type="float" office:value="1.32618554581759">
            <text:p>1.3261855458</text:p>
          </table:table-cell>
          <table:table-cell office:value-type="float" office:value="1.20073568933082">
            <text:p>1.2007356893</text:p>
          </table:table-cell>
          <table:table-cell office:value-type="float" office:value="1.14300946947474">
            <text:p>1.1430094695</text:p>
          </table:table-cell>
          <table:table-cell office:value-type="float" office:value="8.14896989486319">
            <text:p>8.1489698949</text:p>
          </table:table-cell>
          <table:table-cell office:value-type="float" office:value="12.8055038158908">
            <text:p>12.8055038159</text:p>
          </table:table-cell>
          <table:table-cell office:value-type="float" office:value="17.6879927925618">
            <text:p>17.6879927926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date" office:date-value="2020-09-10">
            <text:p>09/10/20</text:p>
          </table:table-cell>
          <table:table-cell office:value-type="float" office:value="2">
            <text:p>2</text:p>
          </table:table-cell>
          <table:table-cell office:value-type="float" office:value="234">
            <text:p>234</text:p>
          </table:table-cell>
          <table:table-cell office:value-type="float" office:value="10104">
            <text:p>10104</text:p>
          </table:table-cell>
          <table:table-cell office:value-type="float" office:value="4.71">
            <text:p>4.71</text:p>
          </table:table-cell>
          <table:table-cell office:value-type="float" office:value="1.6">
            <text:p>1.6</text:p>
          </table:table-cell>
          <table:table-cell office:value-type="float" office:value="237.6">
            <text:p>237.6</text:p>
          </table:table-cell>
          <table:table-cell office:value-type="float" office:value="9527.8">
            <text:p>9527.8</text:p>
          </table:table-cell>
          <table:table-cell office:value-type="float" office:value="5.902">
            <text:p>5.9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6">
            <text:p>36</text:p>
          </table:table-cell>
          <table:table-cell office:value-type="float" office:value="1656">
            <text:p>1656</text:p>
          </table:table-cell>
          <table:table-cell office:value-type="float" office:value="2664">
            <text:p>2664</text:p>
          </table:table-cell>
          <table:table-cell office:value-type="float" office:value="5045">
            <text:p>5045</text:p>
          </table:table-cell>
          <table:table-cell office:value-type="float" office:value="91">
            <text:p>91</text:p>
          </table:table-cell>
          <table:table-cell office:value-type="float" office:value="251.125">
            <text:p>251.125</text:p>
          </table:table-cell>
          <table:table-cell office:value-type="float" office:value="254.125">
            <text:p>254.125</text:p>
          </table:table-cell>
          <table:table-cell office:value-type="float" office:value="0.054951690821256">
            <text:p>0.0549516908</text:p>
          </table:table-cell>
          <table:table-cell office:value-type="float" office:value="0.0942661411411411">
            <text:p>0.0942661411</text:p>
          </table:table-cell>
          <table:table-cell office:value-type="float" office:value="0.0503716551040634">
            <text:p>0.0503716551</text:p>
          </table:table-cell>
          <table:table-cell office:value-type="float" office:value="1.19824950698966">
            <text:p>1.198249507</text:p>
          </table:table-cell>
          <table:table-cell office:value-type="float" office:value="1.34734826051065">
            <text:p>1.3473482605</text:p>
          </table:table-cell>
          <table:table-cell office:value-type="float" office:value="1.18127390799455">
            <text:p>1.181273908</text:p>
          </table:table-cell>
          <table:table-cell office:value-type="float" office:value="12.9572390325064">
            <text:p>12.9572390325</text:p>
          </table:table-cell>
          <table:table-cell office:value-type="float" office:value="7.69445830351465">
            <text:p>7.6944583035</text:p>
          </table:table-cell>
          <table:table-cell office:value-type="float" office:value="14.1043942588507">
            <text:p>14.1043942589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date" office:date-value="2020-09-11">
            <text:p>09/11/20</text:p>
          </table:table-cell>
          <table:table-cell office:value-type="float" office:value="1">
            <text:p>1</text:p>
          </table:table-cell>
          <table:table-cell office:value-type="float" office:value="259">
            <text:p>259</text:p>
          </table:table-cell>
          <table:table-cell office:value-type="float" office:value="11637">
            <text:p>11637</text:p>
          </table:table-cell>
          <table:table-cell office:value-type="float" office:value="6.17">
            <text:p>6.17</text:p>
          </table:table-cell>
          <table:table-cell office:value-type="float" office:value="2.2">
            <text:p>2.2</text:p>
          </table:table-cell>
          <table:table-cell office:value-type="float" office:value="255.6">
            <text:p>255.6</text:p>
          </table:table-cell>
          <table:table-cell office:value-type="float" office:value="10150.2">
            <text:p>10150.2</text:p>
          </table:table-cell>
          <table:table-cell office:value-type="float" office:value="5.806">
            <text:p>5.806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48">
            <text:p>48</text:p>
          </table:table-cell>
          <table:table-cell office:value-type="float" office:value="1675">
            <text:p>1675</text:p>
          </table:table-cell>
          <table:table-cell office:value-type="float" office:value="2775">
            <text:p>2775</text:p>
          </table:table-cell>
          <table:table-cell office:value-type="float" office:value="5080">
            <text:p>5080</text:p>
          </table:table-cell>
          <table:table-cell office:value-type="float" office:value="70.5">
            <text:p>70.5</text:p>
          </table:table-cell>
          <table:table-cell office:value-type="float" office:value="218.875">
            <text:p>218.875</text:p>
          </table:table-cell>
          <table:table-cell office:value-type="float" office:value="328.375">
            <text:p>328.375</text:p>
          </table:table-cell>
          <table:table-cell office:value-type="float" office:value="0.042089552238806">
            <text:p>0.0420895522</text:p>
          </table:table-cell>
          <table:table-cell office:value-type="float" office:value="0.0788738738738739">
            <text:p>0.0788738739</text:p>
          </table:table-cell>
          <table:table-cell office:value-type="float" office:value="0.0646407480314961">
            <text:p>0.064640748</text:p>
          </table:table-cell>
          <table:table-cell office:value-type="float" office:value="1.15078563243484">
            <text:p>1.1507856324</text:p>
          </table:table-cell>
          <table:table-cell office:value-type="float" office:value="1.28825189099911">
            <text:p>1.288251891</text:p>
          </table:table-cell>
          <table:table-cell office:value-type="float" office:value="1.23443233367014">
            <text:p>1.2344323337</text:p>
          </table:table-cell>
          <table:table-cell office:value-type="float" office:value="16.8125827019885">
            <text:p>16.812582702</text:p>
          </table:table-cell>
          <table:table-cell office:value-type="float" office:value="9.13023417840966">
            <text:p>9.1302341784</text:p>
          </table:table-cell>
          <table:table-cell office:value-type="float" office:value="11.0660244261189">
            <text:p>11.0660244261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date" office:date-value="2020-09-12">
            <text:p>09/12/20</text:p>
          </table:table-cell>
          <table:table-cell office:value-type="float" office:value="2">
            <text:p>2</text:p>
          </table:table-cell>
          <table:table-cell office:value-type="float" office:value="282">
            <text:p>282</text:p>
          </table:table-cell>
          <table:table-cell office:value-type="float" office:value="11841">
            <text:p>11841</text:p>
          </table:table-cell>
          <table:table-cell office:value-type="float" office:value="7.74">
            <text:p>7.74</text:p>
          </table:table-cell>
          <table:table-cell office:value-type="float" office:value="2.8">
            <text:p>2.8</text:p>
          </table:table-cell>
          <table:table-cell office:value-type="float" office:value="268.8">
            <text:p>268.8</text:p>
          </table:table-cell>
          <table:table-cell office:value-type="float" office:value="10746">
            <text:p>10746</text:p>
          </table:table-cell>
          <table:table-cell office:value-type="float" office:value="6.312">
            <text:p>6.312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table:number-columns-repeated="2" office:value-type="float" office:value="25">
            <text:p>25</text:p>
          </table:table-cell>
          <table:table-cell office:value-type="float" office:value="1912">
            <text:p>1912</text:p>
          </table:table-cell>
          <table:table-cell office:value-type="float" office:value="2876">
            <text:p>2876</text:p>
          </table:table-cell>
          <table:table-cell office:value-type="float" office:value="5313">
            <text:p>5313</text:p>
          </table:table-cell>
          <table:table-cell office:value-type="float" office:value="102.625">
            <text:p>102.625</text:p>
          </table:table-cell>
          <table:table-cell office:value-type="float" office:value="237">
            <text:p>237</text:p>
          </table:table-cell>
          <table:table-cell office:value-type="float" office:value="324.75">
            <text:p>324.75</text:p>
          </table:table-cell>
          <table:table-cell office:value-type="float" office:value="0.0536741631799163">
            <text:p>0.0536741632</text:p>
          </table:table-cell>
          <table:table-cell office:value-type="float" office:value="0.0824061196105702">
            <text:p>0.0824061196</text:p>
          </table:table-cell>
          <table:table-cell office:value-type="float" office:value="0.0611236589497459">
            <text:p>0.0611236589</text:p>
          </table:table-cell>
          <table:table-cell office:value-type="float" office:value="1.19350616608411">
            <text:p>1.1935061661</text:p>
          </table:table-cell>
          <table:table-cell office:value-type="float" office:value="1.30173132499357">
            <text:p>1.301731325</text:p>
          </table:table-cell>
          <table:table-cell office:value-type="float" office:value="1.22125556562358">
            <text:p>1.2212555656</text:p>
          </table:table-cell>
          <table:table-cell office:value-type="float" office:value="13.2575357915304">
            <text:p>13.2575357915</text:p>
          </table:table-cell>
          <table:table-cell office:value-type="float" office:value="8.75335573887582">
            <text:p>8.7533557389</text:p>
          </table:table-cell>
          <table:table-cell office:value-type="float" office:value="11.6832268185824">
            <text:p>11.6832268186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date" office:date-value="2020-09-13">
            <text:p>09/13/20</text:p>
          </table:table-cell>
          <table:table-cell office:value-type="float" office:value="4">
            <text:p>4</text:p>
          </table:table-cell>
          <table:table-cell office:value-type="float" office:value="282">
            <text:p>282</text:p>
          </table:table-cell>
          <table:table-cell office:value-type="float" office:value="8834">
            <text:p>8834</text:p>
          </table:table-cell>
          <table:table-cell office:value-type="float" office:value="5.48">
            <text:p>5.48</text:p>
          </table:table-cell>
          <table:table-cell office:value-type="float" office:value="3.2">
            <text:p>3.2</text:p>
          </table:table-cell>
          <table:table-cell office:value-type="float" office:value="283.2">
            <text:p>283.2</text:p>
          </table:table-cell>
          <table:table-cell office:value-type="float" office:value="10455.8">
            <text:p>10455.8</text:p>
          </table:table-cell>
          <table:table-cell office:value-type="float" office:value="7.048">
            <text:p>7.0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7">
            <text:p>27</text:p>
          </table:table-cell>
          <table:table-cell office:value-type="float" office:value="50">
            <text:p>50</text:p>
          </table:table-cell>
          <table:table-cell office:value-type="float" office:value="1948">
            <text:p>1948</text:p>
          </table:table-cell>
          <table:table-cell office:value-type="float" office:value="3050">
            <text:p>3050</text:p>
          </table:table-cell>
          <table:table-cell office:value-type="float" office:value="5144">
            <text:p>5144</text:p>
          </table:table-cell>
          <table:table-cell office:value-type="float" office:value="111.5">
            <text:p>111.5</text:p>
          </table:table-cell>
          <table:table-cell office:value-type="float" office:value="180.5">
            <text:p>180.5</text:p>
          </table:table-cell>
          <table:table-cell office:value-type="float" office:value="410.5">
            <text:p>410.5</text:p>
          </table:table-cell>
          <table:table-cell office:value-type="float" office:value="0.0572381930184805">
            <text:p>0.057238193</text:p>
          </table:table-cell>
          <table:table-cell office:value-type="float" office:value="0.0591803278688525">
            <text:p>0.0591803279</text:p>
          </table:table-cell>
          <table:table-cell office:value-type="float" office:value="0.0798017107309487">
            <text:p>0.0798017107</text:p>
          </table:table-cell>
          <table:table-cell office:value-type="float" office:value="1.20675504861512">
            <text:p>1.2067550486</text:p>
          </table:table-cell>
          <table:table-cell office:value-type="float" office:value="1.21399567750605">
            <text:p>1.2139956775</text:p>
          </table:table-cell>
          <table:table-cell office:value-type="float" office:value="1.29178788110807">
            <text:p>1.2917878811</text:p>
          </table:table-cell>
          <table:table-cell office:value-type="float" office:value="12.4532305251002">
            <text:p>12.4532305251</text:p>
          </table:table-cell>
          <table:table-cell office:value-type="float" office:value="12.0557119962534">
            <text:p>12.0557119963</text:p>
          </table:table-cell>
          <table:table-cell office:value-type="float" office:value="9.02800787697872">
            <text:p>9.028007877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date" office:date-value="2020-09-14">
            <text:p>09/14/20</text:p>
          </table:table-cell>
          <table:table-cell office:value-type="float" office:value="5">
            <text:p>5</text:p>
          </table:table-cell>
          <table:table-cell office:value-type="float" office:value="287">
            <text:p>287</text:p>
          </table:table-cell>
          <table:table-cell office:value-type="float" office:value="11314">
            <text:p>11314</text:p>
          </table:table-cell>
          <table:table-cell office:value-type="float" office:value="7.46">
            <text:p>7.46</text:p>
          </table:table-cell>
          <table:table-cell office:value-type="float" office:value="4.6">
            <text:p>4.6</text:p>
          </table:table-cell>
          <table:table-cell office:value-type="float" office:value="296.2">
            <text:p>296.2</text:p>
          </table:table-cell>
          <table:table-cell office:value-type="float" office:value="10093.8">
            <text:p>10093.8</text:p>
          </table:table-cell>
          <table:table-cell office:value-type="float" office:value="6.996">
            <text:p>6.99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6">
            <text:p>36</text:p>
          </table:table-cell>
          <table:table-cell office:value-type="float" office:value="27">
            <text:p>27</text:p>
          </table:table-cell>
          <table:table-cell office:value-type="float" office:value="1761">
            <text:p>1761</text:p>
          </table:table-cell>
          <table:table-cell office:value-type="float" office:value="3154">
            <text:p>3154</text:p>
          </table:table-cell>
          <table:table-cell office:value-type="float" office:value="6122">
            <text:p>6122</text:p>
          </table:table-cell>
          <table:table-cell office:value-type="float" office:value="99.25">
            <text:p>99.25</text:p>
          </table:table-cell>
          <table:table-cell office:value-type="float" office:value="202.75">
            <text:p>202.75</text:p>
          </table:table-cell>
          <table:table-cell office:value-type="float" office:value="317.625">
            <text:p>317.625</text:p>
          </table:table-cell>
          <table:table-cell office:value-type="float" office:value="0.0563600227143668">
            <text:p>0.0563600227</text:p>
          </table:table-cell>
          <table:table-cell office:value-type="float" office:value="0.064283449587825">
            <text:p>0.0642834496</text:p>
          </table:table-cell>
          <table:table-cell office:value-type="float" office:value="0.0518825547206795">
            <text:p>0.0518825547</text:p>
          </table:table-cell>
          <table:table-cell office:value-type="float" office:value="1.2034859257346">
            <text:p>1.2034859257</text:p>
          </table:table-cell>
          <table:table-cell office:value-type="float" office:value="1.23309150286357">
            <text:p>1.2330915029</text:p>
          </table:table-cell>
          <table:table-cell office:value-type="float" office:value="1.18686486851169">
            <text:p>1.1868648685</text:p>
          </table:table-cell>
          <table:table-cell office:value-type="float" office:value="12.6419677559745">
            <text:p>12.641967756</text:p>
          </table:table-cell>
          <table:table-cell office:value-type="float" office:value="11.1256444666409">
            <text:p>11.1256444666</text:p>
          </table:table-cell>
          <table:table-cell office:value-type="float" office:value="13.7035797262637">
            <text:p>13.7035797263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date" office:date-value="2020-09-15">
            <text:p>09/15/20</text:p>
          </table:table-cell>
          <table:table-cell office:value-type="float" office:value="4">
            <text:p>4</text:p>
          </table:table-cell>
          <table:table-cell office:value-type="float" office:value="306">
            <text:p>306</text:p>
          </table:table-cell>
          <table:table-cell office:value-type="float" office:value="8653">
            <text:p>8653</text:p>
          </table:table-cell>
          <table:table-cell office:value-type="float" office:value="8.39">
            <text:p>8.39</text:p>
          </table:table-cell>
          <table:table-cell office:value-type="float" office:value="6">
            <text:p>6</text:p>
          </table:table-cell>
          <table:table-cell office:value-type="float" office:value="305.4">
            <text:p>305.4</text:p>
          </table:table-cell>
          <table:table-cell office:value-type="float" office:value="10201.8">
            <text:p>10201.8</text:p>
          </table:table-cell>
          <table:table-cell office:value-type="float" office:value="6.594">
            <text:p>6.594</text:p>
          </table:table-cell>
          <table:table-cell table:number-columns-repeated="3"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844">
            <text:p>1844</text:p>
          </table:table-cell>
          <table:table-cell office:value-type="float" office:value="3388">
            <text:p>3388</text:p>
          </table:table-cell>
          <table:table-cell office:value-type="float" office:value="6284">
            <text:p>6284</text:p>
          </table:table-cell>
          <table:table-cell office:value-type="float" office:value="114">
            <text:p>114</text:p>
          </table:table-cell>
          <table:table-cell office:value-type="float" office:value="207.375">
            <text:p>207.375</text:p>
          </table:table-cell>
          <table:table-cell office:value-type="float" office:value="255.625">
            <text:p>255.625</text:p>
          </table:table-cell>
          <table:table-cell office:value-type="float" office:value="0.061822125813449">
            <text:p>0.0618221258</text:p>
          </table:table-cell>
          <table:table-cell office:value-type="float" office:value="0.0612086776859504">
            <text:p>0.0612086777</text:p>
          </table:table-cell>
          <table:table-cell office:value-type="float" office:value="0.040678707829408">
            <text:p>0.0406787078</text:p>
          </table:table-cell>
          <table:table-cell office:value-type="float" office:value="1.22386851181766">
            <text:p>1.2238685118</text:p>
          </table:table-cell>
          <table:table-cell office:value-type="float" office:value="1.22157351625999">
            <text:p>1.2215735163</text:p>
          </table:table-cell>
          <table:table-cell office:value-type="float" office:value="1.14561880165344">
            <text:p>1.1456188017</text:p>
          </table:table-cell>
          <table:table-cell office:value-type="float" office:value="11.5550685041116">
            <text:p>11.5550685041</text:p>
          </table:table-cell>
          <table:table-cell office:value-type="float" office:value="11.6674708422052">
            <text:p>11.6674708422</text:p>
          </table:table-cell>
          <table:table-cell office:value-type="float" office:value="17.3838279776009">
            <text:p>17.3838279776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date" office:date-value="2020-09-16">
            <text:p>09/16/20</text:p>
          </table:table-cell>
          <table:table-cell office:value-type="float" office:value="8">
            <text:p>8</text:p>
          </table:table-cell>
          <table:table-cell office:value-type="float" office:value="324">
            <text:p>324</text:p>
          </table:table-cell>
          <table:table-cell office:value-type="float" office:value="9827">
            <text:p>9827</text:p>
          </table:table-cell>
          <table:table-cell office:value-type="float" office:value="5.91">
            <text:p>5.91</text:p>
          </table:table-cell>
          <table:table-cell office:value-type="float" office:value="6.4">
            <text:p>6.4</text:p>
          </table:table-cell>
          <table:table-cell office:value-type="float" office:value="323.8">
            <text:p>323.8</text:p>
          </table:table-cell>
          <table:table-cell office:value-type="float" office:value="10744.2">
            <text:p>10744.2</text:p>
          </table:table-cell>
          <table:table-cell office:value-type="float" office:value="7.128">
            <text:p>7.128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3">
            <text:p>63</text:p>
          </table:table-cell>
          <table:table-cell office:value-type="float" office:value="45">
            <text:p>45</text:p>
          </table:table-cell>
          <table:table-cell office:value-type="float" office:value="2140">
            <text:p>2140</text:p>
          </table:table-cell>
          <table:table-cell office:value-type="float" office:value="3805">
            <text:p>3805</text:p>
          </table:table-cell>
          <table:table-cell office:value-type="float" office:value="6871">
            <text:p>6871</text:p>
          </table:table-cell>
          <table:table-cell office:value-type="float" office:value="104">
            <text:p>104</text:p>
          </table:table-cell>
          <table:table-cell office:value-type="float" office:value="290.75">
            <text:p>290.75</text:p>
          </table:table-cell>
          <table:table-cell office:value-type="float" office:value="198.125">
            <text:p>198.125</text:p>
          </table:table-cell>
          <table:table-cell office:value-type="float" office:value="0.0485981308411215">
            <text:p>0.0485981308</text:p>
          </table:table-cell>
          <table:table-cell office:value-type="float" office:value="0.0764126149802891">
            <text:p>0.076412615</text:p>
          </table:table-cell>
          <table:table-cell office:value-type="float" office:value="0.0288349585213215">
            <text:p>0.0288349585</text:p>
          </table:table-cell>
          <table:table-cell office:value-type="float" office:value="1.17472254345358">
            <text:p>1.1747225435</text:p>
          </table:table-cell>
          <table:table-cell office:value-type="float" office:value="1.27888837237814">
            <text:p>1.2788883724</text:p>
          </table:table-cell>
          <table:table-cell office:value-type="float" office:value="1.10255200629716">
            <text:p>1.1025520063</text:p>
          </table:table-cell>
          <table:table-cell office:value-type="float" office:value="14.6066688488308">
            <text:p>14.6066688488</text:p>
          </table:table-cell>
          <table:table-cell office:value-type="float" office:value="9.41342999219148">
            <text:p>9.4134299922</text:p>
          </table:table-cell>
          <table:table-cell office:value-type="float" office:value="24.3833632865627">
            <text:p>24.3833632866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date" office:date-value="2020-09-17">
            <text:p>09/17/20</text:p>
          </table:table-cell>
          <table:table-cell office:value-type="float" office:value="9">
            <text:p>9</text:p>
          </table:table-cell>
          <table:table-cell office:value-type="float" office:value="328">
            <text:p>328</text:p>
          </table:table-cell>
          <table:table-cell office:value-type="float" office:value="12381">
            <text:p>12381</text:p>
          </table:table-cell>
          <table:table-cell office:value-type="float" office:value="5.73">
            <text:p>5.73</text:p>
          </table:table-cell>
          <table:table-cell office:value-type="float" office:value="6.6">
            <text:p>6.6</text:p>
          </table:table-cell>
          <table:table-cell office:value-type="float" office:value="343.6">
            <text:p>343.6</text:p>
          </table:table-cell>
          <table:table-cell office:value-type="float" office:value="10982.2">
            <text:p>10982.2</text:p>
          </table:table-cell>
          <table:table-cell office:value-type="float" office:value="6.93">
            <text:p>6.93</text:p>
          </table:table-cell>
          <table:table-cell table:number-columns-repeated="3"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67">
            <text:p>67</text:p>
          </table:table-cell>
          <table:table-cell office:value-type="float" office:value="37">
            <text:p>37</text:p>
          </table:table-cell>
          <table:table-cell office:value-type="float" office:value="2278">
            <text:p>2278</text:p>
          </table:table-cell>
          <table:table-cell office:value-type="float" office:value="4112">
            <text:p>4112</text:p>
          </table:table-cell>
          <table:table-cell office:value-type="float" office:value="8084">
            <text:p>8084</text:p>
          </table:table-cell>
          <table:table-cell office:value-type="float" office:value="136.875">
            <text:p>136.875</text:p>
          </table:table-cell>
          <table:table-cell office:value-type="float" office:value="231.375">
            <text:p>231.375</text:p>
          </table:table-cell>
          <table:table-cell office:value-type="float" office:value="285.25">
            <text:p>285.25</text:p>
          </table:table-cell>
          <table:table-cell office:value-type="float" office:value="0.060085601404741">
            <text:p>0.0600856014</text:p>
          </table:table-cell>
          <table:table-cell office:value-type="float" office:value="0.0562682392996109">
            <text:p>0.0562682393</text:p>
          </table:table-cell>
          <table:table-cell office:value-type="float" office:value="0.0352857496288966">
            <text:p>0.0352857496</text:p>
          </table:table-cell>
          <table:table-cell office:value-type="float" office:value="1.21737575272909">
            <text:p>1.2173757527</text:p>
          </table:table-cell>
          <table:table-cell office:value-type="float" office:value="1.20314442246624">
            <text:p>1.2031444225</text:p>
          </table:table-cell>
          <table:table-cell office:value-type="float" office:value="1.12594048858981">
            <text:p>1.1259404886</text:p>
          </table:table-cell>
          <table:table-cell office:value-type="float" office:value="11.8791980930524">
            <text:p>11.8791980931</text:p>
          </table:table-cell>
          <table:table-cell office:value-type="float" office:value="12.6620338947272">
            <text:p>12.6620338947</text:p>
          </table:table-cell>
          <table:table-cell office:value-type="float" office:value="19.9883981274362">
            <text:p>19.9883981274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date" office:date-value="2020-09-18">
            <text:p>09/18/20</text:p>
          </table:table-cell>
          <table:table-cell office:value-type="float" office:value="6">
            <text:p>6</text:p>
          </table:table-cell>
          <table:table-cell office:value-type="float" office:value="374">
            <text:p>374</text:p>
          </table:table-cell>
          <table:table-cell office:value-type="float" office:value="11546">
            <text:p>11546</text:p>
          </table:table-cell>
          <table:table-cell office:value-type="float" office:value="8.15">
            <text:p>8.15</text:p>
          </table:table-cell>
          <table:table-cell office:value-type="float" office:value="7.4">
            <text:p>7.4</text:p>
          </table:table-cell>
          <table:table-cell office:value-type="float" office:value="363.2">
            <text:p>363.2</text:p>
          </table:table-cell>
          <table:table-cell office:value-type="float" office:value="11627">
            <text:p>11627</text:p>
          </table:table-cell>
          <table:table-cell office:value-type="float" office:value="7.054">
            <text:p>7.054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70">
            <text:p>70</text:p>
          </table:table-cell>
          <table:table-cell office:value-type="float" office:value="39">
            <text:p>39</text:p>
          </table:table-cell>
          <table:table-cell office:value-type="float" office:value="2510">
            <text:p>2510</text:p>
          </table:table-cell>
          <table:table-cell office:value-type="float" office:value="4256">
            <text:p>4256</text:p>
          </table:table-cell>
          <table:table-cell office:value-type="float" office:value="8987">
            <text:p>8987</text:p>
          </table:table-cell>
          <table:table-cell office:value-type="float" office:value="230.375">
            <text:p>230.375</text:p>
          </table:table-cell>
          <table:table-cell office:value-type="float" office:value="172.875">
            <text:p>172.875</text:p>
          </table:table-cell>
          <table:table-cell office:value-type="float" office:value="372.75">
            <text:p>372.75</text:p>
          </table:table-cell>
          <table:table-cell office:value-type="float" office:value="0.0917828685258964">
            <text:p>0.0917828685</text:p>
          </table:table-cell>
          <table:table-cell office:value-type="float" office:value="0.0406191259398496">
            <text:p>0.0406191259</text:p>
          </table:table-cell>
          <table:table-cell office:value-type="float" office:value="0.0414765772782909">
            <text:p>0.0414765773</text:p>
          </table:table-cell>
          <table:table-cell office:value-type="float" office:value="1.33775126595213">
            <text:p>1.337751266</text:p>
          </table:table-cell>
          <table:table-cell office:value-type="float" office:value="1.14540077103802">
            <text:p>1.145400771</text:p>
          </table:table-cell>
          <table:table-cell office:value-type="float" office:value="1.14853982114095">
            <text:p>1.1485398211</text:p>
          </table:table-cell>
          <table:table-cell office:value-type="float" office:value="7.89353424316353">
            <text:p>7.8935342432</text:p>
          </table:table-cell>
          <table:table-cell office:value-type="float" office:value="17.4088256438927">
            <text:p>17.4088256439</text:p>
          </table:table-cell>
          <table:table-cell office:value-type="float" office:value="17.0560001002075">
            <text:p>17.0560001002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date" office:date-value="2020-09-19">
            <text:p>09/19/20</text:p>
          </table:table-cell>
          <table:table-cell office:value-type="float" office:value="6">
            <text:p>6</text:p>
          </table:table-cell>
          <table:table-cell office:value-type="float" office:value="386">
            <text:p>386</text:p>
          </table:table-cell>
          <table:table-cell office:value-type="float" office:value="12504">
            <text:p>12504</text:p>
          </table:table-cell>
          <table:table-cell office:value-type="float" office:value="6.47">
            <text:p>6.47</text:p>
          </table:table-cell>
          <table:table-cell office:value-type="float" office:value="6.4">
            <text:p>6.4</text:p>
          </table:table-cell>
          <table:table-cell office:value-type="float" office:value="391">
            <text:p>391</text:p>
          </table:table-cell>
          <table:table-cell office:value-type="float" office:value="11666">
            <text:p>11666</text:p>
          </table:table-cell>
          <table:table-cell office:value-type="float" office:value="7.62">
            <text:p>7.62</text:p>
          </table:table-cell>
          <table:table-cell table:number-columns-repeated="3" office:value-type="float" office:value="2">
            <text:p>2</text:p>
          </table:table-cell>
          <table:table-cell office:value-type="float" office:value="61">
            <text:p>61</text:p>
          </table:table-cell>
          <table:table-cell table:number-columns-repeated="2" office:value-type="float" office:value="81">
            <text:p>81</text:p>
          </table:table-cell>
          <table:table-cell office:value-type="float" office:value="2538">
            <text:p>2538</text:p>
          </table:table-cell>
          <table:table-cell office:value-type="float" office:value="4236">
            <text:p>4236</text:p>
          </table:table-cell>
          <table:table-cell office:value-type="float" office:value="7472">
            <text:p>7472</text:p>
          </table:table-cell>
          <table:table-cell office:value-type="float" office:value="201">
            <text:p>201</text:p>
          </table:table-cell>
          <table:table-cell office:value-type="float" office:value="201.125">
            <text:p>201.125</text:p>
          </table:table-cell>
          <table:table-cell office:value-type="float" office:value="336.375">
            <text:p>336.375</text:p>
          </table:table-cell>
          <table:table-cell office:value-type="float" office:value="0.0791962174940898">
            <text:p>0.0791962175</text:p>
          </table:table-cell>
          <table:table-cell office:value-type="float" office:value="0.0474799338999056">
            <text:p>0.0474799339</text:p>
          </table:table-cell>
          <table:table-cell office:value-type="float" office:value="0.0450180674518201">
            <text:p>0.0450180675</text:p>
          </table:table-cell>
          <table:table-cell office:value-type="float" office:value="1.28947996132544">
            <text:p>1.2894799613</text:p>
          </table:table-cell>
          <table:table-cell office:value-type="float" office:value="1.17059828313102">
            <text:p>1.1705982831</text:p>
          </table:table-cell>
          <table:table-cell office:value-type="float" office:value="1.16153542381968">
            <text:p>1.1615354238</text:p>
          </table:table-cell>
          <table:table-cell office:value-type="float" office:value="9.09444791716879">
            <text:p>9.0944479172</text:p>
          </table:table-cell>
          <table:table-cell office:value-type="float" office:value="14.9426336309496">
            <text:p>14.9426336309</text:p>
          </table:table-cell>
          <table:table-cell office:value-type="float" office:value="15.7411189232607">
            <text:p>15.7411189233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date" office:date-value="2020-09-20">
            <text:p>09/20/20</text:p>
          </table:table-cell>
          <table:table-cell office:value-type="float" office:value="8">
            <text:p>8</text:p>
          </table:table-cell>
          <table:table-cell office:value-type="float" office:value="404">
            <text:p>404</text:p>
          </table:table-cell>
          <table:table-cell office:value-type="float" office:value="11877">
            <text:p>11877</text:p>
          </table:table-cell>
          <table:table-cell office:value-type="float" office:value="9.01">
            <text:p>9.01</text:p>
          </table:table-cell>
          <table:table-cell office:value-type="float" office:value="6.2">
            <text:p>6.2</text:p>
          </table:table-cell>
          <table:table-cell office:value-type="float" office:value="432.2">
            <text:p>432.2</text:p>
          </table:table-cell>
          <table:table-cell office:value-type="float" office:value="10391.8">
            <text:p>10391.8</text:p>
          </table:table-cell>
          <table:table-cell office:value-type="float" office:value="8.58">
            <text:p>8.58</text:p>
          </table:table-cell>
          <table:table-cell table:number-columns-repeated="3" office:value-type="float" office:value="2">
            <text:p>2</text:p>
          </table:table-cell>
          <table:table-cell office:value-type="float" office:value="76">
            <text:p>76</text:p>
          </table:table-cell>
          <table:table-cell office:value-type="float" office:value="63">
            <text:p>63</text:p>
          </table:table-cell>
          <table:table-cell office:value-type="float" office:value="76">
            <text:p>76</text:p>
          </table:table-cell>
          <table:table-cell office:value-type="float" office:value="2612">
            <text:p>2612</text:p>
          </table:table-cell>
          <table:table-cell office:value-type="float" office:value="4683">
            <text:p>4683</text:p>
          </table:table-cell>
          <table:table-cell office:value-type="float" office:value="7466">
            <text:p>7466</text:p>
          </table:table-cell>
          <table:table-cell office:value-type="float" office:value="211.625">
            <text:p>211.625</text:p>
          </table:table-cell>
          <table:table-cell office:value-type="float" office:value="388.375">
            <text:p>388.375</text:p>
          </table:table-cell>
          <table:table-cell office:value-type="float" office:value="220.625">
            <text:p>220.625</text:p>
          </table:table-cell>
          <table:table-cell office:value-type="float" office:value="0.0810202909647779">
            <text:p>0.081020291</text:p>
          </table:table-cell>
          <table:table-cell office:value-type="float" office:value="0.0829329489643391">
            <text:p>0.082932949</text:p>
          </table:table-cell>
          <table:table-cell office:value-type="float" office:value="0.0295506295204929">
            <text:p>0.0295506295</text:p>
          </table:table-cell>
          <table:table-cell office:value-type="float" office:value="1.29643702197084">
            <text:p>1.296437022</text:p>
          </table:table-cell>
          <table:table-cell office:value-type="float" office:value="1.30374595446207">
            <text:p>1.3037459545</text:p>
          </table:table-cell>
          <table:table-cell office:value-type="float" office:value="1.10513875314364">
            <text:p>1.1051387531</text:p>
          </table:table-cell>
          <table:table-cell office:value-type="float" office:value="8.8973035237314">
            <text:p>8.8973035237</text:p>
          </table:table-cell>
          <table:table-cell office:value-type="float" office:value="8.69989472725997">
            <text:p>8.6998947273</text:p>
          </table:table-cell>
          <table:table-cell office:value-type="float" office:value="23.8011491141528">
            <text:p>23.8011491142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date" office:date-value="2020-09-21">
            <text:p>09/21/20</text:p>
          </table:table-cell>
          <table:table-cell office:value-type="float" office:value="3">
            <text:p>3</text:p>
          </table:table-cell>
          <table:table-cell office:value-type="float" office:value="463">
            <text:p>463</text:p>
          </table:table-cell>
          <table:table-cell office:value-type="float" office:value="10022">
            <text:p>10022</text:p>
          </table:table-cell>
          <table:table-cell office:value-type="float" office:value="8.74">
            <text:p>8.74</text:p>
          </table:table-cell>
          <table:table-cell office:value-type="float" office:value="6.6">
            <text:p>6.6</text:p>
          </table:table-cell>
          <table:table-cell office:value-type="float" office:value="469">
            <text:p>469</text:p>
          </table:table-cell>
          <table:table-cell office:value-type="float" office:value="10774.8">
            <text:p>10774.8</text:p>
          </table:table-cell>
          <table:table-cell office:value-type="float" office:value="8.362">
            <text:p>8.362</text:p>
          </table:table-cell>
          <table:table-cell table:number-columns-repeated="3"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74">
            <text:p>74</text:p>
          </table:table-cell>
          <table:table-cell office:value-type="float" office:value="60">
            <text:p>60</text:p>
          </table:table-cell>
          <table:table-cell office:value-type="float" office:value="2888">
            <text:p>2888</text:p>
          </table:table-cell>
          <table:table-cell office:value-type="float" office:value="5148">
            <text:p>5148</text:p>
          </table:table-cell>
          <table:table-cell office:value-type="float" office:value="9913">
            <text:p>9913</text:p>
          </table:table-cell>
          <table:table-cell office:value-type="float" office:value="308.25">
            <text:p>308.25</text:p>
          </table:table-cell>
          <table:table-cell office:value-type="float" office:value="216">
            <text:p>216</text:p>
          </table:table-cell>
          <table:table-cell office:value-type="float" office:value="239.625">
            <text:p>239.625</text:p>
          </table:table-cell>
          <table:table-cell office:value-type="float" office:value="0.106734764542936">
            <text:p>0.1067347645</text:p>
          </table:table-cell>
          <table:table-cell office:value-type="float" office:value="0.041958041958042">
            <text:p>0.041958042</text:p>
          </table:table-cell>
          <table:table-cell office:value-type="float" office:value="0.0241728033894885">
            <text:p>0.0241728034</text:p>
          </table:table-cell>
          <table:table-cell office:value-type="float" office:value="1.39590060342587">
            <text:p>1.3959006034</text:p>
          </table:table-cell>
          <table:table-cell office:value-type="float" office:value="1.15030368233165">
            <text:p>1.1503036823</text:p>
          </table:table-cell>
          <table:table-cell office:value-type="float" office:value="1.08575008773368">
            <text:p>1.0857500877</text:p>
          </table:table-cell>
          <table:table-cell office:value-type="float" office:value="6.83482555469283">
            <text:p>6.8348255547</text:p>
          </table:table-cell>
          <table:table-cell office:value-type="float" office:value="16.8642073345833">
            <text:p>16.8642073346</text:p>
          </table:table-cell>
          <table:table-cell office:value-type="float" office:value="29.0198647799219">
            <text:p>29.0198647799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date" office:date-value="2020-09-22">
            <text:p>09/22/20</text:p>
          </table:table-cell>
          <table:table-cell office:value-type="float" office:value="8">
            <text:p>8</text:p>
          </table:table-cell>
          <table:table-cell office:value-type="float" office:value="534">
            <text:p>534</text:p>
          </table:table-cell>
          <table:table-cell office:value-type="float" office:value="6010">
            <text:p>6010</text:p>
          </table:table-cell>
          <table:table-cell office:value-type="float" office:value="10.53">
            <text:p>10.53</text:p>
          </table:table-cell>
          <table:table-cell office:value-type="float" office:value="6.8">
            <text:p>6.8</text:p>
          </table:table-cell>
          <table:table-cell office:value-type="float" office:value="501.6">
            <text:p>501.6</text:p>
          </table:table-cell>
          <table:table-cell office:value-type="float" office:value="10663">
            <text:p>10663</text:p>
          </table:table-cell>
          <table:table-cell office:value-type="float" office:value="8.324">
            <text:p>8.324</text:p>
          </table:table-cell>
          <table:table-cell table:number-columns-repeated="3"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97">
            <text:p>97</text:p>
          </table:table-cell>
          <table:table-cell office:value-type="float" office:value="58">
            <text:p>58</text:p>
          </table:table-cell>
          <table:table-cell office:value-type="float" office:value="2994">
            <text:p>2994</text:p>
          </table:table-cell>
          <table:table-cell office:value-type="float" office:value="5296">
            <text:p>5296</text:p>
          </table:table-cell>
          <table:table-cell office:value-type="float" office:value="9362">
            <text:p>9362</text:p>
          </table:table-cell>
          <table:table-cell office:value-type="float" office:value="198.75">
            <text:p>198.75</text:p>
          </table:table-cell>
          <table:table-cell office:value-type="float" office:value="204.375">
            <text:p>204.375</text:p>
          </table:table-cell>
          <table:table-cell office:value-type="float" office:value="400.125">
            <text:p>400.125</text:p>
          </table:table-cell>
          <table:table-cell office:value-type="float" office:value="0.0663827655310621">
            <text:p>0.0663827655</text:p>
          </table:table-cell>
          <table:table-cell office:value-type="float" office:value="0.0385904456193353">
            <text:p>0.0385904456</text:p>
          </table:table-cell>
          <table:table-cell office:value-type="float" office:value="0.0427392651142918">
            <text:p>0.0427392651</text:p>
          </table:table-cell>
          <table:table-cell office:value-type="float" office:value="1.24097675561544">
            <text:p>1.2409767556</text:p>
          </table:table-cell>
          <table:table-cell office:value-type="float" office:value="1.13798543575415">
            <text:p>1.1379854358</text:p>
          </table:table-cell>
          <table:table-cell office:value-type="float" office:value="1.15316765167374">
            <text:p>1.1531676517</text:p>
          </table:table-cell>
          <table:table-cell office:value-type="float" office:value="10.7845350845338">
            <text:p>10.7845350845</text:p>
          </table:table-cell>
          <table:table-cell office:value-type="float" office:value="18.3060132619059">
            <text:p>18.3060132619</text:p>
          </table:table-cell>
          <table:table-cell office:value-type="float" office:value="16.5621978660911">
            <text:p>16.5621978661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date" office:date-value="2020-09-23">
            <text:p>09/23/20</text:p>
          </table:table-cell>
          <table:table-cell office:value-type="float" office:value="8">
            <text:p>8</text:p>
          </table:table-cell>
          <table:table-cell office:value-type="float" office:value="558">
            <text:p>558</text:p>
          </table:table-cell>
          <table:table-cell office:value-type="float" office:value="13461">
            <text:p>13461</text:p>
          </table:table-cell>
          <table:table-cell office:value-type="float" office:value="7.06">
            <text:p>7.06</text:p>
          </table:table-cell>
          <table:table-cell office:value-type="float" office:value="7">
            <text:p>7</text:p>
          </table:table-cell>
          <table:table-cell office:value-type="float" office:value="536.2">
            <text:p>536.2</text:p>
          </table:table-cell>
          <table:table-cell office:value-type="float" office:value="10510.8">
            <text:p>10510.8</text:p>
          </table:table-cell>
          <table:table-cell office:value-type="float" office:value="8.19">
            <text:p>8.19</text:p>
          </table:table-cell>
          <table:table-cell table:number-columns-repeated="3" office:value-type="float" office:value="2">
            <text:p>2</text:p>
          </table:table-cell>
          <table:table-cell office:value-type="float" office:value="77">
            <text:p>77</text:p>
          </table:table-cell>
          <table:table-cell office:value-type="float" office:value="104">
            <text:p>104</text:p>
          </table:table-cell>
          <table:table-cell office:value-type="float" office:value="77">
            <text:p>77</text:p>
          </table:table-cell>
          <table:table-cell office:value-type="float" office:value="3108">
            <text:p>3108</text:p>
          </table:table-cell>
          <table:table-cell office:value-type="float" office:value="5256">
            <text:p>5256</text:p>
          </table:table-cell>
          <table:table-cell office:value-type="float" office:value="8561">
            <text:p>8561</text:p>
          </table:table-cell>
          <table:table-cell office:value-type="float" office:value="187.5">
            <text:p>187.5</text:p>
          </table:table-cell>
          <table:table-cell office:value-type="float" office:value="263.5">
            <text:p>263.5</text:p>
          </table:table-cell>
          <table:table-cell office:value-type="float" office:value="286">
            <text:p>286</text:p>
          </table:table-cell>
          <table:table-cell office:value-type="float" office:value="0.0603281853281853">
            <text:p>0.0603281853</text:p>
          </table:table-cell>
          <table:table-cell office:value-type="float" office:value="0.0501331811263318">
            <text:p>0.0501331811</text:p>
          </table:table-cell>
          <table:table-cell office:value-type="float" office:value="0.0334073122298797">
            <text:p>0.0334073122</text:p>
          </table:table-cell>
          <table:table-cell office:value-type="float" office:value="1.21828204894083">
            <text:p>1.2182820489</text:p>
          </table:table-cell>
          <table:table-cell office:value-type="float" office:value="1.18039227220786">
            <text:p>1.1803922722</text:p>
          </table:table-cell>
          <table:table-cell office:value-type="float" office:value="1.11911304788501">
            <text:p>1.1191130479</text:p>
          </table:table-cell>
          <table:table-cell office:value-type="float" office:value="11.8327978236847">
            <text:p>11.8327978237</text:p>
          </table:table-cell>
          <table:table-cell office:value-type="float" office:value="14.1698642035262">
            <text:p>14.1698642035</text:p>
          </table:table-cell>
          <table:table-cell office:value-type="float" office:value="21.0930426523396">
            <text:p>21.0930426523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date" office:date-value="2020-09-24">
            <text:p>09/24/20</text:p>
          </table:table-cell>
          <table:table-cell office:value-type="float" office:value="7">
            <text:p>7</text:p>
          </table:table-cell>
          <table:table-cell office:value-type="float" office:value="549">
            <text:p>549</text:p>
          </table:table-cell>
          <table:table-cell office:value-type="float" office:value="11945">
            <text:p>11945</text:p>
          </table:table-cell>
          <table:table-cell office:value-type="float" office:value="6.28">
            <text:p>6.28</text:p>
          </table:table-cell>
          <table:table-cell office:value-type="float" office:value="8.8">
            <text:p>8.8</text:p>
          </table:table-cell>
          <table:table-cell office:value-type="float" office:value="561.4">
            <text:p>561.4</text:p>
          </table:table-cell>
          <table:table-cell office:value-type="float" office:value="10862.8">
            <text:p>1086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float" office:value="98">
            <text:p>98</text:p>
          </table:table-cell>
          <table:table-cell office:value-type="float" office:value="70">
            <text:p>70</text:p>
          </table:table-cell>
          <table:table-cell office:value-type="float" office:value="3520">
            <text:p>3520</text:p>
          </table:table-cell>
          <table:table-cell office:value-type="float" office:value="5578">
            <text:p>5578</text:p>
          </table:table-cell>
          <table:table-cell office:value-type="float" office:value="9852">
            <text:p>9852</text:p>
          </table:table-cell>
          <table:table-cell office:value-type="float" office:value="149.5">
            <text:p>149.5</text:p>
          </table:table-cell>
          <table:table-cell office:value-type="float" office:value="220.125">
            <text:p>220.125</text:p>
          </table:table-cell>
          <table:table-cell office:value-type="float" office:value="521.125">
            <text:p>521.125</text:p>
          </table:table-cell>
          <table:table-cell office:value-type="float" office:value="0.0424715909090909">
            <text:p>0.0424715909</text:p>
          </table:table-cell>
          <table:table-cell office:value-type="float" office:value="0.0394630692004303">
            <text:p>0.0394630692</text:p>
          </table:table-cell>
          <table:table-cell office:value-type="float" office:value="0.0528953511977263">
            <text:p>0.0528953512</text:p>
          </table:table-cell>
          <table:table-cell office:value-type="float" office:value="1.15218608680914">
            <text:p>1.1521860868</text:p>
          </table:table-cell>
          <table:table-cell office:value-type="float" office:value="1.14117311650971">
            <text:p>1.1411731165</text:p>
          </table:table-cell>
          <table:table-cell office:value-type="float" office:value="1.19061764882157">
            <text:p>1.1906176488</text:p>
          </table:table-cell>
          <table:table-cell office:value-type="float" office:value="16.6644257575408">
            <text:p>16.6644257575</text:p>
          </table:table-cell>
          <table:table-cell office:value-type="float" office:value="17.9087898920324">
            <text:p>17.908789892</text:p>
          </table:table-cell>
          <table:table-cell office:value-type="float" office:value="13.4477192878978">
            <text:p>13.4477192879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date" office:date-value="2020-09-25">
            <text:p>09/25/20</text:p>
          </table:table-cell>
          <table:table-cell office:value-type="float" office:value="9">
            <text:p>9</text:p>
          </table:table-cell>
          <table:table-cell office:value-type="float" office:value="577">
            <text:p>577</text:p>
          </table:table-cell>
          <table:table-cell office:value-type="float" office:value="11116">
            <text:p>11116</text:p>
          </table:table-cell>
          <table:table-cell office:value-type="float" office:value="8.34">
            <text:p>8.34</text:p>
          </table:table-cell>
          <table:table-cell office:value-type="float" office:value="8.4">
            <text:p>8.4</text:p>
          </table:table-cell>
          <table:table-cell office:value-type="float" office:value="578.6">
            <text:p>578.6</text:p>
          </table:table-cell>
          <table:table-cell office:value-type="float" office:value="11675.4">
            <text:p>11675.4</text:p>
          </table:table-cell>
          <table:table-cell office:value-type="float" office:value="7.808">
            <text:p>7.80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5">
            <text:p>65</text:p>
          </table:table-cell>
          <table:table-cell office:value-type="float" office:value="47">
            <text:p>47</text:p>
          </table:table-cell>
          <table:table-cell office:value-type="float" office:value="4101">
            <text:p>4101</text:p>
          </table:table-cell>
          <table:table-cell office:value-type="float" office:value="6810">
            <text:p>6810</text:p>
          </table:table-cell>
          <table:table-cell office:value-type="float" office:value="11977">
            <text:p>11977</text:p>
          </table:table-cell>
          <table:table-cell office:value-type="float" office:value="178.75">
            <text:p>178.75</text:p>
          </table:table-cell>
          <table:table-cell office:value-type="float" office:value="376">
            <text:p>376</text:p>
          </table:table-cell>
          <table:table-cell office:value-type="float" office:value="510.5">
            <text:p>510.5</text:p>
          </table:table-cell>
          <table:table-cell office:value-type="float" office:value="0.043586930017069">
            <text:p>0.04358693</text:p>
          </table:table-cell>
          <table:table-cell office:value-type="float" office:value="0.0552129221732746">
            <text:p>0.0552129222</text:p>
          </table:table-cell>
          <table:table-cell office:value-type="float" office:value="0.0426233614427653">
            <text:p>0.0426233614</text:p>
          </table:table-cell>
          <table:table-cell office:value-type="float" office:value="1.15627790317763">
            <text:p>1.1562779032</text:p>
          </table:table-cell>
          <table:table-cell office:value-type="float" office:value="1.19922022248529">
            <text:p>1.1992202225</text:p>
          </table:table-cell>
          <table:table-cell office:value-type="float" office:value="1.15274259689341">
            <text:p>1.1527425969</text:p>
          </table:table-cell>
          <table:table-cell office:value-type="float" office:value="16.2467475618022">
            <text:p>16.2467475618</text:p>
          </table:table-cell>
          <table:table-cell office:value-type="float" office:value="12.8975447121444">
            <text:p>12.8975447121</text:p>
          </table:table-cell>
          <table:table-cell office:value-type="float" office:value="16.606305232522">
            <text:p>16.6063052325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date" office:date-value="2020-09-26">
            <text:p>09/26/20</text:p>
          </table:table-cell>
          <table:table-cell office:value-type="float" office:value="12">
            <text:p>12</text:p>
          </table:table-cell>
          <table:table-cell office:value-type="float" office:value="589">
            <text:p>589</text:p>
          </table:table-cell>
          <table:table-cell office:value-type="float" office:value="11782">
            <text:p>11782</text:p>
          </table:table-cell>
          <table:table-cell office:value-type="float" office:value="8.06">
            <text:p>8.06</text:p>
          </table:table-cell>
          <table:table-cell office:value-type="float" office:value="9.4">
            <text:p>9.4</text:p>
          </table:table-cell>
          <table:table-cell office:value-type="float" office:value="605.6">
            <text:p>605.6</text:p>
          </table:table-cell>
          <table:table-cell office:value-type="float" office:value="10396.2">
            <text:p>10396.2</text:p>
          </table:table-cell>
          <table:table-cell office:value-type="float" office:value="8.384">
            <text:p>8.384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table:number-columns-repeated="2" office:value-type="float" office:value="59">
            <text:p>59</text:p>
          </table:table-cell>
          <table:table-cell office:value-type="float" office:value="3898">
            <text:p>3898</text:p>
          </table:table-cell>
          <table:table-cell office:value-type="float" office:value="5765">
            <text:p>5765</text:p>
          </table:table-cell>
          <table:table-cell office:value-type="float" office:value="10193">
            <text:p>10193</text:p>
          </table:table-cell>
          <table:table-cell office:value-type="float" office:value="179.75">
            <text:p>179.75</text:p>
          </table:table-cell>
          <table:table-cell office:value-type="float" office:value="220">
            <text:p>220</text:p>
          </table:table-cell>
          <table:table-cell office:value-type="float" office:value="444.375">
            <text:p>444.375</text:p>
          </table:table-cell>
          <table:table-cell office:value-type="float" office:value="0.0461133914828117">
            <text:p>0.0461133915</text:p>
          </table:table-cell>
          <table:table-cell office:value-type="float" office:value="0.0381613183000867">
            <text:p>0.0381613183</text:p>
          </table:table-cell>
          <table:table-cell office:value-type="float" office:value="0.0435960953595605">
            <text:p>0.0435960954</text:p>
          </table:table-cell>
          <table:table-cell office:value-type="float" office:value="1.16556470214297">
            <text:p>1.1655647021</text:p>
          </table:table-cell>
          <table:table-cell office:value-type="float" office:value="1.13641893503053">
            <text:p>1.136418935</text:p>
          </table:table-cell>
          <table:table-cell office:value-type="float" office:value="1.15631154803844">
            <text:p>1.156311548</text:p>
          </table:table-cell>
          <table:table-cell office:value-type="float" office:value="15.3753338251192">
            <text:p>15.3753338251</text:p>
          </table:table-cell>
          <table:table-cell office:value-type="float" office:value="18.50801717523">
            <text:p>18.5080171752</text:p>
          </table:table-cell>
          <table:table-cell office:value-type="float" office:value="16.2434037935346">
            <text:p>16.2434037935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date" office:date-value="2020-09-27">
            <text:p>09/27/20</text:p>
          </table:table-cell>
          <table:table-cell office:value-type="float" office:value="6">
            <text:p>6</text:p>
          </table:table-cell>
          <table:table-cell office:value-type="float" office:value="620">
            <text:p>620</text:p>
          </table:table-cell>
          <table:table-cell office:value-type="float" office:value="10073">
            <text:p>10073</text:p>
          </table:table-cell>
          <table:table-cell office:value-type="float" office:value="9.3">
            <text:p>9.3</text:p>
          </table:table-cell>
          <table:table-cell office:value-type="float" office:value="9.6">
            <text:p>9.6</text:p>
          </table:table-cell>
          <table:table-cell office:value-type="float" office:value="646.8">
            <text:p>646.8</text:p>
          </table:table-cell>
          <table:table-cell office:value-type="float" office:value="9414.6">
            <text:p>9414.6</text:p>
          </table:table-cell>
          <table:table-cell office:value-type="float" office:value="9.546">
            <text:p>9.546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office:value-type="float" office:value="129">
            <text:p>129</text:p>
          </table:table-cell>
          <table:table-cell office:value-type="float" office:value="75">
            <text:p>75</text:p>
          </table:table-cell>
          <table:table-cell office:value-type="float" office:value="3844">
            <text:p>3844</text:p>
          </table:table-cell>
          <table:table-cell office:value-type="float" office:value="6196">
            <text:p>6196</text:p>
          </table:table-cell>
          <table:table-cell office:value-type="float" office:value="10826">
            <text:p>10826</text:p>
          </table:table-cell>
          <table:table-cell office:value-type="float" office:value="160.5">
            <text:p>160.5</text:p>
          </table:table-cell>
          <table:table-cell office:value-type="float" office:value="322">
            <text:p>322</text:p>
          </table:table-cell>
          <table:table-cell office:value-type="float" office:value="732.375">
            <text:p>732.375</text:p>
          </table:table-cell>
          <table:table-cell office:value-type="float" office:value="0.0417533818938606">
            <text:p>0.0417533819</text:p>
          </table:table-cell>
          <table:table-cell office:value-type="float" office:value="0.051969012265978">
            <text:p>0.0519690123</text:p>
          </table:table-cell>
          <table:table-cell office:value-type="float" office:value="0.0676496397561426">
            <text:p>0.0676496398</text:p>
          </table:table-cell>
          <table:table-cell office:value-type="float" office:value="1.14955379263168">
            <text:p>1.1495537926</text:p>
          </table:table-cell>
          <table:table-cell office:value-type="float" office:value="1.18718506827329">
            <text:p>1.1871850683</text:p>
          </table:table-cell>
          <table:table-cell office:value-type="float" office:value="1.24574362771441">
            <text:p>1.2457436277</text:p>
          </table:table-cell>
          <table:table-cell office:value-type="float" office:value="16.9451938182499">
            <text:p>16.9451938182</text:p>
          </table:table-cell>
          <table:table-cell office:value-type="float" office:value="13.6813489161226">
            <text:p>13.6813489161</text:p>
          </table:table-cell>
          <table:table-cell office:value-type="float" office:value="10.5889253824174">
            <text:p>10.5889253824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date" office:date-value="2020-09-28">
            <text:p>09/28/20</text:p>
          </table:table-cell>
          <table:table-cell office:value-type="float" office:value="13">
            <text:p>13</text:p>
          </table:table-cell>
          <table:table-cell office:value-type="float" office:value="693">
            <text:p>693</text:p>
          </table:table-cell>
          <table:table-cell office:value-type="float" office:value="7065">
            <text:p>7065</text:p>
          </table:table-cell>
          <table:table-cell office:value-type="float" office:value="9.94">
            <text:p>9.94</text:p>
          </table:table-cell>
          <table:table-cell office:value-type="float" office:value="9.4">
            <text:p>9.4</text:p>
          </table:table-cell>
          <table:table-cell office:value-type="float" office:value="686">
            <text:p>686</text:p>
          </table:table-cell>
          <table:table-cell office:value-type="float" office:value="9424.8">
            <text:p>9424.8</text:p>
          </table:table-cell>
          <table:table-cell office:value-type="float" office:value="9.48">
            <text:p>9.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7">
            <text:p>97</text:p>
          </table:table-cell>
          <table:table-cell office:value-type="float" office:value="75">
            <text:p>75</text:p>
          </table:table-cell>
          <table:table-cell office:value-type="float" office:value="4160">
            <text:p>4160</text:p>
          </table:table-cell>
          <table:table-cell office:value-type="float" office:value="6944">
            <text:p>6944</text:p>
          </table:table-cell>
          <table:table-cell office:value-type="float" office:value="14594">
            <text:p>14594</text:p>
          </table:table-cell>
          <table:table-cell office:value-type="float" office:value="162.375">
            <text:p>162.375</text:p>
          </table:table-cell>
          <table:table-cell office:value-type="float" office:value="363.875">
            <text:p>363.875</text:p>
          </table:table-cell>
          <table:table-cell office:value-type="float" office:value="750.125">
            <text:p>750.125</text:p>
          </table:table-cell>
          <table:table-cell office:value-type="float" office:value="0.0390324519230769">
            <text:p>0.0390324519</text:p>
          </table:table-cell>
          <table:table-cell office:value-type="float" office:value="0.0524013536866359">
            <text:p>0.0524013537</text:p>
          </table:table-cell>
          <table:table-cell office:value-type="float" office:value="0.0513995477593532">
            <text:p>0.0513995478</text:p>
          </table:table-cell>
          <table:table-cell office:value-type="float" office:value="1.1395997050449">
            <text:p>1.139599705</text:p>
          </table:table-cell>
          <table:table-cell office:value-type="float" office:value="1.18878670556488">
            <text:p>1.1887867056</text:p>
          </table:table-cell>
          <table:table-cell office:value-type="float" office:value="1.18507656763707">
            <text:p>1.1850765676</text:p>
          </table:table-cell>
          <table:table-cell office:value-type="float" office:value="18.1025899280627">
            <text:p>18.1025899281</text:p>
          </table:table-cell>
          <table:table-cell office:value-type="float" office:value="13.5712814459384">
            <text:p>13.5712814459</text:p>
          </table:table-cell>
          <table:table-cell office:value-type="float" office:value="13.8291508996206">
            <text:p>13.8291508996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date" office:date-value="2020-09-29">
            <text:p>09/29/20</text:p>
          </table:table-cell>
          <table:table-cell office:value-type="float" office:value="8">
            <text:p>8</text:p>
          </table:table-cell>
          <table:table-cell office:value-type="float" office:value="755">
            <text:p>755</text:p>
          </table:table-cell>
          <table:table-cell office:value-type="float" office:value="7037">
            <text:p>7037</text:p>
          </table:table-cell>
          <table:table-cell office:value-type="float" office:value="12.09">
            <text:p>12.09</text:p>
          </table:table-cell>
          <table:table-cell office:value-type="float" office:value="10.2">
            <text:p>10.2</text:p>
          </table:table-cell>
          <table:table-cell office:value-type="float" office:value="719.6">
            <text:p>719.6</text:p>
          </table:table-cell>
          <table:table-cell office:value-type="float" office:value="9462.8">
            <text:p>9462.8</text:p>
          </table:table-cell>
          <table:table-cell office:value-type="float" office:value="9.284">
            <text:p>9.284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table:number-columns-repeated="2" office:value-type="float" office:value="72">
            <text:p>72</text:p>
          </table:table-cell>
          <table:table-cell office:value-type="float" office:value="4508">
            <text:p>4508</text:p>
          </table:table-cell>
          <table:table-cell office:value-type="float" office:value="7338">
            <text:p>7338</text:p>
          </table:table-cell>
          <table:table-cell office:value-type="float" office:value="13067">
            <text:p>13067</text:p>
          </table:table-cell>
          <table:table-cell office:value-type="float" office:value="58">
            <text:p>58</text:p>
          </table:table-cell>
          <table:table-cell office:value-type="float" office:value="461.375">
            <text:p>461.375</text:p>
          </table:table-cell>
          <table:table-cell office:value-type="float" office:value="447.75">
            <text:p>447.75</text:p>
          </table:table-cell>
          <table:table-cell office:value-type="float" office:value="0.012866015971606">
            <text:p>0.012866016</text:p>
          </table:table-cell>
          <table:table-cell office:value-type="float" office:value="0.0628747615153993">
            <text:p>0.0628747615</text:p>
          </table:table-cell>
          <table:table-cell office:value-type="float" office:value="0.0342657075074615">
            <text:p>0.0342657075</text:p>
          </table:table-cell>
          <table:table-cell office:value-type="float" office:value="1.04535550325991">
            <text:p>1.0453555033</text:p>
          </table:table-cell>
          <table:table-cell office:value-type="float" office:value="1.22781000714971">
            <text:p>1.2278100071</text:p>
          </table:table-cell>
          <table:table-cell office:value-type="float" office:value="1.12223128814965">
            <text:p>1.1222312881</text:p>
          </table:table-cell>
          <table:table-cell office:value-type="float" office:value="0">
            <text:p>0</text:p>
          </table:table-cell>
          <table:table-cell office:value-type="float" office:value="11.3673030690437">
            <text:p>11.367303069</text:p>
          </table:table-cell>
          <table:table-cell office:value-type="float" office:value="20.5732242977016">
            <text:p>20.5732242977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date" office:date-value="2020-09-30">
            <text:p>09/30/20</text:p>
          </table:table-cell>
          <table:table-cell office:value-type="float" office:value="8">
            <text:p>8</text:p>
          </table:table-cell>
          <table:table-cell office:value-type="float" office:value="773">
            <text:p>773</text:p>
          </table:table-cell>
          <table:table-cell office:value-type="float" office:value="11167">
            <text:p>11167</text:p>
          </table:table-cell>
          <table:table-cell office:value-type="float" office:value="8.01">
            <text:p>8.01</text:p>
          </table:table-cell>
          <table:table-cell office:value-type="float" office:value="12.4">
            <text:p>12.4</text:p>
          </table:table-cell>
          <table:table-cell office:value-type="float" office:value="743.6">
            <text:p>743.6</text:p>
          </table:table-cell>
          <table:table-cell office:value-type="float" office:value="9927">
            <text:p>9927</text:p>
          </table:table-cell>
          <table:table-cell office:value-type="float" office:value="9.558">
            <text:p>9.55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4">
            <text:p>64</text:p>
          </table:table-cell>
          <table:table-cell office:value-type="float" office:value="128">
            <text:p>128</text:p>
          </table:table-cell>
          <table:table-cell office:value-type="float" office:value="4350">
            <text:p>4350</text:p>
          </table:table-cell>
          <table:table-cell office:value-type="float" office:value="7337">
            <text:p>7337</text:p>
          </table:table-cell>
          <table:table-cell office:value-type="float" office:value="13342">
            <text:p>13342</text:p>
          </table:table-cell>
          <table:table-cell office:value-type="float" office:value="158.5">
            <text:p>158.5</text:p>
          </table:table-cell>
          <table:table-cell office:value-type="float" office:value="175.75">
            <text:p>175.75</text:p>
          </table:table-cell>
          <table:table-cell office:value-type="float" office:value="671.625">
            <text:p>671.625</text:p>
          </table:table-cell>
          <table:table-cell office:value-type="float" office:value="0.0364367816091954">
            <text:p>0.0364367816</text:p>
          </table:table-cell>
          <table:table-cell office:value-type="float" office:value="0.0239539321248467">
            <text:p>0.0239539321</text:p>
          </table:table-cell>
          <table:table-cell office:value-type="float" office:value="0.0503391545495428">
            <text:p>0.0503391545</text:p>
          </table:table-cell>
          <table:table-cell office:value-type="float" office:value="1.13013090817809">
            <text:p>1.1301309082</text:p>
          </table:table-cell>
          <table:table-cell office:value-type="float" office:value="1.08496339253088">
            <text:p>1.0849633925</text:p>
          </table:table-cell>
          <table:table-cell office:value-type="float" office:value="1.18115374066569">
            <text:p>1.1811537407</text:p>
          </table:table-cell>
          <table:table-cell office:value-type="float" office:value="19.3677886429064">
            <text:p>19.3677886429</text:p>
          </table:table-cell>
          <table:table-cell office:value-type="float" office:value="29.2818826044352">
            <text:p>29.2818826044</text:p>
          </table:table-cell>
          <table:table-cell office:value-type="float" office:value="14.1132803639115">
            <text:p>14.1132803639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date" office:date-value="2020-10-01">
            <text:p>10/01/20</text:p>
          </table:table-cell>
          <table:table-cell office:value-type="float" office:value="16">
            <text:p>16</text:p>
          </table:table-cell>
          <table:table-cell office:value-type="float" office:value="757">
            <text:p>757</text:p>
          </table:table-cell>
          <table:table-cell office:value-type="float" office:value="11972">
            <text:p>11972</text:p>
          </table:table-cell>
          <table:table-cell office:value-type="float" office:value="7.08">
            <text:p>7.08</text:p>
          </table:table-cell>
          <table:table-cell office:value-type="float" office:value="12.6">
            <text:p>12.6</text:p>
          </table:table-cell>
          <table:table-cell office:value-type="float" office:value="745.8">
            <text:p>745.8</text:p>
          </table:table-cell>
          <table:table-cell office:value-type="float" office:value="10748.8">
            <text:p>10748.8</text:p>
          </table:table-cell>
          <table:table-cell office:value-type="float" office:value="9.514">
            <text:p>9.5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10">
            <text:p>110</text:p>
          </table:table-cell>
          <table:table-cell office:value-type="float" office:value="70">
            <text:p>70</text:p>
          </table:table-cell>
          <table:table-cell office:value-type="float" office:value="4750">
            <text:p>4750</text:p>
          </table:table-cell>
          <table:table-cell office:value-type="float" office:value="8143">
            <text:p>8143</text:p>
          </table:table-cell>
          <table:table-cell office:value-type="float" office:value="14491">
            <text:p>14491</text:p>
          </table:table-cell>
          <table:table-cell office:value-type="float" office:value="223.25">
            <text:p>223.25</text:p>
          </table:table-cell>
          <table:table-cell office:value-type="float" office:value="392.625">
            <text:p>392.625</text:p>
          </table:table-cell>
          <table:table-cell office:value-type="float" office:value="731.875">
            <text:p>731.875</text:p>
          </table:table-cell>
          <table:table-cell office:value-type="float" office:value="0.047">
            <text:p>0.047</text:p>
          </table:table-cell>
          <table:table-cell office:value-type="float" office:value="0.0482162593638708">
            <text:p>0.0482162594</text:p>
          </table:table-cell>
          <table:table-cell office:value-type="float" office:value="0.0505054861638258">
            <text:p>0.0505054862</text:p>
          </table:table-cell>
          <table:table-cell office:value-type="float" office:value="1.16882964">
            <text:p>1.16882964</text:p>
          </table:table-cell>
          <table:table-cell office:value-type="float" office:value="1.17331353080095">
            <text:p>1.1733135308</text:p>
          </table:table-cell>
          <table:table-cell office:value-type="float" office:value="1.18176877767337">
            <text:p>1.1817687777</text:p>
          </table:table-cell>
          <table:table-cell office:value-type="float" office:value="15.0917330767497">
            <text:p>15.0917330767</text:p>
          </table:table-cell>
          <table:table-cell office:value-type="float" office:value="14.7196511649749">
            <text:p>14.719651165</text:p>
          </table:table-cell>
          <table:table-cell office:value-type="float" office:value="14.0679234636543">
            <text:p>14.0679234637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date" office:date-value="2020-10-02">
            <text:p>10/02/20</text:p>
          </table:table-cell>
          <table:table-cell office:value-type="float" office:value="17">
            <text:p>17</text:p>
          </table:table-cell>
          <table:table-cell office:value-type="float" office:value="740">
            <text:p>740</text:p>
          </table:table-cell>
          <table:table-cell office:value-type="float" office:value="12394">
            <text:p>12394</text:p>
          </table:table-cell>
          <table:table-cell office:value-type="float" office:value="10.67">
            <text:p>10.67</text:p>
          </table:table-cell>
          <table:table-cell office:value-type="float" office:value="13">
            <text:p>13</text:p>
          </table:table-cell>
          <table:table-cell office:value-type="float" office:value="731.8">
            <text:p>731.8</text:p>
          </table:table-cell>
          <table:table-cell office:value-type="float" office:value="10932.8">
            <text:p>10932.8</text:p>
          </table:table-cell>
          <table:table-cell office:value-type="float" office:value="9.252">
            <text:p>9.252</text:p>
          </table:table-cell>
          <table:table-cell table:number-columns-repeated="3" office:value-type="float" office:value="2">
            <text:p>2</text:p>
          </table:table-cell>
          <table:table-cell office:value-type="float" office:value="57">
            <text:p>57</text:p>
          </table:table-cell>
          <table:table-cell office:value-type="float" office:value="97">
            <text:p>97</text:p>
          </table:table-cell>
          <table:table-cell office:value-type="float" office:value="30">
            <text:p>30</text:p>
          </table:table-cell>
          <table:table-cell office:value-type="float" office:value="5305">
            <text:p>5305</text:p>
          </table:table-cell>
          <table:table-cell office:value-type="float" office:value="9169">
            <text:p>9169</text:p>
          </table:table-cell>
          <table:table-cell office:value-type="float" office:value="16239">
            <text:p>16239</text:p>
          </table:table-cell>
          <table:table-cell office:value-type="float" office:value="309.875">
            <text:p>309.875</text:p>
          </table:table-cell>
          <table:table-cell office:value-type="float" office:value="516.875">
            <text:p>516.875</text:p>
          </table:table-cell>
          <table:table-cell office:value-type="float" office:value="464">
            <text:p>464</text:p>
          </table:table-cell>
          <table:table-cell office:value-type="float" office:value="0.0584118755890669">
            <text:p>0.0584118756</text:p>
          </table:table-cell>
          <table:table-cell office:value-type="float" office:value="0.0563720143963355">
            <text:p>0.0563720144</text:p>
          </table:table-cell>
          <table:table-cell office:value-type="float" office:value="0.0285731880041874">
            <text:p>0.028573188</text:p>
          </table:table-cell>
          <table:table-cell office:value-type="float" office:value="1.21112898109301">
            <text:p>1.2111289811</text:p>
          </table:table-cell>
          <table:table-cell office:value-type="float" office:value="1.20353054624109">
            <text:p>1.2035305462</text:p>
          </table:table-cell>
          <table:table-cell office:value-type="float" office:value="1.10160635507719">
            <text:p>1.1016063551</text:p>
          </table:table-cell>
          <table:table-cell office:value-type="float" office:value="12.2098401479195">
            <text:p>12.2098401479</text:p>
          </table:table-cell>
          <table:table-cell office:value-type="float" office:value="12.6393509009192">
            <text:p>12.6393509009</text:p>
          </table:table-cell>
          <table:table-cell office:value-type="float" office:value="24.6036037672542">
            <text:p>24.6036037673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date" office:date-value="2020-10-03">
            <text:p>10/03/20</text:p>
          </table:table-cell>
          <table:table-cell office:value-type="float" office:value="14">
            <text:p>14</text:p>
          </table:table-cell>
          <table:table-cell office:value-type="float" office:value="704">
            <text:p>704</text:p>
          </table:table-cell>
          <table:table-cell office:value-type="float" office:value="11174">
            <text:p>11174</text:p>
          </table:table-cell>
          <table:table-cell office:value-type="float" office:value="9.72">
            <text:p>9.72</text:p>
          </table:table-cell>
          <table:table-cell office:value-type="float" office:value="13.6">
            <text:p>13.6</text:p>
          </table:table-cell>
          <table:table-cell office:value-type="float" office:value="707">
            <text:p>707</text:p>
          </table:table-cell>
          <table:table-cell office:value-type="float" office:value="9984.2">
            <text:p>9984.2</text:p>
          </table:table-cell>
          <table:table-cell office:value-type="float" office:value="10.468">
            <text:p>10.46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9">
            <text:p>89</text:p>
          </table:table-cell>
          <table:table-cell office:value-type="float" office:value="21">
            <text:p>21</text:p>
          </table:table-cell>
          <table:table-cell office:value-type="float" office:value="5327">
            <text:p>5327</text:p>
          </table:table-cell>
          <table:table-cell office:value-type="float" office:value="9143">
            <text:p>9143</text:p>
          </table:table-cell>
          <table:table-cell office:value-type="float" office:value="15725">
            <text:p>15725</text:p>
          </table:table-cell>
          <table:table-cell office:value-type="float" office:value="357.75">
            <text:p>357.75</text:p>
          </table:table-cell>
          <table:table-cell office:value-type="float" office:value="599.875">
            <text:p>599.875</text:p>
          </table:table-cell>
          <table:table-cell office:value-type="float" office:value="252">
            <text:p>252</text:p>
          </table:table-cell>
          <table:table-cell office:value-type="float" office:value="0.0671578749765346">
            <text:p>0.067157875</text:p>
          </table:table-cell>
          <table:table-cell office:value-type="float" office:value="0.0656103029640162">
            <text:p>0.065610303</text:p>
          </table:table-cell>
          <table:table-cell office:value-type="float" office:value="0.0160254372019078">
            <text:p>0.0160254372</text:p>
          </table:table-cell>
          <table:table-cell office:value-type="float" office:value="1.24389251555374">
            <text:p>1.2438925156</text:p>
          </table:table-cell>
          <table:table-cell office:value-type="float" office:value="1.23807329560992">
            <text:p>1.2380732956</text:p>
          </table:table-cell>
          <table:table-cell office:value-type="float" office:value="1.0565923868962">
            <text:p>1.0565923869</text:p>
          </table:table-cell>
          <table:table-cell office:value-type="float" office:value="10.6639794837749">
            <text:p>10.6639794838</text:p>
          </table:table-cell>
          <table:table-cell office:value-type="float" office:value="10.9075119254172">
            <text:p>10.90751192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date" office:date-value="2020-10-04">
            <text:p>10/04/20</text:p>
          </table:table-cell>
          <table:table-cell office:value-type="float" office:value="10">
            <text:p>10</text:p>
          </table:table-cell>
          <table:table-cell office:value-type="float" office:value="685">
            <text:p>685</text:p>
          </table:table-cell>
          <table:table-cell office:value-type="float" office:value="7957">
            <text:p>7957</text:p>
          </table:table-cell>
          <table:table-cell office:value-type="float" office:value="10.78">
            <text:p>10.78</text:p>
          </table:table-cell>
          <table:table-cell office:value-type="float" office:value="14.4">
            <text:p>14.4</text:p>
          </table:table-cell>
          <table:table-cell office:value-type="float" office:value="681">
            <text:p>681</text:p>
          </table:table-cell>
          <table:table-cell office:value-type="float" office:value="8729.6">
            <text:p>8729.6</text:p>
          </table:table-cell>
          <table:table-cell office:value-type="float" office:value="11.922">
            <text:p>11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48">
            <text:p>48</text:p>
          </table:table-cell>
          <table:table-cell office:value-type="float" office:value="90">
            <text:p>90</text:p>
          </table:table-cell>
          <table:table-cell office:value-type="float" office:value="5482">
            <text:p>5482</text:p>
          </table:table-cell>
          <table:table-cell office:value-type="float" office:value="9316">
            <text:p>9316</text:p>
          </table:table-cell>
          <table:table-cell office:value-type="float" office:value="14564">
            <text:p>14564</text:p>
          </table:table-cell>
          <table:table-cell office:value-type="float" office:value="427">
            <text:p>427</text:p>
          </table:table-cell>
          <table:table-cell office:value-type="float" office:value="704.625">
            <text:p>704.625</text:p>
          </table:table-cell>
          <table:table-cell office:value-type="float" office:value="279.125">
            <text:p>279.125</text:p>
          </table:table-cell>
          <table:table-cell office:value-type="float" office:value="0.0778912805545421">
            <text:p>0.0778912806</text:p>
          </table:table-cell>
          <table:table-cell office:value-type="float" office:value="0.075636002576213">
            <text:p>0.0756360026</text:p>
          </table:table-cell>
          <table:table-cell office:value-type="float" office:value="0.0191654078549849">
            <text:p>0.0191654079</text:p>
          </table:table-cell>
          <table:table-cell office:value-type="float" office:value="1.28451090305029">
            <text:p>1.2845109031</text:p>
          </table:table-cell>
          <table:table-cell office:value-type="float" office:value="1.27593878659273">
            <text:p>1.2759387866</text:p>
          </table:table-cell>
          <table:table-cell office:value-type="float" office:value="1.06779886069461">
            <text:p>1.0677988607</text:p>
          </table:table-cell>
          <table:table-cell office:value-type="float" office:value="9.24114740197435">
            <text:p>9.241147402</text:p>
          </table:table-cell>
          <table:table-cell office:value-type="float" office:value="9.50661165332892">
            <text:p>9.5066116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date" office:date-value="2020-10-05">
            <text:p>10/05/20</text:p>
          </table:table-cell>
          <table:table-cell office:value-type="float" office:value="11">
            <text:p>11</text:p>
          </table:table-cell>
          <table:table-cell office:value-type="float" office:value="649">
            <text:p>649</text:p>
          </table:table-cell>
          <table:table-cell office:value-type="float" office:value="6424">
            <text:p>6424</text:p>
          </table:table-cell>
          <table:table-cell office:value-type="float" office:value="14.09">
            <text:p>14.09</text:p>
          </table:table-cell>
          <table:table-cell office:value-type="float" office:value="15.8">
            <text:p>15.8</text:p>
          </table:table-cell>
          <table:table-cell office:value-type="float" office:value="664.2">
            <text:p>664.2</text:p>
          </table:table-cell>
          <table:table-cell office:value-type="float" office:value="8196">
            <text:p>8196</text:p>
          </table:table-cell>
          <table:table-cell office:value-type="float" office:value="11.466">
            <text:p>11.466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99">
            <text:p>99</text:p>
          </table:table-cell>
          <table:table-cell office:value-type="float" office:value="32">
            <text:p>32</text:p>
          </table:table-cell>
          <table:table-cell office:value-type="float" office:value="6014">
            <text:p>6014</text:p>
          </table:table-cell>
          <table:table-cell office:value-type="float" office:value="10312">
            <text:p>10312</text:p>
          </table:table-cell>
          <table:table-cell office:value-type="float" office:value="15574">
            <text:p>15574</text:p>
          </table:table-cell>
          <table:table-cell office:value-type="float" office:value="438.875">
            <text:p>438.875</text:p>
          </table:table-cell>
          <table:table-cell office:value-type="float" office:value="763.625">
            <text:p>763.625</text:p>
          </table:table-cell>
          <table:table-cell office:value-type="float" office:value="294.75">
            <text:p>294.75</text:p>
          </table:table-cell>
          <table:table-cell office:value-type="float" office:value="0.0729755570335883">
            <text:p>0.072975557</text:p>
          </table:table-cell>
          <table:table-cell office:value-type="float" office:value="0.0740520752521334">
            <text:p>0.0740520753</text:p>
          </table:table-cell>
          <table:table-cell office:value-type="float" office:value="0.0189257737254398">
            <text:p>0.0189257737</text:p>
          </table:table-cell>
          <table:table-cell office:value-type="float" office:value="1.26585229618931">
            <text:p>1.2658522962</text:p>
          </table:table-cell>
          <table:table-cell office:value-type="float" office:value="1.2699303346868">
            <text:p>1.2699303347</text:p>
          </table:table-cell>
          <table:table-cell office:value-type="float" office:value="1.06694225046481">
            <text:p>1.0669422505</text:p>
          </table:table-cell>
          <table:table-cell office:value-type="float" office:value="9.84085263960841">
            <text:p>9.8408526396</text:p>
          </table:table-cell>
          <table:table-cell office:value-type="float" office:value="9.70271428061644">
            <text:p>9.70271428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date" office:date-value="2020-10-06">
            <text:p>10/06/20</text:p>
          </table:table-cell>
          <table:table-cell office:value-type="float" office:value="20">
            <text:p>20</text:p>
          </table:table-cell>
          <table:table-cell office:value-type="float" office:value="627">
            <text:p>627</text:p>
          </table:table-cell>
          <table:table-cell office:value-type="float" office:value="5699">
            <text:p>5699</text:p>
          </table:table-cell>
          <table:table-cell office:value-type="float" office:value="14.35">
            <text:p>14.35</text:p>
          </table:table-cell>
          <table:table-cell office:value-type="float" office:value="17.2">
            <text:p>17.2</text:p>
          </table:table-cell>
          <table:table-cell office:value-type="float" office:value="684.2">
            <text:p>684.2</text:p>
          </table:table-cell>
          <table:table-cell office:value-type="float" office:value="8253.6">
            <text:p>8253.6</text:p>
          </table:table-cell>
          <table:table-cell office:value-type="float" office:value="11.148">
            <text:p>11.148</text:p>
          </table:table-cell>
          <table:table-cell table:number-columns-repeated="3" office:value-type="float" office:value="2">
            <text:p>2</text:p>
          </table:table-cell>
          <table:table-cell office:value-type="float" office:value="96">
            <text:p>96</text:p>
          </table:table-cell>
          <table:table-cell table:number-columns-repeated="2" office:value-type="float" office:value="70">
            <text:p>70</text:p>
          </table:table-cell>
          <table:table-cell office:value-type="float" office:value="6554">
            <text:p>6554</text:p>
          </table:table-cell>
          <table:table-cell office:value-type="float" office:value="11154">
            <text:p>11154</text:p>
          </table:table-cell>
          <table:table-cell office:value-type="float" office:value="16099">
            <text:p>16099</text:p>
          </table:table-cell>
          <table:table-cell office:value-type="float" office:value="480.5">
            <text:p>480.5</text:p>
          </table:table-cell>
          <table:table-cell office:value-type="float" office:value="100.875">
            <text:p>100.875</text:p>
          </table:table-cell>
          <table:table-cell office:value-type="float" office:value="405.25">
            <text:p>405.25</text:p>
          </table:table-cell>
          <table:table-cell office:value-type="float" office:value="0.0733140067134574">
            <text:p>0.0733140067</text:p>
          </table:table-cell>
          <table:table-cell office:value-type="float" office:value="0.00904384077461001">
            <text:p>0.0090438408</text:p>
          </table:table-cell>
          <table:table-cell office:value-type="float" office:value="0.0251723709547177">
            <text:p>0.025172371</text:p>
          </table:table-cell>
          <table:table-cell office:value-type="float" office:value="1.26713391291465">
            <text:p>1.2671339129</text:p>
          </table:table-cell>
          <table:table-cell office:value-type="float" office:value="1.03181375318081">
            <text:p>1.0318137532</text:p>
          </table:table-cell>
          <table:table-cell office:value-type="float" office:value="1.0893452489301">
            <text:p>1.0893452489</text:p>
          </table:table-cell>
          <table:table-cell office:value-type="float" office:value="9.79698588120526">
            <text:p>9.7969858812</text:p>
          </table:table-cell>
          <table:table-cell office:value-type="float" office:value="0">
            <text:p>0</text:p>
          </table:table-cell>
          <table:table-cell office:value-type="float" office:value="27.8811683370059">
            <text:p>27.881168337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date" office:date-value="2020-10-07">
            <text:p>10/07/20</text:p>
          </table:table-cell>
          <table:table-cell office:value-type="float" office:value="24">
            <text:p>24</text:p>
          </table:table-cell>
          <table:table-cell office:value-type="float" office:value="656">
            <text:p>656</text:p>
          </table:table-cell>
          <table:table-cell office:value-type="float" office:value="9726">
            <text:p>9726</text:p>
          </table:table-cell>
          <table:table-cell office:value-type="float" office:value="8.39">
            <text:p>8.39</text:p>
          </table:table-cell>
          <table:table-cell office:value-type="float" office:value="18.2">
            <text:p>18.2</text:p>
          </table:table-cell>
          <table:table-cell office:value-type="float" office:value="745.8">
            <text:p>745.8</text:p>
          </table:table-cell>
          <table:table-cell office:value-type="float" office:value="8894.8">
            <text:p>8894.8</text:p>
          </table:table-cell>
          <table:table-cell office:value-type="float" office:value="11.098">
            <text:p>11.098</text:p>
          </table:table-cell>
          <table:table-cell table:number-columns-repeated="3" office:value-type="float" office:value="2">
            <text:p>2</text:p>
          </table:table-cell>
          <table:table-cell office:value-type="float" office:value="113">
            <text:p>113</text:p>
          </table:table-cell>
          <table:table-cell office:value-type="float" office:value="140">
            <text:p>140</text:p>
          </table:table-cell>
          <table:table-cell office:value-type="float" office:value="178">
            <text:p>178</text:p>
          </table:table-cell>
          <table:table-cell office:value-type="float" office:value="7038">
            <text:p>7038</text:p>
          </table:table-cell>
          <table:table-cell office:value-type="float" office:value="10498">
            <text:p>10498</text:p>
          </table:table-cell>
          <table:table-cell office:value-type="float" office:value="15686">
            <text:p>15686</text:p>
          </table:table-cell>
          <table:table-cell office:value-type="float" office:value="457.125">
            <text:p>457.125</text:p>
          </table:table-cell>
          <table:table-cell office:value-type="float" office:value="92.5">
            <text:p>92.5</text:p>
          </table:table-cell>
          <table:table-cell office:value-type="float" office:value="339.5">
            <text:p>339.5</text:p>
          </table:table-cell>
          <table:table-cell office:value-type="float" office:value="0.0649509803921569">
            <text:p>0.0649509804</text:p>
          </table:table-cell>
          <table:table-cell office:value-type="float" office:value="0.00881120213373976">
            <text:p>0.0088112021</text:p>
          </table:table-cell>
          <table:table-cell office:value-type="float" office:value="0.0216435037613158">
            <text:p>0.0216435038</text:p>
          </table:table-cell>
          <table:table-cell office:value-type="float" office:value="1.2355969458862">
            <text:p>1.2355969459</text:p>
          </table:table-cell>
          <table:table-cell office:value-type="float" office:value="1.03099137654285">
            <text:p>1.0309913765</text:p>
          </table:table-cell>
          <table:table-cell office:value-type="float" office:value="1.07667040802454">
            <text:p>1.076670408</text:p>
          </table:table-cell>
          <table:table-cell office:value-type="float" office:value="11.0147898527391">
            <text:p>11.0147898527</text:p>
          </table:table-cell>
          <table:table-cell office:value-type="float" office:value="0">
            <text:p>0</text:p>
          </table:table-cell>
          <table:table-cell office:value-type="float" office:value="32.3709823385157">
            <text:p>32.3709823385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date" office:date-value="2020-10-08">
            <text:p>10/08/20</text:p>
          </table:table-cell>
          <table:table-cell office:value-type="float" office:value="21">
            <text:p>21</text:p>
          </table:table-cell>
          <table:table-cell office:value-type="float" office:value="804">
            <text:p>804</text:p>
          </table:table-cell>
          <table:table-cell office:value-type="float" office:value="11462">
            <text:p>11462</text:p>
          </table:table-cell>
          <table:table-cell office:value-type="float" office:value="8.13">
            <text:p>8.13</text:p>
          </table:table-cell>
          <table:table-cell office:value-type="float" office:value="20">
            <text:p>20</text:p>
          </table:table-cell>
          <table:table-cell office:value-type="float" office:value="850.8">
            <text:p>850.8</text:p>
          </table:table-cell>
          <table:table-cell office:value-type="float" office:value="9953.8">
            <text:p>9953.8</text:p>
          </table:table-cell>
          <table:table-cell office:value-type="float" office:value="10.624">
            <text:p>10.6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8">
            <text:p>158</text:p>
          </table:table-cell>
          <table:table-cell office:value-type="float" office:value="185">
            <text:p>185</text:p>
          </table:table-cell>
          <table:table-cell office:value-type="float" office:value="7666">
            <text:p>7666</text:p>
          </table:table-cell>
          <table:table-cell office:value-type="float" office:value="10776">
            <text:p>10776</text:p>
          </table:table-cell>
          <table:table-cell office:value-type="float" office:value="15347">
            <text:p>15347</text:p>
          </table:table-cell>
          <table:table-cell office:value-type="float" office:value="336.625">
            <text:p>336.625</text:p>
          </table:table-cell>
          <table:table-cell office:value-type="float" office:value="168.375">
            <text:p>168.375</text:p>
          </table:table-cell>
          <table:table-cell office:value-type="float" office:value="350.375">
            <text:p>350.375</text:p>
          </table:table-cell>
          <table:table-cell office:value-type="float" office:value="0.0439114270806157">
            <text:p>0.0439114271</text:p>
          </table:table-cell>
          <table:table-cell office:value-type="float" office:value="0.015625">
            <text:p>0.015625</text:p>
          </table:table-cell>
          <table:table-cell office:value-type="float" office:value="0.0228301948263504">
            <text:p>0.0228301948</text:p>
          </table:table-cell>
          <table:table-cell office:value-type="float" office:value="1.15746929310154">
            <text:p>1.1574692931</text:p>
          </table:table-cell>
          <table:table-cell office:value-type="float" office:value="1.055166015625">
            <text:p>1.0551660156</text:p>
          </table:table-cell>
          <table:table-cell office:value-type="float" office:value="1.08092726877201">
            <text:p>1.0809272688</text:p>
          </table:table-cell>
          <table:table-cell office:value-type="float" office:value="16.1292121445056">
            <text:p>16.1292121445</text:p>
          </table:table-cell>
          <table:table-cell office:value-type="float" office:value="0">
            <text:p>0</text:p>
          </table:table-cell>
          <table:table-cell office:value-type="float" office:value="30.7062537372351">
            <text:p>30.7062537372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date" office:date-value="2020-10-09">
            <text:p>10/09/20</text:p>
          </table:table-cell>
          <table:table-cell office:value-type="float" office:value="15">
            <text:p>15</text:p>
          </table:table-cell>
          <table:table-cell office:value-type="float" office:value="993">
            <text:p>993</text:p>
          </table:table-cell>
          <table:table-cell office:value-type="float" office:value="11163">
            <text:p>11163</text:p>
          </table:table-cell>
          <table:table-cell office:value-type="float" office:value="10.53">
            <text:p>10.53</text:p>
          </table:table-cell>
          <table:table-cell office:value-type="float" office:value="20.2">
            <text:p>20.2</text:p>
          </table:table-cell>
          <table:table-cell office:value-type="float" office:value="975.8">
            <text:p>975.8</text:p>
          </table:table-cell>
          <table:table-cell office:value-type="float" office:value="10854.6">
            <text:p>10854.6</text:p>
          </table:table-cell>
          <table:table-cell office:value-type="float" office:value="9.848">
            <text:p>9.848</text:p>
          </table:table-cell>
          <table:table-cell table:number-columns-repeated="3" office:value-type="float" office:value="2">
            <text:p>2</text:p>
          </table:table-cell>
          <table:table-cell office:value-type="float" office:value="207">
            <text:p>207</text:p>
          </table:table-cell>
          <table:table-cell table:number-columns-repeated="2" office:value-type="float" office:value="248">
            <text:p>248</text:p>
          </table:table-cell>
          <table:table-cell office:value-type="float" office:value="8328">
            <text:p>8328</text:p>
          </table:table-cell>
          <table:table-cell office:value-type="float" office:value="11222">
            <text:p>11222</text:p>
          </table:table-cell>
          <table:table-cell office:value-type="float" office:value="16688">
            <text:p>16688</text:p>
          </table:table-cell>
          <table:table-cell office:value-type="float" office:value="326.125">
            <text:p>326.125</text:p>
          </table:table-cell>
          <table:table-cell office:value-type="float" office:value="223.625">
            <text:p>223.625</text:p>
          </table:table-cell>
          <table:table-cell office:value-type="float" office:value="200">
            <text:p>200</text:p>
          </table:table-cell>
          <table:table-cell office:value-type="float" office:value="0.0391600624399616">
            <text:p>0.0391600624</text:p>
          </table:table-cell>
          <table:table-cell office:value-type="float" office:value="0.019927374799501">
            <text:p>0.0199273748</text:p>
          </table:table-cell>
          <table:table-cell office:value-type="float" office:value="0.0119846596356663">
            <text:p>0.0119846596</text:p>
          </table:table-cell>
          <table:table-cell office:value-type="float" office:value="1.14006589910086">
            <text:p>1.1400658991</text:p>
          </table:table-cell>
          <table:table-cell office:value-type="float" office:value="1.0705241283204">
            <text:p>1.0705241283</text:p>
          </table:table-cell>
          <table:table-cell office:value-type="float" office:value="1.04222782757533">
            <text:p>1.0422278276</text:p>
          </table:table-cell>
          <table:table-cell office:value-type="float" office:value="18.0447142689557">
            <text:p>18.04471426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date" office:date-value="2020-10-10">
            <text:p>10/10/20</text:p>
          </table:table-cell>
          <table:table-cell office:value-type="float" office:value="20">
            <text:p>20</text:p>
          </table:table-cell>
          <table:table-cell office:value-type="float" office:value="1174">
            <text:p>1174</text:p>
          </table:table-cell>
          <table:table-cell office:value-type="float" office:value="11719">
            <text:p>11719</text:p>
          </table:table-cell>
          <table:table-cell office:value-type="float" office:value="11.72">
            <text:p>11.72</text:p>
          </table:table-cell>
          <table:table-cell office:value-type="float" office:value="18.2">
            <text:p>18.2</text:p>
          </table:table-cell>
          <table:table-cell office:value-type="float" office:value="1128.2">
            <text:p>1128.2</text:p>
          </table:table-cell>
          <table:table-cell office:value-type="float" office:value="10614.8">
            <text:p>10614.8</text:p>
          </table:table-cell>
          <table:table-cell office:value-type="float" office:value="10.922">
            <text:p>10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283">
            <text:p>283</text:p>
          </table:table-cell>
          <table:table-cell office:value-type="float" office:value="210">
            <text:p>210</text:p>
          </table:table-cell>
          <table:table-cell office:value-type="float" office:value="8686">
            <text:p>8686</text:p>
          </table:table-cell>
          <table:table-cell office:value-type="float" office:value="11658">
            <text:p>11658</text:p>
          </table:table-cell>
          <table:table-cell office:value-type="float" office:value="17228">
            <text:p>17228</text:p>
          </table:table-cell>
          <table:table-cell office:value-type="float" office:value="62">
            <text:p>62</text:p>
          </table:table-cell>
          <table:table-cell office:value-type="float" office:value="333.25">
            <text:p>333.25</text:p>
          </table:table-cell>
          <table:table-cell office:value-type="float" office:value="88.125">
            <text:p>88.125</text:p>
          </table:table-cell>
          <table:table-cell office:value-type="float" office:value="0.00713792309463504">
            <text:p>0.0071379231</text:p>
          </table:table-cell>
          <table:table-cell office:value-type="float" office:value="0.0285855206724996">
            <text:p>0.0285855207</text:p>
          </table:table-cell>
          <table:table-cell office:value-type="float" office:value="0.00511521941026236">
            <text:p>0.0051152194</text:p>
          </table:table-cell>
          <table:table-cell office:value-type="float" office:value="1.02508259272559">
            <text:p>1.0250825927</text:p>
          </table:table-cell>
          <table:table-cell office:value-type="float" office:value="1.1016509010583">
            <text:p>1.1016509011</text:p>
          </table:table-cell>
          <table:table-cell office:value-type="float" office:value="1.01795455225636">
            <text:p>1.0179545523</text:p>
          </table:table-cell>
          <table:table-cell office:value-type="float" office:value="0">
            <text:p>0</text:p>
          </table:table-cell>
          <table:table-cell office:value-type="float" office:value="24.5931371475849">
            <text:p>24.5931371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date" office:date-value="2020-10-11">
            <text:p>10/11/20</text:p>
          </table:table-cell>
          <table:table-cell office:value-type="float" office:value="21">
            <text:p>21</text:p>
          </table:table-cell>
          <table:table-cell office:value-type="float" office:value="1252">
            <text:p>1252</text:p>
          </table:table-cell>
          <table:table-cell office:value-type="float" office:value="10203">
            <text:p>10203</text:p>
          </table:table-cell>
          <table:table-cell office:value-type="float" office:value="10.47">
            <text:p>10.47</text:p>
          </table:table-cell>
          <table:table-cell office:value-type="float" office:value="19.6">
            <text:p>19.6</text:p>
          </table:table-cell>
          <table:table-cell office:value-type="float" office:value="1271.2">
            <text:p>1271.2</text:p>
          </table:table-cell>
          <table:table-cell office:value-type="float" office:value="9747">
            <text:p>9747</text:p>
          </table:table-cell>
          <table:table-cell office:value-type="float" office:value="12.174">
            <text:p>12.174</text:p>
          </table:table-cell>
          <table:table-cell table:number-columns-repeated="3" office:value-type="float" office:value="2">
            <text:p>2</text:p>
          </table:table-cell>
          <table:table-cell office:value-type="float" office:value="204">
            <text:p>204</text:p>
          </table:table-cell>
          <table:table-cell office:value-type="float" office:value="235">
            <text:p>235</text:p>
          </table:table-cell>
          <table:table-cell office:value-type="float" office:value="286">
            <text:p>286</text:p>
          </table:table-cell>
          <table:table-cell office:value-type="float" office:value="8279">
            <text:p>8279</text:p>
          </table:table-cell>
          <table:table-cell office:value-type="float" office:value="11428">
            <text:p>11428</text:p>
          </table:table-cell>
          <table:table-cell office:value-type="float" office:value="16708">
            <text:p>16708</text:p>
          </table:table-cell>
          <table:table-cell office:value-type="float" office:value="58.875">
            <text:p>58.875</text:p>
          </table:table-cell>
          <table:table-cell office:value-type="float" office:value="273.5">
            <text:p>273.5</text:p>
          </table:table-cell>
          <table:table-cell office:value-type="float" office:value="175.5">
            <text:p>175.5</text:p>
          </table:table-cell>
          <table:table-cell office:value-type="float" office:value="0.00711136610701776">
            <text:p>0.0071113661</text:p>
          </table:table-cell>
          <table:table-cell office:value-type="float" office:value="0.0239324466223311">
            <text:p>0.0239324466</text:p>
          </table:table-cell>
          <table:table-cell office:value-type="float" office:value="0.0105039502034953">
            <text:p>0.0105039502</text:p>
          </table:table-cell>
          <table:table-cell office:value-type="float" office:value="1.02498890156926">
            <text:p>1.0249889016</text:p>
          </table:table-cell>
          <table:table-cell office:value-type="float" office:value="1.08488617670077">
            <text:p>1.0848861767</text:p>
          </table:table-cell>
          <table:table-cell office:value-type="float" office:value="1.03698007833319">
            <text:p>1.0369800783</text:p>
          </table:table-cell>
          <table:table-cell office:value-type="float" office:value="0">
            <text:p>0</text:p>
          </table:table-cell>
          <table:table-cell office:value-type="float" office:value="29.3078618972257">
            <text:p>29.30786189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date" office:date-value="2020-10-12">
            <text:p>10/12/20</text:p>
          </table:table-cell>
          <table:table-cell office:value-type="float" office:value="14">
            <text:p>14</text:p>
          </table:table-cell>
          <table:table-cell office:value-type="float" office:value="1418">
            <text:p>1418</text:p>
          </table:table-cell>
          <table:table-cell office:value-type="float" office:value="8527">
            <text:p>8527</text:p>
          </table:table-cell>
          <table:table-cell office:value-type="float" office:value="13.76">
            <text:p>13.76</text:p>
          </table:table-cell>
          <table:table-cell office:value-type="float" office:value="22">
            <text:p>22</text:p>
          </table:table-cell>
          <table:table-cell office:value-type="float" office:value="1380.2">
            <text:p>1380.2</text:p>
          </table:table-cell>
          <table:table-cell office:value-type="float" office:value="9446">
            <text:p>9446</text:p>
          </table:table-cell>
          <table:table-cell office:value-type="float" office:value="11.974">
            <text:p>11.97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4">
            <text:p>174</text:p>
          </table:table-cell>
          <table:table-cell office:value-type="float" office:value="207">
            <text:p>207</text:p>
          </table:table-cell>
          <table:table-cell office:value-type="float" office:value="8389">
            <text:p>8389</text:p>
          </table:table-cell>
          <table:table-cell office:value-type="float" office:value="11308">
            <text:p>11308</text:p>
          </table:table-cell>
          <table:table-cell office:value-type="float" office:value="17123">
            <text:p>17123</text:p>
          </table:table-cell>
          <table:table-cell office:value-type="float" office:value="158">
            <text:p>158</text:p>
          </table:table-cell>
          <table:table-cell office:value-type="float" office:value="188.25">
            <text:p>188.25</text:p>
          </table:table-cell>
          <table:table-cell office:value-type="float" office:value="294">
            <text:p>294</text:p>
          </table:table-cell>
          <table:table-cell office:value-type="float" office:value="0.018834187626654">
            <text:p>0.0188341876</text:p>
          </table:table-cell>
          <table:table-cell office:value-type="float" office:value="0.0166475061903077">
            <text:p>0.0166475062</text:p>
          </table:table-cell>
          <table:table-cell office:value-type="float" office:value="0.017169888454126">
            <text:p>0.0171698885</text:p>
          </table:table-cell>
          <table:table-cell office:value-type="float" office:value="1.06661492087546">
            <text:p>1.0666149209</text:p>
          </table:table-cell>
          <table:table-cell office:value-type="float" office:value="1.0588094650123">
            <text:p>1.058809465</text:p>
          </table:table-cell>
          <table:table-cell office:value-type="float" office:value="1.06067242752571">
            <text:p>1.060672427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date" office:date-value="2020-10-13">
            <text:p>10/13/20</text:p>
          </table:table-cell>
          <table:table-cell office:value-type="float" office:value="28">
            <text:p>28</text:p>
          </table:table-cell>
          <table:table-cell office:value-type="float" office:value="1519">
            <text:p>1519</text:p>
          </table:table-cell>
          <table:table-cell office:value-type="float" office:value="7123">
            <text:p>7123</text:p>
          </table:table-cell>
          <table:table-cell office:value-type="float" office:value="14.39">
            <text:p>14.39</text:p>
          </table:table-cell>
          <table:table-cell office:value-type="float" office:value="23.8">
            <text:p>23.8</text:p>
          </table:table-cell>
          <table:table-cell office:value-type="float" office:value="1456.4">
            <text:p>1456.4</text:p>
          </table:table-cell>
          <table:table-cell office:value-type="float" office:value="9250.6">
            <text:p>9250.6</text:p>
          </table:table-cell>
          <table:table-cell office:value-type="float" office:value="11.398">
            <text:p>11.398</text:p>
          </table:table-cell>
          <table:table-cell table:number-columns-repeated="3" office:value-type="float" office:value="2">
            <text:p>2</text:p>
          </table:table-cell>
          <table:table-cell office:value-type="float" office:value="181">
            <text:p>181</text:p>
          </table:table-cell>
          <table:table-cell office:value-type="float" office:value="249">
            <text:p>249</text:p>
          </table:table-cell>
          <table:table-cell office:value-type="float" office:value="145">
            <text:p>145</text:p>
          </table:table-cell>
          <table:table-cell office:value-type="float" office:value="8927">
            <text:p>8927</text:p>
          </table:table-cell>
          <table:table-cell office:value-type="float" office:value="12384">
            <text:p>12384</text:p>
          </table:table-cell>
          <table:table-cell office:value-type="float" office:value="17065">
            <text:p>17065</text:p>
          </table:table-cell>
          <table:table-cell office:value-type="float" office:value="206">
            <text:p>206</text:p>
          </table:table-cell>
          <table:table-cell office:value-type="float" office:value="62.875">
            <text:p>62.875</text:p>
          </table:table-cell>
          <table:table-cell office:value-type="float" office:value="146.25">
            <text:p>146.25</text:p>
          </table:table-cell>
          <table:table-cell office:value-type="float" office:value="0.0230760613868041">
            <text:p>0.0230760614</text:p>
          </table:table-cell>
          <table:table-cell office:value-type="float" office:value="0.00507711563307494">
            <text:p>0.0050771156</text:p>
          </table:table-cell>
          <table:table-cell office:value-type="float" office:value="0.00857017286844418">
            <text:p>0.0085701729</text:p>
          </table:table-cell>
          <table:table-cell office:value-type="float" office:value="1.0818099238877">
            <text:p>1.0818099239</text:p>
          </table:table-cell>
          <table:table-cell office:value-type="float" office:value="1.01782042783794">
            <text:p>1.0178204278</text:p>
          </table:table-cell>
          <table:table-cell office:value-type="float" office:value="1.03013956285102">
            <text:p>1.0301395629</text:p>
          </table:table-cell>
          <table:table-cell office:value-type="float" office:value="30.382755244541">
            <text:p>30.3827552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date" office:date-value="2020-10-14">
            <text:p>10/14/20</text:p>
          </table:table-cell>
          <table:table-cell office:value-type="float" office:value="27">
            <text:p>27</text:p>
          </table:table-cell>
          <table:table-cell office:value-type="float" office:value="1538">
            <text:p>1538</text:p>
          </table:table-cell>
          <table:table-cell office:value-type="float" office:value="9658">
            <text:p>9658</text:p>
          </table:table-cell>
          <table:table-cell office:value-type="float" office:value="9.53">
            <text:p>9.53</text:p>
          </table:table-cell>
          <table:table-cell office:value-type="float" office:value="26.2">
            <text:p>26.2</text:p>
          </table:table-cell>
          <table:table-cell office:value-type="float" office:value="1534.4">
            <text:p>1534.4</text:p>
          </table:table-cell>
          <table:table-cell office:value-type="float" office:value="9169.4">
            <text:p>9169.4</text:p>
          </table:table-cell>
          <table:table-cell office:value-type="float" office:value="11.944">
            <text:p>11.944</text:p>
          </table:table-cell>
          <table:table-cell table:number-columns-repeated="3" office:value-type="float" office:value="2">
            <text:p>2</text:p>
          </table:table-cell>
          <table:table-cell office:value-type="float" office:value="151">
            <text:p>151</text:p>
          </table:table-cell>
          <table:table-cell table:number-columns-repeated="2" office:value-type="float" office:value="269">
            <text:p>269</text:p>
          </table:table-cell>
          <table:table-cell office:value-type="float" office:value="8686">
            <text:p>8686</text:p>
          </table:table-cell>
          <table:table-cell office:value-type="float" office:value="11992">
            <text:p>11992</text:p>
          </table:table-cell>
          <table:table-cell office:value-type="float" office:value="16842">
            <text:p>16842</text:p>
          </table:table-cell>
          <table:table-cell office:value-type="float" office:value="62">
            <text:p>62</text:p>
          </table:table-cell>
          <table:table-cell office:value-type="float" office:value="35">
            <text:p>35</text:p>
          </table:table-cell>
          <table:table-cell office:value-type="float" office:value="166.75">
            <text:p>166.75</text:p>
          </table:table-cell>
          <table:table-cell office:value-type="float" office:value="0.00713792309463504">
            <text:p>0.0071379231</text:p>
          </table:table-cell>
          <table:table-cell office:value-type="float" office:value="0.00291861240827218">
            <text:p>0.0029186124</text:p>
          </table:table-cell>
          <table:table-cell office:value-type="float" office:value="0.00990084313026956">
            <text:p>0.0099008431</text:p>
          </table:table-cell>
          <table:table-cell office:value-type="float" office:value="1.02508259272559">
            <text:p>1.0250825927</text:p>
          </table:table-cell>
          <table:table-cell office:value-type="float" office:value="1.0102318392938">
            <text:p>1.0102318393</text:p>
          </table:table-cell>
          <table:table-cell office:value-type="float" office:value="1.03484508327754">
            <text:p>1.034845083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date" office:date-value="2020-10-15">
            <text:p>10/15/20</text:p>
          </table:table-cell>
          <table:table-cell office:value-type="float" office:value="29">
            <text:p>29</text:p>
          </table:table-cell>
          <table:table-cell office:value-type="float" office:value="1555">
            <text:p>1555</text:p>
          </table:table-cell>
          <table:table-cell office:value-type="float" office:value="10742">
            <text:p>10742</text:p>
          </table:table-cell>
          <table:table-cell office:value-type="float" office:value="8.84">
            <text:p>8.84</text:p>
          </table:table-cell>
          <table:table-cell office:value-type="float" office:value="28.2">
            <text:p>28.2</text:p>
          </table:table-cell>
          <table:table-cell office:value-type="float" office:value="1589.4">
            <text:p>1589.4</text:p>
          </table:table-cell>
          <table:table-cell office:value-type="float" office:value="10058.2">
            <text:p>10058.2</text:p>
          </table:table-cell>
          <table:table-cell office:value-type="float" office:value="11.954">
            <text:p>11.954</text:p>
          </table:table-cell>
          <table:table-cell table:number-columns-repeated="3" office:value-type="float" office:value="2">
            <text:p>2</text:p>
          </table:table-cell>
          <table:table-cell office:value-type="float" office:value="178">
            <text:p>178</text:p>
          </table:table-cell>
          <table:table-cell office:value-type="float" office:value="263">
            <text:p>263</text:p>
          </table:table-cell>
          <table:table-cell office:value-type="float" office:value="178">
            <text:p>178</text:p>
          </table:table-cell>
          <table:table-cell office:value-type="float" office:value="8329">
            <text:p>8329</text:p>
          </table:table-cell>
          <table:table-cell office:value-type="float" office:value="11792">
            <text:p>11792</text:p>
          </table:table-cell>
          <table:table-cell office:value-type="float" office:value="17057">
            <text:p>17057</text:p>
          </table:table-cell>
          <table:table-cell office:value-type="float" office:value="84.375">
            <text:p>84.375</text:p>
          </table:table-cell>
          <table:table-cell office:value-type="float" office:value="137.25">
            <text:p>137.25</text:p>
          </table:table-cell>
          <table:table-cell office:value-type="float" office:value="250">
            <text:p>250</text:p>
          </table:table-cell>
          <table:table-cell office:value-type="float" office:value="0.0101302677392244">
            <text:p>0.0101302677</text:p>
          </table:table-cell>
          <table:table-cell office:value-type="float" office:value="0.0116392469470828">
            <text:p>0.0116392469</text:p>
          </table:table-cell>
          <table:table-cell office:value-type="float" office:value="0.0146567391686698">
            <text:p>0.0146567392</text:p>
          </table:table-cell>
          <table:table-cell office:value-type="float" office:value="1.03565707684324">
            <text:p>1.0356570768</text:p>
          </table:table-cell>
          <table:table-cell office:value-type="float" office:value="1.041002889571">
            <text:p>1.0410028896</text:p>
          </table:table-cell>
          <table:table-cell office:value-type="float" office:value="1.05171963429634">
            <text:p>1.051719634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date" office:date-value="2020-10-16">
            <text:p>10/16/20</text:p>
          </table:table-cell>
          <table:table-cell office:value-type="float" office:value="33">
            <text:p>33</text:p>
          </table:table-cell>
          <table:table-cell office:value-type="float" office:value="1642">
            <text:p>1642</text:p>
          </table:table-cell>
          <table:table-cell office:value-type="float" office:value="9797">
            <text:p>9797</text:p>
          </table:table-cell>
          <table:table-cell office:value-type="float" office:value="13.2">
            <text:p>13.2</text:p>
          </table:table-cell>
          <table:table-cell office:value-type="float" office:value="29.2">
            <text:p>29.2</text:p>
          </table:table-cell>
          <table:table-cell office:value-type="float" office:value="1628">
            <text:p>1628</text:p>
          </table:table-cell>
          <table:table-cell office:value-type="float" office:value="10633">
            <text:p>10633</text:p>
          </table:table-cell>
          <table:table-cell office:value-type="float" office:value="12.024">
            <text:p>12.024</text:p>
          </table:table-cell>
          <table:table-cell table:number-columns-repeated="3" office:value-type="float" office:value="2">
            <text:p>2</text:p>
          </table:table-cell>
          <table:table-cell office:value-type="float" office:value="171">
            <text:p>171</text:p>
          </table:table-cell>
          <table:table-cell table:number-columns-repeated="2" office:value-type="float" office:value="121">
            <text:p>121</text:p>
          </table:table-cell>
          <table:table-cell office:value-type="float" office:value="8756">
            <text:p>8756</text:p>
          </table:table-cell>
          <table:table-cell office:value-type="float" office:value="12456">
            <text:p>12456</text:p>
          </table:table-cell>
          <table:table-cell office:value-type="float" office:value="16936">
            <text:p>16936</text:p>
          </table:table-cell>
          <table:table-cell office:value-type="float" office:value="179.125">
            <text:p>179.125</text:p>
          </table:table-cell>
          <table:table-cell office:value-type="float" office:value="147.5">
            <text:p>147.5</text:p>
          </table:table-cell>
          <table:table-cell office:value-type="float" office:value="170">
            <text:p>170</text:p>
          </table:table-cell>
          <table:table-cell office:value-type="float" office:value="0.0204574006395614">
            <text:p>0.0204574006</text:p>
          </table:table-cell>
          <table:table-cell office:value-type="float" office:value="0.0118416827231856">
            <text:p>0.0118416827</text:p>
          </table:table-cell>
          <table:table-cell office:value-type="float" office:value="0.0100377893245158">
            <text:p>0.0100377893</text:p>
          </table:table-cell>
          <table:table-cell office:value-type="float" office:value="1.07242117251068">
            <text:p>1.0724211725</text:p>
          </table:table-cell>
          <table:table-cell office:value-type="float" office:value="1.04172073141259">
            <text:p>1.0417207314</text:p>
          </table:table-cell>
          <table:table-cell office:value-type="float" office:value="1.03532974677627">
            <text:p>1.0353297468</text:p>
          </table:table-cell>
          <table:table-cell office:value-type="float" office:value="34.2278698052911">
            <text:p>34.227869805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date" office:date-value="2020-10-17">
            <text:p>10/17/20</text:p>
          </table:table-cell>
          <table:table-cell office:value-type="float" office:value="24">
            <text:p>24</text:p>
          </table:table-cell>
          <table:table-cell office:value-type="float" office:value="1693">
            <text:p>1693</text:p>
          </table:table-cell>
          <table:table-cell office:value-type="float" office:value="12971">
            <text:p>12971</text:p>
          </table:table-cell>
          <table:table-cell office:value-type="float" office:value="13.81">
            <text:p>13.81</text:p>
          </table:table-cell>
          <table:table-cell office:value-type="float" office:value="30">
            <text:p>30</text:p>
          </table:table-cell>
          <table:table-cell office:value-type="float" office:value="1699.6">
            <text:p>1699.6</text:p>
          </table:table-cell>
          <table:table-cell office:value-type="float" office:value="10631.6">
            <text:p>10631.6</text:p>
          </table:table-cell>
          <table:table-cell office:value-type="float" office:value="13.18">
            <text:p>13.1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9">
            <text:p>159</text:p>
          </table:table-cell>
          <table:table-cell office:value-type="float" office:value="215">
            <text:p>215</text:p>
          </table:table-cell>
          <table:table-cell office:value-type="float" office:value="9682">
            <text:p>9682</text:p>
          </table:table-cell>
          <table:table-cell office:value-type="float" office:value="12564">
            <text:p>12564</text:p>
          </table:table-cell>
          <table:table-cell office:value-type="float" office:value="17578">
            <text:p>17578</text:p>
          </table:table-cell>
          <table:table-cell office:value-type="float" office:value="78.5">
            <text:p>78.5</text:p>
          </table:table-cell>
          <table:table-cell office:value-type="float" office:value="95">
            <text:p>95</text:p>
          </table:table-cell>
          <table:table-cell office:value-type="float" office:value="158.625">
            <text:p>158.625</text:p>
          </table:table-cell>
          <table:table-cell office:value-type="float" office:value="0.00810782896095848">
            <text:p>0.008107829</text:p>
          </table:table-cell>
          <table:table-cell office:value-type="float" office:value="0.00756128621458134">
            <text:p>0.0075612862</text:p>
          </table:table-cell>
          <table:table-cell office:value-type="float" office:value="0.00902406417112299">
            <text:p>0.0090240642</text:p>
          </table:table-cell>
          <table:table-cell office:value-type="float" office:value="1.02850624566866">
            <text:p>1.0285062457</text:p>
          </table:table-cell>
          <table:table-cell office:value-type="float" office:value="1.0265765609275">
            <text:p>1.0265765609</text:p>
          </table:table-cell>
          <table:table-cell office:value-type="float" office:value="1.03174383471789">
            <text:p>1.031743834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date" office:date-value="2020-10-18">
            <text:p>10/18/20</text:p>
          </table:table-cell>
          <table:table-cell office:value-type="float" office:value="33">
            <text:p>33</text:p>
          </table:table-cell>
          <table:table-cell office:value-type="float" office:value="1712">
            <text:p>1712</text:p>
          </table:table-cell>
          <table:table-cell office:value-type="float" office:value="9997">
            <text:p>9997</text:p>
          </table:table-cell>
          <table:table-cell office:value-type="float" office:value="14.74">
            <text:p>14.74</text:p>
          </table:table-cell>
          <table:table-cell office:value-type="float" office:value="31.8">
            <text:p>31.8</text:p>
          </table:table-cell>
          <table:table-cell office:value-type="float" office:value="1780.6">
            <text:p>1780.6</text:p>
          </table:table-cell>
          <table:table-cell office:value-type="float" office:value="9749.6">
            <text:p>9749.6</text:p>
          </table:table-cell>
          <table:table-cell office:value-type="float" office:value="14.536">
            <text:p>14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34">
            <text:p>234</text:p>
          </table:table-cell>
          <table:table-cell office:value-type="float" office:value="333">
            <text:p>333</text:p>
          </table:table-cell>
          <table:table-cell office:value-type="float" office:value="9432">
            <text:p>9432</text:p>
          </table:table-cell>
          <table:table-cell office:value-type="float" office:value="12442">
            <text:p>12442</text:p>
          </table:table-cell>
          <table:table-cell office:value-type="float" office:value="17175">
            <text:p>17175</text:p>
          </table:table-cell>
          <table:table-cell office:value-type="float" office:value="61.5">
            <text:p>61.5</text:p>
          </table:table-cell>
          <table:table-cell office:value-type="float" office:value="112.875">
            <text:p>112.875</text:p>
          </table:table-cell>
          <table:table-cell office:value-type="float" office:value="347.875">
            <text:p>347.875</text:p>
          </table:table-cell>
          <table:table-cell office:value-type="float" office:value="0.00652035623409669">
            <text:p>0.0065203562</text:p>
          </table:table-cell>
          <table:table-cell office:value-type="float" office:value="0.00907209451856615">
            <text:p>0.0090720945</text:p>
          </table:table-cell>
          <table:table-cell office:value-type="float" office:value="0.020254730713246">
            <text:p>0.0202547307</text:p>
          </table:table-cell>
          <table:table-cell office:value-type="float" office:value="1.02290457630836">
            <text:p>1.0229045763</text:p>
          </table:table-cell>
          <table:table-cell office:value-type="float" office:value="1.03191364449693">
            <text:p>1.0319136445</text:p>
          </table:table-cell>
          <table:table-cell office:value-type="float" office:value="1.07169565556424">
            <text:p>1.0716956556</text:p>
          </table:table-cell>
          <table:table-cell table:number-columns-repeated="2" office:value-type="float" office:value="0">
            <text:p>0</text:p>
          </table:table-cell>
          <table:table-cell office:value-type="float" office:value="34.56691105717">
            <text:p>34.5669110572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date" office:date-value="2020-10-19">
            <text:p>10/19/20</text:p>
          </table:table-cell>
          <table:table-cell office:value-type="float" office:value="31">
            <text:p>31</text:p>
          </table:table-cell>
          <table:table-cell office:value-type="float" office:value="1896">
            <text:p>1896</text:p>
          </table:table-cell>
          <table:table-cell office:value-type="float" office:value="9651">
            <text:p>9651</text:p>
          </table:table-cell>
          <table:table-cell office:value-type="float" office:value="15.31">
            <text:p>15.31</text:p>
          </table:table-cell>
          <table:table-cell office:value-type="float" office:value="34.8">
            <text:p>34.8</text:p>
          </table:table-cell>
          <table:table-cell office:value-type="float" office:value="1856.8">
            <text:p>1856.8</text:p>
          </table:table-cell>
          <table:table-cell office:value-type="float" office:value="9612.8">
            <text:p>9612.8</text:p>
          </table:table-cell>
          <table:table-cell office:value-type="float" office:value="15.02">
            <text:p>15.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74">
            <text:p>174</text:p>
          </table:table-cell>
          <table:table-cell office:value-type="float" office:value="9320">
            <text:p>9320</text:p>
          </table:table-cell>
          <table:table-cell office:value-type="float" office:value="12392">
            <text:p>12392</text:p>
          </table:table-cell>
          <table:table-cell office:value-type="float" office:value="18228">
            <text:p>18228</text:p>
          </table:table-cell>
          <table:table-cell office:value-type="float" office:value="121">
            <text:p>121</text:p>
          </table:table-cell>
          <table:table-cell office:value-type="float" office:value="142.625">
            <text:p>142.625</text:p>
          </table:table-cell>
          <table:table-cell office:value-type="float" office:value="615.125">
            <text:p>615.125</text:p>
          </table:table-cell>
          <table:table-cell office:value-type="float" office:value="0.0129828326180258">
            <text:p>0.0129828326</text:p>
          </table:table-cell>
          <table:table-cell office:value-type="float" office:value="0.0115094415752098">
            <text:p>0.0115094416</text:p>
          </table:table-cell>
          <table:table-cell office:value-type="float" office:value="0.0337461597542243">
            <text:p>0.0337461598</text:p>
          </table:table-cell>
          <table:table-cell office:value-type="float" office:value="1.04577027989095">
            <text:p>1.0457702799</text:p>
          </table:table-cell>
          <table:table-cell office:value-type="float" office:value="1.04054268131417">
            <text:p>1.0405426813</text:p>
          </table:table-cell>
          <table:table-cell office:value-type="float" office:value="1.12034361360417">
            <text:p>1.1203436136</text:p>
          </table:table-cell>
          <table:table-cell table:number-columns-repeated="2" office:value-type="float" office:value="0">
            <text:p>0</text:p>
          </table:table-cell>
          <table:table-cell office:value-type="float" office:value="20.8846879265934">
            <text:p>20.8846879266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date" office:date-value="2020-10-20">
            <text:p>10/20/20</text:p>
          </table:table-cell>
          <table:table-cell office:value-type="float" office:value="38">
            <text:p>38</text:p>
          </table:table-cell>
          <table:table-cell office:value-type="float" office:value="1960">
            <text:p>1960</text:p>
          </table:table-cell>
          <table:table-cell office:value-type="float" office:value="6332">
            <text:p>6332</text:p>
          </table:table-cell>
          <table:table-cell office:value-type="float" office:value="15.62">
            <text:p>15.62</text:p>
          </table:table-cell>
          <table:table-cell office:value-type="float" office:value="39.2">
            <text:p>39.2</text:p>
          </table:table-cell>
          <table:table-cell office:value-type="float" office:value="1944.6">
            <text:p>1944.6</text:p>
          </table:table-cell>
          <table:table-cell office:value-type="float" office:value="10290.8">
            <text:p>10290.8</text:p>
          </table:table-cell>
          <table:table-cell office:value-type="float" office:value="14.742">
            <text:p>14.74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61">
            <text:p>261</text:p>
          </table:table-cell>
          <table:table-cell office:value-type="float" office:value="9818">
            <text:p>9818</text:p>
          </table:table-cell>
          <table:table-cell office:value-type="float" office:value="12576">
            <text:p>12576</text:p>
          </table:table-cell>
          <table:table-cell office:value-type="float" office:value="18345">
            <text:p>18345</text:p>
          </table:table-cell>
          <table:table-cell office:value-type="float" office:value="149.875">
            <text:p>149.875</text:p>
          </table:table-cell>
          <table:table-cell office:value-type="float" office:value="164.75">
            <text:p>164.75</text:p>
          </table:table-cell>
          <table:table-cell office:value-type="float" office:value="752.75">
            <text:p>752.75</text:p>
          </table:table-cell>
          <table:table-cell office:value-type="float" office:value="0.0152653289875738">
            <text:p>0.015265329</text:p>
          </table:table-cell>
          <table:table-cell office:value-type="float" office:value="0.0131003498727735">
            <text:p>0.0131003499</text:p>
          </table:table-cell>
          <table:table-cell office:value-type="float" office:value="0.0410329790133551">
            <text:p>0.041032979</text:p>
          </table:table-cell>
          <table:table-cell office:value-type="float" office:value="1.05388539078394">
            <text:p>1.0538853908</text:p>
          </table:table-cell>
          <table:table-cell office:value-type="float" office:value="1.04618759812161">
            <text:p>1.0461875981</text:p>
          </table:table-cell>
          <table:table-cell office:value-type="float" office:value="1.1469154890655">
            <text:p>1.1469154891</text:p>
          </table:table-cell>
          <table:table-cell table:number-columns-repeated="2" office:value-type="float" office:value="0">
            <text:p>0</text:p>
          </table:table-cell>
          <table:table-cell office:value-type="float" office:value="17.2366919176607">
            <text:p>17.2366919177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date" office:date-value="2020-10-21">
            <text:p>10/21/20</text:p>
          </table:table-cell>
          <table:table-cell office:value-type="float" office:value="48">
            <text:p>48</text:p>
          </table:table-cell>
          <table:table-cell office:value-type="float" office:value="2023">
            <text:p>2023</text:p>
          </table:table-cell>
          <table:table-cell office:value-type="float" office:value="9113">
            <text:p>9113</text:p>
          </table:table-cell>
          <table:table-cell office:value-type="float" office:value="15.62">
            <text:p>15.62</text:p>
          </table:table-cell>
          <table:table-cell office:value-type="float" office:value="42">
            <text:p>42</text:p>
          </table:table-cell>
          <table:table-cell office:value-type="float" office:value="2044">
            <text:p>2044</text:p>
          </table:table-cell>
          <table:table-cell office:value-type="float" office:value="11017">
            <text:p>11017</text:p>
          </table:table-cell>
          <table:table-cell office:value-type="float" office:value="14.826">
            <text:p>14.826</text:p>
          </table:table-cell>
          <table:table-cell table:number-columns-repeated="3" office:value-type="float" office:value="2">
            <text:p>2</text:p>
          </table:table-cell>
          <table:table-cell office:value-type="float" office:value="386">
            <text:p>386</text:p>
          </table:table-cell>
          <table:table-cell office:value-type="float" office:value="211">
            <text:p>211</text:p>
          </table:table-cell>
          <table:table-cell office:value-type="float" office:value="281">
            <text:p>281</text:p>
          </table:table-cell>
          <table:table-cell office:value-type="float" office:value="9838">
            <text:p>9838</text:p>
          </table:table-cell>
          <table:table-cell office:value-type="float" office:value="12926">
            <text:p>12926</text:p>
          </table:table-cell>
          <table:table-cell office:value-type="float" office:value="18207">
            <text:p>18207</text:p>
          </table:table-cell>
          <table:table-cell office:value-type="float" office:value="17.625">
            <text:p>17.625</text:p>
          </table:table-cell>
          <table:table-cell office:value-type="float" office:value="150.5">
            <text:p>150.5</text:p>
          </table:table-cell>
          <table:table-cell office:value-type="float" office:value="742.125">
            <text:p>742.125</text:p>
          </table:table-cell>
          <table:table-cell office:value-type="float" office:value="0.00179152266720878">
            <text:p>0.0017915227</text:p>
          </table:table-cell>
          <table:table-cell office:value-type="float" office:value="0.0116431997524369">
            <text:p>0.0116431998</text:p>
          </table:table-cell>
          <table:table-cell office:value-type="float" office:value="0.0407604218157851">
            <text:p>0.0407604218</text:p>
          </table:table-cell>
          <table:table-cell office:value-type="float" office:value="1.00627662006003">
            <text:p>1.0062766201</text:p>
          </table:table-cell>
          <table:table-cell office:value-type="float" office:value="1.04101690477046">
            <text:p>1.0410169048</text:p>
          </table:table-cell>
          <table:table-cell office:value-type="float" office:value="1.14591784384899">
            <text:p>1.1459178438</text:p>
          </table:table-cell>
          <table:table-cell table:number-columns-repeated="2" office:value-type="float" office:value="0">
            <text:p>0</text:p>
          </table:table-cell>
          <table:table-cell office:value-type="float" office:value="17.3496635859502">
            <text:p>17.349663586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date" office:date-value="2020-10-22">
            <text:p>10/22/20</text:p>
          </table:table-cell>
          <table:table-cell office:value-type="float" office:value="46">
            <text:p>46</text:p>
          </table:table-cell>
          <table:table-cell office:value-type="float" office:value="2132">
            <text:p>2132</text:p>
          </table:table-cell>
          <table:table-cell office:value-type="float" office:value="16361">
            <text:p>16361</text:p>
          </table:table-cell>
          <table:table-cell office:value-type="float" office:value="12.42">
            <text:p>12.42</text:p>
          </table:table-cell>
          <table:table-cell office:value-type="float" office:value="43.4">
            <text:p>43.4</text:p>
          </table:table-cell>
          <table:table-cell office:value-type="float" office:value="2113.8">
            <text:p>2113.8</text:p>
          </table:table-cell>
          <table:table-cell office:value-type="float" office:value="11481">
            <text:p>11481</text:p>
          </table:table-cell>
          <table:table-cell office:value-type="float" office:value="14.804">
            <text:p>14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69">
            <text:p>369</text:p>
          </table:table-cell>
          <table:table-cell office:value-type="float" office:value="260">
            <text:p>260</text:p>
          </table:table-cell>
          <table:table-cell office:value-type="float" office:value="369">
            <text:p>369</text:p>
          </table:table-cell>
          <table:table-cell office:value-type="float" office:value="9506">
            <text:p>9506</text:p>
          </table:table-cell>
          <table:table-cell office:value-type="float" office:value="12762">
            <text:p>12762</text:p>
          </table:table-cell>
          <table:table-cell office:value-type="float" office:value="19147">
            <text:p>19147</text:p>
          </table:table-cell>
          <table:table-cell office:value-type="float" office:value="37.125">
            <text:p>37.125</text:p>
          </table:table-cell>
          <table:table-cell office:value-type="float" office:value="210.125">
            <text:p>210.125</text:p>
          </table:table-cell>
          <table:table-cell office:value-type="float" office:value="999.75">
            <text:p>999.75</text:p>
          </table:table-cell>
          <table:table-cell office:value-type="float" office:value="0.0039054281506417">
            <text:p>0.0039054282</text:p>
          </table:table-cell>
          <table:table-cell office:value-type="float" office:value="0.0164648957843598">
            <text:p>0.0164648958</text:p>
          </table:table-cell>
          <table:table-cell office:value-type="float" office:value="0.0522144461273307">
            <text:p>0.0522144461</text:p>
          </table:table-cell>
          <table:table-cell office:value-type="float" office:value="1.01369889317056">
            <text:p>1.0136988932</text:p>
          </table:table-cell>
          <table:table-cell office:value-type="float" office:value="1.05815847711991">
            <text:p>1.0581584771</text:p>
          </table:table-cell>
          <table:table-cell office:value-type="float" office:value="1.18809420427905">
            <text:p>1.1880942043</text:p>
          </table:table-cell>
          <table:table-cell table:number-columns-repeated="2" office:value-type="float" office:value="0">
            <text:p>0</text:p>
          </table:table-cell>
          <table:table-cell office:value-type="float" office:value="13.6186416128197">
            <text:p>13.6186416128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date" office:date-value="2020-10-23">
            <text:p>10/23/20</text:p>
          </table:table-cell>
          <table:table-cell office:value-type="float" office:value="47">
            <text:p>47</text:p>
          </table:table-cell>
          <table:table-cell office:value-type="float" office:value="2209">
            <text:p>2209</text:p>
          </table:table-cell>
          <table:table-cell office:value-type="float" office:value="13628">
            <text:p>13628</text:p>
          </table:table-cell>
          <table:table-cell office:value-type="float" office:value="15.16">
            <text:p>15.16</text:p>
          </table:table-cell>
          <table:table-cell office:value-type="float" office:value="42.8">
            <text:p>42.8</text:p>
          </table:table-cell>
          <table:table-cell office:value-type="float" office:value="2211.6">
            <text:p>2211.6</text:p>
          </table:table-cell>
          <table:table-cell office:value-type="float" office:value="14001">
            <text:p>14001</text:p>
          </table:table-cell>
          <table:table-cell office:value-type="float" office:value="15.006">
            <text:p>15.006</text:p>
          </table:table-cell>
          <table:table-cell table:number-columns-repeated="3" office:value-type="float" office:value="2">
            <text:p>2</text:p>
          </table:table-cell>
          <table:table-cell office:value-type="float" office:value="297">
            <text:p>297</text:p>
          </table:table-cell>
          <table:table-cell table:number-columns-repeated="2" office:value-type="float" office:value="224">
            <text:p>224</text:p>
          </table:table-cell>
          <table:table-cell office:value-type="float" office:value="9334">
            <text:p>9334</text:p>
          </table:table-cell>
          <table:table-cell office:value-type="float" office:value="13375">
            <text:p>13375</text:p>
          </table:table-cell>
          <table:table-cell office:value-type="float" office:value="20973">
            <text:p>20973</text:p>
          </table:table-cell>
          <table:table-cell office:value-type="float" office:value="90.875">
            <text:p>90.875</text:p>
          </table:table-cell>
          <table:table-cell office:value-type="float" office:value="502.25">
            <text:p>502.25</text:p>
          </table:table-cell>
          <table:table-cell office:value-type="float" office:value="978.125">
            <text:p>978.125</text:p>
          </table:table-cell>
          <table:table-cell office:value-type="float" office:value="0.00973591172059139">
            <text:p>0.0097359117</text:p>
          </table:table-cell>
          <table:table-cell office:value-type="float" office:value="0.0375514018691589">
            <text:p>0.0375514019</text:p>
          </table:table-cell>
          <table:table-cell office:value-type="float" office:value="0.0466373432508463">
            <text:p>0.0466373433</text:p>
          </table:table-cell>
          <table:table-cell office:value-type="float" office:value="1.03426147545705">
            <text:p>1.0342614755</text:p>
          </table:table-cell>
          <table:table-cell office:value-type="float" office:value="1.13419371779544">
            <text:p>1.1341937178</text:p>
          </table:table-cell>
          <table:table-cell office:value-type="float" office:value="1.16749378327754">
            <text:p>1.1674937833</text:p>
          </table:table-cell>
          <table:table-cell office:value-type="float" office:value="0">
            <text:p>0</text:p>
          </table:table-cell>
          <table:table-cell office:value-type="float" office:value="18.8030675935706">
            <text:p>18.8030675936</text:p>
          </table:table-cell>
          <table:table-cell office:value-type="float" office:value="15.2064335822581">
            <text:p>15.2064335823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date" office:date-value="2020-10-24">
            <text:p>10/24/20</text:p>
          </table:table-cell>
          <table:table-cell office:value-type="float" office:value="38">
            <text:p>38</text:p>
          </table:table-cell>
          <table:table-cell office:value-type="float" office:value="2245">
            <text:p>2245</text:p>
          </table:table-cell>
          <table:table-cell office:value-type="float" office:value="11971">
            <text:p>11971</text:p>
          </table:table-cell>
          <table:table-cell office:value-type="float" office:value="15.2">
            <text:p>15.2</text:p>
          </table:table-cell>
          <table:table-cell office:value-type="float" office:value="42.6">
            <text:p>42.6</text:p>
          </table:table-cell>
          <table:table-cell office:value-type="float" office:value="2327.4">
            <text:p>2327.4</text:p>
          </table:table-cell>
          <table:table-cell office:value-type="float" office:value="14180.4">
            <text:p>14180.4</text:p>
          </table:table-cell>
          <table:table-cell office:value-type="float" office:value="16.51">
            <text:p>16.51</text:p>
          </table:table-cell>
          <table:table-cell table:number-columns-repeated="3" office:value-type="float" office:value="2">
            <text:p>2</text:p>
          </table:table-cell>
          <table:table-cell office:value-type="float" office:value="323">
            <text:p>323</text:p>
          </table:table-cell>
          <table:table-cell office:value-type="float" office:value="442">
            <text:p>442</text:p>
          </table:table-cell>
          <table:table-cell office:value-type="float" office:value="323">
            <text:p>323</text:p>
          </table:table-cell>
          <table:table-cell office:value-type="float" office:value="9838">
            <text:p>9838</text:p>
          </table:table-cell>
          <table:table-cell office:value-type="float" office:value="13601">
            <text:p>13601</text:p>
          </table:table-cell>
          <table:table-cell office:value-type="float" office:value="22506">
            <text:p>22506</text:p>
          </table:table-cell>
          <table:table-cell office:value-type="float" office:value="120">
            <text:p>120</text:p>
          </table:table-cell>
          <table:table-cell office:value-type="float" office:value="508.375">
            <text:p>508.375</text:p>
          </table:table-cell>
          <table:table-cell office:value-type="float" office:value="1045.25">
            <text:p>1045.25</text:p>
          </table:table-cell>
          <table:table-cell office:value-type="float" office:value="0.0121976011384428">
            <text:p>0.0121976011</text:p>
          </table:table-cell>
          <table:table-cell office:value-type="float" office:value="0.0373777663407102">
            <text:p>0.0373777663</text:p>
          </table:table-cell>
          <table:table-cell office:value-type="float" office:value="0.0464431707100329">
            <text:p>0.0464431707</text:p>
          </table:table-cell>
          <table:table-cell office:value-type="float" office:value="1.04298321567267">
            <text:p>1.0429832157</text:p>
          </table:table-cell>
          <table:table-cell office:value-type="float" office:value="1.13356049312906">
            <text:p>1.1335604931</text:p>
          </table:table-cell>
          <table:table-cell office:value-type="float" office:value="1.16677875497209">
            <text:p>1.166778755</text:p>
          </table:table-cell>
          <table:table-cell office:value-type="float" office:value="0">
            <text:p>0</text:p>
          </table:table-cell>
          <table:table-cell office:value-type="float" office:value="18.8888253699679">
            <text:p>18.88882537</text:p>
          </table:table-cell>
          <table:table-cell office:value-type="float" office:value="15.2685823468325">
            <text:p>15.2685823468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date" office:date-value="2020-10-25">
            <text:p>10/25/20</text:p>
          </table:table-cell>
          <table:table-cell office:value-type="float" office:value="35">
            <text:p>35</text:p>
          </table:table-cell>
          <table:table-cell office:value-type="float" office:value="2449">
            <text:p>2449</text:p>
          </table:table-cell>
          <table:table-cell office:value-type="float" office:value="18932">
            <text:p>18932</text:p>
          </table:table-cell>
          <table:table-cell office:value-type="float" office:value="16.63">
            <text:p>16.63</text:p>
          </table:table-cell>
          <table:table-cell office:value-type="float" office:value="46">
            <text:p>46</text:p>
          </table:table-cell>
          <table:table-cell office:value-type="float" office:value="2479.2">
            <text:p>2479.2</text:p>
          </table:table-cell>
          <table:table-cell office:value-type="float" office:value="13250.2">
            <text:p>13250.2</text:p>
          </table:table-cell>
          <table:table-cell office:value-type="float" office:value="17.576">
            <text:p>17.576</text:p>
          </table:table-cell>
          <table:table-cell table:number-columns-repeated="3" office:value-type="float" office:value="2">
            <text:p>2</text:p>
          </table:table-cell>
          <table:table-cell office:value-type="float" office:value="494">
            <text:p>494</text:p>
          </table:table-cell>
          <table:table-cell table:number-columns-repeated="2" office:value-type="float" office:value="291">
            <text:p>291</text:p>
          </table:table-cell>
          <table:table-cell office:value-type="float" office:value="10250">
            <text:p>10250</text:p>
          </table:table-cell>
          <table:table-cell office:value-type="float" office:value="14124">
            <text:p>14124</text:p>
          </table:table-cell>
          <table:table-cell office:value-type="float" office:value="23755">
            <text:p>23755</text:p>
          </table:table-cell>
          <table:table-cell office:value-type="float" office:value="81.5">
            <text:p>81.5</text:p>
          </table:table-cell>
          <table:table-cell office:value-type="float" office:value="757.375">
            <text:p>757.375</text:p>
          </table:table-cell>
          <table:table-cell office:value-type="float" office:value="1188.625">
            <text:p>1188.625</text:p>
          </table:table-cell>
          <table:table-cell office:value-type="float" office:value="0.00795121951219512">
            <text:p>0.0079512195</text:p>
          </table:table-cell>
          <table:table-cell office:value-type="float" office:value="0.0536232653639196">
            <text:p>0.0536232654</text:p>
          </table:table-cell>
          <table:table-cell office:value-type="float" office:value="0.050036834350663">
            <text:p>0.0500368344</text:p>
          </table:table-cell>
          <table:table-cell office:value-type="float" office:value="1.02795318320048">
            <text:p>1.0279531832</text:p>
          </table:table-cell>
          <table:table-cell office:value-type="float" office:value="1.19331731976677">
            <text:p>1.1933173198</text:p>
          </table:table-cell>
          <table:table-cell office:value-type="float" office:value="1.18003614241932">
            <text:p>1.1800361424</text:p>
          </table:table-cell>
          <table:table-cell office:value-type="float" office:value="0">
            <text:p>0</text:p>
          </table:table-cell>
          <table:table-cell office:value-type="float" office:value="13.2697961990565">
            <text:p>13.2697961991</text:p>
          </table:table-cell>
          <table:table-cell office:value-type="float" office:value="14.1964919243125">
            <text:p>14.1964919243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date" office:date-value="2020-10-26">
            <text:p>10/26/20</text:p>
          </table:table-cell>
          <table:table-cell office:value-type="float" office:value="47">
            <text:p>47</text:p>
          </table:table-cell>
          <table:table-cell office:value-type="float" office:value="2602">
            <text:p>2602</text:p>
          </table:table-cell>
          <table:table-cell office:value-type="float" office:value="10010">
            <text:p>10010</text:p>
          </table:table-cell>
          <table:table-cell office:value-type="float" office:value="23.14">
            <text:p>23.14</text:p>
          </table:table-cell>
          <table:table-cell office:value-type="float" office:value="45.2">
            <text:p>45.2</text:p>
          </table:table-cell>
          <table:table-cell office:value-type="float" office:value="2670.6">
            <text:p>2670.6</text:p>
          </table:table-cell>
          <table:table-cell office:value-type="float" office:value="13643.8">
            <text:p>13643.8</text:p>
          </table:table-cell>
          <table:table-cell office:value-type="float" office:value="17.482">
            <text:p>17.482</text:p>
          </table:table-cell>
          <table:table-cell table:number-columns-repeated="3" office:value-type="float" office:value="2">
            <text:p>2</text:p>
          </table:table-cell>
          <table:table-cell office:value-type="float" office:value="338">
            <text:p>338</text:p>
          </table:table-cell>
          <table:table-cell office:value-type="float" office:value="419">
            <text:p>419</text:p>
          </table:table-cell>
          <table:table-cell office:value-type="float" office:value="338">
            <text:p>338</text:p>
          </table:table-cell>
          <table:table-cell office:value-type="float" office:value="9955">
            <text:p>9955</text:p>
          </table:table-cell>
          <table:table-cell office:value-type="float" office:value="14994">
            <text:p>14994</text:p>
          </table:table-cell>
          <table:table-cell office:value-type="float" office:value="24927">
            <text:p>24927</text:p>
          </table:table-cell>
          <table:table-cell office:value-type="float" office:value="189.125">
            <text:p>189.125</text:p>
          </table:table-cell>
          <table:table-cell office:value-type="float" office:value="747.25">
            <text:p>747.25</text:p>
          </table:table-cell>
          <table:table-cell office:value-type="float" office:value="1384">
            <text:p>1384</text:p>
          </table:table-cell>
          <table:table-cell office:value-type="float" office:value="0.0189979909593169">
            <text:p>0.018997991</text:p>
          </table:table-cell>
          <table:table-cell office:value-type="float" office:value="0.0498366013071895">
            <text:p>0.0498366013</text:p>
          </table:table-cell>
          <table:table-cell office:value-type="float" office:value="0.0555221246038432">
            <text:p>0.0555221246</text:p>
          </table:table-cell>
          <table:table-cell office:value-type="float" office:value="1.06720037873217">
            <text:p>1.0672003787</text:p>
          </table:table-cell>
          <table:table-cell office:value-type="float" office:value="1.17929613076167">
            <text:p>1.1792961308</text:p>
          </table:table-cell>
          <table:table-cell office:value-type="float" office:value="1.20036954050168">
            <text:p>1.2003695405</text:p>
          </table:table-cell>
          <table:table-cell office:value-type="float" office:value="0">
            <text:p>0</text:p>
          </table:table-cell>
          <table:table-cell office:value-type="float" office:value="14.2521603454953">
            <text:p>14.2521603455</text:p>
          </table:table-cell>
          <table:table-cell office:value-type="float" office:value="12.8276142098316">
            <text:p>12.8276142098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date" office:date-value="2020-10-27">
            <text:p>10/27/20</text:p>
          </table:table-cell>
          <table:table-cell office:value-type="float" office:value="63">
            <text:p>63</text:p>
          </table:table-cell>
          <table:table-cell office:value-type="float" office:value="2891">
            <text:p>2891</text:p>
          </table:table-cell>
          <table:table-cell office:value-type="float" office:value="11710">
            <text:p>11710</text:p>
          </table:table-cell>
          <table:table-cell office:value-type="float" office:value="17.75">
            <text:p>17.75</text:p>
          </table:table-cell>
          <table:table-cell office:value-type="float" office:value="48.8">
            <text:p>48.8</text:p>
          </table:table-cell>
          <table:table-cell office:value-type="float" office:value="2861">
            <text:p>2861</text:p>
          </table:table-cell>
          <table:table-cell office:value-type="float" office:value="14300.2">
            <text:p>14300.2</text:p>
          </table:table-cell>
          <table:table-cell office:value-type="float" office:value="17.318">
            <text:p>17.31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4">
            <text:p>344</text:p>
          </table:table-cell>
          <table:table-cell office:value-type="float" office:value="571">
            <text:p>571</text:p>
          </table:table-cell>
          <table:table-cell office:value-type="float" office:value="10540">
            <text:p>10540</text:p>
          </table:table-cell>
          <table:table-cell office:value-type="float" office:value="15668">
            <text:p>15668</text:p>
          </table:table-cell>
          <table:table-cell office:value-type="float" office:value="26179">
            <text:p>26179</text:p>
          </table:table-cell>
          <table:table-cell office:value-type="float" office:value="397">
            <text:p>397</text:p>
          </table:table-cell>
          <table:table-cell office:value-type="float" office:value="741.625">
            <text:p>741.625</text:p>
          </table:table-cell>
          <table:table-cell office:value-type="float" office:value="1118.625">
            <text:p>1118.625</text:p>
          </table:table-cell>
          <table:table-cell office:value-type="float" office:value="0.0376660341555977">
            <text:p>0.0376660342</text:p>
          </table:table-cell>
          <table:table-cell office:value-type="float" office:value="0.0473337375542507">
            <text:p>0.0473337376</text:p>
          </table:table-cell>
          <table:table-cell office:value-type="float" office:value="0.0427298598112991">
            <text:p>0.0427298598</text:p>
          </table:table-cell>
          <table:table-cell office:value-type="float" office:value="1.13461183059745">
            <text:p>1.1346118306</text:p>
          </table:table-cell>
          <table:table-cell office:value-type="float" office:value="1.17005942755315">
            <text:p>1.1700594276</text:p>
          </table:table-cell>
          <table:table-cell office:value-type="float" office:value="1.15313315754175">
            <text:p>1.1531331575</text:p>
          </table:table-cell>
          <table:table-cell office:value-type="float" office:value="18.7468844942737">
            <text:p>18.7468844943</text:p>
          </table:table-cell>
          <table:table-cell office:value-type="float" office:value="14.9877317795767">
            <text:p>14.9877317796</text:p>
          </table:table-cell>
          <table:table-cell office:value-type="float" office:value="16.5657681529274">
            <text:p>16.5657681529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date" office:date-value="2020-10-28">
            <text:p>10/28/20</text:p>
          </table:table-cell>
          <table:table-cell office:value-type="float" office:value="43">
            <text:p>43</text:p>
          </table:table-cell>
          <table:table-cell office:value-type="float" office:value="3166">
            <text:p>3166</text:p>
          </table:table-cell>
          <table:table-cell office:value-type="float" office:value="15596">
            <text:p>15596</text:p>
          </table:table-cell>
          <table:table-cell office:value-type="float" office:value="14.69">
            <text:p>14.69</text:p>
          </table:table-cell>
          <table:table-cell office:value-type="float" office:value="54.8">
            <text:p>54.8</text:p>
          </table:table-cell>
          <table:table-cell office:value-type="float" office:value="3121.8">
            <text:p>3121.8</text:p>
          </table:table-cell>
          <table:table-cell office:value-type="float" office:value="13641.4">
            <text:p>13641.4</text:p>
          </table:table-cell>
          <table:table-cell office:value-type="float" office:value="18.194">
            <text:p>18.194</text:p>
          </table:table-cell>
          <table:table-cell table:number-columns-repeated="3" office:value-type="float" office:value="2">
            <text:p>2</text:p>
          </table:table-cell>
          <table:table-cell office:value-type="float" office:value="515">
            <text:p>515</text:p>
          </table:table-cell>
          <table:table-cell office:value-type="float" office:value="666">
            <text:p>666</text:p>
          </table:table-cell>
          <table:table-cell office:value-type="float" office:value="424">
            <text:p>424</text:p>
          </table:table-cell>
          <table:table-cell office:value-type="float" office:value="10756">
            <text:p>10756</text:p>
          </table:table-cell>
          <table:table-cell office:value-type="float" office:value="16580">
            <text:p>16580</text:p>
          </table:table-cell>
          <table:table-cell office:value-type="float" office:value="26929">
            <text:p>26929</text:p>
          </table:table-cell>
          <table:table-cell office:value-type="float" office:value="419.25">
            <text:p>419.25</text:p>
          </table:table-cell>
          <table:table-cell office:value-type="float" office:value="839.25">
            <text:p>839.25</text:p>
          </table:table-cell>
          <table:table-cell office:value-type="float" office:value="682.625">
            <text:p>682.625</text:p>
          </table:table-cell>
          <table:table-cell office:value-type="float" office:value="0.0389782447006322">
            <text:p>0.0389782447</text:p>
          </table:table-cell>
          <table:table-cell office:value-type="float" office:value="0.0506182147165259">
            <text:p>0.0506182147</text:p>
          </table:table-cell>
          <table:table-cell office:value-type="float" office:value="0.0253490660626091">
            <text:p>0.0253490661</text:p>
          </table:table-cell>
          <table:table-cell office:value-type="float" office:value="1.1394016914297">
            <text:p>1.1394016914</text:p>
          </table:table-cell>
          <table:table-cell office:value-type="float" office:value="1.18218567068357">
            <text:p>1.1821856707</text:p>
          </table:table-cell>
          <table:table-cell office:value-type="float" office:value="1.08998117851361">
            <text:p>1.0899811785</text:p>
          </table:table-cell>
          <table:table-cell office:value-type="float" office:value="18.1272893899904">
            <text:p>18.12728939</text:p>
          </table:table-cell>
          <table:table-cell office:value-type="float" office:value="14.0373529973883">
            <text:p>14.0373529974</text:p>
          </table:table-cell>
          <table:table-cell office:value-type="float" office:value="27.6892190853182">
            <text:p>27.6892190853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date" office:date-value="2020-10-29">
            <text:p>10/29/20</text:p>
          </table:table-cell>
          <table:table-cell office:value-type="float" office:value="56">
            <text:p>56</text:p>
          </table:table-cell>
          <table:table-cell office:value-type="float" office:value="3197">
            <text:p>3197</text:p>
          </table:table-cell>
          <table:table-cell office:value-type="float" office:value="15253">
            <text:p>15253</text:p>
          </table:table-cell>
          <table:table-cell office:value-type="float" office:value="14.38">
            <text:p>14.38</text:p>
          </table:table-cell>
          <table:table-cell office:value-type="float" office:value="55.6">
            <text:p>55.6</text:p>
          </table:table-cell>
          <table:table-cell office:value-type="float" office:value="3411">
            <text:p>3411</text:p>
          </table:table-cell>
          <table:table-cell office:value-type="float" office:value="14952">
            <text:p>14952</text:p>
          </table:table-cell>
          <table:table-cell office:value-type="float" office:value="18.284">
            <text:p>18.2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22">
            <text:p>722</text:p>
          </table:table-cell>
          <table:table-cell office:value-type="float" office:value="461">
            <text:p>461</text:p>
          </table:table-cell>
          <table:table-cell office:value-type="float" office:value="10490">
            <text:p>10490</text:p>
          </table:table-cell>
          <table:table-cell office:value-type="float" office:value="17653">
            <text:p>17653</text:p>
          </table:table-cell>
          <table:table-cell office:value-type="float" office:value="28185">
            <text:p>28185</text:p>
          </table:table-cell>
          <table:table-cell office:value-type="float" office:value="470.5">
            <text:p>470.5</text:p>
          </table:table-cell>
          <table:table-cell office:value-type="float" office:value="745.875">
            <text:p>745.875</text:p>
          </table:table-cell>
          <table:table-cell office:value-type="float" office:value="341.625">
            <text:p>341.625</text:p>
          </table:table-cell>
          <table:table-cell office:value-type="float" office:value="0.0448522402287893">
            <text:p>0.0448522402</text:p>
          </table:table-cell>
          <table:table-cell office:value-type="float" office:value="0.0422520251515323">
            <text:p>0.0422520252</text:p>
          </table:table-cell>
          <table:table-cell office:value-type="float" office:value="0.012120808940926">
            <text:p>0.0121208089</text:p>
          </table:table-cell>
          <table:table-cell office:value-type="float" office:value="1.1609258187697">
            <text:p>1.1609258188</text:p>
          </table:table-cell>
          <table:table-cell office:value-type="float" office:value="1.151381145944">
            <text:p>1.1513811459</text:p>
          </table:table-cell>
          <table:table-cell office:value-type="float" office:value="1.04271078275163">
            <text:p>1.0427107828</text:p>
          </table:table-cell>
          <table:table-cell office:value-type="float" office:value="15.7980540409865">
            <text:p>15.798054041</text:p>
          </table:table-cell>
          <table:table-cell office:value-type="float" office:value="16.7492473279881">
            <text:p>16.7492473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date" office:date-value="2020-10-30">
            <text:p>10/30/20</text:p>
          </table:table-cell>
          <table:table-cell office:value-type="float" office:value="65">
            <text:p>65</text:p>
          </table:table-cell>
          <table:table-cell office:value-type="float" office:value="3753">
            <text:p>3753</text:p>
          </table:table-cell>
          <table:table-cell office:value-type="float" office:value="15638">
            <text:p>15638</text:p>
          </table:table-cell>
          <table:table-cell office:value-type="float" office:value="21.01">
            <text:p>21.01</text:p>
          </table:table-cell>
          <table:table-cell office:value-type="float" office:value="56.8">
            <text:p>56.8</text:p>
          </table:table-cell>
          <table:table-cell office:value-type="float" office:value="3673.8">
            <text:p>3673.8</text:p>
          </table:table-cell>
          <table:table-cell office:value-type="float" office:value="16330">
            <text:p>16330</text:p>
          </table:table-cell>
          <table:table-cell office:value-type="float" office:value="18.904">
            <text:p>18.904</text:p>
          </table:table-cell>
          <table:table-cell table:number-columns-repeated="3" office:value-type="float" office:value="2">
            <text:p>2</text:p>
          </table:table-cell>
          <table:table-cell office:value-type="float" office:value="446">
            <text:p>446</text:p>
          </table:table-cell>
          <table:table-cell office:value-type="float" office:value="552">
            <text:p>552</text:p>
          </table:table-cell>
          <table:table-cell office:value-type="float" office:value="446">
            <text:p>446</text:p>
          </table:table-cell>
          <table:table-cell office:value-type="float" office:value="10995">
            <text:p>10995</text:p>
          </table:table-cell>
          <table:table-cell office:value-type="float" office:value="18619">
            <text:p>18619</text:p>
          </table:table-cell>
          <table:table-cell office:value-type="float" office:value="29692">
            <text:p>29692</text:p>
          </table:table-cell>
          <table:table-cell office:value-type="float" office:value="604.625">
            <text:p>604.625</text:p>
          </table:table-cell>
          <table:table-cell office:value-type="float" office:value="1032">
            <text:p>1032</text:p>
          </table:table-cell>
          <table:table-cell office:value-type="float" office:value="68.375">
            <text:p>68.375</text:p>
          </table:table-cell>
          <table:table-cell office:value-type="float" office:value="0.0549909049567985">
            <text:p>0.054990905</text:p>
          </table:table-cell>
          <table:table-cell office:value-type="float" office:value="0.0554272517321016">
            <text:p>0.0554272517</text:p>
          </table:table-cell>
          <table:table-cell office:value-type="float" office:value="0.00230280883739728">
            <text:p>0.0023028088</text:p>
          </table:table-cell>
          <table:table-cell office:value-type="float" office:value="1.19839520661961">
            <text:p>1.1983952066</text:p>
          </table:table-cell>
          <table:table-cell office:value-type="float" office:value="1.20001685432212">
            <text:p>1.2000168543</text:p>
          </table:table-cell>
          <table:table-cell office:value-type="float" office:value="1.00807022467083">
            <text:p>1.0080702247</text:p>
          </table:table-cell>
          <table:table-cell office:value-type="float" office:value="12.9482419890446">
            <text:p>12.948241989</text:p>
          </table:table-cell>
          <table:table-cell office:value-type="float" office:value="12.8489881003279">
            <text:p>12.84898810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date" office:date-value="2020-10-31">
            <text:p>10/31/20</text:p>
          </table:table-cell>
          <table:table-cell office:value-type="float" office:value="51">
            <text:p>51</text:p>
          </table:table-cell>
          <table:table-cell office:value-type="float" office:value="4048">
            <text:p>4048</text:p>
          </table:table-cell>
          <table:table-cell office:value-type="float" office:value="16563">
            <text:p>16563</text:p>
          </table:table-cell>
          <table:table-cell office:value-type="float" office:value="23.59">
            <text:p>23.59</text:p>
          </table:table-cell>
          <table:table-cell office:value-type="float" office:value="62.2">
            <text:p>62.2</text:p>
          </table:table-cell>
          <table:table-cell office:value-type="float" office:value="3924">
            <text:p>3924</text:p>
          </table:table-cell>
          <table:table-cell office:value-type="float" office:value="15936.4">
            <text:p>15936.4</text:p>
          </table:table-cell>
          <table:table-cell office:value-type="float" office:value="21.222">
            <text:p>21.222</text:p>
          </table:table-cell>
          <table:table-cell table:number-columns-repeated="3" office:value-type="float" office:value="2">
            <text:p>2</text:p>
          </table:table-cell>
          <table:table-cell office:value-type="float" office:value="749">
            <text:p>749</text:p>
          </table:table-cell>
          <table:table-cell office:value-type="float" office:value="444">
            <text:p>444</text:p>
          </table:table-cell>
          <table:table-cell office:value-type="float" office:value="558">
            <text:p>558</text:p>
          </table:table-cell>
          <table:table-cell office:value-type="float" office:value="12245">
            <text:p>12245</text:p>
          </table:table-cell>
          <table:table-cell office:value-type="float" office:value="19427">
            <text:p>19427</text:p>
          </table:table-cell>
          <table:table-cell office:value-type="float" office:value="29844">
            <text:p>29844</text:p>
          </table:table-cell>
          <table:table-cell office:value-type="float" office:value="644.5">
            <text:p>644.5</text:p>
          </table:table-cell>
          <table:table-cell office:value-type="float" office:value="838.5">
            <text:p>838.5</text:p>
          </table:table-cell>
          <table:table-cell office:value-type="float" office:value="-137">
            <text:p>-137</text:p>
          </table:table-cell>
          <table:table-cell office:value-type="float" office:value="0.0526337280522662">
            <text:p>0.0526337281</text:p>
          </table:table-cell>
          <table:table-cell office:value-type="float" office:value="0.0431615792453801">
            <text:p>0.0431615792</text:p>
          </table:table-cell>
          <table:table-cell office:value-type="float" office:value="-0.00459053746146629">
            <text:p>-0.0045905375</text:p>
          </table:table-cell>
          <table:table-cell office:value-type="float" office:value="1.18964785446714">
            <text:p>1.1896478545</text:p>
          </table:table-cell>
          <table:table-cell office:value-type="float" office:value="1.15471685432782">
            <text:p>1.1547168543</text:p>
          </table:table-cell>
          <table:table-cell office:value-type="float" office:value="0.983974422031871">
            <text:p>0.983974422</text:p>
          </table:table-cell>
          <table:table-cell office:value-type="float" office:value="13.5128694758015">
            <text:p>13.5128694758</text:p>
          </table:table-cell>
          <table:table-cell office:value-type="float" office:value="16.4034891788013">
            <text:p>16.403489178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date" office:date-value="2020-11-01">
            <text:p>11/01/20</text:p>
          </table:table-cell>
          <table:table-cell office:value-type="float" office:value="69">
            <text:p>69</text:p>
          </table:table-cell>
          <table:table-cell office:value-type="float" office:value="4205">
            <text:p>4205</text:p>
          </table:table-cell>
          <table:table-cell office:value-type="float" office:value="18600">
            <text:p>18600</text:p>
          </table:table-cell>
          <table:table-cell office:value-type="float" office:value="20.85">
            <text:p>20.85</text:p>
          </table:table-cell>
          <table:table-cell office:value-type="float" office:value="67.8">
            <text:p>67.8</text:p>
          </table:table-cell>
          <table:table-cell office:value-type="float" office:value="4238">
            <text:p>4238</text:p>
          </table:table-cell>
          <table:table-cell office:value-type="float" office:value="15809.8">
            <text:p>15809.8</text:p>
          </table:table-cell>
          <table:table-cell office:value-type="float" office:value="23.802">
            <text:p>23.802</text:p>
          </table:table-cell>
          <table:table-cell table:number-columns-repeated="3" office:value-type="float" office:value="2">
            <text:p>2</text:p>
          </table:table-cell>
          <table:table-cell office:value-type="float" office:value="521">
            <text:p>521</text:p>
          </table:table-cell>
          <table:table-cell office:value-type="float" office:value="852">
            <text:p>852</text:p>
          </table:table-cell>
          <table:table-cell office:value-type="float" office:value="644">
            <text:p>644</text:p>
          </table:table-cell>
          <table:table-cell office:value-type="float" office:value="13052">
            <text:p>13052</text:p>
          </table:table-cell>
          <table:table-cell office:value-type="float" office:value="20188">
            <text:p>20188</text:p>
          </table:table-cell>
          <table:table-cell office:value-type="float" office:value="28225">
            <text:p>28225</text:p>
          </table:table-cell>
          <table:table-cell office:value-type="float" office:value="651">
            <text:p>651</text:p>
          </table:table-cell>
          <table:table-cell office:value-type="float" office:value="571.875">
            <text:p>571.875</text:p>
          </table:table-cell>
          <table:table-cell office:value-type="float" office:value="-187.625">
            <text:p>-187.625</text:p>
          </table:table-cell>
          <table:table-cell office:value-type="float" office:value="0.0498774134232302">
            <text:p>0.0498774134</text:p>
          </table:table-cell>
          <table:table-cell office:value-type="float" office:value="0.0283274717654052">
            <text:p>0.0283274718</text:p>
          </table:table-cell>
          <table:table-cell office:value-type="float" office:value="-0.0066474756421612">
            <text:p>-0.0066474756</text:p>
          </table:table-cell>
          <table:table-cell office:value-type="float" office:value="1.1794469494661">
            <text:p>1.1794469495</text:p>
          </table:table-cell>
          <table:table-cell office:value-type="float" office:value="1.10071894466589">
            <text:p>1.1007189447</text:p>
          </table:table-cell>
          <table:table-cell office:value-type="float" office:value="0.976820445559966">
            <text:p>0.9768204456</text:p>
          </table:table-cell>
          <table:table-cell office:value-type="float" office:value="14.240777576988">
            <text:p>14.240777577</text:p>
          </table:table-cell>
          <table:table-cell office:value-type="float" office:value="24.8140403723322">
            <text:p>24.81404037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date" office:date-value="2020-11-02">
            <text:p>11/02/20</text:p>
          </table:table-cell>
          <table:table-cell office:value-type="float" office:value="70">
            <text:p>70</text:p>
          </table:table-cell>
          <table:table-cell office:value-type="float" office:value="4417">
            <text:p>4417</text:p>
          </table:table-cell>
          <table:table-cell office:value-type="float" office:value="13628">
            <text:p>13628</text:p>
          </table:table-cell>
          <table:table-cell office:value-type="float" office:value="26.28">
            <text:p>26.28</text:p>
          </table:table-cell>
          <table:table-cell office:value-type="float" office:value="72.8">
            <text:p>72.8</text:p>
          </table:table-cell>
          <table:table-cell office:value-type="float" office:value="4461.6">
            <text:p>4461.6</text:p>
          </table:table-cell>
          <table:table-cell office:value-type="float" office:value="16213.6">
            <text:p>16213.6</text:p>
          </table:table-cell>
          <table:table-cell office:value-type="float" office:value="24.378">
            <text:p>24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03">
            <text:p>803</text:p>
          </table:table-cell>
          <table:table-cell office:value-type="float" office:value="445">
            <text:p>445</text:p>
          </table:table-cell>
          <table:table-cell office:value-type="float" office:value="803">
            <text:p>803</text:p>
          </table:table-cell>
          <table:table-cell office:value-type="float" office:value="13804">
            <text:p>13804</text:p>
          </table:table-cell>
          <table:table-cell office:value-type="float" office:value="19878">
            <text:p>19878</text:p>
          </table:table-cell>
          <table:table-cell office:value-type="float" office:value="28300">
            <text:p>28300</text:p>
          </table:table-cell>
          <table:table-cell office:value-type="float" office:value="744.875">
            <text:p>744.875</text:p>
          </table:table-cell>
          <table:table-cell office:value-type="float" office:value="-76">
            <text:p>-76</text:p>
          </table:table-cell>
          <table:table-cell office:value-type="float" office:value="371.75">
            <text:p>371.75</text:p>
          </table:table-cell>
          <table:table-cell office:value-type="float" office:value="0.0539608084613156">
            <text:p>0.0539608085</text:p>
          </table:table-cell>
          <table:table-cell office:value-type="float" office:value="-0.00382332226582151">
            <text:p>-0.0038233223</text:p>
          </table:table-cell>
          <table:table-cell office:value-type="float" office:value="0.0131360424028269">
            <text:p>0.0131360424</text:p>
          </table:table-cell>
          <table:table-cell office:value-type="float" office:value="1.19456989656021">
            <text:p>1.1945698966</text:p>
          </table:table-cell>
          <table:table-cell office:value-type="float" office:value="0.986647022944195">
            <text:p>0.9866470229</text:p>
          </table:table-cell>
          <table:table-cell office:value-type="float" office:value="1.04631435740551">
            <text:p>1.0463143574</text:p>
          </table:table-cell>
          <table:table-cell office:value-type="float" office:value="13.1889197009181">
            <text:p>13.188919700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date" office:date-value="2020-11-03">
            <text:p>11/03/20</text:p>
          </table:table-cell>
          <table:table-cell office:value-type="float" office:value="84">
            <text:p>84</text:p>
          </table:table-cell>
          <table:table-cell office:value-type="float" office:value="4767">
            <text:p>4767</text:p>
          </table:table-cell>
          <table:table-cell office:value-type="float" office:value="14620">
            <text:p>14620</text:p>
          </table:table-cell>
          <table:table-cell office:value-type="float" office:value="27.28">
            <text:p>27.28</text:p>
          </table:table-cell>
          <table:table-cell office:value-type="float" office:value="79.4">
            <text:p>79.4</text:p>
          </table:table-cell>
          <table:table-cell office:value-type="float" office:value="4688.6">
            <text:p>4688.6</text:p>
          </table:table-cell>
          <table:table-cell office:value-type="float" office:value="16494.6">
            <text:p>16494.6</text:p>
          </table:table-cell>
          <table:table-cell office:value-type="float" office:value="24.032">
            <text:p>24.0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463">
            <text:p>463</text:p>
          </table:table-cell>
          <table:table-cell office:value-type="float" office:value="14732">
            <text:p>14732</text:p>
          </table:table-cell>
          <table:table-cell office:value-type="float" office:value="19141">
            <text:p>19141</text:p>
          </table:table-cell>
          <table:table-cell office:value-type="float" office:value="29537">
            <text:p>29537</text:p>
          </table:table-cell>
          <table:table-cell office:value-type="float" office:value="780.5">
            <text:p>780.5</text:p>
          </table:table-cell>
          <table:table-cell office:value-type="float" office:value="-44.5">
            <text:p>-44.5</text:p>
          </table:table-cell>
          <table:table-cell office:value-type="float" office:value="45.375">
            <text:p>45.375</text:p>
          </table:table-cell>
          <table:table-cell office:value-type="float" office:value="0.0529799076839533">
            <text:p>0.0529799077</text:p>
          </table:table-cell>
          <table:table-cell office:value-type="float" office:value="-0.0023248524110548">
            <text:p>-0.0023248524</text:p>
          </table:table-cell>
          <table:table-cell office:value-type="float" office:value="0.00153620882283238">
            <text:p>0.0015362088</text:p>
          </table:table-cell>
          <table:table-cell office:value-type="float" office:value="1.19093114330551">
            <text:p>1.1909311433</text:p>
          </table:table-cell>
          <table:table-cell office:value-type="float" office:value="0.991873610241225">
            <text:p>0.9918736102</text:p>
          </table:table-cell>
          <table:table-cell office:value-type="float" office:value="1.00538135635751">
            <text:p>1.0053813564</text:p>
          </table:table-cell>
          <table:table-cell office:value-type="float" office:value="13.4268003329022">
            <text:p>13.426800332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date" office:date-value="2020-11-04">
            <text:p>11/04/20</text:p>
          </table:table-cell>
          <table:table-cell office:value-type="float" office:value="90">
            <text:p>90</text:p>
          </table:table-cell>
          <table:table-cell office:value-type="float" office:value="4871">
            <text:p>4871</text:p>
          </table:table-cell>
          <table:table-cell office:value-type="float" office:value="17657">
            <text:p>17657</text:p>
          </table:table-cell>
          <table:table-cell office:value-type="float" office:value="23.89">
            <text:p>23.89</text:p>
          </table:table-cell>
          <table:table-cell office:value-type="float" office:value="86.2">
            <text:p>86.2</text:p>
          </table:table-cell>
          <table:table-cell office:value-type="float" office:value="4945.4">
            <text:p>4945.4</text:p>
          </table:table-cell>
          <table:table-cell office:value-type="float" office:value="16779.6">
            <text:p>16779.6</text:p>
          </table:table-cell>
          <table:table-cell office:value-type="float" office:value="24.566">
            <text:p>24.566</text:p>
          </table:table-cell>
          <table:table-cell table:number-columns-repeated="3" office:value-type="float" office:value="2">
            <text:p>2</text:p>
          </table:table-cell>
          <table:table-cell office:value-type="float" office:value="920">
            <text:p>920</text:p>
          </table:table-cell>
          <table:table-cell table:number-columns-repeated="2" office:value-type="float" office:value="662">
            <text:p>662</text:p>
          </table:table-cell>
          <table:table-cell office:value-type="float" office:value="14632">
            <text:p>14632</text:p>
          </table:table-cell>
          <table:table-cell office:value-type="float" office:value="19339">
            <text:p>19339</text:p>
          </table:table-cell>
          <table:table-cell office:value-type="float" office:value="29898">
            <text:p>29898</text:p>
          </table:table-cell>
          <table:table-cell office:value-type="float" office:value="-34.875">
            <text:p>-34.875</text:p>
          </table:table-cell>
          <table:table-cell office:value-type="float" office:value="831.75">
            <text:p>831.75</text:p>
          </table:table-cell>
          <table:table-cell office:value-type="float" office:value="-126.875">
            <text:p>-126.875</text:p>
          </table:table-cell>
          <table:table-cell office:value-type="float" office:value="-0.00238347457627119">
            <text:p>-0.0023834746</text:p>
          </table:table-cell>
          <table:table-cell office:value-type="float" office:value="0.0430089456538601">
            <text:p>0.0430089457</text:p>
          </table:table-cell>
          <table:table-cell office:value-type="float" office:value="-0.00424359488929025">
            <text:p>-0.0042435949</text:p>
          </table:table-cell>
          <table:table-cell office:value-type="float" office:value="0.99166897364712">
            <text:p>0.9916689736</text:p>
          </table:table-cell>
          <table:table-cell office:value-type="float" office:value="1.15415685782477">
            <text:p>1.1541568578</text:p>
          </table:table-cell>
          <table:table-cell office:value-type="float" office:value="0.98518271375875">
            <text:p>0.9851827138</text:p>
          </table:table-cell>
          <table:table-cell office:value-type="float" office:value="0">
            <text:p>0</text:p>
          </table:table-cell>
          <table:table-cell office:value-type="float" office:value="16.4604903604776">
            <text:p>16.46049036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date" office:date-value="2020-11-05">
            <text:p>11/05/20</text:p>
          </table:table-cell>
          <table:table-cell office:value-type="float" office:value="84">
            <text:p>84</text:p>
          </table:table-cell>
          <table:table-cell office:value-type="float" office:value="5183">
            <text:p>5183</text:p>
          </table:table-cell>
          <table:table-cell office:value-type="float" office:value="17968">
            <text:p>17968</text:p>
          </table:table-cell>
          <table:table-cell office:value-type="float" office:value="21.86">
            <text:p>21.86</text:p>
          </table:table-cell>
          <table:table-cell office:value-type="float" office:value="93.6">
            <text:p>93.6</text:p>
          </table:table-cell>
          <table:table-cell office:value-type="float" office:value="5184.4">
            <text:p>5184.4</text:p>
          </table:table-cell>
          <table:table-cell office:value-type="float" office:value="18518.2">
            <text:p>18518.2</text:p>
          </table:table-cell>
          <table:table-cell office:value-type="float" office:value="24.076">
            <text:p>24.0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06">
            <text:p>506</text:p>
          </table:table-cell>
          <table:table-cell office:value-type="float" office:value="671">
            <text:p>671</text:p>
          </table:table-cell>
          <table:table-cell office:value-type="float" office:value="15004">
            <text:p>15004</text:p>
          </table:table-cell>
          <table:table-cell office:value-type="float" office:value="20160">
            <text:p>20160</text:p>
          </table:table-cell>
          <table:table-cell office:value-type="float" office:value="28389">
            <text:p>28389</text:p>
          </table:table-cell>
          <table:table-cell office:value-type="float" office:value="-126.25">
            <text:p>-126.25</text:p>
          </table:table-cell>
          <table:table-cell office:value-type="float" office:value="548.75">
            <text:p>548.75</text:p>
          </table:table-cell>
          <table:table-cell office:value-type="float" office:value="-198.75">
            <text:p>-198.75</text:p>
          </table:table-cell>
          <table:table-cell office:value-type="float" office:value="-0.00841442282058118">
            <text:p>-0.0084144228</text:p>
          </table:table-cell>
          <table:table-cell office:value-type="float" office:value="0.0272197420634921">
            <text:p>0.0272197421</text:p>
          </table:table-cell>
          <table:table-cell office:value-type="float" office:value="-0.00700095107259854">
            <text:p>-0.0070009511</text:p>
          </table:table-cell>
          <table:table-cell office:value-type="float" office:value="0.970688293050317">
            <text:p>0.9706882931</text:p>
          </table:table-cell>
          <table:table-cell office:value-type="float" office:value="1.09672128936391">
            <text:p>1.0967212894</text:p>
          </table:table-cell>
          <table:table-cell office:value-type="float" office:value="0.97559273734511">
            <text:p>0.9755927373</text:p>
          </table:table-cell>
          <table:table-cell office:value-type="float" office:value="0">
            <text:p>0</text:p>
          </table:table-cell>
          <table:table-cell office:value-type="float" office:value="25.8098918928931">
            <text:p>25.80989189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date" office:date-value="2020-11-06">
            <text:p>11/06/20</text:p>
          </table:table-cell>
          <table:table-cell office:value-type="float" office:value="103">
            <text:p>103</text:p>
          </table:table-cell>
          <table:table-cell office:value-type="float" office:value="5489">
            <text:p>5489</text:p>
          </table:table-cell>
          <table:table-cell office:value-type="float" office:value="20025">
            <text:p>20025</text:p>
          </table:table-cell>
          <table:table-cell office:value-type="float" office:value="23.52">
            <text:p>23.52</text:p>
          </table:table-cell>
          <table:table-cell office:value-type="float" office:value="93">
            <text:p>93</text:p>
          </table:table-cell>
          <table:table-cell office:value-type="float" office:value="5391.6">
            <text:p>5391.6</text:p>
          </table:table-cell>
          <table:table-cell office:value-type="float" office:value="19432">
            <text:p>19432</text:p>
          </table:table-cell>
          <table:table-cell office:value-type="float" office:value="23.49">
            <text:p>23.49</text:p>
          </table:table-cell>
          <table:table-cell table:number-columns-repeated="3" office:value-type="float" office:value="2">
            <text:p>2</text:p>
          </table:table-cell>
          <table:table-cell office:value-type="float" office:value="666">
            <text:p>666</text:p>
          </table:table-cell>
          <table:table-cell office:value-type="float" office:value="491">
            <text:p>491</text:p>
          </table:table-cell>
          <table:table-cell office:value-type="float" office:value="952">
            <text:p>952</text:p>
          </table:table-cell>
          <table:table-cell office:value-type="float" office:value="15700">
            <text:p>15700</text:p>
          </table:table-cell>
          <table:table-cell office:value-type="float" office:value="20164">
            <text:p>20164</text:p>
          </table:table-cell>
          <table:table-cell office:value-type="float" office:value="28300">
            <text:p>28300</text:p>
          </table:table-cell>
          <table:table-cell office:value-type="float" office:value="-108.125">
            <text:p>-108.125</text:p>
          </table:table-cell>
          <table:table-cell office:value-type="float" office:value="-41">
            <text:p>-41</text:p>
          </table:table-cell>
          <table:table-cell office:value-type="float" office:value="371.75">
            <text:p>371.75</text:p>
          </table:table-cell>
          <table:table-cell office:value-type="float" office:value="-0.00688694267515924">
            <text:p>-0.0068869427</text:p>
          </table:table-cell>
          <table:table-cell office:value-type="float" office:value="-0.00203332672088871">
            <text:p>-0.0020333267</text:p>
          </table:table-cell>
          <table:table-cell office:value-type="float" office:value="0.0131360424028269">
            <text:p>0.0131360424</text:p>
          </table:table-cell>
          <table:table-cell office:value-type="float" office:value="0.975988663396588">
            <text:p>0.9759886634</text:p>
          </table:table-cell>
          <table:table-cell office:value-type="float" office:value="0.992891459935295">
            <text:p>0.9928914599</text:p>
          </table:table-cell>
          <table:table-cell office:value-type="float" office:value="1.04631435740551">
            <text:p>1.046314357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date" office:date-value="2020-11-07">
            <text:p>11/07/20</text:p>
          </table:table-cell>
          <table:table-cell office:value-type="float" office:value="107">
            <text:p>107</text:p>
          </table:table-cell>
          <table:table-cell office:value-type="float" office:value="5612">
            <text:p>5612</text:p>
          </table:table-cell>
          <table:table-cell office:value-type="float" office:value="22321">
            <text:p>22321</text:p>
          </table:table-cell>
          <table:table-cell office:value-type="float" office:value="23.83">
            <text:p>23.83</text:p>
          </table:table-cell>
          <table:table-cell office:value-type="float" office:value="86">
            <text:p>86</text:p>
          </table:table-cell>
          <table:table-cell office:value-type="float" office:value="5629.6">
            <text:p>5629.6</text:p>
          </table:table-cell>
          <table:table-cell office:value-type="float" office:value="19150.2">
            <text:p>19150.2</text:p>
          </table:table-cell>
          <table:table-cell office:value-type="float" office:value="25.066">
            <text:p>25.066</text:p>
          </table:table-cell>
          <table:table-cell table:number-columns-repeated="3" office:value-type="float" office:value="2">
            <text:p>2</text:p>
          </table:table-cell>
          <table:table-cell office:value-type="float" office:value="725">
            <text:p>725</text:p>
          </table:table-cell>
          <table:table-cell office:value-type="float" office:value="1023">
            <text:p>1023</text:p>
          </table:table-cell>
          <table:table-cell office:value-type="float" office:value="725">
            <text:p>725</text:p>
          </table:table-cell>
          <table:table-cell office:value-type="float" office:value="14994">
            <text:p>14994</text:p>
          </table:table-cell>
          <table:table-cell office:value-type="float" office:value="21210">
            <text:p>21210</text:p>
          </table:table-cell>
          <table:table-cell office:value-type="float" office:value="29711">
            <text:p>29711</text:p>
          </table:table-cell>
          <table:table-cell office:value-type="float" office:value="-23.625">
            <text:p>-23.625</text:p>
          </table:table-cell>
          <table:table-cell office:value-type="float" office:value="54.625">
            <text:p>54.625</text:p>
          </table:table-cell>
          <table:table-cell office:value-type="float" office:value="114.375">
            <text:p>114.375</text:p>
          </table:table-cell>
          <table:table-cell office:value-type="float" office:value="-0.00157563025210084">
            <text:p>-0.0015756303</text:p>
          </table:table-cell>
          <table:table-cell office:value-type="float" office:value="0.00257543611504008">
            <text:p>0.0025754361</text:p>
          </table:table-cell>
          <table:table-cell office:value-type="float" office:value="0.00384958432903638">
            <text:p>0.0038495843</text:p>
          </table:table-cell>
          <table:table-cell office:value-type="float" office:value="0.994490160034602">
            <text:p>0.99449016</text:p>
          </table:table-cell>
          <table:table-cell office:value-type="float" office:value="1.00902702683016">
            <text:p>1.0090270268</text:p>
          </table:table-cell>
          <table:table-cell office:value-type="float" office:value="1.01350259097866">
            <text:p>1.01350259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date" office:date-value="2020-11-08">
            <text:p>11/08/20</text:p>
          </table:table-cell>
          <table:table-cell office:value-type="float" office:value="81">
            <text:p>81</text:p>
          </table:table-cell>
          <table:table-cell office:value-type="float" office:value="5803">
            <text:p>5803</text:p>
          </table:table-cell>
          <table:table-cell office:value-type="float" office:value="19189">
            <text:p>19189</text:p>
          </table:table-cell>
          <table:table-cell office:value-type="float" office:value="24.35">
            <text:p>24.35</text:p>
          </table:table-cell>
          <table:table-cell office:value-type="float" office:value="89.8">
            <text:p>89.8</text:p>
          </table:table-cell>
          <table:table-cell office:value-type="float" office:value="5823.6">
            <text:p>5823.6</text:p>
          </table:table-cell>
          <table:table-cell office:value-type="float" office:value="18170.2">
            <text:p>18170.2</text:p>
          </table:table-cell>
          <table:table-cell office:value-type="float" office:value="27.03">
            <text:p>27.0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08">
            <text:p>708</text:p>
          </table:table-cell>
          <table:table-cell office:value-type="float" office:value="1018">
            <text:p>1018</text:p>
          </table:table-cell>
          <table:table-cell office:value-type="float" office:value="14677">
            <text:p>14677</text:p>
          </table:table-cell>
          <table:table-cell office:value-type="float" office:value="21466">
            <text:p>21466</text:p>
          </table:table-cell>
          <table:table-cell office:value-type="float" office:value="29982">
            <text:p>29982</text:p>
          </table:table-cell>
          <table:table-cell office:value-type="float" office:value="-157">
            <text:p>-157</text:p>
          </table:table-cell>
          <table:table-cell office:value-type="float" office:value="126.5">
            <text:p>126.5</text:p>
          </table:table-cell>
          <table:table-cell office:value-type="float" office:value="-105.75">
            <text:p>-105.75</text:p>
          </table:table-cell>
          <table:table-cell office:value-type="float" office:value="-0.0106970089255297">
            <text:p>-0.0106970089</text:p>
          </table:table-cell>
          <table:table-cell office:value-type="float" office:value="0.0058930401565266">
            <text:p>0.0058930402</text:p>
          </table:table-cell>
          <table:table-cell office:value-type="float" office:value="-0.00352711626976186">
            <text:p>-0.0035271163</text:p>
          </table:table-cell>
          <table:table-cell office:value-type="float" office:value="0.962784743720554">
            <text:p>0.9627847437</text:p>
          </table:table-cell>
          <table:table-cell office:value-type="float" office:value="1.02069370727552">
            <text:p>1.0206937073</text:p>
          </table:table-cell>
          <table:table-cell office:value-type="float" office:value="0.987679476532227">
            <text:p>0.987679476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date" office:date-value="2020-11-09">
            <text:p>11/09/20</text:p>
          </table:table-cell>
          <table:table-cell office:value-type="float" office:value="55">
            <text:p>55</text:p>
          </table:table-cell>
          <table:table-cell office:value-type="float" office:value="6061">
            <text:p>6061</text:p>
          </table:table-cell>
          <table:table-cell office:value-type="float" office:value="16248">
            <text:p>16248</text:p>
          </table:table-cell>
          <table:table-cell office:value-type="float" office:value="31.77">
            <text:p>31.77</text:p>
          </table:table-cell>
          <table:table-cell office:value-type="float" office:value="89.4">
            <text:p>89.4</text:p>
          </table:table-cell>
          <table:table-cell office:value-type="float" office:value="5996.2">
            <text:p>5996.2</text:p>
          </table:table-cell>
          <table:table-cell office:value-type="float" office:value="18362.6">
            <text:p>18362.6</text:p>
          </table:table-cell>
          <table:table-cell office:value-type="float" office:value="26.086">
            <text:p>26.08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713">
            <text:p>713</text:p>
          </table:table-cell>
          <table:table-cell office:value-type="float" office:value="14850">
            <text:p>14850</text:p>
          </table:table-cell>
          <table:table-cell office:value-type="float" office:value="19913">
            <text:p>19913</text:p>
          </table:table-cell>
          <table:table-cell office:value-type="float" office:value="28389">
            <text:p>28389</text:p>
          </table:table-cell>
          <table:table-cell office:value-type="float" office:value="-126.875">
            <text:p>-126.875</text:p>
          </table:table-cell>
          <table:table-cell office:value-type="float" office:value="196.75">
            <text:p>196.75</text:p>
          </table:table-cell>
          <table:table-cell office:value-type="float" office:value="-198.75">
            <text:p>-198.75</text:p>
          </table:table-cell>
          <table:table-cell office:value-type="float" office:value="-0.00854377104377104">
            <text:p>-0.008543771</text:p>
          </table:table-cell>
          <table:table-cell office:value-type="float" office:value="0.00988048008838447">
            <text:p>0.0098804801</text:p>
          </table:table-cell>
          <table:table-cell office:value-type="float" office:value="-0.00700095107259854">
            <text:p>-0.0070009511</text:p>
          </table:table-cell>
          <table:table-cell office:value-type="float" office:value="0.970239873553152">
            <text:p>0.9702398736</text:p>
          </table:table-cell>
          <table:table-cell office:value-type="float" office:value="1.03477302312743">
            <text:p>1.0347730231</text:p>
          </table:table-cell>
          <table:table-cell office:value-type="float" office:value="0.97559273734511">
            <text:p>0.975592737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date" office:date-value="2020-11-10">
            <text:p>11/10/20</text:p>
          </table:table-cell>
          <table:table-cell office:value-type="float" office:value="103">
            <text:p>103</text:p>
          </table:table-cell>
          <table:table-cell office:value-type="float" office:value="6153">
            <text:p>6153</text:p>
          </table:table-cell>
          <table:table-cell office:value-type="float" office:value="13068">
            <text:p>13068</text:p>
          </table:table-cell>
          <table:table-cell office:value-type="float" office:value="31.68">
            <text:p>31.68</text:p>
          </table:table-cell>
          <table:table-cell office:value-type="float" office:value="85.4">
            <text:p>85.4</text:p>
          </table:table-cell>
          <table:table-cell office:value-type="float" office:value="6159">
            <text:p>6159</text:p>
          </table:table-cell>
          <table:table-cell office:value-type="float" office:value="18602.6">
            <text:p>18602.6</text:p>
          </table:table-cell>
          <table:table-cell office:value-type="float" office:value="24.66">
            <text:p>24.66</text:p>
          </table:table-cell>
          <table:table-cell table:number-columns-repeated="3" office:value-type="float" office:value="2">
            <text:p>2</text:p>
          </table:table-cell>
          <table:table-cell office:value-type="float" office:value="727">
            <text:p>727</text:p>
          </table:table-cell>
          <table:table-cell office:value-type="float" office:value="518">
            <text:p>518</text:p>
          </table:table-cell>
          <table:table-cell office:value-type="float" office:value="1057">
            <text:p>1057</text:p>
          </table:table-cell>
          <table:table-cell office:value-type="float" office:value="15361">
            <text:p>15361</text:p>
          </table:table-cell>
          <table:table-cell office:value-type="float" office:value="19810">
            <text:p>19810</text:p>
          </table:table-cell>
          <table:table-cell office:value-type="float" office:value="26965">
            <text:p>26965</text:p>
          </table:table-cell>
          <table:table-cell office:value-type="float" office:value="226.5">
            <text:p>226.5</text:p>
          </table:table-cell>
          <table:table-cell office:value-type="float" office:value="-133.375">
            <text:p>-133.375</text:p>
          </table:table-cell>
          <table:table-cell office:value-type="float" office:value="-141.625">
            <text:p>-141.625</text:p>
          </table:table-cell>
          <table:table-cell office:value-type="float" office:value="0.0147451337803528">
            <text:p>0.0147451338</text:p>
          </table:table-cell>
          <table:table-cell office:value-type="float" office:value="-0.00673271075214538">
            <text:p>-0.0067327108</text:p>
          </table:table-cell>
          <table:table-cell office:value-type="float" office:value="-0.00525217875023178">
            <text:p>-0.0052521788</text:p>
          </table:table-cell>
          <table:table-cell office:value-type="float" office:value="1.05203410941283">
            <text:p>1.0520341094</text:p>
          </table:table-cell>
          <table:table-cell office:value-type="float" office:value="0.976524357979872">
            <text:p>0.976524358</text:p>
          </table:table-cell>
          <table:table-cell office:value-type="float" office:value="0.981671441722172">
            <text:p>0.981671441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date" office:date-value="2020-11-11">
            <text:p>11/11/20</text:p>
          </table:table-cell>
          <table:table-cell office:value-type="float" office:value="101">
            <text:p>101</text:p>
          </table:table-cell>
          <table:table-cell office:value-type="float" office:value="6352">
            <text:p>6352</text:p>
          </table:table-cell>
          <table:table-cell office:value-type="float" office:value="20987">
            <text:p>20987</text:p>
          </table:table-cell>
          <table:table-cell office:value-type="float" office:value="18.8">
            <text:p>18.8</text:p>
          </table:table-cell>
          <table:table-cell office:value-type="float" office:value="89">
            <text:p>89</text:p>
          </table:table-cell>
          <table:table-cell office:value-type="float" office:value="6336.4">
            <text:p>6336.4</text:p>
          </table:table-cell>
          <table:table-cell office:value-type="float" office:value="19547.2">
            <text:p>19547.2</text:p>
          </table:table-cell>
          <table:table-cell office:value-type="float" office:value="24.054">
            <text:p>24.054</text:p>
          </table:table-cell>
          <table:table-cell table:number-columns-repeated="3" office:value-type="float" office:value="2">
            <text:p>2</text:p>
          </table:table-cell>
          <table:table-cell office:value-type="float" office:value="766">
            <text:p>766</text:p>
          </table:table-cell>
          <table:table-cell office:value-type="float" office:value="1105">
            <text:p>1105</text:p>
          </table:table-cell>
          <table:table-cell office:value-type="float" office:value="766">
            <text:p>766</text:p>
          </table:table-cell>
          <table:table-cell office:value-type="float" office:value="14994">
            <text:p>14994</text:p>
          </table:table-cell>
          <table:table-cell office:value-type="float" office:value="19480">
            <text:p>19480</text:p>
          </table:table-cell>
          <table:table-cell office:value-type="float" office:value="28570">
            <text:p>28570</text:p>
          </table:table-cell>
          <table:table-cell office:value-type="float" office:value="-23.625">
            <text:p>-23.625</text:p>
          </table:table-cell>
          <table:table-cell office:value-type="float" office:value="252">
            <text:p>252</text:p>
          </table:table-cell>
          <table:table-cell office:value-type="float" office:value="112.875">
            <text:p>112.875</text:p>
          </table:table-cell>
          <table:table-cell office:value-type="float" office:value="-0.00157563025210084">
            <text:p>-0.0015756303</text:p>
          </table:table-cell>
          <table:table-cell office:value-type="float" office:value="0.0129363449691992">
            <text:p>0.012936345</text:p>
          </table:table-cell>
          <table:table-cell office:value-type="float" office:value="0.00395082254112706">
            <text:p>0.0039508225</text:p>
          </table:table-cell>
          <table:table-cell office:value-type="float" office:value="0.994490160034602">
            <text:p>0.99449016</text:p>
          </table:table-cell>
          <table:table-cell office:value-type="float" office:value="1.04560521147367">
            <text:p>1.0456052115</text:p>
          </table:table-cell>
          <table:table-cell office:value-type="float" office:value="1.0138584725315">
            <text:p>1.01385847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date" office:date-value="2020-11-12">
            <text:p>11/12/20</text:p>
          </table:table-cell>
          <table:table-cell office:value-type="float" office:value="87">
            <text:p>87</text:p>
          </table:table-cell>
          <table:table-cell office:value-type="float" office:value="6426">
            <text:p>6426</text:p>
          </table:table-cell>
          <table:table-cell office:value-type="float" office:value="23521">
            <text:p>23521</text:p>
          </table:table-cell>
          <table:table-cell office:value-type="float" office:value="16.7">
            <text:p>16.7</text:p>
          </table:table-cell>
          <table:table-cell office:value-type="float" office:value="99.4">
            <text:p>99.4</text:p>
          </table:table-cell>
          <table:table-cell office:value-type="float" office:value="6530">
            <text:p>6530</text:p>
          </table:table-cell>
          <table:table-cell office:value-type="float" office:value="20125.6">
            <text:p>20125.6</text:p>
          </table:table-cell>
          <table:table-cell office:value-type="float" office:value="22.754">
            <text:p>22.75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84">
            <text:p>584</text:p>
          </table:table-cell>
          <table:table-cell office:value-type="float" office:value="1154">
            <text:p>1154</text:p>
          </table:table-cell>
          <table:table-cell office:value-type="float" office:value="14600">
            <text:p>14600</text:p>
          </table:table-cell>
          <table:table-cell office:value-type="float" office:value="19490">
            <text:p>19490</text:p>
          </table:table-cell>
          <table:table-cell office:value-type="float" office:value="28942">
            <text:p>28942</text:p>
          </table:table-cell>
          <table:table-cell office:value-type="float" office:value="-36.25">
            <text:p>-36.25</text:p>
          </table:table-cell>
          <table:table-cell office:value-type="float" office:value="340.5">
            <text:p>340.5</text:p>
          </table:table-cell>
          <table:table-cell office:value-type="float" office:value="176.5">
            <text:p>176.5</text:p>
          </table:table-cell>
          <table:table-cell office:value-type="float" office:value="-0.00248287671232877">
            <text:p>-0.0024828767</text:p>
          </table:table-cell>
          <table:table-cell office:value-type="float" office:value="0.0174704976911237">
            <text:p>0.0174704977</text:p>
          </table:table-cell>
          <table:table-cell office:value-type="float" office:value="0.00609840370395964">
            <text:p>0.0060984037</text:p>
          </table:table-cell>
          <table:table-cell office:value-type="float" office:value="0.991322014273316">
            <text:p>0.9913220143</text:p>
          </table:table-cell>
          <table:table-cell office:value-type="float" office:value="1.0617449697665">
            <text:p>1.0617449698</text:p>
          </table:table-cell>
          <table:table-cell office:value-type="float" office:value="1.02141730639822">
            <text:p>1.021417306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date" office:date-value="2020-11-13">
            <text:p>11/13/20</text:p>
          </table:table-cell>
          <table:table-cell office:value-type="float" office:value="99">
            <text:p>99</text:p>
          </table:table-cell>
          <table:table-cell office:value-type="float" office:value="6690">
            <text:p>6690</text:p>
          </table:table-cell>
          <table:table-cell office:value-type="float" office:value="23912">
            <text:p>23912</text:p>
          </table:table-cell>
          <table:table-cell office:value-type="float" office:value="21.32">
            <text:p>21.32</text:p>
          </table:table-cell>
          <table:table-cell office:value-type="float" office:value="100.2">
            <text:p>100.2</text:p>
          </table:table-cell>
          <table:table-cell office:value-type="float" office:value="6702">
            <text:p>6702</text:p>
          </table:table-cell>
          <table:table-cell office:value-type="float" office:value="23255">
            <text:p>23255</text:p>
          </table:table-cell>
          <table:table-cell office:value-type="float" office:value="19.37">
            <text:p>19.37</text:p>
          </table:table-cell>
          <table:table-cell table:number-columns-repeated="3" office:value-type="float" office:value="2">
            <text:p>2</text:p>
          </table:table-cell>
          <table:table-cell office:value-type="float" office:value="1163">
            <text:p>1163</text:p>
          </table:table-cell>
          <table:table-cell office:value-type="float" office:value="579">
            <text:p>579</text:p>
          </table:table-cell>
          <table:table-cell office:value-type="float" office:value="1163">
            <text:p>1163</text:p>
          </table:table-cell>
          <table:table-cell office:value-type="float" office:value="14884">
            <text:p>14884</text:p>
          </table:table-cell>
          <table:table-cell office:value-type="float" office:value="19922">
            <text:p>19922</text:p>
          </table:table-cell>
          <table:table-cell office:value-type="float" office:value="27267">
            <text:p>27267</text:p>
          </table:table-cell>
          <table:table-cell office:value-type="float" office:value="-51.25">
            <text:p>-51.25</text:p>
          </table:table-cell>
          <table:table-cell office:value-type="float" office:value="174.125">
            <text:p>174.125</text:p>
          </table:table-cell>
          <table:table-cell office:value-type="float" office:value="623.75">
            <text:p>623.75</text:p>
          </table:table-cell>
          <table:table-cell office:value-type="float" office:value="-0.00344329481322225">
            <text:p>-0.0034432948</text:p>
          </table:table-cell>
          <table:table-cell office:value-type="float" office:value="0.00874033731553057">
            <text:p>0.0087403373</text:p>
          </table:table-cell>
          <table:table-cell office:value-type="float" office:value="0.0228756372171489">
            <text:p>0.0228756372</text:p>
          </table:table-cell>
          <table:table-cell office:value-type="float" office:value="0.987971706460897">
            <text:p>0.9879717065</text:p>
          </table:table-cell>
          <table:table-cell office:value-type="float" office:value="1.03074091185728">
            <text:p>1.0307409119</text:p>
          </table:table-cell>
          <table:table-cell office:value-type="float" office:value="1.08109038802508">
            <text:p>1.081090388</text:p>
          </table:table-cell>
          <table:table-cell table:number-columns-repeated="2" office:value-type="float" office:value="0">
            <text:p>0</text:p>
          </table:table-cell>
          <table:table-cell office:value-type="float" office:value="30.6459391593074">
            <text:p>30.6459391593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date" office:date-value="2020-11-14">
            <text:p>11/14/20</text:p>
          </table:table-cell>
          <table:table-cell office:value-type="float" office:value="107">
            <text:p>107</text:p>
          </table:table-cell>
          <table:table-cell office:value-type="float" office:value="7029">
            <text:p>7029</text:p>
          </table:table-cell>
          <table:table-cell office:value-type="float" office:value="19140">
            <text:p>19140</text:p>
          </table:table-cell>
          <table:table-cell office:value-type="float" office:value="25.27">
            <text:p>25.27</text:p>
          </table:table-cell>
          <table:table-cell office:value-type="float" office:value="98.6">
            <text:p>98.6</text:p>
          </table:table-cell>
          <table:table-cell office:value-type="float" office:value="6878.8">
            <text:p>6878.8</text:p>
          </table:table-cell>
          <table:table-cell office:value-type="float" office:value="24800.6">
            <text:p>24800.6</text:p>
          </table:table-cell>
          <table:table-cell office:value-type="float" office:value="20.134">
            <text:p>20.134</text:p>
          </table:table-cell>
          <table:table-cell table:number-columns-repeated="3" office:value-type="float" office:value="2">
            <text:p>2</text:p>
          </table:table-cell>
          <table:table-cell office:value-type="float" office:value="600">
            <text:p>600</text:p>
          </table:table-cell>
          <table:table-cell table:number-columns-repeated="2" office:value-type="float" office:value="833">
            <text:p>833</text:p>
          </table:table-cell>
          <table:table-cell office:value-type="float" office:value="15240">
            <text:p>15240</text:p>
          </table:table-cell>
          <table:table-cell office:value-type="float" office:value="19948">
            <text:p>19948</text:p>
          </table:table-cell>
          <table:table-cell office:value-type="float" office:value="30118">
            <text:p>30118</text:p>
          </table:table-cell>
          <table:table-cell office:value-type="float" office:value="269.625">
            <text:p>269.625</text:p>
          </table:table-cell>
          <table:table-cell office:value-type="float" office:value="-4.625">
            <text:p>-4.625</text:p>
          </table:table-cell>
          <table:table-cell office:value-type="float" office:value="408.625">
            <text:p>408.625</text:p>
          </table:table-cell>
          <table:table-cell office:value-type="float" office:value="0.0176919291338583">
            <text:p>0.0176919291</text:p>
          </table:table-cell>
          <table:table-cell office:value-type="float" office:value="-0.000231852817325045">
            <text:p>-0.0002318528</text:p>
          </table:table-cell>
          <table:table-cell office:value-type="float" office:value="0.0135674679593599">
            <text:p>0.013567468</text:p>
          </table:table-cell>
          <table:table-cell office:value-type="float" office:value="1.0625352405072">
            <text:p>1.0625352405</text:p>
          </table:table-cell>
          <table:table-cell office:value-type="float" office:value="0.999188620500591">
            <text:p>0.9991886205</text:p>
          </table:table-cell>
          <table:table-cell office:value-type="float" office:value="1.04784692718394">
            <text:p>1.047846927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date" office:date-value="2020-11-15">
            <text:p>11/15/20</text:p>
          </table:table-cell>
          <table:table-cell office:value-type="float" office:value="107">
            <text:p>107</text:p>
          </table:table-cell>
          <table:table-cell office:value-type="float" office:value="7013">
            <text:p>7013</text:p>
          </table:table-cell>
          <table:table-cell office:value-type="float" office:value="28715">
            <text:p>28715</text:p>
          </table:table-cell>
          <table:table-cell office:value-type="float" office:value="14.76">
            <text:p>14.76</text:p>
          </table:table-cell>
          <table:table-cell office:value-type="float" office:value="99.4">
            <text:p>99.4</text:p>
          </table:table-cell>
          <table:table-cell office:value-type="float" office:value="7089">
            <text:p>7089</text:p>
          </table:table-cell>
          <table:table-cell office:value-type="float" office:value="25554.8">
            <text:p>25554.8</text:p>
          </table:table-cell>
          <table:table-cell office:value-type="float" office:value="20.606">
            <text:p>20.606</text:p>
          </table:table-cell>
          <table:table-cell table:number-columns-repeated="3" office:value-type="float" office:value="2">
            <text:p>2</text:p>
          </table:table-cell>
          <table:table-cell office:value-type="float" office:value="1261">
            <text:p>1261</text:p>
          </table:table-cell>
          <table:table-cell table:number-columns-repeated="2" office:value-type="float" office:value="649">
            <text:p>649</text:p>
          </table:table-cell>
          <table:table-cell office:value-type="float" office:value="15244">
            <text:p>15244</text:p>
          </table:table-cell>
          <table:table-cell office:value-type="float" office:value="21442">
            <text:p>21442</text:p>
          </table:table-cell>
          <table:table-cell office:value-type="float" office:value="31977">
            <text:p>31977</text:p>
          </table:table-cell>
          <table:table-cell office:value-type="float" office:value="256.375">
            <text:p>256.375</text:p>
          </table:table-cell>
          <table:table-cell office:value-type="float" office:value="-32.875">
            <text:p>-32.875</text:p>
          </table:table-cell>
          <table:table-cell office:value-type="float" office:value="-14.25">
            <text:p>-14.25</text:p>
          </table:table-cell>
          <table:table-cell office:value-type="float" office:value="0.0168180923642089">
            <text:p>0.0168180924</text:p>
          </table:table-cell>
          <table:table-cell office:value-type="float" office:value="-0.00153320585766253">
            <text:p>-0.0015332059</text:p>
          </table:table-cell>
          <table:table-cell office:value-type="float" office:value="-0.000445632798573975">
            <text:p>-0.0004456328</text:p>
          </table:table-cell>
          <table:table-cell office:value-type="float" office:value="1.05941770580704">
            <text:p>1.0594177058</text:p>
          </table:table-cell>
          <table:table-cell office:value-type="float" office:value="0.994638386909777">
            <text:p>0.9946383869</text:p>
          </table:table-cell>
          <table:table-cell office:value-type="float" office:value="0.99844067443863">
            <text:p>0.998440674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date" office:date-value="2020-11-16">
            <text:p>11/16/20</text:p>
          </table:table-cell>
          <table:table-cell office:value-type="float" office:value="93">
            <text:p>93</text:p>
          </table:table-cell>
          <table:table-cell office:value-type="float" office:value="7236">
            <text:p>7236</text:p>
          </table:table-cell>
          <table:table-cell office:value-type="float" office:value="28715">
            <text:p>28715</text:p>
          </table:table-cell>
          <table:table-cell office:value-type="float" office:value="22.62">
            <text:p>22.62</text:p>
          </table:table-cell>
          <table:table-cell office:value-type="float" office:value="99.4">
            <text:p>99.4</text:p>
          </table:table-cell>
          <table:table-cell office:value-type="float" office:value="7250.8">
            <text:p>7250.8</text:p>
          </table:table-cell>
          <table:table-cell office:value-type="float" office:value="25076.2">
            <text:p>25076.2</text:p>
          </table:table-cell>
          <table:table-cell office:value-type="float" office:value="20.33">
            <text:p>20.33</text:p>
          </table:table-cell>
          <table:table-cell table:number-columns-repeated="3" office:value-type="float" office:value="2">
            <text:p>2</text:p>
          </table:table-cell>
          <table:table-cell office:value-type="float" office:value="860">
            <text:p>860</text:p>
          </table:table-cell>
          <table:table-cell office:value-type="float" office:value="1242">
            <text:p>1242</text:p>
          </table:table-cell>
          <table:table-cell office:value-type="float" office:value="616">
            <text:p>616</text:p>
          </table:table-cell>
          <table:table-cell office:value-type="float" office:value="15532">
            <text:p>15532</text:p>
          </table:table-cell>
          <table:table-cell office:value-type="float" office:value="21394">
            <text:p>21394</text:p>
          </table:table-cell>
          <table:table-cell office:value-type="float" office:value="32858">
            <text:p>32858</text:p>
          </table:table-cell>
          <table:table-cell office:value-type="float" office:value="325.5">
            <text:p>325.5</text:p>
          </table:table-cell>
          <table:table-cell office:value-type="float" office:value="159.125">
            <text:p>159.125</text:p>
          </table:table-cell>
          <table:table-cell office:value-type="float" office:value="-227.375">
            <text:p>-227.375</text:p>
          </table:table-cell>
          <table:table-cell office:value-type="float" office:value="0.0209567344836467">
            <text:p>0.0209567345</text:p>
          </table:table-cell>
          <table:table-cell office:value-type="float" office:value="0.00743783303730018">
            <text:p>0.007437833</text:p>
          </table:table-cell>
          <table:table-cell office:value-type="float" office:value="-0.00691992817578672">
            <text:p>-0.0069199282</text:p>
          </table:table-cell>
          <table:table-cell office:value-type="float" office:value="1.07420937274439">
            <text:p>1.0742093727</text:p>
          </table:table-cell>
          <table:table-cell office:value-type="float" office:value="1.02614084549672">
            <text:p>1.0261408455</text:p>
          </table:table-cell>
          <table:table-cell office:value-type="float" office:value="0.975874106780424">
            <text:p>0.9758741068</text:p>
          </table:table-cell>
          <table:table-cell office:value-type="float" office:value="33.4205276998105">
            <text:p>33.420527699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date" office:date-value="2020-11-17">
            <text:p>11/17/20</text:p>
          </table:table-cell>
          <table:table-cell office:value-type="float" office:value="91">
            <text:p>91</text:p>
          </table:table-cell>
          <table:table-cell office:value-type="float" office:value="7477">
            <text:p>7477</text:p>
          </table:table-cell>
          <table:table-cell office:value-type="float" office:value="27292">
            <text:p>27292</text:p>
          </table:table-cell>
          <table:table-cell office:value-type="float" office:value="19.06">
            <text:p>19.06</text:p>
          </table:table-cell>
          <table:table-cell office:value-type="float" office:value="96.4">
            <text:p>96.4</text:p>
          </table:table-cell>
          <table:table-cell office:value-type="float" office:value="7351.4">
            <text:p>7351.4</text:p>
          </table:table-cell>
          <table:table-cell office:value-type="float" office:value="25919.6">
            <text:p>25919.6</text:p>
          </table:table-cell>
          <table:table-cell office:value-type="float" office:value="19.14">
            <text:p>19.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70">
            <text:p>570</text:p>
          </table:table-cell>
          <table:table-cell office:value-type="float" office:value="1209">
            <text:p>1209</text:p>
          </table:table-cell>
          <table:table-cell office:value-type="float" office:value="15764">
            <text:p>15764</text:p>
          </table:table-cell>
          <table:table-cell office:value-type="float" office:value="20178">
            <text:p>20178</text:p>
          </table:table-cell>
          <table:table-cell office:value-type="float" office:value="31752">
            <text:p>31752</text:p>
          </table:table-cell>
          <table:table-cell office:value-type="float" office:value="142">
            <text:p>142</text:p>
          </table:table-cell>
          <table:table-cell office:value-type="float" office:value="422">
            <text:p>422</text:p>
          </table:table-cell>
          <table:table-cell office:value-type="float" office:value="-726.625">
            <text:p>-726.625</text:p>
          </table:table-cell>
          <table:table-cell office:value-type="float" office:value="0.00900786602385181">
            <text:p>0.009007866</text:p>
          </table:table-cell>
          <table:table-cell office:value-type="float" office:value="0.0209138665873724">
            <text:p>0.0209138666</text:p>
          </table:table-cell>
          <table:table-cell office:value-type="float" office:value="-0.0228843852355757">
            <text:p>-0.0228843852</text:p>
          </table:table-cell>
          <table:table-cell office:value-type="float" office:value="1.03168656871808">
            <text:p>1.0316865687</text:p>
          </table:table-cell>
          <table:table-cell office:value-type="float" office:value="1.07405581709445">
            <text:p>1.0740558171</text:p>
          </table:table-cell>
          <table:table-cell office:value-type="float" office:value="0.920931094047201">
            <text:p>0.920931094</text:p>
          </table:table-cell>
          <table:table-cell office:value-type="float" office:value="0">
            <text:p>0</text:p>
          </table:table-cell>
          <table:table-cell office:value-type="float" office:value="33.4883254409091">
            <text:p>33.4883254409</text:p>
          </table:table-cell>
          <table:table-cell office:value-type="float" office:value="-29.9411781839837">
            <text:p>-29.941178184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date" office:date-value="2020-11-18">
            <text:p>11/18/20</text:p>
          </table:table-cell>
          <table:table-cell office:value-type="float" office:value="99">
            <text:p>99</text:p>
          </table:table-cell>
          <table:table-cell office:value-type="float" office:value="7499">
            <text:p>7499</text:p>
          </table:table-cell>
          <table:table-cell office:value-type="float" office:value="21519">
            <text:p>21519</text:p>
          </table:table-cell>
          <table:table-cell office:value-type="float" office:value="19.94">
            <text:p>19.94</text:p>
          </table:table-cell>
          <table:table-cell office:value-type="float" office:value="94.2">
            <text:p>94.2</text:p>
          </table:table-cell>
          <table:table-cell office:value-type="float" office:value="7451.2">
            <text:p>7451.2</text:p>
          </table:table-cell>
          <table:table-cell office:value-type="float" office:value="24748.6">
            <text:p>24748.6</text:p>
          </table:table-cell>
          <table:table-cell office:value-type="float" office:value="20.072">
            <text:p>20.072</text:p>
          </table:table-cell>
          <table:table-cell table:number-columns-repeated="3" office:value-type="float" office:value="2">
            <text:p>2</text:p>
          </table:table-cell>
          <table:table-cell office:value-type="float" office:value="1234">
            <text:p>1234</text:p>
          </table:table-cell>
          <table:table-cell office:value-type="float" office:value="583">
            <text:p>583</text:p>
          </table:table-cell>
          <table:table-cell office:value-type="float" office:value="1234">
            <text:p>1234</text:p>
          </table:table-cell>
          <table:table-cell office:value-type="float" office:value="15294">
            <text:p>15294</text:p>
          </table:table-cell>
          <table:table-cell office:value-type="float" office:value="21854">
            <text:p>21854</text:p>
          </table:table-cell>
          <table:table-cell office:value-type="float" office:value="30417">
            <text:p>30417</text:p>
          </table:table-cell>
          <table:table-cell office:value-type="float" office:value="256.375">
            <text:p>256.375</text:p>
          </table:table-cell>
          <table:table-cell office:value-type="float" office:value="-889.75">
            <text:p>-889.75</text:p>
          </table:table-cell>
          <table:table-cell office:value-type="float" office:value="444.5">
            <text:p>444.5</text:p>
          </table:table-cell>
          <table:table-cell office:value-type="float" office:value="0.0167631097162286">
            <text:p>0.0167631097</text:p>
          </table:table-cell>
          <table:table-cell office:value-type="float" office:value="-0.0407133705500137">
            <text:p>-0.0407133706</text:p>
          </table:table-cell>
          <table:table-cell office:value-type="float" office:value="0.0146135384817701">
            <text:p>0.0146135385</text:p>
          </table:table-cell>
          <table:table-cell office:value-type="float" office:value="1.05922164762762">
            <text:p>1.0592216476</text:p>
          </table:table-cell>
          <table:table-cell office:value-type="float" office:value="0.860752057016376">
            <text:p>0.860752057</text:p>
          </table:table-cell>
          <table:table-cell office:value-type="float" office:value="1.05156595347983">
            <text:p>1.0515659535</text:p>
          </table:table-cell>
          <table:table-cell office:value-type="float" office:value="0">
            <text:p>0</text:p>
          </table:table-cell>
          <table:table-cell office:value-type="float" office:value="-16.6760758462122">
            <text:p>-16.676075846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date" office:date-value="2020-11-19">
            <text:p>11/19/20</text:p>
          </table:table-cell>
          <table:table-cell office:value-type="float" office:value="92">
            <text:p>92</text:p>
          </table:table-cell>
          <table:table-cell office:value-type="float" office:value="7532">
            <text:p>7532</text:p>
          </table:table-cell>
          <table:table-cell office:value-type="float" office:value="23357">
            <text:p>23357</text:p>
          </table:table-cell>
          <table:table-cell office:value-type="float" office:value="19.32">
            <text:p>19.32</text:p>
          </table:table-cell>
          <table:table-cell office:value-type="float" office:value="99.8">
            <text:p>99.8</text:p>
          </table:table-cell>
          <table:table-cell office:value-type="float" office:value="7475.6">
            <text:p>7475.6</text:p>
          </table:table-cell>
          <table:table-cell office:value-type="float" office:value="23966.8">
            <text:p>23966.8</text:p>
          </table:table-cell>
          <table:table-cell office:value-type="float" office:value="19.094">
            <text:p>19.09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20">
            <text:p>520</text:p>
          </table:table-cell>
          <table:table-cell office:value-type="float" office:value="15262">
            <text:p>15262</text:p>
          </table:table-cell>
          <table:table-cell office:value-type="float" office:value="19665">
            <text:p>19665</text:p>
          </table:table-cell>
          <table:table-cell office:value-type="float" office:value="31977">
            <text:p>31977</text:p>
          </table:table-cell>
          <table:table-cell office:value-type="float" office:value="303">
            <text:p>303</text:p>
          </table:table-cell>
          <table:table-cell office:value-type="float" office:value="245.75">
            <text:p>245.75</text:p>
          </table:table-cell>
          <table:table-cell office:value-type="float" office:value="-14.25">
            <text:p>-14.25</text:p>
          </table:table-cell>
          <table:table-cell office:value-type="float" office:value="0.0198532302450531">
            <text:p>0.0198532302</text:p>
          </table:table-cell>
          <table:table-cell office:value-type="float" office:value="0.0124968217645563">
            <text:p>0.0124968218</text:p>
          </table:table-cell>
          <table:table-cell office:value-type="float" office:value="-0.000445632798573975">
            <text:p>-0.0004456328</text:p>
          </table:table-cell>
          <table:table-cell office:value-type="float" office:value="1.07025884132997">
            <text:p>1.0702588413</text:p>
          </table:table-cell>
          <table:table-cell office:value-type="float" office:value="1.04404497046221">
            <text:p>1.0440449705</text:p>
          </table:table-cell>
          <table:table-cell office:value-type="float" office:value="0.99844067443863">
            <text:p>0.998440674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date" office:date-value="2020-11-20">
            <text:p>11/20/20</text:p>
          </table:table-cell>
          <table:table-cell office:value-type="float" office:value="96">
            <text:p>96</text:p>
          </table:table-cell>
          <table:table-cell office:value-type="float" office:value="7512">
            <text:p>7512</text:p>
          </table:table-cell>
          <table:table-cell office:value-type="float" office:value="22860">
            <text:p>22860</text:p>
          </table:table-cell>
          <table:table-cell office:value-type="float" office:value="19.42">
            <text:p>19.42</text:p>
          </table:table-cell>
          <table:table-cell office:value-type="float" office:value="103.8">
            <text:p>103.8</text:p>
          </table:table-cell>
          <table:table-cell office:value-type="float" office:value="7435.8">
            <text:p>7435.8</text:p>
          </table:table-cell>
          <table:table-cell office:value-type="float" office:value="22943">
            <text:p>22943</text:p>
          </table:table-cell>
          <table:table-cell office:value-type="float" office:value="19.178">
            <text:p>19.17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468">
            <text:p>468</text:p>
          </table:table-cell>
          <table:table-cell office:value-type="float" office:value="14264">
            <text:p>14264</text:p>
          </table:table-cell>
          <table:table-cell office:value-type="float" office:value="19734">
            <text:p>19734</text:p>
          </table:table-cell>
          <table:table-cell office:value-type="float" office:value="32858">
            <text:p>32858</text:p>
          </table:table-cell>
          <table:table-cell office:value-type="float" office:value="-798.25">
            <text:p>-798.25</text:p>
          </table:table-cell>
          <table:table-cell office:value-type="float" office:value="399.625">
            <text:p>399.625</text:p>
          </table:table-cell>
          <table:table-cell office:value-type="float" office:value="-227.375">
            <text:p>-227.375</text:p>
          </table:table-cell>
          <table:table-cell office:value-type="float" office:value="-0.0559625630959058">
            <text:p>-0.0559625631</text:p>
          </table:table-cell>
          <table:table-cell office:value-type="float" office:value="0.0202505827505828">
            <text:p>0.0202505828</text:p>
          </table:table-cell>
          <table:table-cell office:value-type="float" office:value="-0.00691992817578672">
            <text:p>-0.0069199282</text:p>
          </table:table-cell>
          <table:table-cell office:value-type="float" office:value="0.810269373762126">
            <text:p>0.8102693738</text:p>
          </table:table-cell>
          <table:table-cell office:value-type="float" office:value="1.07168080838645">
            <text:p>1.0716808084</text:p>
          </table:table-cell>
          <table:table-cell office:value-type="float" office:value="0.975874106780424">
            <text:p>0.9758741068</text:p>
          </table:table-cell>
          <table:table-cell office:value-type="float" office:value="-12.036008500183">
            <text:p>-12.0360085002</text:p>
          </table:table-cell>
          <table:table-cell office:value-type="float" office:value="34.5739209414704">
            <text:p>34.57392094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date" office:date-value="2020-11-21">
            <text:p>11/21/20</text:p>
          </table:table-cell>
          <table:table-cell office:value-type="float" office:value="121">
            <text:p>121</text:p>
          </table:table-cell>
          <table:table-cell office:value-type="float" office:value="7358">
            <text:p>7358</text:p>
          </table:table-cell>
          <table:table-cell office:value-type="float" office:value="24806">
            <text:p>24806</text:p>
          </table:table-cell>
          <table:table-cell office:value-type="float" office:value="17.73">
            <text:p>17.73</text:p>
          </table:table-cell>
          <table:table-cell office:value-type="float" office:value="102.2">
            <text:p>102.2</text:p>
          </table:table-cell>
          <table:table-cell office:value-type="float" office:value="7428.2">
            <text:p>7428.2</text:p>
          </table:table-cell>
          <table:table-cell office:value-type="float" office:value="21701.4">
            <text:p>21701.4</text:p>
          </table:table-cell>
          <table:table-cell office:value-type="float" office:value="19.546">
            <text:p>19.546</text:p>
          </table:table-cell>
          <table:table-cell table:number-columns-repeated="3" office:value-type="float" office:value="2">
            <text:p>2</text:p>
          </table:table-cell>
          <table:table-cell office:value-type="float" office:value="771">
            <text:p>771</text:p>
          </table:table-cell>
          <table:table-cell table:number-columns-repeated="2" office:value-type="float" office:value="1183">
            <text:p>1183</text:p>
          </table:table-cell>
          <table:table-cell office:value-type="float" office:value="12488">
            <text:p>12488</text:p>
          </table:table-cell>
          <table:table-cell office:value-type="float" office:value="20200">
            <text:p>20200</text:p>
          </table:table-cell>
          <table:table-cell office:value-type="float" office:value="31750">
            <text:p>31750</text:p>
          </table:table-cell>
          <table:table-cell office:value-type="float" office:value="-734.25">
            <text:p>-734.25</text:p>
          </table:table-cell>
          <table:table-cell office:value-type="float" office:value="443.5">
            <text:p>443.5</text:p>
          </table:table-cell>
          <table:table-cell office:value-type="float" office:value="-777">
            <text:p>-777</text:p>
          </table:table-cell>
          <table:table-cell office:value-type="float" office:value="-0.0587964445868033">
            <text:p>-0.0587964446</text:p>
          </table:table-cell>
          <table:table-cell office:value-type="float" office:value="0.0219554455445545">
            <text:p>0.0219554455</text:p>
          </table:table-cell>
          <table:table-cell office:value-type="float" office:value="-0.0244724409448819">
            <text:p>-0.0244724409</text:p>
          </table:table-cell>
          <table:table-cell office:value-type="float" office:value="0.800988206862445">
            <text:p>0.8009882069</text:p>
          </table:table-cell>
          <table:table-cell office:value-type="float" office:value="1.0777888609205">
            <text:p>1.0777888609</text:p>
          </table:table-cell>
          <table:table-cell office:value-type="float" office:value="0.915520301409883">
            <text:p>0.9155203014</text:p>
          </table:table-cell>
          <table:table-cell office:value-type="float" office:value="-11.4388566590654">
            <text:p>-11.4388566591</text:p>
          </table:table-cell>
          <table:table-cell office:value-type="float" office:value="31.915946064001">
            <text:p>31.915946064</text:p>
          </table:table-cell>
          <table:table-cell office:value-type="float" office:value="-27.9755769587575">
            <text:p>-27.9755769588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date" office:date-value="2020-11-22">
            <text:p>11/22/20</text:p>
          </table:table-cell>
          <table:table-cell office:value-type="float" office:value="111">
            <text:p>111</text:p>
          </table:table-cell>
          <table:table-cell office:value-type="float" office:value="7278">
            <text:p>7278</text:p>
          </table:table-cell>
          <table:table-cell office:value-type="float" office:value="22173">
            <text:p>22173</text:p>
          </table:table-cell>
          <table:table-cell office:value-type="float" office:value="19.48">
            <text:p>19.48</text:p>
          </table:table-cell>
          <table:table-cell office:value-type="float" office:value="107.2">
            <text:p>107.2</text:p>
          </table:table-cell>
          <table:table-cell office:value-type="float" office:value="7441.4">
            <text:p>7441.4</text:p>
          </table:table-cell>
          <table:table-cell office:value-type="float" office:value="19058.8">
            <text:p>19058.8</text:p>
          </table:table-cell>
          <table:table-cell office:value-type="float" office:value="23.428">
            <text:p>23.428</text:p>
          </table:table-cell>
          <table:table-cell table:number-columns-repeated="3" office:value-type="float" office:value="2">
            <text:p>2</text:p>
          </table:table-cell>
          <table:table-cell office:value-type="float" office:value="803">
            <text:p>803</text:p>
          </table:table-cell>
          <table:table-cell table:number-columns-repeated="2" office:value-type="float" office:value="540">
            <text:p>540</text:p>
          </table:table-cell>
          <table:table-cell office:value-type="float" office:value="11869">
            <text:p>11869</text:p>
          </table:table-cell>
          <table:table-cell office:value-type="float" office:value="19963">
            <text:p>19963</text:p>
          </table:table-cell>
          <table:table-cell office:value-type="float" office:value="30367">
            <text:p>30367</text:p>
          </table:table-cell>
          <table:table-cell office:value-type="float" office:value="-461.75">
            <text:p>-461.75</text:p>
          </table:table-cell>
          <table:table-cell office:value-type="float" office:value="-790.375">
            <text:p>-790.375</text:p>
          </table:table-cell>
          <table:table-cell office:value-type="float" office:value="361.25">
            <text:p>361.25</text:p>
          </table:table-cell>
          <table:table-cell office:value-type="float" office:value="-0.0389038672171202">
            <text:p>-0.0389038672</text:p>
          </table:table-cell>
          <table:table-cell office:value-type="float" office:value="-0.0395919951911035">
            <text:p>-0.0395919952</text:p>
          </table:table-cell>
          <table:table-cell office:value-type="float" office:value="0.0118961372542563">
            <text:p>0.0118961373</text:p>
          </table:table-cell>
          <table:table-cell office:value-type="float" office:value="0.866802946073596">
            <text:p>0.8668029461</text:p>
          </table:table-cell>
          <table:table-cell office:value-type="float" office:value="0.864500367954234">
            <text:p>0.864500368</text:p>
          </table:table-cell>
          <table:table-cell office:value-type="float" office:value="1.04191385582978">
            <text:p>1.0419138558</text:p>
          </table:table-cell>
          <table:table-cell office:value-type="float" office:value="-17.4680567450265">
            <text:p>-17.468056745</text:p>
          </table:table-cell>
          <table:table-cell office:value-type="float" office:value="-17.1583486725031">
            <text:p>-17.15834867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date" office:date-value="2020-11-23">
            <text:p>11/23/20</text:p>
          </table:table-cell>
          <table:table-cell office:value-type="float" office:value="91">
            <text:p>91</text:p>
          </table:table-cell>
          <table:table-cell office:value-type="float" office:value="7461">
            <text:p>7461</text:p>
          </table:table-cell>
          <table:table-cell office:value-type="float" office:value="15311">
            <text:p>15311</text:p>
          </table:table-cell>
          <table:table-cell office:value-type="float" office:value="21.78">
            <text:p>21.78</text:p>
          </table:table-cell>
          <table:table-cell office:value-type="float" office:value="109.2">
            <text:p>109.2</text:p>
          </table:table-cell>
          <table:table-cell office:value-type="float" office:value="7482.6">
            <text:p>7482.6</text:p>
          </table:table-cell>
          <table:table-cell office:value-type="float" office:value="18490">
            <text:p>18490</text:p>
          </table:table-cell>
          <table:table-cell office:value-type="float" office:value="23.346">
            <text:p>23.3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252">
            <text:p>1252</text:p>
          </table:table-cell>
          <table:table-cell office:value-type="float" office:value="577">
            <text:p>577</text:p>
          </table:table-cell>
          <table:table-cell office:value-type="float" office:value="12105">
            <text:p>12105</text:p>
          </table:table-cell>
          <table:table-cell office:value-type="float" office:value="19758">
            <text:p>19758</text:p>
          </table:table-cell>
          <table:table-cell office:value-type="float" office:value="31873">
            <text:p>31873</text:p>
          </table:table-cell>
          <table:table-cell office:value-type="float" office:value="-253.25">
            <text:p>-253.25</text:p>
          </table:table-cell>
          <table:table-cell office:value-type="float" office:value="-1023.25">
            <text:p>-1023.25</text:p>
          </table:table-cell>
          <table:table-cell office:value-type="float" office:value="93.125">
            <text:p>93.125</text:p>
          </table:table-cell>
          <table:table-cell office:value-type="float" office:value="-0.0209211069805865">
            <text:p>-0.020921107</text:p>
          </table:table-cell>
          <table:table-cell office:value-type="float" office:value="-0.0517891486992611">
            <text:p>-0.0517891487</text:p>
          </table:table-cell>
          <table:table-cell office:value-type="float" office:value="0.00292175195306372">
            <text:p>0.002921752</text:p>
          </table:table-cell>
          <table:table-cell office:value-type="float" office:value="0.927634003293842">
            <text:p>0.9276340033</text:p>
          </table:table-cell>
          <table:table-cell office:value-type="float" office:value="0.823994926761655">
            <text:p>0.8239949268</text:p>
          </table:table-cell>
          <table:table-cell office:value-type="float" office:value="1.01024286363929">
            <text:p>1.0102428636</text:p>
          </table:table-cell>
          <table:table-cell office:value-type="float" office:value="-32.7836824262048">
            <text:p>-32.7836824262</text:p>
          </table:table-cell>
          <table:table-cell office:value-type="float" office:value="-13.0343782988779">
            <text:p>-13.034378298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date" office:date-value="2020-11-24">
            <text:p>11/24/20</text:p>
          </table:table-cell>
          <table:table-cell office:value-type="float" office:value="117">
            <text:p>117</text:p>
          </table:table-cell>
          <table:table-cell office:value-type="float" office:value="7598">
            <text:p>7598</text:p>
          </table:table-cell>
          <table:table-cell office:value-type="float" office:value="10144">
            <text:p>10144</text:p>
          </table:table-cell>
          <table:table-cell office:value-type="float" office:value="38.73">
            <text:p>38.73</text:p>
          </table:table-cell>
          <table:table-cell office:value-type="float" office:value="108">
            <text:p>108</text:p>
          </table:table-cell>
          <table:table-cell office:value-type="float" office:value="7518.4">
            <text:p>7518.4</text:p>
          </table:table-cell>
          <table:table-cell office:value-type="float" office:value="19904.6">
            <text:p>19904.6</text:p>
          </table:table-cell>
          <table:table-cell office:value-type="float" office:value="23.79">
            <text:p>23.79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80">
            <text:p>580</text:p>
          </table:table-cell>
          <table:table-cell office:value-type="float" office:value="12952">
            <text:p>12952</text:p>
          </table:table-cell>
          <table:table-cell office:value-type="float" office:value="19552">
            <text:p>19552</text:p>
          </table:table-cell>
          <table:table-cell office:value-type="float" office:value="32630">
            <text:p>32630</text:p>
          </table:table-cell>
          <table:table-cell office:value-type="float" office:value="-108.5">
            <text:p>-108.5</text:p>
          </table:table-cell>
          <table:table-cell office:value-type="float" office:value="-295.625">
            <text:p>-295.625</text:p>
          </table:table-cell>
          <table:table-cell office:value-type="float" office:value="-318.875">
            <text:p>-318.875</text:p>
          </table:table-cell>
          <table:table-cell office:value-type="float" office:value="-0.00837708462013589">
            <text:p>-0.0083770846</text:p>
          </table:table-cell>
          <table:table-cell office:value-type="float" office:value="-0.0151199365793781">
            <text:p>-0.0151199366</text:p>
          </table:table-cell>
          <table:table-cell office:value-type="float" office:value="-0.00977244866687098">
            <text:p>-0.0097724487</text:p>
          </table:table-cell>
          <table:table-cell office:value-type="float" office:value="0.970817747901121">
            <text:p>0.9708177479</text:p>
          </table:table-cell>
          <table:table-cell office:value-type="float" office:value="0.947528302437219">
            <text:p>0.9475283024</text:p>
          </table:table-cell>
          <table:table-cell office:value-type="float" office:value="0.965983611141727">
            <text:p>0.965983611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date" office:date-value="2020-11-25">
            <text:p>11/25/20</text:p>
          </table:table-cell>
          <table:table-cell office:value-type="float" office:value="106">
            <text:p>106</text:p>
          </table:table-cell>
          <table:table-cell office:value-type="float" office:value="7718">
            <text:p>7718</text:p>
          </table:table-cell>
          <table:table-cell office:value-type="float" office:value="20016">
            <text:p>20016</text:p>
          </table:table-cell>
          <table:table-cell office:value-type="float" office:value="19.01">
            <text:p>19.01</text:p>
          </table:table-cell>
          <table:table-cell office:value-type="float" office:value="112.8">
            <text:p>112.8</text:p>
          </table:table-cell>
          <table:table-cell office:value-type="float" office:value="7581">
            <text:p>7581</text:p>
          </table:table-cell>
          <table:table-cell office:value-type="float" office:value="19671.2">
            <text:p>19671.2</text:p>
          </table:table-cell>
          <table:table-cell office:value-type="float" office:value="25.98">
            <text:p>25.9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84">
            <text:p>1284</text:p>
          </table:table-cell>
          <table:table-cell office:value-type="float" office:value="12395">
            <text:p>12395</text:p>
          </table:table-cell>
          <table:table-cell office:value-type="float" office:value="18728">
            <text:p>18728</text:p>
          </table:table-cell>
          <table:table-cell office:value-type="float" office:value="31750">
            <text:p>31750</text:p>
          </table:table-cell>
          <table:table-cell office:value-type="float" office:value="-722">
            <text:p>-722</text:p>
          </table:table-cell>
          <table:table-cell office:value-type="float" office:value="-506.875">
            <text:p>-506.875</text:p>
          </table:table-cell>
          <table:table-cell office:value-type="float" office:value="-777">
            <text:p>-777</text:p>
          </table:table-cell>
          <table:table-cell office:value-type="float" office:value="-0.0582492940701896">
            <text:p>-0.0582492941</text:p>
          </table:table-cell>
          <table:table-cell office:value-type="float" office:value="-0.0270650897052542">
            <text:p>-0.0270650897</text:p>
          </table:table-cell>
          <table:table-cell office:value-type="float" office:value="-0.0244724409448819">
            <text:p>-0.0244724409</text:p>
          </table:table-cell>
          <table:table-cell office:value-type="float" office:value="0.8027777120633">
            <text:p>0.8027777121</text:p>
          </table:table-cell>
          <table:table-cell office:value-type="float" office:value="0.906707923429887">
            <text:p>0.9067079234</text:p>
          </table:table-cell>
          <table:table-cell office:value-type="float" office:value="0.915520301409883">
            <text:p>0.9155203014</text:p>
          </table:table-cell>
          <table:table-cell office:value-type="float" office:value="-11.5496266584933">
            <text:p>-11.5496266585</text:p>
          </table:table-cell>
          <table:table-cell office:value-type="float" office:value="-25.2622196393246">
            <text:p>-25.2622196393</text:p>
          </table:table-cell>
          <table:table-cell office:value-type="float" office:value="-27.9755769587575">
            <text:p>-27.9755769588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date" office:date-value="2020-11-26">
            <text:p>11/26/20</text:p>
          </table:table-cell>
          <table:table-cell office:value-type="float" office:value="115">
            <text:p>115</text:p>
          </table:table-cell>
          <table:table-cell office:value-type="float" office:value="7537">
            <text:p>7537</text:p>
          </table:table-cell>
          <table:table-cell office:value-type="float" office:value="31879">
            <text:p>31879</text:p>
          </table:table-cell>
          <table:table-cell office:value-type="float" office:value="19.95">
            <text:p>19.95</text:p>
          </table:table-cell>
          <table:table-cell office:value-type="float" office:value="125">
            <text:p>125</text:p>
          </table:table-cell>
          <table:table-cell office:value-type="float" office:value="7596">
            <text:p>7596</text:p>
          </table:table-cell>
          <table:table-cell office:value-type="float" office:value="20921.4">
            <text:p>20921.4</text:p>
          </table:table-cell>
          <table:table-cell office:value-type="float" office:value="27.454">
            <text:p>27.454</text:p>
          </table:table-cell>
          <table:table-cell table:number-columns-repeated="3" office:value-type="float" office:value="2">
            <text:p>2</text:p>
          </table:table-cell>
          <table:table-cell office:value-type="float" office:value="1239">
            <text:p>1239</text:p>
          </table:table-cell>
          <table:table-cell table:number-columns-repeated="2" office:value-type="float" office:value="572">
            <text:p>572</text:p>
          </table:table-cell>
          <table:table-cell office:value-type="float" office:value="11675">
            <text:p>11675</text:p>
          </table:table-cell>
          <table:table-cell office:value-type="float" office:value="17538">
            <text:p>17538</text:p>
          </table:table-cell>
          <table:table-cell office:value-type="float" office:value="29327">
            <text:p>29327</text:p>
          </table:table-cell>
          <table:table-cell office:value-type="float" office:value="-412.625">
            <text:p>-412.625</text:p>
          </table:table-cell>
          <table:table-cell office:value-type="float" office:value="-896.5">
            <text:p>-896.5</text:p>
          </table:table-cell>
          <table:table-cell office:value-type="float" office:value="-1256">
            <text:p>-1256</text:p>
          </table:table-cell>
          <table:table-cell office:value-type="float" office:value="-0.0353426124197002">
            <text:p>-0.0353426124</text:p>
          </table:table-cell>
          <table:table-cell office:value-type="float" office:value="-0.051117573269472">
            <text:p>-0.0511175733</text:p>
          </table:table-cell>
          <table:table-cell office:value-type="float" office:value="-0.0428274286493675">
            <text:p>-0.0428274286</text:p>
          </table:table-cell>
          <table:table-cell office:value-type="float" office:value="0.878749093026242">
            <text:p>0.878749093</text:p>
          </table:table-cell>
          <table:table-cell office:value-type="float" office:value="0.826209985898889">
            <text:p>0.8262099859</text:p>
          </table:table-cell>
          <table:table-cell office:value-type="float" office:value="0.853699009470859">
            <text:p>0.8536990095</text:p>
          </table:table-cell>
          <table:table-cell office:value-type="float" office:value="-19.2635705947083">
            <text:p>-19.2635705947</text:p>
          </table:table-cell>
          <table:table-cell office:value-type="float" office:value="-13.2102565915054">
            <text:p>-13.2102565915</text:p>
          </table:table-cell>
          <table:table-cell office:value-type="float" office:value="-15.8355536897472">
            <text:p>-15.8355536897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date" office:date-value="2020-11-27">
            <text:p>11/27/20</text:p>
          </table:table-cell>
          <table:table-cell office:value-type="float" office:value="135">
            <text:p>135</text:p>
          </table:table-cell>
          <table:table-cell office:value-type="float" office:value="7591">
            <text:p>7591</text:p>
          </table:table-cell>
          <table:table-cell office:value-type="float" office:value="21006">
            <text:p>21006</text:p>
          </table:table-cell>
          <table:table-cell office:value-type="float" office:value="30.43">
            <text:p>30.43</text:p>
          </table:table-cell>
          <table:table-cell office:value-type="float" office:value="132.8">
            <text:p>132.8</text:p>
          </table:table-cell>
          <table:table-cell office:value-type="float" office:value="7594.4">
            <text:p>7594.4</text:p>
          </table:table-cell>
          <table:table-cell office:value-type="float" office:value="22154.8">
            <text:p>22154.8</text:p>
          </table:table-cell>
          <table:table-cell office:value-type="float" office:value="28.07">
            <text:p>28.07</text:p>
          </table:table-cell>
          <table:table-cell table:number-columns-repeated="3" office:value-type="float" office:value="2">
            <text:p>2</text:p>
          </table:table-cell>
          <table:table-cell office:value-type="float" office:value="561">
            <text:p>561</text:p>
          </table:table-cell>
          <table:table-cell table:number-columns-repeated="2" office:value-type="float" office:value="1224">
            <text:p>1224</text:p>
          </table:table-cell>
          <table:table-cell office:value-type="float" office:value="11552">
            <text:p>11552</text:p>
          </table:table-cell>
          <table:table-cell office:value-type="float" office:value="17462">
            <text:p>17462</text:p>
          </table:table-cell>
          <table:table-cell office:value-type="float" office:value="26478">
            <text:p>26478</text:p>
          </table:table-cell>
          <table:table-cell office:value-type="float" office:value="-375">
            <text:p>-375</text:p>
          </table:table-cell>
          <table:table-cell office:value-type="float" office:value="-88.5">
            <text:p>-88.5</text:p>
          </table:table-cell>
          <table:table-cell office:value-type="float" office:value="-1376.25">
            <text:p>-1376.25</text:p>
          </table:table-cell>
          <table:table-cell office:value-type="float" office:value="-0.0324619113573407">
            <text:p>-0.0324619114</text:p>
          </table:table-cell>
          <table:table-cell office:value-type="float" office:value="-0.00506814797846753">
            <text:p>-0.005068148</text:p>
          </table:table-cell>
          <table:table-cell office:value-type="float" office:value="-0.0519771130750057">
            <text:p>-0.0519771131</text:p>
          </table:table-cell>
          <table:table-cell office:value-type="float" office:value="0.888448710599692">
            <text:p>0.8884487106</text:p>
          </table:table-cell>
          <table:table-cell office:value-type="float" office:value="0.98231182687827">
            <text:p>0.9823118269</text:p>
          </table:table-cell>
          <table:table-cell office:value-type="float" office:value="0.823375279993359">
            <text:p>0.82337528</text:p>
          </table:table-cell>
          <table:table-cell office:value-type="float" office:value="-21.0041502076645">
            <text:p>-21.0041502077</text:p>
          </table:table-cell>
          <table:table-cell office:value-type="float" office:value="0">
            <text:p>0</text:p>
          </table:table-cell>
          <table:table-cell office:value-type="float" office:value="-12.9859663231285">
            <text:p>-12.9859663231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date" office:date-value="2020-11-28">
            <text:p>11/28/20</text:p>
          </table:table-cell>
          <table:table-cell office:value-type="float" office:value="152">
            <text:p>152</text:p>
          </table:table-cell>
          <table:table-cell office:value-type="float" office:value="7536">
            <text:p>7536</text:p>
          </table:table-cell>
          <table:table-cell office:value-type="float" office:value="21562">
            <text:p>21562</text:p>
          </table:table-cell>
          <table:table-cell office:value-type="float" office:value="29.15">
            <text:p>29.15</text:p>
          </table:table-cell>
          <table:table-cell office:value-type="float" office:value="141.8">
            <text:p>141.8</text:p>
          </table:table-cell>
          <table:table-cell office:value-type="float" office:value="7597.6">
            <text:p>7597.6</text:p>
          </table:table-cell>
          <table:table-cell office:value-type="float" office:value="19940.8">
            <text:p>19940.8</text:p>
          </table:table-cell>
          <table:table-cell office:value-type="float" office:value="36.776">
            <text:p>36.776</text:p>
          </table:table-cell>
          <table:table-cell table:number-columns-repeated="3" office:value-type="float" office:value="2">
            <text:p>2</text:p>
          </table:table-cell>
          <table:table-cell office:value-type="float" office:value="570">
            <text:p>570</text:p>
          </table:table-cell>
          <table:table-cell office:value-type="float" office:value="829">
            <text:p>829</text:p>
          </table:table-cell>
          <table:table-cell office:value-type="float" office:value="1232">
            <text:p>1232</text:p>
          </table:table-cell>
          <table:table-cell office:value-type="float" office:value="12170">
            <text:p>12170</text:p>
          </table:table-cell>
          <table:table-cell office:value-type="float" office:value="16692">
            <text:p>16692</text:p>
          </table:table-cell>
          <table:table-cell office:value-type="float" office:value="24230">
            <text:p>24230</text:p>
          </table:table-cell>
          <table:table-cell office:value-type="float" office:value="-271.75">
            <text:p>-271.75</text:p>
          </table:table-cell>
          <table:table-cell office:value-type="float" office:value="-48.5">
            <text:p>-48.5</text:p>
          </table:table-cell>
          <table:table-cell office:value-type="float" office:value="-1440.875">
            <text:p>-1440.875</text:p>
          </table:table-cell>
          <table:table-cell office:value-type="float" office:value="-0.022329498767461">
            <text:p>-0.0223294988</text:p>
          </table:table-cell>
          <table:table-cell office:value-type="float" office:value="-0.00290558351306015">
            <text:p>-0.0029055835</text:p>
          </table:table-cell>
          <table:table-cell office:value-type="float" office:value="-0.0594665703673132">
            <text:p>-0.0594665704</text:p>
          </table:table-cell>
          <table:table-cell office:value-type="float" office:value="0.92282402308369">
            <text:p>0.9228240231</text:p>
          </table:table-cell>
          <table:table-cell office:value-type="float" office:value="0.98984700483877">
            <text:p>0.9898470048</text:p>
          </table:table-cell>
          <table:table-cell office:value-type="float" office:value="0.798798098777255">
            <text:p>0.7987980988</text:p>
          </table:table-cell>
          <table:table-cell office:value-type="float" office:value="-30.6938926988941">
            <text:p>-30.6938926989</text:p>
          </table:table-cell>
          <table:table-cell office:value-type="float" office:value="0">
            <text:p>0</text:p>
          </table:table-cell>
          <table:table-cell office:value-type="float" office:value="-11.3059666666417">
            <text:p>-11.3059666666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date" office:date-value="2020-11-29">
            <text:p>11/29/20</text:p>
          </table:table-cell>
          <table:table-cell office:value-type="float" office:value="156">
            <text:p>156</text:p>
          </table:table-cell>
          <table:table-cell office:value-type="float" office:value="7590">
            <text:p>7590</text:p>
          </table:table-cell>
          <table:table-cell office:value-type="float" office:value="16311">
            <text:p>16311</text:p>
          </table:table-cell>
          <table:table-cell office:value-type="float" office:value="41.81">
            <text:p>41.81</text:p>
          </table:table-cell>
          <table:table-cell office:value-type="float" office:value="149.6">
            <text:p>149.6</text:p>
          </table:table-cell>
          <table:table-cell office:value-type="float" office:value="7667">
            <text:p>7667</text:p>
          </table:table-cell>
          <table:table-cell office:value-type="float" office:value="14716.6">
            <text:p>14716.6</text:p>
          </table:table-cell>
          <table:table-cell office:value-type="float" office:value="46.51">
            <text:p>46.51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40">
            <text:p>640</text:p>
          </table:table-cell>
          <table:table-cell office:value-type="float" office:value="11696">
            <text:p>11696</text:p>
          </table:table-cell>
          <table:table-cell office:value-type="float" office:value="15736">
            <text:p>15736</text:p>
          </table:table-cell>
          <table:table-cell office:value-type="float" office:value="21903">
            <text:p>21903</text:p>
          </table:table-cell>
          <table:table-cell office:value-type="float" office:value="-120.5">
            <text:p>-120.5</text:p>
          </table:table-cell>
          <table:table-cell office:value-type="float" office:value="-1072.125">
            <text:p>-1072.125</text:p>
          </table:table-cell>
          <table:table-cell office:value-type="float" office:value="-24.25">
            <text:p>-24.25</text:p>
          </table:table-cell>
          <table:table-cell office:value-type="float" office:value="-0.0103026675786594">
            <text:p>-0.0103026676</text:p>
          </table:table-cell>
          <table:table-cell office:value-type="float" office:value="-0.0681319903406202">
            <text:p>-0.0681319903</text:p>
          </table:table-cell>
          <table:table-cell office:value-type="float" office:value="-0.00110715427110441">
            <text:p>-0.0011071543</text:p>
          </table:table-cell>
          <table:table-cell office:value-type="float" office:value="0.964148707594795">
            <text:p>0.9641487076</text:p>
          </table:table-cell>
          <table:table-cell office:value-type="float" office:value="0.770636291299067">
            <text:p>0.7706362913</text:p>
          </table:table-cell>
          <table:table-cell office:value-type="float" office:value="0.996127362600671">
            <text:p>0.9961273626</text:p>
          </table:table-cell>
          <table:table-cell office:value-type="float" office:value="0">
            <text:p>0</text:p>
          </table:table-cell>
          <table:table-cell office:value-type="float" office:value="-9.82294440121971">
            <text:p>-9.82294440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date" office:date-value="2020-11-30">
            <text:p>11/30/20</text:p>
          </table:table-cell>
          <table:table-cell office:value-type="float" office:value="151">
            <text:p>151</text:p>
          </table:table-cell>
          <table:table-cell office:value-type="float" office:value="7734">
            <text:p>7734</text:p>
          </table:table-cell>
          <table:table-cell office:value-type="float" office:value="8946">
            <text:p>8946</text:p>
          </table:table-cell>
          <table:table-cell office:value-type="float" office:value="62.54">
            <text:p>62.54</text:p>
          </table:table-cell>
          <table:table-cell office:value-type="float" office:value="155.6">
            <text:p>155.6</text:p>
          </table:table-cell>
          <table:table-cell office:value-type="float" office:value="7695.2">
            <text:p>7695.2</text:p>
          </table:table-cell>
          <table:table-cell office:value-type="float" office:value="49805.4">
            <text:p>49805.4</text:p>
          </table:table-cell>
          <table:table-cell office:value-type="float" office:value="40.846">
            <text:p>40.846</text:p>
          </table:table-cell>
          <table:table-cell table:number-columns-repeated="3" office:value-type="float" office:value="2">
            <text:p>2</text:p>
          </table:table-cell>
          <table:table-cell office:value-type="float" office:value="602">
            <text:p>602</text:p>
          </table:table-cell>
          <table:table-cell office:value-type="float" office:value="858">
            <text:p>858</text:p>
          </table:table-cell>
          <table:table-cell office:value-type="float" office:value="602">
            <text:p>602</text:p>
          </table:table-cell>
          <table:table-cell office:value-type="float" office:value="10960">
            <text:p>10960</text:p>
          </table:table-cell>
          <table:table-cell office:value-type="float" office:value="15558">
            <text:p>15558</text:p>
          </table:table-cell>
          <table:table-cell office:value-type="float" office:value="23556">
            <text:p>23556</text:p>
          </table:table-cell>
          <table:table-cell office:value-type="float" office:value="-588">
            <text:p>-588</text:p>
          </table:table-cell>
          <table:table-cell office:value-type="float" office:value="-142">
            <text:p>-142</text:p>
          </table:table-cell>
          <table:table-cell office:value-type="float" office:value="-7.125">
            <text:p>-7.125</text:p>
          </table:table-cell>
          <table:table-cell office:value-type="float" office:value="-0.0536496350364963">
            <text:p>-0.053649635</text:p>
          </table:table-cell>
          <table:table-cell office:value-type="float" office:value="-0.00912713716415992">
            <text:p>-0.0091271372</text:p>
          </table:table-cell>
          <table:table-cell office:value-type="float" office:value="-0.000302470708099847">
            <text:p>-0.0003024707</text:p>
          </table:table-cell>
          <table:table-cell office:value-type="float" office:value="0.817867712717779">
            <text:p>0.8178677127</text:p>
          </table:table-cell>
          <table:table-cell office:value-type="float" office:value="0.968218297005755">
            <text:p>0.968218297</text:p>
          </table:table-cell>
          <table:table-cell office:value-type="float" office:value="0.998941531839168">
            <text:p>0.9989415318</text:p>
          </table:table-cell>
          <table:table-cell office:value-type="float" office:value="-12.570127643084">
            <text:p>-12.570127643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date" office:date-value="2020-12-01">
            <text:p>12/01/20</text:p>
          </table:table-cell>
          <table:table-cell office:value-type="float" office:value="154">
            <text:p>154</text:p>
          </table:table-cell>
          <table:table-cell office:value-type="float" office:value="7884">
            <text:p>7884</text:p>
          </table:table-cell>
          <table:table-cell office:value-type="float" office:value="5758">
            <text:p>5758</text:p>
          </table:table-cell>
          <table:table-cell office:value-type="float" office:value="68.62">
            <text:p>68.62</text:p>
          </table:table-cell>
          <table:table-cell office:value-type="float" office:value="161.6">
            <text:p>161.6</text:p>
          </table:table-cell>
          <table:table-cell office:value-type="float" office:value="7726.6">
            <text:p>7726.6</text:p>
          </table:table-cell>
          <table:table-cell office:value-type="float" office:value="50701.8">
            <text:p>50701.8</text:p>
          </table:table-cell>
          <table:table-cell office:value-type="float" office:value="40.112">
            <text:p>40.112</text:p>
          </table:table-cell>
          <table:table-cell table:number-columns-repeated="3" office:value-type="float" office:value="2">
            <text:p>2</text:p>
          </table:table-cell>
          <table:table-cell office:value-type="float" office:value="608">
            <text:p>608</text:p>
          </table:table-cell>
          <table:table-cell office:value-type="float" office:value="1275">
            <text:p>1275</text:p>
          </table:table-cell>
          <table:table-cell office:value-type="float" office:value="608">
            <text:p>608</text:p>
          </table:table-cell>
          <table:table-cell office:value-type="float" office:value="11490">
            <text:p>11490</text:p>
          </table:table-cell>
          <table:table-cell office:value-type="float" office:value="15140">
            <text:p>15140</text:p>
          </table:table-cell>
          <table:table-cell office:value-type="float" office:value="23458">
            <text:p>23458</text:p>
          </table:table-cell>
          <table:table-cell office:value-type="float" office:value="-220.625">
            <text:p>-220.625</text:p>
          </table:table-cell>
          <table:table-cell office:value-type="float" office:value="-152.875">
            <text:p>-152.875</text:p>
          </table:table-cell>
          <table:table-cell office:value-type="float" office:value="-185.875">
            <text:p>-185.875</text:p>
          </table:table-cell>
          <table:table-cell office:value-type="float" office:value="-0.0192014795474326">
            <text:p>-0.0192014795</text:p>
          </table:table-cell>
          <table:table-cell office:value-type="float" office:value="-0.0100974240422721">
            <text:p>-0.010097424</text:p>
          </table:table-cell>
          <table:table-cell office:value-type="float" office:value="-0.007923736038878">
            <text:p>-0.007923736</text:p>
          </table:table-cell>
          <table:table-cell office:value-type="float" office:value="0.933517467344935">
            <text:p>0.9335174673</text:p>
          </table:table-cell>
          <table:table-cell office:value-type="float" office:value="0.964858853477735">
            <text:p>0.9648588535</text:p>
          </table:table-cell>
          <table:table-cell office:value-type="float" office:value="0.972389983625842">
            <text:p>0.972389983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date" office:date-value="2020-12-02">
            <text:p>12/02/20</text:p>
          </table:table-cell>
          <table:table-cell office:value-type="float" office:value="165">
            <text:p>165</text:p>
          </table:table-cell>
          <table:table-cell office:value-type="float" office:value="7732">
            <text:p>7732</text:p>
          </table:table-cell>
          <table:table-cell office:value-type="float" office:value="196450">
            <text:p>196450</text:p>
          </table:table-cell>
          <table:table-cell office:value-type="float" office:value="2.11">
            <text:p>2.11</text:p>
          </table:table-cell>
          <table:table-cell office:value-type="float" office:value="168.2">
            <text:p>168.2</text:p>
          </table:table-cell>
          <table:table-cell office:value-type="float" office:value="7771">
            <text:p>7771</text:p>
          </table:table-cell>
          <table:table-cell office:value-type="float" office:value="51135.4">
            <text:p>51135.4</text:p>
          </table:table-cell>
          <table:table-cell office:value-type="float" office:value="38.474">
            <text:p>38.474</text:p>
          </table:table-cell>
          <table:table-cell table:number-columns-repeated="3" office:value-type="float" office:value="2">
            <text:p>2</text:p>
          </table:table-cell>
          <table:table-cell office:value-type="float" office:value="623">
            <text:p>623</text:p>
          </table:table-cell>
          <table:table-cell office:value-type="float" office:value="881">
            <text:p>881</text:p>
          </table:table-cell>
          <table:table-cell office:value-type="float" office:value="623">
            <text:p>623</text:p>
          </table:table-cell>
          <table:table-cell office:value-type="float" office:value="11581">
            <text:p>11581</text:p>
          </table:table-cell>
          <table:table-cell office:value-type="float" office:value="15758">
            <text:p>15758</text:p>
          </table:table-cell>
          <table:table-cell office:value-type="float" office:value="22347">
            <text:p>22347</text:p>
          </table:table-cell>
          <table:table-cell office:value-type="float" office:value="-99">
            <text:p>-99</text:p>
          </table:table-cell>
          <table:table-cell office:value-type="float" office:value="-95.25">
            <text:p>-95.25</text:p>
          </table:table-cell>
          <table:table-cell office:value-type="float" office:value="-294.875">
            <text:p>-294.875</text:p>
          </table:table-cell>
          <table:table-cell office:value-type="float" office:value="-0.00854848458682324">
            <text:p>-0.0085484846</text:p>
          </table:table-cell>
          <table:table-cell office:value-type="float" office:value="-0.00604454880060921">
            <text:p>-0.0060445488</text:p>
          </table:table-cell>
          <table:table-cell office:value-type="float" office:value="-0.0131952834832416">
            <text:p>-0.0131952835</text:p>
          </table:table-cell>
          <table:table-cell office:value-type="float" office:value="0.970223534060032">
            <text:p>0.9702235341</text:p>
          </table:table-cell>
          <table:table-cell office:value-type="float" office:value="0.978915690875465">
            <text:p>0.9789156909</text:p>
          </table:table-cell>
          <table:table-cell office:value-type="float" office:value="0.954157774200813">
            <text:p>0.954157774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date" office:date-value="2020-12-03">
            <text:p>12/03/20</text:p>
          </table:table-cell>
          <table:table-cell office:value-type="float" office:value="182">
            <text:p>182</text:p>
          </table:table-cell>
          <table:table-cell office:value-type="float" office:value="7693">
            <text:p>7693</text:p>
          </table:table-cell>
          <table:table-cell office:value-type="float" office:value="26044">
            <text:p>26044</text:p>
          </table:table-cell>
          <table:table-cell office:value-type="float" office:value="25.48">
            <text:p>25.48</text:p>
          </table:table-cell>
          <table:table-cell office:value-type="float" office:value="176.6">
            <text:p>176.6</text:p>
          </table:table-cell>
          <table:table-cell office:value-type="float" office:value="7763.2">
            <text:p>7763.2</text:p>
          </table:table-cell>
          <table:table-cell office:value-type="float" office:value="54004.2">
            <text:p>54004.2</text:p>
          </table:table-cell>
          <table:table-cell office:value-type="float" office:value="30.71">
            <text:p>30.71</text:p>
          </table:table-cell>
          <table:table-cell table:number-columns-repeated="3" office:value-type="float" office:value="2">
            <text:p>2</text:p>
          </table:table-cell>
          <table:table-cell office:value-type="float" office:value="572">
            <text:p>572</text:p>
          </table:table-cell>
          <table:table-cell office:value-type="float" office:value="832">
            <text:p>832</text:p>
          </table:table-cell>
          <table:table-cell office:value-type="float" office:value="572">
            <text:p>572</text:p>
          </table:table-cell>
          <table:table-cell office:value-type="float" office:value="11472">
            <text:p>11472</text:p>
          </table:table-cell>
          <table:table-cell office:value-type="float" office:value="15510">
            <text:p>15510</text:p>
          </table:table-cell>
          <table:table-cell office:value-type="float" office:value="22069">
            <text:p>22069</text:p>
          </table:table-cell>
          <table:table-cell office:value-type="float" office:value="-36.5">
            <text:p>-36.5</text:p>
          </table:table-cell>
          <table:table-cell office:value-type="float" office:value="-68.625">
            <text:p>-68.625</text:p>
          </table:table-cell>
          <table:table-cell office:value-type="float" office:value="-215.625">
            <text:p>-215.625</text:p>
          </table:table-cell>
          <table:table-cell office:value-type="float" office:value="-0.00318165969316597">
            <text:p>-0.0031816597</text:p>
          </table:table-cell>
          <table:table-cell office:value-type="float" office:value="-0.00442456479690522">
            <text:p>-0.0044245648</text:p>
          </table:table-cell>
          <table:table-cell office:value-type="float" office:value="-0.0097704925461054">
            <text:p>-0.0097704925</text:p>
          </table:table-cell>
          <table:table-cell office:value-type="float" office:value="0.988884032072389">
            <text:p>0.9888840321</text:p>
          </table:table-cell>
          <table:table-cell office:value-type="float" office:value="0.98455239368717">
            <text:p>0.9845523937</text:p>
          </table:table-cell>
          <table:table-cell office:value-type="float" office:value="0.965990382636834">
            <text:p>0.965990382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date" office:date-value="2020-12-04">
            <text:p>12/04/20</text:p>
          </table:table-cell>
          <table:table-cell office:value-type="float" office:value="189">
            <text:p>189</text:p>
          </table:table-cell>
          <table:table-cell office:value-type="float" office:value="7812">
            <text:p>7812</text:p>
          </table:table-cell>
          <table:table-cell office:value-type="float" office:value="18479">
            <text:p>18479</text:p>
          </table:table-cell>
          <table:table-cell office:value-type="float" office:value="33.62">
            <text:p>33.62</text:p>
          </table:table-cell>
          <table:table-cell office:value-type="float" office:value="178.2">
            <text:p>178.2</text:p>
          </table:table-cell>
          <table:table-cell office:value-type="float" office:value="7728.2">
            <text:p>7728.2</text:p>
          </table:table-cell>
          <table:table-cell office:value-type="float" office:value="57588.8">
            <text:p>57588.8</text:p>
          </table:table-cell>
          <table:table-cell office:value-type="float" office:value="22.642">
            <text:p>22.64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47">
            <text:p>547</text:p>
          </table:table-cell>
          <table:table-cell office:value-type="float" office:value="1221">
            <text:p>1221</text:p>
          </table:table-cell>
          <table:table-cell office:value-type="float" office:value="11422">
            <text:p>11422</text:p>
          </table:table-cell>
          <table:table-cell office:value-type="float" office:value="15968">
            <text:p>15968</text:p>
          </table:table-cell>
          <table:table-cell office:value-type="float" office:value="22343">
            <text:p>22343</text:p>
          </table:table-cell>
          <table:table-cell office:value-type="float" office:value="-65.5">
            <text:p>-65.5</text:p>
          </table:table-cell>
          <table:table-cell office:value-type="float" office:value="-156.875">
            <text:p>-156.875</text:p>
          </table:table-cell>
          <table:table-cell office:value-type="float" office:value="-9.875">
            <text:p>-9.875</text:p>
          </table:table-cell>
          <table:table-cell office:value-type="float" office:value="-0.00573454736473472">
            <text:p>-0.0057345474</text:p>
          </table:table-cell>
          <table:table-cell office:value-type="float" office:value="-0.00982433617234469">
            <text:p>-0.0098243362</text:p>
          </table:table-cell>
          <table:table-cell office:value-type="float" office:value="-0.00044197287741127">
            <text:p>-0.0004419729</text:p>
          </table:table-cell>
          <table:table-cell office:value-type="float" office:value="0.979993538889046">
            <text:p>0.9799935389</text:p>
          </table:table-cell>
          <table:table-cell office:value-type="float" office:value="0.965803997855999">
            <text:p>0.9658039979</text:p>
          </table:table-cell>
          <table:table-cell office:value-type="float" office:value="0.998453477795508">
            <text:p>0.998453477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date" office:date-value="2020-12-05">
            <text:p>12/05/20</text:p>
          </table:table-cell>
          <table:table-cell office:value-type="float" office:value="193">
            <text:p>193</text:p>
          </table:table-cell>
          <table:table-cell office:value-type="float" office:value="7695">
            <text:p>7695</text:p>
          </table:table-cell>
          <table:table-cell office:value-type="float" office:value="23290">
            <text:p>23290</text:p>
          </table:table-cell>
          <table:table-cell office:value-type="float" office:value="23.72">
            <text:p>23.72</text:p>
          </table:table-cell>
          <table:table-cell office:value-type="float" office:value="168.4">
            <text:p>168.4</text:p>
          </table:table-cell>
          <table:table-cell office:value-type="float" office:value="7768.2">
            <text:p>7768.2</text:p>
          </table:table-cell>
          <table:table-cell office:value-type="float" office:value="22583.6">
            <text:p>22583.6</text:p>
          </table:table-cell>
          <table:table-cell office:value-type="float" office:value="25.832">
            <text:p>25.832</text:p>
          </table:table-cell>
          <table:table-cell table:number-columns-repeated="3" office:value-type="float" office:value="2">
            <text:p>2</text:p>
          </table:table-cell>
          <table:table-cell office:value-type="float" office:value="623">
            <text:p>623</text:p>
          </table:table-cell>
          <table:table-cell office:value-type="float" office:value="885">
            <text:p>885</text:p>
          </table:table-cell>
          <table:table-cell office:value-type="float" office:value="1300">
            <text:p>1300</text:p>
          </table:table-cell>
          <table:table-cell office:value-type="float" office:value="11335">
            <text:p>11335</text:p>
          </table:table-cell>
          <table:table-cell office:value-type="float" office:value="15933">
            <text:p>15933</text:p>
          </table:table-cell>
          <table:table-cell office:value-type="float" office:value="22593">
            <text:p>22593</text:p>
          </table:table-cell>
          <table:table-cell office:value-type="float" office:value="-124.625">
            <text:p>-124.625</text:p>
          </table:table-cell>
          <table:table-cell office:value-type="float" office:value="5.875">
            <text:p>5.875</text:p>
          </table:table-cell>
          <table:table-cell office:value-type="float" office:value="-98.5">
            <text:p>-98.5</text:p>
          </table:table-cell>
          <table:table-cell office:value-type="float" office:value="-0.0109947066607852">
            <text:p>-0.0109947067</text:p>
          </table:table-cell>
          <table:table-cell office:value-type="float" office:value="0.000368731563421829">
            <text:p>0.0003687316</text:p>
          </table:table-cell>
          <table:table-cell office:value-type="float" office:value="-0.00435975744699686">
            <text:p>-0.0043597574</text:p>
          </table:table-cell>
          <table:table-cell office:value-type="float" office:value="0.961755458493383">
            <text:p>0.9617554585</text:p>
          </table:table-cell>
          <table:table-cell office:value-type="float" office:value="1.00129082695939">
            <text:p>1.001290827</text:p>
          </table:table-cell>
          <table:table-cell office:value-type="float" office:value="0.984778103606104">
            <text:p>0.984778103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date" office:date-value="2020-12-06">
            <text:p>12/06/20</text:p>
          </table:table-cell>
          <table:table-cell office:value-type="float" office:value="162">
            <text:p>162</text:p>
          </table:table-cell>
          <table:table-cell office:value-type="float" office:value="7709">
            <text:p>7709</text:p>
          </table:table-cell>
          <table:table-cell office:value-type="float" office:value="23681">
            <text:p>23681</text:p>
          </table:table-cell>
          <table:table-cell office:value-type="float" office:value="28.28">
            <text:p>28.28</text:p>
          </table:table-cell>
          <table:table-cell office:value-type="float" office:value="159.2">
            <text:p>159.2</text:p>
          </table:table-cell>
          <table:table-cell office:value-type="float" office:value="7838.6">
            <text:p>7838.6</text:p>
          </table:table-cell>
          <table:table-cell office:value-type="float" office:value="19280.2">
            <text:p>19280.2</text:p>
          </table:table-cell>
          <table:table-cell office:value-type="float" office:value="25.394">
            <text:p>25.394</text:p>
          </table:table-cell>
          <table:table-cell table:number-columns-repeated="3" office:value-type="float" office:value="2">
            <text:p>2</text:p>
          </table:table-cell>
          <table:table-cell office:value-type="float" office:value="917">
            <text:p>917</text:p>
          </table:table-cell>
          <table:table-cell office:value-type="float" office:value="1334">
            <text:p>1334</text:p>
          </table:table-cell>
          <table:table-cell office:value-type="float" office:value="917">
            <text:p>917</text:p>
          </table:table-cell>
          <table:table-cell office:value-type="float" office:value="11488">
            <text:p>11488</text:p>
          </table:table-cell>
          <table:table-cell office:value-type="float" office:value="15100">
            <text:p>15100</text:p>
          </table:table-cell>
          <table:table-cell office:value-type="float" office:value="21423">
            <text:p>21423</text:p>
          </table:table-cell>
          <table:table-cell office:value-type="float" office:value="-173.625">
            <text:p>-173.625</text:p>
          </table:table-cell>
          <table:table-cell office:value-type="float" office:value="-208.375">
            <text:p>-208.375</text:p>
          </table:table-cell>
          <table:table-cell office:value-type="float" office:value="-241.75">
            <text:p>-241.75</text:p>
          </table:table-cell>
          <table:table-cell office:value-type="float" office:value="-0.0151135967966574">
            <text:p>-0.0151135968</text:p>
          </table:table-cell>
          <table:table-cell office:value-type="float" office:value="-0.0137996688741722">
            <text:p>-0.0137996689</text:p>
          </table:table-cell>
          <table:table-cell office:value-type="float" office:value="-0.011284600662839">
            <text:p>-0.0112846007</text:p>
          </table:table-cell>
          <table:table-cell office:value-type="float" office:value="0.947550115995638">
            <text:p>0.947550116</text:p>
          </table:table-cell>
          <table:table-cell office:value-type="float" office:value="0.952074403428029">
            <text:p>0.9520744034</text:p>
          </table:table-cell>
          <table:table-cell office:value-type="float" office:value="0.960753488415818">
            <text:p>0.960753488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date" office:date-value="2020-12-07">
            <text:p>12/07/20</text:p>
          </table:table-cell>
          <table:table-cell office:value-type="float" office:value="116">
            <text:p>116</text:p>
          </table:table-cell>
          <table:table-cell office:value-type="float" office:value="7932">
            <text:p>7932</text:p>
          </table:table-cell>
          <table:table-cell office:value-type="float" office:value="21424">
            <text:p>21424</text:p>
          </table:table-cell>
          <table:table-cell office:value-type="float" office:value="18.06">
            <text:p>18.06</text:p>
          </table:table-cell>
          <table:table-cell office:value-type="float" office:value="153.4">
            <text:p>153.4</text:p>
          </table:table-cell>
          <table:table-cell office:value-type="float" office:value="7865.2">
            <text:p>7865.2</text:p>
          </table:table-cell>
          <table:table-cell office:value-type="float" office:value="21331.8">
            <text:p>21331.8</text:p>
          </table:table-cell>
          <table:table-cell office:value-type="float" office:value="20.912">
            <text:p>20.9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15">
            <text:p>615</text:p>
          </table:table-cell>
          <table:table-cell office:value-type="float" office:value="1295">
            <text:p>1295</text:p>
          </table:table-cell>
          <table:table-cell office:value-type="float" office:value="11242">
            <text:p>11242</text:p>
          </table:table-cell>
          <table:table-cell office:value-type="float" office:value="14787">
            <text:p>14787</text:p>
          </table:table-cell>
          <table:table-cell office:value-type="float" office:value="20980">
            <text:p>20980</text:p>
          </table:table-cell>
          <table:table-cell office:value-type="float" office:value="-83.75">
            <text:p>-83.75</text:p>
          </table:table-cell>
          <table:table-cell office:value-type="float" office:value="-45.625">
            <text:p>-45.625</text:p>
          </table:table-cell>
          <table:table-cell office:value-type="float" office:value="-108">
            <text:p>-108</text:p>
          </table:table-cell>
          <table:table-cell office:value-type="float" office:value="-0.00744974203878313">
            <text:p>-0.007449742</text:p>
          </table:table-cell>
          <table:table-cell office:value-type="float" office:value="-0.00308548048961926">
            <text:p>-0.0030854805</text:p>
          </table:table-cell>
          <table:table-cell office:value-type="float" office:value="-0.00514775977121068">
            <text:p>-0.0051477598</text:p>
          </table:table-cell>
          <table:table-cell office:value-type="float" office:value="0.97403468023089">
            <text:p>0.9740346802</text:p>
          </table:table-cell>
          <table:table-cell office:value-type="float" office:value="0.989219477858442">
            <text:p>0.9892194779</text:p>
          </table:table-cell>
          <table:table-cell office:value-type="float" office:value="0.98203477968486">
            <text:p>0.982034779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date" office:date-value="2020-12-08">
            <text:p>12/08/20</text:p>
          </table:table-cell>
          <table:table-cell office:value-type="float" office:value="136">
            <text:p>136</text:p>
          </table:table-cell>
          <table:table-cell office:value-type="float" office:value="8045">
            <text:p>8045</text:p>
          </table:table-cell>
          <table:table-cell office:value-type="float" office:value="9527">
            <text:p>9527</text:p>
          </table:table-cell>
          <table:table-cell office:value-type="float" office:value="23.29">
            <text:p>23.29</text:p>
          </table:table-cell>
          <table:table-cell office:value-type="float" office:value="149">
            <text:p>149</text:p>
          </table:table-cell>
          <table:table-cell office:value-type="float" office:value="7900">
            <text:p>7900</text:p>
          </table:table-cell>
          <table:table-cell office:value-type="float" office:value="22538.8">
            <text:p>22538.8</text:p>
          </table:table-cell>
          <table:table-cell office:value-type="float" office:value="19.862">
            <text:p>19.862</text:p>
          </table:table-cell>
          <table:table-cell table:number-columns-repeated="3" office:value-type="float" office:value="2">
            <text:p>2</text:p>
          </table:table-cell>
          <table:table-cell office:value-type="float" office:value="1308">
            <text:p>1308</text:p>
          </table:table-cell>
          <table:table-cell office:value-type="float" office:value="888">
            <text:p>888</text:p>
          </table:table-cell>
          <table:table-cell office:value-type="float" office:value="1308">
            <text:p>1308</text:p>
          </table:table-cell>
          <table:table-cell office:value-type="float" office:value="11146">
            <text:p>11146</text:p>
          </table:table-cell>
          <table:table-cell office:value-type="float" office:value="14665">
            <text:p>14665</text:p>
          </table:table-cell>
          <table:table-cell office:value-type="float" office:value="21797">
            <text:p>21797</text:p>
          </table:table-cell>
          <table:table-cell office:value-type="float" office:value="-238.25">
            <text:p>-238.25</text:p>
          </table:table-cell>
          <table:table-cell office:value-type="float" office:value="-64">
            <text:p>-64</text:p>
          </table:table-cell>
          <table:table-cell office:value-type="float" office:value="-157.25">
            <text:p>-157.25</text:p>
          </table:table-cell>
          <table:table-cell office:value-type="float" office:value="-0.0213753813027095">
            <text:p>-0.0213753813</text:p>
          </table:table-cell>
          <table:table-cell office:value-type="float" office:value="-0.00436413228775997">
            <text:p>-0.0043641323</text:p>
          </table:table-cell>
          <table:table-cell office:value-type="float" office:value="-0.00721429554525852">
            <text:p>-0.0072142955</text:p>
          </table:table-cell>
          <table:table-cell office:value-type="float" office:value="0.926081703015156">
            <text:p>0.926081703</text:p>
          </table:table-cell>
          <table:table-cell office:value-type="float" office:value="0.984762866468065">
            <text:p>0.9847628665</text:p>
          </table:table-cell>
          <table:table-cell office:value-type="float" office:value="0.974851975869615">
            <text:p>0.9748519759</text:p>
          </table:table-cell>
          <table:table-cell office:value-type="float" office:value="-32.0795381510013">
            <text:p>-32.07953815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date" office:date-value="2020-12-09">
            <text:p>12/09/20</text:p>
          </table:table-cell>
          <table:table-cell office:value-type="float" office:value="160">
            <text:p>160</text:p>
          </table:table-cell>
          <table:table-cell office:value-type="float" office:value="7945">
            <text:p>7945</text:p>
          </table:table-cell>
          <table:table-cell office:value-type="float" office:value="28737">
            <text:p>28737</text:p>
          </table:table-cell>
          <table:table-cell office:value-type="float" office:value="11.21">
            <text:p>11.21</text:p>
          </table:table-cell>
          <table:table-cell office:value-type="float" office:value="150.8">
            <text:p>150.8</text:p>
          </table:table-cell>
          <table:table-cell office:value-type="float" office:value="7932.4">
            <text:p>7932.4</text:p>
          </table:table-cell>
          <table:table-cell office:value-type="float" office:value="23523.2">
            <text:p>23523.2</text:p>
          </table:table-cell>
          <table:table-cell office:value-type="float" office:value="18.54">
            <text:p>18.54</text:p>
          </table:table-cell>
          <table:table-cell table:number-columns-repeated="3" office:value-type="float" office:value="2">
            <text:p>2</text:p>
          </table:table-cell>
          <table:table-cell office:value-type="float" office:value="624">
            <text:p>624</text:p>
          </table:table-cell>
          <table:table-cell office:value-type="float" office:value="889">
            <text:p>889</text:p>
          </table:table-cell>
          <table:table-cell office:value-type="float" office:value="1309">
            <text:p>1309</text:p>
          </table:table-cell>
          <table:table-cell office:value-type="float" office:value="10845">
            <text:p>10845</text:p>
          </table:table-cell>
          <table:table-cell office:value-type="float" office:value="14598">
            <text:p>14598</text:p>
          </table:table-cell>
          <table:table-cell office:value-type="float" office:value="21537">
            <text:p>21537</text:p>
          </table:table-cell>
          <table:table-cell office:value-type="float" office:value="-125.5">
            <text:p>-125.5</text:p>
          </table:table-cell>
          <table:table-cell office:value-type="float" office:value="-148.625">
            <text:p>-148.625</text:p>
          </table:table-cell>
          <table:table-cell office:value-type="float" office:value="-58">
            <text:p>-58</text:p>
          </table:table-cell>
          <table:table-cell office:value-type="float" office:value="-0.011572153065929">
            <text:p>-0.0115721531</text:p>
          </table:table-cell>
          <table:table-cell office:value-type="float" office:value="-0.0101811892040005">
            <text:p>-0.0101811892</text:p>
          </table:table-cell>
          <table:table-cell office:value-type="float" office:value="-0.00269303988484933">
            <text:p>-0.0026930399</text:p>
          </table:table-cell>
          <table:table-cell office:value-type="float" office:value="0.959759937133348">
            <text:p>0.9597599371</text:p>
          </table:table-cell>
          <table:table-cell office:value-type="float" office:value="0.964569004748669">
            <text:p>0.9645690047</text:p>
          </table:table-cell>
          <table:table-cell office:value-type="float" office:value="0.990588575232117">
            <text:p>0.990588575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date" office:date-value="2020-12-10">
            <text:p>12/10/20</text:p>
          </table:table-cell>
          <table:table-cell office:value-type="float" office:value="171">
            <text:p>171</text:p>
          </table:table-cell>
          <table:table-cell office:value-type="float" office:value="7869">
            <text:p>7869</text:p>
          </table:table-cell>
          <table:table-cell office:value-type="float" office:value="29325">
            <text:p>29325</text:p>
          </table:table-cell>
          <table:table-cell office:value-type="float" office:value="18.47">
            <text:p>18.47</text:p>
          </table:table-cell>
          <table:table-cell office:value-type="float" office:value="160">
            <text:p>160</text:p>
          </table:table-cell>
          <table:table-cell office:value-type="float" office:value="7907.4">
            <text:p>7907.4</text:p>
          </table:table-cell>
          <table:table-cell office:value-type="float" office:value="25328.8">
            <text:p>25328.8</text:p>
          </table:table-cell>
          <table:table-cell office:value-type="float" office:value="18.242">
            <text:p>18.242</text:p>
          </table:table-cell>
          <table:table-cell table:number-columns-repeated="3" office:value-type="float" office:value="2">
            <text:p>2</text:p>
          </table:table-cell>
          <table:table-cell office:value-type="float" office:value="569">
            <text:p>569</text:p>
          </table:table-cell>
          <table:table-cell table:number-columns-repeated="2" office:value-type="float" office:value="834">
            <text:p>834</text:p>
          </table:table-cell>
          <table:table-cell office:value-type="float" office:value="11132">
            <text:p>11132</text:p>
          </table:table-cell>
          <table:table-cell office:value-type="float" office:value="14648">
            <text:p>14648</text:p>
          </table:table-cell>
          <table:table-cell office:value-type="float" office:value="20922">
            <text:p>20922</text:p>
          </table:table-cell>
          <table:table-cell office:value-type="float" office:value="-137.25">
            <text:p>-137.25</text:p>
          </table:table-cell>
          <table:table-cell office:value-type="float" office:value="-198">
            <text:p>-198</text:p>
          </table:table-cell>
          <table:table-cell office:value-type="float" office:value="-265.25">
            <text:p>-265.25</text:p>
          </table:table-cell>
          <table:table-cell office:value-type="float" office:value="-0.0123293208767517">
            <text:p>-0.0123293209</text:p>
          </table:table-cell>
          <table:table-cell office:value-type="float" office:value="-0.0135172037138176">
            <text:p>-0.0135172037</text:p>
          </table:table-cell>
          <table:table-cell office:value-type="float" office:value="-0.0126780422521747">
            <text:p>-0.0126780423</text:p>
          </table:table-cell>
          <table:table-cell office:value-type="float" office:value="0.957145320751802">
            <text:p>0.9571453208</text:p>
          </table:table-cell>
          <table:table-cell office:value-type="float" office:value="0.95304790800227">
            <text:p>0.953047908</text:p>
          </table:table-cell>
          <table:table-cell office:value-type="float" office:value="0.95594188831787">
            <text:p>0.955941888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date" office:date-value="2020-12-11">
            <text:p>12/11/20</text:p>
          </table:table-cell>
          <table:table-cell office:value-type="float" office:value="171">
            <text:p>171</text:p>
          </table:table-cell>
          <table:table-cell office:value-type="float" office:value="7871">
            <text:p>7871</text:p>
          </table:table-cell>
          <table:table-cell office:value-type="float" office:value="28603">
            <text:p>28603</text:p>
          </table:table-cell>
          <table:table-cell office:value-type="float" office:value="21.67">
            <text:p>21.67</text:p>
          </table:table-cell>
          <table:table-cell office:value-type="float" office:value="169">
            <text:p>169</text:p>
          </table:table-cell>
          <table:table-cell office:value-type="float" office:value="7827.6">
            <text:p>7827.6</text:p>
          </table:table-cell>
          <table:table-cell office:value-type="float" office:value="28471.2">
            <text:p>28471.2</text:p>
          </table:table-cell>
          <table:table-cell office:value-type="float" office:value="16.874">
            <text:p>16.87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15">
            <text:p>515</text:p>
          </table:table-cell>
          <table:table-cell office:value-type="float" office:value="1201">
            <text:p>1201</text:p>
          </table:table-cell>
          <table:table-cell office:value-type="float" office:value="11162">
            <text:p>11162</text:p>
          </table:table-cell>
          <table:table-cell office:value-type="float" office:value="14787">
            <text:p>14787</text:p>
          </table:table-cell>
          <table:table-cell office:value-type="float" office:value="21461">
            <text:p>21461</text:p>
          </table:table-cell>
          <table:table-cell office:value-type="float" office:value="3.5">
            <text:p>3.5</text:p>
          </table:table-cell>
          <table:table-cell office:value-type="float" office:value="-45.625">
            <text:p>-45.625</text:p>
          </table:table-cell>
          <table:table-cell office:value-type="float" office:value="-388">
            <text:p>-388</text:p>
          </table:table-cell>
          <table:table-cell office:value-type="float" office:value="0.000313563877441319">
            <text:p>0.0003135639</text:p>
          </table:table-cell>
          <table:table-cell office:value-type="float" office:value="-0.00308548048961926">
            <text:p>-0.0030854805</text:p>
          </table:table-cell>
          <table:table-cell office:value-type="float" office:value="-0.0180793066492708">
            <text:p>-0.0180793066</text:p>
          </table:table-cell>
          <table:table-cell office:value-type="float" office:value="1.00109766628276">
            <text:p>1.0010976663</text:p>
          </table:table-cell>
          <table:table-cell office:value-type="float" office:value="0.989219477858442">
            <text:p>0.9892194779</text:p>
          </table:table-cell>
          <table:table-cell office:value-type="float" office:value="0.937363074932232">
            <text:p>0.937363074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date" office:date-value="2020-12-12">
            <text:p>12/12/20</text:p>
          </table:table-cell>
          <table:table-cell office:value-type="float" office:value="162">
            <text:p>162</text:p>
          </table:table-cell>
          <table:table-cell office:value-type="float" office:value="7807">
            <text:p>7807</text:p>
          </table:table-cell>
          <table:table-cell office:value-type="float" office:value="30452">
            <text:p>30452</text:p>
          </table:table-cell>
          <table:table-cell office:value-type="float" office:value="16.57">
            <text:p>16.57</text:p>
          </table:table-cell>
          <table:table-cell office:value-type="float" office:value="170">
            <text:p>170</text:p>
          </table:table-cell>
          <table:table-cell office:value-type="float" office:value="7772">
            <text:p>7772</text:p>
          </table:table-cell>
          <table:table-cell office:value-type="float" office:value="26572.8">
            <text:p>26572.8</text:p>
          </table:table-cell>
          <table:table-cell office:value-type="float" office:value="18.238">
            <text:p>18.23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40">
            <text:p>540</text:p>
          </table:table-cell>
          <table:table-cell office:value-type="float" office:value="1226">
            <text:p>1226</text:p>
          </table:table-cell>
          <table:table-cell office:value-type="float" office:value="10755">
            <text:p>10755</text:p>
          </table:table-cell>
          <table:table-cell office:value-type="float" office:value="14294">
            <text:p>14294</text:p>
          </table:table-cell>
          <table:table-cell office:value-type="float" office:value="21482">
            <text:p>21482</text:p>
          </table:table-cell>
          <table:table-cell office:value-type="float" office:value="-202">
            <text:p>-202</text:p>
          </table:table-cell>
          <table:table-cell office:value-type="float" office:value="-182.25">
            <text:p>-182.25</text:p>
          </table:table-cell>
          <table:table-cell office:value-type="float" office:value="-108">
            <text:p>-108</text:p>
          </table:table-cell>
          <table:table-cell office:value-type="float" office:value="-0.0187819618781962">
            <text:p>-0.0187819619</text:p>
          </table:table-cell>
          <table:table-cell office:value-type="float" office:value="-0.0127501049391353">
            <text:p>-0.0127501049</text:p>
          </table:table-cell>
          <table:table-cell office:value-type="float" office:value="-0.00502746485429662">
            <text:p>-0.0050274649</text:p>
          </table:table-cell>
          <table:table-cell office:value-type="float" office:value="0.934954547126622">
            <text:p>0.9349545471</text:p>
          </table:table-cell>
          <table:table-cell office:value-type="float" office:value="0.955693260457906">
            <text:p>0.9556932605</text:p>
          </table:table-cell>
          <table:table-cell office:value-type="float" office:value="0.98245341279957">
            <text:p>0.982453412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date" office:date-value="2020-12-13">
            <text:p>12/13/20</text:p>
          </table:table-cell>
          <table:table-cell office:value-type="float" office:value="181">
            <text:p>181</text:p>
          </table:table-cell>
          <table:table-cell office:value-type="float" office:value="7646">
            <text:p>7646</text:p>
          </table:table-cell>
          <table:table-cell office:value-type="float" office:value="25239">
            <text:p>25239</text:p>
          </table:table-cell>
          <table:table-cell office:value-type="float" office:value="16.45">
            <text:p>16.45</text:p>
          </table:table-cell>
          <table:table-cell office:value-type="float" office:value="157.2">
            <text:p>157.2</text:p>
          </table:table-cell>
          <table:table-cell office:value-type="float" office:value="7767.2">
            <text:p>7767.2</text:p>
          </table:table-cell>
          <table:table-cell office:value-type="float" office:value="22888.4">
            <text:p>22888.4</text:p>
          </table:table-cell>
          <table:table-cell office:value-type="float" office:value="18.016">
            <text:p>18.01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92">
            <text:p>592</text:p>
          </table:table-cell>
          <table:table-cell office:value-type="float" office:value="1277">
            <text:p>1277</text:p>
          </table:table-cell>
          <table:table-cell office:value-type="float" office:value="10330">
            <text:p>10330</text:p>
          </table:table-cell>
          <table:table-cell office:value-type="float" office:value="14258">
            <text:p>14258</text:p>
          </table:table-cell>
          <table:table-cell office:value-type="float" office:value="20927">
            <text:p>20927</text:p>
          </table:table-cell>
          <table:table-cell office:value-type="float" office:value="-82.875">
            <text:p>-82.875</text:p>
          </table:table-cell>
          <table:table-cell office:value-type="float" office:value="-351.125">
            <text:p>-351.125</text:p>
          </table:table-cell>
          <table:table-cell office:value-type="float" office:value="-117.375">
            <text:p>-117.375</text:p>
          </table:table-cell>
          <table:table-cell office:value-type="float" office:value="-0.00802274927395934">
            <text:p>-0.0080227493</text:p>
          </table:table-cell>
          <table:table-cell office:value-type="float" office:value="-0.0246265254593912">
            <text:p>-0.0246265255</text:p>
          </table:table-cell>
          <table:table-cell office:value-type="float" office:value="-0.00560878291202752">
            <text:p>-0.0056087829</text:p>
          </table:table-cell>
          <table:table-cell office:value-type="float" office:value="0.972046531972732">
            <text:p>0.972046532</text:p>
          </table:table-cell>
          <table:table-cell office:value-type="float" office:value="0.914995833774287">
            <text:p>0.9149958338</text:p>
          </table:table-cell>
          <table:table-cell office:value-type="float" office:value="0.980430918361582">
            <text:p>0.9804309184</text:p>
          </table:table-cell>
          <table:table-cell office:value-type="float" office:value="0">
            <text:p>0</text:p>
          </table:table-cell>
          <table:table-cell office:value-type="float" office:value="-27.7983513881011">
            <text:p>-27.798351388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date" office:date-value="2020-12-14">
            <text:p>12/14/20</text:p>
          </table:table-cell>
          <table:table-cell office:value-type="float" office:value="165">
            <text:p>165</text:p>
          </table:table-cell>
          <table:table-cell office:value-type="float" office:value="7667">
            <text:p>7667</text:p>
          </table:table-cell>
          <table:table-cell office:value-type="float" office:value="19245">
            <text:p>19245</text:p>
          </table:table-cell>
          <table:table-cell office:value-type="float" office:value="18.03">
            <text:p>18.03</text:p>
          </table:table-cell>
          <table:table-cell office:value-type="float" office:value="151.8">
            <text:p>151.8</text:p>
          </table:table-cell>
          <table:table-cell office:value-type="float" office:value="7720.8">
            <text:p>7720.8</text:p>
          </table:table-cell>
          <table:table-cell office:value-type="float" office:value="19695">
            <text:p>19695</text:p>
          </table:table-cell>
          <table:table-cell office:value-type="float" office:value="18.12">
            <text:p>18.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51">
            <text:p>551</text:p>
          </table:table-cell>
          <table:table-cell office:value-type="float" office:value="1233">
            <text:p>1233</text:p>
          </table:table-cell>
          <table:table-cell office:value-type="float" office:value="10232">
            <text:p>10232</text:p>
          </table:table-cell>
          <table:table-cell office:value-type="float" office:value="14194">
            <text:p>14194</text:p>
          </table:table-cell>
          <table:table-cell office:value-type="float" office:value="20251">
            <text:p>20251</text:p>
          </table:table-cell>
          <table:table-cell office:value-type="float" office:value="-24.875">
            <text:p>-24.875</text:p>
          </table:table-cell>
          <table:table-cell office:value-type="float" office:value="-27.125">
            <text:p>-27.125</text:p>
          </table:table-cell>
          <table:table-cell office:value-type="float" office:value="-304.875">
            <text:p>-304.875</text:p>
          </table:table-cell>
          <table:table-cell office:value-type="float" office:value="-0.00243109851446443">
            <text:p>-0.0024310985</text:p>
          </table:table-cell>
          <table:table-cell office:value-type="float" office:value="-0.00191101874031281">
            <text:p>-0.0019110187</text:p>
          </table:table-cell>
          <table:table-cell office:value-type="float" office:value="-0.015054812108044">
            <text:p>-0.0150548121</text:p>
          </table:table-cell>
          <table:table-cell office:value-type="float" office:value="0.991502739269749">
            <text:p>0.9915027393</text:p>
          </table:table-cell>
          <table:table-cell office:value-type="float" office:value="0.993318592314452">
            <text:p>0.9933185923</text:p>
          </table:table-cell>
          <table:table-cell office:value-type="float" office:value="0.947752386462358">
            <text:p>0.947752386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date" office:date-value="2020-12-15">
            <text:p>12/15/20</text:p>
          </table:table-cell>
          <table:table-cell office:value-type="float" office:value="107">
            <text:p>107</text:p>
          </table:table-cell>
          <table:table-cell office:value-type="float" office:value="7845">
            <text:p>7845</text:p>
          </table:table-cell>
          <table:table-cell office:value-type="float" office:value="10903">
            <text:p>10903</text:p>
          </table:table-cell>
          <table:table-cell office:value-type="float" office:value="17.36">
            <text:p>17.36</text:p>
          </table:table-cell>
          <table:table-cell office:value-type="float" office:value="150.8">
            <text:p>150.8</text:p>
          </table:table-cell>
          <table:table-cell office:value-type="float" office:value="7663.8">
            <text:p>7663.8</text:p>
          </table:table-cell>
          <table:table-cell office:value-type="float" office:value="17277">
            <text:p>17277</text:p>
          </table:table-cell>
          <table:table-cell office:value-type="float" office:value="18.054">
            <text:p>1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540">
            <text:p>540</text:p>
          </table:table-cell>
          <table:table-cell table:number-columns-repeated="2" office:value-type="float" office:value="803">
            <text:p>803</text:p>
          </table:table-cell>
          <table:table-cell office:value-type="float" office:value="9814">
            <text:p>9814</text:p>
          </table:table-cell>
          <table:table-cell office:value-type="float" office:value="14282">
            <text:p>14282</text:p>
          </table:table-cell>
          <table:table-cell office:value-type="float" office:value="20731">
            <text:p>20731</text:p>
          </table:table-cell>
          <table:table-cell office:value-type="float" office:value="-207">
            <text:p>-207</text:p>
          </table:table-cell>
          <table:table-cell office:value-type="float" office:value="1.625">
            <text:p>1.625</text:p>
          </table:table-cell>
          <table:table-cell office:value-type="float" office:value="-385.875">
            <text:p>-385.875</text:p>
          </table:table-cell>
          <table:table-cell office:value-type="float" office:value="-0.0210923170980232">
            <text:p>-0.0210923171</text:p>
          </table:table-cell>
          <table:table-cell office:value-type="float" office:value="0.0001137795826915">
            <text:p>0.0001137796</text:p>
          </table:table-cell>
          <table:table-cell office:value-type="float" office:value="-0.0186134291640538">
            <text:p>-0.0186134292</text:p>
          </table:table-cell>
          <table:table-cell office:value-type="float" office:value="0.927048866404423">
            <text:p>0.9270488664</text:p>
          </table:table-cell>
          <table:table-cell office:value-type="float" office:value="1.00039825391318">
            <text:p>1.0003982539</text:p>
          </table:table-cell>
          <table:table-cell office:value-type="float" office:value="0.935532059026492">
            <text:p>0.935532059</text:p>
          </table:table-cell>
          <table:table-cell office:value-type="float" office:value="-32.5147381868182">
            <text:p>-32.514738186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date" office:date-value="2020-12-16">
            <text:p>12/16/20</text:p>
          </table:table-cell>
          <table:table-cell office:value-type="float" office:value="144">
            <text:p>144</text:p>
          </table:table-cell>
          <table:table-cell office:value-type="float" office:value="7639">
            <text:p>7639</text:p>
          </table:table-cell>
          <table:table-cell office:value-type="float" office:value="12636">
            <text:p>12636</text:p>
          </table:table-cell>
          <table:table-cell office:value-type="float" office:value="22.19">
            <text:p>22.19</text:p>
          </table:table-cell>
          <table:table-cell office:value-type="float" office:value="152">
            <text:p>152</text:p>
          </table:table-cell>
          <table:table-cell office:value-type="float" office:value="7601.6">
            <text:p>7601.6</text:p>
          </table:table-cell>
          <table:table-cell office:value-type="float" office:value="18642.6">
            <text:p>18642.6</text:p>
          </table:table-cell>
          <table:table-cell office:value-type="float" office:value="17.526">
            <text:p>17.526</text:p>
          </table:table-cell>
          <table:table-cell table:number-columns-repeated="3" office:value-type="float" office:value="2">
            <text:p>2</text:p>
          </table:table-cell>
          <table:table-cell office:value-type="float" office:value="534">
            <text:p>534</text:p>
          </table:table-cell>
          <table:table-cell office:value-type="float" office:value="796">
            <text:p>796</text:p>
          </table:table-cell>
          <table:table-cell office:value-type="float" office:value="1207">
            <text:p>1207</text:p>
          </table:table-cell>
          <table:table-cell office:value-type="float" office:value="10067">
            <text:p>10067</text:p>
          </table:table-cell>
          <table:table-cell office:value-type="float" office:value="13549">
            <text:p>13549</text:p>
          </table:table-cell>
          <table:table-cell office:value-type="float" office:value="19148">
            <text:p>19148</text:p>
          </table:table-cell>
          <table:table-cell office:value-type="float" office:value="-202.625">
            <text:p>-202.625</text:p>
          </table:table-cell>
          <table:table-cell office:value-type="float" office:value="-258.5">
            <text:p>-258.5</text:p>
          </table:table-cell>
          <table:table-cell office:value-type="float" office:value="-344.875">
            <text:p>-344.875</text:p>
          </table:table-cell>
          <table:table-cell office:value-type="float" office:value="-0.0201276447799742">
            <text:p>-0.0201276448</text:p>
          </table:table-cell>
          <table:table-cell office:value-type="float" office:value="-0.0190788988117204">
            <text:p>-0.0190788988</text:p>
          </table:table-cell>
          <table:table-cell office:value-type="float" office:value="-0.0180110194276165">
            <text:p>-0.0180110194</text:p>
          </table:table-cell>
          <table:table-cell office:value-type="float" office:value="0.930347282555492">
            <text:p>0.9303472826</text:p>
          </table:table-cell>
          <table:table-cell office:value-type="float" office:value="0.93393730274352">
            <text:p>0.9339373027</text:p>
          </table:table-cell>
          <table:table-cell office:value-type="float" office:value="0.937597249772153">
            <text:p>0.9375972498</text:p>
          </table:table-cell>
          <table:table-cell office:value-type="float" office:value="-34.0898221639569">
            <text:p>-34.08982216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date" office:date-value="2020-12-17">
            <text:p>12/17/20</text:p>
          </table:table-cell>
          <table:table-cell office:value-type="float" office:value="157">
            <text:p>157</text:p>
          </table:table-cell>
          <table:table-cell office:value-type="float" office:value="7522">
            <text:p>7522</text:p>
          </table:table-cell>
          <table:table-cell office:value-type="float" office:value="18362">
            <text:p>18362</text:p>
          </table:table-cell>
          <table:table-cell office:value-type="float" office:value="16.24">
            <text:p>16.24</text:p>
          </table:table-cell>
          <table:table-cell office:value-type="float" office:value="156.8">
            <text:p>156.8</text:p>
          </table:table-cell>
          <table:table-cell office:value-type="float" office:value="7527.2">
            <text:p>7527.2</text:p>
          </table:table-cell>
          <table:table-cell office:value-type="float" office:value="19634.4">
            <text:p>19634.4</text:p>
          </table:table-cell>
          <table:table-cell office:value-type="float" office:value="17.262">
            <text:p>17.262</text:p>
          </table:table-cell>
          <table:table-cell table:number-columns-repeated="3" office:value-type="float" office:value="2">
            <text:p>2</text:p>
          </table:table-cell>
          <table:table-cell office:value-type="float" office:value="521">
            <text:p>521</text:p>
          </table:table-cell>
          <table:table-cell office:value-type="float" office:value="781">
            <text:p>781</text:p>
          </table:table-cell>
          <table:table-cell office:value-type="float" office:value="1187">
            <text:p>1187</text:p>
          </table:table-cell>
          <table:table-cell office:value-type="float" office:value="9830">
            <text:p>9830</text:p>
          </table:table-cell>
          <table:table-cell office:value-type="float" office:value="13300">
            <text:p>13300</text:p>
          </table:table-cell>
          <table:table-cell office:value-type="float" office:value="19123">
            <text:p>19123</text:p>
          </table:table-cell>
          <table:table-cell office:value-type="float" office:value="-94.875">
            <text:p>-94.875</text:p>
          </table:table-cell>
          <table:table-cell office:value-type="float" office:value="-355">
            <text:p>-355</text:p>
          </table:table-cell>
          <table:table-cell office:value-type="float" office:value="-492.625">
            <text:p>-492.625</text:p>
          </table:table-cell>
          <table:table-cell office:value-type="float" office:value="-0.00965157680569685">
            <text:p>-0.0096515768</text:p>
          </table:table-cell>
          <table:table-cell office:value-type="float" office:value="-0.0266917293233083">
            <text:p>-0.0266917293</text:p>
          </table:table-cell>
          <table:table-cell office:value-type="float" office:value="-0.0257608638811902">
            <text:p>-0.0257608639</text:p>
          </table:table-cell>
          <table:table-cell office:value-type="float" office:value="0.96640206093234">
            <text:p>0.9664020609</text:p>
          </table:table-cell>
          <table:table-cell office:value-type="float" office:value="0.907975346260388">
            <text:p>0.9079753463</text:p>
          </table:table-cell>
          <table:table-cell office:value-type="float" office:value="0.911137675747329">
            <text:p>0.9111376757</text:p>
          </table:table-cell>
          <table:table-cell office:value-type="float" office:value="0">
            <text:p>0</text:p>
          </table:table-cell>
          <table:table-cell office:value-type="float" office:value="-25.6204763842209">
            <text:p>-25.6204763842</text:p>
          </table:table-cell>
          <table:table-cell office:value-type="float" office:value="-26.5589040170661">
            <text:p>-26.5589040171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date" office:date-value="2020-12-18">
            <text:p>12/18/20</text:p>
          </table:table-cell>
          <table:table-cell office:value-type="float" office:value="187">
            <text:p>187</text:p>
          </table:table-cell>
          <table:table-cell office:value-type="float" office:value="7335">
            <text:p>7335</text:p>
          </table:table-cell>
          <table:table-cell office:value-type="float" office:value="32067">
            <text:p>32067</text:p>
          </table:table-cell>
          <table:table-cell office:value-type="float" office:value="13.81">
            <text:p>13.81</text:p>
          </table:table-cell>
          <table:table-cell office:value-type="float" office:value="172.4">
            <text:p>172.4</text:p>
          </table:table-cell>
          <table:table-cell office:value-type="float" office:value="7362.6">
            <text:p>7362.6</text:p>
          </table:table-cell>
          <table:table-cell office:value-type="float" office:value="22260.4">
            <text:p>22260.4</text:p>
          </table:table-cell>
          <table:table-cell office:value-type="float" office:value="16.26">
            <text:p>16.26</text:p>
          </table:table-cell>
          <table:table-cell table:number-columns-repeated="3" office:value-type="float" office:value="2">
            <text:p>2</text:p>
          </table:table-cell>
          <table:table-cell office:value-type="float" office:value="685">
            <text:p>685</text:p>
          </table:table-cell>
          <table:table-cell table:number-columns-repeated="2" office:value-type="float" office:value="1085">
            <text:p>1085</text:p>
          </table:table-cell>
          <table:table-cell office:value-type="float" office:value="9756">
            <text:p>9756</text:p>
          </table:table-cell>
          <table:table-cell office:value-type="float" office:value="14298">
            <text:p>14298</text:p>
          </table:table-cell>
          <table:table-cell office:value-type="float" office:value="19785">
            <text:p>19785</text:p>
          </table:table-cell>
          <table:table-cell office:value-type="float" office:value="-71.25">
            <text:p>-71.25</text:p>
          </table:table-cell>
          <table:table-cell office:value-type="float" office:value="-259.25">
            <text:p>-259.25</text:p>
          </table:table-cell>
          <table:table-cell office:value-type="float" office:value="-317.5">
            <text:p>-317.5</text:p>
          </table:table-cell>
          <table:table-cell office:value-type="float" office:value="-0.00730319803198032">
            <text:p>-0.007303198</text:p>
          </table:table-cell>
          <table:table-cell office:value-type="float" office:value="-0.0181319065603581">
            <text:p>-0.0181319066</text:p>
          </table:table-cell>
          <table:table-cell office:value-type="float" office:value="-0.0160475107404599">
            <text:p>-0.0160475107</text:p>
          </table:table-cell>
          <table:table-cell office:value-type="float" office:value="0.974543346822998">
            <text:p>0.9745433468</text:p>
          </table:table-cell>
          <table:table-cell office:value-type="float" office:value="0.937182708468353">
            <text:p>0.9371827085</text:p>
          </table:table-cell>
          <table:table-cell office:value-type="float" office:value="0.944338456706282">
            <text:p>0.944338456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date" office:date-value="2020-12-19">
            <text:p>12/19/20</text:p>
          </table:table-cell>
          <table:table-cell office:value-type="float" office:value="189">
            <text:p>189</text:p>
          </table:table-cell>
          <table:table-cell office:value-type="float" office:value="7295">
            <text:p>7295</text:p>
          </table:table-cell>
          <table:table-cell office:value-type="float" office:value="24204">
            <text:p>24204</text:p>
          </table:table-cell>
          <table:table-cell office:value-type="float" office:value="16.71">
            <text:p>16.71</text:p>
          </table:table-cell>
          <table:table-cell office:value-type="float" office:value="180.2">
            <text:p>180.2</text:p>
          </table:table-cell>
          <table:table-cell office:value-type="float" office:value="7254.2">
            <text:p>7254.2</text:p>
          </table:table-cell>
          <table:table-cell office:value-type="float" office:value="22823.4">
            <text:p>22823.4</text:p>
          </table:table-cell>
          <table:table-cell office:value-type="float" office:value="14.594">
            <text:p>14.59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82">
            <text:p>482</text:p>
          </table:table-cell>
          <table:table-cell office:value-type="float" office:value="1130">
            <text:p>1130</text:p>
          </table:table-cell>
          <table:table-cell office:value-type="float" office:value="9450">
            <text:p>9450</text:p>
          </table:table-cell>
          <table:table-cell office:value-type="float" office:value="13091">
            <text:p>13091</text:p>
          </table:table-cell>
          <table:table-cell office:value-type="float" office:value="20049">
            <text:p>20049</text:p>
          </table:table-cell>
          <table:table-cell office:value-type="float" office:value="-251.625">
            <text:p>-251.625</text:p>
          </table:table-cell>
          <table:table-cell office:value-type="float" office:value="-135">
            <text:p>-135</text:p>
          </table:table-cell>
          <table:table-cell office:value-type="float" office:value="-345.75">
            <text:p>-345.75</text:p>
          </table:table-cell>
          <table:table-cell office:value-type="float" office:value="-0.0266269841269841">
            <text:p>-0.0266269841</text:p>
          </table:table-cell>
          <table:table-cell office:value-type="float" office:value="-0.010312428385914">
            <text:p>-0.0103124284</text:p>
          </table:table-cell>
          <table:table-cell office:value-type="float" office:value="-0.017245249139608">
            <text:p>-0.0172452491</text:p>
          </table:table-cell>
          <table:table-cell office:value-type="float" office:value="0.908195188271605">
            <text:p>0.9081951883</text:p>
          </table:table-cell>
          <table:table-cell office:value-type="float" office:value="0.964114939160562">
            <text:p>0.9641149392</text:p>
          </table:table-cell>
          <table:table-cell office:value-type="float" office:value="0.940224529302431">
            <text:p>0.9402245293</text:p>
          </table:table-cell>
          <table:table-cell office:value-type="float" office:value="-25.6836245508447">
            <text:p>-25.683624550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date" office:date-value="2020-12-20">
            <text:p>12/20/20</text:p>
          </table:table-cell>
          <table:table-cell office:value-type="float" office:value="185">
            <text:p>185</text:p>
          </table:table-cell>
          <table:table-cell office:value-type="float" office:value="7022">
            <text:p>7022</text:p>
          </table:table-cell>
          <table:table-cell office:value-type="float" office:value="24033">
            <text:p>24033</text:p>
          </table:table-cell>
          <table:table-cell office:value-type="float" office:value="12.35">
            <text:p>12.35</text:p>
          </table:table-cell>
          <table:table-cell office:value-type="float" office:value="184.8">
            <text:p>184.8</text:p>
          </table:table-cell>
          <table:table-cell office:value-type="float" office:value="7174.6">
            <text:p>7174.6</text:p>
          </table:table-cell>
          <table:table-cell office:value-type="float" office:value="20738.4">
            <text:p>20738.4</text:p>
          </table:table-cell>
          <table:table-cell office:value-type="float" office:value="14.466">
            <text:p>14.46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07">
            <text:p>507</text:p>
          </table:table-cell>
          <table:table-cell office:value-type="float" office:value="1146">
            <text:p>1146</text:p>
          </table:table-cell>
          <table:table-cell office:value-type="float" office:value="9161">
            <text:p>9161</text:p>
          </table:table-cell>
          <table:table-cell office:value-type="float" office:value="12784">
            <text:p>12784</text:p>
          </table:table-cell>
          <table:table-cell office:value-type="float" office:value="18723">
            <text:p>18723</text:p>
          </table:table-cell>
          <table:table-cell office:value-type="float" office:value="-127.375">
            <text:p>-127.375</text:p>
          </table:table-cell>
          <table:table-cell office:value-type="float" office:value="-224.5">
            <text:p>-224.5</text:p>
          </table:table-cell>
          <table:table-cell office:value-type="float" office:value="-278.375">
            <text:p>-278.375</text:p>
          </table:table-cell>
          <table:table-cell office:value-type="float" office:value="-0.0139040497762253">
            <text:p>-0.0139040498</text:p>
          </table:table-cell>
          <table:table-cell office:value-type="float" office:value="-0.017561013767209">
            <text:p>-0.0175610138</text:p>
          </table:table-cell>
          <table:table-cell office:value-type="float" office:value="-0.0148680766971105">
            <text:p>-0.0148680767</text:p>
          </table:table-cell>
          <table:table-cell office:value-type="float" office:value="0.951714738079564">
            <text:p>0.9517147381</text:p>
          </table:table-cell>
          <table:table-cell office:value-type="float" office:value="0.939140894655651">
            <text:p>0.9391408947</text:p>
          </table:table-cell>
          <table:table-cell office:value-type="float" office:value="0.948395008581269">
            <text:p>0.948395008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date" office:date-value="2020-12-21">
            <text:p>12/21/20</text:p>
          </table:table-cell>
          <table:table-cell office:value-type="float" office:value="183">
            <text:p>183</text:p>
          </table:table-cell>
          <table:table-cell office:value-type="float" office:value="7097">
            <text:p>7097</text:p>
          </table:table-cell>
          <table:table-cell office:value-type="float" office:value="15451">
            <text:p>15451</text:p>
          </table:table-cell>
          <table:table-cell office:value-type="float" office:value="13.86">
            <text:p>13.86</text:p>
          </table:table-cell>
          <table:table-cell office:value-type="float" office:value="178.2">
            <text:p>178.2</text:p>
          </table:table-cell>
          <table:table-cell office:value-type="float" office:value="7053">
            <text:p>7053</text:p>
          </table:table-cell>
          <table:table-cell office:value-type="float" office:value="18572.8">
            <text:p>18572.8</text:p>
          </table:table-cell>
          <table:table-cell office:value-type="float" office:value="13.488">
            <text:p>13.488</text:p>
          </table:table-cell>
          <table:table-cell table:number-columns-repeated="3" office:value-type="float" office:value="2">
            <text:p>2</text:p>
          </table:table-cell>
          <table:table-cell office:value-type="float" office:value="461">
            <text:p>461</text:p>
          </table:table-cell>
          <table:table-cell office:value-type="float" office:value="1089">
            <text:p>1089</text:p>
          </table:table-cell>
          <table:table-cell office:value-type="float" office:value="461">
            <text:p>461</text:p>
          </table:table-cell>
          <table:table-cell office:value-type="float" office:value="9192">
            <text:p>9192</text:p>
          </table:table-cell>
          <table:table-cell office:value-type="float" office:value="12468">
            <text:p>12468</text:p>
          </table:table-cell>
          <table:table-cell office:value-type="float" office:value="18212">
            <text:p>18212</text:p>
          </table:table-cell>
          <table:table-cell office:value-type="float" office:value="-176.25">
            <text:p>-176.25</text:p>
          </table:table-cell>
          <table:table-cell office:value-type="float" office:value="-129">
            <text:p>-129</text:p>
          </table:table-cell>
          <table:table-cell office:value-type="float" office:value="-230">
            <text:p>-230</text:p>
          </table:table-cell>
          <table:table-cell office:value-type="float" office:value="-0.0191742819843342">
            <text:p>-0.019174282</text:p>
          </table:table-cell>
          <table:table-cell office:value-type="float" office:value="-0.0103464870067372">
            <text:p>-0.010346487</text:p>
          </table:table-cell>
          <table:table-cell office:value-type="float" office:value="-0.0126290358005711">
            <text:p>-0.0126290358</text:p>
          </table:table-cell>
          <table:table-cell office:value-type="float" office:value="0.933610613110475">
            <text:p>0.9336106131</text:p>
          </table:table-cell>
          <table:table-cell office:value-type="float" office:value="0.963997113071446">
            <text:p>0.9639971131</text:p>
          </table:table-cell>
          <table:table-cell office:value-type="float" office:value="0.956110980086695">
            <text:p>0.956110980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date" office:date-value="2020-12-22">
            <text:p>12/22/20</text:p>
          </table:table-cell>
          <table:table-cell office:value-type="float" office:value="180">
            <text:p>180</text:p>
          </table:table-cell>
          <table:table-cell office:value-type="float" office:value="7124">
            <text:p>7124</text:p>
          </table:table-cell>
          <table:table-cell office:value-type="float" office:value="7937">
            <text:p>7937</text:p>
          </table:table-cell>
          <table:table-cell office:value-type="float" office:value="15.6">
            <text:p>15.6</text:p>
          </table:table-cell>
          <table:table-cell office:value-type="float" office:value="163">
            <text:p>163</text:p>
          </table:table-cell>
          <table:table-cell office:value-type="float" office:value="6870.4">
            <text:p>6870.4</text:p>
          </table:table-cell>
          <table:table-cell office:value-type="float" office:value="18969.2">
            <text:p>18969.2</text:p>
          </table:table-cell>
          <table:table-cell office:value-type="float" office:value="12.66">
            <text:p>12.6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35">
            <text:p>635</text:p>
          </table:table-cell>
          <table:table-cell office:value-type="float" office:value="8830">
            <text:p>8830</text:p>
          </table:table-cell>
          <table:table-cell office:value-type="float" office:value="12263">
            <text:p>12263</text:p>
          </table:table-cell>
          <table:table-cell office:value-type="float" office:value="19354">
            <text:p>19354</text:p>
          </table:table-cell>
          <table:table-cell office:value-type="float" office:value="-457.25">
            <text:p>-457.25</text:p>
          </table:table-cell>
          <table:table-cell office:value-type="float" office:value="-127.125">
            <text:p>-127.125</text:p>
          </table:table-cell>
          <table:table-cell office:value-type="float" office:value="-270.625">
            <text:p>-270.625</text:p>
          </table:table-cell>
          <table:table-cell office:value-type="float" office:value="-0.0517836919592299">
            <text:p>-0.051783692</text:p>
          </table:table-cell>
          <table:table-cell office:value-type="float" office:value="-0.0103665497839028">
            <text:p>-0.0103665498</text:p>
          </table:table-cell>
          <table:table-cell office:value-type="float" office:value="-0.013982897592229">
            <text:p>-0.0139828976</text:p>
          </table:table-cell>
          <table:table-cell office:value-type="float" office:value="0.824012917618435">
            <text:p>0.8240129176</text:p>
          </table:table-cell>
          <table:table-cell office:value-type="float" office:value="0.963927707851008">
            <text:p>0.9639277079</text:p>
          </table:table-cell>
          <table:table-cell office:value-type="float" office:value="0.951443080420345">
            <text:p>0.9514430804</text:p>
          </table:table-cell>
          <table:table-cell office:value-type="float" office:value="-13.0357889813657">
            <text:p>-13.035788981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date" office:date-value="2020-12-23">
            <text:p>12/23/20</text:p>
          </table:table-cell>
          <table:table-cell office:value-type="float" office:value="154">
            <text:p>154</text:p>
          </table:table-cell>
          <table:table-cell office:value-type="float" office:value="6727">
            <text:p>6727</text:p>
          </table:table-cell>
          <table:table-cell office:value-type="float" office:value="21239">
            <text:p>21239</text:p>
          </table:table-cell>
          <table:table-cell office:value-type="float" office:value="8.92">
            <text:p>8.92</text:p>
          </table:table-cell>
          <table:table-cell office:value-type="float" office:value="146.8">
            <text:p>146.8</text:p>
          </table:table-cell>
          <table:table-cell office:value-type="float" office:value="6667.2">
            <text:p>6667.2</text:p>
          </table:table-cell>
          <table:table-cell office:value-type="float" office:value="18593.4">
            <text:p>18593.4</text:p>
          </table:table-cell>
          <table:table-cell office:value-type="float" office:value="12.546">
            <text:p>12.546</text:p>
          </table:table-cell>
          <table:table-cell table:number-columns-repeated="3" office:value-type="float" office:value="2">
            <text:p>2</text:p>
          </table:table-cell>
          <table:table-cell office:value-type="float" office:value="604">
            <text:p>604</text:p>
          </table:table-cell>
          <table:table-cell table:number-columns-repeated="2" office:value-type="float" office:value="971">
            <text:p>971</text:p>
          </table:table-cell>
          <table:table-cell office:value-type="float" office:value="8783">
            <text:p>8783</text:p>
          </table:table-cell>
          <table:table-cell office:value-type="float" office:value="12075">
            <text:p>12075</text:p>
          </table:table-cell>
          <table:table-cell office:value-type="float" office:value="17752">
            <text:p>17752</text:p>
          </table:table-cell>
          <table:table-cell office:value-type="float" office:value="-414.25">
            <text:p>-414.25</text:p>
          </table:table-cell>
          <table:table-cell office:value-type="float" office:value="-278.25">
            <text:p>-278.25</text:p>
          </table:table-cell>
          <table:table-cell office:value-type="float" office:value="-173.875">
            <text:p>-173.875</text:p>
          </table:table-cell>
          <table:table-cell office:value-type="float" office:value="-0.0471649777980189">
            <text:p>-0.0471649778</text:p>
          </table:table-cell>
          <table:table-cell office:value-type="float" office:value="-0.0230434782608696">
            <text:p>-0.0230434783</text:p>
          </table:table-cell>
          <table:table-cell office:value-type="float" office:value="-0.00979467102298333">
            <text:p>-0.009794671</text:p>
          </table:table-cell>
          <table:table-cell office:value-type="float" office:value="0.839282666563081">
            <text:p>0.8392826666</text:p>
          </table:table-cell>
          <table:table-cell office:value-type="float" office:value="0.920388589792061">
            <text:p>0.9203885898</text:p>
          </table:table-cell>
          <table:table-cell office:value-type="float" office:value="0.965906685157237">
            <text:p>0.9659066852</text:p>
          </table:table-cell>
          <table:table-cell office:value-type="float" office:value="-14.3468619810185">
            <text:p>-14.346861981</text:p>
          </table:table-cell>
          <table:table-cell office:value-type="float" office:value="-29.732051789303">
            <text:p>-29.732051789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date" office:date-value="2020-12-24">
            <text:p>12/24/20</text:p>
          </table:table-cell>
          <table:table-cell office:value-type="float" office:value="113">
            <text:p>113</text:p>
          </table:table-cell>
          <table:table-cell office:value-type="float" office:value="6382">
            <text:p>6382</text:p>
          </table:table-cell>
          <table:table-cell office:value-type="float" office:value="26186">
            <text:p>26186</text:p>
          </table:table-cell>
          <table:table-cell office:value-type="float" office:value="12.57">
            <text:p>12.57</text:p>
          </table:table-cell>
          <table:table-cell office:value-type="float" office:value="133.8">
            <text:p>133.8</text:p>
          </table:table-cell>
          <table:table-cell office:value-type="float" office:value="6448.4">
            <text:p>6448.4</text:p>
          </table:table-cell>
          <table:table-cell office:value-type="float" office:value="17402">
            <text:p>17402</text:p>
          </table:table-cell>
          <table:table-cell office:value-type="float" office:value="12.298">
            <text:p>12.298</text:p>
          </table:table-cell>
          <table:table-cell table:number-columns-repeated="3" office:value-type="float" office:value="2">
            <text:p>2</text:p>
          </table:table-cell>
          <table:table-cell office:value-type="float" office:value="574">
            <text:p>574</text:p>
          </table:table-cell>
          <table:table-cell table:number-columns-repeated="2" office:value-type="float" office:value="931">
            <text:p>931</text:p>
          </table:table-cell>
          <table:table-cell office:value-type="float" office:value="8842">
            <text:p>8842</text:p>
          </table:table-cell>
          <table:table-cell office:value-type="float" office:value="11976">
            <text:p>11976</text:p>
          </table:table-cell>
          <table:table-cell office:value-type="float" office:value="16921">
            <text:p>16921</text:p>
          </table:table-cell>
          <table:table-cell office:value-type="float" office:value="-95.5">
            <text:p>-95.5</text:p>
          </table:table-cell>
          <table:table-cell office:value-type="float" office:value="-95.75">
            <text:p>-95.75</text:p>
          </table:table-cell>
          <table:table-cell office:value-type="float" office:value="-410.5">
            <text:p>-410.5</text:p>
          </table:table-cell>
          <table:table-cell office:value-type="float" office:value="-0.0108007238181407">
            <text:p>-0.0108007238</text:p>
          </table:table-cell>
          <table:table-cell office:value-type="float" office:value="-0.00799515698062792">
            <text:p>-0.007995157</text:p>
          </table:table-cell>
          <table:table-cell office:value-type="float" office:value="-0.0242597955203593">
            <text:p>-0.0242597955</text:p>
          </table:table-cell>
          <table:table-cell office:value-type="float" office:value="0.962426111681099">
            <text:p>0.9624261117</text:p>
          </table:table-cell>
          <table:table-cell office:value-type="float" office:value="0.972142238736686">
            <text:p>0.9721422387</text:p>
          </table:table-cell>
          <table:table-cell office:value-type="float" office:value="0.916244249528974">
            <text:p>0.9162442495</text:p>
          </table:table-cell>
          <table:table-cell table:number-columns-repeated="2" office:value-type="float" office:value="0">
            <text:p>0</text:p>
          </table:table-cell>
          <table:table-cell office:value-type="float" office:value="-28.2238554515794">
            <text:p>-28.2238554516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date" office:date-value="2020-12-25">
            <text:p>12/25/20</text:p>
          </table:table-cell>
          <table:table-cell office:value-type="float" office:value="104">
            <text:p>104</text:p>
          </table:table-cell>
          <table:table-cell office:value-type="float" office:value="6006">
            <text:p>6006</text:p>
          </table:table-cell>
          <table:table-cell office:value-type="float" office:value="22154">
            <text:p>22154</text:p>
          </table:table-cell>
          <table:table-cell office:value-type="float" office:value="11.78">
            <text:p>11.78</text:p>
          </table:table-cell>
          <table:table-cell office:value-type="float" office:value="117">
            <text:p>117</text:p>
          </table:table-cell>
          <table:table-cell office:value-type="float" office:value="6238">
            <text:p>6238</text:p>
          </table:table-cell>
          <table:table-cell office:value-type="float" office:value="16473">
            <text:p>16473</text:p>
          </table:table-cell>
          <table:table-cell office:value-type="float" office:value="13.418">
            <text:p>13.418</text:p>
          </table:table-cell>
          <table:table-cell table:number-columns-repeated="3" office:value-type="float" office:value="2">
            <text:p>2</text:p>
          </table:table-cell>
          <table:table-cell office:value-type="float" office:value="346">
            <text:p>346</text:p>
          </table:table-cell>
          <table:table-cell table:number-columns-repeated="2" office:value-type="float" office:value="914">
            <text:p>914</text:p>
          </table:table-cell>
          <table:table-cell office:value-type="float" office:value="8640">
            <text:p>8640</text:p>
          </table:table-cell>
          <table:table-cell office:value-type="float" office:value="11696">
            <text:p>11696</text:p>
          </table:table-cell>
          <table:table-cell office:value-type="float" office:value="17654">
            <text:p>17654</text:p>
          </table:table-cell>
          <table:table-cell office:value-type="float" office:value="-223.625">
            <text:p>-223.625</text:p>
          </table:table-cell>
          <table:table-cell office:value-type="float" office:value="-540.5">
            <text:p>-540.5</text:p>
          </table:table-cell>
          <table:table-cell office:value-type="float" office:value="-256.375">
            <text:p>-256.375</text:p>
          </table:table-cell>
          <table:table-cell office:value-type="float" office:value="-0.0258825231481481">
            <text:p>-0.0258825231</text:p>
          </table:table-cell>
          <table:table-cell office:value-type="float" office:value="-0.0462123803009576">
            <text:p>-0.0462123803</text:p>
          </table:table-cell>
          <table:table-cell office:value-type="float" office:value="-0.0145222045995242">
            <text:p>-0.0145222046</text:p>
          </table:table-cell>
          <table:table-cell office:value-type="float" office:value="0.91072418279033">
            <text:p>0.9107241828</text:p>
          </table:table-cell>
          <table:table-cell office:value-type="float" office:value="0.842442413769086">
            <text:p>0.8424424138</text:p>
          </table:table-cell>
          <table:table-cell office:value-type="float" office:value="0.949585636977469">
            <text:p>0.949585637</text:p>
          </table:table-cell>
          <table:table-cell office:value-type="float" office:value="-26.4324221140605">
            <text:p>-26.4324221141</text:p>
          </table:table-cell>
          <table:table-cell office:value-type="float" office:value="-14.649859904813">
            <text:p>-14.649859904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date" office:date-value="2020-12-26">
            <text:p>12/26/20</text:p>
          </table:table-cell>
          <table:table-cell office:value-type="float" office:value="118">
            <text:p>118</text:p>
          </table:table-cell>
          <table:table-cell office:value-type="float" office:value="6003">
            <text:p>6003</text:p>
          </table:table-cell>
          <table:table-cell office:value-type="float" office:value="9494">
            <text:p>9494</text:p>
          </table:table-cell>
          <table:table-cell office:value-type="float" office:value="12.62">
            <text:p>12.62</text:p>
          </table:table-cell>
          <table:table-cell office:value-type="float" office:value="109">
            <text:p>109</text:p>
          </table:table-cell>
          <table:table-cell office:value-type="float" office:value="6144.8">
            <text:p>6144.8</text:p>
          </table:table-cell>
          <table:table-cell office:value-type="float" office:value="13154.6">
            <text:p>13154.6</text:p>
          </table:table-cell>
          <table:table-cell office:value-type="float" office:value="14.256">
            <text:p>14.256</text:p>
          </table:table-cell>
          <table:table-cell table:number-columns-repeated="3" office:value-type="float" office:value="2">
            <text:p>2</text:p>
          </table:table-cell>
          <table:table-cell office:value-type="float" office:value="454">
            <text:p>454</text:p>
          </table:table-cell>
          <table:table-cell table:number-columns-repeated="2" office:value-type="float" office:value="1006">
            <text:p>1006</text:p>
          </table:table-cell>
          <table:table-cell office:value-type="float" office:value="7590">
            <text:p>7590</text:p>
          </table:table-cell>
          <table:table-cell office:value-type="float" office:value="11110">
            <text:p>11110</text:p>
          </table:table-cell>
          <table:table-cell office:value-type="float" office:value="18810">
            <text:p>18810</text:p>
          </table:table-cell>
          <table:table-cell office:value-type="float" office:value="-262">
            <text:p>-262</text:p>
          </table:table-cell>
          <table:table-cell office:value-type="float" office:value="-122.75">
            <text:p>-122.75</text:p>
          </table:table-cell>
          <table:table-cell office:value-type="float" office:value="-301.125">
            <text:p>-301.125</text:p>
          </table:table-cell>
          <table:table-cell office:value-type="float" office:value="-0.0345191040843215">
            <text:p>-0.0345191041</text:p>
          </table:table-cell>
          <table:table-cell office:value-type="float" office:value="-0.011048604860486">
            <text:p>-0.0110486049</text:p>
          </table:table-cell>
          <table:table-cell office:value-type="float" office:value="-0.0160087719298246">
            <text:p>-0.0160087719</text:p>
          </table:table-cell>
          <table:table-cell office:value-type="float" office:value="0.881518610056572">
            <text:p>0.8815186101</text:p>
          </table:table-cell>
          <table:table-cell office:value-type="float" office:value="0.961569143460251">
            <text:p>0.9615691435</text:p>
          </table:table-cell>
          <table:table-cell office:value-type="float" office:value="0.944471608571868">
            <text:p>0.9444716086</text:p>
          </table:table-cell>
          <table:table-cell office:value-type="float" office:value="-19.7315007597533">
            <text:p>-19.731500759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date" office:date-value="2020-12-27">
            <text:p>12/27/20</text:p>
          </table:table-cell>
          <table:table-cell office:value-type="float" office:value="96">
            <text:p>96</text:p>
          </table:table-cell>
          <table:table-cell office:value-type="float" office:value="6072">
            <text:p>6072</text:p>
          </table:table-cell>
          <table:table-cell office:value-type="float" office:value="3292">
            <text:p>3292</text:p>
          </table:table-cell>
          <table:table-cell office:value-type="float" office:value="21.2">
            <text:p>21.2</text:p>
          </table:table-cell>
          <table:table-cell office:value-type="float" office:value="112.6">
            <text:p>112.6</text:p>
          </table:table-cell>
          <table:table-cell office:value-type="float" office:value="6128">
            <text:p>6128</text:p>
          </table:table-cell>
          <table:table-cell office:value-type="float" office:value="9155.4">
            <text:p>9155.4</text:p>
          </table:table-cell>
          <table:table-cell office:value-type="float" office:value="14.656">
            <text:p>14.656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522">
            <text:p>522</text:p>
          </table:table-cell>
          <table:table-cell office:value-type="float" office:value="732">
            <text:p>732</text:p>
          </table:table-cell>
          <table:table-cell office:value-type="float" office:value="6698">
            <text:p>6698</text:p>
          </table:table-cell>
          <table:table-cell office:value-type="float" office:value="10944">
            <text:p>10944</text:p>
          </table:table-cell>
          <table:table-cell office:value-type="float" office:value="17127">
            <text:p>17127</text:p>
          </table:table-cell>
          <table:table-cell office:value-type="float" office:value="-379">
            <text:p>-379</text:p>
          </table:table-cell>
          <table:table-cell office:value-type="float" office:value="-410.75">
            <text:p>-410.75</text:p>
          </table:table-cell>
          <table:table-cell office:value-type="float" office:value="-217.875">
            <text:p>-217.875</text:p>
          </table:table-cell>
          <table:table-cell office:value-type="float" office:value="-0.0565840549417737">
            <text:p>-0.0565840549</text:p>
          </table:table-cell>
          <table:table-cell office:value-type="float" office:value="-0.037531980994152">
            <text:p>-0.037531981</text:p>
          </table:table-cell>
          <table:table-cell office:value-type="float" office:value="-0.0127211420564022">
            <text:p>-0.0127211421</text:p>
          </table:table-cell>
          <table:table-cell office:value-type="float" office:value="0.808231248040153">
            <text:p>0.808231248</text:p>
          </table:table-cell>
          <table:table-cell office:value-type="float" office:value="0.871399019731265">
            <text:p>0.8713990197</text:p>
          </table:table-cell>
          <table:table-cell office:value-type="float" office:value="0.955793184614822">
            <text:p>0.9557931846</text:p>
          </table:table-cell>
          <table:table-cell office:value-type="float" office:value="-11.8999296499475">
            <text:p>-11.8999296499</text:p>
          </table:table-cell>
          <table:table-cell office:value-type="float" office:value="-18.1193914664596">
            <text:p>-18.119391466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date" office:date-value="2020-12-28">
            <text:p>12/28/20</text:p>
          </table:table-cell>
          <table:table-cell office:value-type="float" office:value="114">
            <text:p>114</text:p>
          </table:table-cell>
          <table:table-cell office:value-type="float" office:value="6261">
            <text:p>6261</text:p>
          </table:table-cell>
          <table:table-cell office:value-type="float" office:value="4647">
            <text:p>4647</text:p>
          </table:table-cell>
          <table:table-cell office:value-type="float" office:value="13.11">
            <text:p>13.11</text:p>
          </table:table-cell>
          <table:table-cell office:value-type="float" office:value="119.2">
            <text:p>119.2</text:p>
          </table:table-cell>
          <table:table-cell office:value-type="float" office:value="6157.8">
            <text:p>6157.8</text:p>
          </table:table-cell>
          <table:table-cell office:value-type="float" office:value="8385">
            <text:p>8385</text:p>
          </table:table-cell>
          <table:table-cell office:value-type="float" office:value="14.454">
            <text:p>14.45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561">
            <text:p>561</text:p>
          </table:table-cell>
          <table:table-cell office:value-type="float" office:value="765">
            <text:p>765</text:p>
          </table:table-cell>
          <table:table-cell office:value-type="float" office:value="1085">
            <text:p>1085</text:p>
          </table:table-cell>
          <table:table-cell office:value-type="float" office:value="5848">
            <text:p>5848</text:p>
          </table:table-cell>
          <table:table-cell office:value-type="float" office:value="11024">
            <text:p>11024</text:p>
          </table:table-cell>
          <table:table-cell office:value-type="float" office:value="16347">
            <text:p>16347</text:p>
          </table:table-cell>
          <table:table-cell office:value-type="float" office:value="-468">
            <text:p>-468</text:p>
          </table:table-cell>
          <table:table-cell office:value-type="float" office:value="-133.5">
            <text:p>-133.5</text:p>
          </table:table-cell>
          <table:table-cell office:value-type="float" office:value="-658.75">
            <text:p>-658.75</text:p>
          </table:table-cell>
          <table:table-cell office:value-type="float" office:value="-0.0800273597811218">
            <text:p>-0.0800273598</text:p>
          </table:table-cell>
          <table:table-cell office:value-type="float" office:value="-0.0121099419448476">
            <text:p>-0.0121099419</text:p>
          </table:table-cell>
          <table:table-cell office:value-type="float" office:value="-0.0402979139903346">
            <text:p>-0.040297914</text:p>
          </table:table-cell>
          <table:table-cell office:value-type="float" office:value="0.732456822260607">
            <text:p>0.7324568223</text:p>
          </table:table-cell>
          <table:table-cell office:value-type="float" office:value="0.957902638553092">
            <text:p>0.9579026386</text:p>
          </table:table-cell>
          <table:table-cell office:value-type="float" office:value="0.862140187902895">
            <text:p>0.8621401879</text:p>
          </table:table-cell>
          <table:table-cell office:value-type="float" office:value="-8.3099865294684">
            <text:p>-8.3099865295</text:p>
          </table:table-cell>
          <table:table-cell office:value-type="float" office:value="0">
            <text:p>0</text:p>
          </table:table-cell>
          <table:table-cell office:value-type="float" office:value="-16.8516228140941">
            <text:p>-16.8516228141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date" office:date-value="2020-12-29">
            <text:p>12/29/20</text:p>
          </table:table-cell>
          <table:table-cell office:value-type="float" office:value="131">
            <text:p>131</text:p>
          </table:table-cell>
          <table:table-cell office:value-type="float" office:value="6298">
            <text:p>6298</text:p>
          </table:table-cell>
          <table:table-cell office:value-type="float" office:value="6190">
            <text:p>6190</text:p>
          </table:table-cell>
          <table:table-cell office:value-type="float" office:value="14.57">
            <text:p>14.57</text:p>
          </table:table-cell>
          <table:table-cell office:value-type="float" office:value="117.2">
            <text:p>117.2</text:p>
          </table:table-cell>
          <table:table-cell office:value-type="float" office:value="6128.4">
            <text:p>6128.4</text:p>
          </table:table-cell>
          <table:table-cell office:value-type="float" office:value="9964.2">
            <text:p>9964.2</text:p>
          </table:table-cell>
          <table:table-cell office:value-type="float" office:value="15.346">
            <text:p>15.346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494">
            <text:p>494</text:p>
          </table:table-cell>
          <table:table-cell office:value-type="float" office:value="1007">
            <text:p>1007</text:p>
          </table:table-cell>
          <table:table-cell office:value-type="float" office:value="4930">
            <text:p>4930</text:p>
          </table:table-cell>
          <table:table-cell office:value-type="float" office:value="10677">
            <text:p>10677</text:p>
          </table:table-cell>
          <table:table-cell office:value-type="float" office:value="15563">
            <text:p>15563</text:p>
          </table:table-cell>
          <table:table-cell office:value-type="float" office:value="-422.875">
            <text:p>-422.875</text:p>
          </table:table-cell>
          <table:table-cell office:value-type="float" office:value="-474">
            <text:p>-474</text:p>
          </table:table-cell>
          <table:table-cell office:value-type="float" office:value="-585.75">
            <text:p>-585.75</text:p>
          </table:table-cell>
          <table:table-cell office:value-type="float" office:value="-0.0857758620689655">
            <text:p>-0.0857758621</text:p>
          </table:table-cell>
          <table:table-cell office:value-type="float" office:value="-0.044394492835066">
            <text:p>-0.0443944928</text:p>
          </table:table-cell>
          <table:table-cell office:value-type="float" office:value="-0.0376373449849001">
            <text:p>-0.037637345</text:p>
          </table:table-cell>
          <table:table-cell office:value-type="float" office:value="0.714205179845422">
            <text:p>0.7142051798</text:p>
          </table:table-cell>
          <table:table-cell office:value-type="float" office:value="0.848482182225671">
            <text:p>0.8484821822</text:p>
          </table:table-cell>
          <table:table-cell office:value-type="float" office:value="0.871045769238374">
            <text:p>0.8710457692</text:p>
          </table:table-cell>
          <table:table-cell office:value-type="float" office:value="-7.72915886606062">
            <text:p>-7.7291588661</text:p>
          </table:table-cell>
          <table:table-cell office:value-type="float" office:value="-15.2641631020877">
            <text:p>-15.2641631021</text:p>
          </table:table-cell>
          <table:table-cell office:value-type="float" office:value="-18.0676843501187">
            <text:p>-18.0676843501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date" office:date-value="2020-12-30">
            <text:p>12/30/20</text:p>
          </table:table-cell>
          <table:table-cell office:value-type="float" office:value="137">
            <text:p>137</text:p>
          </table:table-cell>
          <table:table-cell office:value-type="float" office:value="6155">
            <text:p>6155</text:p>
          </table:table-cell>
          <table:table-cell office:value-type="float" office:value="18302">
            <text:p>18302</text:p>
          </table:table-cell>
          <table:table-cell office:value-type="float" office:value="10.77">
            <text:p>10.77</text:p>
          </table:table-cell>
          <table:table-cell office:value-type="float" office:value="124">
            <text:p>124</text:p>
          </table:table-cell>
          <table:table-cell office:value-type="float" office:value="6043.6">
            <text:p>6043.6</text:p>
          </table:table-cell>
          <table:table-cell office:value-type="float" office:value="12590">
            <text:p>12590</text:p>
          </table:table-cell>
          <table:table-cell office:value-type="float" office:value="14.156">
            <text:p>14.156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429">
            <text:p>429</text:p>
          </table:table-cell>
          <table:table-cell office:value-type="float" office:value="935">
            <text:p>935</text:p>
          </table:table-cell>
          <table:table-cell office:value-type="float" office:value="5508">
            <text:p>5508</text:p>
          </table:table-cell>
          <table:table-cell office:value-type="float" office:value="9650">
            <text:p>9650</text:p>
          </table:table-cell>
          <table:table-cell office:value-type="float" office:value="14724">
            <text:p>14724</text:p>
          </table:table-cell>
          <table:table-cell office:value-type="float" office:value="-285.5">
            <text:p>-285.5</text:p>
          </table:table-cell>
          <table:table-cell office:value-type="float" office:value="-264.5">
            <text:p>-264.5</text:p>
          </table:table-cell>
          <table:table-cell office:value-type="float" office:value="-735.375">
            <text:p>-735.375</text:p>
          </table:table-cell>
          <table:table-cell office:value-type="float" office:value="-0.0518336964415396">
            <text:p>-0.0518336964</text:p>
          </table:table-cell>
          <table:table-cell office:value-type="float" office:value="-0.0274093264248705">
            <text:p>-0.0274093264</text:p>
          </table:table-cell>
          <table:table-cell office:value-type="float" office:value="-0.0499439690301548">
            <text:p>-0.049943969</text:p>
          </table:table-cell>
          <table:table-cell office:value-type="float" office:value="0.823848057344727">
            <text:p>0.8238480573</text:p>
          </table:table-cell>
          <table:table-cell office:value-type="float" office:value="0.905539849016081">
            <text:p>0.905539849</text:p>
          </table:table-cell>
          <table:table-cell office:value-type="float" office:value="0.830085132477729">
            <text:p>0.8300851325</text:p>
          </table:table-cell>
          <table:table-cell office:value-type="float" office:value="-13.0228728745363">
            <text:p>-13.0228728745</text:p>
          </table:table-cell>
          <table:table-cell office:value-type="float" office:value="-24.9405556680874">
            <text:p>-24.9405556681</text:p>
          </table:table-cell>
          <table:table-cell office:value-type="float" office:value="-13.5289632521888">
            <text:p>-13.5289632522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date" office:date-value="2020-12-31">
            <text:p>12/31/20</text:p>
          </table:table-cell>
          <table:table-cell office:value-type="float" office:value="108">
            <text:p>108</text:p>
          </table:table-cell>
          <table:table-cell office:value-type="float" office:value="5856">
            <text:p>5856</text:p>
          </table:table-cell>
          <table:table-cell office:value-type="float" office:value="17390">
            <text:p>17390</text:p>
          </table:table-cell>
          <table:table-cell office:value-type="float" office:value="17.08">
            <text:p>17.08</text:p>
          </table:table-cell>
          <table:table-cell office:value-type="float" office:value="124">
            <text:p>124</text:p>
          </table:table-cell>
          <table:table-cell office:value-type="float" office:value="5897.2">
            <text:p>5897.2</text:p>
          </table:table-cell>
          <table:table-cell office:value-type="float" office:value="13800">
            <text:p>13800</text:p>
          </table:table-cell>
          <table:table-cell office:value-type="float" office:value="14.17">
            <text:p>14.17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60">
            <text:p>360</text:p>
          </table:table-cell>
          <table:table-cell table:number-columns-repeated="2" office:value-type="float" office:value="858">
            <text:p>858</text:p>
          </table:table-cell>
          <table:table-cell office:value-type="float" office:value="5022">
            <text:p>5022</text:p>
          </table:table-cell>
          <table:table-cell office:value-type="float" office:value="8736">
            <text:p>8736</text:p>
          </table:table-cell>
          <table:table-cell office:value-type="float" office:value="15008">
            <text:p>15008</text:p>
          </table:table-cell>
          <table:table-cell office:value-type="float" office:value="-374.125">
            <text:p>-374.125</text:p>
          </table:table-cell>
          <table:table-cell office:value-type="float" office:value="-485.875">
            <text:p>-485.875</text:p>
          </table:table-cell>
          <table:table-cell office:value-type="float" office:value="-738.875">
            <text:p>-738.875</text:p>
          </table:table-cell>
          <table:table-cell office:value-type="float" office:value="-0.0744972122660295">
            <text:p>-0.0744972123</text:p>
          </table:table-cell>
          <table:table-cell office:value-type="float" office:value="-0.0556175595238095">
            <text:p>-0.0556175595</text:p>
          </table:table-cell>
          <table:table-cell office:value-type="float" office:value="-0.0492320762260128">
            <text:p>-0.0492320762</text:p>
          </table:table-cell>
          <table:table-cell office:value-type="float" office:value="0.7501374329543">
            <text:p>0.750137433</text:p>
          </table:table-cell>
          <table:table-cell office:value-type="float" office:value="0.81140143500434">
            <text:p>0.811401435</text:p>
          </table:table-cell>
          <table:table-cell office:value-type="float" office:value="0.832438375974822">
            <text:p>0.832438376</text:p>
          </table:table-cell>
          <table:table-cell office:value-type="float" office:value="-8.95329217164151">
            <text:p>-8.9532921716</text:p>
          </table:table-cell>
          <table:table-cell office:value-type="float" office:value="-12.1128611404709">
            <text:p>-12.1128611405</text:p>
          </table:table-cell>
          <table:table-cell office:value-type="float" office:value="-13.7296887157565">
            <text:p>-13.7296887158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date" office:date-value="2021-01-01">
            <text:p>01/01/21</text:p>
          </table:table-cell>
          <table:table-cell office:value-type="float" office:value="130">
            <text:p>130</text:p>
          </table:table-cell>
          <table:table-cell office:value-type="float" office:value="5648">
            <text:p>5648</text:p>
          </table:table-cell>
          <table:table-cell office:value-type="float" office:value="16421">
            <text:p>16421</text:p>
          </table:table-cell>
          <table:table-cell office:value-type="float" office:value="15.25">
            <text:p>15.25</text:p>
          </table:table-cell>
          <table:table-cell office:value-type="float" office:value="118.4">
            <text:p>118.4</text:p>
          </table:table-cell>
          <table:table-cell office:value-type="float" office:value="5761.4">
            <text:p>5761.4</text:p>
          </table:table-cell>
          <table:table-cell office:value-type="float" office:value="13754">
            <text:p>13754</text:p>
          </table:table-cell>
          <table:table-cell office:value-type="float" office:value="15.642">
            <text:p>15.64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61">
            <text:p>361</text:p>
          </table:table-cell>
          <table:table-cell office:value-type="float" office:value="854">
            <text:p>854</text:p>
          </table:table-cell>
          <table:table-cell office:value-type="float" office:value="4878">
            <text:p>4878</text:p>
          </table:table-cell>
          <table:table-cell office:value-type="float" office:value="8876">
            <text:p>8876</text:p>
          </table:table-cell>
          <table:table-cell office:value-type="float" office:value="15815">
            <text:p>15815</text:p>
          </table:table-cell>
          <table:table-cell office:value-type="float" office:value="-423.25">
            <text:p>-423.25</text:p>
          </table:table-cell>
          <table:table-cell office:value-type="float" office:value="-503.5">
            <text:p>-503.5</text:p>
          </table:table-cell>
          <table:table-cell office:value-type="float" office:value="-578.875">
            <text:p>-578.875</text:p>
          </table:table-cell>
          <table:table-cell office:value-type="float" office:value="-0.0867671176711767">
            <text:p>-0.0867671177</text:p>
          </table:table-cell>
          <table:table-cell office:value-type="float" office:value="-0.0567260027039207">
            <text:p>-0.0567260027</text:p>
          </table:table-cell>
          <table:table-cell office:value-type="float" office:value="-0.0366029086310465">
            <text:p>-0.0366029086</text:p>
          </table:table-cell>
          <table:table-cell office:value-type="float" office:value="0.711071012260451">
            <text:p>0.7110710123</text:p>
          </table:table-cell>
          <table:table-cell office:value-type="float" office:value="0.807765955726497">
            <text:p>0.8077659557</text:p>
          </table:table-cell>
          <table:table-cell office:value-type="float" office:value="0.874515774715033">
            <text:p>0.8745157747</text:p>
          </table:table-cell>
          <table:table-cell office:value-type="float" office:value="-7.63677727893074">
            <text:p>-7.6367772789</text:p>
          </table:table-cell>
          <table:table-cell office:value-type="float" office:value="-11.8692676225465">
            <text:p>-11.8692676225</text:p>
          </table:table-cell>
          <table:table-cell office:value-type="float" office:value="-18.5882151500748">
            <text:p>-18.5882151501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date" office:date-value="2021-01-02">
            <text:p>01/02/21</text:p>
          </table:table-cell>
          <table:table-cell office:value-type="float" office:value="114">
            <text:p>114</text:p>
          </table:table-cell>
          <table:table-cell office:value-type="float" office:value="5529">
            <text:p>5529</text:p>
          </table:table-cell>
          <table:table-cell office:value-type="float" office:value="10697">
            <text:p>10697</text:p>
          </table:table-cell>
          <table:table-cell office:value-type="float" office:value="13.18">
            <text:p>13.18</text:p>
          </table:table-cell>
          <table:table-cell office:value-type="float" office:value="109.6">
            <text:p>109.6</text:p>
          </table:table-cell>
          <table:table-cell office:value-type="float" office:value="5663.8">
            <text:p>5663.8</text:p>
          </table:table-cell>
          <table:table-cell office:value-type="float" office:value="11839">
            <text:p>11839</text:p>
          </table:table-cell>
          <table:table-cell office:value-type="float" office:value="15.45">
            <text:p>15.45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90">
            <text:p>390</text:p>
          </table:table-cell>
          <table:table-cell office:value-type="float" office:value="575">
            <text:p>575</text:p>
          </table:table-cell>
          <table:table-cell office:value-type="float" office:value="880">
            <text:p>880</text:p>
          </table:table-cell>
          <table:table-cell office:value-type="float" office:value="5598">
            <text:p>5598</text:p>
          </table:table-cell>
          <table:table-cell office:value-type="float" office:value="8650">
            <text:p>8650</text:p>
          </table:table-cell>
          <table:table-cell office:value-type="float" office:value="15112">
            <text:p>15112</text:p>
          </table:table-cell>
          <table:table-cell office:value-type="float" office:value="-412.625">
            <text:p>-412.625</text:p>
          </table:table-cell>
          <table:table-cell office:value-type="float" office:value="-331.5">
            <text:p>-331.5</text:p>
          </table:table-cell>
          <table:table-cell office:value-type="float" office:value="-582.375">
            <text:p>-582.375</text:p>
          </table:table-cell>
          <table:table-cell office:value-type="float" office:value="-0.0737093604858878">
            <text:p>-0.0737093605</text:p>
          </table:table-cell>
          <table:table-cell office:value-type="float" office:value="-0.0383236994219653">
            <text:p>-0.0383236994</text:p>
          </table:table-cell>
          <table:table-cell office:value-type="float" office:value="-0.0385372551614611">
            <text:p>-0.0385372552</text:p>
          </table:table-cell>
          <table:table-cell office:value-type="float" office:value="0.75266605515294">
            <text:p>0.7526660552</text:p>
          </table:table-cell>
          <table:table-cell office:value-type="float" office:value="0.868745715660396">
            <text:p>0.8687457157</text:p>
          </table:table-cell>
          <table:table-cell office:value-type="float" office:value="0.86803044220423">
            <text:p>0.8680304422</text:p>
          </table:table-cell>
          <table:table-cell office:value-type="float" office:value="-9.05279188662855">
            <text:p>-9.0527918866</text:p>
          </table:table-cell>
          <table:table-cell office:value-type="float" office:value="-17.7378151576283">
            <text:p>-17.7378151576</text:p>
          </table:table-cell>
          <table:table-cell office:value-type="float" office:value="-17.6375744591828">
            <text:p>-17.6375744592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date" office:date-value="2021-01-03">
            <text:p>01/03/21</text:p>
          </table:table-cell>
          <table:table-cell office:value-type="float" office:value="103">
            <text:p>103</text:p>
          </table:table-cell>
          <table:table-cell office:value-type="float" office:value="5619">
            <text:p>5619</text:p>
          </table:table-cell>
          <table:table-cell office:value-type="float" office:value="5960">
            <text:p>5960</text:p>
          </table:table-cell>
          <table:table-cell office:value-type="float" office:value="21.93">
            <text:p>21.93</text:p>
          </table:table-cell>
          <table:table-cell office:value-type="float" office:value="108.6">
            <text:p>108.6</text:p>
          </table:table-cell>
          <table:table-cell office:value-type="float" office:value="5644.6">
            <text:p>5644.6</text:p>
          </table:table-cell>
          <table:table-cell office:value-type="float" office:value="13814">
            <text:p>13814</text:p>
          </table:table-cell>
          <table:table-cell office:value-type="float" office:value="12.672">
            <text:p>12.67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61">
            <text:p>461</text:p>
          </table:table-cell>
          <table:table-cell office:value-type="float" office:value="644">
            <text:p>644</text:p>
          </table:table-cell>
          <table:table-cell office:value-type="float" office:value="949">
            <text:p>949</text:p>
          </table:table-cell>
          <table:table-cell office:value-type="float" office:value="5780">
            <text:p>5780</text:p>
          </table:table-cell>
          <table:table-cell office:value-type="float" office:value="8602">
            <text:p>8602</text:p>
          </table:table-cell>
          <table:table-cell office:value-type="float" office:value="12927">
            <text:p>12927</text:p>
          </table:table-cell>
          <table:table-cell office:value-type="float" office:value="36.125">
            <text:p>36.125</text:p>
          </table:table-cell>
          <table:table-cell office:value-type="float" office:value="-168.625">
            <text:p>-168.625</text:p>
          </table:table-cell>
          <table:table-cell office:value-type="float" office:value="-624.25">
            <text:p>-624.25</text:p>
          </table:table-cell>
          <table:table-cell office:value-type="float" office:value="0.00625">
            <text:p>0.00625</text:p>
          </table:table-cell>
          <table:table-cell office:value-type="float" office:value="-0.0196029993024878">
            <text:p>-0.0196029993</text:p>
          </table:table-cell>
          <table:table-cell office:value-type="float" office:value="-0.048290399938114">
            <text:p>-0.0482903999</text:p>
          </table:table-cell>
          <table:table-cell office:value-type="float" office:value="1.0219515625">
            <text:p>1.0219515625</text:p>
          </table:table-cell>
          <table:table-cell office:value-type="float" office:value="0.932142686501333">
            <text:p>0.9321426865</text:p>
          </table:table-cell>
          <table:table-cell office:value-type="float" office:value="0.83555424715992">
            <text:p>0.8355542472</text:p>
          </table:table-cell>
          <table:table-cell table:number-columns-repeated="2" office:value-type="float" office:value="0">
            <text:p>0</text:p>
          </table:table-cell>
          <table:table-cell office:value-type="float" office:value="-14.0042938003606">
            <text:p>-14.0042938004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date" office:date-value="2021-01-04">
            <text:p>01/04/21</text:p>
          </table:table-cell>
          <table:table-cell office:value-type="float" office:value="93">
            <text:p>93</text:p>
          </table:table-cell>
          <table:table-cell office:value-type="float" office:value="5667">
            <text:p>5667</text:p>
          </table:table-cell>
          <table:table-cell office:value-type="float" office:value="8727">
            <text:p>8727</text:p>
          </table:table-cell>
          <table:table-cell office:value-type="float" office:value="9.81">
            <text:p>9.81</text:p>
          </table:table-cell>
          <table:table-cell office:value-type="float" office:value="106.2">
            <text:p>106.2</text:p>
          </table:table-cell>
          <table:table-cell office:value-type="float" office:value="5644.2">
            <text:p>5644.2</text:p>
          </table:table-cell>
          <table:table-cell office:value-type="float" office:value="15075.6">
            <text:p>15075.6</text:p>
          </table:table-cell>
          <table:table-cell office:value-type="float" office:value="11.424">
            <text:p>11.424</text:p>
          </table:table-cell>
          <table:table-cell table:number-columns-repeated="3" office:value-type="float" office:value="3">
            <text:p>3</text:p>
          </table:table-cell>
          <table:table-cell office:value-type="float" office:value="472">
            <text:p>472</text:p>
          </table:table-cell>
          <table:table-cell table:number-columns-repeated="2" office:value-type="float" office:value="958">
            <text:p>958</text:p>
          </table:table-cell>
          <table:table-cell office:value-type="float" office:value="4743">
            <text:p>4743</text:p>
          </table:table-cell>
          <table:table-cell office:value-type="float" office:value="7557">
            <text:p>7557</text:p>
          </table:table-cell>
          <table:table-cell office:value-type="float" office:value="11835">
            <text:p>11835</text:p>
          </table:table-cell>
          <table:table-cell office:value-type="float" office:value="-108.375">
            <text:p>-108.375</text:p>
          </table:table-cell>
          <table:table-cell office:value-type="float" office:value="-166.375">
            <text:p>-166.375</text:p>
          </table:table-cell>
          <table:table-cell office:value-type="float" office:value="-258.75">
            <text:p>-258.75</text:p>
          </table:table-cell>
          <table:table-cell office:value-type="float" office:value="-0.0228494623655914">
            <text:p>-0.0228494624</text:p>
          </table:table-cell>
          <table:table-cell office:value-type="float" office:value="-0.0220160116448326">
            <text:p>-0.0220160116</text:p>
          </table:table-cell>
          <table:table-cell office:value-type="float" office:value="-0.0218631178707224">
            <text:p>-0.0218631179</text:p>
          </table:table-cell>
          <table:table-cell office:value-type="float" office:value="0.921050193664007">
            <text:p>0.9210501937</text:p>
          </table:table-cell>
          <table:table-cell office:value-type="float" office:value="0.923893980589827">
            <text:p>0.9238939806</text:p>
          </table:table-cell>
          <table:table-cell office:value-type="float" office:value="0.924415959461608">
            <text:p>0.9244159595</text:p>
          </table:table-cell>
          <table:table-cell office:value-type="float" office:value="-29.987473762812">
            <text:p>-29.9874737628</text:p>
          </table:table-cell>
          <table:table-cell office:value-type="float" office:value="-31.1359165869697">
            <text:p>-31.135916587</text:p>
          </table:table-cell>
          <table:table-cell office:value-type="float" office:value="-31.3560988494068">
            <text:p>-31.3560988494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date" office:date-value="2021-01-05">
            <text:p>01/05/21</text:p>
          </table:table-cell>
          <table:table-cell office:value-type="float" office:value="103">
            <text:p>103</text:p>
          </table:table-cell>
          <table:table-cell office:value-type="float" office:value="5760">
            <text:p>5760</text:p>
          </table:table-cell>
          <table:table-cell office:value-type="float" office:value="27265">
            <text:p>27265</text:p>
          </table:table-cell>
          <table:table-cell office:value-type="float" office:value="3.19">
            <text:p>3.19</text:p>
          </table:table-cell>
          <table:table-cell office:value-type="float" office:value="108.8">
            <text:p>108.8</text:p>
          </table:table-cell>
          <table:table-cell office:value-type="float" office:value="5615.8">
            <text:p>5615.8</text:p>
          </table:table-cell>
          <table:table-cell office:value-type="float" office:value="17794.2">
            <text:p>17794.2</text:p>
          </table:table-cell>
          <table:table-cell office:value-type="float" office:value="11.314">
            <text:p>11.314</text:p>
          </table:table-cell>
          <table:table-cell table:number-columns-repeated="3" office:value-type="float" office:value="3">
            <text:p>3</text:p>
          </table:table-cell>
          <table:table-cell office:value-type="float" office:value="437">
            <text:p>437</text:p>
          </table:table-cell>
          <table:table-cell table:number-columns-repeated="2" office:value-type="float" office:value="919">
            <text:p>919</text:p>
          </table:table-cell>
          <table:table-cell office:value-type="float" office:value="4607">
            <text:p>4607</text:p>
          </table:table-cell>
          <table:table-cell office:value-type="float" office:value="7447">
            <text:p>7447</text:p>
          </table:table-cell>
          <table:table-cell office:value-type="float" office:value="11580">
            <text:p>11580</text:p>
          </table:table-cell>
          <table:table-cell office:value-type="float" office:value="-82.875">
            <text:p>-82.875</text:p>
          </table:table-cell>
          <table:table-cell office:value-type="float" office:value="-492.5">
            <text:p>-492.5</text:p>
          </table:table-cell>
          <table:table-cell office:value-type="float" office:value="-86.25">
            <text:p>-86.25</text:p>
          </table:table-cell>
          <table:table-cell office:value-type="float" office:value="-0.0179889298892989">
            <text:p>-0.0179889299</text:p>
          </table:table-cell>
          <table:table-cell office:value-type="float" office:value="-0.0661340136967907">
            <text:p>-0.0661340137</text:p>
          </table:table-cell>
          <table:table-cell office:value-type="float" office:value="-0.00744818652849741">
            <text:p>-0.0074481865</text:p>
          </table:table-cell>
          <table:table-cell office:value-type="float" office:value="0.937673004520636">
            <text:p>0.9376730045</text:p>
          </table:table-cell>
          <table:table-cell office:value-type="float" office:value="0.777103419285821">
            <text:p>0.7771034193</text:p>
          </table:table-cell>
          <table:table-cell office:value-type="float" office:value="0.974040079096083">
            <text:p>0.9740400791</text:p>
          </table:table-cell>
          <table:table-cell office:value-type="float" office:value="0">
            <text:p>0</text:p>
          </table:table-cell>
          <table:table-cell office:value-type="float" office:value="-10.1304228212795">
            <text:p>-10.130422821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date" office:date-value="2021-01-06">
            <text:p>01/06/21</text:p>
          </table:table-cell>
          <table:table-cell office:value-type="float" office:value="118">
            <text:p>118</text:p>
          </table:table-cell>
          <table:table-cell office:value-type="float" office:value="5646">
            <text:p>5646</text:p>
          </table:table-cell>
          <table:table-cell office:value-type="float" office:value="22729">
            <text:p>22729</text:p>
          </table:table-cell>
          <table:table-cell office:value-type="float" office:value="9.01">
            <text:p>9.01</text:p>
          </table:table-cell>
          <table:table-cell office:value-type="float" office:value="111.2">
            <text:p>111.2</text:p>
          </table:table-cell>
          <table:table-cell office:value-type="float" office:value="5551.4">
            <text:p>5551.4</text:p>
          </table:table-cell>
          <table:table-cell office:value-type="float" office:value="21407">
            <text:p>21407</text:p>
          </table:table-cell>
          <table:table-cell office:value-type="float" office:value="9.348">
            <text:p>9.348</text:p>
          </table:table-cell>
          <table:table-cell table:number-columns-repeated="3" office:value-type="float" office:value="3">
            <text:p>3</text:p>
          </table:table-cell>
          <table:table-cell office:value-type="float" office:value="394">
            <text:p>394</text:p>
          </table:table-cell>
          <table:table-cell office:value-type="float" office:value="578">
            <text:p>578</text:p>
          </table:table-cell>
          <table:table-cell office:value-type="float" office:value="871">
            <text:p>871</text:p>
          </table:table-cell>
          <table:table-cell office:value-type="float" office:value="4981">
            <text:p>4981</text:p>
          </table:table-cell>
          <table:table-cell office:value-type="float" office:value="7456">
            <text:p>7456</text:p>
          </table:table-cell>
          <table:table-cell office:value-type="float" office:value="11505">
            <text:p>11505</text:p>
          </table:table-cell>
          <table:table-cell office:value-type="float" office:value="-408">
            <text:p>-408</text:p>
          </table:table-cell>
          <table:table-cell office:value-type="float" office:value="-509.25">
            <text:p>-509.25</text:p>
          </table:table-cell>
          <table:table-cell office:value-type="float" office:value="-99.375">
            <text:p>-99.375</text:p>
          </table:table-cell>
          <table:table-cell office:value-type="float" office:value="-0.0819112627986348">
            <text:p>-0.0819112628</text:p>
          </table:table-cell>
          <table:table-cell office:value-type="float" office:value="-0.0683006974248927">
            <text:p>-0.0683006974</text:p>
          </table:table-cell>
          <table:table-cell office:value-type="float" office:value="-0.00863754889178618">
            <text:p>-0.0086375489</text:p>
          </table:table-cell>
          <table:table-cell office:value-type="float" office:value="0.726461111952382">
            <text:p>0.726461112</text:p>
          </table:table-cell>
          <table:table-cell office:value-type="float" office:value="0.77009093013958">
            <text:p>0.7700909301</text:p>
          </table:table-cell>
          <table:table-cell office:value-type="float" office:value="0.96991480909043">
            <text:p>0.9699148091</text:p>
          </table:table-cell>
          <table:table-cell office:value-type="float" office:value="-8.11066240566432">
            <text:p>-8.1106624057</text:p>
          </table:table-cell>
          <table:table-cell office:value-type="float" office:value="-9.79780451963854">
            <text:p>-9.79780451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date" office:date-value="2021-01-07">
            <text:p>01/07/21</text:p>
          </table:table-cell>
          <table:table-cell office:value-type="float" office:value="127">
            <text:p>127</text:p>
          </table:table-cell>
          <table:table-cell office:value-type="float" office:value="5387">
            <text:p>5387</text:p>
          </table:table-cell>
          <table:table-cell office:value-type="float" office:value="24290">
            <text:p>24290</text:p>
          </table:table-cell>
          <table:table-cell office:value-type="float" office:value="12.63">
            <text:p>12.63</text:p>
          </table:table-cell>
          <table:table-cell office:value-type="float" office:value="115.4">
            <text:p>115.4</text:p>
          </table:table-cell>
          <table:table-cell office:value-type="float" office:value="5443.2">
            <text:p>5443.2</text:p>
          </table:table-cell>
          <table:table-cell office:value-type="float" office:value="24026.2">
            <text:p>24026.2</text:p>
          </table:table-cell>
          <table:table-cell office:value-type="float" office:value="9.876">
            <text:p>9.876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344">
            <text:p>344</text:p>
          </table:table-cell>
          <table:table-cell office:value-type="float" office:value="4148">
            <text:p>4148</text:p>
          </table:table-cell>
          <table:table-cell office:value-type="float" office:value="6832">
            <text:p>6832</text:p>
          </table:table-cell>
          <table:table-cell office:value-type="float" office:value="11594">
            <text:p>11594</text:p>
          </table:table-cell>
          <table:table-cell office:value-type="float" office:value="-260">
            <text:p>-260</text:p>
          </table:table-cell>
          <table:table-cell office:value-type="float" office:value="-439">
            <text:p>-439</text:p>
          </table:table-cell>
          <table:table-cell office:value-type="float" office:value="-408">
            <text:p>-408</text:p>
          </table:table-cell>
          <table:table-cell office:value-type="float" office:value="-0.0626808100289296">
            <text:p>-0.06268081</text:p>
          </table:table-cell>
          <table:table-cell office:value-type="float" office:value="-0.0642564402810304">
            <text:p>-0.0642564403</text:p>
          </table:table-cell>
          <table:table-cell office:value-type="float" office:value="-0.0351906158357771">
            <text:p>-0.0351906158</text:p>
          </table:table-cell>
          <table:table-cell office:value-type="float" office:value="0.788317777432677">
            <text:p>0.7883177774</text:p>
          </table:table-cell>
          <table:table-cell office:value-type="float" office:value="0.783195083646869">
            <text:p>0.7831950836</text:p>
          </table:table-cell>
          <table:table-cell office:value-type="float" office:value="0.879260068282867">
            <text:p>0.8792600683</text:p>
          </table:table-cell>
          <table:table-cell office:value-type="float" office:value="-10.708051118937">
            <text:p>-10.7080511189</text:p>
          </table:table-cell>
          <table:table-cell office:value-type="float" office:value="-10.4367921594846">
            <text:p>-10.4367921595</text:p>
          </table:table-cell>
          <table:table-cell office:value-type="float" office:value="-19.3482895175452">
            <text:p>-19.3482895175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date" office:date-value="2021-01-08">
            <text:p>01/08/21</text:p>
          </table:table-cell>
          <table:table-cell office:value-type="float" office:value="115">
            <text:p>115</text:p>
          </table:table-cell>
          <table:table-cell office:value-type="float" office:value="5297">
            <text:p>5297</text:p>
          </table:table-cell>
          <table:table-cell office:value-type="float" office:value="24024">
            <text:p>24024</text:p>
          </table:table-cell>
          <table:table-cell office:value-type="float" office:value="12.1">
            <text:p>12.1</text:p>
          </table:table-cell>
          <table:table-cell office:value-type="float" office:value="113.6">
            <text:p>113.6</text:p>
          </table:table-cell>
          <table:table-cell office:value-type="float" office:value="5287.2">
            <text:p>5287.2</text:p>
          </table:table-cell>
          <table:table-cell office:value-type="float" office:value="22425.6">
            <text:p>22425.6</text:p>
          </table:table-cell>
          <table:table-cell office:value-type="float" office:value="11.084">
            <text:p>11.084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290">
            <text:p>290</text:p>
          </table:table-cell>
          <table:table-cell office:value-type="float" office:value="3825">
            <text:p>3825</text:p>
          </table:table-cell>
          <table:table-cell office:value-type="float" office:value="6468">
            <text:p>6468</text:p>
          </table:table-cell>
          <table:table-cell office:value-type="float" office:value="10472">
            <text:p>10472</text:p>
          </table:table-cell>
          <table:table-cell office:value-type="float" office:value="-36.125">
            <text:p>-36.125</text:p>
          </table:table-cell>
          <table:table-cell office:value-type="float" office:value="-141.75">
            <text:p>-141.75</text:p>
          </table:table-cell>
          <table:table-cell office:value-type="float" office:value="-229.5">
            <text:p>-229.5</text:p>
          </table:table-cell>
          <table:table-cell office:value-type="float" office:value="-0.00944444444444444">
            <text:p>-0.0094444444</text:p>
          </table:table-cell>
          <table:table-cell table:number-columns-repeated="2" office:value-type="float" office:value="-0.0219155844155844">
            <text:p>-0.0219155844</text:p>
          </table:table-cell>
          <table:table-cell office:value-type="float" office:value="0.967119271604938">
            <text:p>0.9671192716</text:p>
          </table:table-cell>
          <table:table-cell table:number-columns-repeated="2" office:value-type="float" office:value="0.924236828512397">
            <text:p>0.9242368285</text:p>
          </table:table-cell>
          <table:table-cell office:value-type="float" office:value="0">
            <text:p>0</text:p>
          </table:table-cell>
          <table:table-cell table:number-columns-repeated="2" office:value-type="float" office:value="-31.2801955767134">
            <text:p>-31.2801955767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date" office:date-value="2021-01-09">
            <text:p>01/09/21</text:p>
          </table:table-cell>
          <table:table-cell office:value-type="float" office:value="114">
            <text:p>114</text:p>
          </table:table-cell>
          <table:table-cell office:value-type="float" office:value="5126">
            <text:p>5126</text:p>
          </table:table-cell>
          <table:table-cell office:value-type="float" office:value="21823">
            <text:p>21823</text:p>
          </table:table-cell>
          <table:table-cell office:value-type="float" office:value="12.45">
            <text:p>12.45</text:p>
          </table:table-cell>
          <table:table-cell office:value-type="float" office:value="105.4">
            <text:p>105.4</text:p>
          </table:table-cell>
          <table:table-cell office:value-type="float" office:value="5171">
            <text:p>5171</text:p>
          </table:table-cell>
          <table:table-cell office:value-type="float" office:value="20393.2">
            <text:p>20393.2</text:p>
          </table:table-cell>
          <table:table-cell office:value-type="float" office:value="11.54">
            <text:p>11.54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324">
            <text:p>324</text:p>
          </table:table-cell>
          <table:table-cell office:value-type="float" office:value="782">
            <text:p>782</text:p>
          </table:table-cell>
          <table:table-cell office:value-type="float" office:value="4539">
            <text:p>4539</text:p>
          </table:table-cell>
          <table:table-cell office:value-type="float" office:value="6942">
            <text:p>6942</text:p>
          </table:table-cell>
          <table:table-cell office:value-type="float" office:value="10620">
            <text:p>10620</text:p>
          </table:table-cell>
          <table:table-cell office:value-type="float" office:value="-25.5">
            <text:p>-25.5</text:p>
          </table:table-cell>
          <table:table-cell office:value-type="float" office:value="-39">
            <text:p>-39</text:p>
          </table:table-cell>
          <table:table-cell office:value-type="float" office:value="-215.625">
            <text:p>-215.625</text:p>
          </table:table-cell>
          <table:table-cell table:number-columns-repeated="2" office:value-type="float" office:value="-0.00561797752808989">
            <text:p>-0.0056179775</text:p>
          </table:table-cell>
          <table:table-cell office:value-type="float" office:value="-0.0203036723163842">
            <text:p>-0.0203036723</text:p>
          </table:table-cell>
          <table:table-cell table:number-columns-repeated="2" office:value-type="float" office:value="0.980398939527837">
            <text:p>0.9803989395</text:p>
          </table:table-cell>
          <table:table-cell office:value-type="float" office:value="0.929745135547336">
            <text:p>0.9297451355</text:p>
          </table:table-cell>
          <table:table-cell table:number-columns-repeated="2" office:value-type="float" office:value="0">
            <text:p>0</text:p>
          </table:table-cell>
          <table:table-cell office:value-type="float" office:value="-33.7912470466185">
            <text:p>-33.7912470466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date" office:date-value="2021-01-10">
            <text:p>01/10/21</text:p>
          </table:table-cell>
          <table:table-cell office:value-type="float" office:value="94">
            <text:p>94</text:p>
          </table:table-cell>
          <table:table-cell office:value-type="float" office:value="4980">
            <text:p>4980</text:p>
          </table:table-cell>
          <table:table-cell office:value-type="float" office:value="19262">
            <text:p>19262</text:p>
          </table:table-cell>
          <table:table-cell office:value-type="float" office:value="9.23">
            <text:p>9.23</text:p>
          </table:table-cell>
          <table:table-cell office:value-type="float" office:value="105.6">
            <text:p>105.6</text:p>
          </table:table-cell>
          <table:table-cell office:value-type="float" office:value="5094.6">
            <text:p>5094.6</text:p>
          </table:table-cell>
          <table:table-cell office:value-type="float" office:value="17179.8">
            <text:p>17179.8</text:p>
          </table:table-cell>
          <table:table-cell office:value-type="float" office:value="10.706">
            <text:p>10.706</text:p>
          </table:table-cell>
          <table:table-cell table:number-columns-repeated="3" office:value-type="float" office:value="3">
            <text:p>3</text:p>
          </table:table-cell>
          <table:table-cell office:value-type="float" office:value="359">
            <text:p>359</text:p>
          </table:table-cell>
          <table:table-cell office:value-type="float" office:value="532">
            <text:p>532</text:p>
          </table:table-cell>
          <table:table-cell office:value-type="float" office:value="811">
            <text:p>811</text:p>
          </table:table-cell>
          <table:table-cell office:value-type="float" office:value="4981">
            <text:p>4981</text:p>
          </table:table-cell>
          <table:table-cell office:value-type="float" office:value="7191">
            <text:p>7191</text:p>
          </table:table-cell>
          <table:table-cell office:value-type="float" office:value="10935">
            <text:p>10935</text:p>
          </table:table-cell>
          <table:table-cell office:value-type="float" office:value="-36.125">
            <text:p>-36.125</text:p>
          </table:table-cell>
          <table:table-cell office:value-type="float" office:value="-23.375">
            <text:p>-23.375</text:p>
          </table:table-cell>
          <table:table-cell office:value-type="float" office:value="-311.25">
            <text:p>-311.25</text:p>
          </table:table-cell>
          <table:table-cell office:value-type="float" office:value="-0.00725255972696246">
            <text:p>-0.0072525597</text:p>
          </table:table-cell>
          <table:table-cell office:value-type="float" office:value="-0.00325059101654846">
            <text:p>-0.003250591</text:p>
          </table:table-cell>
          <table:table-cell office:value-type="float" office:value="-0.0284636488340192">
            <text:p>-0.0284636488</text:p>
          </table:table-cell>
          <table:table-cell office:value-type="float" office:value="0.974719136215914">
            <text:p>0.9747191362</text:p>
          </table:table-cell>
          <table:table-cell office:value-type="float" office:value="0.988643641472316">
            <text:p>0.9886436415</text:p>
          </table:table-cell>
          <table:table-cell office:value-type="float" office:value="0.901965180518628">
            <text:p>0.9019651805</text:p>
          </table:table-cell>
          <table:table-cell table:number-columns-repeated="2" office:value-type="float" office:value="0">
            <text:p>0</text:p>
          </table:table-cell>
          <table:table-cell office:value-type="float" office:value="-24.0037726544142">
            <text:p>-24.0037726544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date" office:date-value="2021-01-11">
            <text:p>01/11/21</text:p>
          </table:table-cell>
          <table:table-cell office:value-type="float" office:value="77">
            <text:p>77</text:p>
          </table:table-cell>
          <table:table-cell office:value-type="float" office:value="5065">
            <text:p>5065</text:p>
          </table:table-cell>
          <table:table-cell office:value-type="float" office:value="12567">
            <text:p>12567</text:p>
          </table:table-cell>
          <table:table-cell office:value-type="float" office:value="11.29">
            <text:p>11.29</text:p>
          </table:table-cell>
          <table:table-cell office:value-type="float" office:value="101.6">
            <text:p>101.6</text:p>
          </table:table-cell>
          <table:table-cell office:value-type="float" office:value="5009.2">
            <text:p>5009.2</text:p>
          </table:table-cell>
          <table:table-cell office:value-type="float" office:value="16085">
            <text:p>16085</text:p>
          </table:table-cell>
          <table:table-cell office:value-type="float" office:value="9.75">
            <text:p>9.75</text:p>
          </table:table-cell>
          <table:table-cell table:number-columns-repeated="3" office:value-type="float" office:value="3">
            <text:p>3</text:p>
          </table:table-cell>
          <table:table-cell office:value-type="float" office:value="344">
            <text:p>344</text:p>
          </table:table-cell>
          <table:table-cell office:value-type="float" office:value="514">
            <text:p>514</text:p>
          </table:table-cell>
          <table:table-cell office:value-type="float" office:value="344">
            <text:p>344</text:p>
          </table:table-cell>
          <table:table-cell office:value-type="float" office:value="4148">
            <text:p>4148</text:p>
          </table:table-cell>
          <table:table-cell office:value-type="float" office:value="6795">
            <text:p>6795</text:p>
          </table:table-cell>
          <table:table-cell office:value-type="float" office:value="10336">
            <text:p>10336</text:p>
          </table:table-cell>
          <table:table-cell office:value-type="float" office:value="-78.625">
            <text:p>-78.625</text:p>
          </table:table-cell>
          <table:table-cell office:value-type="float" office:value="-153.75">
            <text:p>-153.75</text:p>
          </table:table-cell>
          <table:table-cell office:value-type="float" office:value="174.25">
            <text:p>174.25</text:p>
          </table:table-cell>
          <table:table-cell office:value-type="float" office:value="-0.0189549180327869">
            <text:p>-0.018954918</text:p>
          </table:table-cell>
          <table:table-cell office:value-type="float" office:value="-0.0226269315673289">
            <text:p>-0.0226269316</text:p>
          </table:table-cell>
          <table:table-cell office:value-type="float" office:value="0.0168585526315789">
            <text:p>0.0168585526</text:p>
          </table:table-cell>
          <table:table-cell office:value-type="float" office:value="0.9343619931638">
            <text:p>0.9343619932</text:p>
          </table:table-cell>
          <table:table-cell office:value-type="float" office:value="0.921809216457368">
            <text:p>0.9218092165</text:p>
          </table:table-cell>
          <table:table-cell office:value-type="float" office:value="1.05956198737232">
            <text:p>1.0595619874</text:p>
          </table:table-cell>
          <table:table-cell office:value-type="float" office:value="0">
            <text:p>0</text:p>
          </table:table-cell>
          <table:table-cell office:value-type="float" office:value="-30.2858286000243">
            <text:p>-30.285828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date" office:date-value="2021-01-12">
            <text:p>01/12/21</text:p>
          </table:table-cell>
          <table:table-cell office:value-type="float" office:value="128">
            <text:p>128</text:p>
          </table:table-cell>
          <table:table-cell office:value-type="float" office:value="5005">
            <text:p>5005</text:p>
          </table:table-cell>
          <table:table-cell office:value-type="float" office:value="8223">
            <text:p>8223</text:p>
          </table:table-cell>
          <table:table-cell office:value-type="float" office:value="8.46">
            <text:p>8.46</text:p>
          </table:table-cell>
          <table:table-cell office:value-type="float" office:value="102.4">
            <text:p>102.4</text:p>
          </table:table-cell>
          <table:table-cell office:value-type="float" office:value="4921.8">
            <text:p>4921.8</text:p>
          </table:table-cell>
          <table:table-cell office:value-type="float" office:value="15647.2">
            <text:p>15647.2</text:p>
          </table:table-cell>
          <table:table-cell office:value-type="float" office:value="9.222">
            <text:p>9.222</text:p>
          </table:table-cell>
          <table:table-cell table:number-columns-repeated="3" office:value-type="float" office:value="3">
            <text:p>3</text:p>
          </table:table-cell>
          <table:table-cell office:value-type="float" office:value="336">
            <text:p>336</text:p>
          </table:table-cell>
          <table:table-cell office:value-type="float" office:value="503">
            <text:p>503</text:p>
          </table:table-cell>
          <table:table-cell office:value-type="float" office:value="772">
            <text:p>772</text:p>
          </table:table-cell>
          <table:table-cell office:value-type="float" office:value="3825">
            <text:p>3825</text:p>
          </table:table-cell>
          <table:table-cell office:value-type="float" office:value="6656">
            <text:p>6656</text:p>
          </table:table-cell>
          <table:table-cell office:value-type="float" office:value="10155">
            <text:p>10155</text:p>
          </table:table-cell>
          <table:table-cell office:value-type="float" office:value="-36.125">
            <text:p>-36.125</text:p>
          </table:table-cell>
          <table:table-cell office:value-type="float" office:value="260.125">
            <text:p>260.125</text:p>
          </table:table-cell>
          <table:table-cell office:value-type="float" office:value="-127.5">
            <text:p>-127.5</text:p>
          </table:table-cell>
          <table:table-cell office:value-type="float" office:value="-0.00944444444444444">
            <text:p>-0.0094444444</text:p>
          </table:table-cell>
          <table:table-cell office:value-type="float" office:value="0.0390812800480769">
            <text:p>0.03908128</text:p>
          </table:table-cell>
          <table:table-cell office:value-type="float" office:value="-0.0125553914327917">
            <text:p>-0.0125553914</text:p>
          </table:table-cell>
          <table:table-cell office:value-type="float" office:value="0.967119271604938">
            <text:p>0.9671192716</text:p>
          </table:table-cell>
          <table:table-cell office:value-type="float" office:value="1.13977807921065">
            <text:p>1.1397780792</text:p>
          </table:table-cell>
          <table:table-cell office:value-type="float" office:value="0.956365100179129">
            <text:p>0.9563651002</text:p>
          </table:table-cell>
          <table:table-cell office:value-type="float" office:value="0">
            <text:p>0</text:p>
          </table:table-cell>
          <table:table-cell office:value-type="float" office:value="18.0804000957417">
            <text:p>18.080400095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date" office:date-value="2021-01-13">
            <text:p>01/13/21</text:p>
          </table:table-cell>
          <table:table-cell office:value-type="float" office:value="95">
            <text:p>95</text:p>
          </table:table-cell>
          <table:table-cell office:value-type="float" office:value="4870">
            <text:p>4870</text:p>
          </table:table-cell>
          <table:table-cell office:value-type="float" office:value="18550">
            <text:p>18550</text:p>
          </table:table-cell>
          <table:table-cell office:value-type="float" office:value="7.32">
            <text:p>7.32</text:p>
          </table:table-cell>
          <table:table-cell office:value-type="float" office:value="105.8">
            <text:p>105.8</text:p>
          </table:table-cell>
          <table:table-cell office:value-type="float" office:value="4845.8">
            <text:p>4845.8</text:p>
          </table:table-cell>
          <table:table-cell office:value-type="float" office:value="15614.4">
            <text:p>15614.4</text:p>
          </table:table-cell>
          <table:table-cell office:value-type="float" office:value="8.96">
            <text:p>8.96</text:p>
          </table:table-cell>
          <table:table-cell table:number-columns-repeated="3" office:value-type="float" office:value="3">
            <text:p>3</text:p>
          </table:table-cell>
          <table:table-cell office:value-type="float" office:value="340">
            <text:p>340</text:p>
          </table:table-cell>
          <table:table-cell office:value-type="float" office:value="767">
            <text:p>767</text:p>
          </table:table-cell>
          <table:table-cell office:value-type="float" office:value="340">
            <text:p>340</text:p>
          </table:table-cell>
          <table:table-cell office:value-type="float" office:value="4539">
            <text:p>4539</text:p>
          </table:table-cell>
          <table:table-cell office:value-type="float" office:value="6732">
            <text:p>6732</text:p>
          </table:table-cell>
          <table:table-cell office:value-type="float" office:value="9962">
            <text:p>9962</text:p>
          </table:table-cell>
          <table:table-cell office:value-type="float" office:value="-25.5">
            <text:p>-25.5</text:p>
          </table:table-cell>
          <table:table-cell office:value-type="float" office:value="157.5">
            <text:p>157.5</text:p>
          </table:table-cell>
          <table:table-cell office:value-type="float" office:value="347.125">
            <text:p>347.125</text:p>
          </table:table-cell>
          <table:table-cell office:value-type="float" office:value="-0.00561797752808989">
            <text:p>-0.0056179775</text:p>
          </table:table-cell>
          <table:table-cell office:value-type="float" office:value="0.0233957219251337">
            <text:p>0.0233957219</text:p>
          </table:table-cell>
          <table:table-cell office:value-type="float" office:value="0.0348449106605099">
            <text:p>0.0348449107</text:p>
          </table:table-cell>
          <table:table-cell office:value-type="float" office:value="0.980398939527837">
            <text:p>0.9803989395</text:p>
          </table:table-cell>
          <table:table-cell office:value-type="float" office:value="1.08295785195459">
            <text:p>1.082957852</text:p>
          </table:table-cell>
          <table:table-cell office:value-type="float" office:value="1.12433695619771">
            <text:p>1.1243369562</text:p>
          </table:table-cell>
          <table:table-cell office:value-type="float" office:value="0">
            <text:p>0</text:p>
          </table:table-cell>
          <table:table-cell office:value-type="float" office:value="29.9723286959966">
            <text:p>29.972328696</text:p>
          </table:table-cell>
          <table:table-cell office:value-type="float" office:value="20.2369458115197">
            <text:p>20.2369458115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date" office:date-value="2021-01-14">
            <text:p>01/14/21</text:p>
          </table:table-cell>
          <table:table-cell office:value-type="float" office:value="118">
            <text:p>118</text:p>
          </table:table-cell>
          <table:table-cell office:value-type="float" office:value="4689">
            <text:p>4689</text:p>
          </table:table-cell>
          <table:table-cell office:value-type="float" office:value="19634">
            <text:p>19634</text:p>
          </table:table-cell>
          <table:table-cell office:value-type="float" office:value="9.81">
            <text:p>9.81</text:p>
          </table:table-cell>
          <table:table-cell office:value-type="float" office:value="107.8">
            <text:p>107.8</text:p>
          </table:table-cell>
          <table:table-cell office:value-type="float" office:value="4714.4">
            <text:p>4714.4</text:p>
          </table:table-cell>
          <table:table-cell office:value-type="float" office:value="16768.8">
            <text:p>16768.8</text:p>
          </table:table-cell>
          <table:table-cell office:value-type="float" office:value="8.27">
            <text:p>8.27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279">
            <text:p>279</text:p>
          </table:table-cell>
          <table:table-cell office:value-type="float" office:value="4392">
            <text:p>4392</text:p>
          </table:table-cell>
          <table:table-cell office:value-type="float" office:value="6762">
            <text:p>6762</text:p>
          </table:table-cell>
          <table:table-cell office:value-type="float" office:value="10234">
            <text:p>10234</text:p>
          </table:table-cell>
          <table:table-cell office:value-type="float" office:value="-83.25">
            <text:p>-83.25</text:p>
          </table:table-cell>
          <table:table-cell office:value-type="float" office:value="23">
            <text:p>23</text:p>
          </table:table-cell>
          <table:table-cell office:value-type="float" office:value="94.125">
            <text:p>94.125</text:p>
          </table:table-cell>
          <table:table-cell office:value-type="float" office:value="-0.0189549180327869">
            <text:p>-0.018954918</text:p>
          </table:table-cell>
          <table:table-cell office:value-type="float" office:value="0.00340136054421769">
            <text:p>0.0034013605</text:p>
          </table:table-cell>
          <table:table-cell office:value-type="float" office:value="0.00919728356458863">
            <text:p>0.0091972836</text:p>
          </table:table-cell>
          <table:table-cell office:value-type="float" office:value="0.9343619931638">
            <text:p>0.9343619932</text:p>
          </table:table-cell>
          <table:table-cell office:value-type="float" office:value="1.01192743764172">
            <text:p>1.0119274376</text:p>
          </table:table-cell>
          <table:table-cell office:value-type="float" office:value="1.032356288925">
            <text:p>1.032356288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date" office:date-value="2021-01-15">
            <text:p>01/15/21</text:p>
          </table:table-cell>
          <table:table-cell office:value-type="float" office:value="111">
            <text:p>111</text:p>
          </table:table-cell>
          <table:table-cell office:value-type="float" office:value="4600">
            <text:p>4600</text:p>
          </table:table-cell>
          <table:table-cell office:value-type="float" office:value="19098">
            <text:p>19098</text:p>
          </table:table-cell>
          <table:table-cell office:value-type="float" office:value="7.92">
            <text:p>7.92</text:p>
          </table:table-cell>
          <table:table-cell office:value-type="float" office:value="97.6">
            <text:p>97.6</text:p>
          </table:table-cell>
          <table:table-cell office:value-type="float" office:value="4582.4">
            <text:p>4582.4</text:p>
          </table:table-cell>
          <table:table-cell office:value-type="float" office:value="18579.2">
            <text:p>18579.2</text:p>
          </table:table-cell>
          <table:table-cell office:value-type="float" office:value="8.014">
            <text:p>8.014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271">
            <text:p>271</text:p>
          </table:table-cell>
          <table:table-cell office:value-type="float" office:value="4050">
            <text:p>4050</text:p>
          </table:table-cell>
          <table:table-cell office:value-type="float" office:value="6525">
            <text:p>6525</text:p>
          </table:table-cell>
          <table:table-cell office:value-type="float" office:value="10336">
            <text:p>10336</text:p>
          </table:table-cell>
          <table:table-cell office:value-type="float" office:value="-38.25">
            <text:p>-38.25</text:p>
          </table:table-cell>
          <table:table-cell office:value-type="float" office:value="-61.625">
            <text:p>-61.625</text:p>
          </table:table-cell>
          <table:table-cell office:value-type="float" office:value="174.25">
            <text:p>174.25</text:p>
          </table:table-cell>
          <table:table-cell table:number-columns-repeated="2" office:value-type="float" office:value="-0.00944444444444444">
            <text:p>-0.0094444444</text:p>
          </table:table-cell>
          <table:table-cell office:value-type="float" office:value="0.0168585526315789">
            <text:p>0.0168585526</text:p>
          </table:table-cell>
          <table:table-cell table:number-columns-repeated="2" office:value-type="float" office:value="0.967119271604938">
            <text:p>0.9671192716</text:p>
          </table:table-cell>
          <table:table-cell office:value-type="float" office:value="1.05956198737232">
            <text:p>1.059561987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date" office:date-value="2021-01-16">
            <text:p>01/16/21</text:p>
          </table:table-cell>
          <table:table-cell office:value-type="float" office:value="87">
            <text:p>87</text:p>
          </table:table-cell>
          <table:table-cell office:value-type="float" office:value="4408">
            <text:p>4408</text:p>
          </table:table-cell>
          <table:table-cell office:value-type="float" office:value="18339">
            <text:p>18339</text:p>
          </table:table-cell>
          <table:table-cell office:value-type="float" office:value="7.84">
            <text:p>7.84</text:p>
          </table:table-cell>
          <table:table-cell office:value-type="float" office:value="92.2">
            <text:p>92.2</text:p>
          </table:table-cell>
          <table:table-cell office:value-type="float" office:value="4497.4">
            <text:p>4497.4</text:p>
          </table:table-cell>
          <table:table-cell office:value-type="float" office:value="16849.8">
            <text:p>16849.8</text:p>
          </table:table-cell>
          <table:table-cell office:value-type="float" office:value="8.318">
            <text:p>8.318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466">
            <text:p>466</text:p>
          </table:table-cell>
          <table:table-cell table:number-columns-repeated="2" office:value-type="float" office:value="311">
            <text:p>311</text:p>
          </table:table-cell>
          <table:table-cell office:value-type="float" office:value="4788">
            <text:p>4788</text:p>
          </table:table-cell>
          <table:table-cell office:value-type="float" office:value="6931">
            <text:p>6931</text:p>
          </table:table-cell>
          <table:table-cell office:value-type="float" office:value="11784">
            <text:p>11784</text:p>
          </table:table-cell>
          <table:table-cell office:value-type="float" office:value="-48">
            <text:p>-48</text:p>
          </table:table-cell>
          <table:table-cell office:value-type="float" office:value="119.375">
            <text:p>119.375</text:p>
          </table:table-cell>
          <table:table-cell office:value-type="float" office:value="203">
            <text:p>203</text:p>
          </table:table-cell>
          <table:table-cell office:value-type="float" office:value="-0.0100250626566416">
            <text:p>-0.0100250627</text:p>
          </table:table-cell>
          <table:table-cell office:value-type="float" office:value="0.0172233443947482">
            <text:p>0.0172233444</text:p>
          </table:table-cell>
          <table:table-cell office:value-type="float" office:value="0.0172267481330618">
            <text:p>0.0172267481</text:p>
          </table:table-cell>
          <table:table-cell office:value-type="float" office:value="0.965109264389043">
            <text:p>0.9651092644</text:p>
          </table:table-cell>
          <table:table-cell office:value-type="float" office:value="1.06086312682221">
            <text:p>1.0608631268</text:p>
          </table:table-cell>
          <table:table-cell office:value-type="float" office:value="1.06087526973415">
            <text:p>1.060875269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date" office:date-value="2021-01-17">
            <text:p>01/17/21</text:p>
          </table:table-cell>
          <table:table-cell office:value-type="float" office:value="77">
            <text:p>77</text:p>
          </table:table-cell>
          <table:table-cell office:value-type="float" office:value="4345">
            <text:p>4345</text:p>
          </table:table-cell>
          <table:table-cell office:value-type="float" office:value="17275">
            <text:p>17275</text:p>
          </table:table-cell>
          <table:table-cell office:value-type="float" office:value="7.18">
            <text:p>7.18</text:p>
          </table:table-cell>
          <table:table-cell office:value-type="float" office:value="90.8">
            <text:p>90.8</text:p>
          </table:table-cell>
          <table:table-cell office:value-type="float" office:value="4448.6">
            <text:p>4448.6</text:p>
          </table:table-cell>
          <table:table-cell office:value-type="float" office:value="13949">
            <text:p>13949</text:p>
          </table:table-cell>
          <table:table-cell office:value-type="float" office:value="8.59">
            <text:p>8.59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729">
            <text:p>729</text:p>
          </table:table-cell>
          <table:table-cell table:number-columns-repeated="2" office:value-type="float" office:value="341">
            <text:p>341</text:p>
          </table:table-cell>
          <table:table-cell office:value-type="float" office:value="4896">
            <text:p>4896</text:p>
          </table:table-cell>
          <table:table-cell office:value-type="float" office:value="6974">
            <text:p>6974</text:p>
          </table:table-cell>
          <table:table-cell office:value-type="float" office:value="11855">
            <text:p>11855</text:p>
          </table:table-cell>
          <table:table-cell office:value-type="float" office:value="-83">
            <text:p>-83</text:p>
          </table:table-cell>
          <table:table-cell office:value-type="float" office:value="77.125">
            <text:p>77.125</text:p>
          </table:table-cell>
          <table:table-cell office:value-type="float" office:value="131.125">
            <text:p>131.125</text:p>
          </table:table-cell>
          <table:table-cell office:value-type="float" office:value="-0.016952614379085">
            <text:p>-0.0169526144</text:p>
          </table:table-cell>
          <table:table-cell office:value-type="float" office:value="0.0110589331803843">
            <text:p>0.0110589332</text:p>
          </table:table-cell>
          <table:table-cell office:value-type="float" office:value="0.0110607338675664">
            <text:p>0.0110607339</text:p>
          </table:table-cell>
          <table:table-cell office:value-type="float" office:value="0.941229136296403">
            <text:p>0.9412291363</text:p>
          </table:table-cell>
          <table:table-cell office:value-type="float" office:value="1.0389459741374">
            <text:p>1.0389459741</text:p>
          </table:table-cell>
          <table:table-cell office:value-type="float" office:value="1.03895235461051">
            <text:p>1.038952354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date" office:date-value="2021-01-18">
            <text:p>01/18/21</text:p>
          </table:table-cell>
          <table:table-cell office:value-type="float" office:value="68">
            <text:p>68</text:p>
          </table:table-cell>
          <table:table-cell office:value-type="float" office:value="4445">
            <text:p>4445</text:p>
          </table:table-cell>
          <table:table-cell office:value-type="float" office:value="9903">
            <text:p>9903</text:p>
          </table:table-cell>
          <table:table-cell office:value-type="float" office:value="8.84">
            <text:p>8.84</text:p>
          </table:table-cell>
          <table:table-cell office:value-type="float" office:value="87.6">
            <text:p>87.6</text:p>
          </table:table-cell>
          <table:table-cell office:value-type="float" office:value="4372.2">
            <text:p>4372.2</text:p>
          </table:table-cell>
          <table:table-cell office:value-type="float" office:value="13330.4">
            <text:p>13330.4</text:p>
          </table:table-cell>
          <table:table-cell office:value-type="float" office:value="8.226">
            <text:p>8.226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87">
            <text:p>687</text:p>
          </table:table-cell>
          <table:table-cell table:number-columns-repeated="2" office:value-type="float" office:value="308">
            <text:p>308</text:p>
          </table:table-cell>
          <table:table-cell office:value-type="float" office:value="4920">
            <text:p>4920</text:p>
          </table:table-cell>
          <table:table-cell office:value-type="float" office:value="6923">
            <text:p>6923</text:p>
          </table:table-cell>
          <table:table-cell office:value-type="float" office:value="10749">
            <text:p>10749</text:p>
          </table:table-cell>
          <table:table-cell office:value-type="float" office:value="-163.375">
            <text:p>-163.375</text:p>
          </table:table-cell>
          <table:table-cell office:value-type="float" office:value="-198.875">
            <text:p>-198.875</text:p>
          </table:table-cell>
          <table:table-cell office:value-type="float" office:value="-58.25">
            <text:p>-58.25</text:p>
          </table:table-cell>
          <table:table-cell office:value-type="float" office:value="-0.0332063008130081">
            <text:p>-0.0332063008</text:p>
          </table:table-cell>
          <table:table-cell office:value-type="float" office:value="-0.0287267080745342">
            <text:p>-0.0287267081</text:p>
          </table:table-cell>
          <table:table-cell office:value-type="float" office:value="-0.00541910875430273">
            <text:p>-0.0054191088</text:p>
          </table:table-cell>
          <table:table-cell office:value-type="float" office:value="0.885939157645292">
            <text:p>0.8859391576</text:p>
          </table:table-cell>
          <table:table-cell office:value-type="float" office:value="0.901073960302457">
            <text:p>0.9010739603</text:p>
          </table:table-cell>
          <table:table-cell office:value-type="float" office:value="0.981090678169735">
            <text:p>0.9810906782</text:p>
          </table:table-cell>
          <table:table-cell office:value-type="float" office:value="-20.5254413971354">
            <text:p>-20.5254413971</text:p>
          </table:table-cell>
          <table:table-cell office:value-type="float" office:value="-23.7807581804534">
            <text:p>-23.78075818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date" office:date-value="2021-01-19">
            <text:p>01/19/21</text:p>
          </table:table-cell>
          <table:table-cell office:value-type="float" office:value="111">
            <text:p>111</text:p>
          </table:table-cell>
          <table:table-cell office:value-type="float" office:value="4445">
            <text:p>4445</text:p>
          </table:table-cell>
          <table:table-cell office:value-type="float" office:value="5130">
            <text:p>5130</text:p>
          </table:table-cell>
          <table:table-cell office:value-type="float" office:value="11.17">
            <text:p>11.17</text:p>
          </table:table-cell>
          <table:table-cell office:value-type="float" office:value="89.8">
            <text:p>89.8</text:p>
          </table:table-cell>
          <table:table-cell office:value-type="float" office:value="4300.4">
            <text:p>4300.4</text:p>
          </table:table-cell>
          <table:table-cell office:value-type="float" office:value="12778">
            <text:p>12778</text:p>
          </table:table-cell>
          <table:table-cell office:value-type="float" office:value="8.468">
            <text:p>8.468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677">
            <text:p>677</text:p>
          </table:table-cell>
          <table:table-cell office:value-type="float" office:value="305">
            <text:p>305</text:p>
          </table:table-cell>
          <table:table-cell office:value-type="float" office:value="4776">
            <text:p>4776</text:p>
          </table:table-cell>
          <table:table-cell office:value-type="float" office:value="6765">
            <text:p>6765</text:p>
          </table:table-cell>
          <table:table-cell office:value-type="float" office:value="11480">
            <text:p>11480</text:p>
          </table:table-cell>
          <table:table-cell office:value-type="float" office:value="-112.375">
            <text:p>-112.375</text:p>
          </table:table-cell>
          <table:table-cell office:value-type="float" office:value="160.125">
            <text:p>160.125</text:p>
          </table:table-cell>
          <table:table-cell office:value-type="float" office:value="153.75">
            <text:p>153.75</text:p>
          </table:table-cell>
          <table:table-cell office:value-type="float" office:value="-0.0235291038525963">
            <text:p>-0.0235291039</text:p>
          </table:table-cell>
          <table:table-cell office:value-type="float" office:value="0.023669623059867">
            <text:p>0.0236696231</text:p>
          </table:table-cell>
          <table:table-cell office:value-type="float" office:value="0.0133928571428571">
            <text:p>0.0133928571</text:p>
          </table:table-cell>
          <table:table-cell office:value-type="float" office:value="0.918733229223001">
            <text:p>0.9187332292</text:p>
          </table:table-cell>
          <table:table-cell office:value-type="float" office:value="1.08394177277889">
            <text:p>1.0839417728</text:p>
          </table:table-cell>
          <table:table-cell office:value-type="float" office:value="1.0472265625">
            <text:p>1.0472265625</text:p>
          </table:table-cell>
          <table:table-cell office:value-type="float" office:value="-29.1111917678379">
            <text:p>-29.1111917678</text:p>
          </table:table-cell>
          <table:table-cell office:value-type="float" office:value="29.6294732283997">
            <text:p>29.629473228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date" office:date-value="2021-01-20">
            <text:p>01/20/21</text:p>
          </table:table-cell>
          <table:table-cell office:value-type="float" office:value="95">
            <text:p>95</text:p>
          </table:table-cell>
          <table:table-cell office:value-type="float" office:value="4218">
            <text:p>4218</text:p>
          </table:table-cell>
          <table:table-cell office:value-type="float" office:value="16005">
            <text:p>16005</text:p>
          </table:table-cell>
          <table:table-cell office:value-type="float" office:value="6.1">
            <text:p>6.1</text:p>
          </table:table-cell>
          <table:table-cell office:value-type="float" office:value="94">
            <text:p>94</text:p>
          </table:table-cell>
          <table:table-cell office:value-type="float" office:value="4223.2">
            <text:p>4223.2</text:p>
          </table:table-cell>
          <table:table-cell office:value-type="float" office:value="12935.8">
            <text:p>12935.8</text:p>
          </table:table-cell>
          <table:table-cell office:value-type="float" office:value="8.484">
            <text:p>8.48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57">
            <text:p>657</text:p>
          </table:table-cell>
          <table:table-cell table:number-columns-repeated="2" office:value-type="float" office:value="293">
            <text:p>293</text:p>
          </table:table-cell>
          <table:table-cell office:value-type="float" office:value="4401">
            <text:p>4401</text:p>
          </table:table-cell>
          <table:table-cell office:value-type="float" office:value="6739">
            <text:p>6739</text:p>
          </table:table-cell>
          <table:table-cell office:value-type="float" office:value="11518">
            <text:p>11518</text:p>
          </table:table-cell>
          <table:table-cell office:value-type="float" office:value="-117.5">
            <text:p>-117.5</text:p>
          </table:table-cell>
          <table:table-cell office:value-type="float" office:value="144.75">
            <text:p>144.75</text:p>
          </table:table-cell>
          <table:table-cell office:value-type="float" office:value="-171.125">
            <text:p>-171.125</text:p>
          </table:table-cell>
          <table:table-cell office:value-type="float" office:value="-0.026698477618723">
            <text:p>-0.0266984776</text:p>
          </table:table-cell>
          <table:table-cell office:value-type="float" office:value="0.0214794479893159">
            <text:p>0.021479448</text:p>
          </table:table-cell>
          <table:table-cell office:value-type="float" office:value="-0.0148571800659837">
            <text:p>-0.0148571801</text:p>
          </table:table-cell>
          <table:table-cell office:value-type="float" office:value="0.907952433400498">
            <text:p>0.9079524334</text:p>
          </table:table-cell>
          <table:table-cell office:value-type="float" office:value="1.07608234666702">
            <text:p>1.0760823467</text:p>
          </table:table-cell>
          <table:table-cell office:value-type="float" office:value="0.948432511936103">
            <text:p>0.9484325119</text:p>
          </table:table-cell>
          <table:table-cell office:value-type="float" office:value="-25.6139121686726">
            <text:p>-25.6139121687</text:p>
          </table:table-cell>
          <table:table-cell office:value-type="float" office:value="32.6155971561592">
            <text:p>32.615597156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date" office:date-value="2021-01-21">
            <text:p>01/21/21</text:p>
          </table:table-cell>
          <table:table-cell office:value-type="float" office:value="98">
            <text:p>98</text:p>
          </table:table-cell>
          <table:table-cell office:value-type="float" office:value="4049">
            <text:p>4049</text:p>
          </table:table-cell>
          <table:table-cell office:value-type="float" office:value="15577">
            <text:p>15577</text:p>
          </table:table-cell>
          <table:table-cell office:value-type="float" office:value="9.05">
            <text:p>9.05</text:p>
          </table:table-cell>
          <table:table-cell office:value-type="float" office:value="99">
            <text:p>99</text:p>
          </table:table-cell>
          <table:table-cell office:value-type="float" office:value="4105">
            <text:p>4105</text:p>
          </table:table-cell>
          <table:table-cell office:value-type="float" office:value="14402.8">
            <text:p>14402.8</text:p>
          </table:table-cell>
          <table:table-cell office:value-type="float" office:value="8.276">
            <text:p>8.27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01">
            <text:p>601</text:p>
          </table:table-cell>
          <table:table-cell office:value-type="float" office:value="382">
            <text:p>382</text:p>
          </table:table-cell>
          <table:table-cell office:value-type="float" office:value="244">
            <text:p>244</text:p>
          </table:table-cell>
          <table:table-cell office:value-type="float" office:value="4208">
            <text:p>4208</text:p>
          </table:table-cell>
          <table:table-cell office:value-type="float" office:value="6752">
            <text:p>6752</text:p>
          </table:table-cell>
          <table:table-cell office:value-type="float" office:value="11011">
            <text:p>11011</text:p>
          </table:table-cell>
          <table:table-cell office:value-type="float" office:value="-153.125">
            <text:p>-153.125</text:p>
          </table:table-cell>
          <table:table-cell office:value-type="float" office:value="58.8571428571429">
            <text:p>58.8571428571</text:p>
          </table:table-cell>
          <table:table-cell office:value-type="float" office:value="-281.125">
            <text:p>-281.125</text:p>
          </table:table-cell>
          <table:table-cell office:value-type="float" office:value="-0.0363890209125475">
            <text:p>-0.0363890209</text:p>
          </table:table-cell>
          <table:table-cell office:value-type="float" office:value="0.00871699390656737">
            <text:p>0.0087169939</text:p>
          </table:table-cell>
          <table:table-cell office:value-type="float" office:value="-0.0255312868949233">
            <text:p>-0.0255312869</text:p>
          </table:table-cell>
          <table:table-cell office:value-type="float" office:value="0.875233782058312">
            <text:p>0.8752337821</text:p>
          </table:table-cell>
          <table:table-cell office:value-type="float" office:value="1.03065841119921">
            <text:p>1.0306584112</text:p>
          </table:table-cell>
          <table:table-cell office:value-type="float" office:value="0.91191811522437">
            <text:p>0.9119181152</text:p>
          </table:table-cell>
          <table:table-cell office:value-type="float" office:value="-18.6995357055981">
            <text:p>-18.6995357056</text:p>
          </table:table-cell>
          <table:table-cell office:value-type="float" office:value="0">
            <text:p>0</text:p>
          </table:table-cell>
          <table:table-cell office:value-type="float" office:value="-26.8008648724267">
            <text:p>-26.8008648724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date" office:date-value="2021-01-22">
            <text:p>01/22/21</text:p>
          </table:table-cell>
          <table:table-cell office:value-type="float" office:value="98">
            <text:p>98</text:p>
          </table:table-cell>
          <table:table-cell office:value-type="float" office:value="3959">
            <text:p>3959</text:p>
          </table:table-cell>
          <table:table-cell office:value-type="float" office:value="18064">
            <text:p>18064</text:p>
          </table:table-cell>
          <table:table-cell office:value-type="float" office:value="7.26">
            <text:p>7.26</text:p>
          </table:table-cell>
          <table:table-cell office:value-type="float" office:value="89.6">
            <text:p>89.6</text:p>
          </table:table-cell>
          <table:table-cell office:value-type="float" office:value="3974.6">
            <text:p>3974.6</text:p>
          </table:table-cell>
          <table:table-cell office:value-type="float" office:value="16665">
            <text:p>16665</text:p>
          </table:table-cell>
          <table:table-cell office:value-type="float" office:value="7.572">
            <text:p>7.57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74">
            <text:p>574</text:p>
          </table:table-cell>
          <table:table-cell office:value-type="float" office:value="360">
            <text:p>360</text:p>
          </table:table-cell>
          <table:table-cell office:value-type="float" office:value="225">
            <text:p>225</text:p>
          </table:table-cell>
          <table:table-cell office:value-type="float" office:value="3733">
            <text:p>3733</text:p>
          </table:table-cell>
          <table:table-cell office:value-type="float" office:value="6075">
            <text:p>6075</text:p>
          </table:table-cell>
          <table:table-cell office:value-type="float" office:value="9768">
            <text:p>9768</text:p>
          </table:table-cell>
          <table:table-cell office:value-type="float" office:value="-178.428571428571">
            <text:p>-178.4285714286</text:p>
          </table:table-cell>
          <table:table-cell office:value-type="float" office:value="44.5">
            <text:p>44.5</text:p>
          </table:table-cell>
          <table:table-cell office:value-type="float" office:value="-163.285714285714">
            <text:p>-163.2857142857</text:p>
          </table:table-cell>
          <table:table-cell office:value-type="float" office:value="-0.0477976349929203">
            <text:p>-0.047797635</text:p>
          </table:table-cell>
          <table:table-cell office:value-type="float" office:value="0.00732510288065844">
            <text:p>0.0073251029</text:p>
          </table:table-cell>
          <table:table-cell office:value-type="float" office:value="-0.0167163917163917">
            <text:p>-0.0167163917</text:p>
          </table:table-cell>
          <table:table-cell office:value-type="float" office:value="0.837186120790175">
            <text:p>0.8371861208</text:p>
          </table:table-cell>
          <table:table-cell office:value-type="float" office:value="1.02574302806144">
            <text:p>1.0257430281</text:p>
          </table:table-cell>
          <table:table-cell office:value-type="float" office:value="0.94204032698658">
            <text:p>0.942040327</text:p>
          </table:table-cell>
          <table:table-cell office:value-type="float" office:value="-14.1523020038229">
            <text:p>-14.152302003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date" office:date-value="2021-01-23">
            <text:p>01/23/21</text:p>
          </table:table-cell>
          <table:table-cell office:value-type="float" office:value="93">
            <text:p>93</text:p>
          </table:table-cell>
          <table:table-cell office:value-type="float" office:value="3854">
            <text:p>3854</text:p>
          </table:table-cell>
          <table:table-cell office:value-type="float" office:value="17238">
            <text:p>17238</text:p>
          </table:table-cell>
          <table:table-cell office:value-type="float" office:value="7.8">
            <text:p>7.8</text:p>
          </table:table-cell>
          <table:table-cell office:value-type="float" office:value="81.8">
            <text:p>81.8</text:p>
          </table:table-cell>
          <table:table-cell office:value-type="float" office:value="3893.8">
            <text:p>3893.8</text:p>
          </table:table-cell>
          <table:table-cell office:value-type="float" office:value="15476.8">
            <text:p>15476.8</text:p>
          </table:table-cell>
          <table:table-cell office:value-type="float" office:value="8.03">
            <text:p>8.03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609">
            <text:p>609</text:p>
          </table:table-cell>
          <table:table-cell table:number-columns-repeated="2" office:value-type="float" office:value="267">
            <text:p>267</text:p>
          </table:table-cell>
          <table:table-cell office:value-type="float" office:value="3516">
            <text:p>3516</text:p>
          </table:table-cell>
          <table:table-cell office:value-type="float" office:value="6424">
            <text:p>6424</text:p>
          </table:table-cell>
          <table:table-cell office:value-type="float" office:value="10920">
            <text:p>10920</text:p>
          </table:table-cell>
          <table:table-cell office:value-type="float" office:value="0">
            <text:p>0</text:p>
          </table:table-cell>
          <table:table-cell office:value-type="float" office:value="-183.833333333333">
            <text:p>-183.8333333333</text:p>
          </table:table-cell>
          <table:table-cell office:value-type="float" office:value="-312.333333333333">
            <text:p>-312.3333333333</text:p>
          </table:table-cell>
          <table:table-cell office:value-type="float" office:value="0">
            <text:p>0</text:p>
          </table:table-cell>
          <table:table-cell office:value-type="float" office:value="-0.0286166459111665">
            <text:p>-0.0286166459</text:p>
          </table:table-cell>
          <table:table-cell office:value-type="float" office:value="-0.0286019536019536">
            <text:p>-0.0286019536</text:p>
          </table:table-cell>
          <table:table-cell office:value-type="float" office:value="0.8">
            <text:p>0.8</text:p>
          </table:table-cell>
          <table:table-cell office:value-type="float" office:value="0.901446807660399">
            <text:p>0.9014468077</text:p>
          </table:table-cell>
          <table:table-cell office:value-type="float" office:value="0.901496583022865">
            <text:p>0.901496583</text:p>
          </table:table-cell>
          <table:table-cell office:value-type="float" office:value="0">
            <text:p>0</text:p>
          </table:table-cell>
          <table:table-cell office:value-type="float" office:value="-23.8735670627475">
            <text:p>-23.8735670627</text:p>
          </table:table-cell>
          <table:table-cell office:value-type="float" office:value="-23.886010248537">
            <text:p>-23.8860102485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date" office:date-value="2021-01-24">
            <text:p>01/24/21</text:p>
          </table:table-cell>
          <table:table-cell office:value-type="float" office:value="64">
            <text:p>64</text:p>
          </table:table-cell>
          <table:table-cell office:value-type="float" office:value="3793">
            <text:p>3793</text:p>
          </table:table-cell>
          <table:table-cell office:value-type="float" office:value="16441">
            <text:p>16441</text:p>
          </table:table-cell>
          <table:table-cell office:value-type="float" office:value="7.65">
            <text:p>7.65</text:p>
          </table:table-cell>
          <table:table-cell office:value-type="float" office:value="80">
            <text:p>80</text:p>
          </table:table-cell>
          <table:table-cell office:value-type="float" office:value="3847">
            <text:p>3847</text:p>
          </table:table-cell>
          <table:table-cell office:value-type="float" office:value="13467.6">
            <text:p>13467.6</text:p>
          </table:table-cell>
          <table:table-cell office:value-type="float" office:value="7.88">
            <text:p>7.88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630">
            <text:p>630</text:p>
          </table:table-cell>
          <table:table-cell office:value-type="float" office:value="294">
            <text:p>294</text:p>
          </table:table-cell>
          <table:table-cell office:value-type="float" office:value="3311">
            <text:p>3311</text:p>
          </table:table-cell>
          <table:table-cell office:value-type="float" office:value="6167">
            <text:p>6167</text:p>
          </table:table-cell>
          <table:table-cell office:value-type="float" office:value="10415">
            <text:p>10415</text:p>
          </table:table-cell>
          <table:table-cell table:number-columns-repeated="2" office:value-type="float" office:value="0">
            <text:p>0</text:p>
          </table:table-cell>
          <table:table-cell office:value-type="float" office:value="-382.4">
            <text:p>-382.4</text:p>
          </table:table-cell>
          <table:table-cell table:number-columns-repeated="2" office:value-type="float" office:value="0">
            <text:p>0</text:p>
          </table:table-cell>
          <table:table-cell office:value-type="float" office:value="-0.0367162746039366">
            <text:p>-0.0367162746</text:p>
          </table:table-cell>
          <table:table-cell office:value-type="float" office:value="0.8">
            <text:p>0.8</text:p>
          </table:table-cell>
          <table:table-cell office:value-type="float" office:value="0.89">
            <text:p>0.89</text:p>
          </table:table-cell>
          <table:table-cell office:value-type="float" office:value="0.874135285134973">
            <text:p>0.8741352851</text:p>
          </table:table-cell>
          <table:table-cell table:number-columns-repeated="2" office:value-type="float" office:value="0">
            <text:p>0</text:p>
          </table:table-cell>
          <table:table-cell office:value-type="float" office:value="-18.5297382346632">
            <text:p>-18.5297382347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date" office:date-value="2021-01-25">
            <text:p>01/25/21</text:p>
          </table:table-cell>
          <table:table-cell office:value-type="float" office:value="56">
            <text:p>56</text:p>
          </table:table-cell>
          <table:table-cell office:value-type="float" office:value="3814">
            <text:p>3814</text:p>
          </table:table-cell>
          <table:table-cell office:value-type="float" office:value="10064">
            <text:p>10064</text:p>
          </table:table-cell>
          <table:table-cell office:value-type="float" office:value="8.39">
            <text:p>8.39</text:p>
          </table:table-cell>
          <table:table-cell office:value-type="float" office:value="77.4">
            <text:p>77.4</text:p>
          </table:table-cell>
          <table:table-cell office:value-type="float" office:value="3817">
            <text:p>3817</text:p>
          </table:table-cell>
          <table:table-cell office:value-type="float" office:value="13265.4">
            <text:p>13265.4</text:p>
          </table:table-cell>
          <table:table-cell office:value-type="float" office:value="7.606">
            <text:p>7.606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634">
            <text:p>634</text:p>
          </table:table-cell>
          <table:table-cell office:value-type="float" office:value="304">
            <text:p>304</text:p>
          </table:table-cell>
          <table:table-cell office:value-type="float" office:value="3119">
            <text:p>3119</text:p>
          </table:table-cell>
          <table:table-cell office:value-type="float" office:value="5981">
            <text:p>5981</text:p>
          </table:table-cell>
          <table:table-cell office:value-type="float" office:value="10301">
            <text:p>10301</text:p>
          </table:table-cell>
          <table:table-cell table:number-columns-repeated="6" office:value-type="float" office:value="0">
            <text:p>0</text:p>
          </table:table-cell>
          <table:table-cell office:value-type="float" office:value="0.8">
            <text:p>0.8</text:p>
          </table:table-cell>
          <table:table-cell office:value-type="float" office:value="0.89">
            <text:p>0.89</text:p>
          </table:table-cell>
          <table:table-cell office:value-type="float" office:value="1.05">
            <text:p>1.0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date" office:date-value="2021-01-26">
            <text:p>01/26/21</text:p>
          </table:table-cell>
          <table:table-cell office:value-type="float" office:value="89">
            <text:p>89</text:p>
          </table:table-cell>
          <table:table-cell office:value-type="float" office:value="3815">
            <text:p>3815</text:p>
          </table:table-cell>
          <table:table-cell office:value-type="float" office:value="5531">
            <text:p>5531</text:p>
          </table:table-cell>
          <table:table-cell office:value-type="float" office:value="8.3">
            <text:p>8.3</text:p>
          </table:table-cell>
          <table:table-cell office:value-type="float" office:value="77.4">
            <text:p>77.4</text:p>
          </table:table-cell>
          <table:table-cell office:value-type="float" office:value="3780">
            <text:p>3780</text:p>
          </table:table-cell>
          <table:table-cell office:value-type="float" office:value="12436.4">
            <text:p>12436.4</text:p>
          </table:table-cell>
          <table:table-cell office:value-type="float" office:value="8.442">
            <text:p>8.442</text:p>
          </table:table-cell>
          <table:table-cell table:number-columns-repeated="3" office:value-type="float" office:value="5">
            <text:p>5</text:p>
          </table:table-cell>
          <table:table-cell office:value-type="float" office:value="615">
            <text:p>615</text:p>
          </table:table-cell>
          <table:table-cell table:number-columns-repeated="2" office:value-type="float" office:value="291">
            <text:p>291</text:p>
          </table:table-cell>
          <table:table-cell office:value-type="float" office:value="2938">
            <text:p>2938</text:p>
          </table:table-cell>
          <table:table-cell office:value-type="float" office:value="5802">
            <text:p>5802</text:p>
          </table:table-cell>
          <table:table-cell office:value-type="float" office:value="10449">
            <text:p>10449</text:p>
          </table:table-cell>
          <table:table-cell table:number-columns-repeated="6" office:value-type="float" office:value="0">
            <text:p>0</text:p>
          </table:table-cell>
          <table:table-cell office:value-type="float" office:value="0.8">
            <text:p>0.8</text:p>
          </table:table-cell>
          <table:table-cell office:value-type="float" office:value="0.88">
            <text:p>0.88</text:p>
          </table:table-cell>
          <table:table-cell office:value-type="float" office:value="1.05">
            <text:p>1.0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date" office:date-value="2021-01-27">
            <text:p>01/27/21</text:p>
          </table:table-cell>
          <table:table-cell office:value-type="float" office:value="85">
            <text:p>85</text:p>
          </table:table-cell>
          <table:table-cell office:value-type="float" office:value="3809">
            <text:p>3809</text:p>
          </table:table-cell>
          <table:table-cell office:value-type="float" office:value="17053">
            <text:p>17053</text:p>
          </table:table-cell>
          <table:table-cell office:value-type="float" office:value="5.89">
            <text:p>5.89</text:p>
          </table:table-cell>
          <table:table-cell office:value-type="float" office:value="81.2">
            <text:p>81.2</text:p>
          </table:table-cell>
          <table:table-cell office:value-type="float" office:value="3751.2">
            <text:p>3751.2</text:p>
          </table:table-cell>
          <table:table-cell office:value-type="float" office:value="12943.2">
            <text:p>12943.2</text:p>
          </table:table-cell>
          <table:table-cell office:value-type="float" office:value="8.45">
            <text:p>8.45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612">
            <text:p>612</text:p>
          </table:table-cell>
          <table:table-cell office:value-type="float" office:value="293">
            <text:p>293</text:p>
          </table:table-cell>
          <table:table-cell office:value-type="float" office:value="2767">
            <text:p>2767</text:p>
          </table:table-cell>
          <table:table-cell office:value-type="float" office:value="5624">
            <text:p>5624</text:p>
          </table:table-cell>
          <table:table-cell office:value-type="float" office:value="10599">
            <text:p>10599</text:p>
          </table:table-cell>
          <table:table-cell table:number-columns-repeated="6" office:value-type="float" office:value="0">
            <text:p>0</text:p>
          </table:table-cell>
          <table:table-cell office:value-type="float" office:value="0.8">
            <text:p>0.8</text:p>
          </table:table-cell>
          <table:table-cell office:value-type="float" office:value="0.89">
            <text:p>0.89</text:p>
          </table:table-cell>
          <table:table-cell office:value-type="float" office:value="1.05">
            <text:p>1.0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date" office:date-value="2021-01-28">
            <text:p>01/28/21</text:p>
          </table:table-cell>
          <table:table-cell office:value-type="float" office:value="93">
            <text:p>93</text:p>
          </table:table-cell>
          <table:table-cell office:value-type="float" office:value="3669">
            <text:p>3669</text:p>
          </table:table-cell>
          <table:table-cell office:value-type="float" office:value="13093">
            <text:p>13093</text:p>
          </table:table-cell>
          <table:table-cell office:value-type="float" office:value="11.98">
            <text:p>11.98</text:p>
          </table:table-cell>
          <table:table-cell office:value-type="float" office:value="87.5">
            <text:p>87.5</text:p>
          </table:table-cell>
          <table:table-cell office:value-type="float" office:value="3735.5">
            <text:p>3735.5</text:p>
          </table:table-cell>
          <table:table-cell office:value-type="float" office:value="13663">
            <text:p>13663</text:p>
          </table:table-cell>
          <table:table-cell office:value-type="float" office:value="8.465">
            <text:p>8.465</text:p>
          </table:table-cell>
          <table:table-cell table:number-columns-repeated="3" office:value-type="float" office:value="5">
            <text:p>5</text:p>
          </table:table-cell>
          <table:table-cell office:value-type="float" office:value="615">
            <text:p>615</text:p>
          </table:table-cell>
          <table:table-cell table:number-columns-repeated="2" office:value-type="float" office:value="301">
            <text:p>301</text:p>
          </table:table-cell>
          <table:table-cell office:value-type="float" office:value="2606">
            <text:p>2606</text:p>
          </table:table-cell>
          <table:table-cell office:value-type="float" office:value="5525">
            <text:p>5525</text:p>
          </table:table-cell>
          <table:table-cell office:value-type="float" office:value="10752">
            <text:p>10752</text:p>
          </table:table-cell>
          <table:table-cell table:number-columns-repeated="6" office:value-type="float" office:value="0">
            <text:p>0</text:p>
          </table:table-cell>
          <table:table-cell office:value-type="float" office:value="0.8">
            <text:p>0.8</text:p>
          </table:table-cell>
          <table:table-cell office:value-type="float" office:value="0.99">
            <text:p>0.99</text:p>
          </table:table-cell>
          <table:table-cell office:value-type="float" office:value="1.05">
            <text:p>1.0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date" office:date-value="2021-01-29">
            <text:p>01/29/21</text:p>
          </table:table-cell>
          <table:table-cell office:value-type="float" office:value="83">
            <text:p>83</text:p>
          </table:table-cell>
          <table:table-cell office:value-type="float" office:value="3649">
            <text:p>3649</text:p>
          </table:table-cell>
          <table:table-cell office:value-type="float" office:value="18975">
            <text:p>18975</text:p>
          </table:table-cell>
          <table:table-cell office:value-type="float" office:value="7.69">
            <text:p>7.69</text:p>
          </table:table-cell>
          <table:table-cell office:value-type="float" office:value="87">
            <text:p>87</text:p>
          </table:table-cell>
          <table:table-cell office:value-type="float" office:value="3709">
            <text:p>3709</text:p>
          </table:table-cell>
          <table:table-cell office:value-type="float" office:value="16373.6666666667">
            <text:p>16373.6666666667</text:p>
          </table:table-cell>
          <table:table-cell office:value-type="float" office:value="8.52">
            <text:p>8.52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597">
            <text:p>597</text:p>
          </table:table-cell>
          <table:table-cell office:value-type="float" office:value="285">
            <text:p>285</text:p>
          </table:table-cell>
          <table:table-cell office:value-type="float" office:value="2454">
            <text:p>2454</text:p>
          </table:table-cell>
          <table:table-cell office:value-type="float" office:value="5419">
            <text:p>5419</text:p>
          </table:table-cell>
          <table:table-cell office:value-type="float" office:value="10906">
            <text:p>10906</text:p>
          </table:table-cell>
          <table:table-cell table:number-columns-repeated="6" office:value-type="float" office:value="0">
            <text:p>0</text:p>
          </table:table-cell>
          <table:table-cell office:value-type="float" office:value="0.8">
            <text:p>0.8</text:p>
          </table:table-cell>
          <table:table-cell office:value-type="float" office:value="0.99">
            <text:p>0.99</text:p>
          </table:table-cell>
          <table:table-cell office:value-type="float" office:value="1.05">
            <text:p>1.05</text:p>
          </table:table-cell>
          <table:table-cell table:number-columns-repeated="3" office:value-type="float" office:value="0">
            <text:p>0</text:p>
          </table:table-cell>
        </table:table-row>
      </table:table>
      <table:table table:name="Aggregates" table:style-name="ta1" table:print="false">
        <table:table-column table:style-name="co18" table:default-cell-style-name="Default"/>
        <table:table-column table:style-name="co19" table:number-columns-repeated="2" table:default-cell-style-name="Default"/>
        <table:table-column table:style-name="co18" table:default-cell-style-name="Default"/>
        <table:table-column table:style-name="co13" table:number-columns-repeated="3" table:default-cell-style-name="Default"/>
        <table:table-column table:style-name="co19" table:number-columns-repeated="3" table:default-cell-style-name="Default"/>
        <table:table-column table:style-name="co14" table:number-columns-repeated="3" table:default-cell-style-name="Default"/>
        <table:table-row table:style-name="ro1">
          <table:table-cell office:value-type="float" office:value="0.8">
            <text:p>0.8</text:p>
          </table:table-cell>
          <table:table-cell office:value-type="float" office:value="0.99">
            <text:p>0.99</text:p>
          </table:table-cell>
          <table:table-cell office:value-type="float" office:value="1.05">
            <text:p>1.05</text:p>
          </table:table-cell>
          <table:table-cell office:value-type="float" office:value="-11">
            <text:p>-1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4.5">
            <text:p>14.5</text:p>
          </table:table-cell>
          <table:table-cell office:value-type="float" office:value="15.1">
            <text:p>15.1</text:p>
          </table:table-cell>
          <table:table-cell office:value-type="float" office:value="24.8">
            <text:p>24.8</text:p>
          </table:table-cell>
          <table:table-cell office:value-type="float" office:value="13916">
            <text:p>13916</text:p>
          </table:table-cell>
          <table:table-cell office:value-type="float" office:value="14367">
            <text:p>14367</text:p>
          </table:table-cell>
          <table:table-cell office:value-type="float" office:value="14400">
            <text:p>1440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 number:style="long"/>
      <number:text>-</number:text>
      <number:month number:style="long"/>
      <number:text>-</number:text>
      <number:year number:style="long"/>
    </number:date-style>
    <number:percentage-style style:name="N118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4">11/04/2021</text:date>, <text:time>00:37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Widdess</meta:initial-creator>
    <meta:creation-date>2020-10-03T13:02:51.26</meta:creation-date>
    <dc:date>2021-11-04T00:37:48.77</dc:date>
    <dc:creator>Liam Widdess</dc:creator>
    <meta:editing-duration>P2DT3H30M51S</meta:editing-duration>
    <meta:editing-cycles>185</meta:editing-cycles>
    <meta:generator>OpenOffice/4.1.7$Win32 OpenOffice.org_project/417m1$Build-9800</meta:generator>
    <meta:document-statistic meta:table-count="8" meta:cell-count="10070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89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43902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8080" draw:fill-color="#ff808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fill-color="#aecf00" draw:textarea-horizontal-align="center" draw:textarea-vertical-align="middle"/>
    </style:style>
    <style:style style:name="gr2" style:family="graphic">
      <style:graphic-properties draw:fill-color="#ffd320" draw:textarea-horizontal-align="center" draw:textarea-vertical-align="middle"/>
    </style:style>
    <style:style style:name="gr3" style:family="graphic">
      <style:graphic-properties draw:fill-color="#ff808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</office:automatic-styles>
  <office:body>
    <office:chart>
      <chart:chart svg:width="33.872cm" svg:height="14.879cm" xlink:href=".." xlink:type="simple" chart:class="chart:line" chart:style-name="ch1">
        <chart:title svg:x="7.904cm" svg:y="0.468cm" chart:style-name="ch2">
          <text:p>Estimated Transmissions Per Day</text:p>
        </chart:title>
        <chart:plot-area chart:style-name="ch3" table:cell-range-address="ResultsData.B1:ResultsData.B1000 ResultsData.Q1:ResultsData.S1000" chart:data-source-has-labels="column" svg:x="0.944cm" svg:y="1.314cm" svg:width="31.066cm" svg:height="12.854cm">
          <chartooo:coordinate-region svg:x="2.121cm" svg:y="1.526cm" svg:width="29.889cm" svg:height="11.969cm"/>
          <chart:axis chart:dimension="x" chart:name="primary-x" chart:style-name="ch4" chartooo:axis-type="auto">
            <chartooo:date-scale/>
            <chart:categories table:cell-range-address="ResultsData.B1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Q1:ResultsData.Q1000" chart:class="chart:line">
            <chart:data-point chart:repeated="1000"/>
          </chart:series>
          <chart:series chart:style-name="ch8" chart:values-cell-range-address="ResultsData.R1:ResultsData.R1000" chart:class="chart:line">
            <chart:data-point chart:repeated="1000"/>
          </chart:series>
          <chart:series chart:style-name="ch9" chart:values-cell-range-address="ResultsData.S1:ResultsData.S1000" chart:class="chart:line">
            <chart:data-point chart:repeated="1000"/>
          </chart:series>
          <chart:wall chart:style-name="ch10"/>
          <chart:floor chart:style-name="ch11"/>
        </chart:plot-area>
        <draw:rect draw:style-name="gr1" draw:text-style-name="P1" svg:width="0.307cm" svg:height="0.291cm" svg:x="17.384cm" svg:y="0.657cm">
          <text:p/>
        </draw:rect>
        <draw:rect draw:style-name="gr2" draw:text-style-name="P2" svg:width="0.307cm" svg:height="0.291cm" svg:x="20.122cm" svg:y="0.663cm">
          <text:p/>
        </draw:rect>
        <draw:rect draw:style-name="gr3" draw:text-style-name="P2" svg:width="0.307cm" svg:height="0.291cm" svg:x="23.141cm" svg:y="0.67cm">
          <text:p/>
        </draw:rect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float" office:value="43902">
                <text:p>43900</text:p>
                <draw:g>
                  <svg:desc>ResultsData.B1:ResultsData.B1000</svg:desc>
                </draw:g>
              </table:table-cell>
              <table:table-cell office:value-type="float" office:value="1133">
                <text:p>1133</text:p>
                <draw:g>
                  <svg:desc>ResultsData.Q1:ResultsData.Q1000</svg:desc>
                </draw:g>
              </table:table-cell>
              <table:table-cell office:value-type="float" office:value="1417">
                <text:p>1417</text:p>
                <draw:g>
                  <svg:desc>ResultsData.R1:ResultsData.R1000</svg:desc>
                </draw:g>
              </table:table-cell>
              <table:table-cell office:value-type="float" office:value="1889">
                <text:p>1889</text:p>
                <draw:g>
                  <svg:desc>ResultsData.S1:ResultsData.S1000</svg:desc>
                </draw:g>
              </table:table-cell>
            </table:table-row>
            <table:table-row>
              <table:table-cell office:value-type="float" office:value="43903">
                <text:p>43900</text:p>
              </table:table-cell>
              <table:table-cell office:value-type="float" office:value="1250">
                <text:p>1250</text:p>
              </table:table-cell>
              <table:table-cell office:value-type="float" office:value="1562">
                <text:p>1562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float" office:value="43904">
                <text:p>4390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5">
                <text:p>43910</text:p>
              </table:table-cell>
              <table:table-cell office:value-type="float" office:value="1300">
                <text:p>130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06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775">
                <text:p>17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07">
                <text:p>43910</text:p>
              </table:table-cell>
              <table:table-cell office:value-type="float" office:value="1250">
                <text:p>1250</text:p>
              </table:table-cell>
              <table:table-cell office:value-type="float" office:value="1725">
                <text:p>172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08">
                <text:p>4391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9">
                <text:p>43910</text:p>
              </table:table-cell>
              <table:table-cell office:value-type="float" office:value="1220">
                <text:p>122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1">
                <text:p>43910</text:p>
              </table:table-cell>
              <table:table-cell office:value-type="float" office:value="1180">
                <text:p>1180</text:p>
              </table:table-cell>
              <table:table-cell office:value-type="float" office:value="1562">
                <text:p>1562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2">
                <text:p>43910</text:p>
              </table:table-cell>
              <table:table-cell office:value-type="float" office:value="1100">
                <text:p>110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3">
                <text:p>43910</text:p>
              </table:table-cell>
              <table:table-cell office:value-type="float" office:value="1040">
                <text:p>1040</text:p>
              </table:table-cell>
              <table:table-cell office:value-type="float" office:value="1525">
                <text:p>15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4">
                <text:p>43910</text:p>
              </table:table-cell>
              <table:table-cell office:value-type="float" office:value="1000">
                <text:p>1000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5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475">
                <text:p>147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6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375">
                <text:p>13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7">
                <text:p>43920</text:p>
              </table:table-cell>
              <table:table-cell office:value-type="float" office:value="1040">
                <text:p>1040</text:p>
              </table:table-cell>
              <table:table-cell office:value-type="float" office:value="1375">
                <text:p>1375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float" office:value="43918">
                <text:p>43920</text:p>
              </table:table-cell>
              <table:table-cell office:value-type="float" office:value="980">
                <text:p>980</text:p>
              </table:table-cell>
              <table:table-cell office:value-type="float" office:value="1260">
                <text:p>126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float" office:value="43919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1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300">
                <text:p>130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2">
                <text:p>43920</text:p>
              </table:table-cell>
              <table:table-cell office:value-type="float" office:value="960">
                <text:p>960</text:p>
              </table:table-cell>
              <table:table-cell office:value-type="float" office:value="1225">
                <text:p>1225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23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4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5">
                <text:p>4393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6">
                <text:p>43930</text:p>
              </table:table-cell>
              <table:table-cell office:value-type="float" office:value="960">
                <text:p>960</text:p>
              </table:table-cell>
              <table:table-cell office:value-type="float" office:value="1200">
                <text:p>1200</text:p>
              </table:table-cell>
              <table:table-cell office:value-type="float" office:value="1633">
                <text:p>1633</text:p>
              </table:table-cell>
            </table:table-row>
            <table:table-row>
              <table:table-cell office:value-type="float" office:value="43927">
                <text:p>43930</text:p>
              </table:table-cell>
              <table:table-cell office:value-type="float" office:value="840">
                <text:p>84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8">
                <text:p>43930</text:p>
              </table:table-cell>
              <table:table-cell office:value-type="float" office:value="760">
                <text:p>760</text:p>
              </table:table-cell>
              <table:table-cell office:value-type="float" office:value="1267">
                <text:p>1267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9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33">
                <text:p>1033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7">
                <text:p>967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1">
                <text:p>43930</text:p>
              </table:table-cell>
              <table:table-cell office:value-type="float" office:value="540">
                <text:p>540</text:p>
              </table:table-cell>
              <table:table-cell office:value-type="float" office:value="1040">
                <text:p>1040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32">
                <text:p>43930</text:p>
              </table:table-cell>
              <table:table-cell office:value-type="float" office:value="520">
                <text:p>520</text:p>
              </table:table-cell>
              <table:table-cell office:value-type="float" office:value="950">
                <text:p>950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33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00">
                <text:p>1000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4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0">
                <text:p>960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5">
                <text:p>43940</text:p>
              </table:table-cell>
              <table:table-cell office:value-type="float" office:value="540">
                <text:p>540</text:p>
              </table:table-cell>
              <table:table-cell office:value-type="float" office:value="840">
                <text:p>84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43936">
                <text:p>43940</text:p>
              </table:table-cell>
              <table:table-cell office:value-type="float" office:value="455">
                <text:p>455</text:p>
              </table:table-cell>
              <table:table-cell office:value-type="float" office:value="744">
                <text:p>744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62">
                <text:p>762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700">
                <text:p>700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358">
                <text:p>358</text:p>
              </table:table-cell>
              <table:table-cell office:value-type="float" office:value="640">
                <text:p>640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78">
                <text:p>378</text:p>
              </table:table-cell>
              <table:table-cell office:value-type="float" office:value="637">
                <text:p>637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20">
                <text:p>720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669">
                <text:p>669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344">
                <text:p>344</text:p>
              </table:table-cell>
              <table:table-cell office:value-type="float" office:value="614">
                <text:p>614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63">
                <text:p>363</text:p>
              </table:table-cell>
              <table:table-cell office:value-type="float" office:value="648">
                <text:p>648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445">
                <text:p>445</text:p>
              </table:table-cell>
              <table:table-cell office:value-type="float" office:value="710">
                <text:p>710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68">
                <text:p>368</text:p>
              </table:table-cell>
              <table:table-cell office:value-type="float" office:value="630">
                <text:p>630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44">
                <text:p>344</text:p>
              </table:table-cell>
              <table:table-cell office:value-type="float" office:value="582">
                <text:p>58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63">
                <text:p>363</text:p>
              </table:table-cell>
              <table:table-cell office:value-type="float" office:value="607">
                <text:p>607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96">
                <text:p>296</text:p>
              </table:table-cell>
              <table:table-cell office:value-type="float" office:value="601">
                <text:p>601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76">
                <text:p>576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32">
                <text:p>53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328">
                <text:p>328</text:p>
              </table:table-cell>
              <table:table-cell office:value-type="float" office:value="578">
                <text:p>578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38">
                <text:p>238</text:p>
              </table:table-cell>
              <table:table-cell office:value-type="float" office:value="467">
                <text:p>467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17">
                <text:p>217</text:p>
              </table:table-cell>
              <table:table-cell office:value-type="float" office:value="438">
                <text:p>438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94">
                <text:p>394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50">
                <text:p>150</text:p>
              </table:table-cell>
              <table:table-cell office:value-type="float" office:value="411">
                <text:p>411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46">
                <text:p>346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35">
                <text:p>335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210">
                <text:p>210</text:p>
              </table:table-cell>
              <table:table-cell office:value-type="float" office:value="340">
                <text:p>340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335">
                <text:p>335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148">
                <text:p>148</text:p>
              </table:table-cell>
              <table:table-cell office:value-type="float" office:value="290">
                <text:p>29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08">
                <text:p>308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175">
                <text:p>175</text:p>
              </table:table-cell>
              <table:table-cell office:value-type="float" office:value="299">
                <text:p>299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280">
                <text:p>28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138">
                <text:p>138</text:p>
              </table:table-cell>
              <table:table-cell office:value-type="float" office:value="242">
                <text:p>242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152">
                <text:p>152</text:p>
              </table:table-cell>
              <table:table-cell office:value-type="float" office:value="256">
                <text:p>256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15">
                <text:p>115</text:p>
              </table:table-cell>
              <table:table-cell office:value-type="float" office:value="255">
                <text:p>255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50">
                <text:p>25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32">
                <text:p>132</text:p>
              </table:table-cell>
              <table:table-cell office:value-type="float" office:value="235">
                <text:p>235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45">
                <text:p>145</text:p>
              </table:table-cell>
              <table:table-cell office:value-type="float" office:value="252">
                <text:p>252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30">
                <text:p>23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18">
                <text:p>118</text:p>
              </table:table-cell>
              <table:table-cell office:value-type="float" office:value="240">
                <text:p>24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112">
                <text:p>112</text:p>
              </table:table-cell>
              <table:table-cell office:value-type="float" office:value="195">
                <text:p>195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135">
                <text:p>135</text:p>
              </table:table-cell>
              <table:table-cell office:value-type="float" office:value="224">
                <text:p>224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00">
                <text:p>100</text:p>
              </table:table-cell>
              <table:table-cell office:value-type="float" office:value="220">
                <text:p>22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32">
                <text:p>232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16">
                <text:p>116</text:p>
              </table:table-cell>
              <table:table-cell office:value-type="float" office:value="210">
                <text:p>21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22">
                <text:p>222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78">
                <text:p>78</text:p>
              </table:table-cell>
              <table:table-cell office:value-type="float" office:value="184">
                <text:p>184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70">
                <text:p>70</text:p>
              </table:table-cell>
              <table:table-cell office:value-type="float" office:value="165">
                <text:p>165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52">
                <text:p>52</text:p>
              </table:table-cell>
              <table:table-cell office:value-type="float" office:value="180">
                <text:p>18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0">
                <text:p>40</text:p>
              </table:table-cell>
              <table:table-cell office:value-type="float" office:value="158">
                <text:p>158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32">
                <text:p>32</text:p>
              </table:table-cell>
              <table:table-cell office:value-type="float" office:value="118">
                <text:p>118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16">
                <text:p>116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50">
                <text:p>50</text:p>
              </table:table-cell>
              <table:table-cell office:value-type="float" office:value="120">
                <text:p>120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5">
                <text:p>45</text:p>
              </table:table-cell>
              <table:table-cell office:value-type="float" office:value="136">
                <text:p>136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2">
                <text:p>32</text:p>
              </table:table-cell>
              <table:table-cell office:value-type="float" office:value="110">
                <text:p>11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05">
                <text:p>10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55">
                <text:p>55</text:p>
              </table:table-cell>
              <table:table-cell office:value-type="float" office:value="98">
                <text:p>9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8">
                <text:p>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18">
                <text:p>18</text:p>
              </table:table-cell>
              <table:table-cell office:value-type="float" office:value="72">
                <text:p>7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25">
                <text:p>25</text:p>
              </table:table-cell>
              <table:table-cell office:value-type="float" office:value="82">
                <text:p>8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5">
                <text:p>9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42">
                <text:p>42</text:p>
              </table:table-cell>
              <table:table-cell office:value-type="float" office:value="88">
                <text:p>88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32">
                <text:p>32</text:p>
              </table:table-cell>
              <table:table-cell office:value-type="float" office:value="72">
                <text:p>7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5">
                <text:p>35</text:p>
              </table:table-cell>
              <table:table-cell office:value-type="float" office:value="72">
                <text:p>7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2">
                <text:p>4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5">
                <text:p>25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22">
                <text:p>22</text:p>
              </table:table-cell>
              <table:table-cell office:value-type="float" office:value="35">
                <text:p>3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8">
                <text:p>18</text:p>
              </table:table-cell>
              <table:table-cell office:value-type="float" office:value="42">
                <text:p>4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5">
                <text:p>5</text:p>
              </table:table-cell>
              <table:table-cell office:value-type="float" office:value="48">
                <text:p>4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">
                <text:p>2</text:p>
              </table:table-cell>
              <table:table-cell office:value-type="float" office:value="45">
                <text:p>4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5">
                <text:p>5</text:p>
              </table:table-cell>
              <table:table-cell office:value-type="float" office:value="52">
                <text:p>5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5">
                <text:p>15</text:p>
              </table:table-cell>
              <table:table-cell office:value-type="float" office:value="58">
                <text:p>5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2">
                <text:p>12</text:p>
              </table:table-cell>
              <table:table-cell office:value-type="float" office:value="63">
                <text:p>6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0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60">
                <text:p>6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32">
                <text:p>32</text:p>
              </table:table-cell>
              <table:table-cell office:value-type="float" office:value="68">
                <text:p>6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30">
                <text:p>3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78">
                <text:p>7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38">
                <text:p>38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42">
                <text:p>42</text:p>
              </table:table-cell>
              <table:table-cell office:value-type="float" office:value="75">
                <text:p>7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82">
                <text:p>8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6">
                <text:p>5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5">
                <text:p>5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62">
                <text:p>6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6">
                <text:p>5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60">
                <text:p>6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0">
                <text:p>10</text:p>
              </table:table-cell>
              <table:table-cell office:value-type="float" office:value="52">
                <text:p>5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72">
                <text:p>7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8">
                <text:p>8</text:p>
              </table:table-cell>
              <table:table-cell office:value-type="float" office:value="58">
                <text:p>5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8">
                <text:p>58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8">
                <text:p>8</text:p>
              </table:table-cell>
              <table:table-cell office:value-type="float" office:value="82">
                <text:p>8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0">
                <text:p>20</text:p>
              </table:table-cell>
              <table:table-cell office:value-type="float" office:value="87">
                <text:p>87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30">
                <text:p>30</text:p>
              </table:table-cell>
              <table:table-cell office:value-type="float" office:value="102">
                <text:p>102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58">
                <text:p>58</text:p>
              </table:table-cell>
              <table:table-cell office:value-type="float" office:value="96">
                <text:p>9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00">
                <text:p>10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10">
                <text:p>11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80">
                <text:p>80</text:p>
              </table:table-cell>
              <table:table-cell office:value-type="float" office:value="132">
                <text:p>132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0">
                <text:p>120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80">
                <text:p>80</text:p>
              </table:table-cell>
              <table:table-cell office:value-type="float" office:value="162">
                <text:p>162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72">
                <text:p>72</text:p>
              </table:table-cell>
              <table:table-cell office:value-type="float" office:value="200">
                <text:p>200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82">
                <text:p>82</text:p>
              </table:table-cell>
              <table:table-cell office:value-type="float" office:value="230">
                <text:p>2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92">
                <text:p>92</text:p>
              </table:table-cell>
              <table:table-cell office:value-type="float" office:value="320">
                <text:p>320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22">
                <text:p>122</text:p>
              </table:table-cell>
              <table:table-cell office:value-type="float" office:value="350">
                <text:p>350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55">
                <text:p>155</text:p>
              </table:table-cell>
              <table:table-cell office:value-type="float" office:value="360">
                <text:p>360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78">
                <text:p>178</text:p>
              </table:table-cell>
              <table:table-cell office:value-type="float" office:value="430">
                <text:p>4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52">
                <text:p>252</text:p>
              </table:table-cell>
              <table:table-cell office:value-type="float" office:value="462">
                <text:p>462</text:p>
              </table:table-cell>
              <table:table-cell office:value-type="float" office:value="1227">
                <text:p>1227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325">
                <text:p>325</text:p>
              </table:table-cell>
              <table:table-cell office:value-type="float" office:value="525">
                <text:p>525</text:p>
              </table:table-cell>
              <table:table-cell office:value-type="float" office:value="1221">
                <text:p>1221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332">
                <text:p>332</text:p>
              </table:table-cell>
              <table:table-cell office:value-type="float" office:value="656">
                <text:p>656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348">
                <text:p>348</text:p>
              </table:table-cell>
              <table:table-cell office:value-type="float" office:value="632">
                <text:p>632</text:p>
              </table:table-cell>
              <table:table-cell office:value-type="float" office:value="1356">
                <text:p>135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365">
                <text:p>365</text:p>
              </table:table-cell>
              <table:table-cell office:value-type="float" office:value="782">
                <text:p>782</text:p>
              </table:table-cell>
              <table:table-cell office:value-type="float" office:value="1758">
                <text:p>1758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342">
                <text:p>342</text:p>
              </table:table-cell>
              <table:table-cell office:value-type="float" office:value="768">
                <text:p>768</text:p>
              </table:table-cell>
              <table:table-cell office:value-type="float" office:value="1906">
                <text:p>19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328">
                <text:p>328</text:p>
              </table:table-cell>
              <table:table-cell office:value-type="float" office:value="902">
                <text:p>902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60">
                <text:p>360</text:p>
              </table:table-cell>
              <table:table-cell office:value-type="float" office:value="960">
                <text:p>960</text:p>
              </table:table-cell>
              <table:table-cell office:value-type="float" office:value="2152">
                <text:p>2152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72">
                <text:p>372</text:p>
              </table:table-cell>
              <table:table-cell office:value-type="float" office:value="1178">
                <text:p>1178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580">
                <text:p>580</text:p>
              </table:table-cell>
              <table:table-cell office:value-type="float" office:value="1163">
                <text:p>1163</text:p>
              </table:table-cell>
              <table:table-cell office:value-type="float" office:value="2506">
                <text:p>250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682">
                <text:p>682</text:p>
              </table:table-cell>
              <table:table-cell office:value-type="float" office:value="1183">
                <text:p>1183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704">
                <text:p>704</text:p>
              </table:table-cell>
              <table:table-cell office:value-type="float" office:value="1309">
                <text:p>1309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780">
                <text:p>780</text:p>
              </table:table-cell>
              <table:table-cell office:value-type="float" office:value="1535">
                <text:p>1535</text:p>
              </table:table-cell>
              <table:table-cell office:value-type="float" office:value="3342">
                <text:p>334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828">
                <text:p>828</text:p>
              </table:table-cell>
              <table:table-cell office:value-type="float" office:value="1724">
                <text:p>1724</text:p>
              </table:table-cell>
              <table:table-cell office:value-type="float" office:value="3527">
                <text:p>3527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758">
                <text:p>758</text:p>
              </table:table-cell>
              <table:table-cell office:value-type="float" office:value="1591">
                <text:p>1591</text:p>
              </table:table-cell>
              <table:table-cell office:value-type="float" office:value="3634">
                <text:p>363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848">
                <text:p>848</text:p>
              </table:table-cell>
              <table:table-cell office:value-type="float" office:value="1772">
                <text:p>1772</text:p>
              </table:table-cell>
              <table:table-cell office:value-type="float" office:value="4217">
                <text:p>42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038">
                <text:p>1038</text:p>
              </table:table-cell>
              <table:table-cell office:value-type="float" office:value="1900">
                <text:p>1900</text:p>
              </table:table-cell>
              <table:table-cell office:value-type="float" office:value="3659">
                <text:p>3659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018">
                <text:p>1018</text:p>
              </table:table-cell>
              <table:table-cell office:value-type="float" office:value="2118">
                <text:p>2118</text:p>
              </table:table-cell>
              <table:table-cell office:value-type="float" office:value="4522">
                <text:p>452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082">
                <text:p>1082</text:p>
              </table:table-cell>
              <table:table-cell office:value-type="float" office:value="1983">
                <text:p>1983</text:p>
              </table:table-cell>
              <table:table-cell office:value-type="float" office:value="3204">
                <text:p>320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139">
                <text:p>1139</text:p>
              </table:table-cell>
              <table:table-cell office:value-type="float" office:value="2169">
                <text:p>2169</text:p>
              </table:table-cell>
              <table:table-cell office:value-type="float" office:value="3618">
                <text:p>361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332">
                <text:p>1332</text:p>
              </table:table-cell>
              <table:table-cell office:value-type="float" office:value="2408">
                <text:p>2408</text:p>
              </table:table-cell>
              <table:table-cell office:value-type="float" office:value="4927">
                <text:p>4927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453">
                <text:p>1453</text:p>
              </table:table-cell>
              <table:table-cell office:value-type="float" office:value="2562">
                <text:p>2562</text:p>
              </table:table-cell>
              <table:table-cell office:value-type="float" office:value="4335">
                <text:p>4335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656">
                <text:p>1656</text:p>
              </table:table-cell>
              <table:table-cell office:value-type="float" office:value="2664">
                <text:p>2664</text:p>
              </table:table-cell>
              <table:table-cell office:value-type="float" office:value="5045">
                <text:p>504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675">
                <text:p>1675</text:p>
              </table:table-cell>
              <table:table-cell office:value-type="float" office:value="2775">
                <text:p>2775</text:p>
              </table:table-cell>
              <table:table-cell office:value-type="float" office:value="5080">
                <text:p>5080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912">
                <text:p>1912</text:p>
              </table:table-cell>
              <table:table-cell office:value-type="float" office:value="2876">
                <text:p>2876</text:p>
              </table:table-cell>
              <table:table-cell office:value-type="float" office:value="5313">
                <text:p>5313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948">
                <text:p>1948</text:p>
              </table:table-cell>
              <table:table-cell office:value-type="float" office:value="3050">
                <text:p>3050</text:p>
              </table:table-cell>
              <table:table-cell office:value-type="float" office:value="5144">
                <text:p>5144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761">
                <text:p>1761</text:p>
              </table:table-cell>
              <table:table-cell office:value-type="float" office:value="3154">
                <text:p>3154</text:p>
              </table:table-cell>
              <table:table-cell office:value-type="float" office:value="6122">
                <text:p>612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844">
                <text:p>1844</text:p>
              </table:table-cell>
              <table:table-cell office:value-type="float" office:value="3388">
                <text:p>3388</text:p>
              </table:table-cell>
              <table:table-cell office:value-type="float" office:value="6284">
                <text:p>628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2140">
                <text:p>2140</text:p>
              </table:table-cell>
              <table:table-cell office:value-type="float" office:value="3805">
                <text:p>3805</text:p>
              </table:table-cell>
              <table:table-cell office:value-type="float" office:value="6871">
                <text:p>6871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2278">
                <text:p>2278</text:p>
              </table:table-cell>
              <table:table-cell office:value-type="float" office:value="4112">
                <text:p>4112</text:p>
              </table:table-cell>
              <table:table-cell office:value-type="float" office:value="8084">
                <text:p>808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2510">
                <text:p>2510</text:p>
              </table:table-cell>
              <table:table-cell office:value-type="float" office:value="4256">
                <text:p>4256</text:p>
              </table:table-cell>
              <table:table-cell office:value-type="float" office:value="8987">
                <text:p>898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2538">
                <text:p>2538</text:p>
              </table:table-cell>
              <table:table-cell office:value-type="float" office:value="4236">
                <text:p>4236</text:p>
              </table:table-cell>
              <table:table-cell office:value-type="float" office:value="7472">
                <text:p>747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2612">
                <text:p>2612</text:p>
              </table:table-cell>
              <table:table-cell office:value-type="float" office:value="4683">
                <text:p>4683</text:p>
              </table:table-cell>
              <table:table-cell office:value-type="float" office:value="7466">
                <text:p>7466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2888">
                <text:p>2888</text:p>
              </table:table-cell>
              <table:table-cell office:value-type="float" office:value="5148">
                <text:p>5148</text:p>
              </table:table-cell>
              <table:table-cell office:value-type="float" office:value="9913">
                <text:p>9913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2994">
                <text:p>2994</text:p>
              </table:table-cell>
              <table:table-cell office:value-type="float" office:value="5296">
                <text:p>5296</text:p>
              </table:table-cell>
              <table:table-cell office:value-type="float" office:value="9362">
                <text:p>9362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3108">
                <text:p>3108</text:p>
              </table:table-cell>
              <table:table-cell office:value-type="float" office:value="5256">
                <text:p>5256</text:p>
              </table:table-cell>
              <table:table-cell office:value-type="float" office:value="8561">
                <text:p>8561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3520">
                <text:p>3520</text:p>
              </table:table-cell>
              <table:table-cell office:value-type="float" office:value="5578">
                <text:p>5578</text:p>
              </table:table-cell>
              <table:table-cell office:value-type="float" office:value="9852">
                <text:p>9852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4101">
                <text:p>4101</text:p>
              </table:table-cell>
              <table:table-cell office:value-type="float" office:value="6810">
                <text:p>6810</text:p>
              </table:table-cell>
              <table:table-cell office:value-type="float" office:value="11977">
                <text:p>11977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3898">
                <text:p>3898</text:p>
              </table:table-cell>
              <table:table-cell office:value-type="float" office:value="5765">
                <text:p>5765</text:p>
              </table:table-cell>
              <table:table-cell office:value-type="float" office:value="10193">
                <text:p>1019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3844">
                <text:p>3844</text:p>
              </table:table-cell>
              <table:table-cell office:value-type="float" office:value="6196">
                <text:p>6196</text:p>
              </table:table-cell>
              <table:table-cell office:value-type="float" office:value="10826">
                <text:p>1082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4160">
                <text:p>4160</text:p>
              </table:table-cell>
              <table:table-cell office:value-type="float" office:value="6944">
                <text:p>6944</text:p>
              </table:table-cell>
              <table:table-cell office:value-type="float" office:value="14594">
                <text:p>14594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4508">
                <text:p>4508</text:p>
              </table:table-cell>
              <table:table-cell office:value-type="float" office:value="7338">
                <text:p>7338</text:p>
              </table:table-cell>
              <table:table-cell office:value-type="float" office:value="13067">
                <text:p>13067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4350">
                <text:p>4350</text:p>
              </table:table-cell>
              <table:table-cell office:value-type="float" office:value="7337">
                <text:p>7337</text:p>
              </table:table-cell>
              <table:table-cell office:value-type="float" office:value="13342">
                <text:p>13342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4750">
                <text:p>4750</text:p>
              </table:table-cell>
              <table:table-cell office:value-type="float" office:value="8143">
                <text:p>8143</text:p>
              </table:table-cell>
              <table:table-cell office:value-type="float" office:value="14491">
                <text:p>14491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5305">
                <text:p>5305</text:p>
              </table:table-cell>
              <table:table-cell office:value-type="float" office:value="9169">
                <text:p>9169</text:p>
              </table:table-cell>
              <table:table-cell office:value-type="float" office:value="16239">
                <text:p>16239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5327">
                <text:p>5327</text:p>
              </table:table-cell>
              <table:table-cell office:value-type="float" office:value="9143">
                <text:p>9143</text:p>
              </table:table-cell>
              <table:table-cell office:value-type="float" office:value="15725">
                <text:p>15725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5482">
                <text:p>5482</text:p>
              </table:table-cell>
              <table:table-cell office:value-type="float" office:value="9316">
                <text:p>9316</text:p>
              </table:table-cell>
              <table:table-cell office:value-type="float" office:value="14564">
                <text:p>14564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014">
                <text:p>6014</text:p>
              </table:table-cell>
              <table:table-cell office:value-type="float" office:value="10312">
                <text:p>10312</text:p>
              </table:table-cell>
              <table:table-cell office:value-type="float" office:value="15574">
                <text:p>15574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554">
                <text:p>6554</text:p>
              </table:table-cell>
              <table:table-cell office:value-type="float" office:value="11154">
                <text:p>11154</text:p>
              </table:table-cell>
              <table:table-cell office:value-type="float" office:value="16099">
                <text:p>16099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038">
                <text:p>7038</text:p>
              </table:table-cell>
              <table:table-cell office:value-type="float" office:value="10498">
                <text:p>10498</text:p>
              </table:table-cell>
              <table:table-cell office:value-type="float" office:value="15686">
                <text:p>15686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7666">
                <text:p>7666</text:p>
              </table:table-cell>
              <table:table-cell office:value-type="float" office:value="10776">
                <text:p>10776</text:p>
              </table:table-cell>
              <table:table-cell office:value-type="float" office:value="15347">
                <text:p>15347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8328">
                <text:p>8328</text:p>
              </table:table-cell>
              <table:table-cell office:value-type="float" office:value="11222">
                <text:p>11222</text:p>
              </table:table-cell>
              <table:table-cell office:value-type="float" office:value="16688">
                <text:p>1668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8686">
                <text:p>8686</text:p>
              </table:table-cell>
              <table:table-cell office:value-type="float" office:value="11658">
                <text:p>11658</text:p>
              </table:table-cell>
              <table:table-cell office:value-type="float" office:value="17228">
                <text:p>1722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8279">
                <text:p>8279</text:p>
              </table:table-cell>
              <table:table-cell office:value-type="float" office:value="11428">
                <text:p>11428</text:p>
              </table:table-cell>
              <table:table-cell office:value-type="float" office:value="16708">
                <text:p>16708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8389">
                <text:p>8389</text:p>
              </table:table-cell>
              <table:table-cell office:value-type="float" office:value="11308">
                <text:p>11308</text:p>
              </table:table-cell>
              <table:table-cell office:value-type="float" office:value="17123">
                <text:p>1712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8927">
                <text:p>8927</text:p>
              </table:table-cell>
              <table:table-cell office:value-type="float" office:value="12384">
                <text:p>12384</text:p>
              </table:table-cell>
              <table:table-cell office:value-type="float" office:value="17065">
                <text:p>17065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8686">
                <text:p>8686</text:p>
              </table:table-cell>
              <table:table-cell office:value-type="float" office:value="11992">
                <text:p>11992</text:p>
              </table:table-cell>
              <table:table-cell office:value-type="float" office:value="16842">
                <text:p>16842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8329">
                <text:p>8329</text:p>
              </table:table-cell>
              <table:table-cell office:value-type="float" office:value="11792">
                <text:p>11792</text:p>
              </table:table-cell>
              <table:table-cell office:value-type="float" office:value="17057">
                <text:p>17057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8756">
                <text:p>8756</text:p>
              </table:table-cell>
              <table:table-cell office:value-type="float" office:value="12456">
                <text:p>12456</text:p>
              </table:table-cell>
              <table:table-cell office:value-type="float" office:value="16936">
                <text:p>16936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9682">
                <text:p>9682</text:p>
              </table:table-cell>
              <table:table-cell office:value-type="float" office:value="12564">
                <text:p>12564</text:p>
              </table:table-cell>
              <table:table-cell office:value-type="float" office:value="17578">
                <text:p>1757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432">
                <text:p>9432</text:p>
              </table:table-cell>
              <table:table-cell office:value-type="float" office:value="12442">
                <text:p>12442</text:p>
              </table:table-cell>
              <table:table-cell office:value-type="float" office:value="17175">
                <text:p>17175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320">
                <text:p>9320</text:p>
              </table:table-cell>
              <table:table-cell office:value-type="float" office:value="12392">
                <text:p>12392</text:p>
              </table:table-cell>
              <table:table-cell office:value-type="float" office:value="18228">
                <text:p>1822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9818">
                <text:p>9818</text:p>
              </table:table-cell>
              <table:table-cell office:value-type="float" office:value="12576">
                <text:p>12576</text:p>
              </table:table-cell>
              <table:table-cell office:value-type="float" office:value="18345">
                <text:p>18345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9838">
                <text:p>9838</text:p>
              </table:table-cell>
              <table:table-cell office:value-type="float" office:value="12926">
                <text:p>12926</text:p>
              </table:table-cell>
              <table:table-cell office:value-type="float" office:value="18207">
                <text:p>1820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9506">
                <text:p>9506</text:p>
              </table:table-cell>
              <table:table-cell office:value-type="float" office:value="12762">
                <text:p>12762</text:p>
              </table:table-cell>
              <table:table-cell office:value-type="float" office:value="19147">
                <text:p>19147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9334">
                <text:p>9334</text:p>
              </table:table-cell>
              <table:table-cell office:value-type="float" office:value="13375">
                <text:p>13375</text:p>
              </table:table-cell>
              <table:table-cell office:value-type="float" office:value="20973">
                <text:p>20973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9838">
                <text:p>9838</text:p>
              </table:table-cell>
              <table:table-cell office:value-type="float" office:value="13601">
                <text:p>13601</text:p>
              </table:table-cell>
              <table:table-cell office:value-type="float" office:value="22506">
                <text:p>22506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0250">
                <text:p>10250</text:p>
              </table:table-cell>
              <table:table-cell office:value-type="float" office:value="14124">
                <text:p>14124</text:p>
              </table:table-cell>
              <table:table-cell office:value-type="float" office:value="23755">
                <text:p>23755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9955">
                <text:p>9955</text:p>
              </table:table-cell>
              <table:table-cell office:value-type="float" office:value="14994">
                <text:p>14994</text:p>
              </table:table-cell>
              <table:table-cell office:value-type="float" office:value="24927">
                <text:p>24927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0540">
                <text:p>10540</text:p>
              </table:table-cell>
              <table:table-cell office:value-type="float" office:value="15668">
                <text:p>15668</text:p>
              </table:table-cell>
              <table:table-cell office:value-type="float" office:value="26179">
                <text:p>26179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0756">
                <text:p>10756</text:p>
              </table:table-cell>
              <table:table-cell office:value-type="float" office:value="16580">
                <text:p>16580</text:p>
              </table:table-cell>
              <table:table-cell office:value-type="float" office:value="26929">
                <text:p>26929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0490">
                <text:p>10490</text:p>
              </table:table-cell>
              <table:table-cell office:value-type="float" office:value="17653">
                <text:p>17653</text:p>
              </table:table-cell>
              <table:table-cell office:value-type="float" office:value="28185">
                <text:p>28185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0995">
                <text:p>10995</text:p>
              </table:table-cell>
              <table:table-cell office:value-type="float" office:value="18619">
                <text:p>18619</text:p>
              </table:table-cell>
              <table:table-cell office:value-type="float" office:value="29692">
                <text:p>29692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2245">
                <text:p>12245</text:p>
              </table:table-cell>
              <table:table-cell office:value-type="float" office:value="19427">
                <text:p>19427</text:p>
              </table:table-cell>
              <table:table-cell office:value-type="float" office:value="29844">
                <text:p>2984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3052">
                <text:p>13052</text:p>
              </table:table-cell>
              <table:table-cell office:value-type="float" office:value="20188">
                <text:p>20188</text:p>
              </table:table-cell>
              <table:table-cell office:value-type="float" office:value="28225">
                <text:p>28225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3804">
                <text:p>13804</text:p>
              </table:table-cell>
              <table:table-cell office:value-type="float" office:value="19878">
                <text:p>19878</text:p>
              </table:table-cell>
              <table:table-cell office:value-type="float" office:value="28300">
                <text:p>28300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4732">
                <text:p>14732</text:p>
              </table:table-cell>
              <table:table-cell office:value-type="float" office:value="19141">
                <text:p>19141</text:p>
              </table:table-cell>
              <table:table-cell office:value-type="float" office:value="29537">
                <text:p>29537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4632">
                <text:p>14632</text:p>
              </table:table-cell>
              <table:table-cell office:value-type="float" office:value="19339">
                <text:p>19339</text:p>
              </table:table-cell>
              <table:table-cell office:value-type="float" office:value="29898">
                <text:p>29898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5004">
                <text:p>15004</text:p>
              </table:table-cell>
              <table:table-cell office:value-type="float" office:value="20160">
                <text:p>20160</text:p>
              </table:table-cell>
              <table:table-cell office:value-type="float" office:value="28389">
                <text:p>28389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5700">
                <text:p>15700</text:p>
              </table:table-cell>
              <table:table-cell office:value-type="float" office:value="20164">
                <text:p>20164</text:p>
              </table:table-cell>
              <table:table-cell office:value-type="float" office:value="28300">
                <text:p>28300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4994">
                <text:p>14994</text:p>
              </table:table-cell>
              <table:table-cell office:value-type="float" office:value="21210">
                <text:p>21210</text:p>
              </table:table-cell>
              <table:table-cell office:value-type="float" office:value="29711">
                <text:p>29711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4677">
                <text:p>14677</text:p>
              </table:table-cell>
              <table:table-cell office:value-type="float" office:value="21466">
                <text:p>21466</text:p>
              </table:table-cell>
              <table:table-cell office:value-type="float" office:value="29982">
                <text:p>2998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4850">
                <text:p>14850</text:p>
              </table:table-cell>
              <table:table-cell office:value-type="float" office:value="19913">
                <text:p>19913</text:p>
              </table:table-cell>
              <table:table-cell office:value-type="float" office:value="28389">
                <text:p>28389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5361">
                <text:p>15361</text:p>
              </table:table-cell>
              <table:table-cell office:value-type="float" office:value="19810">
                <text:p>19810</text:p>
              </table:table-cell>
              <table:table-cell office:value-type="float" office:value="26965">
                <text:p>26965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4994">
                <text:p>14994</text:p>
              </table:table-cell>
              <table:table-cell office:value-type="float" office:value="19480">
                <text:p>19480</text:p>
              </table:table-cell>
              <table:table-cell office:value-type="float" office:value="28570">
                <text:p>28570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4600">
                <text:p>14600</text:p>
              </table:table-cell>
              <table:table-cell office:value-type="float" office:value="19490">
                <text:p>19490</text:p>
              </table:table-cell>
              <table:table-cell office:value-type="float" office:value="28942">
                <text:p>28942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4884">
                <text:p>14884</text:p>
              </table:table-cell>
              <table:table-cell office:value-type="float" office:value="19922">
                <text:p>19922</text:p>
              </table:table-cell>
              <table:table-cell office:value-type="float" office:value="27267">
                <text:p>27267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15240">
                <text:p>15240</text:p>
              </table:table-cell>
              <table:table-cell office:value-type="float" office:value="19948">
                <text:p>19948</text:p>
              </table:table-cell>
              <table:table-cell office:value-type="float" office:value="30118">
                <text:p>30118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5244">
                <text:p>15244</text:p>
              </table:table-cell>
              <table:table-cell office:value-type="float" office:value="21442">
                <text:p>21442</text:p>
              </table:table-cell>
              <table:table-cell office:value-type="float" office:value="31977">
                <text:p>31977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5532">
                <text:p>15532</text:p>
              </table:table-cell>
              <table:table-cell office:value-type="float" office:value="21394">
                <text:p>21394</text:p>
              </table:table-cell>
              <table:table-cell office:value-type="float" office:value="32858">
                <text:p>32858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5764">
                <text:p>15764</text:p>
              </table:table-cell>
              <table:table-cell office:value-type="float" office:value="20178">
                <text:p>20178</text:p>
              </table:table-cell>
              <table:table-cell office:value-type="float" office:value="31752">
                <text:p>31752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15294">
                <text:p>15294</text:p>
              </table:table-cell>
              <table:table-cell office:value-type="float" office:value="21854">
                <text:p>21854</text:p>
              </table:table-cell>
              <table:table-cell office:value-type="float" office:value="30417">
                <text:p>30417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5262">
                <text:p>15262</text:p>
              </table:table-cell>
              <table:table-cell office:value-type="float" office:value="19665">
                <text:p>19665</text:p>
              </table:table-cell>
              <table:table-cell office:value-type="float" office:value="31977">
                <text:p>31977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4264">
                <text:p>14264</text:p>
              </table:table-cell>
              <table:table-cell office:value-type="float" office:value="19734">
                <text:p>19734</text:p>
              </table:table-cell>
              <table:table-cell office:value-type="float" office:value="32858">
                <text:p>3285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2488">
                <text:p>12488</text:p>
              </table:table-cell>
              <table:table-cell office:value-type="float" office:value="20200">
                <text:p>20200</text:p>
              </table:table-cell>
              <table:table-cell office:value-type="float" office:value="31750">
                <text:p>31750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1869">
                <text:p>11869</text:p>
              </table:table-cell>
              <table:table-cell office:value-type="float" office:value="19963">
                <text:p>19963</text:p>
              </table:table-cell>
              <table:table-cell office:value-type="float" office:value="30367">
                <text:p>30367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2105">
                <text:p>12105</text:p>
              </table:table-cell>
              <table:table-cell office:value-type="float" office:value="19758">
                <text:p>19758</text:p>
              </table:table-cell>
              <table:table-cell office:value-type="float" office:value="31873">
                <text:p>31873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2952">
                <text:p>12952</text:p>
              </table:table-cell>
              <table:table-cell office:value-type="float" office:value="19552">
                <text:p>19552</text:p>
              </table:table-cell>
              <table:table-cell office:value-type="float" office:value="32630">
                <text:p>32630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2395">
                <text:p>12395</text:p>
              </table:table-cell>
              <table:table-cell office:value-type="float" office:value="18728">
                <text:p>18728</text:p>
              </table:table-cell>
              <table:table-cell office:value-type="float" office:value="31750">
                <text:p>31750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11675">
                <text:p>11675</text:p>
              </table:table-cell>
              <table:table-cell office:value-type="float" office:value="17538">
                <text:p>17538</text:p>
              </table:table-cell>
              <table:table-cell office:value-type="float" office:value="29327">
                <text:p>29327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11552">
                <text:p>11552</text:p>
              </table:table-cell>
              <table:table-cell office:value-type="float" office:value="17462">
                <text:p>17462</text:p>
              </table:table-cell>
              <table:table-cell office:value-type="float" office:value="26478">
                <text:p>26478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2170">
                <text:p>12170</text:p>
              </table:table-cell>
              <table:table-cell office:value-type="float" office:value="16692">
                <text:p>16692</text:p>
              </table:table-cell>
              <table:table-cell office:value-type="float" office:value="24230">
                <text:p>24230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1696">
                <text:p>11696</text:p>
              </table:table-cell>
              <table:table-cell office:value-type="float" office:value="15736">
                <text:p>15736</text:p>
              </table:table-cell>
              <table:table-cell office:value-type="float" office:value="21903">
                <text:p>21903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10960">
                <text:p>10960</text:p>
              </table:table-cell>
              <table:table-cell office:value-type="float" office:value="15558">
                <text:p>15558</text:p>
              </table:table-cell>
              <table:table-cell office:value-type="float" office:value="23556">
                <text:p>23556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11490">
                <text:p>11490</text:p>
              </table:table-cell>
              <table:table-cell office:value-type="float" office:value="15140">
                <text:p>15140</text:p>
              </table:table-cell>
              <table:table-cell office:value-type="float" office:value="23458">
                <text:p>23458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11581">
                <text:p>11581</text:p>
              </table:table-cell>
              <table:table-cell office:value-type="float" office:value="15758">
                <text:p>15758</text:p>
              </table:table-cell>
              <table:table-cell office:value-type="float" office:value="22347">
                <text:p>22347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11472">
                <text:p>11472</text:p>
              </table:table-cell>
              <table:table-cell office:value-type="float" office:value="15510">
                <text:p>15510</text:p>
              </table:table-cell>
              <table:table-cell office:value-type="float" office:value="22069">
                <text:p>22069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11422">
                <text:p>11422</text:p>
              </table:table-cell>
              <table:table-cell office:value-type="float" office:value="15968">
                <text:p>15968</text:p>
              </table:table-cell>
              <table:table-cell office:value-type="float" office:value="22343">
                <text:p>22343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11335">
                <text:p>11335</text:p>
              </table:table-cell>
              <table:table-cell office:value-type="float" office:value="15933">
                <text:p>15933</text:p>
              </table:table-cell>
              <table:table-cell office:value-type="float" office:value="22593">
                <text:p>22593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1488">
                <text:p>11488</text:p>
              </table:table-cell>
              <table:table-cell office:value-type="float" office:value="15100">
                <text:p>15100</text:p>
              </table:table-cell>
              <table:table-cell office:value-type="float" office:value="21423">
                <text:p>21423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11242">
                <text:p>11242</text:p>
              </table:table-cell>
              <table:table-cell office:value-type="float" office:value="14787">
                <text:p>14787</text:p>
              </table:table-cell>
              <table:table-cell office:value-type="float" office:value="20980">
                <text:p>20980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11146">
                <text:p>11146</text:p>
              </table:table-cell>
              <table:table-cell office:value-type="float" office:value="14665">
                <text:p>14665</text:p>
              </table:table-cell>
              <table:table-cell office:value-type="float" office:value="21797">
                <text:p>21797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10845">
                <text:p>10845</text:p>
              </table:table-cell>
              <table:table-cell office:value-type="float" office:value="14598">
                <text:p>14598</text:p>
              </table:table-cell>
              <table:table-cell office:value-type="float" office:value="21537">
                <text:p>21537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11132">
                <text:p>11132</text:p>
              </table:table-cell>
              <table:table-cell office:value-type="float" office:value="14648">
                <text:p>14648</text:p>
              </table:table-cell>
              <table:table-cell office:value-type="float" office:value="20922">
                <text:p>20922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11162">
                <text:p>11162</text:p>
              </table:table-cell>
              <table:table-cell office:value-type="float" office:value="14787">
                <text:p>14787</text:p>
              </table:table-cell>
              <table:table-cell office:value-type="float" office:value="21461">
                <text:p>21461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10755">
                <text:p>10755</text:p>
              </table:table-cell>
              <table:table-cell office:value-type="float" office:value="14294">
                <text:p>14294</text:p>
              </table:table-cell>
              <table:table-cell office:value-type="float" office:value="21482">
                <text:p>21482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10330">
                <text:p>10330</text:p>
              </table:table-cell>
              <table:table-cell office:value-type="float" office:value="14258">
                <text:p>14258</text:p>
              </table:table-cell>
              <table:table-cell office:value-type="float" office:value="20927">
                <text:p>20927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0232">
                <text:p>10232</text:p>
              </table:table-cell>
              <table:table-cell office:value-type="float" office:value="14194">
                <text:p>14194</text:p>
              </table:table-cell>
              <table:table-cell office:value-type="float" office:value="20251">
                <text:p>20251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9814">
                <text:p>9814</text:p>
              </table:table-cell>
              <table:table-cell office:value-type="float" office:value="14282">
                <text:p>14282</text:p>
              </table:table-cell>
              <table:table-cell office:value-type="float" office:value="20731">
                <text:p>20731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0067">
                <text:p>10067</text:p>
              </table:table-cell>
              <table:table-cell office:value-type="float" office:value="13549">
                <text:p>13549</text:p>
              </table:table-cell>
              <table:table-cell office:value-type="float" office:value="19148">
                <text:p>19148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9830">
                <text:p>9830</text:p>
              </table:table-cell>
              <table:table-cell office:value-type="float" office:value="13300">
                <text:p>13300</text:p>
              </table:table-cell>
              <table:table-cell office:value-type="float" office:value="19123">
                <text:p>19123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9756">
                <text:p>9756</text:p>
              </table:table-cell>
              <table:table-cell office:value-type="float" office:value="14298">
                <text:p>14298</text:p>
              </table:table-cell>
              <table:table-cell office:value-type="float" office:value="19785">
                <text:p>19785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9450">
                <text:p>9450</text:p>
              </table:table-cell>
              <table:table-cell office:value-type="float" office:value="13091">
                <text:p>13091</text:p>
              </table:table-cell>
              <table:table-cell office:value-type="float" office:value="20049">
                <text:p>20049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9161">
                <text:p>9161</text:p>
              </table:table-cell>
              <table:table-cell office:value-type="float" office:value="12784">
                <text:p>12784</text:p>
              </table:table-cell>
              <table:table-cell office:value-type="float" office:value="18723">
                <text:p>18723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9192">
                <text:p>9192</text:p>
              </table:table-cell>
              <table:table-cell office:value-type="float" office:value="12468">
                <text:p>12468</text:p>
              </table:table-cell>
              <table:table-cell office:value-type="float" office:value="18212">
                <text:p>18212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8830">
                <text:p>8830</text:p>
              </table:table-cell>
              <table:table-cell office:value-type="float" office:value="12263">
                <text:p>12263</text:p>
              </table:table-cell>
              <table:table-cell office:value-type="float" office:value="19354">
                <text:p>19354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8783">
                <text:p>8783</text:p>
              </table:table-cell>
              <table:table-cell office:value-type="float" office:value="12075">
                <text:p>12075</text:p>
              </table:table-cell>
              <table:table-cell office:value-type="float" office:value="17752">
                <text:p>17752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8842">
                <text:p>8842</text:p>
              </table:table-cell>
              <table:table-cell office:value-type="float" office:value="11976">
                <text:p>11976</text:p>
              </table:table-cell>
              <table:table-cell office:value-type="float" office:value="16921">
                <text:p>16921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8640">
                <text:p>8640</text:p>
              </table:table-cell>
              <table:table-cell office:value-type="float" office:value="11696">
                <text:p>11696</text:p>
              </table:table-cell>
              <table:table-cell office:value-type="float" office:value="17654">
                <text:p>17654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7590">
                <text:p>7590</text:p>
              </table:table-cell>
              <table:table-cell office:value-type="float" office:value="11110">
                <text:p>11110</text:p>
              </table:table-cell>
              <table:table-cell office:value-type="float" office:value="18810">
                <text:p>18810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6698">
                <text:p>6698</text:p>
              </table:table-cell>
              <table:table-cell office:value-type="float" office:value="10944">
                <text:p>10944</text:p>
              </table:table-cell>
              <table:table-cell office:value-type="float" office:value="17127">
                <text:p>17127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5848">
                <text:p>5848</text:p>
              </table:table-cell>
              <table:table-cell office:value-type="float" office:value="11024">
                <text:p>11024</text:p>
              </table:table-cell>
              <table:table-cell office:value-type="float" office:value="16347">
                <text:p>16347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4930">
                <text:p>4930</text:p>
              </table:table-cell>
              <table:table-cell office:value-type="float" office:value="10677">
                <text:p>10677</text:p>
              </table:table-cell>
              <table:table-cell office:value-type="float" office:value="15563">
                <text:p>15563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5508">
                <text:p>5508</text:p>
              </table:table-cell>
              <table:table-cell office:value-type="float" office:value="9650">
                <text:p>9650</text:p>
              </table:table-cell>
              <table:table-cell office:value-type="float" office:value="14724">
                <text:p>14724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5022">
                <text:p>5022</text:p>
              </table:table-cell>
              <table:table-cell office:value-type="float" office:value="8736">
                <text:p>8736</text:p>
              </table:table-cell>
              <table:table-cell office:value-type="float" office:value="15008">
                <text:p>15008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4878">
                <text:p>4878</text:p>
              </table:table-cell>
              <table:table-cell office:value-type="float" office:value="8876">
                <text:p>8876</text:p>
              </table:table-cell>
              <table:table-cell office:value-type="float" office:value="15815">
                <text:p>15815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5598">
                <text:p>5598</text:p>
              </table:table-cell>
              <table:table-cell office:value-type="float" office:value="8650">
                <text:p>8650</text:p>
              </table:table-cell>
              <table:table-cell office:value-type="float" office:value="15112">
                <text:p>15112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5780">
                <text:p>5780</text:p>
              </table:table-cell>
              <table:table-cell office:value-type="float" office:value="8602">
                <text:p>8602</text:p>
              </table:table-cell>
              <table:table-cell office:value-type="float" office:value="12927">
                <text:p>12927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4743">
                <text:p>4743</text:p>
              </table:table-cell>
              <table:table-cell office:value-type="float" office:value="7557">
                <text:p>7557</text:p>
              </table:table-cell>
              <table:table-cell office:value-type="float" office:value="11835">
                <text:p>11835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4607">
                <text:p>4607</text:p>
              </table:table-cell>
              <table:table-cell office:value-type="float" office:value="7447">
                <text:p>7447</text:p>
              </table:table-cell>
              <table:table-cell office:value-type="float" office:value="11580">
                <text:p>11580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4981">
                <text:p>4981</text:p>
              </table:table-cell>
              <table:table-cell office:value-type="float" office:value="7456">
                <text:p>7456</text:p>
              </table:table-cell>
              <table:table-cell office:value-type="float" office:value="11505">
                <text:p>11505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4148">
                <text:p>4148</text:p>
              </table:table-cell>
              <table:table-cell office:value-type="float" office:value="6832">
                <text:p>6832</text:p>
              </table:table-cell>
              <table:table-cell office:value-type="float" office:value="11594">
                <text:p>11594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3825">
                <text:p>3825</text:p>
              </table:table-cell>
              <table:table-cell office:value-type="float" office:value="6468">
                <text:p>6468</text:p>
              </table:table-cell>
              <table:table-cell office:value-type="float" office:value="10472">
                <text:p>10472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4539">
                <text:p>4539</text:p>
              </table:table-cell>
              <table:table-cell office:value-type="float" office:value="6942">
                <text:p>6942</text:p>
              </table:table-cell>
              <table:table-cell office:value-type="float" office:value="10620">
                <text:p>10620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4981">
                <text:p>4981</text:p>
              </table:table-cell>
              <table:table-cell office:value-type="float" office:value="7191">
                <text:p>7191</text:p>
              </table:table-cell>
              <table:table-cell office:value-type="float" office:value="10935">
                <text:p>10935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4148">
                <text:p>4148</text:p>
              </table:table-cell>
              <table:table-cell office:value-type="float" office:value="6795">
                <text:p>6795</text:p>
              </table:table-cell>
              <table:table-cell office:value-type="float" office:value="10336">
                <text:p>10336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3825">
                <text:p>3825</text:p>
              </table:table-cell>
              <table:table-cell office:value-type="float" office:value="6656">
                <text:p>6656</text:p>
              </table:table-cell>
              <table:table-cell office:value-type="float" office:value="10155">
                <text:p>10155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4539">
                <text:p>4539</text:p>
              </table:table-cell>
              <table:table-cell office:value-type="float" office:value="6732">
                <text:p>6732</text:p>
              </table:table-cell>
              <table:table-cell office:value-type="float" office:value="9962">
                <text:p>9962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4392">
                <text:p>4392</text:p>
              </table:table-cell>
              <table:table-cell office:value-type="float" office:value="6762">
                <text:p>6762</text:p>
              </table:table-cell>
              <table:table-cell office:value-type="float" office:value="10234">
                <text:p>10234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4050">
                <text:p>4050</text:p>
              </table:table-cell>
              <table:table-cell office:value-type="float" office:value="6525">
                <text:p>6525</text:p>
              </table:table-cell>
              <table:table-cell office:value-type="float" office:value="10336">
                <text:p>10336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4788">
                <text:p>4788</text:p>
              </table:table-cell>
              <table:table-cell office:value-type="float" office:value="6931">
                <text:p>6931</text:p>
              </table:table-cell>
              <table:table-cell office:value-type="float" office:value="11784">
                <text:p>11784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4896">
                <text:p>4896</text:p>
              </table:table-cell>
              <table:table-cell office:value-type="float" office:value="6974">
                <text:p>6974</text:p>
              </table:table-cell>
              <table:table-cell office:value-type="float" office:value="11855">
                <text:p>11855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4920">
                <text:p>4920</text:p>
              </table:table-cell>
              <table:table-cell office:value-type="float" office:value="6923">
                <text:p>6923</text:p>
              </table:table-cell>
              <table:table-cell office:value-type="float" office:value="10749">
                <text:p>10749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4776">
                <text:p>4776</text:p>
              </table:table-cell>
              <table:table-cell office:value-type="float" office:value="6765">
                <text:p>6765</text:p>
              </table:table-cell>
              <table:table-cell office:value-type="float" office:value="11480">
                <text:p>11480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4401">
                <text:p>4401</text:p>
              </table:table-cell>
              <table:table-cell office:value-type="float" office:value="6739">
                <text:p>6739</text:p>
              </table:table-cell>
              <table:table-cell office:value-type="float" office:value="11518">
                <text:p>11518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4208">
                <text:p>4208</text:p>
              </table:table-cell>
              <table:table-cell office:value-type="float" office:value="6752">
                <text:p>6752</text:p>
              </table:table-cell>
              <table:table-cell office:value-type="float" office:value="11011">
                <text:p>11011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3733">
                <text:p>3733</text:p>
              </table:table-cell>
              <table:table-cell office:value-type="float" office:value="6075">
                <text:p>6075</text:p>
              </table:table-cell>
              <table:table-cell office:value-type="float" office:value="9768">
                <text:p>9768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3516">
                <text:p>3516</text:p>
              </table:table-cell>
              <table:table-cell office:value-type="float" office:value="6424">
                <text:p>6424</text:p>
              </table:table-cell>
              <table:table-cell office:value-type="float" office:value="10920">
                <text:p>10920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3311">
                <text:p>3311</text:p>
              </table:table-cell>
              <table:table-cell office:value-type="float" office:value="6167">
                <text:p>6167</text:p>
              </table:table-cell>
              <table:table-cell office:value-type="float" office:value="10415">
                <text:p>10415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3119">
                <text:p>3119</text:p>
              </table:table-cell>
              <table:table-cell office:value-type="float" office:value="5981">
                <text:p>5981</text:p>
              </table:table-cell>
              <table:table-cell office:value-type="float" office:value="10301">
                <text:p>10301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2938">
                <text:p>2938</text:p>
              </table:table-cell>
              <table:table-cell office:value-type="float" office:value="5802">
                <text:p>5802</text:p>
              </table:table-cell>
              <table:table-cell office:value-type="float" office:value="10449">
                <text:p>10449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2767">
                <text:p>2767</text:p>
              </table:table-cell>
              <table:table-cell office:value-type="float" office:value="5624">
                <text:p>5624</text:p>
              </table:table-cell>
              <table:table-cell office:value-type="float" office:value="10599">
                <text:p>10599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2606">
                <text:p>2606</text:p>
              </table:table-cell>
              <table:table-cell office:value-type="float" office:value="5525">
                <text:p>5525</text:p>
              </table:table-cell>
              <table:table-cell office:value-type="float" office:value="10752">
                <text:p>10752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2454">
                <text:p>2454</text:p>
              </table:table-cell>
              <table:table-cell office:value-type="float" office:value="5419">
                <text:p>5419</text:p>
              </table:table-cell>
              <table:table-cell office:value-type="float" office:value="10906">
                <text:p>109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32cm" xlink:href=".." xlink:type="simple" chart:class="chart:line" chart:style-name="ch1">
        <chart:title svg:x="14.067cm" svg:y="0.432cm" chart:style-name="ch2">
          <text:p>Hospitalizations (occupancy)</text:p>
        </chart:title>
        <chart:plot-area chart:style-name="ch3" table:cell-range-address="ResultsData.B35:ResultsData.B1000 ResultsData.H35:ResultsData.H1000" chart:data-source-has-labels="column" svg:x="1.126cm" svg:y="1.38cm" svg:width="31.002cm" svg:height="12.733cm">
          <chartooo:coordinate-region svg:x="2.118cm" svg:y="1.592cm" svg:width="30.01cm" svg:height="11.848cm"/>
          <chart:axis chart:dimension="x" chart:name="primary-x" chart:style-name="ch4" chartooo:axis-type="auto">
            <chartooo:date-scale chart:major-interval-value="1" chart:major-interval-unit="months"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H35:ResultsData.H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801.666666666667">
                <text:p>801.666666666667</text:p>
                <draw:g>
                  <svg:desc>ResultsData.H35:ResultsData.H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788.25">
                <text:p>788.2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792.8">
                <text:p>792.8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815.4">
                <text:p>815.4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815.2">
                <text:p>815.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858.6">
                <text:p>858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875.6">
                <text:p>875.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896.8">
                <text:p>896.8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943.2">
                <text:p>943.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974.2">
                <text:p>974.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989.6">
                <text:p>989.6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995.4">
                <text:p>995.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1004.2">
                <text:p>1004.2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997.2">
                <text:p>997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989.2">
                <text:p>989.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966.4">
                <text:p>966.4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937.4">
                <text:p>937.4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915.6">
                <text:p>915.6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885.2">
                <text:p>885.2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780.2">
                <text:p>780.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737.2">
                <text:p>737.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697.6">
                <text:p>697.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655.2">
                <text:p>655.2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618.4">
                <text:p>618.4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594.4">
                <text:p>594.4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529.2">
                <text:p>529.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7.2">
                <text:p>487.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65.4">
                <text:p>465.4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450.6">
                <text:p>450.6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428.4">
                <text:p>428.4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416.8">
                <text:p>416.8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413.6">
                <text:p>413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410.2">
                <text:p>410.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407.6">
                <text:p>407.6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18.2">
                <text:p>418.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416.6">
                <text:p>416.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406.2">
                <text:p>406.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92.2">
                <text:p>392.2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9.8">
                <text:p>379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64.6">
                <text:p>364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45.2">
                <text:p>345.2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4.6">
                <text:p>324.6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02.6">
                <text:p>302.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288.8">
                <text:p>288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275.6">
                <text:p>275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59.6">
                <text:p>259.6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42.8">
                <text:p>242.8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226.2">
                <text:p>226.2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8.4">
                <text:p>208.4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194.4">
                <text:p>194.4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189.2">
                <text:p>189.2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184.2">
                <text:p>184.2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183.4">
                <text:p>183.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82.2">
                <text:p>182.2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180.2">
                <text:p>180.2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75.4">
                <text:p>175.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72.8">
                <text:p>172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67.4">
                <text:p>167.4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0.4">
                <text:p>140.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38.6">
                <text:p>138.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36.4">
                <text:p>136.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33.4">
                <text:p>133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30.6">
                <text:p>130.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06.2">
                <text:p>106.2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96.4">
                <text:p>96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81.8">
                <text:p>81.8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73.8">
                <text:p>73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73.2">
                <text:p>73.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73.4">
                <text:p>73.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65.8">
                <text:p>65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60.8">
                <text:p>60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58.4">
                <text:p>58.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58.2">
                <text:p>58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65.4">
                <text:p>65.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78.2">
                <text:p>78.2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91.4">
                <text:p>91.4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95.4">
                <text:p>95.4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97.4">
                <text:p>97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03.4">
                <text:p>103.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10.6">
                <text:p>110.6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21.6">
                <text:p>12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32.2">
                <text:p>132.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50.6">
                <text:p>150.6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89.8">
                <text:p>189.8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211.4">
                <text:p>211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237.6">
                <text:p>237.6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255.6">
                <text:p>255.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268.8">
                <text:p>268.8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283.2">
                <text:p>283.2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296.2">
                <text:p>296.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305.4">
                <text:p>305.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323.8">
                <text:p>323.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343.6">
                <text:p>343.6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363.2">
                <text:p>363.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432.2">
                <text:p>432.2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501.6">
                <text:p>501.6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536.2">
                <text:p>536.2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561.4">
                <text:p>561.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578.6">
                <text:p>578.6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605.6">
                <text:p>605.6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646.8">
                <text:p>646.8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719.6">
                <text:p>719.6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743.6">
                <text:p>743.6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731.8">
                <text:p>731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64.2">
                <text:p>664.2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84.2">
                <text:p>684.2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850.8">
                <text:p>850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75.8">
                <text:p>975.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128.2">
                <text:p>1128.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71.2">
                <text:p>1271.2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380.2">
                <text:p>1380.2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456.4">
                <text:p>1456.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534.4">
                <text:p>1534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589.4">
                <text:p>1589.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699.6">
                <text:p>1699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780.6">
                <text:p>1780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856.8">
                <text:p>1856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944.6">
                <text:p>1944.6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2113.8">
                <text:p>2113.8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2211.6">
                <text:p>2211.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2327.4">
                <text:p>2327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2479.2">
                <text:p>2479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2670.6">
                <text:p>2670.6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2861">
                <text:p>2861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3121.8">
                <text:p>3121.8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3411">
                <text:p>3411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3673.8">
                <text:p>3673.8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3924">
                <text:p>392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4238">
                <text:p>423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4461.6">
                <text:p>4461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4688.6">
                <text:p>4688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4945.4">
                <text:p>4945.4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5184.4">
                <text:p>5184.4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5391.6">
                <text:p>5391.6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5629.6">
                <text:p>5629.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5823.6">
                <text:p>5823.6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5996.2">
                <text:p>5996.2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6159">
                <text:p>6159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6336.4">
                <text:p>6336.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6530">
                <text:p>6530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6702">
                <text:p>6702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6878.8">
                <text:p>6878.8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7089">
                <text:p>7089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7250.8">
                <text:p>7250.8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7351.4">
                <text:p>7351.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7451.2">
                <text:p>7451.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7475.6">
                <text:p>7475.6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7435.8">
                <text:p>7435.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7428.2">
                <text:p>7428.2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7441.4">
                <text:p>7441.4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7482.6">
                <text:p>7482.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7518.4">
                <text:p>7518.4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7581">
                <text:p>7581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7596">
                <text:p>7596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7594.4">
                <text:p>7594.4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7597.6">
                <text:p>7597.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7667">
                <text:p>7667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7695.2">
                <text:p>7695.2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7726.6">
                <text:p>7726.6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7771">
                <text:p>7771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7763.2">
                <text:p>7763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7728.2">
                <text:p>7728.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7768.2">
                <text:p>7768.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7838.6">
                <text:p>7838.6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7865.2">
                <text:p>7865.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7900">
                <text:p>7900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7932.4">
                <text:p>7932.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7907.4">
                <text:p>7907.4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7827.6">
                <text:p>7827.6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7772">
                <text:p>7772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7767.2">
                <text:p>7767.2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7720.8">
                <text:p>7720.8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7663.8">
                <text:p>7663.8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7601.6">
                <text:p>7601.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7527.2">
                <text:p>7527.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7362.6">
                <text:p>7362.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7254.2">
                <text:p>7254.2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7174.6">
                <text:p>7174.6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7053">
                <text:p>7053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6870.4">
                <text:p>6870.4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6667.2">
                <text:p>6667.2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6448.4">
                <text:p>6448.4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6238">
                <text:p>6238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6144.8">
                <text:p>6144.8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6128">
                <text:p>6128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6157.8">
                <text:p>6157.8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6128.4">
                <text:p>6128.4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6043.6">
                <text:p>6043.6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5897.2">
                <text:p>5897.2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5761.4">
                <text:p>5761.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5663.8">
                <text:p>5663.8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5644.6">
                <text:p>5644.6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5644.2">
                <text:p>5644.2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5615.8">
                <text:p>5615.8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5551.4">
                <text:p>5551.4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5443.2">
                <text:p>5443.2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5287.2">
                <text:p>5287.2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5171">
                <text:p>5171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5094.6">
                <text:p>5094.6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5009.2">
                <text:p>5009.2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4921.8">
                <text:p>4921.8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4845.8">
                <text:p>4845.8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4714.4">
                <text:p>4714.4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4582.4">
                <text:p>4582.4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4497.4">
                <text:p>4497.4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4448.6">
                <text:p>4448.6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4372.2">
                <text:p>4372.2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4300.4">
                <text:p>4300.4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4223.2">
                <text:p>4223.2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4105">
                <text:p>4105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3974.6">
                <text:p>3974.6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3893.8">
                <text:p>3893.8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3847">
                <text:p>3847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3817">
                <text:p>3817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3780">
                <text:p>3780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3751.2">
                <text:p>3751.2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3735.5">
                <text:p>3735.5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3709">
                <text:p>37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2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cm" svg:height="14.878cm" xlink:href=".." xlink:type="simple" chart:class="chart:line" chart:style-name="ch1">
        <chart:title svg:x="14.197cm" svg:y="0.433cm" chart:style-name="ch2">
          <text:p>Test Positivity (percentage)</text:p>
        </chart:title>
        <chart:plot-area chart:style-name="ch3" table:cell-range-address="ResultsData.B35:ResultsData.B1000 ResultsData.J35:ResultsData.J1000" chart:data-source-has-labels="column" svg:x="1.096cm" svg:y="1.404cm" svg:width="30.903cm" svg:height="12.755cm">
          <chartooo:coordinate-region svg:x="1.892cm" svg:y="1.617cm" svg:width="30.107cm" svg:height="11.869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J35:ResultsData.J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4.77333333333333">
                <text:p>4.77333333333333</text:p>
                <draw:g>
                  <svg:desc>ResultsData.J35:ResultsData.J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.3475">
                <text:p>4.347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4.146">
                <text:p>4.14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4.052">
                <text:p>4.05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.938">
                <text:p>3.93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4.024">
                <text:p>4.024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.696">
                <text:p>3.69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.976">
                <text:p>2.97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.232">
                <text:p>3.23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.222">
                <text:p>3.22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.028">
                <text:p>3.02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3.018">
                <text:p>3.018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.724">
                <text:p>2.72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.326">
                <text:p>2.32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.208">
                <text:p>2.208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.222">
                <text:p>2.22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.992">
                <text:p>1.99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.306">
                <text:p>1.30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.092">
                <text:p>1.092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734">
                <text:p>0.734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14">
                <text:p>0.814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8">
                <text:p>0.848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94">
                <text:p>0.994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58">
                <text:p>1.05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.182">
                <text:p>1.18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.204">
                <text:p>1.20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.116">
                <text:p>1.11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.012">
                <text:p>1.01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0.968">
                <text:p>0.96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832">
                <text:p>0.83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0.804">
                <text:p>0.80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746">
                <text:p>0.746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0.676">
                <text:p>0.676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542">
                <text:p>0.54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0.584">
                <text:p>0.584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76">
                <text:p>0.576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458">
                <text:p>0.45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414">
                <text:p>0.41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268">
                <text:p>0.26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292">
                <text:p>0.292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194">
                <text:p>0.1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182">
                <text:p>0.1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354">
                <text:p>0.35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0.376">
                <text:p>0.376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368">
                <text:p>0.368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0.346">
                <text:p>0.34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0.298">
                <text:p>0.298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406">
                <text:p>0.406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0.402">
                <text:p>0.402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0.276">
                <text:p>0.27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0.506">
                <text:p>0.50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0.766">
                <text:p>0.76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964">
                <text:p>0.96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0.902">
                <text:p>0.902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656">
                <text:p>0.65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894">
                <text:p>0.89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6">
                <text:p>0.70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626">
                <text:p>0.62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708">
                <text:p>0.70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0.574">
                <text:p>0.574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0.526">
                <text:p>0.52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532">
                <text:p>0.53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0.492">
                <text:p>0.492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0.482">
                <text:p>0.482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562">
                <text:p>0.562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546">
                <text:p>0.546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0.536">
                <text:p>0.53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0.572">
                <text:p>0.57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556">
                <text:p>0.55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714">
                <text:p>0.714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388">
                <text:p>1.38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494">
                <text:p>1.49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482">
                <text:p>1.482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548">
                <text:p>1.548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434">
                <text:p>1.43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224">
                <text:p>1.224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114">
                <text:p>1.114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132">
                <text:p>1.13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186">
                <text:p>1.18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444">
                <text:p>1.4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452">
                <text:p>1.45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774">
                <text:p>1.774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732">
                <text:p>1.732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738">
                <text:p>1.73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754">
                <text:p>1.754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2.004">
                <text:p>2.00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2.484">
                <text:p>2.484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3.146">
                <text:p>3.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3.748">
                <text:p>3.74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.576">
                <text:p>4.57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5.086">
                <text:p>5.086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4.912">
                <text:p>4.912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.29">
                <text:p>5.29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5.632">
                <text:p>5.632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5.376">
                <text:p>5.37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5.768">
                <text:p>5.76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5.46">
                <text:p>5.4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5.142">
                <text:p>5.142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5.362">
                <text:p>5.36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5.902">
                <text:p>5.902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5.806">
                <text:p>5.80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6.312">
                <text:p>6.312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7.048">
                <text:p>7.04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6.996">
                <text:p>6.996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6.594">
                <text:p>6.59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7.128">
                <text:p>7.12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7.054">
                <text:p>7.054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7.62">
                <text:p>7.6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8.58">
                <text:p>8.5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8.362">
                <text:p>8.362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8.324">
                <text:p>8.324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8.19">
                <text:p>8.19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7.808">
                <text:p>7.808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8.384">
                <text:p>8.384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.546">
                <text:p>9.54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.284">
                <text:p>9.284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.558">
                <text:p>9.55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9.514">
                <text:p>9.514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9.252">
                <text:p>9.252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0.468">
                <text:p>10.468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1.922">
                <text:p>11.922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1.466">
                <text:p>11.46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1.148">
                <text:p>11.148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1.098">
                <text:p>11.09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0.624">
                <text:p>10.624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.848">
                <text:p>9.84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.922">
                <text:p>10.92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.174">
                <text:p>12.174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1.974">
                <text:p>11.974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1.398">
                <text:p>11.398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1.944">
                <text:p>11.94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1.954">
                <text:p>11.95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2.024">
                <text:p>12.024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3.18">
                <text:p>13.1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4.536">
                <text:p>14.53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5.02">
                <text:p>15.02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4.742">
                <text:p>14.742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4.826">
                <text:p>14.82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4.804">
                <text:p>14.804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5.006">
                <text:p>15.00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6.51">
                <text:p>16.51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7.576">
                <text:p>17.576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7.482">
                <text:p>17.482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7.318">
                <text:p>17.318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8.194">
                <text:p>18.19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8.284">
                <text:p>18.28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8.904">
                <text:p>18.904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21.222">
                <text:p>21.22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23.802">
                <text:p>23.802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24.378">
                <text:p>24.378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24.032">
                <text:p>24.032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24.566">
                <text:p>24.56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24.076">
                <text:p>24.076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23.49">
                <text:p>23.49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25.066">
                <text:p>25.06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27.03">
                <text:p>27.0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26.086">
                <text:p>26.08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24.66">
                <text:p>24.6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24.054">
                <text:p>24.05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2.754">
                <text:p>22.754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9.37">
                <text:p>19.37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0.134">
                <text:p>20.134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0.606">
                <text:p>20.606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0.33">
                <text:p>20.33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9.14">
                <text:p>19.1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0.072">
                <text:p>20.07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9.094">
                <text:p>19.094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9.178">
                <text:p>19.17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9.546">
                <text:p>19.546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23.428">
                <text:p>23.42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23.346">
                <text:p>23.34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23.79">
                <text:p>23.79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25.98">
                <text:p>25.98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7.454">
                <text:p>27.45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8.07">
                <text:p>28.07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36.776">
                <text:p>36.77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46.51">
                <text:p>46.51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0.846">
                <text:p>40.846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40.112">
                <text:p>40.112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38.474">
                <text:p>38.47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30.71">
                <text:p>30.71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22.642">
                <text:p>22.64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5.832">
                <text:p>25.83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25.394">
                <text:p>25.394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0.912">
                <text:p>20.91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19.862">
                <text:p>19.862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18.54">
                <text:p>18.5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18.242">
                <text:p>18.242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16.874">
                <text:p>16.874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18.238">
                <text:p>18.23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18.016">
                <text:p>18.016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8.12">
                <text:p>18.12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8.054">
                <text:p>18.054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7.526">
                <text:p>17.52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7.262">
                <text:p>17.26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16.26">
                <text:p>16.2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14.594">
                <text:p>14.59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14.466">
                <text:p>14.466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13.488">
                <text:p>13.48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12.66">
                <text:p>12.66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12.546">
                <text:p>12.546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12.298">
                <text:p>12.298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3.418">
                <text:p>13.418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14.256">
                <text:p>14.256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14.656">
                <text:p>14.656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14.454">
                <text:p>14.454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15.346">
                <text:p>15.346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14.156">
                <text:p>14.156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4.17">
                <text:p>14.17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15.642">
                <text:p>15.642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15.45">
                <text:p>15.45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12.672">
                <text:p>12.672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1.424">
                <text:p>11.424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1.314">
                <text:p>11.314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9.348">
                <text:p>9.348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9.876">
                <text:p>9.876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11.084">
                <text:p>11.084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11.54">
                <text:p>11.54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10.706">
                <text:p>10.706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9.222">
                <text:p>9.222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8.96">
                <text:p>8.96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8.27">
                <text:p>8.27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8.014">
                <text:p>8.014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8.318">
                <text:p>8.318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8.59">
                <text:p>8.59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8.226">
                <text:p>8.226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8.468">
                <text:p>8.468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8.484">
                <text:p>8.484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8.276">
                <text:p>8.276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7.572">
                <text:p>7.572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8.03">
                <text:p>8.03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7.88">
                <text:p>7.88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7.606">
                <text:p>7.606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8.442">
                <text:p>8.442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8.45">
                <text:p>8.45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8.465">
                <text:p>8.465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8.52">
                <text:p>8.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gr1" style:family="graphic">
      <style:graphic-properties svg:stroke-color="#000000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chart>
      <chart:chart svg:width="33.789cm" svg:height="14.824cm" xlink:href=".." xlink:type="simple" chart:class="chart:line" chart:style-name="ch1">
        <chart:title svg:x="13.424cm" svg:y="0.432cm" chart:style-name="ch2">
          <text:p>Effective Reproduction Rate (R-eff)</text:p>
        </chart:title>
        <chart:plot-area chart:style-name="ch3" table:cell-range-address="ResultsData.B35:ResultsData.B1000 ResultsData.AA35:ResultsData.AA1000" chart:data-source-has-labels="column" svg:x="1.074cm" svg:y="1.352cm" svg:width="31.362cm" svg:height="12.752cm">
          <chartooo:coordinate-region svg:x="1.869cm" svg:y="1.564cm" svg:width="30.567cm" svg:height="11.867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AA35:ResultsData.AA1000" chart:class="chart:line">
            <chart:data-point chart:repeated="966"/>
          </chart:series>
          <chart:wall chart:style-name="ch8"/>
          <chart:floor chart:style-name="ch9"/>
        </chart:plot-area>
        <draw:line draw:style-name="gr1" draw:text-style-name="P1" svg:x1="1.869cm" svg:y1="9.441cm" svg:x2="32.436cm" svg:y2="9.441cm">
          <text:p/>
        </draw:lin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0.777990880448607">
                <text:p>0.777990880448607</text:p>
                <draw:g>
                  <svg:desc>ResultsData.AA35:ResultsData.AA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1.09226823733647">
                <text:p>1.09226823733647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0.908060444444444">
                <text:p>0.908060444444444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0.79982666015625">
                <text:p>0.79982666015625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.07224489795918">
                <text:p>1.0722448979591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0.949972946807485">
                <text:p>0.94997294680748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0.930170323151481">
                <text:p>0.93017032315148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1.03438911818693">
                <text:p>1.03438911818693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1.12178724333419">
                <text:p>1.12178724333419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1.0111112328903">
                <text:p>1.0111112328903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0.808350694444445">
                <text:p>0.808350694444445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0.938230242394988">
                <text:p>0.93823024239498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0.959898222006302">
                <text:p>0.959898222006302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0.635450282529672">
                <text:p>0.63545028252967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731603740174093">
                <text:p>0.731603740174093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1.02642659279778">
                <text:p>1.026426592797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0.920059028941823">
                <text:p>0.920059028941823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0.778905415335024">
                <text:p>0.778905415335024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0.581984740857155">
                <text:p>0.581984740857155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0.897364995877245">
                <text:p>0.89736499587724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0.651517928499121">
                <text:p>0.651517928499121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0.637031411841358">
                <text:p>0.6370314118413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0.914994675874359">
                <text:p>0.914994675874359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866579606401384">
                <text:p>0.866579606401384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681224303853865">
                <text:p>0.681224303853865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72951872770511">
                <text:p>0.872951872770511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961883070764463">
                <text:p>0.961883070764463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0417444995022">
                <text:p>0.84041744499502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6835140625">
                <text:p>0.6835140625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2146694214876">
                <text:p>0.92146694214876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35733375549316">
                <text:p>0.93573337554931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6938100730488">
                <text:p>1.0693810073048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0.91883241">
                <text:p>0.91883241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0.94464803078316">
                <text:p>0.94464803078316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0.834492669753086">
                <text:p>0.83449266975308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0.864226382325142">
                <text:p>0.86422638232514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783694937541091">
                <text:p>0.783694937541091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959253540039062">
                <text:p>0.95925354003906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.34315475206612">
                <text:p>1.34315475206612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943938809824614">
                <text:p>0.94393880982461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887851871141975">
                <text:p>0.887851871141975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.063125">
                <text:p>1.06312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878310924945216">
                <text:p>0.87831092494521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740695962310964">
                <text:p>0.74069596231096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1.07783996786042">
                <text:p>1.0778399678604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285640625">
                <text:p>0.7285640625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755636516583881">
                <text:p>0.755636516583881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10763609594944">
                <text:p>0.71076360959494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311160866899524">
                <text:p>0.311160866899524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70875625">
                <text:p>0.70875625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694866457612457">
                <text:p>0.694866457612457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49086828512397">
                <text:p>0.549086828512397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905636111111111">
                <text:p>0.905636111111111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743622448979592">
                <text:p>0.743622448979592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938125">
                <text:p>0.93812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635308641975309">
                <text:p>0.635308641975309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720332484384295">
                <text:p>0.720332484384295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744309972299169">
                <text:p>0.744309972299169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821465085872934">
                <text:p>0.821465085872934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561983506944445">
                <text:p>0.56198350694444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869178722993827">
                <text:p>0.869178722993827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822401033057851">
                <text:p>0.822401033057851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843418367346939">
                <text:p>0.843418367346939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63105625">
                <text:p>0.63105625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704375308641975">
                <text:p>0.704375308641975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703125">
                <text:p>0.703125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.03473034972299">
                <text:p>1.03473034972299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853913175207756">
                <text:p>0.85391317520775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.530947265625">
                <text:p>1.530947265625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.08163131925208">
                <text:p>1.0816313192520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8064">
                <text:p>0.8064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.02090277777778">
                <text:p>1.020902777777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.3453515625">
                <text:p>1.345351562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.24204444444444">
                <text:p>1.24204444444444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.40216944444444">
                <text:p>1.40216944444444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.41098465236686">
                <text:p>1.4109846523668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.25883639268728">
                <text:p>1.25883639268728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.08444444444444">
                <text:p>1.0844444444444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.16760177777778">
                <text:p>1.16760177777778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87150625">
                <text:p>0.8715062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.03233469398789">
                <text:p>1.03233469398789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.18567978515625">
                <text:p>1.18567978515625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.28082840236686">
                <text:p>1.280828402366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898754325259516">
                <text:p>0.89875432525951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.14923611111111">
                <text:p>1.14923611111111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.09201749330756">
                <text:p>1.0920174933075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654384765625">
                <text:p>0.65438476562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906003305785124">
                <text:p>0.90600330578512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4940166493236">
                <text:p>0.70494016649323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64850020661157">
                <text:p>0.6485002066115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913725">
                <text:p>0.913725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752822265625">
                <text:p>0.752822265625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775377777777778">
                <text:p>0.775377777777778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585133544590312">
                <text:p>0.585133544590312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1.16453402777778">
                <text:p>1.1645340277777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.0338350591716">
                <text:p>1.033835059171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755821487603306">
                <text:p>0.755821487603306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.4545179584121">
                <text:p>2.4545179584121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1.43363727334105">
                <text:p>1.4336372733410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645604191438763">
                <text:p>0.645604191438763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747143467598098">
                <text:p>0.74714346759809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.5209596526465">
                <text:p>2.5209596526465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1.505703515625">
                <text:p>1.50570351562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1.06468024985128">
                <text:p>1.0646802498512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984950208085612">
                <text:p>0.984950208085612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978627511053441">
                <text:p>0.978627511053441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1.52567552354601">
                <text:p>1.52567552354601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1.0219515625">
                <text:p>1.021951562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9569347107438">
                <text:p>1.956934710743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10443529757805">
                <text:p>1.10443529757805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088725">
                <text:p>1.088725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12641684027778">
                <text:p>1.1264168402777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83009024">
                <text:p>1.8300902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85437328532236">
                <text:p>1.85437328532236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8160350625">
                <text:p>1.816035062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68619584120983">
                <text:p>1.68619584120983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55316115722656">
                <text:p>1.5531611572265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078461">
                <text:p>1.078461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51410108506944">
                <text:p>1.51410108506944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61209605191996">
                <text:p>1.6120960519199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13538797061524">
                <text:p>1.13538797061524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3144">
                <text:p>1.31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26370615054283">
                <text:p>1.26370615054283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41871214705426">
                <text:p>1.4187121470542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43383049561424">
                <text:p>1.43383049561424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15400939941406">
                <text:p>1.154009399414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25088172194335">
                <text:p>1.25088172194335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1.63777777777778">
                <text:p>1.63777777777778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1.28449175208477">
                <text:p>1.28449175208477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1.25165188615146">
                <text:p>1.25165188615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1.09039820471972">
                <text:p>1.09039820471972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1.32004541522491">
                <text:p>1.32004541522491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1.22229155853112">
                <text:p>1.2222915585311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1.29964044209529">
                <text:p>1.29964044209529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.22920255717362">
                <text:p>1.22920255717362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.0603200597519">
                <text:p>1.0603200597519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.1920791031856">
                <text:p>1.192079103185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.09305971077531">
                <text:p>1.09305971077531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.3067253602164">
                <text:p>1.306725360216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.33939404760614">
                <text:p>1.33939404760614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.27711119714204">
                <text:p>1.27711119714204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.20073568933082">
                <text:p>1.2007356893308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.34734826051065">
                <text:p>1.3473482605106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.28825189099911">
                <text:p>1.28825189099911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.30173132499357">
                <text:p>1.30173132499357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.21399567750605">
                <text:p>1.21399567750605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.23309150286357">
                <text:p>1.23309150286357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.22157351625999">
                <text:p>1.22157351625999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.27888837237814">
                <text:p>1.27888837237814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.20314442246624">
                <text:p>1.2031444224662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.14540077103802">
                <text:p>1.1454007710380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.17059828313102">
                <text:p>1.1705982831310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.30374595446207">
                <text:p>1.30374595446207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.15030368233165">
                <text:p>1.15030368233165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.13798543575415">
                <text:p>1.13798543575415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.18039227220786">
                <text:p>1.18039227220786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.14117311650971">
                <text:p>1.14117311650971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.19922022248529">
                <text:p>1.19922022248529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.13641893503053">
                <text:p>1.1364189350305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1.18718506827329">
                <text:p>1.18718506827329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1.18878670556488">
                <text:p>1.1887867055648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1.22781000714971">
                <text:p>1.22781000714971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1.08496339253088">
                <text:p>1.0849633925308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.17331353080095">
                <text:p>1.17331353080095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.20353054624109">
                <text:p>1.20353054624109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.23807329560992">
                <text:p>1.2380732956099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.27593878659273">
                <text:p>1.27593878659273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.2699303346868">
                <text:p>1.2699303346868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.03181375318081">
                <text:p>1.03181375318081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.03099137654285">
                <text:p>1.03099137654285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.055166015625">
                <text:p>1.055166015625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.0705241283204">
                <text:p>1.0705241283204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.1016509010583">
                <text:p>1.1016509010583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.08488617670077">
                <text:p>1.0848861767007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.0588094650123">
                <text:p>1.058809465012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.01782042783794">
                <text:p>1.0178204278379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.0102318392938">
                <text:p>1.0102318392938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.041002889571">
                <text:p>1.041002889571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.04172073141259">
                <text:p>1.04172073141259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.0265765609275">
                <text:p>1.0265765609275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.03191364449693">
                <text:p>1.03191364449693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.04054268131417">
                <text:p>1.04054268131417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.04618759812161">
                <text:p>1.04618759812161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.04101690477046">
                <text:p>1.0410169047704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.05815847711991">
                <text:p>1.0581584771199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.13419371779544">
                <text:p>1.13419371779544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.13356049312906">
                <text:p>1.13356049312906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.19331731976677">
                <text:p>1.19331731976677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.17929613076167">
                <text:p>1.17929613076167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.17005942755315">
                <text:p>1.17005942755315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.18218567068357">
                <text:p>1.18218567068357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.151381145944">
                <text:p>1.15138114594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.20001685432212">
                <text:p>1.20001685432212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.15471685432782">
                <text:p>1.1547168543278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.10071894466589">
                <text:p>1.10071894466589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0.986647022944195">
                <text:p>0.986647022944195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0.991873610241225">
                <text:p>0.991873610241225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.15415685782477">
                <text:p>1.15415685782477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.09672128936391">
                <text:p>1.09672128936391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0.992891459935295">
                <text:p>0.992891459935295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.00902702683016">
                <text:p>1.0090270268301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.02069370727552">
                <text:p>1.0206937072755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.03477302312743">
                <text:p>1.03477302312743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0.976524357979872">
                <text:p>0.976524357979872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.04560521147367">
                <text:p>1.04560521147367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.0617449697665">
                <text:p>1.0617449697665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.03074091185728">
                <text:p>1.03074091185728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0.999188620500591">
                <text:p>0.999188620500591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0.994638386909777">
                <text:p>0.994638386909777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.02614084549672">
                <text:p>1.02614084549672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.07405581709445">
                <text:p>1.07405581709445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0.860752057016376">
                <text:p>0.860752057016376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.04404497046221">
                <text:p>1.04404497046221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.07168080838645">
                <text:p>1.07168080838645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.0777888609205">
                <text:p>1.0777888609205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0.864500367954234">
                <text:p>0.864500367954234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0.823994926761655">
                <text:p>0.823994926761655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0.947528302437219">
                <text:p>0.947528302437219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0.906707923429887">
                <text:p>0.906707923429887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0.826209985898889">
                <text:p>0.826209985898889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0.98231182687827">
                <text:p>0.98231182687827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0.98984700483877">
                <text:p>0.98984700483877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0.770636291299067">
                <text:p>0.770636291299067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0.968218297005755">
                <text:p>0.968218297005755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0.964858853477735">
                <text:p>0.964858853477735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0.978915690875465">
                <text:p>0.978915690875465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0.98455239368717">
                <text:p>0.98455239368717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0.965803997855999">
                <text:p>0.965803997855999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1.00129082695939">
                <text:p>1.00129082695939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0.952074403428029">
                <text:p>0.952074403428029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0.989219477858442">
                <text:p>0.98921947785844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0.984762866468065">
                <text:p>0.984762866468065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0.964569004748669">
                <text:p>0.964569004748669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0.95304790800227">
                <text:p>0.95304790800227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0.989219477858442">
                <text:p>0.989219477858442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0.955693260457906">
                <text:p>0.955693260457906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0.914995833774287">
                <text:p>0.914995833774287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0.993318592314452">
                <text:p>0.993318592314452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.00039825391318">
                <text:p>1.00039825391318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0.93393730274352">
                <text:p>0.93393730274352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0.907975346260388">
                <text:p>0.907975346260388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0.937182708468353">
                <text:p>0.937182708468353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0.964114939160562">
                <text:p>0.964114939160562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0.939140894655651">
                <text:p>0.939140894655651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0.963997113071446">
                <text:p>0.963997113071446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0.963927707851008">
                <text:p>0.963927707851008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0.920388589792061">
                <text:p>0.920388589792061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0.972142238736686">
                <text:p>0.972142238736686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0.842442413769086">
                <text:p>0.842442413769086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0.961569143460251">
                <text:p>0.961569143460251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0.871399019731265">
                <text:p>0.871399019731265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0.957902638553092">
                <text:p>0.957902638553092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0.848482182225671">
                <text:p>0.848482182225671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0.905539849016081">
                <text:p>0.905539849016081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0.81140143500434">
                <text:p>0.81140143500434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0.807765955726497">
                <text:p>0.807765955726497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0.868745715660396">
                <text:p>0.868745715660396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0.932142686501333">
                <text:p>0.932142686501333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0.923893980589827">
                <text:p>0.923893980589827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0.777103419285821">
                <text:p>0.777103419285821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0.77009093013958">
                <text:p>0.77009093013958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0.783195083646869">
                <text:p>0.783195083646869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0.924236828512397">
                <text:p>0.924236828512397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0.980398939527837">
                <text:p>0.980398939527837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0.988643641472316">
                <text:p>0.988643641472316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0.921809216457368">
                <text:p>0.921809216457368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1.13977807921065">
                <text:p>1.13977807921065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1.08295785195459">
                <text:p>1.08295785195459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1.01192743764172">
                <text:p>1.01192743764172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0.967119271604938">
                <text:p>0.967119271604938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1.06086312682221">
                <text:p>1.06086312682221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1.0389459741374">
                <text:p>1.0389459741374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0.901073960302457">
                <text:p>0.901073960302457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1.08394177277889">
                <text:p>1.08394177277889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1.07608234666702">
                <text:p>1.07608234666702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1.03065841119921">
                <text:p>1.03065841119921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1.02574302806144">
                <text:p>1.02574302806144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0.901446807660399">
                <text:p>0.901446807660399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37">
      <style:chart-properties chart:display-label="true" chart:logarithmic="false" chart:minimum="4392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05cm" xlink:href=".." xlink:type="simple" chart:class="chart:line" chart:style-name="ch1">
        <chart:title svg:x="13.828cm" svg:y="0.432cm" chart:style-name="ch2">
          <text:p>Deployed Test Capacity (Daily)</text:p>
        </chart:title>
        <chart:plot-area chart:style-name="ch3" table:cell-range-address="ResultsData.B35:ResultsData.B1000 ResultsData.I35:ResultsData.I1000" chart:data-source-has-labels="column" svg:x="1.126cm" svg:y="1.405cm" svg:width="31.267cm" svg:height="12.68cm">
          <chartooo:coordinate-region svg:x="2.303cm" svg:y="1.617cm" svg:width="30.09cm" svg:height="11.795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I35:ResultsData.I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1921.66666666667">
                <text:p>1921.66666666667</text:p>
                <draw:g>
                  <svg:desc>ResultsData.I35:ResultsData.I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2105.6">
                <text:p>2105.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2146.2">
                <text:p>2146.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2312.6">
                <text:p>2312.6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2222.4">
                <text:p>2222.4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2297.8">
                <text:p>2297.8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2379.6">
                <text:p>2379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2548.8">
                <text:p>2548.8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690.6">
                <text:p>2690.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2584.6">
                <text:p>2584.6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2356.4">
                <text:p>2356.4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2409.8">
                <text:p>2409.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430">
                <text:p>2430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565.2">
                <text:p>2565.2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785.2">
                <text:p>2785.2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967.6">
                <text:p>2967.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731.6">
                <text:p>2731.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521.2">
                <text:p>2521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2480.8">
                <text:p>2480.8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2897">
                <text:p>2897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3409.6">
                <text:p>3409.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3860">
                <text:p>3860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4540">
                <text:p>4540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4686">
                <text:p>4686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4136.6">
                <text:p>4136.6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3888.4">
                <text:p>3888.4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3796">
                <text:p>379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3852.8">
                <text:p>3852.8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4083.6">
                <text:p>4083.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3748.6">
                <text:p>3748.6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3087.8">
                <text:p>3087.8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3098.4">
                <text:p>3098.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3216.4">
                <text:p>3216.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4132.8">
                <text:p>4132.8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4403.4">
                <text:p>4403.4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45.6">
                <text:p>4845.6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378">
                <text:p>4378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3750.4">
                <text:p>3750.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2831.8">
                <text:p>2831.8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2950.2">
                <text:p>2950.2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3445.4">
                <text:p>3445.4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3788.6">
                <text:p>3788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3943.4">
                <text:p>3943.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3601">
                <text:p>3601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3191.6">
                <text:p>3191.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2284">
                <text:p>2284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2466.4">
                <text:p>2466.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325.2">
                <text:p>3325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3777.6">
                <text:p>3777.6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046.6">
                <text:p>4046.6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835.4">
                <text:p>3835.4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14.8">
                <text:p>3714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016.6">
                <text:p>3016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078.8">
                <text:p>3078.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93.4">
                <text:p>3293.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3854.8">
                <text:p>3854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3537.6">
                <text:p>3537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916.2">
                <text:p>2916.2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3094">
                <text:p>30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085.8">
                <text:p>3085.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3129.8">
                <text:p>3129.8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3544.6">
                <text:p>3544.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3899.6">
                <text:p>3899.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3195.2">
                <text:p>3195.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652.6">
                <text:p>2652.6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146">
                <text:p>214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429.6">
                <text:p>2429.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466.6">
                <text:p>2466.6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491.8">
                <text:p>2491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963.2">
                <text:p>1963.2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2138.8">
                <text:p>2138.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885.4">
                <text:p>1885.4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086.8">
                <text:p>2086.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925.8">
                <text:p>1925.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2129">
                <text:p>2129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666.6">
                <text:p>1666.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58.6">
                <text:p>1458.6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218.8">
                <text:p>1218.8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289.4">
                <text:p>1289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427.4">
                <text:p>1427.4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488.4">
                <text:p>1488.4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373.6">
                <text:p>1373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351.2">
                <text:p>1351.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429.6">
                <text:p>1429.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482.4">
                <text:p>1482.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664.8">
                <text:p>1664.8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914.4">
                <text:p>1914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2297.6">
                <text:p>2297.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2177">
                <text:p>217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2039.6">
                <text:p>2039.6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2047.8">
                <text:p>2047.8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2197.4">
                <text:p>2197.4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2401.6">
                <text:p>2401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720.6">
                <text:p>2720.6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3144.8">
                <text:p>3144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3119">
                <text:p>3119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823.8">
                <text:p>2823.8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718.4">
                <text:p>2718.4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557.6">
                <text:p>2557.6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2521.8">
                <text:p>2521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860.8">
                <text:p>2860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951.6">
                <text:p>2951.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703.2">
                <text:p>2703.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2334.2">
                <text:p>2334.2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189">
                <text:p>2189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1931.8">
                <text:p>1931.8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2295">
                <text:p>229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2510.4">
                <text:p>2510.4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2182.6">
                <text:p>2182.6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2177.8">
                <text:p>2177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2221.6">
                <text:p>2221.6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2383">
                <text:p>2383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2605">
                <text:p>260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3029.8">
                <text:p>3029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2915.2">
                <text:p>2915.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2773.2">
                <text:p>2773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2884.8">
                <text:p>2884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2878.8">
                <text:p>2878.8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964.6">
                <text:p>2964.6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2795.8">
                <text:p>2795.8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2736.2">
                <text:p>2736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2287.8">
                <text:p>2287.8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2072.6">
                <text:p>2072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2327.2">
                <text:p>2327.2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2777.6">
                <text:p>2777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510.6">
                <text:p>3510.6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868">
                <text:p>3868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4765.6">
                <text:p>4765.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4616.6">
                <text:p>4616.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228.6">
                <text:p>4228.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4577.2">
                <text:p>4577.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5431.4">
                <text:p>5431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573.6">
                <text:p>5573.6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6417">
                <text:p>64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8011.6">
                <text:p>801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8778.6">
                <text:p>8778.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8419.8">
                <text:p>8419.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8668.6">
                <text:p>8668.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9070">
                <text:p>9070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9444.4">
                <text:p>9444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9527.8">
                <text:p>9527.8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0150.2">
                <text:p>10150.2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0746">
                <text:p>10746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0455.8">
                <text:p>10455.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0093.8">
                <text:p>10093.8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0201.8">
                <text:p>10201.8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0744.2">
                <text:p>10744.2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0982.2">
                <text:p>10982.2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1627">
                <text:p>1162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1666">
                <text:p>11666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0391.8">
                <text:p>10391.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0774.8">
                <text:p>10774.8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0663">
                <text:p>10663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0510.8">
                <text:p>10510.8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0862.8">
                <text:p>10862.8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1675.4">
                <text:p>11675.4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0396.2">
                <text:p>10396.2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414.6">
                <text:p>9414.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424.8">
                <text:p>9424.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462.8">
                <text:p>9462.8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927">
                <text:p>9927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0748.8">
                <text:p>10748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0932.8">
                <text:p>10932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9984.2">
                <text:p>9984.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8729.6">
                <text:p>8729.6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8196">
                <text:p>819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8253.6">
                <text:p>8253.6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8894.8">
                <text:p>8894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9953.8">
                <text:p>9953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0854.6">
                <text:p>10854.6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614.8">
                <text:p>10614.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9747">
                <text:p>974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9446">
                <text:p>9446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9250.6">
                <text:p>9250.6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9169.4">
                <text:p>9169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0058.2">
                <text:p>10058.2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0633">
                <text:p>10633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0631.6">
                <text:p>10631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749.6">
                <text:p>9749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612.8">
                <text:p>9612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0290.8">
                <text:p>10290.8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1017">
                <text:p>1101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1481">
                <text:p>1148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4001">
                <text:p>14001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4180.4">
                <text:p>14180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3250.2">
                <text:p>13250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3643.8">
                <text:p>13643.8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4300.2">
                <text:p>14300.2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3641.4">
                <text:p>13641.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4952">
                <text:p>14952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6330">
                <text:p>16330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5936.4">
                <text:p>15936.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5809.8">
                <text:p>15809.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6213.6">
                <text:p>16213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6494.6">
                <text:p>16494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6779.6">
                <text:p>16779.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8518.2">
                <text:p>18518.2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9432">
                <text:p>19432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9150.2">
                <text:p>19150.2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8170.2">
                <text:p>18170.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8362.6">
                <text:p>18362.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8602.6">
                <text:p>18602.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9547.2">
                <text:p>19547.2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0125.6">
                <text:p>20125.6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23255">
                <text:p>23255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4800.6">
                <text:p>24800.6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5554.8">
                <text:p>25554.8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5076.2">
                <text:p>25076.2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25919.6">
                <text:p>25919.6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4748.6">
                <text:p>24748.6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23966.8">
                <text:p>23966.8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22943">
                <text:p>22943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21701.4">
                <text:p>21701.4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9058.8">
                <text:p>19058.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8490">
                <text:p>18490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9904.6">
                <text:p>19904.6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9671.2">
                <text:p>19671.2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0921.4">
                <text:p>20921.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2154.8">
                <text:p>22154.8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9940.8">
                <text:p>19940.8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4716.6">
                <text:p>14716.6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9805.4">
                <text:p>49805.4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50701.8">
                <text:p>50701.8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51135.4">
                <text:p>51135.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54004.2">
                <text:p>54004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57588.8">
                <text:p>57588.8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2583.6">
                <text:p>22583.6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9280.2">
                <text:p>19280.2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1331.8">
                <text:p>21331.8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22538.8">
                <text:p>22538.8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23523.2">
                <text:p>23523.2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25328.8">
                <text:p>25328.8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28471.2">
                <text:p>28471.2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26572.8">
                <text:p>26572.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22888.4">
                <text:p>22888.4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9695">
                <text:p>19695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7277">
                <text:p>17277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8642.6">
                <text:p>18642.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9634.4">
                <text:p>19634.4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22260.4">
                <text:p>22260.4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22823.4">
                <text:p>22823.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20738.4">
                <text:p>20738.4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18572.8">
                <text:p>18572.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18969.2">
                <text:p>18969.2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18593.4">
                <text:p>18593.4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17402">
                <text:p>17402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6473">
                <text:p>16473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13154.6">
                <text:p>13154.6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9155.4">
                <text:p>9155.4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8385">
                <text:p>8385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9964.2">
                <text:p>9964.2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12590">
                <text:p>12590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3800">
                <text:p>13800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13754">
                <text:p>1375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11839">
                <text:p>11839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13814">
                <text:p>13814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5075.6">
                <text:p>15075.6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7794.2">
                <text:p>17794.2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21407">
                <text:p>21407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24026.2">
                <text:p>24026.2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22425.6">
                <text:p>22425.6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20393.2">
                <text:p>20393.2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17179.8">
                <text:p>17179.8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16085">
                <text:p>16085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15647.2">
                <text:p>15647.2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15614.4">
                <text:p>15614.4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16768.8">
                <text:p>16768.8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18579.2">
                <text:p>18579.2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16849.8">
                <text:p>16849.8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13949">
                <text:p>13949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13330.4">
                <text:p>13330.4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12778">
                <text:p>12778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12935.8">
                <text:p>12935.8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14402.8">
                <text:p>14402.8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16665">
                <text:p>16665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15476.8">
                <text:p>15476.8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13467.6">
                <text:p>13467.6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13265.4">
                <text:p>13265.4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12436.4">
                <text:p>12436.4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12943.2">
                <text:p>12943.2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13663">
                <text:p>13663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16373.6666666667">
                <text:p>16373.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